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1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239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0.7965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0.2173in"/>
    </style:style>
    <style:style style:name="co9" style:family="table-column">
      <style:table-column-properties fo:break-before="auto" style:column-width="0.657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2043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6035in"/>
    </style:style>
    <style:style style:name="co14" style:family="table-column">
      <style:table-column-properties fo:break-before="auto" style:column-width="0.4638in"/>
    </style:style>
    <style:style style:name="co15" style:family="table-column">
      <style:table-column-properties fo:break-before="auto" style:column-width="0.4102in"/>
    </style:style>
    <style:style style:name="co16" style:family="table-column">
      <style:table-column-properties fo:break-before="auto" style:column-width="0.4752in"/>
    </style:style>
    <style:style style:name="co17" style:family="table-column">
      <style:table-column-properties fo:break-before="auto" style:column-width="1.311in"/>
    </style:style>
    <style:style style:name="co18" style:family="table-column">
      <style:table-column-properties fo:break-before="auto" style:column-width="1.2575in"/>
    </style:style>
    <style:style style:name="co19" style:family="table-column">
      <style:table-column-properties fo:break-before="auto" style:column-width="1.1827in"/>
    </style:style>
    <style:style style:name="co20" style:family="table-column">
      <style:table-column-properties fo:break-before="auto" style:column-width="0.6929in"/>
    </style:style>
    <style:style style:name="co21" style:family="table-column">
      <style:table-column-properties fo:break-before="auto" style:column-width="0.6646in"/>
    </style:style>
    <style:style style:name="co22" style:family="table-column">
      <style:table-column-properties fo:break-before="auto" style:column-width="0.7783in"/>
    </style:style>
    <style:style style:name="co23" style:family="table-column">
      <style:table-column-properties fo:break-before="auto" style:column-width="1.2791in"/>
    </style:style>
    <style:style style:name="co24" style:family="table-column">
      <style:table-column-properties fo:break-before="auto" style:column-width="0.5217in"/>
    </style:style>
    <style:style style:name="co25" style:family="table-column">
      <style:table-column-properties fo:break-before="auto" style:column-width="0.4354in"/>
    </style:style>
    <style:style style:name="co26" style:family="table-column">
      <style:table-column-properties fo:break-before="auto" style:column-width="1.05in"/>
    </style:style>
    <style:style style:name="co27" style:family="table-column">
      <style:table-column-properties fo:break-before="auto" style:column-width="0.4925in"/>
    </style:style>
    <style:style style:name="co28" style:family="table-column">
      <style:table-column-properties fo:break-before="auto" style:column-width="0.65in"/>
    </style:style>
    <style:style style:name="co29" style:family="table-column">
      <style:table-column-properties fo:break-before="auto" style:column-width="0.5071in"/>
    </style:style>
    <style:style style:name="co30" style:family="table-column">
      <style:table-column-properties fo:break-before="auto" style:column-width="0.2783in"/>
    </style:style>
    <style:style style:name="co31" style:family="table-column">
      <style:table-column-properties fo:break-before="auto" style:column-width="0.1925in"/>
    </style:style>
    <style:style style:name="co32" style:family="table-column">
      <style:table-column-properties fo:break-before="auto" style:column-width="0.7827in"/>
    </style:style>
    <style:style style:name="co33" style:family="table-column">
      <style:table-column-properties fo:break-before="auto" style:column-width="0.7398in"/>
    </style:style>
    <style:style style:name="co34" style:family="table-column">
      <style:table-column-properties fo:break-before="auto" style:column-width="0.5181in"/>
    </style:style>
    <style:style style:name="co35" style:family="table-column">
      <style:table-column-properties fo:break-before="auto" style:column-width="0.4535in"/>
    </style:style>
    <style:style style:name="co36" style:family="table-column">
      <style:table-column-properties fo:break-before="auto" style:column-width="0.6965in"/>
    </style:style>
    <style:style style:name="co37" style:family="table-column">
      <style:table-column-properties fo:break-before="auto" style:column-width="0.2799in"/>
    </style:style>
    <style:style style:name="co38" style:family="table-column">
      <style:table-column-properties fo:break-before="auto" style:column-width="0.2425in"/>
    </style:style>
    <style:style style:name="co39" style:family="table-column">
      <style:table-column-properties fo:break-before="auto" style:column-width="0.4693in"/>
    </style:style>
    <style:style style:name="co40" style:family="table-column">
      <style:table-column-properties fo:break-before="auto" style:column-width="0.4311in"/>
    </style:style>
    <style:style style:name="co41" style:family="table-column">
      <style:table-column-properties fo:break-before="auto" style:column-width="0.6709in"/>
    </style:style>
    <style:style style:name="co42" style:family="table-column">
      <style:table-column-properties fo:break-before="auto" style:column-width="0.59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5492in" fo:break-before="auto" style:use-optimal-row-height="false"/>
    </style:style>
    <style:style style:name="ta1" style:family="table" style:master-page-name="Default">
      <style:table-properties table:display="true" style:writing-mode="lr-tb" tableooo:tab-color="#ffcccc"/>
    </style:style>
    <style:style style:name="ta2" style:family="table" style:master-page-name="Default">
      <style:table-properties table:display="true" style:writing-mode="lr-tb" tableooo:tab-color="#ffffcc"/>
    </style:style>
    <style:style style:name="ta3" style:family="table" style:master-page-name="Default">
      <style:table-properties table:display="true" style:writing-mode="lr-tb" tableooo:tab-color="#ccffcc"/>
    </style:style>
    <style:style style:name="ta4" style:family="table" style:master-page-name="Default">
      <style:table-properties table:display="true" style:writing-mode="lr-tb" tableooo:tab-color="#dddddd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Default">
      <style:table-properties table:display="true" style:writing-mode="lr-tb" tableooo:tab-color="#808080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8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7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89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44" style:family="table-cell" style:parent-style-name="Default" style:data-style-name="N2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/>
    </style:style>
    <style:style style:name="ce9" style:family="table-cell" style:parent-style-name="Default" style:data-style-name="N4"/>
    <style:style style:name="ce63" style:family="table-cell" style:parent-style-name="Default" style:data-style-name="N100"/>
    <style:style style:name="ce57" style:family="table-cell" style:parent-style-name="Default" style:data-style-name="N2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95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 fo:margin-left="0in"/>
    </style:style>
    <style:style style:name="ce9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000000" style:direction="ltr" fo:padding="0.028in" fo:border-right="0.99pt solid #000000" style:rotation-angle="0" style:rotation-align="none" style:shrink-to-fit="false" fo:border-top="0.99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04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10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2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99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none" fo:border-right="0.99pt solid #000000" fo:border-top="none" style:vertical-align="middle"/>
      <style:paragraph-properties fo:text-align="center" fo:margin-left="0in"/>
      <style:text-properties fo:color="#000000" style:font-name="Liberation Sans" fo:font-size="10pt" style:font-size-asian="10pt" style:font-size-complex="10pt"/>
    </style:style>
    <style:style style:name="ce23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3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11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26" style:family="table-cell" style:parent-style-name="Default" style:data-style-name="N2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28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fo:color="#000000" style:font-name="Liberation Sans" fo:font-size="10pt" style:font-size-asian="10pt" style:font-size-complex="10pt"/>
    </style:style>
    <style:style style:name="ce2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99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30" style:family="table-cell" style:parent-style-name="Default">
      <style:table-cell-properties fo:border-bottom="none" fo:border-left="none" fo:border-right="none" fo:border-top="0.06pt solid #000000"/>
    </style:style>
    <style:style style:name="ce131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99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13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3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13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</style:style>
    <style:style style:name="ce13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</style:style>
    <style:style style:name="ce34" style:family="table-cell" style:parent-style-name="Default">
      <style:table-cell-properties fo:wrap-option="wrap" style:vertical-align="middle"/>
    </style:style>
    <style:style style:name="ce35" style:family="table-cell" style:parent-style-name="Default">
      <style:table-cell-properties style:vertical-align="middle"/>
    </style:style>
    <style:style style:name="ce36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in"/>
    </style:style>
    <style:style style:name="ce4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4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4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50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40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Liberation Sans1" style:font-size-complex="10pt" style:font-style-complex="normal" style:font-weight-complex="normal"/>
    </style:style>
    <style:style style:name="ce15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cSp stats" table:style-name="ta1">
        <office:forms form:automatic-focus="false" form:apply-design-mode="false"/>
        <table:table-column table:style-name="co1" table:default-cell-style-name="ce85"/>
        <table:table-column table:style-name="co2" table:default-cell-style-name="ce85"/>
        <table:table-column table:style-name="co3" table:default-cell-style-name="ce85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85"/>
        <table:table-column table:style-name="co7" table:default-cell-style-name="ce85"/>
        <table:table-column table:style-name="co10" table:number-columns-repeated="4" table:default-cell-style-name="Default"/>
        <table:table-row table:style-name="ro1">
          <table:table-cell table:style-name="ce83" office:value-type="string" calcext:value-type="string">
            <text:p>Instance</text:p>
          </table:table-cell>
          <table:table-cell table:style-name="ce87"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ed</text:p>
          </table:table-cell>
          <table:table-cell office:value-type="string" calcext:value-type="string">
            <text:p>prof Customer</text:p>
          </table:table-cell>
          <table:table-cell office:value-type="string" calcext:value-type="string">
            <text:p>prof Parcel</text:p>
          </table:table-cell>
          <table:table-cell office:value-type="string" calcext:value-type="string">
            <text:p>cost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ol Time</text:p>
          </table:table-cell>
          <table:table-cell table:style-name="ce89" office:value-type="string" calcext:value-type="string">
            <text:p>Sol Val</text:p>
          </table:table-cell>
          <table:table-cell table:style-name="ce88" office:value-type="string" calcext:value-type="string">
            <text:p>sol Stat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7.7921" calcext:value-type="float">
            <text:p>57.7921</text:p>
          </table:table-cell>
          <table:table-cell table:style-name="Default" office:value-type="float" office:value="111.708" calcext:value-type="float">
            <text:p>111.708</text:p>
          </table:table-cell>
          <table:table-cell table:style-name="Default" office:value-type="float" office:value="95.4097" calcext:value-type="float">
            <text:p>95.409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12" calcext:value-type="float">
            <text:p>7198.12</text:p>
          </table:table-cell>
          <table:table-cell table:style-name="Default" office:value-type="float" office:value="74.0902" calcext:value-type="float">
            <text:p>74.0902</text:p>
          </table:table-cell>
          <table:table-cell office:value-type="string" calcext:value-type="string">
            <text:p>Feasible</text:p>
          </table:table-cell>
          <table:table-cell office:value-type="float" office:value="74.0902" calcext:value-type="float">
            <text:p>74.0902</text:p>
          </table:table-cell>
          <table:table-cell office:value-type="float" office:value="91.6089" calcext:value-type="float">
            <text:p>91.6089</text:p>
          </table:table-cell>
          <table:table-cell office:value-type="float" office:value="19.1234" calcext:value-type="float">
            <text:p>19.1234</text:p>
          </table:table-cell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7.7921" calcext:value-type="float">
            <text:p>57.7921</text:p>
          </table:table-cell>
          <table:table-cell table:style-name="Default" office:value-type="float" office:value="111.708" calcext:value-type="float">
            <text:p>111.708</text:p>
          </table:table-cell>
          <table:table-cell table:style-name="Default" office:value-type="float" office:value="95.4097" calcext:value-type="float">
            <text:p>95.409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17" calcext:value-type="float">
            <text:p>7198.17</text:p>
          </table:table-cell>
          <table:table-cell table:style-name="Default" office:value-type="float" office:value="74.0902" calcext:value-type="float">
            <text:p>74.0902</text:p>
          </table:table-cell>
          <table:table-cell office:value-type="string" calcext:value-type="string">
            <text:p>Feasible</text:p>
          </table:table-cell>
          <table:table-cell office:value-type="float" office:value="74.0902" calcext:value-type="float">
            <text:p>74.0902</text:p>
          </table:table-cell>
          <table:table-cell office:value-type="float" office:value="91.4829" calcext:value-type="float">
            <text:p>91.4829</text:p>
          </table:table-cell>
          <table:table-cell office:value-type="float" office:value="19.012" calcext:value-type="float">
            <text:p>19.012</text:p>
          </table:table-cell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7.7921" calcext:value-type="float">
            <text:p>57.7921</text:p>
          </table:table-cell>
          <table:table-cell table:style-name="Default" office:value-type="float" office:value="111.708" calcext:value-type="float">
            <text:p>111.708</text:p>
          </table:table-cell>
          <table:table-cell table:style-name="Default" office:value-type="float" office:value="95.4097" calcext:value-type="float">
            <text:p>95.409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25" calcext:value-type="float">
            <text:p>7198.25</text:p>
          </table:table-cell>
          <table:table-cell table:style-name="Default" office:value-type="float" office:value="74.0902" calcext:value-type="float">
            <text:p>74.0902</text:p>
          </table:table-cell>
          <table:table-cell office:value-type="string" calcext:value-type="string">
            <text:p>Feasible</text:p>
          </table:table-cell>
          <table:table-cell office:value-type="float" office:value="74.0902" calcext:value-type="float">
            <text:p>74.0902</text:p>
          </table:table-cell>
          <table:table-cell office:value-type="float" office:value="91.7015" calcext:value-type="float">
            <text:p>91.7015</text:p>
          </table:table-cell>
          <table:table-cell office:value-type="float" office:value="19.205" calcext:value-type="float">
            <text:p>19.205</text:p>
          </table:table-cell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7.7921" calcext:value-type="float">
            <text:p>57.7921</text:p>
          </table:table-cell>
          <table:table-cell table:style-name="Default" office:value-type="float" office:value="111.708" calcext:value-type="float">
            <text:p>111.708</text:p>
          </table:table-cell>
          <table:table-cell table:style-name="Default" office:value-type="float" office:value="95.4097" calcext:value-type="float">
            <text:p>95.409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4" calcext:value-type="float">
            <text:p>7198.4</text:p>
          </table:table-cell>
          <table:table-cell table:style-name="Default" office:value-type="float" office:value="74.0902" calcext:value-type="float">
            <text:p>74.0902</text:p>
          </table:table-cell>
          <table:table-cell office:value-type="string" calcext:value-type="string">
            <text:p>Feasible</text:p>
          </table:table-cell>
          <table:table-cell office:value-type="float" office:value="74.0902" calcext:value-type="float">
            <text:p>74.0902</text:p>
          </table:table-cell>
          <table:table-cell office:value-type="float" office:value="91.7242" calcext:value-type="float">
            <text:p>91.7242</text:p>
          </table:table-cell>
          <table:table-cell office:value-type="float" office:value="19.225" calcext:value-type="float">
            <text:p>19.225</text:p>
          </table:table-cell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3.0835" calcext:value-type="float">
            <text:p>63.0835</text:p>
          </table:table-cell>
          <table:table-cell table:style-name="Default" office:value-type="float" office:value="108.091" calcext:value-type="float">
            <text:p>108.091</text:p>
          </table:table-cell>
          <table:table-cell table:style-name="Default" office:value-type="float" office:value="103.537" calcext:value-type="float">
            <text:p>103.53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1" calcext:value-type="float">
            <text:p>7197.1</text:p>
          </table:table-cell>
          <table:table-cell table:style-name="Default" office:value-type="float" office:value="67.6376" calcext:value-type="float">
            <text:p>67.6376</text:p>
          </table:table-cell>
          <table:table-cell office:value-type="string" calcext:value-type="string">
            <text:p>Feasible</text:p>
          </table:table-cell>
          <table:table-cell office:value-type="float" office:value="67.6376" calcext:value-type="float">
            <text:p>67.6376</text:p>
          </table:table-cell>
          <table:table-cell office:value-type="float" office:value="94.2066" calcext:value-type="float">
            <text:p>94.2066</text:p>
          </table:table-cell>
          <table:table-cell office:value-type="float" office:value="28.2029" calcext:value-type="float">
            <text:p>28.2029</text:p>
          </table:table-cell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3.0835" calcext:value-type="float">
            <text:p>63.0835</text:p>
          </table:table-cell>
          <table:table-cell table:style-name="Default" office:value-type="float" office:value="108.091" calcext:value-type="float">
            <text:p>108.091</text:p>
          </table:table-cell>
          <table:table-cell table:style-name="Default" office:value-type="float" office:value="103.537" calcext:value-type="float">
            <text:p>103.53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8" calcext:value-type="float">
            <text:p>7196.8</text:p>
          </table:table-cell>
          <table:table-cell table:style-name="Default" office:value-type="float" office:value="67.6376" calcext:value-type="float">
            <text:p>67.6376</text:p>
          </table:table-cell>
          <table:table-cell office:value-type="string" calcext:value-type="string">
            <text:p>Feasible</text:p>
          </table:table-cell>
          <table:table-cell office:value-type="float" office:value="67.6376" calcext:value-type="float">
            <text:p>67.6376</text:p>
          </table:table-cell>
          <table:table-cell office:value-type="float" office:value="94.1564" calcext:value-type="float">
            <text:p>94.1564</text:p>
          </table:table-cell>
          <table:table-cell office:value-type="float" office:value="28.1646" calcext:value-type="float">
            <text:p>28.1646</text:p>
          </table:table-cell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3.0835" calcext:value-type="float">
            <text:p>63.0835</text:p>
          </table:table-cell>
          <table:table-cell table:style-name="Default" office:value-type="float" office:value="108.091" calcext:value-type="float">
            <text:p>108.091</text:p>
          </table:table-cell>
          <table:table-cell table:style-name="Default" office:value-type="float" office:value="103.537" calcext:value-type="float">
            <text:p>103.53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27" calcext:value-type="float">
            <text:p>7197.27</text:p>
          </table:table-cell>
          <table:table-cell table:style-name="Default" office:value-type="float" office:value="67.6376" calcext:value-type="float">
            <text:p>67.6376</text:p>
          </table:table-cell>
          <table:table-cell office:value-type="string" calcext:value-type="string">
            <text:p>Feasible</text:p>
          </table:table-cell>
          <table:table-cell office:value-type="float" office:value="67.6376" calcext:value-type="float">
            <text:p>67.6376</text:p>
          </table:table-cell>
          <table:table-cell office:value-type="float" office:value="94.1895" calcext:value-type="float">
            <text:p>94.1895</text:p>
          </table:table-cell>
          <table:table-cell office:value-type="float" office:value="28.1899" calcext:value-type="float">
            <text:p>28.1899</text:p>
          </table:table-cell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3.0835" calcext:value-type="float">
            <text:p>63.0835</text:p>
          </table:table-cell>
          <table:table-cell table:style-name="Default" office:value-type="float" office:value="108.091" calcext:value-type="float">
            <text:p>108.091</text:p>
          </table:table-cell>
          <table:table-cell table:style-name="Default" office:value-type="float" office:value="99.5106" calcext:value-type="float">
            <text:p>99.510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9" calcext:value-type="float">
            <text:p>7196.9</text:p>
          </table:table-cell>
          <table:table-cell table:style-name="Default" office:value-type="float" office:value="71.6643" calcext:value-type="float">
            <text:p>71.6643</text:p>
          </table:table-cell>
          <table:table-cell office:value-type="string" calcext:value-type="string">
            <text:p>Feasible</text:p>
          </table:table-cell>
          <table:table-cell office:value-type="float" office:value="71.6643" calcext:value-type="float">
            <text:p>71.6643</text:p>
          </table:table-cell>
          <table:table-cell office:value-type="float" office:value="94.116" calcext:value-type="float">
            <text:p>94.116</text:p>
          </table:table-cell>
          <table:table-cell office:value-type="float" office:value="23.8553" calcext:value-type="float">
            <text:p>23.8553</text:p>
          </table:table-cell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27.185" calcext:value-type="float">
            <text:p>127.185</text:p>
          </table:table-cell>
          <table:table-cell table:style-name="Default" office:value-type="float" office:value="104.265" calcext:value-type="float">
            <text:p>104.265</text:p>
          </table:table-cell>
          <table:table-cell table:style-name="Default" office:value-type="float" office:value="96.9804" calcext:value-type="float">
            <text:p>96.98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81" calcext:value-type="float">
            <text:p>7196.81</text:p>
          </table:table-cell>
          <table:table-cell table:style-name="Default" office:value-type="float" office:value="134.47" calcext:value-type="float">
            <text:p>134.47</text:p>
          </table:table-cell>
          <table:table-cell office:value-type="string" calcext:value-type="string">
            <text:p>Feasible</text:p>
          </table:table-cell>
          <table:table-cell office:value-type="float" office:value="134.47" calcext:value-type="float">
            <text:p>134.47</text:p>
          </table:table-cell>
          <table:table-cell office:value-type="float" office:value="176.039" calcext:value-type="float">
            <text:p>176.039</text:p>
          </table:table-cell>
          <table:table-cell office:value-type="float" office:value="23.6135" calcext:value-type="float">
            <text:p>23.6135</text:p>
          </table:table-cell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27.185" calcext:value-type="float">
            <text:p>127.185</text:p>
          </table:table-cell>
          <table:table-cell table:style-name="Default" office:value-type="float" office:value="104.265" calcext:value-type="float">
            <text:p>104.265</text:p>
          </table:table-cell>
          <table:table-cell table:style-name="Default" office:value-type="float" office:value="96.9804" calcext:value-type="float">
            <text:p>96.98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59" calcext:value-type="float">
            <text:p>7196.59</text:p>
          </table:table-cell>
          <table:table-cell table:style-name="Default" office:value-type="float" office:value="134.47" calcext:value-type="float">
            <text:p>134.47</text:p>
          </table:table-cell>
          <table:table-cell office:value-type="string" calcext:value-type="string">
            <text:p>Feasible</text:p>
          </table:table-cell>
          <table:table-cell office:value-type="float" office:value="134.47" calcext:value-type="float">
            <text:p>134.47</text:p>
          </table:table-cell>
          <table:table-cell office:value-type="float" office:value="175.954" calcext:value-type="float">
            <text:p>175.954</text:p>
          </table:table-cell>
          <table:table-cell office:value-type="float" office:value="23.5766" calcext:value-type="float">
            <text:p>23.5766</text:p>
          </table:table-cell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27.185" calcext:value-type="float">
            <text:p>127.185</text:p>
          </table:table-cell>
          <table:table-cell table:style-name="Default" office:value-type="float" office:value="104.265" calcext:value-type="float">
            <text:p>104.265</text:p>
          </table:table-cell>
          <table:table-cell table:style-name="Default" office:value-type="float" office:value="96.9804" calcext:value-type="float">
            <text:p>96.98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98" calcext:value-type="float">
            <text:p>7196.98</text:p>
          </table:table-cell>
          <table:table-cell table:style-name="Default" office:value-type="float" office:value="134.47" calcext:value-type="float">
            <text:p>134.47</text:p>
          </table:table-cell>
          <table:table-cell office:value-type="string" calcext:value-type="string">
            <text:p>Feasible</text:p>
          </table:table-cell>
          <table:table-cell office:value-type="float" office:value="134.47" calcext:value-type="float">
            <text:p>134.47</text:p>
          </table:table-cell>
          <table:table-cell office:value-type="float" office:value="176.017" calcext:value-type="float">
            <text:p>176.017</text:p>
          </table:table-cell>
          <table:table-cell office:value-type="float" office:value="23.604" calcext:value-type="float">
            <text:p>23.604</text:p>
          </table:table-cell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27.185" calcext:value-type="float">
            <text:p>127.185</text:p>
          </table:table-cell>
          <table:table-cell table:style-name="Default" office:value-type="float" office:value="104.265" calcext:value-type="float">
            <text:p>104.265</text:p>
          </table:table-cell>
          <table:table-cell table:style-name="Default" office:value-type="float" office:value="96.9804" calcext:value-type="float">
            <text:p>96.980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22" calcext:value-type="float">
            <text:p>7197.22</text:p>
          </table:table-cell>
          <table:table-cell table:style-name="Default" office:value-type="float" office:value="134.47" calcext:value-type="float">
            <text:p>134.47</text:p>
          </table:table-cell>
          <table:table-cell office:value-type="string" calcext:value-type="string">
            <text:p>Feasible</text:p>
          </table:table-cell>
          <table:table-cell office:value-type="float" office:value="134.47" calcext:value-type="float">
            <text:p>134.47</text:p>
          </table:table-cell>
          <table:table-cell office:value-type="float" office:value="175.88" calcext:value-type="float">
            <text:p>175.88</text:p>
          </table:table-cell>
          <table:table-cell office:value-type="float" office:value="23.5445" calcext:value-type="float">
            <text:p>23.5445</text:p>
          </table:table-cell>
        </table:table-row>
        <table:table-row table:style-name="ro1">
          <table:table-cell table:style-name="Default" office:value-type="string" calcext:value-type="string">
            <text:p>sarp-10-15-A-1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5.0098" calcext:value-type="float">
            <text:p>55.0098</text:p>
          </table:table-cell>
          <table:table-cell table:style-name="Default" office:value-type="float" office:value="83.1486" calcext:value-type="float">
            <text:p>83.1486</text:p>
          </table:table-cell>
          <table:table-cell table:style-name="Default" office:value-type="float" office:value="93.4052" calcext:value-type="float">
            <text:p>93.405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24" calcext:value-type="float">
            <text:p>7196.24</text:p>
          </table:table-cell>
          <table:table-cell table:style-name="Default" office:value-type="float" office:value="44.7532" calcext:value-type="float">
            <text:p>44.7532</text:p>
          </table:table-cell>
          <table:table-cell office:value-type="string" calcext:value-type="string">
            <text:p>Feasible</text:p>
          </table:table-cell>
          <table:table-cell office:value-type="float" office:value="44.7532" calcext:value-type="float">
            <text:p>44.7532</text:p>
          </table:table-cell>
          <table:table-cell office:value-type="float" office:value="69.4604" calcext:value-type="float">
            <text:p>69.4604</text:p>
          </table:table-cell>
          <table:table-cell office:value-type="float" office:value="35.5702" calcext:value-type="float">
            <text:p>35.5702</text:p>
          </table:table-cell>
        </table:table-row>
        <table:table-row table:style-name="ro1">
          <table:table-cell table:style-name="Default" office:value-type="string" calcext:value-type="string">
            <text:p>sarp-10-15-A-2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5.0098" calcext:value-type="float">
            <text:p>55.0098</text:p>
          </table:table-cell>
          <table:table-cell table:style-name="Default" office:value-type="float" office:value="88.2613" calcext:value-type="float">
            <text:p>88.2613</text:p>
          </table:table-cell>
          <table:table-cell table:style-name="Default" office:value-type="float" office:value="97.4156" calcext:value-type="float">
            <text:p>97.415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5.29" calcext:value-type="float">
            <text:p>7195.29</text:p>
          </table:table-cell>
          <table:table-cell table:style-name="Default" office:value-type="float" office:value="45.8555" calcext:value-type="float">
            <text:p>45.8555</text:p>
          </table:table-cell>
          <table:table-cell office:value-type="string" calcext:value-type="string">
            <text:p>Feasible</text:p>
          </table:table-cell>
          <table:table-cell office:value-type="float" office:value="45.8555" calcext:value-type="float">
            <text:p>45.8555</text:p>
          </table:table-cell>
          <table:table-cell office:value-type="float" office:value="69.579" calcext:value-type="float">
            <text:p>69.579</text:p>
          </table:table-cell>
          <table:table-cell office:value-type="float" office:value="34.0958" calcext:value-type="float">
            <text:p>34.0958</text:p>
          </table:table-cell>
        </table:table-row>
        <table:table-row table:style-name="ro1">
          <table:table-cell table:style-name="Default" office:value-type="string" calcext:value-type="string">
            <text:p>sarp-10-15-A-3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5.0098" calcext:value-type="float">
            <text:p>55.0098</text:p>
          </table:table-cell>
          <table:table-cell table:style-name="Default" office:value-type="float" office:value="87.5943" calcext:value-type="float">
            <text:p>87.5943</text:p>
          </table:table-cell>
          <table:table-cell table:style-name="Default" office:value-type="float" office:value="101.919" calcext:value-type="float">
            <text:p>101.91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5.75" calcext:value-type="float">
            <text:p>7195.75</text:p>
          </table:table-cell>
          <table:table-cell table:style-name="Default" office:value-type="float" office:value="40.6855" calcext:value-type="float">
            <text:p>40.6855</text:p>
          </table:table-cell>
          <table:table-cell office:value-type="string" calcext:value-type="string">
            <text:p>Feasible</text:p>
          </table:table-cell>
          <table:table-cell office:value-type="float" office:value="40.6855" calcext:value-type="float">
            <text:p>40.6855</text:p>
          </table:table-cell>
          <table:table-cell office:value-type="float" office:value="69.6142" calcext:value-type="float">
            <text:p>69.6142</text:p>
          </table:table-cell>
          <table:table-cell office:value-type="float" office:value="41.5557" calcext:value-type="float">
            <text:p>41.5557</text:p>
          </table:table-cell>
        </table:table-row>
        <table:table-row table:style-name="ro1">
          <table:table-cell table:style-name="Default" office:value-type="string" calcext:value-type="string">
            <text:p>sarp-10-15-A-4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55.0098" calcext:value-type="float">
            <text:p>55.0098</text:p>
          </table:table-cell>
          <table:table-cell table:style-name="Default" office:value-type="float" office:value="88.2613" calcext:value-type="float">
            <text:p>88.2613</text:p>
          </table:table-cell>
          <table:table-cell table:style-name="Default" office:value-type="float" office:value="97.4156" calcext:value-type="float">
            <text:p>97.415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2" calcext:value-type="float">
            <text:p>7196.2</text:p>
          </table:table-cell>
          <table:table-cell table:style-name="Default" office:value-type="float" office:value="45.8555" calcext:value-type="float">
            <text:p>45.8555</text:p>
          </table:table-cell>
          <table:table-cell office:value-type="string" calcext:value-type="string">
            <text:p>Feasible</text:p>
          </table:table-cell>
          <table:table-cell office:value-type="float" office:value="45.8555" calcext:value-type="float">
            <text:p>45.8555</text:p>
          </table:table-cell>
          <table:table-cell office:value-type="float" office:value="69.6363" calcext:value-type="float">
            <text:p>69.6363</text:p>
          </table:table-cell>
          <table:table-cell office:value-type="float" office:value="34.15" calcext:value-type="float">
            <text:p>34.15</text:p>
          </table:table-cell>
        </table:table-row>
        <table:table-row table:style-name="ro1">
          <table:table-cell table:style-name="Default" office:value-type="string" calcext:value-type="string">
            <text:p>sarp-10-15-B-1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1.622" calcext:value-type="float">
            <text:p>61.622</text:p>
          </table:table-cell>
          <table:table-cell table:style-name="Default" office:value-type="float" office:value="80.1995" calcext:value-type="float">
            <text:p>80.1995</text:p>
          </table:table-cell>
          <table:table-cell table:style-name="Default" office:value-type="float" office:value="97.6678" calcext:value-type="float">
            <text:p>97.667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72" calcext:value-type="float">
            <text:p>7196.72</text:p>
          </table:table-cell>
          <table:table-cell table:style-name="Default" office:value-type="float" office:value="44.1537" calcext:value-type="float">
            <text:p>44.1537</text:p>
          </table:table-cell>
          <table:table-cell office:value-type="string" calcext:value-type="string">
            <text:p>Feasible</text:p>
          </table:table-cell>
          <table:table-cell office:value-type="float" office:value="44.1537" calcext:value-type="float">
            <text:p>44.1537</text:p>
          </table:table-cell>
          <table:table-cell office:value-type="float" office:value="77.933" calcext:value-type="float">
            <text:p>77.933</text:p>
          </table:table-cell>
          <table:table-cell office:value-type="float" office:value="43.344" calcext:value-type="float">
            <text:p>43.344</text:p>
          </table:table-cell>
        </table:table-row>
        <table:table-row table:style-name="ro1">
          <table:table-cell table:style-name="Default" office:value-type="string" calcext:value-type="string">
            <text:p>sarp-10-15-B-2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1.622" calcext:value-type="float">
            <text:p>61.622</text:p>
          </table:table-cell>
          <table:table-cell table:style-name="Default" office:value-type="float" office:value="80.1995" calcext:value-type="float">
            <text:p>80.1995</text:p>
          </table:table-cell>
          <table:table-cell table:style-name="Default" office:value-type="float" office:value="97.6678" calcext:value-type="float">
            <text:p>97.667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5.83" calcext:value-type="float">
            <text:p>7195.83</text:p>
          </table:table-cell>
          <table:table-cell table:style-name="Default" office:value-type="float" office:value="44.1537" calcext:value-type="float">
            <text:p>44.1537</text:p>
          </table:table-cell>
          <table:table-cell office:value-type="string" calcext:value-type="string">
            <text:p>Feasible</text:p>
          </table:table-cell>
          <table:table-cell office:value-type="float" office:value="44.1537" calcext:value-type="float">
            <text:p>44.1537</text:p>
          </table:table-cell>
          <table:table-cell office:value-type="float" office:value="77.9661" calcext:value-type="float">
            <text:p>77.9661</text:p>
          </table:table-cell>
          <table:table-cell office:value-type="float" office:value="43.3681" calcext:value-type="float">
            <text:p>43.3681</text:p>
          </table:table-cell>
        </table:table-row>
        <table:table-row table:style-name="ro1">
          <table:table-cell table:style-name="Default" office:value-type="string" calcext:value-type="string">
            <text:p>sarp-10-15-B-3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1.622" calcext:value-type="float">
            <text:p>61.622</text:p>
          </table:table-cell>
          <table:table-cell table:style-name="Default" office:value-type="float" office:value="80.1995" calcext:value-type="float">
            <text:p>80.1995</text:p>
          </table:table-cell>
          <table:table-cell table:style-name="Default" office:value-type="float" office:value="96.7121" calcext:value-type="float">
            <text:p>96.712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54" calcext:value-type="float">
            <text:p>7196.54</text:p>
          </table:table-cell>
          <table:table-cell table:style-name="Default" office:value-type="float" office:value="45.1094" calcext:value-type="float">
            <text:p>45.1094</text:p>
          </table:table-cell>
          <table:table-cell office:value-type="string" calcext:value-type="string">
            <text:p>Feasible</text:p>
          </table:table-cell>
          <table:table-cell office:value-type="float" office:value="45.1094" calcext:value-type="float">
            <text:p>45.1094</text:p>
          </table:table-cell>
          <table:table-cell office:value-type="float" office:value="77.9371" calcext:value-type="float">
            <text:p>77.9371</text:p>
          </table:table-cell>
          <table:table-cell office:value-type="float" office:value="42.1208" calcext:value-type="float">
            <text:p>42.1208</text:p>
          </table:table-cell>
        </table:table-row>
        <table:table-row table:style-name="ro1">
          <table:table-cell table:style-name="Default" office:value-type="string" calcext:value-type="string">
            <text:p>sarp-10-15-B-4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1.622" calcext:value-type="float">
            <text:p>61.622</text:p>
          </table:table-cell>
          <table:table-cell table:style-name="Default" office:value-type="float" office:value="80.1995" calcext:value-type="float">
            <text:p>80.1995</text:p>
          </table:table-cell>
          <table:table-cell table:style-name="Default" office:value-type="float" office:value="97.6678" calcext:value-type="float">
            <text:p>97.667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51" calcext:value-type="float">
            <text:p>7196.51</text:p>
          </table:table-cell>
          <table:table-cell table:style-name="Default" office:value-type="float" office:value="44.1537" calcext:value-type="float">
            <text:p>44.1537</text:p>
          </table:table-cell>
          <table:table-cell office:value-type="string" calcext:value-type="string">
            <text:p>Feasible</text:p>
          </table:table-cell>
          <table:table-cell office:value-type="float" office:value="44.1537" calcext:value-type="float">
            <text:p>44.1537</text:p>
          </table:table-cell>
          <table:table-cell office:value-type="float" office:value="77.9391" calcext:value-type="float">
            <text:p>77.9391</text:p>
          </table:table-cell>
          <table:table-cell office:value-type="float" office:value="43.3485" calcext:value-type="float">
            <text:p>43.3485</text:p>
          </table:table-cell>
        </table:table-row>
        <table:table-row table:style-name="ro1">
          <table:table-cell table:style-name="Default" office:value-type="string" calcext:value-type="string">
            <text:p>sarp-15-5-A-1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8.5956" calcext:value-type="float">
            <text:p>78.5956</text:p>
          </table:table-cell>
          <table:table-cell table:style-name="Default" office:value-type="float" office:value="41.6344" calcext:value-type="float">
            <text:p>41.6344</text:p>
          </table:table-cell>
          <table:table-cell table:style-name="Default" office:value-type="float" office:value="112.788" calcext:value-type="float">
            <text:p>112.78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6" calcext:value-type="float">
            <text:p>7196.6</text:p>
          </table:table-cell>
          <table:table-cell table:style-name="Default" office:value-type="float" office:value="7.44179" calcext:value-type="float">
            <text:p>7.44179</text:p>
          </table:table-cell>
          <table:table-cell office:value-type="string" calcext:value-type="string">
            <text:p>Feasible</text:p>
          </table:table-cell>
          <table:table-cell office:value-type="float" office:value="7.44179" calcext:value-type="float">
            <text:p>7.44179</text:p>
          </table:table-cell>
          <table:table-cell office:value-type="float" office:value="49.2659" calcext:value-type="float">
            <text:p>49.2659</text:p>
          </table:table-cell>
          <table:table-cell office:value-type="float" office:value="84.8946" calcext:value-type="float">
            <text:p>84.8946</text:p>
          </table:table-cell>
        </table:table-row>
        <table:table-row table:style-name="ro1">
          <table:table-cell table:style-name="Default" office:value-type="string" calcext:value-type="string">
            <text:p>sarp-15-5-A-2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8.5956" calcext:value-type="float">
            <text:p>78.5956</text:p>
          </table:table-cell>
          <table:table-cell table:style-name="Default" office:value-type="float" office:value="33.8608" calcext:value-type="float">
            <text:p>33.8608</text:p>
          </table:table-cell>
          <table:table-cell table:style-name="Default" office:value-type="float" office:value="99.2384" calcext:value-type="float">
            <text:p>99.23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44" calcext:value-type="float">
            <text:p>7197.44</text:p>
          </table:table-cell>
          <table:table-cell table:style-name="Default" office:value-type="float" office:value="13.218" calcext:value-type="float">
            <text:p>13.218</text:p>
          </table:table-cell>
          <table:table-cell office:value-type="string" calcext:value-type="string">
            <text:p>Feasible</text:p>
          </table:table-cell>
          <table:table-cell office:value-type="float" office:value="13.218" calcext:value-type="float">
            <text:p>13.218</text:p>
          </table:table-cell>
          <table:table-cell office:value-type="float" office:value="49.3697" calcext:value-type="float">
            <text:p>49.3697</text:p>
          </table:table-cell>
          <table:table-cell office:value-type="float" office:value="73.2265" calcext:value-type="float">
            <text:p>73.2265</text:p>
          </table:table-cell>
        </table:table-row>
        <table:table-row table:style-name="ro1">
          <table:table-cell table:style-name="Default" office:value-type="string" calcext:value-type="string">
            <text:p>sarp-15-5-A-3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78.5956" calcext:value-type="float">
            <text:p>78.5956</text:p>
          </table:table-cell>
          <table:table-cell table:style-name="Default" office:value-type="float" office:value="33.8608" calcext:value-type="float">
            <text:p>33.8608</text:p>
          </table:table-cell>
          <table:table-cell table:style-name="Default" office:value-type="float" office:value="101.258" calcext:value-type="float">
            <text:p>101.25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5" calcext:value-type="float">
            <text:p>7197.5</text:p>
          </table:table-cell>
          <table:table-cell table:style-name="Default" office:value-type="float" office:value="11.1986" calcext:value-type="float">
            <text:p>11.1986</text:p>
          </table:table-cell>
          <table:table-cell office:value-type="string" calcext:value-type="string">
            <text:p>Feasible</text:p>
          </table:table-cell>
          <table:table-cell office:value-type="float" office:value="11.1986" calcext:value-type="float">
            <text:p>11.1986</text:p>
          </table:table-cell>
          <table:table-cell office:value-type="float" office:value="49.3609" calcext:value-type="float">
            <text:p>49.3609</text:p>
          </table:table-cell>
          <table:table-cell office:value-type="float" office:value="77.3128" calcext:value-type="float">
            <text:p>77.3128</text:p>
          </table:table-cell>
        </table:table-row>
        <table:table-row table:style-name="ro1">
          <table:table-cell table:style-name="Default" office:value-type="string" calcext:value-type="string">
            <text:p>sarp-15-5-A-4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8.5956" calcext:value-type="float">
            <text:p>78.5956</text:p>
          </table:table-cell>
          <table:table-cell table:style-name="Default" office:value-type="float" office:value="41.6344" calcext:value-type="float">
            <text:p>41.6344</text:p>
          </table:table-cell>
          <table:table-cell table:style-name="Default" office:value-type="float" office:value="106.328" calcext:value-type="float">
            <text:p>106.32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" calcext:value-type="float">
            <text:p>7197</text:p>
          </table:table-cell>
          <table:table-cell table:style-name="Default" office:value-type="float" office:value="13.902" calcext:value-type="float">
            <text:p>13.902</text:p>
          </table:table-cell>
          <table:table-cell office:value-type="string" calcext:value-type="string">
            <text:p>Feasible</text:p>
          </table:table-cell>
          <table:table-cell office:value-type="float" office:value="13.902" calcext:value-type="float">
            <text:p>13.902</text:p>
          </table:table-cell>
          <table:table-cell office:value-type="float" office:value="49.3341" calcext:value-type="float">
            <text:p>49.3341</text:p>
          </table:table-cell>
          <table:table-cell office:value-type="float" office:value="71.8207" calcext:value-type="float">
            <text:p>71.8207</text:p>
          </table:table-cell>
        </table:table-row>
        <table:table-row table:style-name="ro1">
          <table:table-cell table:style-name="Default" office:value-type="string" calcext:value-type="string">
            <text:p>sarp-15-5-B-1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0.302" calcext:value-type="float">
            <text:p>100.302</text:p>
          </table:table-cell>
          <table:table-cell table:style-name="Default" office:value-type="float" office:value="68.7897" calcext:value-type="float">
            <text:p>68.7897</text:p>
          </table:table-cell>
          <table:table-cell table:style-name="Default" office:value-type="float" office:value="91.8039" calcext:value-type="float">
            <text:p>91.803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62" calcext:value-type="float">
            <text:p>7197.62</text:p>
          </table:table-cell>
          <table:table-cell table:style-name="Default" office:value-type="float" office:value="77.2879" calcext:value-type="float">
            <text:p>77.2879</text:p>
          </table:table-cell>
          <table:table-cell office:value-type="string" calcext:value-type="string">
            <text:p>Feasible</text:p>
          </table:table-cell>
          <table:table-cell office:value-type="float" office:value="77.2879" calcext:value-type="float">
            <text:p>77.2879</text:p>
          </table:table-cell>
          <table:table-cell office:value-type="float" office:value="97.8444" calcext:value-type="float">
            <text:p>97.8444</text:p>
          </table:table-cell>
          <table:table-cell office:value-type="float" office:value="21.0094" calcext:value-type="float">
            <text:p>21.0094</text:p>
          </table:table-cell>
        </table:table-row>
        <table:table-row table:style-name="ro1">
          <table:table-cell table:style-name="Default" office:value-type="string" calcext:value-type="string">
            <text:p>sarp-15-5-B-2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0.302" calcext:value-type="float">
            <text:p>100.302</text:p>
          </table:table-cell>
          <table:table-cell table:style-name="Default" office:value-type="float" office:value="68.7897" calcext:value-type="float">
            <text:p>68.7897</text:p>
          </table:table-cell>
          <table:table-cell table:style-name="Default" office:value-type="float" office:value="90.8771" calcext:value-type="float">
            <text:p>90.877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76" calcext:value-type="float">
            <text:p>7197.76</text:p>
          </table:table-cell>
          <table:table-cell table:style-name="Default" office:value-type="float" office:value="78.2147" calcext:value-type="float">
            <text:p>78.2147</text:p>
          </table:table-cell>
          <table:table-cell office:value-type="string" calcext:value-type="string">
            <text:p>Feasible</text:p>
          </table:table-cell>
          <table:table-cell office:value-type="float" office:value="78.2147" calcext:value-type="float">
            <text:p>78.2147</text:p>
          </table:table-cell>
          <table:table-cell office:value-type="float" office:value="98.049" calcext:value-type="float">
            <text:p>98.049</text:p>
          </table:table-cell>
          <table:table-cell office:value-type="float" office:value="20.229" calcext:value-type="float">
            <text:p>20.229</text:p>
          </table:table-cell>
        </table:table-row>
        <table:table-row table:style-name="ro1">
          <table:table-cell table:style-name="Default" office:value-type="string" calcext:value-type="string">
            <text:p>sarp-15-5-B-3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0.302" calcext:value-type="float">
            <text:p>100.302</text:p>
          </table:table-cell>
          <table:table-cell table:style-name="Default" office:value-type="float" office:value="68.7897" calcext:value-type="float">
            <text:p>68.7897</text:p>
          </table:table-cell>
          <table:table-cell table:style-name="Default" office:value-type="float" office:value="90.8771" calcext:value-type="float">
            <text:p>90.877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3" calcext:value-type="float">
            <text:p>7198.3</text:p>
          </table:table-cell>
          <table:table-cell table:style-name="Default" office:value-type="float" office:value="78.2147" calcext:value-type="float">
            <text:p>78.2147</text:p>
          </table:table-cell>
          <table:table-cell office:value-type="string" calcext:value-type="string">
            <text:p>Feasible</text:p>
          </table:table-cell>
          <table:table-cell office:value-type="float" office:value="78.2147" calcext:value-type="float">
            <text:p>78.2147</text:p>
          </table:table-cell>
          <table:table-cell office:value-type="float" office:value="97.9551" calcext:value-type="float">
            <text:p>97.9551</text:p>
          </table:table-cell>
          <table:table-cell office:value-type="float" office:value="20.1525" calcext:value-type="float">
            <text:p>20.1525</text:p>
          </table:table-cell>
        </table:table-row>
        <table:table-row table:style-name="ro1">
          <table:table-cell table:style-name="Default" office:value-type="string" calcext:value-type="string">
            <text:p>sarp-15-5-B-4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0.302" calcext:value-type="float">
            <text:p>100.302</text:p>
          </table:table-cell>
          <table:table-cell table:style-name="Default" office:value-type="float" office:value="68.7897" calcext:value-type="float">
            <text:p>68.7897</text:p>
          </table:table-cell>
          <table:table-cell table:style-name="Default" office:value-type="float" office:value="90.8771" calcext:value-type="float">
            <text:p>90.877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14" calcext:value-type="float">
            <text:p>7198.14</text:p>
          </table:table-cell>
          <table:table-cell table:style-name="Default" office:value-type="float" office:value="78.2147" calcext:value-type="float">
            <text:p>78.2147</text:p>
          </table:table-cell>
          <table:table-cell office:value-type="string" calcext:value-type="string">
            <text:p>Feasible</text:p>
          </table:table-cell>
          <table:table-cell office:value-type="float" office:value="78.2147" calcext:value-type="float">
            <text:p>78.2147</text:p>
          </table:table-cell>
          <table:table-cell office:value-type="float" office:value="97.9782" calcext:value-type="float">
            <text:p>97.9782</text:p>
          </table:table-cell>
          <table:table-cell office:value-type="float" office:value="20.1713" calcext:value-type="float">
            <text:p>20.1713</text:p>
          </table:table-cell>
        </table:table-row>
        <table:table-row table:style-name="ro1">
          <table:table-cell table:style-name="Default" office:value-type="string" calcext:value-type="string">
            <text:p>sarp-15-5-C-1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72.786" calcext:value-type="float">
            <text:p>172.786</text:p>
          </table:table-cell>
          <table:table-cell table:style-name="Default" office:value-type="float" office:value="91.3399" calcext:value-type="float">
            <text:p>91.3399</text:p>
          </table:table-cell>
          <table:table-cell table:style-name="Default" office:value-type="float" office:value="108.411" calcext:value-type="float">
            <text:p>108.41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6" calcext:value-type="float">
            <text:p>7197.6</text:p>
          </table:table-cell>
          <table:table-cell table:style-name="Default" office:value-type="float" office:value="155.715" calcext:value-type="float">
            <text:p>155.715</text:p>
          </table:table-cell>
          <table:table-cell office:value-type="string" calcext:value-type="string">
            <text:p>Feasible</text:p>
          </table:table-cell>
          <table:table-cell office:value-type="float" office:value="155.715" calcext:value-type="float">
            <text:p>155.715</text:p>
          </table:table-cell>
          <table:table-cell office:value-type="float" office:value="190.368" calcext:value-type="float">
            <text:p>190.368</text:p>
          </table:table-cell>
          <table:table-cell office:value-type="float" office:value="18.2032" calcext:value-type="float">
            <text:p>18.2032</text:p>
          </table:table-cell>
        </table:table-row>
        <table:table-row table:style-name="ro1">
          <table:table-cell table:style-name="Default" office:value-type="string" calcext:value-type="string">
            <text:p>sarp-15-5-C-2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72.786" calcext:value-type="float">
            <text:p>172.786</text:p>
          </table:table-cell>
          <table:table-cell table:style-name="Default" office:value-type="float" office:value="91.3399" calcext:value-type="float">
            <text:p>91.3399</text:p>
          </table:table-cell>
          <table:table-cell table:style-name="Default" office:value-type="float" office:value="106.133" calcext:value-type="float">
            <text:p>106.13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78" calcext:value-type="float">
            <text:p>7197.78</text:p>
          </table:table-cell>
          <table:table-cell table:style-name="Default" office:value-type="float" office:value="157.993" calcext:value-type="float">
            <text:p>157.993</text:p>
          </table:table-cell>
          <table:table-cell office:value-type="string" calcext:value-type="string">
            <text:p>Feasible</text:p>
          </table:table-cell>
          <table:table-cell office:value-type="float" office:value="157.993" calcext:value-type="float">
            <text:p>157.993</text:p>
          </table:table-cell>
          <table:table-cell office:value-type="float" office:value="190.312" calcext:value-type="float">
            <text:p>190.312</text:p>
          </table:table-cell>
          <table:table-cell office:value-type="float" office:value="16.9821" calcext:value-type="float">
            <text:p>16.9821</text:p>
          </table:table-cell>
        </table:table-row>
        <table:table-row table:style-name="ro1">
          <table:table-cell table:style-name="Default" office:value-type="string" calcext:value-type="string">
            <text:p>sarp-15-5-C-3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72.786" calcext:value-type="float">
            <text:p>172.786</text:p>
          </table:table-cell>
          <table:table-cell table:style-name="Default" office:value-type="float" office:value="91.3399" calcext:value-type="float">
            <text:p>91.3399</text:p>
          </table:table-cell>
          <table:table-cell table:style-name="Default" office:value-type="float" office:value="108.411" calcext:value-type="float">
            <text:p>108.41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73" calcext:value-type="float">
            <text:p>7197.73</text:p>
          </table:table-cell>
          <table:table-cell table:style-name="Default" office:value-type="float" office:value="155.715" calcext:value-type="float">
            <text:p>155.715</text:p>
          </table:table-cell>
          <table:table-cell office:value-type="string" calcext:value-type="string">
            <text:p>Feasible</text:p>
          </table:table-cell>
          <table:table-cell office:value-type="float" office:value="155.715" calcext:value-type="float">
            <text:p>155.715</text:p>
          </table:table-cell>
          <table:table-cell office:value-type="float" office:value="190.318" calcext:value-type="float">
            <text:p>190.318</text:p>
          </table:table-cell>
          <table:table-cell office:value-type="float" office:value="18.1817" calcext:value-type="float">
            <text:p>18.1817</text:p>
          </table:table-cell>
        </table:table-row>
        <table:table-row table:style-name="ro1">
          <table:table-cell table:style-name="Default" office:value-type="string" calcext:value-type="string">
            <text:p>sarp-15-5-C-4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72.786" calcext:value-type="float">
            <text:p>172.786</text:p>
          </table:table-cell>
          <table:table-cell table:style-name="Default" office:value-type="float" office:value="91.3399" calcext:value-type="float">
            <text:p>91.3399</text:p>
          </table:table-cell>
          <table:table-cell table:style-name="Default" office:value-type="float" office:value="99.0352" calcext:value-type="float">
            <text:p>99.035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64" calcext:value-type="float">
            <text:p>7197.64</text:p>
          </table:table-cell>
          <table:table-cell table:style-name="Default" office:value-type="float" office:value="165.091" calcext:value-type="float">
            <text:p>165.091</text:p>
          </table:table-cell>
          <table:table-cell office:value-type="string" calcext:value-type="string">
            <text:p>Feasible</text:p>
          </table:table-cell>
          <table:table-cell office:value-type="float" office:value="165.091" calcext:value-type="float">
            <text:p>165.091</text:p>
          </table:table-cell>
          <table:table-cell office:value-type="float" office:value="190.28" calcext:value-type="float">
            <text:p>190.28</text:p>
          </table:table-cell>
          <table:table-cell office:value-type="float" office:value="13.2379" calcext:value-type="float">
            <text:p>13.2379</text:p>
          </table:table-cell>
        </table:table-row>
        <table:table-row table:style-name="ro1">
          <table:table-cell table:style-name="Default" office:value-type="string" calcext:value-type="string">
            <text:p>sarp-15-10-A-1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3.2354" calcext:value-type="float">
            <text:p>73.2354</text:p>
          </table:table-cell>
          <table:table-cell table:style-name="Default" office:value-type="float" office:value="106.33" calcext:value-type="float">
            <text:p>106.33</text:p>
          </table:table-cell>
          <table:table-cell table:style-name="Default" office:value-type="float" office:value="88.5691" calcext:value-type="float">
            <text:p>88.569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6.91" calcext:value-type="float">
            <text:p>7196.91</text:p>
          </table:table-cell>
          <table:table-cell table:style-name="Default" office:value-type="float" office:value="90.996" calcext:value-type="float">
            <text:p>90.996</text:p>
          </table:table-cell>
          <table:table-cell office:value-type="string" calcext:value-type="string">
            <text:p>Feasible</text:p>
          </table:table-cell>
          <table:table-cell office:value-type="float" office:value="90.996" calcext:value-type="float">
            <text:p>90.996</text:p>
          </table:table-cell>
          <table:table-cell office:value-type="float" office:value="100.691" calcext:value-type="float">
            <text:p>100.691</text:p>
          </table:table-cell>
          <table:table-cell office:value-type="float" office:value="9.62847" calcext:value-type="float">
            <text:p>9.62847</text:p>
          </table:table-cell>
        </table:table-row>
        <table:table-row table:style-name="ro1">
          <table:table-cell table:style-name="Default" office:value-type="string" calcext:value-type="string">
            <text:p>sarp-15-10-A-2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3.2354" calcext:value-type="float">
            <text:p>73.2354</text:p>
          </table:table-cell>
          <table:table-cell table:style-name="Default" office:value-type="float" office:value="106.33" calcext:value-type="float">
            <text:p>106.33</text:p>
          </table:table-cell>
          <table:table-cell table:style-name="Default" office:value-type="float" office:value="88.5691" calcext:value-type="float">
            <text:p>88.569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14" calcext:value-type="float">
            <text:p>7198.14</text:p>
          </table:table-cell>
          <table:table-cell table:style-name="Default" office:value-type="float" office:value="90.996" calcext:value-type="float">
            <text:p>90.996</text:p>
          </table:table-cell>
          <table:table-cell office:value-type="string" calcext:value-type="string">
            <text:p>Feasible</text:p>
          </table:table-cell>
          <table:table-cell office:value-type="float" office:value="90.996" calcext:value-type="float">
            <text:p>90.996</text:p>
          </table:table-cell>
          <table:table-cell office:value-type="float" office:value="100.764" calcext:value-type="float">
            <text:p>100.764</text:p>
          </table:table-cell>
          <table:table-cell office:value-type="float" office:value="9.69394" calcext:value-type="float">
            <text:p>9.69394</text:p>
          </table:table-cell>
        </table:table-row>
        <table:table-row table:style-name="ro1">
          <table:table-cell table:style-name="Default" office:value-type="string" calcext:value-type="string">
            <text:p>sarp-15-10-A-3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3.2354" calcext:value-type="float">
            <text:p>73.2354</text:p>
          </table:table-cell>
          <table:table-cell table:style-name="Default" office:value-type="float" office:value="106.33" calcext:value-type="float">
            <text:p>106.33</text:p>
          </table:table-cell>
          <table:table-cell table:style-name="Default" office:value-type="float" office:value="95.6318" calcext:value-type="float">
            <text:p>95.631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55" calcext:value-type="float">
            <text:p>7197.55</text:p>
          </table:table-cell>
          <table:table-cell table:style-name="Default" office:value-type="float" office:value="83.9332" calcext:value-type="float">
            <text:p>83.9332</text:p>
          </table:table-cell>
          <table:table-cell office:value-type="string" calcext:value-type="string">
            <text:p>Feasible</text:p>
          </table:table-cell>
          <table:table-cell office:value-type="float" office:value="83.9332" calcext:value-type="float">
            <text:p>83.9332</text:p>
          </table:table-cell>
          <table:table-cell office:value-type="float" office:value="100.943" calcext:value-type="float">
            <text:p>100.943</text:p>
          </table:table-cell>
          <table:table-cell office:value-type="float" office:value="16.8509" calcext:value-type="float">
            <text:p>16.8509</text:p>
          </table:table-cell>
        </table:table-row>
        <table:table-row table:style-name="ro1">
          <table:table-cell table:style-name="Default" office:value-type="string" calcext:value-type="string">
            <text:p>sarp-15-10-A-4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3.2354" calcext:value-type="float">
            <text:p>73.2354</text:p>
          </table:table-cell>
          <table:table-cell table:style-name="Default" office:value-type="float" office:value="106.33" calcext:value-type="float">
            <text:p>106.33</text:p>
          </table:table-cell>
          <table:table-cell table:style-name="Default" office:value-type="float" office:value="90.1631" calcext:value-type="float">
            <text:p>90.163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27" calcext:value-type="float">
            <text:p>7198.27</text:p>
          </table:table-cell>
          <table:table-cell table:style-name="Default" office:value-type="float" office:value="89.4019" calcext:value-type="float">
            <text:p>89.4019</text:p>
          </table:table-cell>
          <table:table-cell office:value-type="string" calcext:value-type="string">
            <text:p>Feasible</text:p>
          </table:table-cell>
          <table:table-cell office:value-type="float" office:value="89.4019" calcext:value-type="float">
            <text:p>89.4019</text:p>
          </table:table-cell>
          <table:table-cell office:value-type="float" office:value="100.832" calcext:value-type="float">
            <text:p>100.832</text:p>
          </table:table-cell>
          <table:table-cell office:value-type="float" office:value="11.3358" calcext:value-type="float">
            <text:p>11.3358</text:p>
          </table:table-cell>
        </table:table-row>
        <table:table-row table:style-name="ro1">
          <table:table-cell table:style-name="Default" office:value-type="string" calcext:value-type="string">
            <text:p>sarp-15-10-B-1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9.663" calcext:value-type="float">
            <text:p>89.663</text:p>
          </table:table-cell>
          <table:table-cell table:style-name="Default" office:value-type="float" office:value="121.273" calcext:value-type="float">
            <text:p>121.273</text:p>
          </table:table-cell>
          <table:table-cell table:style-name="Default" office:value-type="float" office:value="132.539" calcext:value-type="float">
            <text:p>132.53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8.16" calcext:value-type="float">
            <text:p>7198.16</text:p>
          </table:table-cell>
          <table:table-cell table:style-name="Default" office:value-type="float" office:value="78.3962" calcext:value-type="float">
            <text:p>78.3962</text:p>
          </table:table-cell>
          <table:table-cell office:value-type="string" calcext:value-type="string">
            <text:p>Feasible</text:p>
          </table:table-cell>
          <table:table-cell office:value-type="float" office:value="78.3962" calcext:value-type="float">
            <text:p>78.3962</text:p>
          </table:table-cell>
          <table:table-cell office:value-type="float" office:value="136.054" calcext:value-type="float">
            <text:p>136.054</text:p>
          </table:table-cell>
          <table:table-cell office:value-type="float" office:value="42.3786" calcext:value-type="float">
            <text:p>42.3786</text:p>
          </table:table-cell>
        </table:table-row>
        <table:table-row table:style-name="ro1">
          <table:table-cell table:style-name="Default" office:value-type="string" calcext:value-type="string">
            <text:p>sarp-15-10-B-2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9.663" calcext:value-type="float">
            <text:p>89.663</text:p>
          </table:table-cell>
          <table:table-cell table:style-name="Default" office:value-type="float" office:value="131.823" calcext:value-type="float">
            <text:p>131.823</text:p>
          </table:table-cell>
          <table:table-cell table:style-name="Default" office:value-type="float" office:value="130.31" calcext:value-type="float">
            <text:p>130.3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89" calcext:value-type="float">
            <text:p>7197.89</text:p>
          </table:table-cell>
          <table:table-cell table:style-name="Default" office:value-type="float" office:value="91.1754" calcext:value-type="float">
            <text:p>91.1754</text:p>
          </table:table-cell>
          <table:table-cell office:value-type="string" calcext:value-type="string">
            <text:p>Feasible</text:p>
          </table:table-cell>
          <table:table-cell office:value-type="float" office:value="91.1754" calcext:value-type="float">
            <text:p>91.1754</text:p>
          </table:table-cell>
          <table:table-cell office:value-type="float" office:value="136.075" calcext:value-type="float">
            <text:p>136.075</text:p>
          </table:table-cell>
          <table:table-cell office:value-type="float" office:value="32.9962" calcext:value-type="float">
            <text:p>32.9962</text:p>
          </table:table-cell>
        </table:table-row>
        <table:table-row table:style-name="ro1">
          <table:table-cell table:style-name="Default" office:value-type="string" calcext:value-type="string">
            <text:p>sarp-15-10-B-3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9.663" calcext:value-type="float">
            <text:p>89.663</text:p>
          </table:table-cell>
          <table:table-cell table:style-name="Default" office:value-type="float" office:value="131.823" calcext:value-type="float">
            <text:p>131.823</text:p>
          </table:table-cell>
          <table:table-cell table:style-name="Default" office:value-type="float" office:value="130.31" calcext:value-type="float">
            <text:p>130.3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93" calcext:value-type="float">
            <text:p>7197.93</text:p>
          </table:table-cell>
          <table:table-cell table:style-name="Default" office:value-type="float" office:value="91.1754" calcext:value-type="float">
            <text:p>91.1754</text:p>
          </table:table-cell>
          <table:table-cell office:value-type="string" calcext:value-type="string">
            <text:p>Feasible</text:p>
          </table:table-cell>
          <table:table-cell office:value-type="float" office:value="91.1754" calcext:value-type="float">
            <text:p>91.1754</text:p>
          </table:table-cell>
          <table:table-cell office:value-type="float" office:value="136.055" calcext:value-type="float">
            <text:p>136.055</text:p>
          </table:table-cell>
          <table:table-cell office:value-type="float" office:value="32.9864" calcext:value-type="float">
            <text:p>32.9864</text:p>
          </table:table-cell>
        </table:table-row>
        <table:table-row table:style-name="ro1">
          <table:table-cell table:style-name="Default" office:value-type="string" calcext:value-type="string">
            <text:p>sarp-15-10-B-4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9.663" calcext:value-type="float">
            <text:p>89.663</text:p>
          </table:table-cell>
          <table:table-cell table:style-name="Default" office:value-type="float" office:value="138.738" calcext:value-type="float">
            <text:p>138.738</text:p>
          </table:table-cell>
          <table:table-cell table:style-name="Default" office:value-type="float" office:value="146.216" calcext:value-type="float">
            <text:p>146.21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92" calcext:value-type="float">
            <text:p>7197.92</text:p>
          </table:table-cell>
          <table:table-cell table:style-name="Default" office:value-type="float" office:value="82.1857" calcext:value-type="float">
            <text:p>82.1857</text:p>
          </table:table-cell>
          <table:table-cell office:value-type="string" calcext:value-type="string">
            <text:p>Feasible</text:p>
          </table:table-cell>
          <table:table-cell office:value-type="float" office:value="82.1857" calcext:value-type="float">
            <text:p>82.1857</text:p>
          </table:table-cell>
          <table:table-cell office:value-type="float" office:value="136.053" calcext:value-type="float">
            <text:p>136.053</text:p>
          </table:table-cell>
          <table:table-cell office:value-type="float" office:value="39.5929" calcext:value-type="float">
            <text:p>39.5929</text:p>
          </table:table-cell>
        </table:table-row>
        <table:table-row table:style-name="ro1">
          <table:table-cell table:style-name="Default" office:value-type="string" calcext:value-type="string">
            <text:p>sarp-15-10-C-1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96.994" calcext:value-type="float">
            <text:p>196.994</text:p>
          </table:table-cell>
          <table:table-cell table:style-name="Default" office:value-type="float" office:value="144.755" calcext:value-type="float">
            <text:p>144.755</text:p>
          </table:table-cell>
          <table:table-cell table:style-name="Default" office:value-type="float" office:value="147.556" calcext:value-type="float">
            <text:p>147.55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86" calcext:value-type="float">
            <text:p>7197.86</text:p>
          </table:table-cell>
          <table:table-cell table:style-name="Default" office:value-type="float" office:value="194.193" calcext:value-type="float">
            <text:p>194.193</text:p>
          </table:table-cell>
          <table:table-cell office:value-type="string" calcext:value-type="string">
            <text:p>Feasible</text:p>
          </table:table-cell>
          <table:table-cell office:value-type="float" office:value="194.193" calcext:value-type="float">
            <text:p>194.193</text:p>
          </table:table-cell>
          <table:table-cell office:value-type="float" office:value="248.894" calcext:value-type="float">
            <text:p>248.894</text:p>
          </table:table-cell>
          <table:table-cell office:value-type="float" office:value="21.9776" calcext:value-type="float">
            <text:p>21.9776</text:p>
          </table:table-cell>
        </table:table-row>
        <table:table-row table:style-name="ro1">
          <table:table-cell table:style-name="Default" office:value-type="string" calcext:value-type="string">
            <text:p>sarp-15-10-C-2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96.994" calcext:value-type="float">
            <text:p>196.994</text:p>
          </table:table-cell>
          <table:table-cell table:style-name="Default" office:value-type="float" office:value="126.52" calcext:value-type="float">
            <text:p>126.52</text:p>
          </table:table-cell>
          <table:table-cell table:style-name="Default" office:value-type="float" office:value="141.122" calcext:value-type="float">
            <text:p>141.12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8.11" calcext:value-type="float">
            <text:p>7198.11</text:p>
          </table:table-cell>
          <table:table-cell table:style-name="Default" office:value-type="float" office:value="182.391" calcext:value-type="float">
            <text:p>182.391</text:p>
          </table:table-cell>
          <table:table-cell office:value-type="string" calcext:value-type="string">
            <text:p>Feasible</text:p>
          </table:table-cell>
          <table:table-cell office:value-type="float" office:value="182.391" calcext:value-type="float">
            <text:p>182.391</text:p>
          </table:table-cell>
          <table:table-cell office:value-type="float" office:value="248.867" calcext:value-type="float">
            <text:p>248.867</text:p>
          </table:table-cell>
          <table:table-cell office:value-type="float" office:value="26.7115" calcext:value-type="float">
            <text:p>26.7115</text:p>
          </table:table-cell>
        </table:table-row>
        <table:table-row table:style-name="ro1">
          <table:table-cell table:style-name="Default" office:value-type="string" calcext:value-type="string">
            <text:p>sarp-15-10-C-3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96.994" calcext:value-type="float">
            <text:p>196.994</text:p>
          </table:table-cell>
          <table:table-cell table:number-columns-repeated="2" table:style-name="Default" office:value-type="float" office:value="126.52" calcext:value-type="float">
            <text:p>126.5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8.19" calcext:value-type="float">
            <text:p>7198.19</text:p>
          </table:table-cell>
          <table:table-cell table:style-name="Default" office:value-type="float" office:value="196.994" calcext:value-type="float">
            <text:p>196.994</text:p>
          </table:table-cell>
          <table:table-cell office:value-type="string" calcext:value-type="string">
            <text:p>Feasible</text:p>
          </table:table-cell>
          <table:table-cell office:value-type="float" office:value="196.994" calcext:value-type="float">
            <text:p>196.994</text:p>
          </table:table-cell>
          <table:table-cell office:value-type="float" office:value="248.85" calcext:value-type="float">
            <text:p>248.85</text:p>
          </table:table-cell>
          <table:table-cell office:value-type="float" office:value="20.8383" calcext:value-type="float">
            <text:p>20.8383</text:p>
          </table:table-cell>
        </table:table-row>
        <table:table-row table:style-name="ro1">
          <table:table-cell table:style-name="Default" office:value-type="string" calcext:value-type="string">
            <text:p>sarp-15-10-C-4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96.994" calcext:value-type="float">
            <text:p>196.994</text:p>
          </table:table-cell>
          <table:table-cell table:style-name="Default" office:value-type="float" office:value="126.52" calcext:value-type="float">
            <text:p>126.52</text:p>
          </table:table-cell>
          <table:table-cell table:style-name="Default" office:value-type="float" office:value="126.332" calcext:value-type="float">
            <text:p>126.33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8.34" calcext:value-type="float">
            <text:p>7198.34</text:p>
          </table:table-cell>
          <table:table-cell table:style-name="Default" office:value-type="float" office:value="197.181" calcext:value-type="float">
            <text:p>197.181</text:p>
          </table:table-cell>
          <table:table-cell office:value-type="string" calcext:value-type="string">
            <text:p>Feasible</text:p>
          </table:table-cell>
          <table:table-cell office:value-type="float" office:value="197.181" calcext:value-type="float">
            <text:p>197.181</text:p>
          </table:table-cell>
          <table:table-cell office:value-type="float" office:value="248.826" calcext:value-type="float">
            <text:p>248.826</text:p>
          </table:table-cell>
          <table:table-cell office:value-type="float" office:value="20.7555" calcext:value-type="float">
            <text:p>20.7555</text:p>
          </table:table-cell>
        </table:table-row>
        <table:table-row table:style-name="ro1">
          <table:table-cell table:style-name="Default" office:value-type="string" calcext:value-type="string">
            <text:p>sarp-15-15-A-1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8.9545" calcext:value-type="float">
            <text:p>68.9545</text:p>
          </table:table-cell>
          <table:table-cell table:style-name="Default" office:value-type="float" office:value="130.751" calcext:value-type="float">
            <text:p>130.751</text:p>
          </table:table-cell>
          <table:table-cell table:style-name="Default" office:value-type="float" office:value="168.361" calcext:value-type="float">
            <text:p>168.36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56" calcext:value-type="float">
            <text:p>7196.56</text:p>
          </table:table-cell>
          <table:table-cell table:style-name="Default" office:value-type="float" office:value="31.345" calcext:value-type="float">
            <text:p>31.345</text:p>
          </table:table-cell>
          <table:table-cell office:value-type="string" calcext:value-type="string">
            <text:p>Feasible</text:p>
          </table:table-cell>
          <table:table-cell office:value-type="float" office:value="31.345" calcext:value-type="float">
            <text:p>31.345</text:p>
          </table:table-cell>
          <table:table-cell office:value-type="float" office:value="195.763" calcext:value-type="float">
            <text:p>195.763</text:p>
          </table:table-cell>
          <table:table-cell office:value-type="float" office:value="83.9883" calcext:value-type="float">
            <text:p>83.9883</text:p>
          </table:table-cell>
        </table:table-row>
        <table:table-row table:style-name="ro1">
          <table:table-cell table:style-name="Default" office:value-type="string" calcext:value-type="string">
            <text:p>sarp-15-15-A-2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8.9545" calcext:value-type="float">
            <text:p>68.9545</text:p>
          </table:table-cell>
          <table:table-cell table:style-name="Default" office:value-type="float" office:value="132.31" calcext:value-type="float">
            <text:p>132.31</text:p>
          </table:table-cell>
          <table:table-cell table:style-name="Default" office:value-type="float" office:value="162.382" calcext:value-type="float">
            <text:p>162.38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23" calcext:value-type="float">
            <text:p>7197.23</text:p>
          </table:table-cell>
          <table:table-cell table:style-name="Default" office:value-type="float" office:value="38.8831" calcext:value-type="float">
            <text:p>38.8831</text:p>
          </table:table-cell>
          <table:table-cell office:value-type="string" calcext:value-type="string">
            <text:p>Feasible</text:p>
          </table:table-cell>
          <table:table-cell office:value-type="float" office:value="38.8831" calcext:value-type="float">
            <text:p>38.8831</text:p>
          </table:table-cell>
          <table:table-cell office:value-type="float" office:value="195.713" calcext:value-type="float">
            <text:p>195.713</text:p>
          </table:table-cell>
          <table:table-cell office:value-type="float" office:value="80.1326" calcext:value-type="float">
            <text:p>80.1326</text:p>
          </table:table-cell>
        </table:table-row>
        <table:table-row table:style-name="ro1">
          <table:table-cell table:style-name="Default" office:value-type="string" calcext:value-type="string">
            <text:p>sarp-15-15-A-3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8.9545" calcext:value-type="float">
            <text:p>68.9545</text:p>
          </table:table-cell>
          <table:table-cell table:style-name="Default" office:value-type="float" office:value="141.801" calcext:value-type="float">
            <text:p>141.801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1" calcext:value-type="float">
            <text:p>7197.1</text:p>
          </table:table-cell>
          <table:table-cell table:style-name="Default" office:value-type="float" office:value="42.7557" calcext:value-type="float">
            <text:p>42.7557</text:p>
          </table:table-cell>
          <table:table-cell office:value-type="string" calcext:value-type="string">
            <text:p>Feasible</text:p>
          </table:table-cell>
          <table:table-cell office:value-type="float" office:value="42.7557" calcext:value-type="float">
            <text:p>42.7557</text:p>
          </table:table-cell>
          <table:table-cell office:value-type="float" office:value="195.694" calcext:value-type="float">
            <text:p>195.694</text:p>
          </table:table-cell>
          <table:table-cell office:value-type="float" office:value="78.1518" calcext:value-type="float">
            <text:p>78.1518</text:p>
          </table:table-cell>
        </table:table-row>
        <table:table-row table:style-name="ro1">
          <table:table-cell table:style-name="Default" office:value-type="string" calcext:value-type="string">
            <text:p>sarp-15-15-A-4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8.9545" calcext:value-type="float">
            <text:p>68.9545</text:p>
          </table:table-cell>
          <table:table-cell table:style-name="Default" office:value-type="float" office:value="127.235" calcext:value-type="float">
            <text:p>127.235</text:p>
          </table:table-cell>
          <table:table-cell table:style-name="Default" office:value-type="float" office:value="155.339" calcext:value-type="float">
            <text:p>155.33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03" calcext:value-type="float">
            <text:p>7197.03</text:p>
          </table:table-cell>
          <table:table-cell table:style-name="Default" office:value-type="float" office:value="40.85" calcext:value-type="float">
            <text:p>40.85</text:p>
          </table:table-cell>
          <table:table-cell office:value-type="string" calcext:value-type="string">
            <text:p>Feasible</text:p>
          </table:table-cell>
          <table:table-cell office:value-type="float" office:value="40.85" calcext:value-type="float">
            <text:p>40.85</text:p>
          </table:table-cell>
          <table:table-cell office:value-type="float" office:value="195.855" calcext:value-type="float">
            <text:p>195.855</text:p>
          </table:table-cell>
          <table:table-cell office:value-type="float" office:value="79.1427" calcext:value-type="float">
            <text:p>79.1427</text:p>
          </table:table-cell>
        </table:table-row>
        <table:table-row table:style-name="ro1">
          <table:table-cell table:style-name="Default" office:value-type="string" calcext:value-type="string">
            <text:p>sarp-15-15-B-1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83.6535" calcext:value-type="float">
            <text:p>83.6535</text:p>
          </table:table-cell>
          <table:table-cell table:style-name="Default" office:value-type="float" office:value="206.095" calcext:value-type="float">
            <text:p>206.095</text:p>
          </table:table-cell>
          <table:table-cell table:style-name="Default" office:value-type="float" office:value="203.427" calcext:value-type="float">
            <text:p>203.42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24" calcext:value-type="float">
            <text:p>7198.24</text:p>
          </table:table-cell>
          <table:table-cell table:style-name="Default" office:value-type="float" office:value="86.3222" calcext:value-type="float">
            <text:p>86.3222</text:p>
          </table:table-cell>
          <table:table-cell office:value-type="string" calcext:value-type="string">
            <text:p>Feasible</text:p>
          </table:table-cell>
          <table:table-cell office:value-type="float" office:value="86.3222" calcext:value-type="float">
            <text:p>86.3222</text:p>
          </table:table-cell>
          <table:table-cell office:value-type="float" office:value="199.861" calcext:value-type="float">
            <text:p>199.861</text:p>
          </table:table-cell>
          <table:table-cell office:value-type="float" office:value="56.8089" calcext:value-type="float">
            <text:p>56.8089</text:p>
          </table:table-cell>
        </table:table-row>
        <table:table-row table:style-name="ro1">
          <table:table-cell table:style-name="Default" office:value-type="string" calcext:value-type="string">
            <text:p>sarp-15-15-B-2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83.6535" calcext:value-type="float">
            <text:p>83.6535</text:p>
          </table:table-cell>
          <table:table-cell table:style-name="Default" office:value-type="float" office:value="205.678" calcext:value-type="float">
            <text:p>205.678</text:p>
          </table:table-cell>
          <table:table-cell table:style-name="Default" office:value-type="float" office:value="184.082" calcext:value-type="float">
            <text:p>184.08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84" calcext:value-type="float">
            <text:p>7197.84</text:p>
          </table:table-cell>
          <table:table-cell table:style-name="Default" office:value-type="float" office:value="105.25" calcext:value-type="float">
            <text:p>105.25</text:p>
          </table:table-cell>
          <table:table-cell office:value-type="string" calcext:value-type="string">
            <text:p>Feasible</text:p>
          </table:table-cell>
          <table:table-cell office:value-type="float" office:value="105.25" calcext:value-type="float">
            <text:p>105.25</text:p>
          </table:table-cell>
          <table:table-cell office:value-type="float" office:value="199.9" calcext:value-type="float">
            <text:p>199.9</text:p>
          </table:table-cell>
          <table:table-cell office:value-type="float" office:value="47.3487" calcext:value-type="float">
            <text:p>47.3487</text:p>
          </table:table-cell>
        </table:table-row>
        <table:table-row table:style-name="ro1">
          <table:table-cell table:style-name="Default" office:value-type="string" calcext:value-type="string">
            <text:p>sarp-15-15-B-3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83.6535" calcext:value-type="float">
            <text:p>83.6535</text:p>
          </table:table-cell>
          <table:table-cell table:style-name="Default" office:value-type="float" office:value="208.812" calcext:value-type="float">
            <text:p>208.812</text:p>
          </table:table-cell>
          <table:table-cell table:style-name="Default" office:value-type="float" office:value="185.303" calcext:value-type="float">
            <text:p>185.30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28" calcext:value-type="float">
            <text:p>7198.28</text:p>
          </table:table-cell>
          <table:table-cell table:style-name="Default" office:value-type="float" office:value="107.162" calcext:value-type="float">
            <text:p>107.162</text:p>
          </table:table-cell>
          <table:table-cell office:value-type="string" calcext:value-type="string">
            <text:p>Feasible</text:p>
          </table:table-cell>
          <table:table-cell office:value-type="float" office:value="107.162" calcext:value-type="float">
            <text:p>107.162</text:p>
          </table:table-cell>
          <table:table-cell office:value-type="float" office:value="199.855" calcext:value-type="float">
            <text:p>199.855</text:p>
          </table:table-cell>
          <table:table-cell office:value-type="float" office:value="46.3801" calcext:value-type="float">
            <text:p>46.3801</text:p>
          </table:table-cell>
        </table:table-row>
        <table:table-row table:style-name="ro1">
          <table:table-cell table:style-name="Default" office:value-type="string" calcext:value-type="string">
            <text:p>sarp-15-15-B-4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83.6535" calcext:value-type="float">
            <text:p>83.6535</text:p>
          </table:table-cell>
          <table:table-cell table:style-name="Default" office:value-type="float" office:value="195.687" calcext:value-type="float">
            <text:p>195.687</text:p>
          </table:table-cell>
          <table:table-cell table:style-name="Default" office:value-type="float" office:value="170.454" calcext:value-type="float">
            <text:p>170.45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52" calcext:value-type="float">
            <text:p>7198.52</text:p>
          </table:table-cell>
          <table:table-cell table:style-name="Default" office:value-type="float" office:value="108.886" calcext:value-type="float">
            <text:p>108.886</text:p>
          </table:table-cell>
          <table:table-cell office:value-type="string" calcext:value-type="string">
            <text:p>Feasible</text:p>
          </table:table-cell>
          <table:table-cell office:value-type="float" office:value="108.886" calcext:value-type="float">
            <text:p>108.886</text:p>
          </table:table-cell>
          <table:table-cell office:value-type="float" office:value="199.867" calcext:value-type="float">
            <text:p>199.867</text:p>
          </table:table-cell>
          <table:table-cell office:value-type="float" office:value="45.5208" calcext:value-type="float">
            <text:p>45.5208</text:p>
          </table:table-cell>
        </table:table-row>
        <table:table-row table:style-name="ro1">
          <table:table-cell table:style-name="Default" office:value-type="string" calcext:value-type="string">
            <text:p>sarp-15-15-C-1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74.21" calcext:value-type="float">
            <text:p>174.21</text:p>
          </table:table-cell>
          <table:table-cell table:style-name="Default" office:value-type="float" office:value="115.817" calcext:value-type="float">
            <text:p>115.817</text:p>
          </table:table-cell>
          <table:table-cell table:style-name="Default" office:value-type="float" office:value="124.658" calcext:value-type="float">
            <text:p>124.65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17" calcext:value-type="float">
            <text:p>7198.17</text:p>
          </table:table-cell>
          <table:table-cell table:style-name="Default" office:value-type="float" office:value="165.369" calcext:value-type="float">
            <text:p>165.369</text:p>
          </table:table-cell>
          <table:table-cell office:value-type="string" calcext:value-type="string">
            <text:p>Feasible</text:p>
          </table:table-cell>
          <table:table-cell office:value-type="float" office:value="165.369" calcext:value-type="float">
            <text:p>165.369</text:p>
          </table:table-cell>
          <table:table-cell office:value-type="float" office:value="280.94" calcext:value-type="float">
            <text:p>280.94</text:p>
          </table:table-cell>
          <table:table-cell office:value-type="float" office:value="41.1373" calcext:value-type="float">
            <text:p>41.1373</text:p>
          </table:table-cell>
        </table:table-row>
        <table:table-row table:style-name="ro1">
          <table:table-cell table:style-name="Default" office:value-type="string" calcext:value-type="string">
            <text:p>sarp-15-15-C-2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74.21" calcext:value-type="float">
            <text:p>174.21</text:p>
          </table:table-cell>
          <table:table-cell table:style-name="Default" office:value-type="float" office:value="139.604" calcext:value-type="float">
            <text:p>139.604</text:p>
          </table:table-cell>
          <table:table-cell table:style-name="Default" office:value-type="float" office:value="157.391" calcext:value-type="float">
            <text:p>157.39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9" calcext:value-type="float">
            <text:p>7197.9</text:p>
          </table:table-cell>
          <table:table-cell table:style-name="Default" office:value-type="float" office:value="156.423" calcext:value-type="float">
            <text:p>156.423</text:p>
          </table:table-cell>
          <table:table-cell office:value-type="string" calcext:value-type="string">
            <text:p>Feasible</text:p>
          </table:table-cell>
          <table:table-cell office:value-type="float" office:value="156.423" calcext:value-type="float">
            <text:p>156.423</text:p>
          </table:table-cell>
          <table:table-cell office:value-type="float" office:value="280.955" calcext:value-type="float">
            <text:p>280.955</text:p>
          </table:table-cell>
          <table:table-cell office:value-type="float" office:value="44.3245" calcext:value-type="float">
            <text:p>44.3245</text:p>
          </table:table-cell>
        </table:table-row>
        <table:table-row table:style-name="ro1">
          <table:table-cell table:style-name="Default" office:value-type="string" calcext:value-type="string">
            <text:p>sarp-15-15-C-3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74.21" calcext:value-type="float">
            <text:p>174.21</text:p>
          </table:table-cell>
          <table:table-cell table:style-name="Default" office:value-type="float" office:value="155.226" calcext:value-type="float">
            <text:p>155.226</text:p>
          </table:table-cell>
          <table:table-cell table:style-name="Default" office:value-type="float" office:value="190.168" calcext:value-type="float">
            <text:p>190.16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6.65" calcext:value-type="float">
            <text:p>7196.65</text:p>
          </table:table-cell>
          <table:table-cell table:style-name="Default" office:value-type="float" office:value="139.268" calcext:value-type="float">
            <text:p>139.268</text:p>
          </table:table-cell>
          <table:table-cell office:value-type="string" calcext:value-type="string">
            <text:p>Feasible</text:p>
          </table:table-cell>
          <table:table-cell office:value-type="float" office:value="139.268" calcext:value-type="float">
            <text:p>139.268</text:p>
          </table:table-cell>
          <table:table-cell office:value-type="float" office:value="280.934" calcext:value-type="float">
            <text:p>280.934</text:p>
          </table:table-cell>
          <table:table-cell office:value-type="float" office:value="50.4268" calcext:value-type="float">
            <text:p>50.4268</text:p>
          </table:table-cell>
        </table:table-row>
        <table:table-row table:style-name="ro1">
          <table:table-cell table:style-name="Default" office:value-type="string" calcext:value-type="string">
            <text:p>sarp-15-15-C-4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74.21" calcext:value-type="float">
            <text:p>174.21</text:p>
          </table:table-cell>
          <table:table-cell table:style-name="Default" office:value-type="float" office:value="152.981" calcext:value-type="float">
            <text:p>152.981</text:p>
          </table:table-cell>
          <table:table-cell table:style-name="Default" office:value-type="float" office:value="138.955" calcext:value-type="float">
            <text:p>138.95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12" calcext:value-type="float">
            <text:p>7198.12</text:p>
          </table:table-cell>
          <table:table-cell table:style-name="Default" office:value-type="float" office:value="188.236" calcext:value-type="float">
            <text:p>188.236</text:p>
          </table:table-cell>
          <table:table-cell office:value-type="string" calcext:value-type="string">
            <text:p>Feasible</text:p>
          </table:table-cell>
          <table:table-cell office:value-type="float" office:value="188.236" calcext:value-type="float">
            <text:p>188.236</text:p>
          </table:table-cell>
          <table:table-cell office:value-type="float" office:value="280.933" calcext:value-type="float">
            <text:p>280.933</text:p>
          </table:table-cell>
          <table:table-cell office:value-type="float" office:value="32.9961" calcext:value-type="float">
            <text:p>32.9961</text:p>
          </table:table-cell>
        </table:table-row>
        <table:table-row table:style-name="ro1">
          <table:table-cell table:style-name="Default" office:value-type="string" calcext:value-type="string">
            <text:p>sarp-20-5-A-1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07.622" calcext:value-type="float">
            <text:p>107.622</text:p>
          </table:table-cell>
          <table:table-cell table:style-name="Default" office:value-type="float" office:value="68.262" calcext:value-type="float">
            <text:p>68.262</text:p>
          </table:table-cell>
          <table:table-cell table:style-name="Default" office:value-type="float" office:value="114.333" calcext:value-type="float">
            <text:p>114.33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8.15" calcext:value-type="float">
            <text:p>7198.15</text:p>
          </table:table-cell>
          <table:table-cell table:style-name="Default" office:value-type="float" office:value="61.5513" calcext:value-type="float">
            <text:p>61.5513</text:p>
          </table:table-cell>
          <table:table-cell office:value-type="string" calcext:value-type="string">
            <text:p>Feasible</text:p>
          </table:table-cell>
          <table:table-cell office:value-type="float" office:value="61.5513" calcext:value-type="float">
            <text:p>61.5513</text:p>
          </table:table-cell>
          <table:table-cell office:value-type="float" office:value="97.3541" calcext:value-type="float">
            <text:p>97.3541</text:p>
          </table:table-cell>
          <table:table-cell office:value-type="float" office:value="36.7759" calcext:value-type="float">
            <text:p>36.7759</text:p>
          </table:table-cell>
        </table:table-row>
        <table:table-row table:style-name="ro1">
          <table:table-cell table:style-name="Default" office:value-type="string" calcext:value-type="string">
            <text:p>sarp-20-5-A-2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07.622" calcext:value-type="float">
            <text:p>107.622</text:p>
          </table:table-cell>
          <table:table-cell table:style-name="Default" office:value-type="float" office:value="68.262" calcext:value-type="float">
            <text:p>68.262</text:p>
          </table:table-cell>
          <table:table-cell table:style-name="Default" office:value-type="float" office:value="113.475" calcext:value-type="float">
            <text:p>113.47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8.04" calcext:value-type="float">
            <text:p>7198.04</text:p>
          </table:table-cell>
          <table:table-cell table:style-name="Default" office:value-type="float" office:value="62.409" calcext:value-type="float">
            <text:p>62.409</text:p>
          </table:table-cell>
          <table:table-cell office:value-type="string" calcext:value-type="string">
            <text:p>Feasible</text:p>
          </table:table-cell>
          <table:table-cell office:value-type="float" office:value="62.409" calcext:value-type="float">
            <text:p>62.409</text:p>
          </table:table-cell>
          <table:table-cell office:value-type="float" office:value="97.3415" calcext:value-type="float">
            <text:p>97.3415</text:p>
          </table:table-cell>
          <table:table-cell office:value-type="float" office:value="35.8865" calcext:value-type="float">
            <text:p>35.8865</text:p>
          </table:table-cell>
        </table:table-row>
        <table:table-row table:style-name="ro1">
          <table:table-cell table:style-name="Default" office:value-type="string" calcext:value-type="string">
            <text:p>sarp-20-5-A-3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7.622" calcext:value-type="float">
            <text:p>107.622</text:p>
          </table:table-cell>
          <table:table-cell table:style-name="Default" office:value-type="float" office:value="61.4412" calcext:value-type="float">
            <text:p>61.4412</text:p>
          </table:table-cell>
          <table:table-cell table:style-name="Default" office:value-type="float" office:value="105.766" calcext:value-type="float">
            <text:p>105.76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8" calcext:value-type="float">
            <text:p>7198</text:p>
          </table:table-cell>
          <table:table-cell table:style-name="Default" office:value-type="float" office:value="63.2971" calcext:value-type="float">
            <text:p>63.2971</text:p>
          </table:table-cell>
          <table:table-cell office:value-type="string" calcext:value-type="string">
            <text:p>Feasible</text:p>
          </table:table-cell>
          <table:table-cell office:value-type="float" office:value="63.2971" calcext:value-type="float">
            <text:p>63.2971</text:p>
          </table:table-cell>
          <table:table-cell office:value-type="float" office:value="97.3314" calcext:value-type="float">
            <text:p>97.3314</text:p>
          </table:table-cell>
          <table:table-cell office:value-type="float" office:value="34.9674" calcext:value-type="float">
            <text:p>34.9674</text:p>
          </table:table-cell>
        </table:table-row>
        <table:table-row table:style-name="ro1">
          <table:table-cell table:style-name="Default" office:value-type="string" calcext:value-type="string">
            <text:p>sarp-20-5-A-4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07.622" calcext:value-type="float">
            <text:p>107.622</text:p>
          </table:table-cell>
          <table:table-cell table:style-name="Default" office:value-type="float" office:value="68.262" calcext:value-type="float">
            <text:p>68.262</text:p>
          </table:table-cell>
          <table:table-cell table:style-name="Default" office:value-type="float" office:value="114.333" calcext:value-type="float">
            <text:p>114.33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8.01" calcext:value-type="float">
            <text:p>7198.01</text:p>
          </table:table-cell>
          <table:table-cell table:style-name="Default" office:value-type="float" office:value="61.5513" calcext:value-type="float">
            <text:p>61.5513</text:p>
          </table:table-cell>
          <table:table-cell office:value-type="string" calcext:value-type="string">
            <text:p>Feasible</text:p>
          </table:table-cell>
          <table:table-cell office:value-type="float" office:value="61.5513" calcext:value-type="float">
            <text:p>61.5513</text:p>
          </table:table-cell>
          <table:table-cell office:value-type="float" office:value="97.3558" calcext:value-type="float">
            <text:p>97.3558</text:p>
          </table:table-cell>
          <table:table-cell office:value-type="float" office:value="36.777" calcext:value-type="float">
            <text:p>36.777</text:p>
          </table:table-cell>
        </table:table-row>
        <table:table-row table:style-name="ro1">
          <table:table-cell table:style-name="Default" office:value-type="string" calcext:value-type="string">
            <text:p>sarp-20-5-B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41.184" calcext:value-type="float">
            <text:p>141.184</text:p>
          </table:table-cell>
          <table:table-cell table:style-name="Default" office:value-type="float" office:value="77.5433" calcext:value-type="float">
            <text:p>77.5433</text:p>
          </table:table-cell>
          <table:table-cell table:style-name="Default" office:value-type="float" office:value="97.2829" calcext:value-type="float">
            <text:p>97.282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8.01" calcext:value-type="float">
            <text:p>7198.01</text:p>
          </table:table-cell>
          <table:table-cell table:style-name="Default" office:value-type="float" office:value="121.445" calcext:value-type="float">
            <text:p>121.445</text:p>
          </table:table-cell>
          <table:table-cell office:value-type="string" calcext:value-type="string">
            <text:p>Feasible</text:p>
          </table:table-cell>
          <table:table-cell office:value-type="float" office:value="121.445" calcext:value-type="float">
            <text:p>121.445</text:p>
          </table:table-cell>
          <table:table-cell office:value-type="float" office:value="147.311" calcext:value-type="float">
            <text:p>147.311</text:p>
          </table:table-cell>
          <table:table-cell office:value-type="float" office:value="17.5588" calcext:value-type="float">
            <text:p>17.5588</text:p>
          </table:table-cell>
        </table:table-row>
        <table:table-row table:style-name="ro1">
          <table:table-cell table:style-name="Default" office:value-type="string" calcext:value-type="string">
            <text:p>sarp-20-5-B-2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41.184" calcext:value-type="float">
            <text:p>141.184</text:p>
          </table:table-cell>
          <table:table-cell table:style-name="Default" office:value-type="float" office:value="77.5433" calcext:value-type="float">
            <text:p>77.5433</text:p>
          </table:table-cell>
          <table:table-cell table:style-name="Default" office:value-type="float" office:value="93.958" calcext:value-type="float">
            <text:p>93.95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6.95" calcext:value-type="float">
            <text:p>7196.95</text:p>
          </table:table-cell>
          <table:table-cell table:style-name="Default" office:value-type="float" office:value="124.769" calcext:value-type="float">
            <text:p>124.769</text:p>
          </table:table-cell>
          <table:table-cell office:value-type="string" calcext:value-type="string">
            <text:p>Feasible</text:p>
          </table:table-cell>
          <table:table-cell office:value-type="float" office:value="124.769" calcext:value-type="float">
            <text:p>124.769</text:p>
          </table:table-cell>
          <table:table-cell office:value-type="float" office:value="147.3" calcext:value-type="float">
            <text:p>147.3</text:p>
          </table:table-cell>
          <table:table-cell office:value-type="float" office:value="15.296" calcext:value-type="float">
            <text:p>15.296</text:p>
          </table:table-cell>
        </table:table-row>
        <table:table-row table:style-name="ro1">
          <table:table-cell table:style-name="Default" office:value-type="string" calcext:value-type="string">
            <text:p>sarp-20-5-B-3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41.184" calcext:value-type="float">
            <text:p>141.184</text:p>
          </table:table-cell>
          <table:table-cell table:style-name="Default" office:value-type="float" office:value="77.5433" calcext:value-type="float">
            <text:p>77.5433</text:p>
          </table:table-cell>
          <table:table-cell table:style-name="Default" office:value-type="float" office:value="97.9023" calcext:value-type="float">
            <text:p>97.902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79" calcext:value-type="float">
            <text:p>7197.79</text:p>
          </table:table-cell>
          <table:table-cell table:style-name="Default" office:value-type="float" office:value="120.825" calcext:value-type="float">
            <text:p>120.825</text:p>
          </table:table-cell>
          <table:table-cell office:value-type="string" calcext:value-type="string">
            <text:p>Feasible</text:p>
          </table:table-cell>
          <table:table-cell office:value-type="float" office:value="120.825" calcext:value-type="float">
            <text:p>120.825</text:p>
          </table:table-cell>
          <table:table-cell office:value-type="float" office:value="147.313" calcext:value-type="float">
            <text:p>147.313</text:p>
          </table:table-cell>
          <table:table-cell office:value-type="float" office:value="17.9808" calcext:value-type="float">
            <text:p>17.9808</text:p>
          </table:table-cell>
        </table:table-row>
        <table:table-row table:style-name="ro1">
          <table:table-cell table:style-name="Default" office:value-type="string" calcext:value-type="string">
            <text:p>sarp-20-5-B-4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41.184" calcext:value-type="float">
            <text:p>141.184</text:p>
          </table:table-cell>
          <table:table-cell table:style-name="Default" office:value-type="float" office:value="77.5433" calcext:value-type="float">
            <text:p>77.5433</text:p>
          </table:table-cell>
          <table:table-cell table:style-name="Default" office:value-type="float" office:value="96.2377" calcext:value-type="float">
            <text:p>96.237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95" calcext:value-type="float">
            <text:p>7197.95</text:p>
          </table:table-cell>
          <table:table-cell table:style-name="Default" office:value-type="float" office:value="122.49" calcext:value-type="float">
            <text:p>122.49</text:p>
          </table:table-cell>
          <table:table-cell office:value-type="string" calcext:value-type="string">
            <text:p>Feasible</text:p>
          </table:table-cell>
          <table:table-cell office:value-type="float" office:value="122.49" calcext:value-type="float">
            <text:p>122.49</text:p>
          </table:table-cell>
          <table:table-cell office:value-type="float" office:value="147.306" calcext:value-type="float">
            <text:p>147.306</text:p>
          </table:table-cell>
          <table:table-cell office:value-type="float" office:value="16.8466" calcext:value-type="float">
            <text:p>16.8466</text:p>
          </table:table-cell>
        </table:table-row>
        <table:table-row table:style-name="ro1">
          <table:table-cell table:style-name="Default" office:value-type="string" calcext:value-type="string">
            <text:p>sarp-20-5-C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53.902" calcext:value-type="float">
            <text:p>253.902</text:p>
          </table:table-cell>
          <table:table-cell table:style-name="Default" office:value-type="float" office:value="67.5786" calcext:value-type="float">
            <text:p>67.5786</text:p>
          </table:table-cell>
          <table:table-cell table:style-name="Default" office:value-type="float" office:value="147.154" calcext:value-type="float">
            <text:p>147.15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7.84" calcext:value-type="float">
            <text:p>7197.84</text:p>
          </table:table-cell>
          <table:table-cell table:style-name="Default" office:value-type="float" office:value="174.326" calcext:value-type="float">
            <text:p>174.326</text:p>
          </table:table-cell>
          <table:table-cell office:value-type="string" calcext:value-type="string">
            <text:p>Feasible</text:p>
          </table:table-cell>
          <table:table-cell office:value-type="float" office:value="174.326" calcext:value-type="float">
            <text:p>174.326</text:p>
          </table:table-cell>
          <table:table-cell office:value-type="float" office:value="247.296" calcext:value-type="float">
            <text:p>247.296</text:p>
          </table:table-cell>
          <table:table-cell office:value-type="float" office:value="29.5071" calcext:value-type="float">
            <text:p>29.5071</text:p>
          </table:table-cell>
        </table:table-row>
        <table:table-row table:style-name="ro1">
          <table:table-cell table:style-name="Default" office:value-type="string" calcext:value-type="string">
            <text:p>sarp-20-5-C-2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53.902" calcext:value-type="float">
            <text:p>253.902</text:p>
          </table:table-cell>
          <table:table-cell table:style-name="Default" office:value-type="float" office:value="67.5786" calcext:value-type="float">
            <text:p>67.5786</text:p>
          </table:table-cell>
          <table:table-cell table:style-name="Default" office:value-type="float" office:value="141.448" calcext:value-type="float">
            <text:p>141.44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7.9" calcext:value-type="float">
            <text:p>7197.9</text:p>
          </table:table-cell>
          <table:table-cell table:style-name="Default" office:value-type="float" office:value="180.033" calcext:value-type="float">
            <text:p>180.033</text:p>
          </table:table-cell>
          <table:table-cell office:value-type="string" calcext:value-type="string">
            <text:p>Feasible</text:p>
          </table:table-cell>
          <table:table-cell office:value-type="float" office:value="180.033" calcext:value-type="float">
            <text:p>180.033</text:p>
          </table:table-cell>
          <table:table-cell office:value-type="float" office:value="247.299" calcext:value-type="float">
            <text:p>247.299</text:p>
          </table:table-cell>
          <table:table-cell office:value-type="float" office:value="27.2003" calcext:value-type="float">
            <text:p>27.2003</text:p>
          </table:table-cell>
        </table:table-row>
        <table:table-row table:style-name="ro1">
          <table:table-cell table:style-name="Default" office:value-type="string" calcext:value-type="string">
            <text:p>sarp-20-5-C-3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53.902" calcext:value-type="float">
            <text:p>253.902</text:p>
          </table:table-cell>
          <table:table-cell table:style-name="Default" office:value-type="float" office:value="67.5786" calcext:value-type="float">
            <text:p>67.5786</text:p>
          </table:table-cell>
          <table:table-cell table:style-name="Default" office:value-type="float" office:value="137.907" calcext:value-type="float">
            <text:p>137.90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7.98" calcext:value-type="float">
            <text:p>7197.98</text:p>
          </table:table-cell>
          <table:table-cell table:style-name="Default" office:value-type="float" office:value="183.574" calcext:value-type="float">
            <text:p>183.574</text:p>
          </table:table-cell>
          <table:table-cell office:value-type="string" calcext:value-type="string">
            <text:p>Feasible</text:p>
          </table:table-cell>
          <table:table-cell office:value-type="float" office:value="183.574" calcext:value-type="float">
            <text:p>183.574</text:p>
          </table:table-cell>
          <table:table-cell office:value-type="float" office:value="247.286" calcext:value-type="float">
            <text:p>247.286</text:p>
          </table:table-cell>
          <table:table-cell office:value-type="float" office:value="25.7645" calcext:value-type="float">
            <text:p>25.7645</text:p>
          </table:table-cell>
        </table:table-row>
        <table:table-row table:style-name="ro1">
          <table:table-cell table:style-name="Default" office:value-type="string" calcext:value-type="string">
            <text:p>sarp-20-5-C-4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53.902" calcext:value-type="float">
            <text:p>253.902</text:p>
          </table:table-cell>
          <table:table-cell table:style-name="Default" office:value-type="float" office:value="67.5786" calcext:value-type="float">
            <text:p>67.5786</text:p>
          </table:table-cell>
          <table:table-cell table:style-name="Default" office:value-type="float" office:value="137.058" calcext:value-type="float">
            <text:p>137.05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7.86" calcext:value-type="float">
            <text:p>7197.86</text:p>
          </table:table-cell>
          <table:table-cell table:style-name="Default" office:value-type="float" office:value="184.423" calcext:value-type="float">
            <text:p>184.423</text:p>
          </table:table-cell>
          <table:table-cell office:value-type="string" calcext:value-type="string">
            <text:p>Feasible</text:p>
          </table:table-cell>
          <table:table-cell office:value-type="float" office:value="184.423" calcext:value-type="float">
            <text:p>184.423</text:p>
          </table:table-cell>
          <table:table-cell office:value-type="float" office:value="247.259" calcext:value-type="float">
            <text:p>247.259</text:p>
          </table:table-cell>
          <table:table-cell office:value-type="float" office:value="25.413" calcext:value-type="float">
            <text:p>25.413</text:p>
          </table:table-cell>
        </table:table-row>
        <table:table-row table:style-name="ro1">
          <table:table-cell table:style-name="Default" office:value-type="string" calcext:value-type="string">
            <text:p>sarp-20-10-A-1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99.7714" calcext:value-type="float">
            <text:p>99.7714</text:p>
          </table:table-cell>
          <table:table-cell table:style-name="Default" office:value-type="float" office:value="91.599" calcext:value-type="float">
            <text:p>91.599</text:p>
          </table:table-cell>
          <table:table-cell table:style-name="Default" office:value-type="float" office:value="146.299" calcext:value-type="float">
            <text:p>146.29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8.67" calcext:value-type="float">
            <text:p>7198.67</text:p>
          </table:table-cell>
          <table:table-cell table:style-name="Default" office:value-type="float" office:value="45.0718" calcext:value-type="float">
            <text:p>45.0718</text:p>
          </table:table-cell>
          <table:table-cell office:value-type="string" calcext:value-type="string">
            <text:p>Feasible</text:p>
          </table:table-cell>
          <table:table-cell office:value-type="float" office:value="45.0718" calcext:value-type="float">
            <text:p>45.0718</text:p>
          </table:table-cell>
          <table:table-cell office:value-type="float" office:value="113.192" calcext:value-type="float">
            <text:p>113.192</text:p>
          </table:table-cell>
          <table:table-cell office:value-type="float" office:value="60.1811" calcext:value-type="float">
            <text:p>60.1811</text:p>
          </table:table-cell>
        </table:table-row>
        <table:table-row table:style-name="ro1">
          <table:table-cell table:style-name="Default" office:value-type="string" calcext:value-type="string">
            <text:p>sarp-20-10-A-2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9.7714" calcext:value-type="float">
            <text:p>99.7714</text:p>
          </table:table-cell>
          <table:table-cell table:style-name="Default" office:value-type="float" office:value="85.6579" calcext:value-type="float">
            <text:p>85.6579</text:p>
          </table:table-cell>
          <table:table-cell table:style-name="Default" office:value-type="float" office:value="132.444" calcext:value-type="float">
            <text:p>132.44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8.93" calcext:value-type="float">
            <text:p>7198.93</text:p>
          </table:table-cell>
          <table:table-cell table:style-name="Default" office:value-type="float" office:value="52.9852" calcext:value-type="float">
            <text:p>52.9852</text:p>
          </table:table-cell>
          <table:table-cell office:value-type="string" calcext:value-type="string">
            <text:p>Feasible</text:p>
          </table:table-cell>
          <table:table-cell office:value-type="float" office:value="52.9852" calcext:value-type="float">
            <text:p>52.9852</text:p>
          </table:table-cell>
          <table:table-cell office:value-type="float" office:value="113.234" calcext:value-type="float">
            <text:p>113.234</text:p>
          </table:table-cell>
          <table:table-cell office:value-type="float" office:value="53.2073" calcext:value-type="float">
            <text:p>53.2073</text:p>
          </table:table-cell>
        </table:table-row>
        <table:table-row table:style-name="ro1">
          <table:table-cell table:style-name="Default" office:value-type="string" calcext:value-type="string">
            <text:p>sarp-20-10-A-3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9.7714" calcext:value-type="float">
            <text:p>99.7714</text:p>
          </table:table-cell>
          <table:table-cell table:style-name="Default" office:value-type="float" office:value="85.6579" calcext:value-type="float">
            <text:p>85.6579</text:p>
          </table:table-cell>
          <table:table-cell table:style-name="Default" office:value-type="float" office:value="119.307" calcext:value-type="float">
            <text:p>119.30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8.6" calcext:value-type="float">
            <text:p>7198.6</text:p>
          </table:table-cell>
          <table:table-cell table:style-name="Default" office:value-type="float" office:value="66.1227" calcext:value-type="float">
            <text:p>66.1227</text:p>
          </table:table-cell>
          <table:table-cell office:value-type="string" calcext:value-type="string">
            <text:p>Feasible</text:p>
          </table:table-cell>
          <table:table-cell office:value-type="float" office:value="66.1227" calcext:value-type="float">
            <text:p>66.1227</text:p>
          </table:table-cell>
          <table:table-cell office:value-type="float" office:value="113.283" calcext:value-type="float">
            <text:p>113.283</text:p>
          </table:table-cell>
          <table:table-cell office:value-type="float" office:value="41.6305" calcext:value-type="float">
            <text:p>41.6305</text:p>
          </table:table-cell>
        </table:table-row>
        <table:table-row table:style-name="ro1">
          <table:table-cell table:style-name="Default" office:value-type="string" calcext:value-type="string">
            <text:p>sarp-20-10-A-4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99.7714" calcext:value-type="float">
            <text:p>99.7714</text:p>
          </table:table-cell>
          <table:table-cell table:style-name="Default" office:value-type="float" office:value="91.599" calcext:value-type="float">
            <text:p>91.599</text:p>
          </table:table-cell>
          <table:table-cell table:style-name="Default" office:value-type="float" office:value="120.57" calcext:value-type="float">
            <text:p>120.5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8.41" calcext:value-type="float">
            <text:p>7198.41</text:p>
          </table:table-cell>
          <table:table-cell table:style-name="Default" office:value-type="float" office:value="70.8001" calcext:value-type="float">
            <text:p>70.8001</text:p>
          </table:table-cell>
          <table:table-cell office:value-type="string" calcext:value-type="string">
            <text:p>Feasible</text:p>
          </table:table-cell>
          <table:table-cell office:value-type="float" office:value="70.8001" calcext:value-type="float">
            <text:p>70.8001</text:p>
          </table:table-cell>
          <table:table-cell office:value-type="float" office:value="113.287" calcext:value-type="float">
            <text:p>113.287</text:p>
          </table:table-cell>
          <table:table-cell office:value-type="float" office:value="37.5038" calcext:value-type="float">
            <text:p>37.5038</text:p>
          </table:table-cell>
        </table:table-row>
        <table:table-row table:style-name="ro1">
          <table:table-cell table:style-name="Default" office:value-type="string" calcext:value-type="string">
            <text:p>sarp-20-10-B-1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3.949" calcext:value-type="float">
            <text:p>123.949</text:p>
          </table:table-cell>
          <table:table-cell table:style-name="Default" office:value-type="float" office:value="130.57" calcext:value-type="float">
            <text:p>130.57</text:p>
          </table:table-cell>
          <table:table-cell table:style-name="Default" office:value-type="float" office:value="137.694" calcext:value-type="float">
            <text:p>137.69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6" calcext:value-type="float">
            <text:p>7198.6</text:p>
          </table:table-cell>
          <table:table-cell table:style-name="Default" office:value-type="float" office:value="116.826" calcext:value-type="float">
            <text:p>116.826</text:p>
          </table:table-cell>
          <table:table-cell office:value-type="string" calcext:value-type="string">
            <text:p>Feasible</text:p>
          </table:table-cell>
          <table:table-cell office:value-type="float" office:value="116.826" calcext:value-type="float">
            <text:p>116.826</text:p>
          </table:table-cell>
          <table:table-cell office:value-type="float" office:value="185.649" calcext:value-type="float">
            <text:p>185.649</text:p>
          </table:table-cell>
          <table:table-cell office:value-type="float" office:value="37.0716" calcext:value-type="float">
            <text:p>37.0716</text:p>
          </table:table-cell>
        </table:table-row>
        <table:table-row table:style-name="ro1">
          <table:table-cell table:style-name="Default" office:value-type="string" calcext:value-type="string">
            <text:p>sarp-20-10-B-2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3.949" calcext:value-type="float">
            <text:p>123.949</text:p>
          </table:table-cell>
          <table:table-cell table:style-name="Default" office:value-type="float" office:value="139.651" calcext:value-type="float">
            <text:p>139.651</text:p>
          </table:table-cell>
          <table:table-cell table:style-name="Default" office:value-type="float" office:value="144.829" calcext:value-type="float">
            <text:p>144.82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6" calcext:value-type="float">
            <text:p>7198.6</text:p>
          </table:table-cell>
          <table:table-cell table:style-name="Default" office:value-type="float" office:value="118.771" calcext:value-type="float">
            <text:p>118.771</text:p>
          </table:table-cell>
          <table:table-cell office:value-type="string" calcext:value-type="string">
            <text:p>Feasible</text:p>
          </table:table-cell>
          <table:table-cell office:value-type="float" office:value="118.771" calcext:value-type="float">
            <text:p>118.771</text:p>
          </table:table-cell>
          <table:table-cell office:value-type="float" office:value="185.645" calcext:value-type="float">
            <text:p>185.645</text:p>
          </table:table-cell>
          <table:table-cell office:value-type="float" office:value="36.0225" calcext:value-type="float">
            <text:p>36.0225</text:p>
          </table:table-cell>
        </table:table-row>
        <table:table-row table:style-name="ro1">
          <table:table-cell table:style-name="Default" office:value-type="string" calcext:value-type="string">
            <text:p>sarp-20-10-B-3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3.949" calcext:value-type="float">
            <text:p>123.949</text:p>
          </table:table-cell>
          <table:table-cell table:style-name="Default" office:value-type="float" office:value="139.651" calcext:value-type="float">
            <text:p>139.651</text:p>
          </table:table-cell>
          <table:table-cell table:style-name="Default" office:value-type="float" office:value="151.194" calcext:value-type="float">
            <text:p>151.19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63" calcext:value-type="float">
            <text:p>7198.63</text:p>
          </table:table-cell>
          <table:table-cell table:style-name="Default" office:value-type="float" office:value="112.407" calcext:value-type="float">
            <text:p>112.407</text:p>
          </table:table-cell>
          <table:table-cell office:value-type="string" calcext:value-type="string">
            <text:p>Feasible</text:p>
          </table:table-cell>
          <table:table-cell office:value-type="float" office:value="112.407" calcext:value-type="float">
            <text:p>112.407</text:p>
          </table:table-cell>
          <table:table-cell office:value-type="float" office:value="185.635" calcext:value-type="float">
            <text:p>185.635</text:p>
          </table:table-cell>
          <table:table-cell office:value-type="float" office:value="39.4473" calcext:value-type="float">
            <text:p>39.4473</text:p>
          </table:table-cell>
        </table:table-row>
        <table:table-row table:style-name="ro1">
          <table:table-cell table:style-name="Default" office:value-type="string" calcext:value-type="string">
            <text:p>sarp-20-10-B-4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23.949" calcext:value-type="float">
            <text:p>123.949</text:p>
          </table:table-cell>
          <table:table-cell table:style-name="Default" office:value-type="float" office:value="122.619" calcext:value-type="float">
            <text:p>122.619</text:p>
          </table:table-cell>
          <table:table-cell table:style-name="Default" office:value-type="float" office:value="133.383" calcext:value-type="float">
            <text:p>133.38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5" calcext:value-type="float">
            <text:p>7198.5</text:p>
          </table:table-cell>
          <table:table-cell table:style-name="Default" office:value-type="float" office:value="113.185" calcext:value-type="float">
            <text:p>113.185</text:p>
          </table:table-cell>
          <table:table-cell office:value-type="string" calcext:value-type="string">
            <text:p>Feasible</text:p>
          </table:table-cell>
          <table:table-cell office:value-type="float" office:value="113.185" calcext:value-type="float">
            <text:p>113.185</text:p>
          </table:table-cell>
          <table:table-cell office:value-type="float" office:value="185.649" calcext:value-type="float">
            <text:p>185.649</text:p>
          </table:table-cell>
          <table:table-cell office:value-type="float" office:value="39.0328" calcext:value-type="float">
            <text:p>39.0328</text:p>
          </table:table-cell>
        </table:table-row>
        <table:table-row table:style-name="ro1">
          <table:table-cell table:style-name="Default" office:value-type="string" calcext:value-type="string">
            <text:p>sarp-20-10-C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215.141" calcext:value-type="float">
            <text:p>215.141</text:p>
          </table:table-cell>
          <table:table-cell table:style-name="Default" office:value-type="float" office:value="160.963" calcext:value-type="float">
            <text:p>160.963</text:p>
          </table:table-cell>
          <table:table-cell table:style-name="Default" office:value-type="float" office:value="183.415" calcext:value-type="float">
            <text:p>183.41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8.34" calcext:value-type="float">
            <text:p>7198.34</text:p>
          </table:table-cell>
          <table:table-cell table:style-name="Default" office:value-type="float" office:value="192.689" calcext:value-type="float">
            <text:p>192.689</text:p>
          </table:table-cell>
          <table:table-cell office:value-type="string" calcext:value-type="string">
            <text:p>Feasible</text:p>
          </table:table-cell>
          <table:table-cell office:value-type="float" office:value="192.689" calcext:value-type="float">
            <text:p>192.689</text:p>
          </table:table-cell>
          <table:table-cell office:value-type="float" office:value="289.551" calcext:value-type="float">
            <text:p>289.551</text:p>
          </table:table-cell>
          <table:table-cell office:value-type="float" office:value="33.4525" calcext:value-type="float">
            <text:p>33.4525</text:p>
          </table:table-cell>
        </table:table-row>
        <table:table-row table:style-name="ro1">
          <table:table-cell table:style-name="Default" office:value-type="string" calcext:value-type="string">
            <text:p>sarp-20-10-C-2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215.141" calcext:value-type="float">
            <text:p>215.141</text:p>
          </table:table-cell>
          <table:table-cell table:style-name="Default" office:value-type="float" office:value="160.963" calcext:value-type="float">
            <text:p>160.963</text:p>
          </table:table-cell>
          <table:table-cell table:style-name="Default" office:value-type="float" office:value="191.484" calcext:value-type="float">
            <text:p>191.48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8.87" calcext:value-type="float">
            <text:p>7198.87</text:p>
          </table:table-cell>
          <table:table-cell table:style-name="Default" office:value-type="float" office:value="184.62" calcext:value-type="float">
            <text:p>184.62</text:p>
          </table:table-cell>
          <table:table-cell office:value-type="string" calcext:value-type="string">
            <text:p>Feasible</text:p>
          </table:table-cell>
          <table:table-cell office:value-type="float" office:value="184.62" calcext:value-type="float">
            <text:p>184.62</text:p>
          </table:table-cell>
          <table:table-cell office:value-type="float" office:value="289.529" calcext:value-type="float">
            <text:p>289.529</text:p>
          </table:table-cell>
          <table:table-cell office:value-type="float" office:value="36.2344" calcext:value-type="float">
            <text:p>36.2344</text:p>
          </table:table-cell>
        </table:table-row>
        <table:table-row table:style-name="ro1">
          <table:table-cell table:style-name="Default" office:value-type="string" calcext:value-type="string">
            <text:p>sarp-20-10-C-3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215.141" calcext:value-type="float">
            <text:p>215.141</text:p>
          </table:table-cell>
          <table:table-cell table:style-name="Default" office:value-type="float" office:value="160.963" calcext:value-type="float">
            <text:p>160.963</text:p>
          </table:table-cell>
          <table:table-cell table:style-name="Default" office:value-type="float" office:value="178.588" calcext:value-type="float">
            <text:p>178.58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8.78" calcext:value-type="float">
            <text:p>7198.78</text:p>
          </table:table-cell>
          <table:table-cell table:style-name="Default" office:value-type="float" office:value="197.516" calcext:value-type="float">
            <text:p>197.516</text:p>
          </table:table-cell>
          <table:table-cell office:value-type="string" calcext:value-type="string">
            <text:p>Feasible</text:p>
          </table:table-cell>
          <table:table-cell office:value-type="float" office:value="197.516" calcext:value-type="float">
            <text:p>197.516</text:p>
          </table:table-cell>
          <table:table-cell office:value-type="float" office:value="289.526" calcext:value-type="float">
            <text:p>289.526</text:p>
          </table:table-cell>
          <table:table-cell office:value-type="float" office:value="31.7795" calcext:value-type="float">
            <text:p>31.7795</text:p>
          </table:table-cell>
        </table:table-row>
        <table:table-row table:style-name="ro1">
          <table:table-cell table:style-name="Default" office:value-type="string" calcext:value-type="string">
            <text:p>sarp-20-10-C-4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215.141" calcext:value-type="float">
            <text:p>215.141</text:p>
          </table:table-cell>
          <table:table-cell table:style-name="Default" office:value-type="float" office:value="160.963" calcext:value-type="float">
            <text:p>160.963</text:p>
          </table:table-cell>
          <table:table-cell table:style-name="Default" office:value-type="float" office:value="191.484" calcext:value-type="float">
            <text:p>191.48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8.27" calcext:value-type="float">
            <text:p>7198.27</text:p>
          </table:table-cell>
          <table:table-cell table:style-name="Default" office:value-type="float" office:value="184.62" calcext:value-type="float">
            <text:p>184.62</text:p>
          </table:table-cell>
          <table:table-cell office:value-type="string" calcext:value-type="string">
            <text:p>Feasible</text:p>
          </table:table-cell>
          <table:table-cell office:value-type="float" office:value="184.62" calcext:value-type="float">
            <text:p>184.62</text:p>
          </table:table-cell>
          <table:table-cell office:value-type="float" office:value="289.529" calcext:value-type="float">
            <text:p>289.529</text:p>
          </table:table-cell>
          <table:table-cell office:value-type="float" office:value="36.2344" calcext:value-type="float">
            <text:p>36.2344</text:p>
          </table:table-cell>
        </table:table-row>
        <table:table-row table:style-name="ro1" table:number-rows-repeated="30">
          <table:table-cell/>
          <table:table-cell table:style-name="Default" table:number-columns-repeated="9"/>
          <table:table-cell table:number-columns-repeated="4"/>
        </table:table-row>
        <table:table-row table:style-name="ro1" table:number-rows-repeated="104846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Sp Time" table:style-name="ta1">
        <office:forms form:automatic-focus="false" form:apply-design-mode="false"/>
        <table:table-column table:style-name="co11" table:default-cell-style-name="ce85"/>
        <table:table-column table:style-name="co12" table:number-columns-repeated="4" table:default-cell-style-name="ce85"/>
        <table:table-column table:style-name="co13" table:number-columns-repeated="2" table:default-cell-style-name="ce85"/>
        <table:table-column table:style-name="co14" table:number-columns-repeated="2" table:default-cell-style-name="ce85"/>
        <table:table-column table:style-name="co15" table:number-columns-repeated="2" table:default-cell-style-name="ce85"/>
        <table:table-column table:style-name="co14" table:default-cell-style-name="ce85"/>
        <table:table-column table:style-name="co9" table:number-columns-repeated="2" table:default-cell-style-name="ce85"/>
        <table:table-column table:style-name="co10" table:number-columns-repeated="3" table:default-cell-style-name="Default"/>
        <table:table-row table:style-name="ro1">
          <table:table-cell table:style-name="ce91" office:value-type="string" calcext:value-type="string">
            <text:p>Instance</text:p>
          </table:table-cell>
          <table:table-cell table:style-name="ce44" office:value-type="string" calcext:value-type="string">
            <text:p>c(h)</text:p>
          </table:table-cell>
          <table:table-cell table:style-name="ce91" office:value-type="string" calcext:value-type="string">
            <text:p>p(h)</text:p>
          </table:table-cell>
          <table:table-cell table:style-name="ce91" office:value-type="string" calcext:value-type="string">
            <text:p>b(h)</text:p>
          </table:table-cell>
          <table:table-cell table:style-name="ce91" office:value-type="string" calcext:value-type="string">
            <text:p>e(h)</text:p>
          </table:table-cell>
          <table:table-cell table:style-name="ce91" office:value-type="string" calcext:value-type="string">
            <text:p>waitc(h)</text:p>
          </table:table-cell>
          <table:table-cell table:style-name="ce91" office:value-type="string" calcext:value-type="string">
            <text:p>waitp(h)</text:p>
          </table:table-cell>
          <table:table-cell table:style-name="ce91" office:value-type="string" calcext:value-type="string">
            <text:p>Total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ce9" table:number-columns-repeated="16"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style-name="ce9" table:number-columns-repeated="16"/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ce9" table:number-columns-repeated="16"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style-name="ce9" table:number-columns-repeated="16"/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ce9" table:number-columns-repeated="16"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ce9" table:number-columns-repeated="16"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ce9" table:number-columns-repeated="16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ce9" table:number-columns-repeated="16"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style-name="ce9" table:number-columns-repeated="16"/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style-name="ce9" table:number-columns-repeated="16"/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style-name="ce9" table:number-columns-repeated="16"/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style-name="ce9" table:number-columns-repeated="16"/>
        </table:table-row>
        <table:table-row table:style-name="ro1">
          <table:table-cell table:style-name="Default" office:value-type="string" calcext:value-type="string">
            <text:p>sarp-5-10-A-1.txt </text:p>
          </table:table-cell>
          <table:table-cell table:style-name="ce9" table:number-columns-repeated="16"/>
        </table:table-row>
        <table:table-row table:style-name="ro1">
          <table:table-cell table:style-name="Default" office:value-type="string" calcext:value-type="string">
            <text:p>sarp-5-10-B-1.txt </text:p>
          </table:table-cell>
          <table:table-cell table:style-name="ce9" table:number-columns-repeated="16"/>
        </table:table-row>
        <table:table-row table:style-name="ro1" table:number-rows-repeated="26">
          <table:table-cell table:style-name="Default"/>
          <table:table-cell table:style-name="ce9" table:number-columns-repeated="16"/>
        </table:table-row>
        <table:table-row table:style-name="ro1">
          <table:table-cell table:style-name="ce91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  <table:table-cell table:number-columns-repeated="3"/>
        </table:table-row>
        <table:table-row table:style-name="ro1">
          <table:table-cell table:style-name="ce91"/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ce91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  <table:table-cell table:number-columns-repeated="3"/>
        </table:table-row>
        <table:table-row table:style-name="ro1">
          <table:table-cell table:style-name="ce91"/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ce91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  <table:table-cell table:number-columns-repeated="3"/>
        </table:table-row>
        <table:table-row table:style-name="ro1">
          <table:table-cell table:style-name="ce91"/>
          <table:table-cell table:style-name="Default" table:number-columns-repeated="13"/>
          <table:table-cell table:number-columns-repeated="3"/>
        </table:table-row>
        <table:table-row table:style-name="ro1">
          <table:table-cell table:style-name="ce91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  <table:table-cell table:number-columns-repeated="3"/>
        </table:table-row>
        <table:table-row table:style-name="ro1">
          <table:table-cell table:style-name="ce91"/>
          <table:table-cell table:style-name="Default" table:number-columns-repeated="13"/>
          <table:table-cell table:number-columns-repeated="3"/>
        </table:table-row>
        <table:table-row table:style-name="ro1" table:number-rows-repeated="12">
          <table:table-cell table:style-name="ce91"/>
          <table:table-cell table:style-name="Default" table:number-columns-repeated="4"/>
          <table:table-cell table:style-name="ce63" table:number-columns-repeated="2"/>
          <table:table-cell table:style-name="Default" table:number-columns-repeated="5"/>
          <table:table-cell table:style-name="ce63" table:number-columns-repeated="2"/>
          <table:table-cell table:number-columns-repeated="3"/>
        </table:table-row>
        <table:table-row table:style-name="ro1" table:number-rows-repeated="75">
          <table:table-cell/>
          <table:table-cell table:style-name="Default" table:number-columns-repeated="13"/>
          <table:table-cell table:number-columns-repeated="3"/>
        </table:table-row>
        <table:table-row table:style-name="ro1" table:number-rows-repeated="104843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cSp Dist" table:style-name="ta1">
        <office:forms form:automatic-focus="false" form:apply-design-mode="false"/>
        <table:table-column table:style-name="co11" table:default-cell-style-name="ce85"/>
        <table:table-column table:style-name="co16" table:number-columns-repeated="4" table:default-cell-style-name="ce85"/>
        <table:table-column table:style-name="co14" table:number-columns-repeated="5" table:default-cell-style-name="ce85"/>
        <table:table-row table:style-name="ro1">
          <table:table-cell table:style-name="ce89" office:value-type="string" calcext:value-type="string">
            <text:p>Instance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5-10-A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5-10-B-1.txt </text:p>
          </table:table-cell>
          <table:table-cell table:style-name="Default" table:number-columns-repeated="9"/>
        </table:table-row>
        <table:table-row table:style-name="ro1" table:number-rows-repeated="26">
          <table:table-cell table:style-name="Default" table:number-columns-repeated="10"/>
        </table:table-row>
        <table:table-row table:style-name="ro1" table:number-rows-repeated="19">
          <table:table-cell table:style-name="ce89"/>
          <table:table-cell table:style-name="Default" table:number-columns-repeated="9"/>
        </table:table-row>
        <table:table-row table:style-name="ro1">
          <table:table-cell table:style-name="ce95"/>
          <table:table-cell table:style-name="Default" table:number-columns-repeated="9"/>
        </table:table-row>
        <table:table-row table:style-name="ro1" table:number-rows-repeated="71">
          <table:table-cell/>
          <table:table-cell table:style-name="Default" table:number-columns-repeated="9"/>
        </table:table-row>
        <table:table-row table:style-name="ro1" table:number-rows-repeated="104844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cSp stats" table:style-name="ta2">
        <office:forms form:automatic-focus="false" form:apply-design-mode="false"/>
        <table:table-column table:style-name="co11" table:default-cell-style-name="ce85"/>
        <table:table-column table:style-name="co2" table:default-cell-style-name="ce85"/>
        <table:table-column table:style-name="co3" table:default-cell-style-name="ce85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85"/>
        <table:table-column table:style-name="co7" table:default-cell-style-name="ce85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m</text:p>
          </table:table-cell>
          <table:table-cell table:style-name="ce88" office:value-type="string" calcext:value-type="string">
            <text:p>served</text:p>
          </table:table-cell>
          <table:table-cell table:style-name="ce88" office:value-type="string" calcext:value-type="string">
            <text:p>prof Customer</text:p>
          </table:table-cell>
          <table:table-cell table:style-name="ce88" office:value-type="string" calcext:value-type="string">
            <text:p>prof Parcel</text:p>
          </table:table-cell>
          <table:table-cell table:style-name="ce88" office:value-type="string" calcext:value-type="string">
            <text:p>costs</text:p>
          </table:table-cell>
          <table:table-cell table:style-name="ce88" office:value-type="string" calcext:value-type="string">
            <text:p>K</text:p>
          </table:table-cell>
          <table:table-cell table:style-name="ce88" office:value-type="string" calcext:value-type="string">
            <text:p>Sol Time</text:p>
          </table:table-cell>
          <table:table-cell table:style-name="ce88" office:value-type="string" calcext:value-type="string">
            <text:p>Sol Val</text:p>
          </table:table-cell>
          <table:table-cell table:style-name="ce88" office:value-type="string" calcext:value-type="string">
            <text:p>sol Stat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7.7921" calcext:value-type="float">
            <text:p>57.7921</text:p>
          </table:table-cell>
          <table:table-cell table:style-name="Default" office:value-type="float" office:value="116.538" calcext:value-type="float">
            <text:p>116.538</text:p>
          </table:table-cell>
          <table:table-cell table:style-name="Default" office:value-type="float" office:value="99.0815" calcext:value-type="float">
            <text:p>99.081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75" calcext:value-type="float">
            <text:p>7197.75</text:p>
          </table:table-cell>
          <table:table-cell table:style-name="Default" office:value-type="float" office:value="75.2482" calcext:value-type="float">
            <text:p>75.2482</text:p>
          </table:table-cell>
          <table:table-cell office:value-type="string" calcext:value-type="string">
            <text:p>Feasible</text:p>
          </table:table-cell>
          <table:table-cell office:value-type="float" office:value="75.2482" calcext:value-type="float">
            <text:p>75.2482</text:p>
          </table:table-cell>
          <table:table-cell office:value-type="float" office:value="89.4521" calcext:value-type="float">
            <text:p>89.4521</text:p>
          </table:table-cell>
          <table:table-cell office:value-type="float" office:value="15.8788" calcext:value-type="float">
            <text:p>15.8788</text:p>
          </table:table-cell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7.7921" calcext:value-type="float">
            <text:p>57.7921</text:p>
          </table:table-cell>
          <table:table-cell table:style-name="Default" office:value-type="float" office:value="116.538" calcext:value-type="float">
            <text:p>116.538</text:p>
          </table:table-cell>
          <table:table-cell table:style-name="Default" office:value-type="float" office:value="99.0815" calcext:value-type="float">
            <text:p>99.081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88" calcext:value-type="float">
            <text:p>7197.88</text:p>
          </table:table-cell>
          <table:table-cell table:style-name="Default" office:value-type="float" office:value="75.2482" calcext:value-type="float">
            <text:p>75.2482</text:p>
          </table:table-cell>
          <table:table-cell office:value-type="string" calcext:value-type="string">
            <text:p>Feasible</text:p>
          </table:table-cell>
          <table:table-cell office:value-type="float" office:value="75.2482" calcext:value-type="float">
            <text:p>75.2482</text:p>
          </table:table-cell>
          <table:table-cell office:value-type="float" office:value="89.3725" calcext:value-type="float">
            <text:p>89.3725</text:p>
          </table:table-cell>
          <table:table-cell office:value-type="float" office:value="15.8039" calcext:value-type="float">
            <text:p>15.8039</text:p>
          </table:table-cell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7.7921" calcext:value-type="float">
            <text:p>57.7921</text:p>
          </table:table-cell>
          <table:table-cell table:style-name="Default" office:value-type="float" office:value="116.538" calcext:value-type="float">
            <text:p>116.538</text:p>
          </table:table-cell>
          <table:table-cell table:style-name="Default" office:value-type="float" office:value="104.936" calcext:value-type="float">
            <text:p>104.93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75" calcext:value-type="float">
            <text:p>7197.75</text:p>
          </table:table-cell>
          <table:table-cell table:style-name="Default" office:value-type="float" office:value="69.3933" calcext:value-type="float">
            <text:p>69.3933</text:p>
          </table:table-cell>
          <table:table-cell office:value-type="string" calcext:value-type="string">
            <text:p>Feasible</text:p>
          </table:table-cell>
          <table:table-cell office:value-type="float" office:value="69.3933" calcext:value-type="float">
            <text:p>69.3933</text:p>
          </table:table-cell>
          <table:table-cell office:value-type="float" office:value="89.3911" calcext:value-type="float">
            <text:p>89.3911</text:p>
          </table:table-cell>
          <table:table-cell office:value-type="float" office:value="22.3711" calcext:value-type="float">
            <text:p>22.3711</text:p>
          </table:table-cell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57.7921" calcext:value-type="float">
            <text:p>57.7921</text:p>
          </table:table-cell>
          <table:table-cell table:style-name="Default" office:value-type="float" office:value="116.538" calcext:value-type="float">
            <text:p>116.538</text:p>
          </table:table-cell>
          <table:table-cell table:style-name="Default" office:value-type="float" office:value="99.0815" calcext:value-type="float">
            <text:p>99.081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63" calcext:value-type="float">
            <text:p>7197.63</text:p>
          </table:table-cell>
          <table:table-cell table:style-name="Default" office:value-type="float" office:value="75.2482" calcext:value-type="float">
            <text:p>75.2482</text:p>
          </table:table-cell>
          <table:table-cell office:value-type="string" calcext:value-type="string">
            <text:p>Feasible</text:p>
          </table:table-cell>
          <table:table-cell office:value-type="float" office:value="75.2482" calcext:value-type="float">
            <text:p>75.2482</text:p>
          </table:table-cell>
          <table:table-cell office:value-type="float" office:value="89.3144" calcext:value-type="float">
            <text:p>89.3144</text:p>
          </table:table-cell>
          <table:table-cell office:value-type="float" office:value="15.7491" calcext:value-type="float">
            <text:p>15.7491</text:p>
          </table:table-cell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3.0835" calcext:value-type="float">
            <text:p>63.0835</text:p>
          </table:table-cell>
          <table:table-cell table:style-name="Default" office:value-type="float" office:value="108.091" calcext:value-type="float">
            <text:p>108.091</text:p>
          </table:table-cell>
          <table:table-cell table:style-name="Default" office:value-type="float" office:value="108.321" calcext:value-type="float">
            <text:p>108.32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46" calcext:value-type="float">
            <text:p>7197.46</text:p>
          </table:table-cell>
          <table:table-cell table:style-name="Default" office:value-type="float" office:value="62.8539" calcext:value-type="float">
            <text:p>62.8539</text:p>
          </table:table-cell>
          <table:table-cell office:value-type="string" calcext:value-type="string">
            <text:p>Feasible</text:p>
          </table:table-cell>
          <table:table-cell office:value-type="float" office:value="62.8539" calcext:value-type="float">
            <text:p>62.8539</text:p>
          </table:table-cell>
          <table:table-cell office:value-type="float" office:value="92.2274" calcext:value-type="float">
            <text:p>92.2274</text:p>
          </table:table-cell>
          <table:table-cell office:value-type="float" office:value="31.849" calcext:value-type="float">
            <text:p>31.849</text:p>
          </table:table-cell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63.0835" calcext:value-type="float">
            <text:p>63.0835</text:p>
          </table:table-cell>
          <table:table-cell table:style-name="Default" office:value-type="float" office:value="100.391" calcext:value-type="float">
            <text:p>100.391</text:p>
          </table:table-cell>
          <table:table-cell table:style-name="Default" office:value-type="float" office:value="96.0184" calcext:value-type="float">
            <text:p>96.01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26" calcext:value-type="float">
            <text:p>7197.26</text:p>
          </table:table-cell>
          <table:table-cell table:style-name="Default" office:value-type="float" office:value="67.4557" calcext:value-type="float">
            <text:p>67.4557</text:p>
          </table:table-cell>
          <table:table-cell office:value-type="string" calcext:value-type="string">
            <text:p>Feasible</text:p>
          </table:table-cell>
          <table:table-cell office:value-type="float" office:value="67.4557" calcext:value-type="float">
            <text:p>67.4557</text:p>
          </table:table-cell>
          <table:table-cell office:value-type="float" office:value="92.2248" calcext:value-type="float">
            <text:p>92.2248</text:p>
          </table:table-cell>
          <table:table-cell office:value-type="float" office:value="26.8573" calcext:value-type="float">
            <text:p>26.8573</text:p>
          </table:table-cell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3.0835" calcext:value-type="float">
            <text:p>63.0835</text:p>
          </table:table-cell>
          <table:table-cell table:style-name="Default" office:value-type="float" office:value="108.091" calcext:value-type="float">
            <text:p>108.091</text:p>
          </table:table-cell>
          <table:table-cell table:style-name="Default" office:value-type="float" office:value="101.256" calcext:value-type="float">
            <text:p>101.25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17" calcext:value-type="float">
            <text:p>7197.17</text:p>
          </table:table-cell>
          <table:table-cell table:style-name="Default" office:value-type="float" office:value="69.9189" calcext:value-type="float">
            <text:p>69.9189</text:p>
          </table:table-cell>
          <table:table-cell office:value-type="string" calcext:value-type="string">
            <text:p>Feasible</text:p>
          </table:table-cell>
          <table:table-cell office:value-type="float" office:value="69.9189" calcext:value-type="float">
            <text:p>69.9189</text:p>
          </table:table-cell>
          <table:table-cell office:value-type="float" office:value="92.3709" calcext:value-type="float">
            <text:p>92.3709</text:p>
          </table:table-cell>
          <table:table-cell office:value-type="float" office:value="24.3064" calcext:value-type="float">
            <text:p>24.3064</text:p>
          </table:table-cell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3.0835" calcext:value-type="float">
            <text:p>63.0835</text:p>
          </table:table-cell>
          <table:table-cell table:style-name="Default" office:value-type="float" office:value="108.091" calcext:value-type="float">
            <text:p>108.091</text:p>
          </table:table-cell>
          <table:table-cell table:style-name="Default" office:value-type="float" office:value="109.287" calcext:value-type="float">
            <text:p>109.28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5" calcext:value-type="float">
            <text:p>7196.5</text:p>
          </table:table-cell>
          <table:table-cell table:style-name="Default" office:value-type="float" office:value="61.8876" calcext:value-type="float">
            <text:p>61.8876</text:p>
          </table:table-cell>
          <table:table-cell office:value-type="string" calcext:value-type="string">
            <text:p>Feasible</text:p>
          </table:table-cell>
          <table:table-cell office:value-type="float" office:value="61.8876" calcext:value-type="float">
            <text:p>61.8876</text:p>
          </table:table-cell>
          <table:table-cell office:value-type="float" office:value="92.3224" calcext:value-type="float">
            <text:p>92.3224</text:p>
          </table:table-cell>
          <table:table-cell office:value-type="float" office:value="32.9658" calcext:value-type="float">
            <text:p>32.9658</text:p>
          </table:table-cell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27.185" calcext:value-type="float">
            <text:p>127.185</text:p>
          </table:table-cell>
          <table:table-cell table:style-name="Default" office:value-type="float" office:value="118.601" calcext:value-type="float">
            <text:p>118.601</text:p>
          </table:table-cell>
          <table:table-cell table:style-name="Default" office:value-type="float" office:value="98.2771" calcext:value-type="float">
            <text:p>98.277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89" calcext:value-type="float">
            <text:p>7196.89</text:p>
          </table:table-cell>
          <table:table-cell table:style-name="Default" office:value-type="float" office:value="147.509" calcext:value-type="float">
            <text:p>147.509</text:p>
          </table:table-cell>
          <table:table-cell office:value-type="string" calcext:value-type="string">
            <text:p>Feasible</text:p>
          </table:table-cell>
          <table:table-cell office:value-type="float" office:value="147.509" calcext:value-type="float">
            <text:p>147.509</text:p>
          </table:table-cell>
          <table:table-cell office:value-type="float" office:value="177.382" calcext:value-type="float">
            <text:p>177.382</text:p>
          </table:table-cell>
          <table:table-cell office:value-type="float" office:value="16.8411" calcext:value-type="float">
            <text:p>16.8411</text:p>
          </table:table-cell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27.185" calcext:value-type="float">
            <text:p>127.185</text:p>
          </table:table-cell>
          <table:table-cell table:style-name="Default" office:value-type="float" office:value="118.186" calcext:value-type="float">
            <text:p>118.186</text:p>
          </table:table-cell>
          <table:table-cell table:style-name="Default" office:value-type="float" office:value="94.5021" calcext:value-type="float">
            <text:p>94.502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45" calcext:value-type="float">
            <text:p>7197.45</text:p>
          </table:table-cell>
          <table:table-cell table:style-name="Default" office:value-type="float" office:value="150.869" calcext:value-type="float">
            <text:p>150.869</text:p>
          </table:table-cell>
          <table:table-cell office:value-type="string" calcext:value-type="string">
            <text:p>Feasible</text:p>
          </table:table-cell>
          <table:table-cell office:value-type="float" office:value="150.869" calcext:value-type="float">
            <text:p>150.869</text:p>
          </table:table-cell>
          <table:table-cell office:value-type="float" office:value="177.262" calcext:value-type="float">
            <text:p>177.262</text:p>
          </table:table-cell>
          <table:table-cell office:value-type="float" office:value="14.8893" calcext:value-type="float">
            <text:p>14.8893</text:p>
          </table:table-cell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27.185" calcext:value-type="float">
            <text:p>127.185</text:p>
          </table:table-cell>
          <table:table-cell table:style-name="Default" office:value-type="float" office:value="118.601" calcext:value-type="float">
            <text:p>118.601</text:p>
          </table:table-cell>
          <table:table-cell table:style-name="Default" office:value-type="float" office:value="102.948" calcext:value-type="float">
            <text:p>102.9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52" calcext:value-type="float">
            <text:p>7197.52</text:p>
          </table:table-cell>
          <table:table-cell table:style-name="Default" office:value-type="float" office:value="142.838" calcext:value-type="float">
            <text:p>142.838</text:p>
          </table:table-cell>
          <table:table-cell office:value-type="string" calcext:value-type="string">
            <text:p>Feasible</text:p>
          </table:table-cell>
          <table:table-cell office:value-type="float" office:value="142.838" calcext:value-type="float">
            <text:p>142.838</text:p>
          </table:table-cell>
          <table:table-cell office:value-type="float" office:value="177.326" calcext:value-type="float">
            <text:p>177.326</text:p>
          </table:table-cell>
          <table:table-cell office:value-type="float" office:value="19.4489" calcext:value-type="float">
            <text:p>19.4489</text:p>
          </table:table-cell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27.185" calcext:value-type="float">
            <text:p>127.185</text:p>
          </table:table-cell>
          <table:table-cell table:style-name="Default" office:value-type="float" office:value="118.601" calcext:value-type="float">
            <text:p>118.601</text:p>
          </table:table-cell>
          <table:table-cell table:style-name="Default" office:value-type="float" office:value="99.4774" calcext:value-type="float">
            <text:p>99.477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32" calcext:value-type="float">
            <text:p>7197.32</text:p>
          </table:table-cell>
          <table:table-cell table:style-name="Default" office:value-type="float" office:value="146.309" calcext:value-type="float">
            <text:p>146.309</text:p>
          </table:table-cell>
          <table:table-cell office:value-type="string" calcext:value-type="string">
            <text:p>Feasible</text:p>
          </table:table-cell>
          <table:table-cell office:value-type="float" office:value="146.309" calcext:value-type="float">
            <text:p>146.309</text:p>
          </table:table-cell>
          <table:table-cell office:value-type="float" office:value="177.319" calcext:value-type="float">
            <text:p>177.319</text:p>
          </table:table-cell>
          <table:table-cell office:value-type="float" office:value="17.4883" calcext:value-type="float">
            <text:p>17.4883</text:p>
          </table:table-cell>
        </table:table-row>
        <table:table-row table:style-name="ro1">
          <table:table-cell table:style-name="Default" office:value-type="string" calcext:value-type="string">
            <text:p>sarp-10-15-A-1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5.0098" calcext:value-type="float">
            <text:p>55.0098</text:p>
          </table:table-cell>
          <table:table-cell table:style-name="Default" office:value-type="float" office:value="83.1486" calcext:value-type="float">
            <text:p>83.1486</text:p>
          </table:table-cell>
          <table:table-cell table:style-name="Default" office:value-type="float" office:value="91.5573" calcext:value-type="float">
            <text:p>91.557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14" calcext:value-type="float">
            <text:p>7197.14</text:p>
          </table:table-cell>
          <table:table-cell table:style-name="Default" office:value-type="float" office:value="46.6011" calcext:value-type="float">
            <text:p>46.6011</text:p>
          </table:table-cell>
          <table:table-cell office:value-type="string" calcext:value-type="string">
            <text:p>Feasible</text:p>
          </table:table-cell>
          <table:table-cell office:value-type="float" office:value="46.6011" calcext:value-type="float">
            <text:p>46.6011</text:p>
          </table:table-cell>
          <table:table-cell office:value-type="float" office:value="69.1752" calcext:value-type="float">
            <text:p>69.1752</text:p>
          </table:table-cell>
          <table:table-cell office:value-type="float" office:value="32.6332" calcext:value-type="float">
            <text:p>32.6332</text:p>
          </table:table-cell>
        </table:table-row>
        <table:table-row table:style-name="ro1">
          <table:table-cell table:style-name="Default" office:value-type="string" calcext:value-type="string">
            <text:p>sarp-10-15-A-2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5.0098" calcext:value-type="float">
            <text:p>55.0098</text:p>
          </table:table-cell>
          <table:table-cell table:style-name="Default" office:value-type="float" office:value="83.1486" calcext:value-type="float">
            <text:p>83.1486</text:p>
          </table:table-cell>
          <table:table-cell table:style-name="Default" office:value-type="float" office:value="91.5573" calcext:value-type="float">
            <text:p>91.557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99" calcext:value-type="float">
            <text:p>7196.99</text:p>
          </table:table-cell>
          <table:table-cell table:style-name="Default" office:value-type="float" office:value="46.6011" calcext:value-type="float">
            <text:p>46.6011</text:p>
          </table:table-cell>
          <table:table-cell office:value-type="string" calcext:value-type="string">
            <text:p>Feasible</text:p>
          </table:table-cell>
          <table:table-cell office:value-type="float" office:value="46.6011" calcext:value-type="float">
            <text:p>46.6011</text:p>
          </table:table-cell>
          <table:table-cell office:value-type="float" office:value="69.1474" calcext:value-type="float">
            <text:p>69.1474</text:p>
          </table:table-cell>
          <table:table-cell office:value-type="float" office:value="32.6061" calcext:value-type="float">
            <text:p>32.6061</text:p>
          </table:table-cell>
        </table:table-row>
        <table:table-row table:style-name="ro1">
          <table:table-cell table:style-name="Default" office:value-type="string" calcext:value-type="string">
            <text:p>sarp-10-15-A-3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5.0098" calcext:value-type="float">
            <text:p>55.0098</text:p>
          </table:table-cell>
          <table:table-cell table:style-name="Default" office:value-type="float" office:value="83.1486" calcext:value-type="float">
            <text:p>83.1486</text:p>
          </table:table-cell>
          <table:table-cell table:style-name="Default" office:value-type="float" office:value="91.5573" calcext:value-type="float">
            <text:p>91.557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94" calcext:value-type="float">
            <text:p>7196.94</text:p>
          </table:table-cell>
          <table:table-cell table:style-name="Default" office:value-type="float" office:value="46.6011" calcext:value-type="float">
            <text:p>46.6011</text:p>
          </table:table-cell>
          <table:table-cell office:value-type="string" calcext:value-type="string">
            <text:p>Feasible</text:p>
          </table:table-cell>
          <table:table-cell office:value-type="float" office:value="46.6011" calcext:value-type="float">
            <text:p>46.6011</text:p>
          </table:table-cell>
          <table:table-cell office:value-type="float" office:value="69.0949" calcext:value-type="float">
            <text:p>69.0949</text:p>
          </table:table-cell>
          <table:table-cell office:value-type="float" office:value="32.5549" calcext:value-type="float">
            <text:p>32.5549</text:p>
          </table:table-cell>
        </table:table-row>
        <table:table-row table:style-name="ro1">
          <table:table-cell table:style-name="Default" office:value-type="string" calcext:value-type="string">
            <text:p>sarp-10-15-A-4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55.0098" calcext:value-type="float">
            <text:p>55.0098</text:p>
          </table:table-cell>
          <table:table-cell table:style-name="Default" office:value-type="float" office:value="83.1486" calcext:value-type="float">
            <text:p>83.1486</text:p>
          </table:table-cell>
          <table:table-cell table:style-name="Default" office:value-type="float" office:value="91.5573" calcext:value-type="float">
            <text:p>91.557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05" calcext:value-type="float">
            <text:p>7197.05</text:p>
          </table:table-cell>
          <table:table-cell table:style-name="Default" office:value-type="float" office:value="46.6011" calcext:value-type="float">
            <text:p>46.6011</text:p>
          </table:table-cell>
          <table:table-cell office:value-type="string" calcext:value-type="string">
            <text:p>Feasible</text:p>
          </table:table-cell>
          <table:table-cell office:value-type="float" office:value="46.6011" calcext:value-type="float">
            <text:p>46.6011</text:p>
          </table:table-cell>
          <table:table-cell office:value-type="float" office:value="69.1074" calcext:value-type="float">
            <text:p>69.1074</text:p>
          </table:table-cell>
          <table:table-cell office:value-type="float" office:value="32.5671" calcext:value-type="float">
            <text:p>32.5671</text:p>
          </table:table-cell>
        </table:table-row>
        <table:table-row table:style-name="ro1">
          <table:table-cell table:style-name="Default" office:value-type="string" calcext:value-type="string">
            <text:p>sarp-10-15-B-1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1.622" calcext:value-type="float">
            <text:p>61.622</text:p>
          </table:table-cell>
          <table:table-cell table:style-name="Default" office:value-type="float" office:value="95.1371" calcext:value-type="float">
            <text:p>95.1371</text:p>
          </table:table-cell>
          <table:table-cell table:style-name="Default" office:value-type="float" office:value="104.933" calcext:value-type="float">
            <text:p>104.93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59" calcext:value-type="float">
            <text:p>7196.59</text:p>
          </table:table-cell>
          <table:table-cell table:style-name="Default" office:value-type="float" office:value="51.8261" calcext:value-type="float">
            <text:p>51.8261</text:p>
          </table:table-cell>
          <table:table-cell office:value-type="string" calcext:value-type="string">
            <text:p>Feasible</text:p>
          </table:table-cell>
          <table:table-cell office:value-type="float" office:value="51.8261" calcext:value-type="float">
            <text:p>51.8261</text:p>
          </table:table-cell>
          <table:table-cell office:value-type="float" office:value="77.5622" calcext:value-type="float">
            <text:p>77.5622</text:p>
          </table:table-cell>
          <table:table-cell office:value-type="float" office:value="33.1812" calcext:value-type="float">
            <text:p>33.1812</text:p>
          </table:table-cell>
        </table:table-row>
        <table:table-row table:style-name="ro1">
          <table:table-cell table:style-name="Default" office:value-type="string" calcext:value-type="string">
            <text:p>sarp-10-15-B-2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1.622" calcext:value-type="float">
            <text:p>61.622</text:p>
          </table:table-cell>
          <table:table-cell table:style-name="Default" office:value-type="float" office:value="99.1341" calcext:value-type="float">
            <text:p>99.1341</text:p>
          </table:table-cell>
          <table:table-cell table:style-name="Default" office:value-type="float" office:value="111.53" calcext:value-type="float">
            <text:p>111.5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54" calcext:value-type="float">
            <text:p>7196.54</text:p>
          </table:table-cell>
          <table:table-cell table:style-name="Default" office:value-type="float" office:value="49.2257" calcext:value-type="float">
            <text:p>49.2257</text:p>
          </table:table-cell>
          <table:table-cell office:value-type="string" calcext:value-type="string">
            <text:p>Feasible</text:p>
          </table:table-cell>
          <table:table-cell office:value-type="float" office:value="49.2257" calcext:value-type="float">
            <text:p>49.2257</text:p>
          </table:table-cell>
          <table:table-cell office:value-type="float" office:value="77.5735" calcext:value-type="float">
            <text:p>77.5735</text:p>
          </table:table-cell>
          <table:table-cell office:value-type="float" office:value="36.5431" calcext:value-type="float">
            <text:p>36.5431</text:p>
          </table:table-cell>
        </table:table-row>
        <table:table-row table:style-name="ro1">
          <table:table-cell table:style-name="Default" office:value-type="string" calcext:value-type="string">
            <text:p>sarp-10-15-B-3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1.622" calcext:value-type="float">
            <text:p>61.622</text:p>
          </table:table-cell>
          <table:table-cell table:style-name="Default" office:value-type="float" office:value="94.5302" calcext:value-type="float">
            <text:p>94.5302</text:p>
          </table:table-cell>
          <table:table-cell table:style-name="Default" office:value-type="float" office:value="106.392" calcext:value-type="float">
            <text:p>106.39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75" calcext:value-type="float">
            <text:p>7196.75</text:p>
          </table:table-cell>
          <table:table-cell table:style-name="Default" office:value-type="float" office:value="49.76" calcext:value-type="float">
            <text:p>49.76</text:p>
          </table:table-cell>
          <table:table-cell office:value-type="string" calcext:value-type="string">
            <text:p>Feasible</text:p>
          </table:table-cell>
          <table:table-cell office:value-type="float" office:value="49.76" calcext:value-type="float">
            <text:p>49.76</text:p>
          </table:table-cell>
          <table:table-cell office:value-type="float" office:value="77.508" calcext:value-type="float">
            <text:p>77.508</text:p>
          </table:table-cell>
          <table:table-cell office:value-type="float" office:value="35.8002" calcext:value-type="float">
            <text:p>35.8002</text:p>
          </table:table-cell>
        </table:table-row>
        <table:table-row table:style-name="ro1">
          <table:table-cell table:style-name="Default" office:value-type="string" calcext:value-type="string">
            <text:p>sarp-10-15-B-4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61.622" calcext:value-type="float">
            <text:p>61.622</text:p>
          </table:table-cell>
          <table:table-cell table:style-name="Default" office:value-type="float" office:value="80.1995" calcext:value-type="float">
            <text:p>80.1995</text:p>
          </table:table-cell>
          <table:table-cell table:style-name="Default" office:value-type="float" office:value="95.4493" calcext:value-type="float">
            <text:p>95.449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42" calcext:value-type="float">
            <text:p>7196.42</text:p>
          </table:table-cell>
          <table:table-cell table:style-name="Default" office:value-type="float" office:value="46.3722" calcext:value-type="float">
            <text:p>46.3722</text:p>
          </table:table-cell>
          <table:table-cell office:value-type="string" calcext:value-type="string">
            <text:p>Feasible</text:p>
          </table:table-cell>
          <table:table-cell office:value-type="float" office:value="46.3722" calcext:value-type="float">
            <text:p>46.3722</text:p>
          </table:table-cell>
          <table:table-cell office:value-type="float" office:value="77.4983" calcext:value-type="float">
            <text:p>77.4983</text:p>
          </table:table-cell>
          <table:table-cell office:value-type="float" office:value="40.1636" calcext:value-type="float">
            <text:p>40.1636</text:p>
          </table:table-cell>
        </table:table-row>
        <table:table-row table:style-name="ro1">
          <table:table-cell table:style-name="Default" office:value-type="string" calcext:value-type="string">
            <text:p>sarp-15-5-A-1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8.5956" calcext:value-type="float">
            <text:p>78.5956</text:p>
          </table:table-cell>
          <table:table-cell table:style-name="Default" office:value-type="float" office:value="52.1247" calcext:value-type="float">
            <text:p>52.1247</text:p>
          </table:table-cell>
          <table:table-cell table:style-name="Default" office:value-type="float" office:value="113.679" calcext:value-type="float">
            <text:p>113.67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8.09" calcext:value-type="float">
            <text:p>7198.09</text:p>
          </table:table-cell>
          <table:table-cell table:style-name="Default" office:value-type="float" office:value="17.0416" calcext:value-type="float">
            <text:p>17.0416</text:p>
          </table:table-cell>
          <table:table-cell office:value-type="string" calcext:value-type="string">
            <text:p>Feasible</text:p>
          </table:table-cell>
          <table:table-cell office:value-type="float" office:value="17.0416" calcext:value-type="float">
            <text:p>17.0416</text:p>
          </table:table-cell>
          <table:table-cell office:value-type="float" office:value="50.3319" calcext:value-type="float">
            <text:p>50.3319</text:p>
          </table:table-cell>
          <table:table-cell office:value-type="float" office:value="66.1416" calcext:value-type="float">
            <text:p>66.1416</text:p>
          </table:table-cell>
        </table:table-row>
        <table:table-row table:style-name="ro1">
          <table:table-cell table:style-name="Default" office:value-type="string" calcext:value-type="string">
            <text:p>sarp-15-5-A-2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8.5956" calcext:value-type="float">
            <text:p>78.5956</text:p>
          </table:table-cell>
          <table:table-cell table:style-name="Default" office:value-type="float" office:value="52.1247" calcext:value-type="float">
            <text:p>52.1247</text:p>
          </table:table-cell>
          <table:table-cell table:style-name="Default" office:value-type="float" office:value="113.679" calcext:value-type="float">
            <text:p>113.67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8.19" calcext:value-type="float">
            <text:p>7198.19</text:p>
          </table:table-cell>
          <table:table-cell table:style-name="Default" office:value-type="float" office:value="17.0416" calcext:value-type="float">
            <text:p>17.0416</text:p>
          </table:table-cell>
          <table:table-cell office:value-type="string" calcext:value-type="string">
            <text:p>Feasible</text:p>
          </table:table-cell>
          <table:table-cell office:value-type="float" office:value="17.0416" calcext:value-type="float">
            <text:p>17.0416</text:p>
          </table:table-cell>
          <table:table-cell office:value-type="float" office:value="50.3431" calcext:value-type="float">
            <text:p>50.3431</text:p>
          </table:table-cell>
          <table:table-cell office:value-type="float" office:value="66.1491" calcext:value-type="float">
            <text:p>66.1491</text:p>
          </table:table-cell>
        </table:table-row>
        <table:table-row table:style-name="ro1">
          <table:table-cell table:style-name="Default" office:value-type="string" calcext:value-type="string">
            <text:p>sarp-15-5-A-3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8.5956" calcext:value-type="float">
            <text:p>78.5956</text:p>
          </table:table-cell>
          <table:table-cell table:style-name="Default" office:value-type="float" office:value="52.1247" calcext:value-type="float">
            <text:p>52.1247</text:p>
          </table:table-cell>
          <table:table-cell table:style-name="Default" office:value-type="float" office:value="112.518" calcext:value-type="float">
            <text:p>112.51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8.09" calcext:value-type="float">
            <text:p>7198.09</text:p>
          </table:table-cell>
          <table:table-cell table:style-name="Default" office:value-type="float" office:value="18.2019" calcext:value-type="float">
            <text:p>18.2019</text:p>
          </table:table-cell>
          <table:table-cell office:value-type="string" calcext:value-type="string">
            <text:p>Feasible</text:p>
          </table:table-cell>
          <table:table-cell office:value-type="float" office:value="18.2019" calcext:value-type="float">
            <text:p>18.2019</text:p>
          </table:table-cell>
          <table:table-cell office:value-type="float" office:value="50.36" calcext:value-type="float">
            <text:p>50.36</text:p>
          </table:table-cell>
          <table:table-cell office:value-type="float" office:value="63.8564" calcext:value-type="float">
            <text:p>63.8564</text:p>
          </table:table-cell>
        </table:table-row>
        <table:table-row table:style-name="ro1">
          <table:table-cell table:style-name="Default" office:value-type="string" calcext:value-type="string">
            <text:p>sarp-15-5-A-4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8.5956" calcext:value-type="float">
            <text:p>78.5956</text:p>
          </table:table-cell>
          <table:table-cell table:style-name="Default" office:value-type="float" office:value="52.1247" calcext:value-type="float">
            <text:p>52.1247</text:p>
          </table:table-cell>
          <table:table-cell table:style-name="Default" office:value-type="float" office:value="113.679" calcext:value-type="float">
            <text:p>113.67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8.39" calcext:value-type="float">
            <text:p>7198.39</text:p>
          </table:table-cell>
          <table:table-cell table:style-name="Default" office:value-type="float" office:value="17.0416" calcext:value-type="float">
            <text:p>17.0416</text:p>
          </table:table-cell>
          <table:table-cell office:value-type="string" calcext:value-type="string">
            <text:p>Feasible</text:p>
          </table:table-cell>
          <table:table-cell office:value-type="float" office:value="17.0416" calcext:value-type="float">
            <text:p>17.0416</text:p>
          </table:table-cell>
          <table:table-cell office:value-type="float" office:value="50.3181" calcext:value-type="float">
            <text:p>50.3181</text:p>
          </table:table-cell>
          <table:table-cell office:value-type="float" office:value="66.1323" calcext:value-type="float">
            <text:p>66.1323</text:p>
          </table:table-cell>
        </table:table-row>
        <table:table-row table:style-name="ro1">
          <table:table-cell table:style-name="Default" office:value-type="string" calcext:value-type="string">
            <text:p>sarp-15-5-B-1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0.302" calcext:value-type="float">
            <text:p>100.302</text:p>
          </table:table-cell>
          <table:table-cell table:style-name="Default" office:value-type="float" office:value="68.7897" calcext:value-type="float">
            <text:p>68.7897</text:p>
          </table:table-cell>
          <table:table-cell table:style-name="Default" office:value-type="float" office:value="98.5989" calcext:value-type="float">
            <text:p>98.598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08" calcext:value-type="float">
            <text:p>7198.08</text:p>
          </table:table-cell>
          <table:table-cell table:style-name="Default" office:value-type="float" office:value="70.4929" calcext:value-type="float">
            <text:p>70.4929</text:p>
          </table:table-cell>
          <table:table-cell office:value-type="string" calcext:value-type="string">
            <text:p>Feasible</text:p>
          </table:table-cell>
          <table:table-cell office:value-type="float" office:value="70.4929" calcext:value-type="float">
            <text:p>70.4929</text:p>
          </table:table-cell>
          <table:table-cell office:value-type="float" office:value="97.9753" calcext:value-type="float">
            <text:p>97.9753</text:p>
          </table:table-cell>
          <table:table-cell office:value-type="float" office:value="28.0503" calcext:value-type="float">
            <text:p>28.0503</text:p>
          </table:table-cell>
        </table:table-row>
        <table:table-row table:style-name="ro1">
          <table:table-cell table:style-name="Default" office:value-type="string" calcext:value-type="string">
            <text:p>sarp-15-5-B-2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0.302" calcext:value-type="float">
            <text:p>100.302</text:p>
          </table:table-cell>
          <table:table-cell table:style-name="Default" office:value-type="float" office:value="68.7897" calcext:value-type="float">
            <text:p>68.7897</text:p>
          </table:table-cell>
          <table:table-cell table:style-name="Default" office:value-type="float" office:value="94.6011" calcext:value-type="float">
            <text:p>94.601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17" calcext:value-type="float">
            <text:p>7198.17</text:p>
          </table:table-cell>
          <table:table-cell table:style-name="Default" office:value-type="float" office:value="74.4907" calcext:value-type="float">
            <text:p>74.4907</text:p>
          </table:table-cell>
          <table:table-cell office:value-type="string" calcext:value-type="string">
            <text:p>Feasible</text:p>
          </table:table-cell>
          <table:table-cell office:value-type="float" office:value="74.4907" calcext:value-type="float">
            <text:p>74.4907</text:p>
          </table:table-cell>
          <table:table-cell office:value-type="float" office:value="97.9303" calcext:value-type="float">
            <text:p>97.9303</text:p>
          </table:table-cell>
          <table:table-cell office:value-type="float" office:value="23.935" calcext:value-type="float">
            <text:p>23.935</text:p>
          </table:table-cell>
        </table:table-row>
        <table:table-row table:style-name="ro1">
          <table:table-cell table:style-name="Default" office:value-type="string" calcext:value-type="string">
            <text:p>sarp-15-5-B-3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0.302" calcext:value-type="float">
            <text:p>100.302</text:p>
          </table:table-cell>
          <table:table-cell table:style-name="Default" office:value-type="float" office:value="68.7897" calcext:value-type="float">
            <text:p>68.7897</text:p>
          </table:table-cell>
          <table:table-cell table:style-name="Default" office:value-type="float" office:value="98.5989" calcext:value-type="float">
            <text:p>98.598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52" calcext:value-type="float">
            <text:p>7197.52</text:p>
          </table:table-cell>
          <table:table-cell table:style-name="Default" office:value-type="float" office:value="70.4929" calcext:value-type="float">
            <text:p>70.4929</text:p>
          </table:table-cell>
          <table:table-cell office:value-type="string" calcext:value-type="string">
            <text:p>Feasible</text:p>
          </table:table-cell>
          <table:table-cell office:value-type="float" office:value="70.4929" calcext:value-type="float">
            <text:p>70.4929</text:p>
          </table:table-cell>
          <table:table-cell office:value-type="float" office:value="97.9551" calcext:value-type="float">
            <text:p>97.9551</text:p>
          </table:table-cell>
          <table:table-cell office:value-type="float" office:value="28.0355" calcext:value-type="float">
            <text:p>28.0355</text:p>
          </table:table-cell>
        </table:table-row>
        <table:table-row table:style-name="ro1">
          <table:table-cell table:style-name="Default" office:value-type="string" calcext:value-type="string">
            <text:p>sarp-15-5-B-4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0.302" calcext:value-type="float">
            <text:p>100.302</text:p>
          </table:table-cell>
          <table:table-cell table:style-name="Default" office:value-type="float" office:value="68.7897" calcext:value-type="float">
            <text:p>68.7897</text:p>
          </table:table-cell>
          <table:table-cell table:style-name="Default" office:value-type="float" office:value="98.5989" calcext:value-type="float">
            <text:p>98.598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53" calcext:value-type="float">
            <text:p>7197.53</text:p>
          </table:table-cell>
          <table:table-cell table:style-name="Default" office:value-type="float" office:value="70.4929" calcext:value-type="float">
            <text:p>70.4929</text:p>
          </table:table-cell>
          <table:table-cell office:value-type="string" calcext:value-type="string">
            <text:p>Feasible</text:p>
          </table:table-cell>
          <table:table-cell office:value-type="float" office:value="70.4929" calcext:value-type="float">
            <text:p>70.4929</text:p>
          </table:table-cell>
          <table:table-cell office:value-type="float" office:value="98.0115" calcext:value-type="float">
            <text:p>98.0115</text:p>
          </table:table-cell>
          <table:table-cell office:value-type="float" office:value="28.0769" calcext:value-type="float">
            <text:p>28.0769</text:p>
          </table:table-cell>
        </table:table-row>
        <table:table-row table:style-name="ro1">
          <table:table-cell table:style-name="Default" office:value-type="string" calcext:value-type="string">
            <text:p>sarp-15-5-C-1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72.786" calcext:value-type="float">
            <text:p>172.786</text:p>
          </table:table-cell>
          <table:table-cell table:style-name="Default" office:value-type="float" office:value="91.3399" calcext:value-type="float">
            <text:p>91.3399</text:p>
          </table:table-cell>
          <table:table-cell table:style-name="Default" office:value-type="float" office:value="94.0661" calcext:value-type="float">
            <text:p>94.066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35" calcext:value-type="float">
            <text:p>7197.35</text:p>
          </table:table-cell>
          <table:table-cell table:style-name="Default" office:value-type="float" office:value="170.06" calcext:value-type="float">
            <text:p>170.06</text:p>
          </table:table-cell>
          <table:table-cell office:value-type="string" calcext:value-type="string">
            <text:p>Feasible</text:p>
          </table:table-cell>
          <table:table-cell office:value-type="float" office:value="170.06" calcext:value-type="float">
            <text:p>170.06</text:p>
          </table:table-cell>
          <table:table-cell office:value-type="float" office:value="190.014" calcext:value-type="float">
            <text:p>190.014</text:p>
          </table:table-cell>
          <table:table-cell office:value-type="float" office:value="10.5013" calcext:value-type="float">
            <text:p>10.5013</text:p>
          </table:table-cell>
        </table:table-row>
        <table:table-row table:style-name="ro1">
          <table:table-cell table:style-name="Default" office:value-type="string" calcext:value-type="string">
            <text:p>sarp-15-5-C-2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72.786" calcext:value-type="float">
            <text:p>172.786</text:p>
          </table:table-cell>
          <table:table-cell table:style-name="Default" office:value-type="float" office:value="91.3399" calcext:value-type="float">
            <text:p>91.3399</text:p>
          </table:table-cell>
          <table:table-cell table:style-name="Default" office:value-type="float" office:value="94.0661" calcext:value-type="float">
            <text:p>94.066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48" calcext:value-type="float">
            <text:p>7197.48</text:p>
          </table:table-cell>
          <table:table-cell table:style-name="Default" office:value-type="float" office:value="170.06" calcext:value-type="float">
            <text:p>170.06</text:p>
          </table:table-cell>
          <table:table-cell office:value-type="string" calcext:value-type="string">
            <text:p>Feasible</text:p>
          </table:table-cell>
          <table:table-cell office:value-type="float" office:value="170.06" calcext:value-type="float">
            <text:p>170.06</text:p>
          </table:table-cell>
          <table:table-cell office:value-type="float" office:value="190.061" calcext:value-type="float">
            <text:p>190.061</text:p>
          </table:table-cell>
          <table:table-cell office:value-type="float" office:value="10.5235" calcext:value-type="float">
            <text:p>10.5235</text:p>
          </table:table-cell>
        </table:table-row>
        <table:table-row table:style-name="ro1">
          <table:table-cell table:style-name="Default" office:value-type="string" calcext:value-type="string">
            <text:p>sarp-15-5-C-3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72.786" calcext:value-type="float">
            <text:p>172.786</text:p>
          </table:table-cell>
          <table:table-cell table:style-name="Default" office:value-type="float" office:value="91.3399" calcext:value-type="float">
            <text:p>91.3399</text:p>
          </table:table-cell>
          <table:table-cell table:style-name="Default" office:value-type="float" office:value="94.0661" calcext:value-type="float">
            <text:p>94.066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57" calcext:value-type="float">
            <text:p>7197.57</text:p>
          </table:table-cell>
          <table:table-cell table:style-name="Default" office:value-type="float" office:value="170.06" calcext:value-type="float">
            <text:p>170.06</text:p>
          </table:table-cell>
          <table:table-cell office:value-type="string" calcext:value-type="string">
            <text:p>Feasible</text:p>
          </table:table-cell>
          <table:table-cell office:value-type="float" office:value="170.06" calcext:value-type="float">
            <text:p>170.06</text:p>
          </table:table-cell>
          <table:table-cell office:value-type="float" office:value="190.025" calcext:value-type="float">
            <text:p>190.025</text:p>
          </table:table-cell>
          <table:table-cell office:value-type="float" office:value="10.5065" calcext:value-type="float">
            <text:p>10.5065</text:p>
          </table:table-cell>
        </table:table-row>
        <table:table-row table:style-name="ro1">
          <table:table-cell table:style-name="Default" office:value-type="string" calcext:value-type="string">
            <text:p>sarp-15-5-C-4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72.786" calcext:value-type="float">
            <text:p>172.786</text:p>
          </table:table-cell>
          <table:table-cell table:style-name="Default" office:value-type="float" office:value="91.3399" calcext:value-type="float">
            <text:p>91.3399</text:p>
          </table:table-cell>
          <table:table-cell table:style-name="Default" office:value-type="float" office:value="92.6073" calcext:value-type="float">
            <text:p>92.607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46" calcext:value-type="float">
            <text:p>7197.46</text:p>
          </table:table-cell>
          <table:table-cell table:style-name="Default" office:value-type="float" office:value="171.518" calcext:value-type="float">
            <text:p>171.518</text:p>
          </table:table-cell>
          <table:table-cell office:value-type="string" calcext:value-type="string">
            <text:p>Feasible</text:p>
          </table:table-cell>
          <table:table-cell office:value-type="float" office:value="171.518" calcext:value-type="float">
            <text:p>171.518</text:p>
          </table:table-cell>
          <table:table-cell office:value-type="float" office:value="189.975" calcext:value-type="float">
            <text:p>189.975</text:p>
          </table:table-cell>
          <table:table-cell office:value-type="float" office:value="9.71549" calcext:value-type="float">
            <text:p>9.71549</text:p>
          </table:table-cell>
        </table:table-row>
        <table:table-row table:style-name="ro1">
          <table:table-cell table:style-name="Default" office:value-type="string" calcext:value-type="string">
            <text:p>sarp-15-10-A-1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3.2354" calcext:value-type="float">
            <text:p>73.2354</text:p>
          </table:table-cell>
          <table:table-cell table:style-name="Default" office:value-type="float" office:value="106.33" calcext:value-type="float">
            <text:p>106.33</text:p>
          </table:table-cell>
          <table:table-cell table:style-name="Default" office:value-type="float" office:value="104.106" calcext:value-type="float">
            <text:p>104.10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91" calcext:value-type="float">
            <text:p>7197.91</text:p>
          </table:table-cell>
          <table:table-cell table:style-name="Default" office:value-type="float" office:value="75.4592" calcext:value-type="float">
            <text:p>75.4592</text:p>
          </table:table-cell>
          <table:table-cell office:value-type="string" calcext:value-type="string">
            <text:p>Feasible</text:p>
          </table:table-cell>
          <table:table-cell office:value-type="float" office:value="75.4592" calcext:value-type="float">
            <text:p>75.4592</text:p>
          </table:table-cell>
          <table:table-cell office:value-type="float" office:value="100.413" calcext:value-type="float">
            <text:p>100.413</text:p>
          </table:table-cell>
          <table:table-cell office:value-type="float" office:value="24.8512" calcext:value-type="float">
            <text:p>24.8512</text:p>
          </table:table-cell>
        </table:table-row>
        <table:table-row table:style-name="ro1">
          <table:table-cell table:style-name="Default" office:value-type="string" calcext:value-type="string">
            <text:p>sarp-15-10-A-2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3.2354" calcext:value-type="float">
            <text:p>73.2354</text:p>
          </table:table-cell>
          <table:table-cell table:style-name="Default" office:value-type="float" office:value="106.33" calcext:value-type="float">
            <text:p>106.33</text:p>
          </table:table-cell>
          <table:table-cell table:style-name="Default" office:value-type="float" office:value="106.269" calcext:value-type="float">
            <text:p>106.26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8.06" calcext:value-type="float">
            <text:p>7198.06</text:p>
          </table:table-cell>
          <table:table-cell table:style-name="Default" office:value-type="float" office:value="73.2961" calcext:value-type="float">
            <text:p>73.2961</text:p>
          </table:table-cell>
          <table:table-cell office:value-type="string" calcext:value-type="string">
            <text:p>Feasible</text:p>
          </table:table-cell>
          <table:table-cell office:value-type="float" office:value="73.2961" calcext:value-type="float">
            <text:p>73.2961</text:p>
          </table:table-cell>
          <table:table-cell office:value-type="float" office:value="100.427" calcext:value-type="float">
            <text:p>100.427</text:p>
          </table:table-cell>
          <table:table-cell office:value-type="float" office:value="27.0155" calcext:value-type="float">
            <text:p>27.0155</text:p>
          </table:table-cell>
        </table:table-row>
        <table:table-row table:style-name="ro1">
          <table:table-cell table:style-name="Default" office:value-type="string" calcext:value-type="string">
            <text:p>sarp-15-10-A-3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3.2354" calcext:value-type="float">
            <text:p>73.2354</text:p>
          </table:table-cell>
          <table:table-cell table:style-name="Default" office:value-type="float" office:value="106.33" calcext:value-type="float">
            <text:p>106.33</text:p>
          </table:table-cell>
          <table:table-cell table:style-name="Default" office:value-type="float" office:value="107.417" calcext:value-type="float">
            <text:p>107.41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8.1" calcext:value-type="float">
            <text:p>7198.1</text:p>
          </table:table-cell>
          <table:table-cell table:style-name="Default" office:value-type="float" office:value="72.1485" calcext:value-type="float">
            <text:p>72.1485</text:p>
          </table:table-cell>
          <table:table-cell office:value-type="string" calcext:value-type="string">
            <text:p>Feasible</text:p>
          </table:table-cell>
          <table:table-cell office:value-type="float" office:value="72.1485" calcext:value-type="float">
            <text:p>72.1485</text:p>
          </table:table-cell>
          <table:table-cell office:value-type="float" office:value="100.474" calcext:value-type="float">
            <text:p>100.474</text:p>
          </table:table-cell>
          <table:table-cell office:value-type="float" office:value="28.1919" calcext:value-type="float">
            <text:p>28.1919</text:p>
          </table:table-cell>
        </table:table-row>
        <table:table-row table:style-name="ro1">
          <table:table-cell table:style-name="Default" office:value-type="string" calcext:value-type="string">
            <text:p>sarp-15-10-A-4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3.2354" calcext:value-type="float">
            <text:p>73.2354</text:p>
          </table:table-cell>
          <table:table-cell table:style-name="Default" office:value-type="float" office:value="106.33" calcext:value-type="float">
            <text:p>106.33</text:p>
          </table:table-cell>
          <table:table-cell table:style-name="Default" office:value-type="float" office:value="108.553" calcext:value-type="float">
            <text:p>108.55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61" calcext:value-type="float">
            <text:p>7197.61</text:p>
          </table:table-cell>
          <table:table-cell table:style-name="Default" office:value-type="float" office:value="71.0124" calcext:value-type="float">
            <text:p>71.0124</text:p>
          </table:table-cell>
          <table:table-cell office:value-type="string" calcext:value-type="string">
            <text:p>Feasible</text:p>
          </table:table-cell>
          <table:table-cell office:value-type="float" office:value="71.0124" calcext:value-type="float">
            <text:p>71.0124</text:p>
          </table:table-cell>
          <table:table-cell office:value-type="float" office:value="100.537" calcext:value-type="float">
            <text:p>100.537</text:p>
          </table:table-cell>
          <table:table-cell office:value-type="float" office:value="29.3669" calcext:value-type="float">
            <text:p>29.3669</text:p>
          </table:table-cell>
        </table:table-row>
        <table:table-row table:style-name="ro1">
          <table:table-cell table:style-name="Default" office:value-type="string" calcext:value-type="string">
            <text:p>sarp-15-10-B-1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9.663" calcext:value-type="float">
            <text:p>89.663</text:p>
          </table:table-cell>
          <table:table-cell table:style-name="Default" office:value-type="float" office:value="138.738" calcext:value-type="float">
            <text:p>138.738</text:p>
          </table:table-cell>
          <table:table-cell table:style-name="Default" office:value-type="float" office:value="135.9" calcext:value-type="float">
            <text:p>135.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97" calcext:value-type="float">
            <text:p>7197.97</text:p>
          </table:table-cell>
          <table:table-cell table:style-name="Default" office:value-type="float" office:value="92.5014" calcext:value-type="float">
            <text:p>92.5014</text:p>
          </table:table-cell>
          <table:table-cell office:value-type="string" calcext:value-type="string">
            <text:p>Feasible</text:p>
          </table:table-cell>
          <table:table-cell office:value-type="float" office:value="92.5014" calcext:value-type="float">
            <text:p>92.5014</text:p>
          </table:table-cell>
          <table:table-cell office:value-type="float" office:value="132.135" calcext:value-type="float">
            <text:p>132.135</text:p>
          </table:table-cell>
          <table:table-cell office:value-type="float" office:value="29.9948" calcext:value-type="float">
            <text:p>29.9948</text:p>
          </table:table-cell>
        </table:table-row>
        <table:table-row table:style-name="ro1">
          <table:table-cell table:style-name="Default" office:value-type="string" calcext:value-type="string">
            <text:p>sarp-15-10-B-2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9.663" calcext:value-type="float">
            <text:p>89.663</text:p>
          </table:table-cell>
          <table:table-cell table:style-name="Default" office:value-type="float" office:value="131.823" calcext:value-type="float">
            <text:p>131.823</text:p>
          </table:table-cell>
          <table:table-cell table:style-name="Default" office:value-type="float" office:value="123.951" calcext:value-type="float">
            <text:p>123.95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71" calcext:value-type="float">
            <text:p>7197.71</text:p>
          </table:table-cell>
          <table:table-cell table:style-name="Default" office:value-type="float" office:value="97.5353" calcext:value-type="float">
            <text:p>97.5353</text:p>
          </table:table-cell>
          <table:table-cell office:value-type="string" calcext:value-type="string">
            <text:p>Feasible</text:p>
          </table:table-cell>
          <table:table-cell office:value-type="float" office:value="97.5353" calcext:value-type="float">
            <text:p>97.5353</text:p>
          </table:table-cell>
          <table:table-cell office:value-type="float" office:value="132.157" calcext:value-type="float">
            <text:p>132.157</text:p>
          </table:table-cell>
          <table:table-cell office:value-type="float" office:value="26.1974" calcext:value-type="float">
            <text:p>26.1974</text:p>
          </table:table-cell>
        </table:table-row>
        <table:table-row table:style-name="ro1">
          <table:table-cell table:style-name="Default" office:value-type="string" calcext:value-type="string">
            <text:p>sarp-15-10-B-3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9.663" calcext:value-type="float">
            <text:p>89.663</text:p>
          </table:table-cell>
          <table:table-cell table:style-name="Default" office:value-type="float" office:value="131.823" calcext:value-type="float">
            <text:p>131.823</text:p>
          </table:table-cell>
          <table:table-cell table:style-name="Default" office:value-type="float" office:value="115.092" calcext:value-type="float">
            <text:p>115.09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85" calcext:value-type="float">
            <text:p>7197.85</text:p>
          </table:table-cell>
          <table:table-cell table:style-name="Default" office:value-type="float" office:value="106.394" calcext:value-type="float">
            <text:p>106.394</text:p>
          </table:table-cell>
          <table:table-cell office:value-type="string" calcext:value-type="string">
            <text:p>Feasible</text:p>
          </table:table-cell>
          <table:table-cell office:value-type="float" office:value="106.394" calcext:value-type="float">
            <text:p>106.394</text:p>
          </table:table-cell>
          <table:table-cell office:value-type="float" office:value="132.115" calcext:value-type="float">
            <text:p>132.115</text:p>
          </table:table-cell>
          <table:table-cell office:value-type="float" office:value="19.4686" calcext:value-type="float">
            <text:p>19.4686</text:p>
          </table:table-cell>
        </table:table-row>
        <table:table-row table:style-name="ro1">
          <table:table-cell table:style-name="Default" office:value-type="string" calcext:value-type="string">
            <text:p>sarp-15-10-B-4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9.663" calcext:value-type="float">
            <text:p>89.663</text:p>
          </table:table-cell>
          <table:table-cell table:style-name="Default" office:value-type="float" office:value="131.823" calcext:value-type="float">
            <text:p>131.823</text:p>
          </table:table-cell>
          <table:table-cell table:style-name="Default" office:value-type="float" office:value="120.3" calcext:value-type="float">
            <text:p>120.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4" calcext:value-type="float">
            <text:p>7197.4</text:p>
          </table:table-cell>
          <table:table-cell table:style-name="Default" office:value-type="float" office:value="101.186" calcext:value-type="float">
            <text:p>101.186</text:p>
          </table:table-cell>
          <table:table-cell office:value-type="string" calcext:value-type="string">
            <text:p>Feasible</text:p>
          </table:table-cell>
          <table:table-cell office:value-type="float" office:value="101.186" calcext:value-type="float">
            <text:p>101.186</text:p>
          </table:table-cell>
          <table:table-cell office:value-type="float" office:value="132.178" calcext:value-type="float">
            <text:p>132.178</text:p>
          </table:table-cell>
          <table:table-cell office:value-type="float" office:value="23.4472" calcext:value-type="float">
            <text:p>23.4472</text:p>
          </table:table-cell>
        </table:table-row>
        <table:table-row table:style-name="ro1">
          <table:table-cell table:style-name="Default" office:value-type="string" calcext:value-type="string">
            <text:p>sarp-15-10-C-1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96.994" calcext:value-type="float">
            <text:p>196.994</text:p>
          </table:table-cell>
          <table:table-cell table:style-name="Default" office:value-type="float" office:value="126.52" calcext:value-type="float">
            <text:p>126.52</text:p>
          </table:table-cell>
          <table:table-cell table:style-name="Default" office:value-type="float" office:value="112.196" calcext:value-type="float">
            <text:p>112.19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71" calcext:value-type="float">
            <text:p>7198.71</text:p>
          </table:table-cell>
          <table:table-cell table:style-name="Default" office:value-type="float" office:value="211.317" calcext:value-type="float">
            <text:p>211.317</text:p>
          </table:table-cell>
          <table:table-cell office:value-type="string" calcext:value-type="string">
            <text:p>Feasible</text:p>
          </table:table-cell>
          <table:table-cell office:value-type="float" office:value="211.317" calcext:value-type="float">
            <text:p>211.317</text:p>
          </table:table-cell>
          <table:table-cell office:value-type="float" office:value="247.34" calcext:value-type="float">
            <text:p>247.34</text:p>
          </table:table-cell>
          <table:table-cell office:value-type="float" office:value="14.5642" calcext:value-type="float">
            <text:p>14.5642</text:p>
          </table:table-cell>
        </table:table-row>
        <table:table-row table:style-name="ro1">
          <table:table-cell table:style-name="Default" office:value-type="string" calcext:value-type="string">
            <text:p>sarp-15-10-C-2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96.994" calcext:value-type="float">
            <text:p>196.994</text:p>
          </table:table-cell>
          <table:table-cell table:style-name="Default" office:value-type="float" office:value="132.243" calcext:value-type="float">
            <text:p>132.243</text:p>
          </table:table-cell>
          <table:table-cell table:style-name="Default" office:value-type="float" office:value="128.988" calcext:value-type="float">
            <text:p>128.98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89" calcext:value-type="float">
            <text:p>7198.89</text:p>
          </table:table-cell>
          <table:table-cell table:style-name="Default" office:value-type="float" office:value="200.249" calcext:value-type="float">
            <text:p>200.249</text:p>
          </table:table-cell>
          <table:table-cell office:value-type="string" calcext:value-type="string">
            <text:p>Feasible</text:p>
          </table:table-cell>
          <table:table-cell office:value-type="float" office:value="200.249" calcext:value-type="float">
            <text:p>200.249</text:p>
          </table:table-cell>
          <table:table-cell office:value-type="float" office:value="247.359" calcext:value-type="float">
            <text:p>247.359</text:p>
          </table:table-cell>
          <table:table-cell office:value-type="float" office:value="19.0452" calcext:value-type="float">
            <text:p>19.0452</text:p>
          </table:table-cell>
        </table:table-row>
        <table:table-row table:style-name="ro1">
          <table:table-cell table:style-name="Default" office:value-type="string" calcext:value-type="string">
            <text:p>sarp-15-10-C-3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96.994" calcext:value-type="float">
            <text:p>196.994</text:p>
          </table:table-cell>
          <table:table-cell table:style-name="Default" office:value-type="float" office:value="126.52" calcext:value-type="float">
            <text:p>126.52</text:p>
          </table:table-cell>
          <table:table-cell table:style-name="Default" office:value-type="float" office:value="119.483" calcext:value-type="float">
            <text:p>119.48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51" calcext:value-type="float">
            <text:p>7198.51</text:p>
          </table:table-cell>
          <table:table-cell table:style-name="Default" office:value-type="float" office:value="204.031" calcext:value-type="float">
            <text:p>204.031</text:p>
          </table:table-cell>
          <table:table-cell office:value-type="string" calcext:value-type="string">
            <text:p>Feasible</text:p>
          </table:table-cell>
          <table:table-cell office:value-type="float" office:value="204.031" calcext:value-type="float">
            <text:p>204.031</text:p>
          </table:table-cell>
          <table:table-cell office:value-type="float" office:value="247.649" calcext:value-type="float">
            <text:p>247.649</text:p>
          </table:table-cell>
          <table:table-cell office:value-type="float" office:value="17.6128" calcext:value-type="float">
            <text:p>17.6128</text:p>
          </table:table-cell>
        </table:table-row>
        <table:table-row table:style-name="ro1">
          <table:table-cell table:style-name="Default" office:value-type="string" calcext:value-type="string">
            <text:p>sarp-15-10-C-4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96.994" calcext:value-type="float">
            <text:p>196.994</text:p>
          </table:table-cell>
          <table:table-cell table:style-name="Default" office:value-type="float" office:value="126.52" calcext:value-type="float">
            <text:p>126.52</text:p>
          </table:table-cell>
          <table:table-cell table:style-name="Default" office:value-type="float" office:value="124.458" calcext:value-type="float">
            <text:p>124.45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64" calcext:value-type="float">
            <text:p>7198.64</text:p>
          </table:table-cell>
          <table:table-cell table:style-name="Default" office:value-type="float" office:value="199.055" calcext:value-type="float">
            <text:p>199.055</text:p>
          </table:table-cell>
          <table:table-cell office:value-type="string" calcext:value-type="string">
            <text:p>Feasible</text:p>
          </table:table-cell>
          <table:table-cell office:value-type="float" office:value="199.055" calcext:value-type="float">
            <text:p>199.055</text:p>
          </table:table-cell>
          <table:table-cell office:value-type="float" office:value="247.628" calcext:value-type="float">
            <text:p>247.628</text:p>
          </table:table-cell>
          <table:table-cell office:value-type="float" office:value="19.6153" calcext:value-type="float">
            <text:p>19.6153</text:p>
          </table:table-cell>
        </table:table-row>
        <table:table-row table:style-name="ro1">
          <table:table-cell table:style-name="Default" office:value-type="string" calcext:value-type="string">
            <text:p>sarp-15-15-A-1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8.9545" calcext:value-type="float">
            <text:p>68.9545</text:p>
          </table:table-cell>
          <table:table-cell table:style-name="Default" office:value-type="float" office:value="161.231" calcext:value-type="float">
            <text:p>161.231</text:p>
          </table:table-cell>
          <table:table-cell table:style-name="Default" office:value-type="float" office:value="154.484" calcext:value-type="float">
            <text:p>154.4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8.09" calcext:value-type="float">
            <text:p>7198.09</text:p>
          </table:table-cell>
          <table:table-cell table:style-name="Default" office:value-type="float" office:value="75.7011" calcext:value-type="float">
            <text:p>75.7011</text:p>
          </table:table-cell>
          <table:table-cell office:value-type="string" calcext:value-type="string">
            <text:p>Feasible</text:p>
          </table:table-cell>
          <table:table-cell office:value-type="float" office:value="75.7011" calcext:value-type="float">
            <text:p>75.7011</text:p>
          </table:table-cell>
          <table:table-cell office:value-type="float" office:value="196.711" calcext:value-type="float">
            <text:p>196.711</text:p>
          </table:table-cell>
          <table:table-cell office:value-type="float" office:value="61.5166" calcext:value-type="float">
            <text:p>61.5166</text:p>
          </table:table-cell>
        </table:table-row>
        <table:table-row table:style-name="ro1">
          <table:table-cell table:style-name="Default" office:value-type="string" calcext:value-type="string">
            <text:p>sarp-15-15-A-2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68.9545" calcext:value-type="float">
            <text:p>68.9545</text:p>
          </table:table-cell>
          <table:table-cell table:style-name="Default" office:value-type="float" office:value="173.741" calcext:value-type="float">
            <text:p>173.741</text:p>
          </table:table-cell>
          <table:table-cell table:style-name="Default" office:value-type="float" office:value="169.323" calcext:value-type="float">
            <text:p>169.32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8.12" calcext:value-type="float">
            <text:p>7198.12</text:p>
          </table:table-cell>
          <table:table-cell table:style-name="Default" office:value-type="float" office:value="73.3726" calcext:value-type="float">
            <text:p>73.3726</text:p>
          </table:table-cell>
          <table:table-cell office:value-type="string" calcext:value-type="string">
            <text:p>Feasible</text:p>
          </table:table-cell>
          <table:table-cell office:value-type="float" office:value="73.3726" calcext:value-type="float">
            <text:p>73.3726</text:p>
          </table:table-cell>
          <table:table-cell office:value-type="float" office:value="196.703" calcext:value-type="float">
            <text:p>196.703</text:p>
          </table:table-cell>
          <table:table-cell office:value-type="float" office:value="62.6988" calcext:value-type="float">
            <text:p>62.6988</text:p>
          </table:table-cell>
        </table:table-row>
        <table:table-row table:style-name="ro1">
          <table:table-cell table:style-name="Default" office:value-type="string" calcext:value-type="string">
            <text:p>sarp-15-15-A-3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68.9545" calcext:value-type="float">
            <text:p>68.9545</text:p>
          </table:table-cell>
          <table:table-cell table:style-name="Default" office:value-type="float" office:value="163.913" calcext:value-type="float">
            <text:p>163.913</text:p>
          </table:table-cell>
          <table:table-cell table:style-name="Default" office:value-type="float" office:value="167.001" calcext:value-type="float">
            <text:p>167.00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8.04" calcext:value-type="float">
            <text:p>7198.04</text:p>
          </table:table-cell>
          <table:table-cell table:style-name="Default" office:value-type="float" office:value="65.8662" calcext:value-type="float">
            <text:p>65.8662</text:p>
          </table:table-cell>
          <table:table-cell office:value-type="string" calcext:value-type="string">
            <text:p>Feasible</text:p>
          </table:table-cell>
          <table:table-cell office:value-type="float" office:value="65.8662" calcext:value-type="float">
            <text:p>65.8662</text:p>
          </table:table-cell>
          <table:table-cell office:value-type="float" office:value="196.739" calcext:value-type="float">
            <text:p>196.739</text:p>
          </table:table-cell>
          <table:table-cell office:value-type="float" office:value="66.521" calcext:value-type="float">
            <text:p>66.521</text:p>
          </table:table-cell>
        </table:table-row>
        <table:table-row table:style-name="ro1">
          <table:table-cell table:style-name="Default" office:value-type="string" calcext:value-type="string">
            <text:p>sarp-15-15-A-4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68.9545" calcext:value-type="float">
            <text:p>68.9545</text:p>
          </table:table-cell>
          <table:table-cell table:style-name="Default" office:value-type="float" office:value="203.394" calcext:value-type="float">
            <text:p>203.394</text:p>
          </table:table-cell>
          <table:table-cell table:style-name="Default" office:value-type="float" office:value="180.47" calcext:value-type="float">
            <text:p>180.4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84" calcext:value-type="float">
            <text:p>7197.84</text:p>
          </table:table-cell>
          <table:table-cell table:style-name="Default" office:value-type="float" office:value="91.8791" calcext:value-type="float">
            <text:p>91.8791</text:p>
          </table:table-cell>
          <table:table-cell office:value-type="string" calcext:value-type="string">
            <text:p>Feasible</text:p>
          </table:table-cell>
          <table:table-cell office:value-type="float" office:value="91.8791" calcext:value-type="float">
            <text:p>91.8791</text:p>
          </table:table-cell>
          <table:table-cell office:value-type="float" office:value="196.763" calcext:value-type="float">
            <text:p>196.763</text:p>
          </table:table-cell>
          <table:table-cell office:value-type="float" office:value="53.3047" calcext:value-type="float">
            <text:p>53.3047</text:p>
          </table:table-cell>
        </table:table-row>
        <table:table-row table:style-name="ro1">
          <table:table-cell table:style-name="Default" office:value-type="string" calcext:value-type="string">
            <text:p>sarp-15-15-B-1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83.6535" calcext:value-type="float">
            <text:p>83.6535</text:p>
          </table:table-cell>
          <table:table-cell table:style-name="Default" office:value-type="float" office:value="196.936" calcext:value-type="float">
            <text:p>196.936</text:p>
          </table:table-cell>
          <table:table-cell table:style-name="Default" office:value-type="float" office:value="182.683" calcext:value-type="float">
            <text:p>182.68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88" calcext:value-type="float">
            <text:p>7197.88</text:p>
          </table:table-cell>
          <table:table-cell table:style-name="Default" office:value-type="float" office:value="97.9066" calcext:value-type="float">
            <text:p>97.9066</text:p>
          </table:table-cell>
          <table:table-cell office:value-type="string" calcext:value-type="string">
            <text:p>Feasible</text:p>
          </table:table-cell>
          <table:table-cell office:value-type="float" office:value="97.9066" calcext:value-type="float">
            <text:p>97.9066</text:p>
          </table:table-cell>
          <table:table-cell office:value-type="float" office:value="200.246" calcext:value-type="float">
            <text:p>200.246</text:p>
          </table:table-cell>
          <table:table-cell office:value-type="float" office:value="51.1068" calcext:value-type="float">
            <text:p>51.1068</text:p>
          </table:table-cell>
        </table:table-row>
        <table:table-row table:style-name="ro1">
          <table:table-cell table:style-name="Default" office:value-type="string" calcext:value-type="string">
            <text:p>sarp-15-15-B-2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3.6535" calcext:value-type="float">
            <text:p>83.6535</text:p>
          </table:table-cell>
          <table:table-cell table:style-name="Default" office:value-type="float" office:value="177.262" calcext:value-type="float">
            <text:p>177.262</text:p>
          </table:table-cell>
          <table:table-cell table:style-name="Default" office:value-type="float" office:value="176.005" calcext:value-type="float">
            <text:p>176.00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41" calcext:value-type="float">
            <text:p>7197.41</text:p>
          </table:table-cell>
          <table:table-cell table:style-name="Default" office:value-type="float" office:value="84.9109" calcext:value-type="float">
            <text:p>84.9109</text:p>
          </table:table-cell>
          <table:table-cell office:value-type="string" calcext:value-type="string">
            <text:p>Feasible</text:p>
          </table:table-cell>
          <table:table-cell office:value-type="float" office:value="84.9109" calcext:value-type="float">
            <text:p>84.9109</text:p>
          </table:table-cell>
          <table:table-cell office:value-type="float" office:value="200.255" calcext:value-type="float">
            <text:p>200.255</text:p>
          </table:table-cell>
          <table:table-cell office:value-type="float" office:value="57.5986" calcext:value-type="float">
            <text:p>57.5986</text:p>
          </table:table-cell>
        </table:table-row>
        <table:table-row table:style-name="ro1">
          <table:table-cell table:style-name="Default" office:value-type="string" calcext:value-type="string">
            <text:p>sarp-15-15-B-3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83.6535" calcext:value-type="float">
            <text:p>83.6535</text:p>
          </table:table-cell>
          <table:table-cell table:style-name="Default" office:value-type="float" office:value="210.528" calcext:value-type="float">
            <text:p>210.528</text:p>
          </table:table-cell>
          <table:table-cell table:style-name="Default" office:value-type="float" office:value="186.491" calcext:value-type="float">
            <text:p>186.49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61" calcext:value-type="float">
            <text:p>7197.61</text:p>
          </table:table-cell>
          <table:table-cell table:style-name="Default" office:value-type="float" office:value="107.69" calcext:value-type="float">
            <text:p>107.69</text:p>
          </table:table-cell>
          <table:table-cell office:value-type="string" calcext:value-type="string">
            <text:p>Feasible</text:p>
          </table:table-cell>
          <table:table-cell office:value-type="float" office:value="107.69" calcext:value-type="float">
            <text:p>107.69</text:p>
          </table:table-cell>
          <table:table-cell office:value-type="float" office:value="200.305" calcext:value-type="float">
            <text:p>200.305</text:p>
          </table:table-cell>
          <table:table-cell office:value-type="float" office:value="46.237" calcext:value-type="float">
            <text:p>46.237</text:p>
          </table:table-cell>
        </table:table-row>
        <table:table-row table:style-name="ro1">
          <table:table-cell table:style-name="Default" office:value-type="string" calcext:value-type="string">
            <text:p>sarp-15-15-B-4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3.6535" calcext:value-type="float">
            <text:p>83.6535</text:p>
          </table:table-cell>
          <table:table-cell table:style-name="Default" office:value-type="float" office:value="166.424" calcext:value-type="float">
            <text:p>166.424</text:p>
          </table:table-cell>
          <table:table-cell table:style-name="Default" office:value-type="float" office:value="159.642" calcext:value-type="float">
            <text:p>159.64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71" calcext:value-type="float">
            <text:p>7197.71</text:p>
          </table:table-cell>
          <table:table-cell table:style-name="Default" office:value-type="float" office:value="90.4354" calcext:value-type="float">
            <text:p>90.4354</text:p>
          </table:table-cell>
          <table:table-cell office:value-type="string" calcext:value-type="string">
            <text:p>Feasible</text:p>
          </table:table-cell>
          <table:table-cell office:value-type="float" office:value="90.4354" calcext:value-type="float">
            <text:p>90.4354</text:p>
          </table:table-cell>
          <table:table-cell office:value-type="float" office:value="200.273" calcext:value-type="float">
            <text:p>200.273</text:p>
          </table:table-cell>
          <table:table-cell office:value-type="float" office:value="54.8439" calcext:value-type="float">
            <text:p>54.8439</text:p>
          </table:table-cell>
        </table:table-row>
        <table:table-row table:style-name="ro1">
          <table:table-cell table:style-name="Default" office:value-type="string" calcext:value-type="string">
            <text:p>sarp-15-15-C-1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74.21" calcext:value-type="float">
            <text:p>174.21</text:p>
          </table:table-cell>
          <table:table-cell table:style-name="Default" office:value-type="float" office:value="182.413" calcext:value-type="float">
            <text:p>182.413</text:p>
          </table:table-cell>
          <table:table-cell table:style-name="Default" office:value-type="float" office:value="157.274" calcext:value-type="float">
            <text:p>157.27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75" calcext:value-type="float">
            <text:p>7197.75</text:p>
          </table:table-cell>
          <table:table-cell table:style-name="Default" office:value-type="float" office:value="199.349" calcext:value-type="float">
            <text:p>199.349</text:p>
          </table:table-cell>
          <table:table-cell office:value-type="string" calcext:value-type="string">
            <text:p>Feasible</text:p>
          </table:table-cell>
          <table:table-cell office:value-type="float" office:value="199.349" calcext:value-type="float">
            <text:p>199.349</text:p>
          </table:table-cell>
          <table:table-cell office:value-type="float" office:value="280.688" calcext:value-type="float">
            <text:p>280.688</text:p>
          </table:table-cell>
          <table:table-cell office:value-type="float" office:value="28.9784" calcext:value-type="float">
            <text:p>28.9784</text:p>
          </table:table-cell>
        </table:table-row>
        <table:table-row table:style-name="ro1">
          <table:table-cell table:style-name="Default" office:value-type="string" calcext:value-type="string">
            <text:p>sarp-15-15-C-2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74.21" calcext:value-type="float">
            <text:p>174.21</text:p>
          </table:table-cell>
          <table:table-cell table:style-name="Default" office:value-type="float" office:value="192.322" calcext:value-type="float">
            <text:p>192.322</text:p>
          </table:table-cell>
          <table:table-cell table:style-name="Default" office:value-type="float" office:value="174.095" calcext:value-type="float">
            <text:p>174.09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82" calcext:value-type="float">
            <text:p>7197.82</text:p>
          </table:table-cell>
          <table:table-cell table:style-name="Default" office:value-type="float" office:value="192.437" calcext:value-type="float">
            <text:p>192.437</text:p>
          </table:table-cell>
          <table:table-cell office:value-type="string" calcext:value-type="string">
            <text:p>Feasible</text:p>
          </table:table-cell>
          <table:table-cell office:value-type="float" office:value="192.437" calcext:value-type="float">
            <text:p>192.437</text:p>
          </table:table-cell>
          <table:table-cell office:value-type="float" office:value="280.681" calcext:value-type="float">
            <text:p>280.681</text:p>
          </table:table-cell>
          <table:table-cell office:value-type="float" office:value="31.4392" calcext:value-type="float">
            <text:p>31.4392</text:p>
          </table:table-cell>
        </table:table-row>
        <table:table-row table:style-name="ro1">
          <table:table-cell table:style-name="Default" office:value-type="string" calcext:value-type="string">
            <text:p>sarp-15-15-C-3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74.21" calcext:value-type="float">
            <text:p>174.21</text:p>
          </table:table-cell>
          <table:table-cell table:style-name="Default" office:value-type="float" office:value="178.731" calcext:value-type="float">
            <text:p>178.731</text:p>
          </table:table-cell>
          <table:table-cell table:style-name="Default" office:value-type="float" office:value="167.088" calcext:value-type="float">
            <text:p>167.08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89" calcext:value-type="float">
            <text:p>7197.89</text:p>
          </table:table-cell>
          <table:table-cell table:style-name="Default" office:value-type="float" office:value="185.853" calcext:value-type="float">
            <text:p>185.853</text:p>
          </table:table-cell>
          <table:table-cell office:value-type="string" calcext:value-type="string">
            <text:p>Feasible</text:p>
          </table:table-cell>
          <table:table-cell office:value-type="float" office:value="185.853" calcext:value-type="float">
            <text:p>185.853</text:p>
          </table:table-cell>
          <table:table-cell office:value-type="float" office:value="280.698" calcext:value-type="float">
            <text:p>280.698</text:p>
          </table:table-cell>
          <table:table-cell office:value-type="float" office:value="33.789" calcext:value-type="float">
            <text:p>33.789</text:p>
          </table:table-cell>
        </table:table-row>
        <table:table-row table:style-name="ro1">
          <table:table-cell table:style-name="Default" office:value-type="string" calcext:value-type="string">
            <text:p>sarp-15-15-C-4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74.21" calcext:value-type="float">
            <text:p>174.21</text:p>
          </table:table-cell>
          <table:table-cell table:style-name="Default" office:value-type="float" office:value="189.9" calcext:value-type="float">
            <text:p>189.9</text:p>
          </table:table-cell>
          <table:table-cell table:style-name="Default" office:value-type="float" office:value="181.882" calcext:value-type="float">
            <text:p>181.88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7" calcext:value-type="float">
            <text:p>7197.7</text:p>
          </table:table-cell>
          <table:table-cell table:style-name="Default" office:value-type="float" office:value="182.228" calcext:value-type="float">
            <text:p>182.228</text:p>
          </table:table-cell>
          <table:table-cell office:value-type="string" calcext:value-type="string">
            <text:p>Feasible</text:p>
          </table:table-cell>
          <table:table-cell office:value-type="float" office:value="182.228" calcext:value-type="float">
            <text:p>182.228</text:p>
          </table:table-cell>
          <table:table-cell office:value-type="float" office:value="280.699" calcext:value-type="float">
            <text:p>280.699</text:p>
          </table:table-cell>
          <table:table-cell office:value-type="float" office:value="35.0806" calcext:value-type="float">
            <text:p>35.0806</text:p>
          </table:table-cell>
        </table:table-row>
        <table:table-row table:style-name="ro1">
          <table:table-cell table:style-name="Default" office:value-type="string" calcext:value-type="string">
            <text:p>sarp-20-5-A-1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07.622" calcext:value-type="float">
            <text:p>107.622</text:p>
          </table:table-cell>
          <table:table-cell table:style-name="Default" office:value-type="float" office:value="68.262" calcext:value-type="float">
            <text:p>68.262</text:p>
          </table:table-cell>
          <table:table-cell table:style-name="Default" office:value-type="float" office:value="101.6" calcext:value-type="float">
            <text:p>101.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7.93" calcext:value-type="float">
            <text:p>7197.93</text:p>
          </table:table-cell>
          <table:table-cell table:style-name="Default" office:value-type="float" office:value="74.2839" calcext:value-type="float">
            <text:p>74.2839</text:p>
          </table:table-cell>
          <table:table-cell office:value-type="string" calcext:value-type="string">
            <text:p>Feasible</text:p>
          </table:table-cell>
          <table:table-cell office:value-type="float" office:value="74.2839" calcext:value-type="float">
            <text:p>74.2839</text:p>
          </table:table-cell>
          <table:table-cell office:value-type="float" office:value="98.0391" calcext:value-type="float">
            <text:p>98.0391</text:p>
          </table:table-cell>
          <table:table-cell office:value-type="float" office:value="24.2303" calcext:value-type="float">
            <text:p>24.2303</text:p>
          </table:table-cell>
        </table:table-row>
        <table:table-row table:style-name="ro1">
          <table:table-cell table:style-name="Default" office:value-type="string" calcext:value-type="string">
            <text:p>sarp-20-5-A-2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07.622" calcext:value-type="float">
            <text:p>107.622</text:p>
          </table:table-cell>
          <table:table-cell table:style-name="Default" office:value-type="float" office:value="68.262" calcext:value-type="float">
            <text:p>68.262</text:p>
          </table:table-cell>
          <table:table-cell table:style-name="Default" office:value-type="float" office:value="102.056" calcext:value-type="float">
            <text:p>102.05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8.24" calcext:value-type="float">
            <text:p>7198.24</text:p>
          </table:table-cell>
          <table:table-cell table:style-name="Default" office:value-type="float" office:value="73.8283" calcext:value-type="float">
            <text:p>73.8283</text:p>
          </table:table-cell>
          <table:table-cell office:value-type="string" calcext:value-type="string">
            <text:p>Feasible</text:p>
          </table:table-cell>
          <table:table-cell office:value-type="float" office:value="73.8283" calcext:value-type="float">
            <text:p>73.8283</text:p>
          </table:table-cell>
          <table:table-cell office:value-type="float" office:value="97.9689" calcext:value-type="float">
            <text:p>97.9689</text:p>
          </table:table-cell>
          <table:table-cell office:value-type="float" office:value="24.6411" calcext:value-type="float">
            <text:p>24.6411</text:p>
          </table:table-cell>
        </table:table-row>
        <table:table-row table:style-name="ro1">
          <table:table-cell table:style-name="Default" office:value-type="string" calcext:value-type="string">
            <text:p>sarp-20-5-A-3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07.622" calcext:value-type="float">
            <text:p>107.622</text:p>
          </table:table-cell>
          <table:table-cell table:style-name="Default" office:value-type="float" office:value="68.262" calcext:value-type="float">
            <text:p>68.262</text:p>
          </table:table-cell>
          <table:table-cell table:style-name="Default" office:value-type="float" office:value="100.973" calcext:value-type="float">
            <text:p>100.97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8.11" calcext:value-type="float">
            <text:p>7198.11</text:p>
          </table:table-cell>
          <table:table-cell table:style-name="Default" office:value-type="float" office:value="74.911" calcext:value-type="float">
            <text:p>74.911</text:p>
          </table:table-cell>
          <table:table-cell office:value-type="string" calcext:value-type="string">
            <text:p>Feasible</text:p>
          </table:table-cell>
          <table:table-cell office:value-type="float" office:value="74.911" calcext:value-type="float">
            <text:p>74.911</text:p>
          </table:table-cell>
          <table:table-cell office:value-type="float" office:value="97.987" calcext:value-type="float">
            <text:p>97.987</text:p>
          </table:table-cell>
          <table:table-cell office:value-type="float" office:value="23.5501" calcext:value-type="float">
            <text:p>23.5501</text:p>
          </table:table-cell>
        </table:table-row>
        <table:table-row table:style-name="ro1">
          <table:table-cell table:style-name="Default" office:value-type="string" calcext:value-type="string">
            <text:p>sarp-20-5-A-4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07.622" calcext:value-type="float">
            <text:p>107.622</text:p>
          </table:table-cell>
          <table:table-cell table:style-name="Default" office:value-type="float" office:value="68.262" calcext:value-type="float">
            <text:p>68.262</text:p>
          </table:table-cell>
          <table:table-cell table:style-name="Default" office:value-type="float" office:value="102.056" calcext:value-type="float">
            <text:p>102.05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7.69" calcext:value-type="float">
            <text:p>7197.69</text:p>
          </table:table-cell>
          <table:table-cell table:style-name="Default" office:value-type="float" office:value="73.8283" calcext:value-type="float">
            <text:p>73.8283</text:p>
          </table:table-cell>
          <table:table-cell office:value-type="string" calcext:value-type="string">
            <text:p>Feasible</text:p>
          </table:table-cell>
          <table:table-cell office:value-type="float" office:value="73.8283" calcext:value-type="float">
            <text:p>73.8283</text:p>
          </table:table-cell>
          <table:table-cell office:value-type="float" office:value="97.9538" calcext:value-type="float">
            <text:p>97.9538</text:p>
          </table:table-cell>
          <table:table-cell office:value-type="float" office:value="24.6295" calcext:value-type="float">
            <text:p>24.6295</text:p>
          </table:table-cell>
        </table:table-row>
        <table:table-row table:style-name="ro1">
          <table:table-cell table:style-name="Default" office:value-type="string" calcext:value-type="string">
            <text:p>sarp-20-5-B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41.184" calcext:value-type="float">
            <text:p>141.184</text:p>
          </table:table-cell>
          <table:table-cell table:style-name="Default" office:value-type="float" office:value="77.5433" calcext:value-type="float">
            <text:p>77.5433</text:p>
          </table:table-cell>
          <table:table-cell table:style-name="Default" office:value-type="float" office:value="109.095" calcext:value-type="float">
            <text:p>109.09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7.02" calcext:value-type="float">
            <text:p>7197.02</text:p>
          </table:table-cell>
          <table:table-cell table:style-name="Default" office:value-type="float" office:value="109.633" calcext:value-type="float">
            <text:p>109.633</text:p>
          </table:table-cell>
          <table:table-cell office:value-type="string" calcext:value-type="string">
            <text:p>Feasible</text:p>
          </table:table-cell>
          <table:table-cell office:value-type="float" office:value="109.633" calcext:value-type="float">
            <text:p>109.633</text:p>
          </table:table-cell>
          <table:table-cell office:value-type="float" office:value="145.603" calcext:value-type="float">
            <text:p>145.603</text:p>
          </table:table-cell>
          <table:table-cell office:value-type="float" office:value="24.7042" calcext:value-type="float">
            <text:p>24.7042</text:p>
          </table:table-cell>
        </table:table-row>
        <table:table-row table:style-name="ro1">
          <table:table-cell table:style-name="Default" office:value-type="string" calcext:value-type="string">
            <text:p>sarp-20-5-B-2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41.184" calcext:value-type="float">
            <text:p>141.184</text:p>
          </table:table-cell>
          <table:table-cell table:style-name="Default" office:value-type="float" office:value="77.5433" calcext:value-type="float">
            <text:p>77.5433</text:p>
          </table:table-cell>
          <table:table-cell table:style-name="Default" office:value-type="float" office:value="104.555" calcext:value-type="float">
            <text:p>104.55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8.14" calcext:value-type="float">
            <text:p>7198.14</text:p>
          </table:table-cell>
          <table:table-cell table:style-name="Default" office:value-type="float" office:value="114.172" calcext:value-type="float">
            <text:p>114.172</text:p>
          </table:table-cell>
          <table:table-cell office:value-type="string" calcext:value-type="string">
            <text:p>Feasible</text:p>
          </table:table-cell>
          <table:table-cell office:value-type="float" office:value="114.172" calcext:value-type="float">
            <text:p>114.172</text:p>
          </table:table-cell>
          <table:table-cell office:value-type="float" office:value="145.58" calcext:value-type="float">
            <text:p>145.58</text:p>
          </table:table-cell>
          <table:table-cell office:value-type="float" office:value="21.5744" calcext:value-type="float">
            <text:p>21.5744</text:p>
          </table:table-cell>
        </table:table-row>
        <table:table-row table:style-name="ro1">
          <table:table-cell table:style-name="Default" office:value-type="string" calcext:value-type="string">
            <text:p>sarp-20-5-B-3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41.184" calcext:value-type="float">
            <text:p>141.184</text:p>
          </table:table-cell>
          <table:table-cell table:style-name="Default" office:value-type="float" office:value="77.5433" calcext:value-type="float">
            <text:p>77.5433</text:p>
          </table:table-cell>
          <table:table-cell table:style-name="Default" office:value-type="float" office:value="98.1217" calcext:value-type="float">
            <text:p>98.121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7.67" calcext:value-type="float">
            <text:p>7197.67</text:p>
          </table:table-cell>
          <table:table-cell table:style-name="Default" office:value-type="float" office:value="120.606" calcext:value-type="float">
            <text:p>120.606</text:p>
          </table:table-cell>
          <table:table-cell office:value-type="string" calcext:value-type="string">
            <text:p>Feasible</text:p>
          </table:table-cell>
          <table:table-cell office:value-type="float" office:value="120.606" calcext:value-type="float">
            <text:p>120.606</text:p>
          </table:table-cell>
          <table:table-cell office:value-type="float" office:value="145.613" calcext:value-type="float">
            <text:p>145.613</text:p>
          </table:table-cell>
          <table:table-cell office:value-type="float" office:value="17.1736" calcext:value-type="float">
            <text:p>17.1736</text:p>
          </table:table-cell>
        </table:table-row>
        <table:table-row table:style-name="ro1">
          <table:table-cell table:style-name="Default" office:value-type="string" calcext:value-type="string">
            <text:p>sarp-20-5-B-4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41.184" calcext:value-type="float">
            <text:p>141.184</text:p>
          </table:table-cell>
          <table:table-cell table:style-name="Default" office:value-type="float" office:value="77.5433" calcext:value-type="float">
            <text:p>77.5433</text:p>
          </table:table-cell>
          <table:table-cell table:style-name="Default" office:value-type="float" office:value="110.036" calcext:value-type="float">
            <text:p>110.03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7.63" calcext:value-type="float">
            <text:p>7197.63</text:p>
          </table:table-cell>
          <table:table-cell table:style-name="Default" office:value-type="float" office:value="108.691" calcext:value-type="float">
            <text:p>108.691</text:p>
          </table:table-cell>
          <table:table-cell office:value-type="string" calcext:value-type="string">
            <text:p>Feasible</text:p>
          </table:table-cell>
          <table:table-cell office:value-type="float" office:value="108.691" calcext:value-type="float">
            <text:p>108.691</text:p>
          </table:table-cell>
          <table:table-cell office:value-type="float" office:value="145.613" calcext:value-type="float">
            <text:p>145.613</text:p>
          </table:table-cell>
          <table:table-cell office:value-type="float" office:value="25.3563" calcext:value-type="float">
            <text:p>25.3563</text:p>
          </table:table-cell>
        </table:table-row>
        <table:table-row table:style-name="ro1">
          <table:table-cell table:style-name="Default" office:value-type="string" calcext:value-type="string">
            <text:p>sarp-20-5-C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53.902" calcext:value-type="float">
            <text:p>253.902</text:p>
          </table:table-cell>
          <table:table-cell table:style-name="Default" office:value-type="float" office:value="67.5786" calcext:value-type="float">
            <text:p>67.5786</text:p>
          </table:table-cell>
          <table:table-cell table:style-name="Default" office:value-type="float" office:value="108.937" calcext:value-type="float">
            <text:p>108.93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9" calcext:value-type="float">
            <text:p>7197.9</text:p>
          </table:table-cell>
          <table:table-cell table:style-name="Default" office:value-type="float" office:value="212.543" calcext:value-type="float">
            <text:p>212.543</text:p>
          </table:table-cell>
          <table:table-cell office:value-type="string" calcext:value-type="string">
            <text:p>Feasible</text:p>
          </table:table-cell>
          <table:table-cell office:value-type="float" office:value="212.543" calcext:value-type="float">
            <text:p>212.543</text:p>
          </table:table-cell>
          <table:table-cell office:value-type="float" office:value="252.491" calcext:value-type="float">
            <text:p>252.491</text:p>
          </table:table-cell>
          <table:table-cell office:value-type="float" office:value="15.8216" calcext:value-type="float">
            <text:p>15.8216</text:p>
          </table:table-cell>
        </table:table-row>
        <table:table-row table:style-name="ro1">
          <table:table-cell table:style-name="Default" office:value-type="string" calcext:value-type="string">
            <text:p>sarp-20-5-C-2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53.902" calcext:value-type="float">
            <text:p>253.902</text:p>
          </table:table-cell>
          <table:table-cell table:style-name="Default" office:value-type="float" office:value="59.7053" calcext:value-type="float">
            <text:p>59.7053</text:p>
          </table:table-cell>
          <table:table-cell table:style-name="Default" office:value-type="float" office:value="95.2794" calcext:value-type="float">
            <text:p>95.279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87" calcext:value-type="float">
            <text:p>7197.87</text:p>
          </table:table-cell>
          <table:table-cell table:style-name="Default" office:value-type="float" office:value="218.328" calcext:value-type="float">
            <text:p>218.328</text:p>
          </table:table-cell>
          <table:table-cell office:value-type="string" calcext:value-type="string">
            <text:p>Feasible</text:p>
          </table:table-cell>
          <table:table-cell office:value-type="float" office:value="218.328" calcext:value-type="float">
            <text:p>218.328</text:p>
          </table:table-cell>
          <table:table-cell office:value-type="float" office:value="252.485" calcext:value-type="float">
            <text:p>252.485</text:p>
          </table:table-cell>
          <table:table-cell office:value-type="float" office:value="13.5283" calcext:value-type="float">
            <text:p>13.5283</text:p>
          </table:table-cell>
        </table:table-row>
        <table:table-row table:style-name="ro1">
          <table:table-cell table:style-name="Default" office:value-type="string" calcext:value-type="string">
            <text:p>sarp-20-5-C-3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253.902" calcext:value-type="float">
            <text:p>253.902</text:p>
          </table:table-cell>
          <table:table-cell table:style-name="Default" office:value-type="float" office:value="59.7053" calcext:value-type="float">
            <text:p>59.7053</text:p>
          </table:table-cell>
          <table:table-cell table:style-name="Default" office:value-type="float" office:value="96.1077" calcext:value-type="float">
            <text:p>96.107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6.76" calcext:value-type="float">
            <text:p>7196.76</text:p>
          </table:table-cell>
          <table:table-cell table:style-name="Default" office:value-type="float" office:value="217.5" calcext:value-type="float">
            <text:p>217.5</text:p>
          </table:table-cell>
          <table:table-cell office:value-type="string" calcext:value-type="string">
            <text:p>Feasible</text:p>
          </table:table-cell>
          <table:table-cell office:value-type="float" office:value="217.5" calcext:value-type="float">
            <text:p>217.5</text:p>
          </table:table-cell>
          <table:table-cell office:value-type="float" office:value="252.499" calcext:value-type="float">
            <text:p>252.499</text:p>
          </table:table-cell>
          <table:table-cell office:value-type="float" office:value="13.861" calcext:value-type="float">
            <text:p>13.861</text:p>
          </table:table-cell>
        </table:table-row>
        <table:table-row table:style-name="ro1">
          <table:table-cell table:style-name="Default" office:value-type="string" calcext:value-type="string">
            <text:p>sarp-20-5-C-4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53.902" calcext:value-type="float">
            <text:p>253.902</text:p>
          </table:table-cell>
          <table:table-cell table:style-name="Default" office:value-type="float" office:value="67.5786" calcext:value-type="float">
            <text:p>67.5786</text:p>
          </table:table-cell>
          <table:table-cell table:style-name="Default" office:value-type="float" office:value="109.869" calcext:value-type="float">
            <text:p>109.86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83" calcext:value-type="float">
            <text:p>7197.83</text:p>
          </table:table-cell>
          <table:table-cell table:style-name="Default" office:value-type="float" office:value="211.611" calcext:value-type="float">
            <text:p>211.611</text:p>
          </table:table-cell>
          <table:table-cell office:value-type="string" calcext:value-type="string">
            <text:p>Feasible</text:p>
          </table:table-cell>
          <table:table-cell office:value-type="float" office:value="211.611" calcext:value-type="float">
            <text:p>211.611</text:p>
          </table:table-cell>
          <table:table-cell office:value-type="float" office:value="252.485" calcext:value-type="float">
            <text:p>252.485</text:p>
          </table:table-cell>
          <table:table-cell office:value-type="float" office:value="16.1887" calcext:value-type="float">
            <text:p>16.1887</text:p>
          </table:table-cell>
        </table:table-row>
        <table:table-row table:style-name="ro1">
          <table:table-cell table:style-name="Default" office:value-type="string" calcext:value-type="string">
            <text:p>sarp-20-10-A-1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99.7714" calcext:value-type="float">
            <text:p>99.7714</text:p>
          </table:table-cell>
          <table:table-cell table:style-name="Default" office:value-type="float" office:value="72.5597" calcext:value-type="float">
            <text:p>72.5597</text:p>
          </table:table-cell>
          <table:table-cell table:style-name="Default" office:value-type="float" office:value="106.752" calcext:value-type="float">
            <text:p>106.75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6" calcext:value-type="float">
            <text:p>7197.6</text:p>
          </table:table-cell>
          <table:table-cell table:style-name="Default" office:value-type="float" office:value="65.5788" calcext:value-type="float">
            <text:p>65.5788</text:p>
          </table:table-cell>
          <table:table-cell office:value-type="string" calcext:value-type="string">
            <text:p>Feasible</text:p>
          </table:table-cell>
          <table:table-cell office:value-type="float" office:value="65.5788" calcext:value-type="float">
            <text:p>65.5788</text:p>
          </table:table-cell>
          <table:table-cell office:value-type="float" office:value="108.843" calcext:value-type="float">
            <text:p>108.843</text:p>
          </table:table-cell>
          <table:table-cell office:value-type="float" office:value="39.7492" calcext:value-type="float">
            <text:p>39.7492</text:p>
          </table:table-cell>
        </table:table-row>
        <table:table-row table:style-name="ro1">
          <table:table-cell table:style-name="Default" office:value-type="string" calcext:value-type="string">
            <text:p>sarp-20-10-A-2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99.7714" calcext:value-type="float">
            <text:p>99.7714</text:p>
          </table:table-cell>
          <table:table-cell table:style-name="Default" office:value-type="float" office:value="72.5597" calcext:value-type="float">
            <text:p>72.5597</text:p>
          </table:table-cell>
          <table:table-cell table:style-name="Default" office:value-type="float" office:value="110.235" calcext:value-type="float">
            <text:p>110.23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73" calcext:value-type="float">
            <text:p>7197.73</text:p>
          </table:table-cell>
          <table:table-cell table:style-name="Default" office:value-type="float" office:value="62.0962" calcext:value-type="float">
            <text:p>62.0962</text:p>
          </table:table-cell>
          <table:table-cell office:value-type="string" calcext:value-type="string">
            <text:p>Feasible</text:p>
          </table:table-cell>
          <table:table-cell office:value-type="float" office:value="62.0962" calcext:value-type="float">
            <text:p>62.0962</text:p>
          </table:table-cell>
          <table:table-cell office:value-type="float" office:value="108.819" calcext:value-type="float">
            <text:p>108.819</text:p>
          </table:table-cell>
          <table:table-cell office:value-type="float" office:value="42.9363" calcext:value-type="float">
            <text:p>42.9363</text:p>
          </table:table-cell>
        </table:table-row>
        <table:table-row table:style-name="ro1">
          <table:table-cell table:style-name="Default" office:value-type="string" calcext:value-type="string">
            <text:p>sarp-20-10-A-3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9.7714" calcext:value-type="float">
            <text:p>99.7714</text:p>
          </table:table-cell>
          <table:table-cell table:style-name="Default" office:value-type="float" office:value="85.6579" calcext:value-type="float">
            <text:p>85.6579</text:p>
          </table:table-cell>
          <table:table-cell table:style-name="Default" office:value-type="float" office:value="118.019" calcext:value-type="float">
            <text:p>118.01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65" calcext:value-type="float">
            <text:p>7197.65</text:p>
          </table:table-cell>
          <table:table-cell table:style-name="Default" office:value-type="float" office:value="67.4101" calcext:value-type="float">
            <text:p>67.4101</text:p>
          </table:table-cell>
          <table:table-cell office:value-type="string" calcext:value-type="string">
            <text:p>Feasible</text:p>
          </table:table-cell>
          <table:table-cell office:value-type="float" office:value="67.4101" calcext:value-type="float">
            <text:p>67.4101</text:p>
          </table:table-cell>
          <table:table-cell office:value-type="float" office:value="108.823" calcext:value-type="float">
            <text:p>108.823</text:p>
          </table:table-cell>
          <table:table-cell office:value-type="float" office:value="38.0553" calcext:value-type="float">
            <text:p>38.0553</text:p>
          </table:table-cell>
        </table:table-row>
        <table:table-row table:style-name="ro1">
          <table:table-cell table:style-name="Default" office:value-type="string" calcext:value-type="string">
            <text:p>sarp-20-10-A-4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9.7714" calcext:value-type="float">
            <text:p>99.7714</text:p>
          </table:table-cell>
          <table:table-cell table:style-name="Default" office:value-type="float" office:value="85.6579" calcext:value-type="float">
            <text:p>85.6579</text:p>
          </table:table-cell>
          <table:table-cell table:style-name="Default" office:value-type="float" office:value="118.019" calcext:value-type="float">
            <text:p>118.01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77" calcext:value-type="float">
            <text:p>7197.77</text:p>
          </table:table-cell>
          <table:table-cell table:style-name="Default" office:value-type="float" office:value="67.4101" calcext:value-type="float">
            <text:p>67.4101</text:p>
          </table:table-cell>
          <table:table-cell office:value-type="string" calcext:value-type="string">
            <text:p>Feasible</text:p>
          </table:table-cell>
          <table:table-cell office:value-type="float" office:value="67.4101" calcext:value-type="float">
            <text:p>67.4101</text:p>
          </table:table-cell>
          <table:table-cell office:value-type="float" office:value="108.804" calcext:value-type="float">
            <text:p>108.804</text:p>
          </table:table-cell>
          <table:table-cell office:value-type="float" office:value="38.0445" calcext:value-type="float">
            <text:p>38.0445</text:p>
          </table:table-cell>
        </table:table-row>
        <table:table-row table:style-name="ro1">
          <table:table-cell table:style-name="Default" office:value-type="string" calcext:value-type="string">
            <text:p>sarp-20-10-B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3.949" calcext:value-type="float">
            <text:p>123.949</text:p>
          </table:table-cell>
          <table:table-cell table:style-name="Default" office:value-type="float" office:value="139.651" calcext:value-type="float">
            <text:p>139.651</text:p>
          </table:table-cell>
          <table:table-cell table:style-name="Default" office:value-type="float" office:value="143.376" calcext:value-type="float">
            <text:p>143.37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71" calcext:value-type="float">
            <text:p>7198.71</text:p>
          </table:table-cell>
          <table:table-cell table:style-name="Default" office:value-type="float" office:value="120.225" calcext:value-type="float">
            <text:p>120.225</text:p>
          </table:table-cell>
          <table:table-cell office:value-type="string" calcext:value-type="string">
            <text:p>Feasible</text:p>
          </table:table-cell>
          <table:table-cell office:value-type="float" office:value="120.225" calcext:value-type="float">
            <text:p>120.225</text:p>
          </table:table-cell>
          <table:table-cell office:value-type="float" office:value="186.039" calcext:value-type="float">
            <text:p>186.039</text:p>
          </table:table-cell>
          <table:table-cell office:value-type="float" office:value="35.3765" calcext:value-type="float">
            <text:p>35.3765</text:p>
          </table:table-cell>
        </table:table-row>
        <table:table-row table:style-name="ro1">
          <table:table-cell table:style-name="Default" office:value-type="string" calcext:value-type="string">
            <text:p>sarp-20-10-B-2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3.949" calcext:value-type="float">
            <text:p>123.949</text:p>
          </table:table-cell>
          <table:table-cell table:style-name="Default" office:value-type="float" office:value="130.57" calcext:value-type="float">
            <text:p>130.57</text:p>
          </table:table-cell>
          <table:table-cell table:style-name="Default" office:value-type="float" office:value="130.59" calcext:value-type="float">
            <text:p>130.5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63" calcext:value-type="float">
            <text:p>7198.63</text:p>
          </table:table-cell>
          <table:table-cell table:style-name="Default" office:value-type="float" office:value="123.929" calcext:value-type="float">
            <text:p>123.929</text:p>
          </table:table-cell>
          <table:table-cell office:value-type="string" calcext:value-type="string">
            <text:p>Feasible</text:p>
          </table:table-cell>
          <table:table-cell office:value-type="float" office:value="123.929" calcext:value-type="float">
            <text:p>123.929</text:p>
          </table:table-cell>
          <table:table-cell office:value-type="float" office:value="186.042" calcext:value-type="float">
            <text:p>186.042</text:p>
          </table:table-cell>
          <table:table-cell office:value-type="float" office:value="33.3865" calcext:value-type="float">
            <text:p>33.3865</text:p>
          </table:table-cell>
        </table:table-row>
        <table:table-row table:style-name="ro1">
          <table:table-cell table:style-name="Default" office:value-type="string" calcext:value-type="string">
            <text:p>sarp-20-10-B-3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23.949" calcext:value-type="float">
            <text:p>123.949</text:p>
          </table:table-cell>
          <table:table-cell table:style-name="Default" office:value-type="float" office:value="130.57" calcext:value-type="float">
            <text:p>130.57</text:p>
          </table:table-cell>
          <table:table-cell table:style-name="Default" office:value-type="float" office:value="131.902" calcext:value-type="float">
            <text:p>131.90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79" calcext:value-type="float">
            <text:p>7198.79</text:p>
          </table:table-cell>
          <table:table-cell table:style-name="Default" office:value-type="float" office:value="122.618" calcext:value-type="float">
            <text:p>122.618</text:p>
          </table:table-cell>
          <table:table-cell office:value-type="string" calcext:value-type="string">
            <text:p>Feasible</text:p>
          </table:table-cell>
          <table:table-cell office:value-type="float" office:value="122.618" calcext:value-type="float">
            <text:p>122.618</text:p>
          </table:table-cell>
          <table:table-cell office:value-type="float" office:value="186.036" calcext:value-type="float">
            <text:p>186.036</text:p>
          </table:table-cell>
          <table:table-cell office:value-type="float" office:value="34.0891" calcext:value-type="float">
            <text:p>34.0891</text:p>
          </table:table-cell>
        </table:table-row>
        <table:table-row table:style-name="ro1">
          <table:table-cell table:style-name="Default" office:value-type="string" calcext:value-type="string">
            <text:p>sarp-20-10-B-4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3.949" calcext:value-type="float">
            <text:p>123.949</text:p>
          </table:table-cell>
          <table:table-cell table:style-name="Default" office:value-type="float" office:value="139.651" calcext:value-type="float">
            <text:p>139.651</text:p>
          </table:table-cell>
          <table:table-cell table:style-name="Default" office:value-type="float" office:value="127.798" calcext:value-type="float">
            <text:p>127.79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61" calcext:value-type="float">
            <text:p>7198.61</text:p>
          </table:table-cell>
          <table:table-cell table:style-name="Default" office:value-type="float" office:value="135.803" calcext:value-type="float">
            <text:p>135.803</text:p>
          </table:table-cell>
          <table:table-cell office:value-type="string" calcext:value-type="string">
            <text:p>Feasible</text:p>
          </table:table-cell>
          <table:table-cell office:value-type="float" office:value="135.803" calcext:value-type="float">
            <text:p>135.803</text:p>
          </table:table-cell>
          <table:table-cell office:value-type="float" office:value="186.035" calcext:value-type="float">
            <text:p>186.035</text:p>
          </table:table-cell>
          <table:table-cell office:value-type="float" office:value="27.0014" calcext:value-type="float">
            <text:p>27.0014</text:p>
          </table:table-cell>
        </table:table-row>
        <table:table-row table:style-name="ro1">
          <table:table-cell table:style-name="Default" office:value-type="string" calcext:value-type="string">
            <text:p>sarp-20-10-C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215.141" calcext:value-type="float">
            <text:p>215.141</text:p>
          </table:table-cell>
          <table:table-cell table:style-name="Default" office:value-type="float" office:value="160.963" calcext:value-type="float">
            <text:p>160.963</text:p>
          </table:table-cell>
          <table:table-cell table:style-name="Default" office:value-type="float" office:value="189.741" calcext:value-type="float">
            <text:p>189.74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8.11" calcext:value-type="float">
            <text:p>7198.11</text:p>
          </table:table-cell>
          <table:table-cell table:style-name="Default" office:value-type="float" office:value="186.363" calcext:value-type="float">
            <text:p>186.363</text:p>
          </table:table-cell>
          <table:table-cell office:value-type="string" calcext:value-type="string">
            <text:p>Feasible</text:p>
          </table:table-cell>
          <table:table-cell office:value-type="float" office:value="186.363" calcext:value-type="float">
            <text:p>186.363</text:p>
          </table:table-cell>
          <table:table-cell office:value-type="float" office:value="290.033" calcext:value-type="float">
            <text:p>290.033</text:p>
          </table:table-cell>
          <table:table-cell office:value-type="float" office:value="35.7442" calcext:value-type="float">
            <text:p>35.7442</text:p>
          </table:table-cell>
        </table:table-row>
        <table:table-row table:style-name="ro1">
          <table:table-cell table:style-name="Default" office:value-type="string" calcext:value-type="string">
            <text:p>sarp-20-10-C-2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215.141" calcext:value-type="float">
            <text:p>215.141</text:p>
          </table:table-cell>
          <table:table-cell table:style-name="Default" office:value-type="float" office:value="160.963" calcext:value-type="float">
            <text:p>160.963</text:p>
          </table:table-cell>
          <table:table-cell table:style-name="Default" office:value-type="float" office:value="179.858" calcext:value-type="float">
            <text:p>179.85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8.14" calcext:value-type="float">
            <text:p>7198.14</text:p>
          </table:table-cell>
          <table:table-cell table:style-name="Default" office:value-type="float" office:value="196.246" calcext:value-type="float">
            <text:p>196.246</text:p>
          </table:table-cell>
          <table:table-cell office:value-type="string" calcext:value-type="string">
            <text:p>Feasible</text:p>
          </table:table-cell>
          <table:table-cell office:value-type="float" office:value="196.246" calcext:value-type="float">
            <text:p>196.246</text:p>
          </table:table-cell>
          <table:table-cell office:value-type="float" office:value="289.989" calcext:value-type="float">
            <text:p>289.989</text:p>
          </table:table-cell>
          <table:table-cell office:value-type="float" office:value="32.3264" calcext:value-type="float">
            <text:p>32.3264</text:p>
          </table:table-cell>
        </table:table-row>
        <table:table-row table:style-name="ro1">
          <table:table-cell table:style-name="Default" office:value-type="string" calcext:value-type="string">
            <text:p>sarp-20-10-C-3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215.141" calcext:value-type="float">
            <text:p>215.141</text:p>
          </table:table-cell>
          <table:table-cell table:style-name="Default" office:value-type="float" office:value="160.963" calcext:value-type="float">
            <text:p>160.963</text:p>
          </table:table-cell>
          <table:table-cell table:style-name="Default" office:value-type="float" office:value="180.567" calcext:value-type="float">
            <text:p>180.56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8.09" calcext:value-type="float">
            <text:p>7198.09</text:p>
          </table:table-cell>
          <table:table-cell table:style-name="Default" office:value-type="float" office:value="195.537" calcext:value-type="float">
            <text:p>195.537</text:p>
          </table:table-cell>
          <table:table-cell office:value-type="string" calcext:value-type="string">
            <text:p>Feasible</text:p>
          </table:table-cell>
          <table:table-cell office:value-type="float" office:value="195.537" calcext:value-type="float">
            <text:p>195.537</text:p>
          </table:table-cell>
          <table:table-cell office:value-type="float" office:value="289.983" calcext:value-type="float">
            <text:p>289.983</text:p>
          </table:table-cell>
          <table:table-cell office:value-type="float" office:value="32.5695" calcext:value-type="float">
            <text:p>32.5695</text:p>
          </table:table-cell>
        </table:table-row>
        <table:table-row table:style-name="ro1">
          <table:table-cell table:style-name="Default" office:value-type="string" calcext:value-type="string">
            <text:p>sarp-20-10-C-4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215.141" calcext:value-type="float">
            <text:p>215.141</text:p>
          </table:table-cell>
          <table:table-cell table:style-name="Default" office:value-type="float" office:value="160.963" calcext:value-type="float">
            <text:p>160.963</text:p>
          </table:table-cell>
          <table:table-cell table:style-name="Default" office:value-type="float" office:value="160.548" calcext:value-type="float">
            <text:p>160.54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8.23" calcext:value-type="float">
            <text:p>7198.23</text:p>
          </table:table-cell>
          <table:table-cell table:style-name="Default" office:value-type="float" office:value="215.556" calcext:value-type="float">
            <text:p>215.556</text:p>
          </table:table-cell>
          <table:table-cell office:value-type="string" calcext:value-type="string">
            <text:p>Feasible</text:p>
          </table:table-cell>
          <table:table-cell office:value-type="float" office:value="215.556" calcext:value-type="float">
            <text:p>215.556</text:p>
          </table:table-cell>
          <table:table-cell office:value-type="float" office:value="289.951" calcext:value-type="float">
            <text:p>289.951</text:p>
          </table:table-cell>
          <table:table-cell office:value-type="float" office:value="25.6578" calcext:value-type="float">
            <text:p>25.6578</text:p>
          </table:table-cell>
        </table:table-row>
        <table:table-row table:style-name="ro1" table:number-rows-repeated="1048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McSp Time" table:style-name="ta2">
        <office:forms form:automatic-focus="false" form:apply-design-mode="false"/>
        <table:table-column table:style-name="co17" table:default-cell-style-name="ce85"/>
        <table:table-column table:style-name="co12" table:number-columns-repeated="4" table:default-cell-style-name="ce85"/>
        <table:table-column table:style-name="co13" table:number-columns-repeated="2" table:default-cell-style-name="ce85"/>
        <table:table-column table:style-name="co14" table:number-columns-repeated="2" table:default-cell-style-name="ce85"/>
        <table:table-column table:style-name="co15" table:number-columns-repeated="3" table:default-cell-style-name="ce85"/>
        <table:table-column table:style-name="co9" table:number-columns-repeated="2" table:default-cell-style-name="ce85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87"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table:style-name="ce89" office:value-type="string" calcext:value-type="string">
            <text:p>waitp(%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ce9" table:number-columns-repeated="15"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style-name="ce9" table:number-columns-repeated="15"/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ce9" table:number-columns-repeated="15"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style-name="ce9" table:number-columns-repeated="15"/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ce9" table:number-columns-repeated="15"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ce9" table:number-columns-repeated="15"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ce9" table:number-columns-repeated="15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ce9" table:number-columns-repeated="15"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style-name="ce9" table:number-columns-repeated="15"/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style-name="ce9" table:number-columns-repeated="15"/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style-name="ce9" table:number-columns-repeated="15"/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style-name="ce9" table:number-columns-repeated="15"/>
        </table:table-row>
        <table:table-row table:style-name="ro1">
          <table:table-cell table:style-name="Default" office:value-type="string" calcext:value-type="string">
            <text:p>sarp-5-10-A-1.txt </text:p>
          </table:table-cell>
          <table:table-cell table:style-name="ce9" table:number-columns-repeated="15"/>
        </table:table-row>
        <table:table-row table:style-name="ro1">
          <table:table-cell table:style-name="Default" office:value-type="string" calcext:value-type="string">
            <text:p>sarp-5-10-B-1.txt </text:p>
          </table:table-cell>
          <table:table-cell table:style-name="ce9" table:number-columns-repeated="15"/>
        </table:table-row>
        <table:table-row table:style-name="ro1" table:number-rows-repeated="26">
          <table:table-cell table:style-name="Default"/>
          <table:table-cell table:style-name="ce9" table:number-columns-repeated="15"/>
        </table:table-row>
        <table:table-row table:style-name="ro1" table:number-rows-repeated="2">
          <table:table-cell/>
          <table:table-cell table:style-name="ce9" table:number-columns-repeated="15"/>
        </table:table-row>
        <table:table-row table:style-name="ro1" table:number-rows-repeated="17">
          <table:table-cell/>
          <table:table-cell table:style-name="Default" table:number-columns-repeated="13"/>
          <table:table-cell table:number-columns-repeated="2"/>
        </table:table-row>
        <table:table-row table:style-name="ro1">
          <table:table-cell table:style-name="ce96"/>
          <table:table-cell table:style-name="Default" table:number-columns-repeated="13"/>
          <table:table-cell table:number-columns-repeated="2"/>
        </table:table-row>
        <table:table-row table:style-name="ro1" table:number-rows-repeated="31">
          <table:table-cell/>
          <table:table-cell table:style-name="Default" table:number-columns-repeated="13"/>
          <table:table-cell table:number-columns-repeated="2"/>
        </table:table-row>
        <table:table-row table:style-name="ro1" table:number-rows-repeated="23">
          <table:table-cell table:number-columns-repeated="2"/>
          <table:table-cell table:style-name="Default" table:number-columns-repeated="12"/>
          <table:table-cell table:number-columns-repeated="2"/>
        </table:table-row>
        <table:table-row table:style-name="ro1" table:number-rows-repeated="1048460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McSp Dist" table:style-name="ta2">
        <office:forms form:automatic-focus="false" form:apply-design-mode="false"/>
        <table:table-column table:style-name="co17" table:default-cell-style-name="ce85"/>
        <table:table-column table:style-name="co16" table:number-columns-repeated="4" table:default-cell-style-name="ce85"/>
        <table:table-column table:style-name="co14" table:number-columns-repeated="5" table:default-cell-style-name="ce85"/>
        <table:table-row table:style-name="ro1">
          <table:table-cell office:value-type="string" calcext:value-type="string">
            <text:p>Instance</text:p>
          </table:table-cell>
          <table:table-cell table:style-name="ce87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89"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5-10-A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5-10-B-1.txt </text:p>
          </table:table-cell>
          <table:table-cell table:style-name="Default" table:number-columns-repeated="9"/>
        </table:table-row>
        <table:table-row table:style-name="ro1" table:number-rows-repeated="26">
          <table:table-cell table:style-name="Default" table:number-columns-repeated="10"/>
        </table:table-row>
        <table:table-row table:style-name="ro1" table:number-rows-repeated="19">
          <table:table-cell/>
          <table:table-cell table:style-name="Default" table:number-columns-repeated="9"/>
        </table:table-row>
        <table:table-row table:style-name="ro1">
          <table:table-cell table:style-name="ce96"/>
          <table:table-cell table:style-name="Default" table:number-columns-repeated="9"/>
        </table:table-row>
        <table:table-row table:style-name="ro1" table:number-rows-repeated="44">
          <table:table-cell/>
          <table:table-cell table:style-name="Default" table:number-columns-repeated="9"/>
        </table:table-row>
        <table:table-row table:style-name="ro1" table:number-rows-repeated="104847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cMp stats" table:style-name="ta3">
        <office:forms form:automatic-focus="false" form:apply-design-mode="false"/>
        <table:table-column table:style-name="co11" table:default-cell-style-name="ce85"/>
        <table:table-column table:style-name="co2" table:default-cell-style-name="ce85"/>
        <table:table-column table:style-name="co3" table:default-cell-style-name="ce85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85"/>
        <table:table-column table:style-name="co7" table:default-cell-style-name="ce85"/>
        <table:table-column table:style-name="co10" table:number-columns-repeated="4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m</text:p>
          </table:table-cell>
          <table:table-cell table:style-name="ce88" office:value-type="string" calcext:value-type="string">
            <text:p>served</text:p>
          </table:table-cell>
          <table:table-cell table:style-name="ce88" office:value-type="string" calcext:value-type="string">
            <text:p>prof Customer</text:p>
          </table:table-cell>
          <table:table-cell table:style-name="ce88" office:value-type="string" calcext:value-type="string">
            <text:p>prof Parcel</text:p>
          </table:table-cell>
          <table:table-cell table:style-name="ce88" office:value-type="string" calcext:value-type="string">
            <text:p>costs</text:p>
          </table:table-cell>
          <table:table-cell table:style-name="ce88" office:value-type="string" calcext:value-type="string">
            <text:p>K</text:p>
          </table:table-cell>
          <table:table-cell table:style-name="ce88" office:value-type="string" calcext:value-type="string">
            <text:p>Sol Time</text:p>
          </table:table-cell>
          <table:table-cell table:style-name="ce88" office:value-type="string" calcext:value-type="string">
            <text:p>Sol Val</text:p>
          </table:table-cell>
          <table:table-cell table:style-name="ce88" office:value-type="string" calcext:value-type="string">
            <text:p>sol Stat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Default" office:value-type="float" office:value="57.7921" calcext:value-type="float">
            <text:p>57.7921</text:p>
          </table:table-cell>
          <table:table-cell table:style-name="Default" office:value-type="float" office:value="126.93" calcext:value-type="float">
            <text:p>126.93</text:p>
          </table:table-cell>
          <table:table-cell table:style-name="Default" office:value-type="float" office:value="108.02" calcext:value-type="float">
            <text:p>108.0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6.32" calcext:value-type="float">
            <text:p>7196.32</text:p>
          </table:table-cell>
          <table:table-cell table:style-name="Default" office:value-type="float" office:value="76.7026" calcext:value-type="float">
            <text:p>76.7026</text:p>
          </table:table-cell>
          <table:table-cell office:value-type="string" calcext:value-type="string">
            <text:p>Feasible</text:p>
          </table:table-cell>
          <table:table-cell office:value-type="float" office:value="76.7026" calcext:value-type="float">
            <text:p>76.7026</text:p>
          </table:table-cell>
          <table:table-cell office:value-type="float" office:value="114.265" calcext:value-type="float">
            <text:p>114.265</text:p>
          </table:table-cell>
          <table:table-cell office:value-type="float" office:value="32.8731" calcext:value-type="float">
            <text:p>32.8731</text:p>
          </table:table-cell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Default" office:value-type="float" office:value="57.7921" calcext:value-type="float">
            <text:p>57.7921</text:p>
          </table:table-cell>
          <table:table-cell table:style-name="Default" office:value-type="float" office:value="126.93" calcext:value-type="float">
            <text:p>126.93</text:p>
          </table:table-cell>
          <table:table-cell table:style-name="Default" office:value-type="float" office:value="105.124" calcext:value-type="float">
            <text:p>105.12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6.09" calcext:value-type="float">
            <text:p>7196.09</text:p>
          </table:table-cell>
          <table:table-cell table:style-name="Default" office:value-type="float" office:value="79.598" calcext:value-type="float">
            <text:p>79.598</text:p>
          </table:table-cell>
          <table:table-cell office:value-type="string" calcext:value-type="string">
            <text:p>Feasible</text:p>
          </table:table-cell>
          <table:table-cell office:value-type="float" office:value="79.598" calcext:value-type="float">
            <text:p>79.598</text:p>
          </table:table-cell>
          <table:table-cell office:value-type="float" office:value="114.189" calcext:value-type="float">
            <text:p>114.189</text:p>
          </table:table-cell>
          <table:table-cell office:value-type="float" office:value="30.2928" calcext:value-type="float">
            <text:p>30.2928</text:p>
          </table:table-cell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Default" office:value-type="float" office:value="57.7921" calcext:value-type="float">
            <text:p>57.7921</text:p>
          </table:table-cell>
          <table:table-cell table:style-name="Default" office:value-type="float" office:value="126.93" calcext:value-type="float">
            <text:p>126.93</text:p>
          </table:table-cell>
          <table:table-cell table:style-name="Default" office:value-type="float" office:value="105.752" calcext:value-type="float">
            <text:p>105.75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5.68" calcext:value-type="float">
            <text:p>7195.68</text:p>
          </table:table-cell>
          <table:table-cell table:style-name="Default" office:value-type="float" office:value="78.9697" calcext:value-type="float">
            <text:p>78.9697</text:p>
          </table:table-cell>
          <table:table-cell office:value-type="string" calcext:value-type="string">
            <text:p>Feasible</text:p>
          </table:table-cell>
          <table:table-cell office:value-type="float" office:value="78.9697" calcext:value-type="float">
            <text:p>78.9697</text:p>
          </table:table-cell>
          <table:table-cell office:value-type="float" office:value="114.181" calcext:value-type="float">
            <text:p>114.181</text:p>
          </table:table-cell>
          <table:table-cell office:value-type="float" office:value="30.8381" calcext:value-type="float">
            <text:p>30.8381</text:p>
          </table:table-cell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Default" office:value-type="float" office:value="57.7921" calcext:value-type="float">
            <text:p>57.7921</text:p>
          </table:table-cell>
          <table:table-cell table:style-name="Default" office:value-type="float" office:value="126.93" calcext:value-type="float">
            <text:p>126.93</text:p>
          </table:table-cell>
          <table:table-cell table:style-name="Default" office:value-type="float" office:value="100.046" calcext:value-type="float">
            <text:p>100.04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5.24" calcext:value-type="float">
            <text:p>7195.24</text:p>
          </table:table-cell>
          <table:table-cell table:style-name="Default" office:value-type="float" office:value="84.6759" calcext:value-type="float">
            <text:p>84.6759</text:p>
          </table:table-cell>
          <table:table-cell office:value-type="string" calcext:value-type="string">
            <text:p>Feasible</text:p>
          </table:table-cell>
          <table:table-cell office:value-type="float" office:value="84.6759" calcext:value-type="float">
            <text:p>84.6759</text:p>
          </table:table-cell>
          <table:table-cell office:value-type="float" office:value="114.15" calcext:value-type="float">
            <text:p>114.15</text:p>
          </table:table-cell>
          <table:table-cell office:value-type="float" office:value="25.8205" calcext:value-type="float">
            <text:p>25.8205</text:p>
          </table:table-cell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3.0835" calcext:value-type="float">
            <text:p>63.0835</text:p>
          </table:table-cell>
          <table:table-cell table:style-name="Default" office:value-type="float" office:value="119.982" calcext:value-type="float">
            <text:p>119.982</text:p>
          </table:table-cell>
          <table:table-cell table:style-name="Default" office:value-type="float" office:value="118.267" calcext:value-type="float">
            <text:p>118.26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81.96" calcext:value-type="float">
            <text:p>7181.96</text:p>
          </table:table-cell>
          <table:table-cell table:style-name="Default" office:value-type="float" office:value="64.7988" calcext:value-type="float">
            <text:p>64.7988</text:p>
          </table:table-cell>
          <table:table-cell office:value-type="string" calcext:value-type="string">
            <text:p>Feasible</text:p>
          </table:table-cell>
          <table:table-cell office:value-type="float" office:value="64.7988" calcext:value-type="float">
            <text:p>64.7988</text:p>
          </table:table-cell>
          <table:table-cell office:value-type="float" office:value="117.585" calcext:value-type="float">
            <text:p>117.585</text:p>
          </table:table-cell>
          <table:table-cell office:value-type="float" office:value="44.892" calcext:value-type="float">
            <text:p>44.892</text:p>
          </table:table-cell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3.0835" calcext:value-type="float">
            <text:p>63.0835</text:p>
          </table:table-cell>
          <table:table-cell table:style-name="Default" office:value-type="float" office:value="114.401" calcext:value-type="float">
            <text:p>114.401</text:p>
          </table:table-cell>
          <table:table-cell table:style-name="Default" office:value-type="float" office:value="116.229" calcext:value-type="float">
            <text:p>116.22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01" calcext:value-type="float">
            <text:p>7196.01</text:p>
          </table:table-cell>
          <table:table-cell table:style-name="Default" office:value-type="float" office:value="61.2559" calcext:value-type="float">
            <text:p>61.2559</text:p>
          </table:table-cell>
          <table:table-cell office:value-type="string" calcext:value-type="string">
            <text:p>Feasible</text:p>
          </table:table-cell>
          <table:table-cell office:value-type="float" office:value="61.2559" calcext:value-type="float">
            <text:p>61.2559</text:p>
          </table:table-cell>
          <table:table-cell office:value-type="float" office:value="117.615" calcext:value-type="float">
            <text:p>117.615</text:p>
          </table:table-cell>
          <table:table-cell office:value-type="float" office:value="47.9183" calcext:value-type="float">
            <text:p>47.9183</text:p>
          </table:table-cell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3.0835" calcext:value-type="float">
            <text:p>63.0835</text:p>
          </table:table-cell>
          <table:table-cell table:style-name="Default" office:value-type="float" office:value="119.982" calcext:value-type="float">
            <text:p>119.982</text:p>
          </table:table-cell>
          <table:table-cell table:style-name="Default" office:value-type="float" office:value="111.289" calcext:value-type="float">
            <text:p>111.28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5.93" calcext:value-type="float">
            <text:p>7195.93</text:p>
          </table:table-cell>
          <table:table-cell table:style-name="Default" office:value-type="float" office:value="71.7766" calcext:value-type="float">
            <text:p>71.7766</text:p>
          </table:table-cell>
          <table:table-cell office:value-type="string" calcext:value-type="string">
            <text:p>Feasible</text:p>
          </table:table-cell>
          <table:table-cell office:value-type="float" office:value="71.7766" calcext:value-type="float">
            <text:p>71.7766</text:p>
          </table:table-cell>
          <table:table-cell office:value-type="float" office:value="117.597" calcext:value-type="float">
            <text:p>117.597</text:p>
          </table:table-cell>
          <table:table-cell office:value-type="float" office:value="38.9639" calcext:value-type="float">
            <text:p>38.9639</text:p>
          </table:table-cell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63.0835" calcext:value-type="float">
            <text:p>63.0835</text:p>
          </table:table-cell>
          <table:table-cell table:style-name="Default" office:value-type="float" office:value="119.982" calcext:value-type="float">
            <text:p>119.982</text:p>
          </table:table-cell>
          <table:table-cell table:style-name="Default" office:value-type="float" office:value="111.289" calcext:value-type="float">
            <text:p>111.28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5.85" calcext:value-type="float">
            <text:p>7195.85</text:p>
          </table:table-cell>
          <table:table-cell table:style-name="Default" office:value-type="float" office:value="71.7766" calcext:value-type="float">
            <text:p>71.7766</text:p>
          </table:table-cell>
          <table:table-cell office:value-type="string" calcext:value-type="string">
            <text:p>Feasible</text:p>
          </table:table-cell>
          <table:table-cell office:value-type="float" office:value="71.7766" calcext:value-type="float">
            <text:p>71.7766</text:p>
          </table:table-cell>
          <table:table-cell office:value-type="float" office:value="117.606" calcext:value-type="float">
            <text:p>117.606</text:p>
          </table:table-cell>
          <table:table-cell office:value-type="float" office:value="38.9686" calcext:value-type="float">
            <text:p>38.9686</text:p>
          </table:table-cell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Default" office:value-type="float" office:value="127.185" calcext:value-type="float">
            <text:p>127.185</text:p>
          </table:table-cell>
          <table:table-cell table:style-name="Default" office:value-type="float" office:value="172.065" calcext:value-type="float">
            <text:p>172.065</text:p>
          </table:table-cell>
          <table:table-cell table:style-name="Default" office:value-type="float" office:value="115.568" calcext:value-type="float">
            <text:p>115.56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5.69" calcext:value-type="float">
            <text:p>7195.69</text:p>
          </table:table-cell>
          <table:table-cell table:style-name="Default" office:value-type="float" office:value="183.682" calcext:value-type="float">
            <text:p>183.682</text:p>
          </table:table-cell>
          <table:table-cell office:value-type="string" calcext:value-type="string">
            <text:p>Feasible</text:p>
          </table:table-cell>
          <table:table-cell office:value-type="float" office:value="183.682" calcext:value-type="float">
            <text:p>183.682</text:p>
          </table:table-cell>
          <table:table-cell office:value-type="float" office:value="228.057" calcext:value-type="float">
            <text:p>228.057</text:p>
          </table:table-cell>
          <table:table-cell office:value-type="float" office:value="19.4579" calcext:value-type="float">
            <text:p>19.4579</text:p>
          </table:table-cell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Default" office:value-type="float" office:value="127.185" calcext:value-type="float">
            <text:p>127.185</text:p>
          </table:table-cell>
          <table:table-cell table:style-name="Default" office:value-type="float" office:value="172.065" calcext:value-type="float">
            <text:p>172.065</text:p>
          </table:table-cell>
          <table:table-cell table:style-name="Default" office:value-type="float" office:value="115.733" calcext:value-type="float">
            <text:p>115.73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43" calcext:value-type="float">
            <text:p>7196.43</text:p>
          </table:table-cell>
          <table:table-cell table:style-name="Default" office:value-type="float" office:value="183.517" calcext:value-type="float">
            <text:p>183.517</text:p>
          </table:table-cell>
          <table:table-cell office:value-type="string" calcext:value-type="string">
            <text:p>Feasible</text:p>
          </table:table-cell>
          <table:table-cell office:value-type="float" office:value="183.517" calcext:value-type="float">
            <text:p>183.517</text:p>
          </table:table-cell>
          <table:table-cell office:value-type="float" office:value="227.987" calcext:value-type="float">
            <text:p>227.987</text:p>
          </table:table-cell>
          <table:table-cell office:value-type="float" office:value="19.5055" calcext:value-type="float">
            <text:p>19.5055</text:p>
          </table:table-cell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Default" office:value-type="float" office:value="127.185" calcext:value-type="float">
            <text:p>127.185</text:p>
          </table:table-cell>
          <table:table-cell table:style-name="Default" office:value-type="float" office:value="172.065" calcext:value-type="float">
            <text:p>172.065</text:p>
          </table:table-cell>
          <table:table-cell table:style-name="Default" office:value-type="float" office:value="114.624" calcext:value-type="float">
            <text:p>114.62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5.82" calcext:value-type="float">
            <text:p>7195.82</text:p>
          </table:table-cell>
          <table:table-cell table:style-name="Default" office:value-type="float" office:value="184.626" calcext:value-type="float">
            <text:p>184.626</text:p>
          </table:table-cell>
          <table:table-cell office:value-type="string" calcext:value-type="string">
            <text:p>Feasible</text:p>
          </table:table-cell>
          <table:table-cell office:value-type="float" office:value="184.626" calcext:value-type="float">
            <text:p>184.626</text:p>
          </table:table-cell>
          <table:table-cell office:value-type="float" office:value="228.051" calcext:value-type="float">
            <text:p>228.051</text:p>
          </table:table-cell>
          <table:table-cell office:value-type="float" office:value="19.0418" calcext:value-type="float">
            <text:p>19.0418</text:p>
          </table:table-cell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number-columns-repeated="3" table:style-name="Default" office:value-type="float" office:value="10" calcext:value-type="float">
            <text:p>10</text:p>
          </table:table-cell>
          <table:table-cell table:style-name="Default" office:value-type="float" office:value="127.185" calcext:value-type="float">
            <text:p>127.185</text:p>
          </table:table-cell>
          <table:table-cell table:style-name="Default" office:value-type="float" office:value="172.065" calcext:value-type="float">
            <text:p>172.065</text:p>
          </table:table-cell>
          <table:table-cell table:style-name="Default" office:value-type="float" office:value="112.758" calcext:value-type="float">
            <text:p>112.75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5.61" calcext:value-type="float">
            <text:p>7195.61</text:p>
          </table:table-cell>
          <table:table-cell table:style-name="Default" office:value-type="float" office:value="186.491" calcext:value-type="float">
            <text:p>186.491</text:p>
          </table:table-cell>
          <table:table-cell office:value-type="string" calcext:value-type="string">
            <text:p>Feasible</text:p>
          </table:table-cell>
          <table:table-cell office:value-type="float" office:value="186.491" calcext:value-type="float">
            <text:p>186.491</text:p>
          </table:table-cell>
          <table:table-cell office:value-type="float" office:value="228.047" calcext:value-type="float">
            <text:p>228.047</text:p>
          </table:table-cell>
          <table:table-cell office:value-type="float" office:value="18.2226" calcext:value-type="float">
            <text:p>18.2226</text:p>
          </table:table-cell>
        </table:table-row>
        <table:table-row table:style-name="ro1">
          <table:table-cell table:style-name="Default" office:value-type="string" calcext:value-type="string">
            <text:p>sarp-10-15-A-1.txt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55.0098" calcext:value-type="float">
            <text:p>55.0098</text:p>
          </table:table-cell>
          <table:table-cell table:style-name="Default" office:value-type="float" office:value="143.314" calcext:value-type="float">
            <text:p>143.314</text:p>
          </table:table-cell>
          <table:table-cell table:style-name="Default" office:value-type="float" office:value="134.897" calcext:value-type="float">
            <text:p>134.89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03" calcext:value-type="float">
            <text:p>7197.03</text:p>
          </table:table-cell>
          <table:table-cell table:style-name="Default" office:value-type="float" office:value="63.427" calcext:value-type="float">
            <text:p>63.427</text:p>
          </table:table-cell>
          <table:table-cell office:value-type="string" calcext:value-type="string">
            <text:p>Feasible</text:p>
          </table:table-cell>
          <table:table-cell office:value-type="float" office:value="63.427" calcext:value-type="float">
            <text:p>63.427</text:p>
          </table:table-cell>
          <table:table-cell office:value-type="float" office:value="113.76" calcext:value-type="float">
            <text:p>113.76</text:p>
          </table:table-cell>
          <table:table-cell office:value-type="float" office:value="44.2449" calcext:value-type="float">
            <text:p>44.2449</text:p>
          </table:table-cell>
        </table:table-row>
        <table:table-row table:style-name="ro1">
          <table:table-cell table:style-name="Default" office:value-type="string" calcext:value-type="string">
            <text:p>sarp-10-15-A-2.txt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55.0098" calcext:value-type="float">
            <text:p>55.0098</text:p>
          </table:table-cell>
          <table:table-cell table:style-name="Default" office:value-type="float" office:value="143.314" calcext:value-type="float">
            <text:p>143.314</text:p>
          </table:table-cell>
          <table:table-cell table:style-name="Default" office:value-type="float" office:value="137.187" calcext:value-type="float">
            <text:p>137.18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09" calcext:value-type="float">
            <text:p>7197.09</text:p>
          </table:table-cell>
          <table:table-cell table:style-name="Default" office:value-type="float" office:value="61.1373" calcext:value-type="float">
            <text:p>61.1373</text:p>
          </table:table-cell>
          <table:table-cell office:value-type="string" calcext:value-type="string">
            <text:p>Feasible</text:p>
          </table:table-cell>
          <table:table-cell office:value-type="float" office:value="61.1373" calcext:value-type="float">
            <text:p>61.1373</text:p>
          </table:table-cell>
          <table:table-cell office:value-type="float" office:value="113.733" calcext:value-type="float">
            <text:p>113.733</text:p>
          </table:table-cell>
          <table:table-cell office:value-type="float" office:value="46.2449" calcext:value-type="float">
            <text:p>46.2449</text:p>
          </table:table-cell>
        </table:table-row>
        <table:table-row table:style-name="ro1">
          <table:table-cell table:style-name="Default" office:value-type="string" calcext:value-type="string">
            <text:p>sarp-10-15-A-3.txt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55.0098" calcext:value-type="float">
            <text:p>55.0098</text:p>
          </table:table-cell>
          <table:table-cell table:style-name="Default" office:value-type="float" office:value="143.314" calcext:value-type="float">
            <text:p>143.314</text:p>
          </table:table-cell>
          <table:table-cell table:style-name="Default" office:value-type="float" office:value="141.819" calcext:value-type="float">
            <text:p>141.81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66" calcext:value-type="float">
            <text:p>7196.66</text:p>
          </table:table-cell>
          <table:table-cell table:style-name="Default" office:value-type="float" office:value="56.5045" calcext:value-type="float">
            <text:p>56.5045</text:p>
          </table:table-cell>
          <table:table-cell office:value-type="string" calcext:value-type="string">
            <text:p>Feasible</text:p>
          </table:table-cell>
          <table:table-cell office:value-type="float" office:value="56.5045" calcext:value-type="float">
            <text:p>56.5045</text:p>
          </table:table-cell>
          <table:table-cell office:value-type="float" office:value="113.819" calcext:value-type="float">
            <text:p>113.819</text:p>
          </table:table-cell>
          <table:table-cell office:value-type="float" office:value="50.3558" calcext:value-type="float">
            <text:p>50.3558</text:p>
          </table:table-cell>
        </table:table-row>
        <table:table-row table:style-name="ro1">
          <table:table-cell table:style-name="Default" office:value-type="string" calcext:value-type="string">
            <text:p>sarp-10-15-A-4.txt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55.0098" calcext:value-type="float">
            <text:p>55.0098</text:p>
          </table:table-cell>
          <table:table-cell table:style-name="Default" office:value-type="float" office:value="143.314" calcext:value-type="float">
            <text:p>143.314</text:p>
          </table:table-cell>
          <table:table-cell table:style-name="Default" office:value-type="float" office:value="134.371" calcext:value-type="float">
            <text:p>134.37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06" calcext:value-type="float">
            <text:p>7197.06</text:p>
          </table:table-cell>
          <table:table-cell table:style-name="Default" office:value-type="float" office:value="63.9531" calcext:value-type="float">
            <text:p>63.9531</text:p>
          </table:table-cell>
          <table:table-cell office:value-type="string" calcext:value-type="string">
            <text:p>Feasible</text:p>
          </table:table-cell>
          <table:table-cell office:value-type="float" office:value="63.9531" calcext:value-type="float">
            <text:p>63.9531</text:p>
          </table:table-cell>
          <table:table-cell office:value-type="float" office:value="113.761" calcext:value-type="float">
            <text:p>113.761</text:p>
          </table:table-cell>
          <table:table-cell office:value-type="float" office:value="43.7829" calcext:value-type="float">
            <text:p>43.7829</text:p>
          </table:table-cell>
        </table:table-row>
        <table:table-row table:style-name="ro1">
          <table:table-cell table:style-name="Default" office:value-type="string" calcext:value-type="string">
            <text:p>sarp-10-15-B-1.txt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61.622" calcext:value-type="float">
            <text:p>61.622</text:p>
          </table:table-cell>
          <table:table-cell table:style-name="Default" office:value-type="float" office:value="151.156" calcext:value-type="float">
            <text:p>151.156</text:p>
          </table:table-cell>
          <table:table-cell table:style-name="Default" office:value-type="float" office:value="123.846" calcext:value-type="float">
            <text:p>123.84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5.23" calcext:value-type="float">
            <text:p>7195.23</text:p>
          </table:table-cell>
          <table:table-cell table:style-name="Default" office:value-type="float" office:value="88.9324" calcext:value-type="float">
            <text:p>88.9324</text:p>
          </table:table-cell>
          <table:table-cell office:value-type="string" calcext:value-type="string">
            <text:p>Feasible</text:p>
          </table:table-cell>
          <table:table-cell office:value-type="float" office:value="88.9324" calcext:value-type="float">
            <text:p>88.9324</text:p>
          </table:table-cell>
          <table:table-cell office:value-type="float" office:value="127.809" calcext:value-type="float">
            <text:p>127.809</text:p>
          </table:table-cell>
          <table:table-cell office:value-type="float" office:value="30.4177" calcext:value-type="float">
            <text:p>30.4177</text:p>
          </table:table-cell>
        </table:table-row>
        <table:table-row table:style-name="ro1">
          <table:table-cell table:style-name="Default" office:value-type="string" calcext:value-type="string">
            <text:p>sarp-10-15-B-2.txt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61.622" calcext:value-type="float">
            <text:p>61.622</text:p>
          </table:table-cell>
          <table:table-cell table:style-name="Default" office:value-type="float" office:value="151.156" calcext:value-type="float">
            <text:p>151.156</text:p>
          </table:table-cell>
          <table:table-cell table:style-name="Default" office:value-type="float" office:value="135.494" calcext:value-type="float">
            <text:p>135.49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4.77" calcext:value-type="float">
            <text:p>7194.77</text:p>
          </table:table-cell>
          <table:table-cell table:style-name="Default" office:value-type="float" office:value="77.2842" calcext:value-type="float">
            <text:p>77.2842</text:p>
          </table:table-cell>
          <table:table-cell office:value-type="string" calcext:value-type="string">
            <text:p>Feasible</text:p>
          </table:table-cell>
          <table:table-cell office:value-type="float" office:value="77.2842" calcext:value-type="float">
            <text:p>77.2842</text:p>
          </table:table-cell>
          <table:table-cell office:value-type="float" office:value="127.76" calcext:value-type="float">
            <text:p>127.76</text:p>
          </table:table-cell>
          <table:table-cell office:value-type="float" office:value="39.5083" calcext:value-type="float">
            <text:p>39.5083</text:p>
          </table:table-cell>
        </table:table-row>
        <table:table-row table:style-name="ro1">
          <table:table-cell table:style-name="Default" office:value-type="string" calcext:value-type="string">
            <text:p>sarp-10-15-B-3.txt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61.622" calcext:value-type="float">
            <text:p>61.622</text:p>
          </table:table-cell>
          <table:table-cell table:style-name="Default" office:value-type="float" office:value="151.156" calcext:value-type="float">
            <text:p>151.156</text:p>
          </table:table-cell>
          <table:table-cell table:style-name="Default" office:value-type="float" office:value="130.676" calcext:value-type="float">
            <text:p>130.67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4.76" calcext:value-type="float">
            <text:p>7194.76</text:p>
          </table:table-cell>
          <table:table-cell table:style-name="Default" office:value-type="float" office:value="82.1026" calcext:value-type="float">
            <text:p>82.1026</text:p>
          </table:table-cell>
          <table:table-cell office:value-type="string" calcext:value-type="string">
            <text:p>Feasible</text:p>
          </table:table-cell>
          <table:table-cell office:value-type="float" office:value="82.1026" calcext:value-type="float">
            <text:p>82.1026</text:p>
          </table:table-cell>
          <table:table-cell office:value-type="float" office:value="127.758" calcext:value-type="float">
            <text:p>127.758</text:p>
          </table:table-cell>
          <table:table-cell office:value-type="float" office:value="35.7358" calcext:value-type="float">
            <text:p>35.7358</text:p>
          </table:table-cell>
        </table:table-row>
        <table:table-row table:style-name="ro1">
          <table:table-cell table:style-name="Default" office:value-type="string" calcext:value-type="string">
            <text:p>sarp-10-15-B-4.txt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61.622" calcext:value-type="float">
            <text:p>61.622</text:p>
          </table:table-cell>
          <table:table-cell table:style-name="Default" office:value-type="float" office:value="151.156" calcext:value-type="float">
            <text:p>151.156</text:p>
          </table:table-cell>
          <table:table-cell table:style-name="Default" office:value-type="float" office:value="131.459" calcext:value-type="float">
            <text:p>131.459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4.62" calcext:value-type="float">
            <text:p>7194.62</text:p>
          </table:table-cell>
          <table:table-cell table:style-name="Default" office:value-type="float" office:value="81.3191" calcext:value-type="float">
            <text:p>81.3191</text:p>
          </table:table-cell>
          <table:table-cell office:value-type="string" calcext:value-type="string">
            <text:p>Feasible</text:p>
          </table:table-cell>
          <table:table-cell office:value-type="float" office:value="81.3191" calcext:value-type="float">
            <text:p>81.3191</text:p>
          </table:table-cell>
          <table:table-cell office:value-type="float" office:value="127.755" calcext:value-type="float">
            <text:p>127.755</text:p>
          </table:table-cell>
          <table:table-cell office:value-type="float" office:value="36.3476" calcext:value-type="float">
            <text:p>36.3476</text:p>
          </table:table-cell>
        </table:table-row>
        <table:table-row table:style-name="ro1">
          <table:table-cell table:style-name="Default" office:value-type="string" calcext:value-type="string">
            <text:p>sarp-15-5-A-1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8.5956" calcext:value-type="float">
            <text:p>78.5956</text:p>
          </table:table-cell>
          <table:table-cell table:style-name="Default" office:value-type="float" office:value="52.1247" calcext:value-type="float">
            <text:p>52.1247</text:p>
          </table:table-cell>
          <table:table-cell table:style-name="Default" office:value-type="float" office:value="109.446" calcext:value-type="float">
            <text:p>109.44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61" calcext:value-type="float">
            <text:p>7196.61</text:p>
          </table:table-cell>
          <table:table-cell table:style-name="Default" office:value-type="float" office:value="21.2749" calcext:value-type="float">
            <text:p>21.2749</text:p>
          </table:table-cell>
          <table:table-cell office:value-type="string" calcext:value-type="string">
            <text:p>Feasible</text:p>
          </table:table-cell>
          <table:table-cell office:value-type="float" office:value="21.2749" calcext:value-type="float">
            <text:p>21.2749</text:p>
          </table:table-cell>
          <table:table-cell office:value-type="float" office:value="57.4793" calcext:value-type="float">
            <text:p>57.4793</text:p>
          </table:table-cell>
          <table:table-cell office:value-type="float" office:value="62.9868" calcext:value-type="float">
            <text:p>62.9868</text:p>
          </table:table-cell>
        </table:table-row>
        <table:table-row table:style-name="ro1">
          <table:table-cell table:style-name="Default" office:value-type="string" calcext:value-type="string">
            <text:p>sarp-15-5-A-2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8.5956" calcext:value-type="float">
            <text:p>78.5956</text:p>
          </table:table-cell>
          <table:table-cell table:style-name="Default" office:value-type="float" office:value="52.1247" calcext:value-type="float">
            <text:p>52.1247</text:p>
          </table:table-cell>
          <table:table-cell table:style-name="Default" office:value-type="float" office:value="109.448" calcext:value-type="float">
            <text:p>109.44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7" calcext:value-type="float">
            <text:p>7196.7</text:p>
          </table:table-cell>
          <table:table-cell table:style-name="Default" office:value-type="float" office:value="21.2728" calcext:value-type="float">
            <text:p>21.2728</text:p>
          </table:table-cell>
          <table:table-cell office:value-type="string" calcext:value-type="string">
            <text:p>Feasible</text:p>
          </table:table-cell>
          <table:table-cell office:value-type="float" office:value="21.2728" calcext:value-type="float">
            <text:p>21.2728</text:p>
          </table:table-cell>
          <table:table-cell office:value-type="float" office:value="57.4323" calcext:value-type="float">
            <text:p>57.4323</text:p>
          </table:table-cell>
          <table:table-cell office:value-type="float" office:value="62.9602" calcext:value-type="float">
            <text:p>62.9602</text:p>
          </table:table-cell>
        </table:table-row>
        <table:table-row table:style-name="ro1">
          <table:table-cell table:style-name="Default" office:value-type="string" calcext:value-type="string">
            <text:p>sarp-15-5-A-3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8.5956" calcext:value-type="float">
            <text:p>78.5956</text:p>
          </table:table-cell>
          <table:table-cell table:style-name="Default" office:value-type="float" office:value="52.1247" calcext:value-type="float">
            <text:p>52.1247</text:p>
          </table:table-cell>
          <table:table-cell table:style-name="Default" office:value-type="float" office:value="107.461" calcext:value-type="float">
            <text:p>107.46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66" calcext:value-type="float">
            <text:p>7196.66</text:p>
          </table:table-cell>
          <table:table-cell table:style-name="Default" office:value-type="float" office:value="23.2596" calcext:value-type="float">
            <text:p>23.2596</text:p>
          </table:table-cell>
          <table:table-cell office:value-type="string" calcext:value-type="string">
            <text:p>Feasible</text:p>
          </table:table-cell>
          <table:table-cell office:value-type="float" office:value="23.2596" calcext:value-type="float">
            <text:p>23.2596</text:p>
          </table:table-cell>
          <table:table-cell office:value-type="float" office:value="57.4449" calcext:value-type="float">
            <text:p>57.4449</text:p>
          </table:table-cell>
          <table:table-cell office:value-type="float" office:value="59.5097" calcext:value-type="float">
            <text:p>59.5097</text:p>
          </table:table-cell>
        </table:table-row>
        <table:table-row table:style-name="ro1">
          <table:table-cell table:style-name="Default" office:value-type="string" calcext:value-type="string">
            <text:p>sarp-15-5-A-4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8.5956" calcext:value-type="float">
            <text:p>78.5956</text:p>
          </table:table-cell>
          <table:table-cell table:style-name="Default" office:value-type="float" office:value="52.1247" calcext:value-type="float">
            <text:p>52.1247</text:p>
          </table:table-cell>
          <table:table-cell table:style-name="Default" office:value-type="float" office:value="109.446" calcext:value-type="float">
            <text:p>109.44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93" calcext:value-type="float">
            <text:p>7196.93</text:p>
          </table:table-cell>
          <table:table-cell table:style-name="Default" office:value-type="float" office:value="21.2749" calcext:value-type="float">
            <text:p>21.2749</text:p>
          </table:table-cell>
          <table:table-cell office:value-type="string" calcext:value-type="string">
            <text:p>Feasible</text:p>
          </table:table-cell>
          <table:table-cell office:value-type="float" office:value="21.2749" calcext:value-type="float">
            <text:p>21.2749</text:p>
          </table:table-cell>
          <table:table-cell office:value-type="float" office:value="57.4695" calcext:value-type="float">
            <text:p>57.4695</text:p>
          </table:table-cell>
          <table:table-cell office:value-type="float" office:value="62.9805" calcext:value-type="float">
            <text:p>62.9805</text:p>
          </table:table-cell>
        </table:table-row>
        <table:table-row table:style-name="ro1">
          <table:table-cell table:style-name="Default" office:value-type="string" calcext:value-type="string">
            <text:p>sarp-15-5-B-1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0.302" calcext:value-type="float">
            <text:p>100.302</text:p>
          </table:table-cell>
          <table:table-cell table:style-name="Default" office:value-type="float" office:value="68.7897" calcext:value-type="float">
            <text:p>68.7897</text:p>
          </table:table-cell>
          <table:table-cell table:style-name="Default" office:value-type="float" office:value="91.3346" calcext:value-type="float">
            <text:p>91.334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54" calcext:value-type="float">
            <text:p>7197.54</text:p>
          </table:table-cell>
          <table:table-cell table:style-name="Default" office:value-type="float" office:value="77.7573" calcext:value-type="float">
            <text:p>77.7573</text:p>
          </table:table-cell>
          <table:table-cell office:value-type="string" calcext:value-type="string">
            <text:p>Feasible</text:p>
          </table:table-cell>
          <table:table-cell office:value-type="float" office:value="77.7573" calcext:value-type="float">
            <text:p>77.7573</text:p>
          </table:table-cell>
          <table:table-cell office:value-type="float" office:value="103.488" calcext:value-type="float">
            <text:p>103.488</text:p>
          </table:table-cell>
          <table:table-cell office:value-type="float" office:value="24.8635" calcext:value-type="float">
            <text:p>24.8635</text:p>
          </table:table-cell>
        </table:table-row>
        <table:table-row table:style-name="ro1">
          <table:table-cell table:style-name="Default" office:value-type="string" calcext:value-type="string">
            <text:p>sarp-15-5-B-2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0.302" calcext:value-type="float">
            <text:p>100.302</text:p>
          </table:table-cell>
          <table:table-cell table:style-name="Default" office:value-type="float" office:value="68.7897" calcext:value-type="float">
            <text:p>68.7897</text:p>
          </table:table-cell>
          <table:table-cell table:style-name="Default" office:value-type="float" office:value="87.7714" calcext:value-type="float">
            <text:p>87.771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53" calcext:value-type="float">
            <text:p>7197.53</text:p>
          </table:table-cell>
          <table:table-cell table:style-name="Default" office:value-type="float" office:value="81.3204" calcext:value-type="float">
            <text:p>81.3204</text:p>
          </table:table-cell>
          <table:table-cell office:value-type="string" calcext:value-type="string">
            <text:p>Feasible</text:p>
          </table:table-cell>
          <table:table-cell office:value-type="float" office:value="81.3204" calcext:value-type="float">
            <text:p>81.3204</text:p>
          </table:table-cell>
          <table:table-cell office:value-type="float" office:value="103.496" calcext:value-type="float">
            <text:p>103.496</text:p>
          </table:table-cell>
          <table:table-cell office:value-type="float" office:value="21.4265" calcext:value-type="float">
            <text:p>21.4265</text:p>
          </table:table-cell>
        </table:table-row>
        <table:table-row table:style-name="ro1">
          <table:table-cell table:style-name="Default" office:value-type="string" calcext:value-type="string">
            <text:p>sarp-15-5-B-3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0.302" calcext:value-type="float">
            <text:p>100.302</text:p>
          </table:table-cell>
          <table:table-cell table:style-name="Default" office:value-type="float" office:value="68.7897" calcext:value-type="float">
            <text:p>68.7897</text:p>
          </table:table-cell>
          <table:table-cell table:style-name="Default" office:value-type="float" office:value="91.3346" calcext:value-type="float">
            <text:p>91.334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" calcext:value-type="float">
            <text:p>7198</text:p>
          </table:table-cell>
          <table:table-cell table:style-name="Default" office:value-type="float" office:value="77.7573" calcext:value-type="float">
            <text:p>77.7573</text:p>
          </table:table-cell>
          <table:table-cell office:value-type="string" calcext:value-type="string">
            <text:p>Feasible</text:p>
          </table:table-cell>
          <table:table-cell office:value-type="float" office:value="77.7573" calcext:value-type="float">
            <text:p>77.7573</text:p>
          </table:table-cell>
          <table:table-cell office:value-type="float" office:value="103.435" calcext:value-type="float">
            <text:p>103.435</text:p>
          </table:table-cell>
          <table:table-cell office:value-type="float" office:value="24.825" calcext:value-type="float">
            <text:p>24.825</text:p>
          </table:table-cell>
        </table:table-row>
        <table:table-row table:style-name="ro1">
          <table:table-cell table:style-name="Default" office:value-type="string" calcext:value-type="string">
            <text:p>sarp-15-5-B-4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0.302" calcext:value-type="float">
            <text:p>100.302</text:p>
          </table:table-cell>
          <table:table-cell table:style-name="Default" office:value-type="float" office:value="68.7897" calcext:value-type="float">
            <text:p>68.7897</text:p>
          </table:table-cell>
          <table:table-cell table:style-name="Default" office:value-type="float" office:value="90.4755" calcext:value-type="float">
            <text:p>90.475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1" calcext:value-type="float">
            <text:p>7198.1</text:p>
          </table:table-cell>
          <table:table-cell table:style-name="Default" office:value-type="float" office:value="78.6163" calcext:value-type="float">
            <text:p>78.6163</text:p>
          </table:table-cell>
          <table:table-cell office:value-type="string" calcext:value-type="string">
            <text:p>Feasible</text:p>
          </table:table-cell>
          <table:table-cell office:value-type="float" office:value="78.6163" calcext:value-type="float">
            <text:p>78.6163</text:p>
          </table:table-cell>
          <table:table-cell office:value-type="float" office:value="103.505" calcext:value-type="float">
            <text:p>103.505</text:p>
          </table:table-cell>
          <table:table-cell office:value-type="float" office:value="24.0459" calcext:value-type="float">
            <text:p>24.0459</text:p>
          </table:table-cell>
        </table:table-row>
        <table:table-row table:style-name="ro1">
          <table:table-cell table:style-name="Default" office:value-type="string" calcext:value-type="string">
            <text:p>sarp-15-5-C-1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72.786" calcext:value-type="float">
            <text:p>172.786</text:p>
          </table:table-cell>
          <table:table-cell table:style-name="Default" office:value-type="float" office:value="91.3399" calcext:value-type="float">
            <text:p>91.3399</text:p>
          </table:table-cell>
          <table:table-cell table:style-name="Default" office:value-type="float" office:value="87.9866" calcext:value-type="float">
            <text:p>87.986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04" calcext:value-type="float">
            <text:p>7197.04</text:p>
          </table:table-cell>
          <table:table-cell table:style-name="Default" office:value-type="float" office:value="176.139" calcext:value-type="float">
            <text:p>176.139</text:p>
          </table:table-cell>
          <table:table-cell office:value-type="string" calcext:value-type="string">
            <text:p>Feasible</text:p>
          </table:table-cell>
          <table:table-cell office:value-type="float" office:value="176.139" calcext:value-type="float">
            <text:p>176.139</text:p>
          </table:table-cell>
          <table:table-cell office:value-type="float" office:value="195.896" calcext:value-type="float">
            <text:p>195.896</text:p>
          </table:table-cell>
          <table:table-cell office:value-type="float" office:value="10.0855" calcext:value-type="float">
            <text:p>10.0855</text:p>
          </table:table-cell>
        </table:table-row>
        <table:table-row table:style-name="ro1">
          <table:table-cell table:style-name="Default" office:value-type="string" calcext:value-type="string">
            <text:p>sarp-15-5-C-2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72.786" calcext:value-type="float">
            <text:p>172.786</text:p>
          </table:table-cell>
          <table:table-cell table:style-name="Default" office:value-type="float" office:value="91.3399" calcext:value-type="float">
            <text:p>91.3399</text:p>
          </table:table-cell>
          <table:table-cell table:style-name="Default" office:value-type="float" office:value="83.5951" calcext:value-type="float">
            <text:p>83.595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24" calcext:value-type="float">
            <text:p>7197.24</text:p>
          </table:table-cell>
          <table:table-cell table:style-name="Default" office:value-type="float" office:value="180.531" calcext:value-type="float">
            <text:p>180.531</text:p>
          </table:table-cell>
          <table:table-cell office:value-type="string" calcext:value-type="string">
            <text:p>Feasible</text:p>
          </table:table-cell>
          <table:table-cell office:value-type="float" office:value="180.531" calcext:value-type="float">
            <text:p>180.531</text:p>
          </table:table-cell>
          <table:table-cell office:value-type="float" office:value="195.891" calcext:value-type="float">
            <text:p>195.891</text:p>
          </table:table-cell>
          <table:table-cell office:value-type="float" office:value="7.8411" calcext:value-type="float">
            <text:p>7.8411</text:p>
          </table:table-cell>
        </table:table-row>
        <table:table-row table:style-name="ro1">
          <table:table-cell table:style-name="Default" office:value-type="string" calcext:value-type="string">
            <text:p>sarp-15-5-C-3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72.786" calcext:value-type="float">
            <text:p>172.786</text:p>
          </table:table-cell>
          <table:table-cell table:style-name="Default" office:value-type="float" office:value="91.3399" calcext:value-type="float">
            <text:p>91.3399</text:p>
          </table:table-cell>
          <table:table-cell table:style-name="Default" office:value-type="float" office:value="84.7818" calcext:value-type="float">
            <text:p>84.781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29" calcext:value-type="float">
            <text:p>7197.29</text:p>
          </table:table-cell>
          <table:table-cell table:style-name="Default" office:value-type="float" office:value="179.344" calcext:value-type="float">
            <text:p>179.344</text:p>
          </table:table-cell>
          <table:table-cell office:value-type="string" calcext:value-type="string">
            <text:p>Feasible</text:p>
          </table:table-cell>
          <table:table-cell office:value-type="float" office:value="179.344" calcext:value-type="float">
            <text:p>179.344</text:p>
          </table:table-cell>
          <table:table-cell office:value-type="float" office:value="195.882" calcext:value-type="float">
            <text:p>195.882</text:p>
          </table:table-cell>
          <table:table-cell office:value-type="float" office:value="8.44284" calcext:value-type="float">
            <text:p>8.44284</text:p>
          </table:table-cell>
        </table:table-row>
        <table:table-row table:style-name="ro1">
          <table:table-cell table:style-name="Default" office:value-type="string" calcext:value-type="string">
            <text:p>sarp-15-5-C-4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72.786" calcext:value-type="float">
            <text:p>172.786</text:p>
          </table:table-cell>
          <table:table-cell table:style-name="Default" office:value-type="float" office:value="91.3399" calcext:value-type="float">
            <text:p>91.3399</text:p>
          </table:table-cell>
          <table:table-cell table:style-name="Default" office:value-type="float" office:value="84.7818" calcext:value-type="float">
            <text:p>84.7818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02" calcext:value-type="float">
            <text:p>7197.02</text:p>
          </table:table-cell>
          <table:table-cell table:style-name="Default" office:value-type="float" office:value="179.344" calcext:value-type="float">
            <text:p>179.344</text:p>
          </table:table-cell>
          <table:table-cell office:value-type="string" calcext:value-type="string">
            <text:p>Feasible</text:p>
          </table:table-cell>
          <table:table-cell office:value-type="float" office:value="179.344" calcext:value-type="float">
            <text:p>179.344</text:p>
          </table:table-cell>
          <table:table-cell office:value-type="float" office:value="195.886" calcext:value-type="float">
            <text:p>195.886</text:p>
          </table:table-cell>
          <table:table-cell office:value-type="float" office:value="8.44471" calcext:value-type="float">
            <text:p>8.44471</text:p>
          </table:table-cell>
        </table:table-row>
        <table:table-row table:style-name="ro1">
          <table:table-cell table:style-name="Default" office:value-type="string" calcext:value-type="string">
            <text:p>sarp-15-10-A-1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3.2354" calcext:value-type="float">
            <text:p>73.2354</text:p>
          </table:table-cell>
          <table:table-cell table:style-name="Default" office:value-type="float" office:value="105.468" calcext:value-type="float">
            <text:p>105.468</text:p>
          </table:table-cell>
          <table:table-cell table:style-name="Default" office:value-type="float" office:value="105.675" calcext:value-type="float">
            <text:p>105.67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97" calcext:value-type="float">
            <text:p>7197.97</text:p>
          </table:table-cell>
          <table:table-cell table:style-name="Default" office:value-type="float" office:value="73.0284" calcext:value-type="float">
            <text:p>73.0284</text:p>
          </table:table-cell>
          <table:table-cell office:value-type="string" calcext:value-type="string">
            <text:p>Feasible</text:p>
          </table:table-cell>
          <table:table-cell office:value-type="float" office:value="73.0284" calcext:value-type="float">
            <text:p>73.0284</text:p>
          </table:table-cell>
          <table:table-cell office:value-type="float" office:value="121.765" calcext:value-type="float">
            <text:p>121.765</text:p>
          </table:table-cell>
          <table:table-cell office:value-type="float" office:value="40.0251" calcext:value-type="float">
            <text:p>40.0251</text:p>
          </table:table-cell>
        </table:table-row>
        <table:table-row table:style-name="ro1">
          <table:table-cell table:style-name="Default" office:value-type="string" calcext:value-type="string">
            <text:p>sarp-15-10-A-2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73.2354" calcext:value-type="float">
            <text:p>73.2354</text:p>
          </table:table-cell>
          <table:table-cell table:style-name="Default" office:value-type="float" office:value="112.762" calcext:value-type="float">
            <text:p>112.762</text:p>
          </table:table-cell>
          <table:table-cell table:style-name="Default" office:value-type="float" office:value="120.713" calcext:value-type="float">
            <text:p>120.71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9" calcext:value-type="float">
            <text:p>7197.9</text:p>
          </table:table-cell>
          <table:table-cell table:style-name="Default" office:value-type="float" office:value="65.2842" calcext:value-type="float">
            <text:p>65.2842</text:p>
          </table:table-cell>
          <table:table-cell office:value-type="string" calcext:value-type="string">
            <text:p>Feasible</text:p>
          </table:table-cell>
          <table:table-cell office:value-type="float" office:value="65.2842" calcext:value-type="float">
            <text:p>65.2842</text:p>
          </table:table-cell>
          <table:table-cell office:value-type="float" office:value="121.76" calcext:value-type="float">
            <text:p>121.76</text:p>
          </table:table-cell>
          <table:table-cell office:value-type="float" office:value="46.3829" calcext:value-type="float">
            <text:p>46.3829</text:p>
          </table:table-cell>
        </table:table-row>
        <table:table-row table:style-name="ro1">
          <table:table-cell table:style-name="Default" office:value-type="string" calcext:value-type="string">
            <text:p>sarp-15-10-A-3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73.2354" calcext:value-type="float">
            <text:p>73.2354</text:p>
          </table:table-cell>
          <table:table-cell table:style-name="Default" office:value-type="float" office:value="112.762" calcext:value-type="float">
            <text:p>112.762</text:p>
          </table:table-cell>
          <table:table-cell table:style-name="Default" office:value-type="float" office:value="120.498" calcext:value-type="float">
            <text:p>120.49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8.05" calcext:value-type="float">
            <text:p>7198.05</text:p>
          </table:table-cell>
          <table:table-cell table:style-name="Default" office:value-type="float" office:value="65.4995" calcext:value-type="float">
            <text:p>65.4995</text:p>
          </table:table-cell>
          <table:table-cell office:value-type="string" calcext:value-type="string">
            <text:p>Feasible</text:p>
          </table:table-cell>
          <table:table-cell office:value-type="float" office:value="65.4995" calcext:value-type="float">
            <text:p>65.4995</text:p>
          </table:table-cell>
          <table:table-cell office:value-type="float" office:value="121.704" calcext:value-type="float">
            <text:p>121.704</text:p>
          </table:table-cell>
          <table:table-cell office:value-type="float" office:value="46.1813" calcext:value-type="float">
            <text:p>46.1813</text:p>
          </table:table-cell>
        </table:table-row>
        <table:table-row table:style-name="ro1">
          <table:table-cell table:style-name="Default" office:value-type="string" calcext:value-type="string">
            <text:p>sarp-15-10-A-4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73.2354" calcext:value-type="float">
            <text:p>73.2354</text:p>
          </table:table-cell>
          <table:table-cell table:style-name="Default" office:value-type="float" office:value="112.762" calcext:value-type="float">
            <text:p>112.762</text:p>
          </table:table-cell>
          <table:table-cell table:style-name="Default" office:value-type="float" office:value="120.85" calcext:value-type="float">
            <text:p>120.8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8.02" calcext:value-type="float">
            <text:p>7198.02</text:p>
          </table:table-cell>
          <table:table-cell table:style-name="Default" office:value-type="float" office:value="65.148" calcext:value-type="float">
            <text:p>65.148</text:p>
          </table:table-cell>
          <table:table-cell office:value-type="string" calcext:value-type="string">
            <text:p>Feasible</text:p>
          </table:table-cell>
          <table:table-cell office:value-type="float" office:value="65.148" calcext:value-type="float">
            <text:p>65.148</text:p>
          </table:table-cell>
          <table:table-cell office:value-type="float" office:value="121.761" calcext:value-type="float">
            <text:p>121.761</text:p>
          </table:table-cell>
          <table:table-cell office:value-type="float" office:value="46.4952" calcext:value-type="float">
            <text:p>46.4952</text:p>
          </table:table-cell>
        </table:table-row>
        <table:table-row table:style-name="ro1">
          <table:table-cell table:style-name="Default" office:value-type="string" calcext:value-type="string">
            <text:p>sarp-15-10-B-1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89.663" calcext:value-type="float">
            <text:p>89.663</text:p>
          </table:table-cell>
          <table:table-cell table:style-name="Default" office:value-type="float" office:value="145.094" calcext:value-type="float">
            <text:p>145.094</text:p>
          </table:table-cell>
          <table:table-cell table:style-name="Default" office:value-type="float" office:value="131.764" calcext:value-type="float">
            <text:p>131.76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6.15" calcext:value-type="float">
            <text:p>7196.15</text:p>
          </table:table-cell>
          <table:table-cell table:style-name="Default" office:value-type="float" office:value="102.993" calcext:value-type="float">
            <text:p>102.993</text:p>
          </table:table-cell>
          <table:table-cell office:value-type="string" calcext:value-type="string">
            <text:p>Feasible</text:p>
          </table:table-cell>
          <table:table-cell office:value-type="float" office:value="102.993" calcext:value-type="float">
            <text:p>102.993</text:p>
          </table:table-cell>
          <table:table-cell office:value-type="float" office:value="164.708" calcext:value-type="float">
            <text:p>164.708</text:p>
          </table:table-cell>
          <table:table-cell office:value-type="float" office:value="37.4693" calcext:value-type="float">
            <text:p>37.4693</text:p>
          </table:table-cell>
        </table:table-row>
        <table:table-row table:style-name="ro1">
          <table:table-cell table:style-name="Default" office:value-type="string" calcext:value-type="string">
            <text:p>sarp-15-10-B-2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9.663" calcext:value-type="float">
            <text:p>89.663</text:p>
          </table:table-cell>
          <table:table-cell table:style-name="Default" office:value-type="float" office:value="138.738" calcext:value-type="float">
            <text:p>138.738</text:p>
          </table:table-cell>
          <table:table-cell table:style-name="Default" office:value-type="float" office:value="122.761" calcext:value-type="float">
            <text:p>122.76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38" calcext:value-type="float">
            <text:p>7197.38</text:p>
          </table:table-cell>
          <table:table-cell table:style-name="Default" office:value-type="float" office:value="105.641" calcext:value-type="float">
            <text:p>105.641</text:p>
          </table:table-cell>
          <table:table-cell office:value-type="string" calcext:value-type="string">
            <text:p>Feasible</text:p>
          </table:table-cell>
          <table:table-cell office:value-type="float" office:value="105.641" calcext:value-type="float">
            <text:p>105.641</text:p>
          </table:table-cell>
          <table:table-cell office:value-type="float" office:value="164.684" calcext:value-type="float">
            <text:p>164.684</text:p>
          </table:table-cell>
          <table:table-cell office:value-type="float" office:value="35.8523" calcext:value-type="float">
            <text:p>35.8523</text:p>
          </table:table-cell>
        </table:table-row>
        <table:table-row table:style-name="ro1">
          <table:table-cell table:style-name="Default" office:value-type="string" calcext:value-type="string">
            <text:p>sarp-15-10-B-3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9.663" calcext:value-type="float">
            <text:p>89.663</text:p>
          </table:table-cell>
          <table:table-cell table:style-name="Default" office:value-type="float" office:value="138.738" calcext:value-type="float">
            <text:p>138.738</text:p>
          </table:table-cell>
          <table:table-cell table:style-name="Default" office:value-type="float" office:value="109.285" calcext:value-type="float">
            <text:p>109.28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52" calcext:value-type="float">
            <text:p>7197.52</text:p>
          </table:table-cell>
          <table:table-cell table:style-name="Default" office:value-type="float" office:value="119.116" calcext:value-type="float">
            <text:p>119.116</text:p>
          </table:table-cell>
          <table:table-cell office:value-type="string" calcext:value-type="string">
            <text:p>Feasible</text:p>
          </table:table-cell>
          <table:table-cell office:value-type="float" office:value="119.116" calcext:value-type="float">
            <text:p>119.116</text:p>
          </table:table-cell>
          <table:table-cell office:value-type="float" office:value="164.674" calcext:value-type="float">
            <text:p>164.674</text:p>
          </table:table-cell>
          <table:table-cell office:value-type="float" office:value="27.6656" calcext:value-type="float">
            <text:p>27.6656</text:p>
          </table:table-cell>
        </table:table-row>
        <table:table-row table:style-name="ro1">
          <table:table-cell table:style-name="Default" office:value-type="string" calcext:value-type="string">
            <text:p>sarp-15-10-B-4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9.663" calcext:value-type="float">
            <text:p>89.663</text:p>
          </table:table-cell>
          <table:table-cell table:style-name="Default" office:value-type="float" office:value="138.738" calcext:value-type="float">
            <text:p>138.738</text:p>
          </table:table-cell>
          <table:table-cell table:style-name="Default" office:value-type="float" office:value="128.561" calcext:value-type="float">
            <text:p>128.561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45" calcext:value-type="float">
            <text:p>7197.45</text:p>
          </table:table-cell>
          <table:table-cell table:style-name="Default" office:value-type="float" office:value="99.8407" calcext:value-type="float">
            <text:p>99.8407</text:p>
          </table:table-cell>
          <table:table-cell office:value-type="string" calcext:value-type="string">
            <text:p>Feasible</text:p>
          </table:table-cell>
          <table:table-cell office:value-type="float" office:value="99.8407" calcext:value-type="float">
            <text:p>99.8407</text:p>
          </table:table-cell>
          <table:table-cell office:value-type="float" office:value="164.676" calcext:value-type="float">
            <text:p>164.676</text:p>
          </table:table-cell>
          <table:table-cell office:value-type="float" office:value="39.3714" calcext:value-type="float">
            <text:p>39.3714</text:p>
          </table:table-cell>
        </table:table-row>
        <table:table-row table:style-name="ro1">
          <table:table-cell table:style-name="Default" office:value-type="string" calcext:value-type="string">
            <text:p>sarp-15-10-C-1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96.994" calcext:value-type="float">
            <text:p>196.994</text:p>
          </table:table-cell>
          <table:table-cell table:style-name="Default" office:value-type="float" office:value="151.549" calcext:value-type="float">
            <text:p>151.549</text:p>
          </table:table-cell>
          <table:table-cell table:style-name="Default" office:value-type="float" office:value="127.231" calcext:value-type="float">
            <text:p>127.231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198.08" calcext:value-type="float">
            <text:p>7198.08</text:p>
          </table:table-cell>
          <table:table-cell table:style-name="Default" office:value-type="float" office:value="221.312" calcext:value-type="float">
            <text:p>221.312</text:p>
          </table:table-cell>
          <table:table-cell office:value-type="string" calcext:value-type="string">
            <text:p>Feasible</text:p>
          </table:table-cell>
          <table:table-cell office:value-type="float" office:value="221.312" calcext:value-type="float">
            <text:p>221.312</text:p>
          </table:table-cell>
          <table:table-cell office:value-type="float" office:value="273.574" calcext:value-type="float">
            <text:p>273.574</text:p>
          </table:table-cell>
          <table:table-cell office:value-type="float" office:value="19.1034" calcext:value-type="float">
            <text:p>19.1034</text:p>
          </table:table-cell>
        </table:table-row>
        <table:table-row table:style-name="ro1">
          <table:table-cell table:style-name="Default" office:value-type="string" calcext:value-type="string">
            <text:p>sarp-15-10-C-2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96.994" calcext:value-type="float">
            <text:p>196.994</text:p>
          </table:table-cell>
          <table:table-cell table:style-name="Default" office:value-type="float" office:value="151.549" calcext:value-type="float">
            <text:p>151.549</text:p>
          </table:table-cell>
          <table:table-cell table:style-name="Default" office:value-type="float" office:value="132.102" calcext:value-type="float">
            <text:p>132.10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5.51" calcext:value-type="float">
            <text:p>7195.51</text:p>
          </table:table-cell>
          <table:table-cell table:style-name="Default" office:value-type="float" office:value="216.441" calcext:value-type="float">
            <text:p>216.441</text:p>
          </table:table-cell>
          <table:table-cell office:value-type="string" calcext:value-type="string">
            <text:p>Feasible</text:p>
          </table:table-cell>
          <table:table-cell office:value-type="float" office:value="216.441" calcext:value-type="float">
            <text:p>216.441</text:p>
          </table:table-cell>
          <table:table-cell office:value-type="float" office:value="277.7" calcext:value-type="float">
            <text:p>277.7</text:p>
          </table:table-cell>
          <table:table-cell office:value-type="float" office:value="22.0594" calcext:value-type="float">
            <text:p>22.0594</text:p>
          </table:table-cell>
        </table:table-row>
        <table:table-row table:style-name="ro1">
          <table:table-cell table:style-name="Default" office:value-type="string" calcext:value-type="string">
            <text:p>sarp-15-10-C-3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96.994" calcext:value-type="float">
            <text:p>196.994</text:p>
          </table:table-cell>
          <table:table-cell table:style-name="Default" office:value-type="float" office:value="151.549" calcext:value-type="float">
            <text:p>151.549</text:p>
          </table:table-cell>
          <table:table-cell table:style-name="Default" office:value-type="float" office:value="134.613" calcext:value-type="float">
            <text:p>134.61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6.04" calcext:value-type="float">
            <text:p>7196.04</text:p>
          </table:table-cell>
          <table:table-cell table:style-name="Default" office:value-type="float" office:value="213.93" calcext:value-type="float">
            <text:p>213.93</text:p>
          </table:table-cell>
          <table:table-cell office:value-type="string" calcext:value-type="string">
            <text:p>Feasible</text:p>
          </table:table-cell>
          <table:table-cell office:value-type="float" office:value="213.93" calcext:value-type="float">
            <text:p>213.93</text:p>
          </table:table-cell>
          <table:table-cell office:value-type="float" office:value="277.764" calcext:value-type="float">
            <text:p>277.764</text:p>
          </table:table-cell>
          <table:table-cell office:value-type="float" office:value="22.9814" calcext:value-type="float">
            <text:p>22.9814</text:p>
          </table:table-cell>
        </table:table-row>
        <table:table-row table:style-name="ro1">
          <table:table-cell table:style-name="Default" office:value-type="string" calcext:value-type="string">
            <text:p>sarp-15-10-C-4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96.994" calcext:value-type="float">
            <text:p>196.994</text:p>
          </table:table-cell>
          <table:table-cell table:style-name="Default" office:value-type="float" office:value="151.549" calcext:value-type="float">
            <text:p>151.549</text:p>
          </table:table-cell>
          <table:table-cell table:style-name="Default" office:value-type="float" office:value="114.927" calcext:value-type="float">
            <text:p>114.92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6.06" calcext:value-type="float">
            <text:p>7196.06</text:p>
          </table:table-cell>
          <table:table-cell table:style-name="Default" office:value-type="float" office:value="233.616" calcext:value-type="float">
            <text:p>233.616</text:p>
          </table:table-cell>
          <table:table-cell office:value-type="string" calcext:value-type="string">
            <text:p>Feasible</text:p>
          </table:table-cell>
          <table:table-cell office:value-type="float" office:value="233.616" calcext:value-type="float">
            <text:p>233.616</text:p>
          </table:table-cell>
          <table:table-cell office:value-type="float" office:value="277.773" calcext:value-type="float">
            <text:p>277.773</text:p>
          </table:table-cell>
          <table:table-cell office:value-type="float" office:value="15.8968" calcext:value-type="float">
            <text:p>15.8968</text:p>
          </table:table-cell>
        </table:table-row>
        <table:table-row table:style-name="ro1">
          <table:table-cell table:style-name="Default" office:value-type="string" calcext:value-type="string">
            <text:p>sarp-15-15-A-1.txt </text:p>
          </table:table-cell>
          <table:table-cell table:number-columns-repeated="3" table:style-name="Default" office:value-type="float" office:value="15" calcext:value-type="float">
            <text:p>15</text:p>
          </table:table-cell>
          <table:table-cell table:style-name="Default" office:value-type="float" office:value="68.9545" calcext:value-type="float">
            <text:p>68.9545</text:p>
          </table:table-cell>
          <table:table-cell table:style-name="Default" office:value-type="float" office:value="229.364" calcext:value-type="float">
            <text:p>229.364</text:p>
          </table:table-cell>
          <table:table-cell table:style-name="Default" office:value-type="float" office:value="172.361" calcext:value-type="float">
            <text:p>172.36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51" calcext:value-type="float">
            <text:p>7197.51</text:p>
          </table:table-cell>
          <table:table-cell table:style-name="Default" office:value-type="float" office:value="125.957" calcext:value-type="float">
            <text:p>125.957</text:p>
          </table:table-cell>
          <table:table-cell office:value-type="string" calcext:value-type="string">
            <text:p>Feasible</text:p>
          </table:table-cell>
          <table:table-cell office:value-type="float" office:value="125.957" calcext:value-type="float">
            <text:p>125.957</text:p>
          </table:table-cell>
          <table:table-cell office:value-type="float" office:value="225.208" calcext:value-type="float">
            <text:p>225.208</text:p>
          </table:table-cell>
          <table:table-cell office:value-type="float" office:value="44.0708" calcext:value-type="float">
            <text:p>44.0708</text:p>
          </table:table-cell>
        </table:table-row>
        <table:table-row table:style-name="ro1">
          <table:table-cell table:style-name="Default" office:value-type="string" calcext:value-type="string">
            <text:p>sarp-15-15-A-2.txt </text:p>
          </table:table-cell>
          <table:table-cell table:number-columns-repeated="3" table:style-name="Default" office:value-type="float" office:value="15" calcext:value-type="float">
            <text:p>15</text:p>
          </table:table-cell>
          <table:table-cell table:style-name="Default" office:value-type="float" office:value="68.9545" calcext:value-type="float">
            <text:p>68.9545</text:p>
          </table:table-cell>
          <table:table-cell table:style-name="Default" office:value-type="float" office:value="229.364" calcext:value-type="float">
            <text:p>229.364</text:p>
          </table:table-cell>
          <table:table-cell table:style-name="Default" office:value-type="float" office:value="210.63" calcext:value-type="float">
            <text:p>210.6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77" calcext:value-type="float">
            <text:p>7197.77</text:p>
          </table:table-cell>
          <table:table-cell table:style-name="Default" office:value-type="float" office:value="87.6883" calcext:value-type="float">
            <text:p>87.6883</text:p>
          </table:table-cell>
          <table:table-cell office:value-type="string" calcext:value-type="string">
            <text:p>Feasible</text:p>
          </table:table-cell>
          <table:table-cell office:value-type="float" office:value="87.6883" calcext:value-type="float">
            <text:p>87.6883</text:p>
          </table:table-cell>
          <table:table-cell office:value-type="float" office:value="225.198" calcext:value-type="float">
            <text:p>225.198</text:p>
          </table:table-cell>
          <table:table-cell office:value-type="float" office:value="61.0617" calcext:value-type="float">
            <text:p>61.0617</text:p>
          </table:table-cell>
        </table:table-row>
        <table:table-row table:style-name="ro1">
          <table:table-cell table:style-name="Default" office:value-type="string" calcext:value-type="string">
            <text:p>sarp-15-15-A-3.txt </text:p>
          </table:table-cell>
          <table:table-cell table:number-columns-repeated="3" table:style-name="Default" office:value-type="float" office:value="15" calcext:value-type="float">
            <text:p>15</text:p>
          </table:table-cell>
          <table:table-cell table:style-name="Default" office:value-type="float" office:value="68.9545" calcext:value-type="float">
            <text:p>68.9545</text:p>
          </table:table-cell>
          <table:table-cell table:style-name="Default" office:value-type="float" office:value="229.364" calcext:value-type="float">
            <text:p>229.364</text:p>
          </table:table-cell>
          <table:table-cell table:style-name="Default" office:value-type="float" office:value="180.627" calcext:value-type="float">
            <text:p>180.62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8.05" calcext:value-type="float">
            <text:p>7198.05</text:p>
          </table:table-cell>
          <table:table-cell table:style-name="Default" office:value-type="float" office:value="117.691" calcext:value-type="float">
            <text:p>117.691</text:p>
          </table:table-cell>
          <table:table-cell office:value-type="string" calcext:value-type="string">
            <text:p>Feasible</text:p>
          </table:table-cell>
          <table:table-cell office:value-type="float" office:value="117.691" calcext:value-type="float">
            <text:p>117.691</text:p>
          </table:table-cell>
          <table:table-cell office:value-type="float" office:value="225.179" calcext:value-type="float">
            <text:p>225.179</text:p>
          </table:table-cell>
          <table:table-cell office:value-type="float" office:value="47.7345" calcext:value-type="float">
            <text:p>47.7345</text:p>
          </table:table-cell>
        </table:table-row>
        <table:table-row table:style-name="ro1">
          <table:table-cell table:style-name="Default" office:value-type="string" calcext:value-type="string">
            <text:p>sarp-15-15-A-4.txt </text:p>
          </table:table-cell>
          <table:table-cell table:number-columns-repeated="3" table:style-name="Default" office:value-type="float" office:value="15" calcext:value-type="float">
            <text:p>15</text:p>
          </table:table-cell>
          <table:table-cell table:style-name="Default" office:value-type="float" office:value="68.9545" calcext:value-type="float">
            <text:p>68.9545</text:p>
          </table:table-cell>
          <table:table-cell table:style-name="Default" office:value-type="float" office:value="229.364" calcext:value-type="float">
            <text:p>229.364</text:p>
          </table:table-cell>
          <table:table-cell table:style-name="Default" office:value-type="float" office:value="192.294" calcext:value-type="float">
            <text:p>192.29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36" calcext:value-type="float">
            <text:p>7197.36</text:p>
          </table:table-cell>
          <table:table-cell table:style-name="Default" office:value-type="float" office:value="106.024" calcext:value-type="float">
            <text:p>106.024</text:p>
          </table:table-cell>
          <table:table-cell office:value-type="string" calcext:value-type="string">
            <text:p>Feasible</text:p>
          </table:table-cell>
          <table:table-cell office:value-type="float" office:value="106.024" calcext:value-type="float">
            <text:p>106.024</text:p>
          </table:table-cell>
          <table:table-cell office:value-type="float" office:value="225.205" calcext:value-type="float">
            <text:p>225.205</text:p>
          </table:table-cell>
          <table:table-cell office:value-type="float" office:value="52.9211" calcext:value-type="float">
            <text:p>52.9211</text:p>
          </table:table-cell>
        </table:table-row>
        <table:table-row table:style-name="ro1">
          <table:table-cell table:style-name="Default" office:value-type="string" calcext:value-type="string">
            <text:p>sarp-15-15-B-1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3.6535" calcext:value-type="float">
            <text:p>83.6535</text:p>
          </table:table-cell>
          <table:table-cell table:style-name="Default" office:value-type="float" office:value="231.394" calcext:value-type="float">
            <text:p>231.394</text:p>
          </table:table-cell>
          <table:table-cell table:style-name="Default" office:value-type="float" office:value="169.629" calcext:value-type="float">
            <text:p>169.62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09" calcext:value-type="float">
            <text:p>7198.09</text:p>
          </table:table-cell>
          <table:table-cell table:style-name="Default" office:value-type="float" office:value="145.418" calcext:value-type="float">
            <text:p>145.418</text:p>
          </table:table-cell>
          <table:table-cell office:value-type="string" calcext:value-type="string">
            <text:p>Feasible</text:p>
          </table:table-cell>
          <table:table-cell office:value-type="float" office:value="145.418" calcext:value-type="float">
            <text:p>145.418</text:p>
          </table:table-cell>
          <table:table-cell office:value-type="float" office:value="250.862" calcext:value-type="float">
            <text:p>250.862</text:p>
          </table:table-cell>
          <table:table-cell office:value-type="float" office:value="42.0327" calcext:value-type="float">
            <text:p>42.0327</text:p>
          </table:table-cell>
        </table:table-row>
        <table:table-row table:style-name="ro1">
          <table:table-cell table:style-name="Default" office:value-type="string" calcext:value-type="string">
            <text:p>sarp-15-15-B-2.txt </text:p>
          </table:table-cell>
          <table:table-cell table:number-columns-repeated="3" table:style-name="Default" office:value-type="float" office:value="15" calcext:value-type="float">
            <text:p>15</text:p>
          </table:table-cell>
          <table:table-cell table:style-name="Default" office:value-type="float" office:value="83.6535" calcext:value-type="float">
            <text:p>83.6535</text:p>
          </table:table-cell>
          <table:table-cell table:style-name="Default" office:value-type="float" office:value="240.468" calcext:value-type="float">
            <text:p>240.468</text:p>
          </table:table-cell>
          <table:table-cell table:style-name="Default" office:value-type="float" office:value="154.989" calcext:value-type="float">
            <text:p>154.98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23" calcext:value-type="float">
            <text:p>7198.23</text:p>
          </table:table-cell>
          <table:table-cell table:style-name="Default" office:value-type="float" office:value="169.132" calcext:value-type="float">
            <text:p>169.132</text:p>
          </table:table-cell>
          <table:table-cell office:value-type="string" calcext:value-type="string">
            <text:p>Feasible</text:p>
          </table:table-cell>
          <table:table-cell office:value-type="float" office:value="169.132" calcext:value-type="float">
            <text:p>169.132</text:p>
          </table:table-cell>
          <table:table-cell office:value-type="float" office:value="250.818" calcext:value-type="float">
            <text:p>250.818</text:p>
          </table:table-cell>
          <table:table-cell office:value-type="float" office:value="32.5678" calcext:value-type="float">
            <text:p>32.5678</text:p>
          </table:table-cell>
        </table:table-row>
        <table:table-row table:style-name="ro1">
          <table:table-cell table:style-name="Default" office:value-type="string" calcext:value-type="string">
            <text:p>sarp-15-15-B-3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3.6535" calcext:value-type="float">
            <text:p>83.6535</text:p>
          </table:table-cell>
          <table:table-cell table:style-name="Default" office:value-type="float" office:value="231.394" calcext:value-type="float">
            <text:p>231.394</text:p>
          </table:table-cell>
          <table:table-cell table:style-name="Default" office:value-type="float" office:value="162.874" calcext:value-type="float">
            <text:p>162.87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33" calcext:value-type="float">
            <text:p>7198.33</text:p>
          </table:table-cell>
          <table:table-cell table:style-name="Default" office:value-type="float" office:value="152.174" calcext:value-type="float">
            <text:p>152.174</text:p>
          </table:table-cell>
          <table:table-cell office:value-type="string" calcext:value-type="string">
            <text:p>Feasible</text:p>
          </table:table-cell>
          <table:table-cell office:value-type="float" office:value="152.174" calcext:value-type="float">
            <text:p>152.174</text:p>
          </table:table-cell>
          <table:table-cell office:value-type="float" office:value="250.82" calcext:value-type="float">
            <text:p>250.82</text:p>
          </table:table-cell>
          <table:table-cell office:value-type="float" office:value="39.3294" calcext:value-type="float">
            <text:p>39.3294</text:p>
          </table:table-cell>
        </table:table-row>
        <table:table-row table:style-name="ro1">
          <table:table-cell table:style-name="Default" office:value-type="string" calcext:value-type="string">
            <text:p>sarp-15-15-B-4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83.6535" calcext:value-type="float">
            <text:p>83.6535</text:p>
          </table:table-cell>
          <table:table-cell table:style-name="Default" office:value-type="float" office:value="231.394" calcext:value-type="float">
            <text:p>231.394</text:p>
          </table:table-cell>
          <table:table-cell table:style-name="Default" office:value-type="float" office:value="155.179" calcext:value-type="float">
            <text:p>155.17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56" calcext:value-type="float">
            <text:p>7198.56</text:p>
          </table:table-cell>
          <table:table-cell table:style-name="Default" office:value-type="float" office:value="159.868" calcext:value-type="float">
            <text:p>159.868</text:p>
          </table:table-cell>
          <table:table-cell office:value-type="string" calcext:value-type="string">
            <text:p>Feasible</text:p>
          </table:table-cell>
          <table:table-cell office:value-type="float" office:value="159.868" calcext:value-type="float">
            <text:p>159.868</text:p>
          </table:table-cell>
          <table:table-cell office:value-type="float" office:value="250.799" calcext:value-type="float">
            <text:p>250.799</text:p>
          </table:table-cell>
          <table:table-cell office:value-type="float" office:value="36.2565" calcext:value-type="float">
            <text:p>36.2565</text:p>
          </table:table-cell>
        </table:table-row>
        <table:table-row table:style-name="ro1">
          <table:table-cell table:style-name="Default" office:value-type="string" calcext:value-type="string">
            <text:p>sarp-15-15-C-1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74.21" calcext:value-type="float">
            <text:p>174.21</text:p>
          </table:table-cell>
          <table:table-cell table:style-name="Default" office:value-type="float" office:value="220.593" calcext:value-type="float">
            <text:p>220.593</text:p>
          </table:table-cell>
          <table:table-cell table:style-name="Default" office:value-type="float" office:value="187.037" calcext:value-type="float">
            <text:p>187.03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45" calcext:value-type="float">
            <text:p>7197.45</text:p>
          </table:table-cell>
          <table:table-cell table:style-name="Default" office:value-type="float" office:value="207.765" calcext:value-type="float">
            <text:p>207.765</text:p>
          </table:table-cell>
          <table:table-cell office:value-type="string" calcext:value-type="string">
            <text:p>Feasible</text:p>
          </table:table-cell>
          <table:table-cell office:value-type="float" office:value="207.765" calcext:value-type="float">
            <text:p>207.765</text:p>
          </table:table-cell>
          <table:table-cell office:value-type="float" office:value="326.952" calcext:value-type="float">
            <text:p>326.952</text:p>
          </table:table-cell>
          <table:table-cell office:value-type="float" office:value="36.454" calcext:value-type="float">
            <text:p>36.454</text:p>
          </table:table-cell>
        </table:table-row>
        <table:table-row table:style-name="ro1">
          <table:table-cell table:style-name="Default" office:value-type="string" calcext:value-type="string">
            <text:p>sarp-15-15-C-2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74.21" calcext:value-type="float">
            <text:p>174.21</text:p>
          </table:table-cell>
          <table:table-cell table:style-name="Default" office:value-type="float" office:value="220.593" calcext:value-type="float">
            <text:p>220.593</text:p>
          </table:table-cell>
          <table:table-cell table:style-name="Default" office:value-type="float" office:value="174.514" calcext:value-type="float">
            <text:p>174.51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17" calcext:value-type="float">
            <text:p>7197.17</text:p>
          </table:table-cell>
          <table:table-cell table:style-name="Default" office:value-type="float" office:value="220.288" calcext:value-type="float">
            <text:p>220.288</text:p>
          </table:table-cell>
          <table:table-cell office:value-type="string" calcext:value-type="string">
            <text:p>Feasible</text:p>
          </table:table-cell>
          <table:table-cell office:value-type="float" office:value="220.288" calcext:value-type="float">
            <text:p>220.288</text:p>
          </table:table-cell>
          <table:table-cell office:value-type="float" office:value="326.941" calcext:value-type="float">
            <text:p>326.941</text:p>
          </table:table-cell>
          <table:table-cell office:value-type="float" office:value="32.6215" calcext:value-type="float">
            <text:p>32.6215</text:p>
          </table:table-cell>
        </table:table-row>
        <table:table-row table:style-name="ro1">
          <table:table-cell table:style-name="Default" office:value-type="string" calcext:value-type="string">
            <text:p>sarp-15-15-C-3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74.21" calcext:value-type="float">
            <text:p>174.21</text:p>
          </table:table-cell>
          <table:table-cell table:style-name="Default" office:value-type="float" office:value="220.593" calcext:value-type="float">
            <text:p>220.593</text:p>
          </table:table-cell>
          <table:table-cell table:style-name="Default" office:value-type="float" office:value="179.042" calcext:value-type="float">
            <text:p>179.042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05" calcext:value-type="float">
            <text:p>7198.05</text:p>
          </table:table-cell>
          <table:table-cell table:style-name="Default" office:value-type="float" office:value="215.761" calcext:value-type="float">
            <text:p>215.761</text:p>
          </table:table-cell>
          <table:table-cell office:value-type="string" calcext:value-type="string">
            <text:p>Feasible</text:p>
          </table:table-cell>
          <table:table-cell office:value-type="float" office:value="215.761" calcext:value-type="float">
            <text:p>215.761</text:p>
          </table:table-cell>
          <table:table-cell office:value-type="float" office:value="326.897" calcext:value-type="float">
            <text:p>326.897</text:p>
          </table:table-cell>
          <table:table-cell office:value-type="float" office:value="33.9973" calcext:value-type="float">
            <text:p>33.9973</text:p>
          </table:table-cell>
        </table:table-row>
        <table:table-row table:style-name="ro1">
          <table:table-cell table:style-name="Default" office:value-type="string" calcext:value-type="string">
            <text:p>sarp-15-15-C-4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74.21" calcext:value-type="float">
            <text:p>174.21</text:p>
          </table:table-cell>
          <table:table-cell table:style-name="Default" office:value-type="float" office:value="220.593" calcext:value-type="float">
            <text:p>220.593</text:p>
          </table:table-cell>
          <table:table-cell table:style-name="Default" office:value-type="float" office:value="178.251" calcext:value-type="float">
            <text:p>178.25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55" calcext:value-type="float">
            <text:p>7197.55</text:p>
          </table:table-cell>
          <table:table-cell table:style-name="Default" office:value-type="float" office:value="216.551" calcext:value-type="float">
            <text:p>216.551</text:p>
          </table:table-cell>
          <table:table-cell office:value-type="string" calcext:value-type="string">
            <text:p>Feasible</text:p>
          </table:table-cell>
          <table:table-cell office:value-type="float" office:value="216.551" calcext:value-type="float">
            <text:p>216.551</text:p>
          </table:table-cell>
          <table:table-cell office:value-type="float" office:value="326.923" calcext:value-type="float">
            <text:p>326.923</text:p>
          </table:table-cell>
          <table:table-cell office:value-type="float" office:value="33.7609" calcext:value-type="float">
            <text:p>33.7609</text:p>
          </table:table-cell>
        </table:table-row>
        <table:table-row table:style-name="ro1">
          <table:table-cell table:style-name="Default" office:value-type="string" calcext:value-type="string">
            <text:p>sarp-20-5-A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7.622" calcext:value-type="float">
            <text:p>107.622</text:p>
          </table:table-cell>
          <table:table-cell table:style-name="Default" office:value-type="float" office:value="74.7575" calcext:value-type="float">
            <text:p>74.7575</text:p>
          </table:table-cell>
          <table:table-cell table:style-name="Default" office:value-type="float" office:value="106.851" calcext:value-type="float">
            <text:p>106.851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8.16" calcext:value-type="float">
            <text:p>7198.16</text:p>
          </table:table-cell>
          <table:table-cell table:style-name="Default" office:value-type="float" office:value="75.5287" calcext:value-type="float">
            <text:p>75.5287</text:p>
          </table:table-cell>
          <table:table-cell office:value-type="string" calcext:value-type="string">
            <text:p>Feasible</text:p>
          </table:table-cell>
          <table:table-cell office:value-type="float" office:value="75.5287" calcext:value-type="float">
            <text:p>75.5287</text:p>
          </table:table-cell>
          <table:table-cell office:value-type="float" office:value="102.381" calcext:value-type="float">
            <text:p>102.381</text:p>
          </table:table-cell>
          <table:table-cell office:value-type="float" office:value="26.2278" calcext:value-type="float">
            <text:p>26.2278</text:p>
          </table:table-cell>
        </table:table-row>
        <table:table-row table:style-name="ro1">
          <table:table-cell table:style-name="Default" office:value-type="string" calcext:value-type="string">
            <text:p>sarp-20-5-A-2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7.622" calcext:value-type="float">
            <text:p>107.622</text:p>
          </table:table-cell>
          <table:table-cell table:style-name="Default" office:value-type="float" office:value="74.7575" calcext:value-type="float">
            <text:p>74.7575</text:p>
          </table:table-cell>
          <table:table-cell table:style-name="Default" office:value-type="float" office:value="117.125" calcext:value-type="float">
            <text:p>117.12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7.79" calcext:value-type="float">
            <text:p>7197.79</text:p>
          </table:table-cell>
          <table:table-cell table:style-name="Default" office:value-type="float" office:value="65.2542" calcext:value-type="float">
            <text:p>65.2542</text:p>
          </table:table-cell>
          <table:table-cell office:value-type="string" calcext:value-type="string">
            <text:p>Feasible</text:p>
          </table:table-cell>
          <table:table-cell office:value-type="float" office:value="65.2542" calcext:value-type="float">
            <text:p>65.2542</text:p>
          </table:table-cell>
          <table:table-cell office:value-type="float" office:value="102.385" calcext:value-type="float">
            <text:p>102.385</text:p>
          </table:table-cell>
          <table:table-cell office:value-type="float" office:value="36.2659" calcext:value-type="float">
            <text:p>36.2659</text:p>
          </table:table-cell>
        </table:table-row>
        <table:table-row table:style-name="ro1">
          <table:table-cell table:style-name="Default" office:value-type="string" calcext:value-type="string">
            <text:p>sarp-20-5-A-3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7.622" calcext:value-type="float">
            <text:p>107.622</text:p>
          </table:table-cell>
          <table:table-cell table:style-name="Default" office:value-type="float" office:value="74.7575" calcext:value-type="float">
            <text:p>74.7575</text:p>
          </table:table-cell>
          <table:table-cell table:style-name="Default" office:value-type="float" office:value="112.152" calcext:value-type="float">
            <text:p>112.152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8.02" calcext:value-type="float">
            <text:p>7198.02</text:p>
          </table:table-cell>
          <table:table-cell table:style-name="Default" office:value-type="float" office:value="70.2277" calcext:value-type="float">
            <text:p>70.2277</text:p>
          </table:table-cell>
          <table:table-cell office:value-type="string" calcext:value-type="string">
            <text:p>Feasible</text:p>
          </table:table-cell>
          <table:table-cell office:value-type="float" office:value="70.2277" calcext:value-type="float">
            <text:p>70.2277</text:p>
          </table:table-cell>
          <table:table-cell office:value-type="float" office:value="102.4" calcext:value-type="float">
            <text:p>102.4</text:p>
          </table:table-cell>
          <table:table-cell office:value-type="float" office:value="31.4183" calcext:value-type="float">
            <text:p>31.4183</text:p>
          </table:table-cell>
        </table:table-row>
        <table:table-row table:style-name="ro1">
          <table:table-cell table:style-name="Default" office:value-type="string" calcext:value-type="string">
            <text:p>sarp-20-5-A-4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7.622" calcext:value-type="float">
            <text:p>107.622</text:p>
          </table:table-cell>
          <table:table-cell table:style-name="Default" office:value-type="float" office:value="74.7575" calcext:value-type="float">
            <text:p>74.7575</text:p>
          </table:table-cell>
          <table:table-cell table:style-name="Default" office:value-type="float" office:value="111.996" calcext:value-type="float">
            <text:p>111.99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7.89" calcext:value-type="float">
            <text:p>7197.89</text:p>
          </table:table-cell>
          <table:table-cell table:style-name="Default" office:value-type="float" office:value="70.3833" calcext:value-type="float">
            <text:p>70.3833</text:p>
          </table:table-cell>
          <table:table-cell office:value-type="string" calcext:value-type="string">
            <text:p>Feasible</text:p>
          </table:table-cell>
          <table:table-cell office:value-type="float" office:value="70.3833" calcext:value-type="float">
            <text:p>70.3833</text:p>
          </table:table-cell>
          <table:table-cell office:value-type="float" office:value="102.393" calcext:value-type="float">
            <text:p>102.393</text:p>
          </table:table-cell>
          <table:table-cell office:value-type="float" office:value="31.2616" calcext:value-type="float">
            <text:p>31.2616</text:p>
          </table:table-cell>
        </table:table-row>
        <table:table-row table:style-name="ro1">
          <table:table-cell table:style-name="Default" office:value-type="string" calcext:value-type="string">
            <text:p>sarp-20-5-B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41.184" calcext:value-type="float">
            <text:p>141.184</text:p>
          </table:table-cell>
          <table:table-cell table:style-name="Default" office:value-type="float" office:value="77.5433" calcext:value-type="float">
            <text:p>77.5433</text:p>
          </table:table-cell>
          <table:table-cell table:style-name="Default" office:value-type="float" office:value="102.907" calcext:value-type="float">
            <text:p>102.90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7.66" calcext:value-type="float">
            <text:p>7197.66</text:p>
          </table:table-cell>
          <table:table-cell table:style-name="Default" office:value-type="float" office:value="115.82" calcext:value-type="float">
            <text:p>115.82</text:p>
          </table:table-cell>
          <table:table-cell office:value-type="string" calcext:value-type="string">
            <text:p>Feasible</text:p>
          </table:table-cell>
          <table:table-cell office:value-type="float" office:value="115.82" calcext:value-type="float">
            <text:p>115.82</text:p>
          </table:table-cell>
          <table:table-cell office:value-type="float" office:value="148.069" calcext:value-type="float">
            <text:p>148.069</text:p>
          </table:table-cell>
          <table:table-cell office:value-type="float" office:value="21.7797" calcext:value-type="float">
            <text:p>21.7797</text:p>
          </table:table-cell>
        </table:table-row>
        <table:table-row table:style-name="ro1">
          <table:table-cell table:style-name="Default" office:value-type="string" calcext:value-type="string">
            <text:p>sarp-20-5-B-2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41.184" calcext:value-type="float">
            <text:p>141.184</text:p>
          </table:table-cell>
          <table:table-cell table:style-name="Default" office:value-type="float" office:value="77.5433" calcext:value-type="float">
            <text:p>77.5433</text:p>
          </table:table-cell>
          <table:table-cell table:style-name="Default" office:value-type="float" office:value="102.907" calcext:value-type="float">
            <text:p>102.90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7.8" calcext:value-type="float">
            <text:p>7197.8</text:p>
          </table:table-cell>
          <table:table-cell table:style-name="Default" office:value-type="float" office:value="115.82" calcext:value-type="float">
            <text:p>115.82</text:p>
          </table:table-cell>
          <table:table-cell office:value-type="string" calcext:value-type="string">
            <text:p>Feasible</text:p>
          </table:table-cell>
          <table:table-cell office:value-type="float" office:value="115.82" calcext:value-type="float">
            <text:p>115.82</text:p>
          </table:table-cell>
          <table:table-cell office:value-type="float" office:value="148.101" calcext:value-type="float">
            <text:p>148.101</text:p>
          </table:table-cell>
          <table:table-cell office:value-type="float" office:value="21.7966" calcext:value-type="float">
            <text:p>21.7966</text:p>
          </table:table-cell>
        </table:table-row>
        <table:table-row table:style-name="ro1">
          <table:table-cell table:style-name="Default" office:value-type="string" calcext:value-type="string">
            <text:p>sarp-20-5-B-3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41.184" calcext:value-type="float">
            <text:p>141.184</text:p>
          </table:table-cell>
          <table:table-cell table:style-name="Default" office:value-type="float" office:value="77.5433" calcext:value-type="float">
            <text:p>77.5433</text:p>
          </table:table-cell>
          <table:table-cell table:style-name="Default" office:value-type="float" office:value="102.907" calcext:value-type="float">
            <text:p>102.90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7.57" calcext:value-type="float">
            <text:p>7197.57</text:p>
          </table:table-cell>
          <table:table-cell table:style-name="Default" office:value-type="float" office:value="115.82" calcext:value-type="float">
            <text:p>115.82</text:p>
          </table:table-cell>
          <table:table-cell office:value-type="string" calcext:value-type="string">
            <text:p>Feasible</text:p>
          </table:table-cell>
          <table:table-cell office:value-type="float" office:value="115.82" calcext:value-type="float">
            <text:p>115.82</text:p>
          </table:table-cell>
          <table:table-cell office:value-type="float" office:value="148.174" calcext:value-type="float">
            <text:p>148.174</text:p>
          </table:table-cell>
          <table:table-cell office:value-type="float" office:value="21.8351" calcext:value-type="float">
            <text:p>21.8351</text:p>
          </table:table-cell>
        </table:table-row>
        <table:table-row table:style-name="ro1">
          <table:table-cell table:style-name="Default" office:value-type="string" calcext:value-type="string">
            <text:p>sarp-20-5-B-4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41.184" calcext:value-type="float">
            <text:p>141.184</text:p>
          </table:table-cell>
          <table:table-cell table:style-name="Default" office:value-type="float" office:value="77.5433" calcext:value-type="float">
            <text:p>77.5433</text:p>
          </table:table-cell>
          <table:table-cell table:style-name="Default" office:value-type="float" office:value="102.907" calcext:value-type="float">
            <text:p>102.907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7.51" calcext:value-type="float">
            <text:p>7197.51</text:p>
          </table:table-cell>
          <table:table-cell table:style-name="Default" office:value-type="float" office:value="115.82" calcext:value-type="float">
            <text:p>115.82</text:p>
          </table:table-cell>
          <table:table-cell office:value-type="string" calcext:value-type="string">
            <text:p>Feasible</text:p>
          </table:table-cell>
          <table:table-cell office:value-type="float" office:value="115.82" calcext:value-type="float">
            <text:p>115.82</text:p>
          </table:table-cell>
          <table:table-cell office:value-type="float" office:value="148.077" calcext:value-type="float">
            <text:p>148.077</text:p>
          </table:table-cell>
          <table:table-cell office:value-type="float" office:value="21.7839" calcext:value-type="float">
            <text:p>21.7839</text:p>
          </table:table-cell>
        </table:table-row>
        <table:table-row table:style-name="ro1">
          <table:table-cell table:style-name="Default" office:value-type="string" calcext:value-type="string">
            <text:p>sarp-20-5-C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53.902" calcext:value-type="float">
            <text:p>253.902</text:p>
          </table:table-cell>
          <table:table-cell table:style-name="Default" office:value-type="float" office:value="67.5786" calcext:value-type="float">
            <text:p>67.5786</text:p>
          </table:table-cell>
          <table:table-cell table:style-name="Default" office:value-type="float" office:value="113.43" calcext:value-type="float">
            <text:p>113.4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74" calcext:value-type="float">
            <text:p>7197.74</text:p>
          </table:table-cell>
          <table:table-cell table:style-name="Default" office:value-type="float" office:value="208.051" calcext:value-type="float">
            <text:p>208.051</text:p>
          </table:table-cell>
          <table:table-cell office:value-type="string" calcext:value-type="string">
            <text:p>Feasible</text:p>
          </table:table-cell>
          <table:table-cell office:value-type="float" office:value="208.051" calcext:value-type="float">
            <text:p>208.051</text:p>
          </table:table-cell>
          <table:table-cell office:value-type="float" office:value="254.7" calcext:value-type="float">
            <text:p>254.7</text:p>
          </table:table-cell>
          <table:table-cell office:value-type="float" office:value="18.3153" calcext:value-type="float">
            <text:p>18.3153</text:p>
          </table:table-cell>
        </table:table-row>
        <table:table-row table:style-name="ro1">
          <table:table-cell table:style-name="Default" office:value-type="string" calcext:value-type="string">
            <text:p>sarp-20-5-C-2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53.902" calcext:value-type="float">
            <text:p>253.902</text:p>
          </table:table-cell>
          <table:table-cell table:style-name="Default" office:value-type="float" office:value="67.5786" calcext:value-type="float">
            <text:p>67.5786</text:p>
          </table:table-cell>
          <table:table-cell table:style-name="Default" office:value-type="float" office:value="105.845" calcext:value-type="float">
            <text:p>105.84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92" calcext:value-type="float">
            <text:p>7197.92</text:p>
          </table:table-cell>
          <table:table-cell table:style-name="Default" office:value-type="float" office:value="215.635" calcext:value-type="float">
            <text:p>215.635</text:p>
          </table:table-cell>
          <table:table-cell office:value-type="string" calcext:value-type="string">
            <text:p>Feasible</text:p>
          </table:table-cell>
          <table:table-cell office:value-type="float" office:value="215.635" calcext:value-type="float">
            <text:p>215.635</text:p>
          </table:table-cell>
          <table:table-cell office:value-type="float" office:value="254.613" calcext:value-type="float">
            <text:p>254.613</text:p>
          </table:table-cell>
          <table:table-cell office:value-type="float" office:value="15.3087" calcext:value-type="float">
            <text:p>15.3087</text:p>
          </table:table-cell>
        </table:table-row>
        <table:table-row table:style-name="ro1">
          <table:table-cell table:style-name="Default" office:value-type="string" calcext:value-type="string">
            <text:p>sarp-20-5-C-3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53.902" calcext:value-type="float">
            <text:p>253.902</text:p>
          </table:table-cell>
          <table:table-cell table:style-name="Default" office:value-type="float" office:value="67.5786" calcext:value-type="float">
            <text:p>67.5786</text:p>
          </table:table-cell>
          <table:table-cell table:style-name="Default" office:value-type="float" office:value="117.704" calcext:value-type="float">
            <text:p>117.704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36" calcext:value-type="float">
            <text:p>7197.36</text:p>
          </table:table-cell>
          <table:table-cell table:style-name="Default" office:value-type="float" office:value="203.777" calcext:value-type="float">
            <text:p>203.777</text:p>
          </table:table-cell>
          <table:table-cell office:value-type="string" calcext:value-type="string">
            <text:p>Feasible</text:p>
          </table:table-cell>
          <table:table-cell office:value-type="float" office:value="203.777" calcext:value-type="float">
            <text:p>203.777</text:p>
          </table:table-cell>
          <table:table-cell office:value-type="float" office:value="254.757" calcext:value-type="float">
            <text:p>254.757</text:p>
          </table:table-cell>
          <table:table-cell office:value-type="float" office:value="20.0112" calcext:value-type="float">
            <text:p>20.0112</text:p>
          </table:table-cell>
        </table:table-row>
        <table:table-row table:style-name="ro1">
          <table:table-cell table:style-name="Default" office:value-type="string" calcext:value-type="string">
            <text:p>sarp-20-5-C-4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53.902" calcext:value-type="float">
            <text:p>253.902</text:p>
          </table:table-cell>
          <table:table-cell table:style-name="Default" office:value-type="float" office:value="67.5786" calcext:value-type="float">
            <text:p>67.5786</text:p>
          </table:table-cell>
          <table:table-cell table:style-name="Default" office:value-type="float" office:value="126.643" calcext:value-type="float">
            <text:p>126.64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15" calcext:value-type="float">
            <text:p>7197.15</text:p>
          </table:table-cell>
          <table:table-cell table:style-name="Default" office:value-type="float" office:value="194.838" calcext:value-type="float">
            <text:p>194.838</text:p>
          </table:table-cell>
          <table:table-cell office:value-type="string" calcext:value-type="string">
            <text:p>Feasible</text:p>
          </table:table-cell>
          <table:table-cell office:value-type="float" office:value="194.838" calcext:value-type="float">
            <text:p>194.838</text:p>
          </table:table-cell>
          <table:table-cell office:value-type="float" office:value="254.809" calcext:value-type="float">
            <text:p>254.809</text:p>
          </table:table-cell>
          <table:table-cell office:value-type="float" office:value="23.5357" calcext:value-type="float">
            <text:p>23.5357</text:p>
          </table:table-cell>
        </table:table-row>
        <table:table-row table:style-name="ro1">
          <table:table-cell table:style-name="Default" office:value-type="string" calcext:value-type="string">
            <text:p>sarp-20-10-A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99.7714" calcext:value-type="float">
            <text:p>99.7714</text:p>
          </table:table-cell>
          <table:table-cell table:style-name="Default" office:value-type="float" office:value="97.254" calcext:value-type="float">
            <text:p>97.254</text:p>
          </table:table-cell>
          <table:table-cell table:style-name="Default" office:value-type="float" office:value="160.896" calcext:value-type="float">
            <text:p>160.89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8.77" calcext:value-type="float">
            <text:p>7198.77</text:p>
          </table:table-cell>
          <table:table-cell table:style-name="Default" office:value-type="float" office:value="36.1294" calcext:value-type="float">
            <text:p>36.1294</text:p>
          </table:table-cell>
          <table:table-cell office:value-type="string" calcext:value-type="string">
            <text:p>Feasible</text:p>
          </table:table-cell>
          <table:table-cell office:value-type="float" office:value="36.1294" calcext:value-type="float">
            <text:p>36.1294</text:p>
          </table:table-cell>
          <table:table-cell office:value-type="float" office:value="126.614" calcext:value-type="float">
            <text:p>126.614</text:p>
          </table:table-cell>
          <table:table-cell office:value-type="float" office:value="71.4649" calcext:value-type="float">
            <text:p>71.4649</text:p>
          </table:table-cell>
        </table:table-row>
        <table:table-row table:style-name="ro1">
          <table:table-cell table:style-name="Default" office:value-type="string" calcext:value-type="string">
            <text:p>sarp-20-10-A-2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99.7714" calcext:value-type="float">
            <text:p>99.7714</text:p>
          </table:table-cell>
          <table:table-cell table:style-name="Default" office:value-type="float" office:value="97.254" calcext:value-type="float">
            <text:p>97.254</text:p>
          </table:table-cell>
          <table:table-cell table:style-name="Default" office:value-type="float" office:value="174.489" calcext:value-type="float">
            <text:p>174.48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8.59" calcext:value-type="float">
            <text:p>7198.59</text:p>
          </table:table-cell>
          <table:table-cell table:style-name="Default" office:value-type="float" office:value="22.5363" calcext:value-type="float">
            <text:p>22.5363</text:p>
          </table:table-cell>
          <table:table-cell office:value-type="string" calcext:value-type="string">
            <text:p>Feasible</text:p>
          </table:table-cell>
          <table:table-cell office:value-type="float" office:value="22.5363" calcext:value-type="float">
            <text:p>22.5363</text:p>
          </table:table-cell>
          <table:table-cell office:value-type="float" office:value="126.616" calcext:value-type="float">
            <text:p>126.616</text:p>
          </table:table-cell>
          <table:table-cell office:value-type="float" office:value="82.2011" calcext:value-type="float">
            <text:p>82.2011</text:p>
          </table:table-cell>
        </table:table-row>
        <table:table-row table:style-name="ro1">
          <table:table-cell table:style-name="Default" office:value-type="string" calcext:value-type="string">
            <text:p>sarp-20-10-A-3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99.7714" calcext:value-type="float">
            <text:p>99.7714</text:p>
          </table:table-cell>
          <table:table-cell table:style-name="Default" office:value-type="float" office:value="90.1033" calcext:value-type="float">
            <text:p>90.1033</text:p>
          </table:table-cell>
          <table:table-cell table:style-name="Default" office:value-type="float" office:value="145.658" calcext:value-type="float">
            <text:p>145.658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8.68" calcext:value-type="float">
            <text:p>7198.68</text:p>
          </table:table-cell>
          <table:table-cell table:style-name="Default" office:value-type="float" office:value="44.2165" calcext:value-type="float">
            <text:p>44.2165</text:p>
          </table:table-cell>
          <table:table-cell office:value-type="string" calcext:value-type="string">
            <text:p>Feasible</text:p>
          </table:table-cell>
          <table:table-cell office:value-type="float" office:value="44.2165" calcext:value-type="float">
            <text:p>44.2165</text:p>
          </table:table-cell>
          <table:table-cell office:value-type="float" office:value="126.534" calcext:value-type="float">
            <text:p>126.534</text:p>
          </table:table-cell>
          <table:table-cell office:value-type="float" office:value="65.0556" calcext:value-type="float">
            <text:p>65.0556</text:p>
          </table:table-cell>
        </table:table-row>
        <table:table-row table:style-name="ro1">
          <table:table-cell table:style-name="Default" office:value-type="string" calcext:value-type="string">
            <text:p>sarp-20-10-A-4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99.7714" calcext:value-type="float">
            <text:p>99.7714</text:p>
          </table:table-cell>
          <table:table-cell table:style-name="Default" office:value-type="float" office:value="91.599" calcext:value-type="float">
            <text:p>91.599</text:p>
          </table:table-cell>
          <table:table-cell table:style-name="Default" office:value-type="float" office:value="146.113" calcext:value-type="float">
            <text:p>146.11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8.66" calcext:value-type="float">
            <text:p>7198.66</text:p>
          </table:table-cell>
          <table:table-cell table:style-name="Default" office:value-type="float" office:value="45.257" calcext:value-type="float">
            <text:p>45.257</text:p>
          </table:table-cell>
          <table:table-cell office:value-type="string" calcext:value-type="string">
            <text:p>Feasible</text:p>
          </table:table-cell>
          <table:table-cell office:value-type="float" office:value="45.257" calcext:value-type="float">
            <text:p>45.257</text:p>
          </table:table-cell>
          <table:table-cell office:value-type="float" office:value="126.633" calcext:value-type="float">
            <text:p>126.633</text:p>
          </table:table-cell>
          <table:table-cell office:value-type="float" office:value="64.2613" calcext:value-type="float">
            <text:p>64.2613</text:p>
          </table:table-cell>
        </table:table-row>
        <table:table-row table:style-name="ro1">
          <table:table-cell table:style-name="Default" office:value-type="string" calcext:value-type="string">
            <text:p>sarp-20-10-B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3.949" calcext:value-type="float">
            <text:p>123.949</text:p>
          </table:table-cell>
          <table:table-cell table:style-name="Default" office:value-type="float" office:value="139.651" calcext:value-type="float">
            <text:p>139.651</text:p>
          </table:table-cell>
          <table:table-cell table:style-name="Default" office:value-type="float" office:value="135.527" calcext:value-type="float">
            <text:p>135.52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198.28" calcext:value-type="float">
            <text:p>7198.28</text:p>
          </table:table-cell>
          <table:table-cell table:style-name="Default" office:value-type="float" office:value="128.074" calcext:value-type="float">
            <text:p>128.074</text:p>
          </table:table-cell>
          <table:table-cell office:value-type="string" calcext:value-type="string">
            <text:p>Feasible</text:p>
          </table:table-cell>
          <table:table-cell office:value-type="float" office:value="128.074" calcext:value-type="float">
            <text:p>128.074</text:p>
          </table:table-cell>
          <table:table-cell office:value-type="float" office:value="196.473" calcext:value-type="float">
            <text:p>196.473</text:p>
          </table:table-cell>
          <table:table-cell office:value-type="float" office:value="34.8134" calcext:value-type="float">
            <text:p>34.8134</text:p>
          </table:table-cell>
        </table:table-row>
        <table:table-row table:style-name="ro1">
          <table:table-cell table:style-name="Default" office:value-type="string" calcext:value-type="string">
            <text:p>sarp-20-10-B-2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3.949" calcext:value-type="float">
            <text:p>123.949</text:p>
          </table:table-cell>
          <table:table-cell table:style-name="Default" office:value-type="float" office:value="139.651" calcext:value-type="float">
            <text:p>139.651</text:p>
          </table:table-cell>
          <table:table-cell table:style-name="Default" office:value-type="float" office:value="123.694" calcext:value-type="float">
            <text:p>123.694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198.35" calcext:value-type="float">
            <text:p>7198.35</text:p>
          </table:table-cell>
          <table:table-cell table:style-name="Default" office:value-type="float" office:value="139.906" calcext:value-type="float">
            <text:p>139.906</text:p>
          </table:table-cell>
          <table:table-cell office:value-type="string" calcext:value-type="string">
            <text:p>Feasible</text:p>
          </table:table-cell>
          <table:table-cell office:value-type="float" office:value="139.906" calcext:value-type="float">
            <text:p>139.906</text:p>
          </table:table-cell>
          <table:table-cell office:value-type="float" office:value="196.428" calcext:value-type="float">
            <text:p>196.428</text:p>
          </table:table-cell>
          <table:table-cell office:value-type="float" office:value="28.7749" calcext:value-type="float">
            <text:p>28.7749</text:p>
          </table:table-cell>
        </table:table-row>
        <table:table-row table:style-name="ro1">
          <table:table-cell table:style-name="Default" office:value-type="string" calcext:value-type="string">
            <text:p>sarp-20-10-B-3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3.949" calcext:value-type="float">
            <text:p>123.949</text:p>
          </table:table-cell>
          <table:table-cell table:style-name="Default" office:value-type="float" office:value="139.651" calcext:value-type="float">
            <text:p>139.651</text:p>
          </table:table-cell>
          <table:table-cell table:style-name="Default" office:value-type="float" office:value="121.369" calcext:value-type="float">
            <text:p>121.369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198.4" calcext:value-type="float">
            <text:p>7198.4</text:p>
          </table:table-cell>
          <table:table-cell table:style-name="Default" office:value-type="float" office:value="142.232" calcext:value-type="float">
            <text:p>142.232</text:p>
          </table:table-cell>
          <table:table-cell office:value-type="string" calcext:value-type="string">
            <text:p>Feasible</text:p>
          </table:table-cell>
          <table:table-cell office:value-type="float" office:value="142.232" calcext:value-type="float">
            <text:p>142.232</text:p>
          </table:table-cell>
          <table:table-cell office:value-type="float" office:value="196.511" calcext:value-type="float">
            <text:p>196.511</text:p>
          </table:table-cell>
          <table:table-cell office:value-type="float" office:value="27.6214" calcext:value-type="float">
            <text:p>27.6214</text:p>
          </table:table-cell>
        </table:table-row>
        <table:table-row table:style-name="ro1">
          <table:table-cell table:style-name="Default" office:value-type="string" calcext:value-type="string">
            <text:p>sarp-20-10-B-4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3.949" calcext:value-type="float">
            <text:p>123.949</text:p>
          </table:table-cell>
          <table:table-cell table:style-name="Default" office:value-type="float" office:value="139.651" calcext:value-type="float">
            <text:p>139.651</text:p>
          </table:table-cell>
          <table:table-cell table:style-name="Default" office:value-type="float" office:value="118.993" calcext:value-type="float">
            <text:p>118.993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7198.31" calcext:value-type="float">
            <text:p>7198.31</text:p>
          </table:table-cell>
          <table:table-cell table:style-name="Default" office:value-type="float" office:value="144.608" calcext:value-type="float">
            <text:p>144.608</text:p>
          </table:table-cell>
          <table:table-cell office:value-type="string" calcext:value-type="string">
            <text:p>Feasible</text:p>
          </table:table-cell>
          <table:table-cell office:value-type="float" office:value="144.608" calcext:value-type="float">
            <text:p>144.608</text:p>
          </table:table-cell>
          <table:table-cell office:value-type="float" office:value="196.511" calcext:value-type="float">
            <text:p>196.511</text:p>
          </table:table-cell>
          <table:table-cell office:value-type="float" office:value="26.4123" calcext:value-type="float">
            <text:p>26.4123</text:p>
          </table:table-cell>
        </table:table-row>
        <table:table-row table:style-name="ro1">
          <table:table-cell table:style-name="Default" office:value-type="string" calcext:value-type="string">
            <text:p>sarp-20-10-C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215.141" calcext:value-type="float">
            <text:p>215.141</text:p>
          </table:table-cell>
          <table:table-cell table:style-name="Default" office:value-type="float" office:value="160.963" calcext:value-type="float">
            <text:p>160.963</text:p>
          </table:table-cell>
          <table:table-cell table:style-name="Default" office:value-type="float" office:value="142.844" calcext:value-type="float">
            <text:p>142.84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09" calcext:value-type="float">
            <text:p>7198.09</text:p>
          </table:table-cell>
          <table:table-cell table:style-name="Default" office:value-type="float" office:value="233.26" calcext:value-type="float">
            <text:p>233.26</text:p>
          </table:table-cell>
          <table:table-cell office:value-type="string" calcext:value-type="string">
            <text:p>Feasible</text:p>
          </table:table-cell>
          <table:table-cell office:value-type="float" office:value="233.26" calcext:value-type="float">
            <text:p>233.26</text:p>
          </table:table-cell>
          <table:table-cell office:value-type="float" office:value="314.392" calcext:value-type="float">
            <text:p>314.392</text:p>
          </table:table-cell>
          <table:table-cell office:value-type="float" office:value="25.806" calcext:value-type="float">
            <text:p>25.806</text:p>
          </table:table-cell>
        </table:table-row>
        <table:table-row table:style-name="ro1">
          <table:table-cell table:style-name="Default" office:value-type="string" calcext:value-type="string">
            <text:p>sarp-20-10-C-2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215.141" calcext:value-type="float">
            <text:p>215.141</text:p>
          </table:table-cell>
          <table:table-cell table:style-name="Default" office:value-type="float" office:value="160.963" calcext:value-type="float">
            <text:p>160.963</text:p>
          </table:table-cell>
          <table:table-cell table:style-name="Default" office:value-type="float" office:value="133.229" calcext:value-type="float">
            <text:p>133.22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4" calcext:value-type="float">
            <text:p>7198.4</text:p>
          </table:table-cell>
          <table:table-cell table:style-name="Default" office:value-type="float" office:value="242.875" calcext:value-type="float">
            <text:p>242.875</text:p>
          </table:table-cell>
          <table:table-cell office:value-type="string" calcext:value-type="string">
            <text:p>Feasible</text:p>
          </table:table-cell>
          <table:table-cell office:value-type="float" office:value="242.875" calcext:value-type="float">
            <text:p>242.875</text:p>
          </table:table-cell>
          <table:table-cell office:value-type="float" office:value="314.393" calcext:value-type="float">
            <text:p>314.393</text:p>
          </table:table-cell>
          <table:table-cell office:value-type="float" office:value="22.748" calcext:value-type="float">
            <text:p>22.748</text:p>
          </table:table-cell>
        </table:table-row>
        <table:table-row table:style-name="ro1">
          <table:table-cell table:style-name="Default" office:value-type="string" calcext:value-type="string">
            <text:p>sarp-20-10-C-3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215.141" calcext:value-type="float">
            <text:p>215.141</text:p>
          </table:table-cell>
          <table:table-cell table:style-name="Default" office:value-type="float" office:value="160.963" calcext:value-type="float">
            <text:p>160.963</text:p>
          </table:table-cell>
          <table:table-cell table:style-name="Default" office:value-type="float" office:value="133.792" calcext:value-type="float">
            <text:p>133.792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19" calcext:value-type="float">
            <text:p>7198.19</text:p>
          </table:table-cell>
          <table:table-cell table:style-name="Default" office:value-type="float" office:value="242.312" calcext:value-type="float">
            <text:p>242.312</text:p>
          </table:table-cell>
          <table:table-cell office:value-type="string" calcext:value-type="string">
            <text:p>Feasible</text:p>
          </table:table-cell>
          <table:table-cell office:value-type="float" office:value="242.312" calcext:value-type="float">
            <text:p>242.312</text:p>
          </table:table-cell>
          <table:table-cell office:value-type="float" office:value="314.393" calcext:value-type="float">
            <text:p>314.393</text:p>
          </table:table-cell>
          <table:table-cell office:value-type="float" office:value="22.927" calcext:value-type="float">
            <text:p>22.927</text:p>
          </table:table-cell>
        </table:table-row>
        <table:table-row table:style-name="ro1">
          <table:table-cell table:style-name="Default" office:value-type="string" calcext:value-type="string">
            <text:p>sarp-20-10-C-4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215.141" calcext:value-type="float">
            <text:p>215.141</text:p>
          </table:table-cell>
          <table:table-cell table:style-name="Default" office:value-type="float" office:value="160.963" calcext:value-type="float">
            <text:p>160.963</text:p>
          </table:table-cell>
          <table:table-cell table:style-name="Default" office:value-type="float" office:value="150.104" calcext:value-type="float">
            <text:p>150.10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57" calcext:value-type="float">
            <text:p>7198.57</text:p>
          </table:table-cell>
          <table:table-cell table:style-name="Default" office:value-type="float" office:value="225.999" calcext:value-type="float">
            <text:p>225.999</text:p>
          </table:table-cell>
          <table:table-cell office:value-type="string" calcext:value-type="string">
            <text:p>Feasible</text:p>
          </table:table-cell>
          <table:table-cell office:value-type="float" office:value="225.999" calcext:value-type="float">
            <text:p>225.999</text:p>
          </table:table-cell>
          <table:table-cell office:value-type="float" office:value="314.355" calcext:value-type="float">
            <text:p>314.355</text:p>
          </table:table-cell>
          <table:table-cell office:value-type="float" office:value="28.1071" calcext:value-type="float">
            <text:p>28.1071</text:p>
          </table:table-cell>
        </table:table-row>
        <table:table-row table:style-name="ro1" table:number-rows-repeated="1048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cMp Time" table:style-name="ta3">
        <office:forms form:automatic-focus="false" form:apply-design-mode="false"/>
        <table:table-column table:style-name="co11" table:default-cell-style-name="ce85"/>
        <table:table-column table:style-name="co12" table:number-columns-repeated="4" table:default-cell-style-name="ce85"/>
        <table:table-column table:style-name="co13" table:number-columns-repeated="2" table:default-cell-style-name="ce85"/>
        <table:table-column table:style-name="co14" table:number-columns-repeated="2" table:default-cell-style-name="ce85"/>
        <table:table-column table:style-name="co15" table:number-columns-repeated="3" table:default-cell-style-name="ce85"/>
        <table:table-column table:style-name="co9" table:number-columns-repeated="2" table:default-cell-style-name="ce85"/>
        <table:table-column table:style-name="co10" table:default-cell-style-name="Default"/>
        <table:table-row table:style-name="ro1">
          <table:table-cell table:style-name="ce89"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ce9" table:number-columns-repeated="14"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style-name="ce9" table:number-columns-repeated="14"/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ce9" table:number-columns-repeated="14"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style-name="ce9" table:number-columns-repeated="14"/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ce9" table:number-columns-repeated="14"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ce9" table:number-columns-repeated="14"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ce9" table:number-columns-repeated="14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ce9" table:number-columns-repeated="14"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style-name="ce9" table:number-columns-repeated="14"/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style-name="ce9" table:number-columns-repeated="14"/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style-name="ce9" table:number-columns-repeated="14"/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style-name="ce9" table:number-columns-repeated="14"/>
        </table:table-row>
        <table:table-row table:style-name="ro1">
          <table:table-cell table:style-name="Default" office:value-type="string" calcext:value-type="string">
            <text:p>sarp-5-10-A-1.txt </text:p>
          </table:table-cell>
          <table:table-cell table:style-name="ce9" table:number-columns-repeated="14"/>
        </table:table-row>
        <table:table-row table:style-name="ro1">
          <table:table-cell table:style-name="Default" office:value-type="string" calcext:value-type="string">
            <text:p>sarp-5-10-B-1.txt </text:p>
          </table:table-cell>
          <table:table-cell table:style-name="ce9" table:number-columns-repeated="14"/>
        </table:table-row>
        <table:table-row table:style-name="ro1" table:number-rows-repeated="26">
          <table:table-cell table:style-name="Default"/>
          <table:table-cell table:style-name="ce9" table:number-columns-repeated="14"/>
        </table:table-row>
        <table:table-row table:style-name="ro1" table:number-rows-repeated="2">
          <table:table-cell table:style-name="ce89"/>
          <table:table-cell table:style-name="ce9" table:number-columns-repeated="14"/>
        </table:table-row>
        <table:table-row table:style-name="ro1" table:number-rows-repeated="17">
          <table:table-cell table:style-name="ce89"/>
          <table:table-cell table:style-name="Default" table:number-columns-repeated="13"/>
          <table:table-cell/>
        </table:table-row>
        <table:table-row table:style-name="ro1">
          <table:table-cell table:style-name="ce95"/>
          <table:table-cell table:style-name="Default" table:number-columns-repeated="13"/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12"/>
          <table:table-cell/>
        </table:table-row>
        <table:table-row table:style-name="ro1" table:number-rows-repeated="1048511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cMp Dist" table:style-name="ta3">
        <office:forms form:automatic-focus="false" form:apply-design-mode="false"/>
        <table:table-column table:style-name="co17" table:default-cell-style-name="ce85"/>
        <table:table-column table:style-name="co16" table:number-columns-repeated="4" table:default-cell-style-name="ce85"/>
        <table:table-column table:style-name="co14" table:number-columns-repeated="5" table:default-cell-style-name="ce85"/>
        <table:table-row table:style-name="ro1">
          <table:table-cell table:style-name="ce89" office:value-type="string" calcext:value-type="string">
            <text:p>Instance</text:p>
          </table:table-cell>
          <table:table-cell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5-10-A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5-10-B-1.txt </text:p>
          </table:table-cell>
          <table:table-cell table:style-name="Default" table:number-columns-repeated="9"/>
        </table:table-row>
        <table:table-row table:style-name="ro1" table:number-rows-repeated="26">
          <table:table-cell table:style-name="Default" table:number-columns-repeated="10"/>
        </table:table-row>
        <table:table-row table:style-name="ro1" table:number-rows-repeated="19">
          <table:table-cell table:style-name="ce89"/>
          <table:table-cell table:style-name="Default" table:number-columns-repeated="9"/>
        </table:table-row>
        <table:table-row table:style-name="ro1">
          <table:table-cell table:style-name="ce95"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9"/>
        </table:table-row>
        <table:table-row table:style-name="ro1" table:number-rows-repeated="104851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cMp stats" table:style-name="ta4">
        <office:forms form:automatic-focus="false" form:apply-design-mode="false"/>
        <table:table-column table:style-name="co11" table:default-cell-style-name="ce85"/>
        <table:table-column table:style-name="co2" table:default-cell-style-name="ce85"/>
        <table:table-column table:style-name="co3" table:default-cell-style-name="ce85"/>
        <table:table-column table:style-name="co4" table:default-cell-style-name="ce85"/>
        <table:table-column table:style-name="co5" table:default-cell-style-name="ce85"/>
        <table:table-column table:style-name="co6" table:default-cell-style-name="ce85"/>
        <table:table-column table:style-name="co7" table:default-cell-style-name="ce85"/>
        <table:table-column table:style-name="co8" table:default-cell-style-name="ce85"/>
        <table:table-column table:style-name="co9" table:default-cell-style-name="ce85"/>
        <table:table-column table:style-name="co7" table:default-cell-style-name="ce85"/>
        <table:table-column table:style-name="co10" table:number-columns-repeated="5" table:default-cell-style-name="Default"/>
        <table:table-row table:style-name="ro1">
          <table:table-cell office:value-type="string" calcext:value-type="string">
            <text:p>Instance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m</text:p>
          </table:table-cell>
          <table:table-cell table:style-name="ce88" office:value-type="string" calcext:value-type="string">
            <text:p>served</text:p>
          </table:table-cell>
          <table:table-cell table:style-name="ce88" office:value-type="string" calcext:value-type="string">
            <text:p>prof Customer</text:p>
          </table:table-cell>
          <table:table-cell table:style-name="ce88" office:value-type="string" calcext:value-type="string">
            <text:p>prof Parcel</text:p>
          </table:table-cell>
          <table:table-cell table:style-name="ce88" office:value-type="string" calcext:value-type="string">
            <text:p>costs</text:p>
          </table:table-cell>
          <table:table-cell table:style-name="ce88" office:value-type="string" calcext:value-type="string">
            <text:p>K</text:p>
          </table:table-cell>
          <table:table-cell table:style-name="ce88" office:value-type="string" calcext:value-type="string">
            <text:p>Sol Time</text:p>
          </table:table-cell>
          <table:table-cell table:style-name="ce88" office:value-type="string" calcext:value-type="string">
            <text:p>Sol Val</text:p>
          </table:table-cell>
          <table:table-cell table:style-name="ce88" office:value-type="string" calcext:value-type="string">
            <text:p>sol Stat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88"/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ce88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style-name="ce88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ce88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style-name="ce88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ce88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ce88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ce88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ce88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style-name="ce88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style-name="ce88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style-name="ce88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style-name="ce88" table:number-columns-repeated="13"/>
          <table:table-cell/>
        </table:table-row>
        <table:table-row table:style-name="ro1">
          <table:table-cell table:style-name="Default" office:value-type="string" calcext:value-type="string">
            <text:p>sarp-10-15-A-1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55.0098" calcext:value-type="float">
            <text:p>55.0098</text:p>
          </table:table-cell>
          <table:table-cell table:style-name="Default" office:value-type="float" office:value="138.382" calcext:value-type="float">
            <text:p>138.382</text:p>
          </table:table-cell>
          <table:table-cell table:style-name="Default" office:value-type="float" office:value="143.885" calcext:value-type="float">
            <text:p>143.88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03" calcext:value-type="float">
            <text:p>7197.03</text:p>
          </table:table-cell>
          <table:table-cell table:style-name="Default" office:value-type="float" office:value="49.5071" calcext:value-type="float">
            <text:p>49.5071</text:p>
          </table:table-cell>
          <table:table-cell office:value-type="string" calcext:value-type="string">
            <text:p>Feasible</text:p>
          </table:table-cell>
          <table:table-cell office:value-type="float" office:value="49.5071" calcext:value-type="float">
            <text:p>49.5071</text:p>
          </table:table-cell>
          <table:table-cell office:value-type="float" office:value="113.504" calcext:value-type="float">
            <text:p>113.504</text:p>
          </table:table-cell>
          <table:table-cell office:value-type="float" office:value="56.3829" calcext:value-type="float">
            <text:p>56.3829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0-15-A-2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55.0098" calcext:value-type="float">
            <text:p>55.0098</text:p>
          </table:table-cell>
          <table:table-cell table:style-name="Default" office:value-type="float" office:value="138.382" calcext:value-type="float">
            <text:p>138.382</text:p>
          </table:table-cell>
          <table:table-cell table:style-name="Default" office:value-type="float" office:value="143.827" calcext:value-type="float">
            <text:p>143.82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16" calcext:value-type="float">
            <text:p>7197.16</text:p>
          </table:table-cell>
          <table:table-cell table:style-name="Default" office:value-type="float" office:value="49.5655" calcext:value-type="float">
            <text:p>49.5655</text:p>
          </table:table-cell>
          <table:table-cell office:value-type="string" calcext:value-type="string">
            <text:p>Feasible</text:p>
          </table:table-cell>
          <table:table-cell office:value-type="float" office:value="49.5655" calcext:value-type="float">
            <text:p>49.5655</text:p>
          </table:table-cell>
          <table:table-cell office:value-type="float" office:value="113.502" calcext:value-type="float">
            <text:p>113.502</text:p>
          </table:table-cell>
          <table:table-cell office:value-type="float" office:value="56.3307" calcext:value-type="float">
            <text:p>56.3307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0-15-A-3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55.0098" calcext:value-type="float">
            <text:p>55.0098</text:p>
          </table:table-cell>
          <table:table-cell table:style-name="Default" office:value-type="float" office:value="125.035" calcext:value-type="float">
            <text:p>125.035</text:p>
          </table:table-cell>
          <table:table-cell table:style-name="Default" office:value-type="float" office:value="107.01" calcext:value-type="float">
            <text:p>107.0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18" calcext:value-type="float">
            <text:p>7197.18</text:p>
          </table:table-cell>
          <table:table-cell table:style-name="Default" office:value-type="float" office:value="73.035" calcext:value-type="float">
            <text:p>73.035</text:p>
          </table:table-cell>
          <table:table-cell office:value-type="string" calcext:value-type="string">
            <text:p>Feasible</text:p>
          </table:table-cell>
          <table:table-cell office:value-type="float" office:value="73.035" calcext:value-type="float">
            <text:p>73.035</text:p>
          </table:table-cell>
          <table:table-cell office:value-type="float" office:value="113.496" calcext:value-type="float">
            <text:p>113.496</text:p>
          </table:table-cell>
          <table:table-cell office:value-type="float" office:value="35.6497" calcext:value-type="float">
            <text:p>35.6497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0-15-A-4.txt 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55.0098" calcext:value-type="float">
            <text:p>55.0098</text:p>
          </table:table-cell>
          <table:table-cell table:style-name="Default" office:value-type="float" office:value="143.314" calcext:value-type="float">
            <text:p>143.314</text:p>
          </table:table-cell>
          <table:table-cell table:style-name="Default" office:value-type="float" office:value="144.412" calcext:value-type="float">
            <text:p>144.4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94" calcext:value-type="float">
            <text:p>7196.94</text:p>
          </table:table-cell>
          <table:table-cell table:style-name="Default" office:value-type="float" office:value="53.9121" calcext:value-type="float">
            <text:p>53.9121</text:p>
          </table:table-cell>
          <table:table-cell office:value-type="string" calcext:value-type="string">
            <text:p>Feasible</text:p>
          </table:table-cell>
          <table:table-cell office:value-type="float" office:value="53.9121" calcext:value-type="float">
            <text:p>53.9121</text:p>
          </table:table-cell>
          <table:table-cell office:value-type="float" office:value="113.479" calcext:value-type="float">
            <text:p>113.479</text:p>
          </table:table-cell>
          <table:table-cell office:value-type="float" office:value="52.4916" calcext:value-type="float">
            <text:p>52.4916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0-15-B-1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61.622" calcext:value-type="float">
            <text:p>61.622</text:p>
          </table:table-cell>
          <table:table-cell table:style-name="Default" office:value-type="float" office:value="146.377" calcext:value-type="float">
            <text:p>146.377</text:p>
          </table:table-cell>
          <table:table-cell table:style-name="Default" office:value-type="float" office:value="135.812" calcext:value-type="float">
            <text:p>135.81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43" calcext:value-type="float">
            <text:p>7197.43</text:p>
          </table:table-cell>
          <table:table-cell table:style-name="Default" office:value-type="float" office:value="72.1876" calcext:value-type="float">
            <text:p>72.1876</text:p>
          </table:table-cell>
          <table:table-cell office:value-type="string" calcext:value-type="string">
            <text:p>Feasible</text:p>
          </table:table-cell>
          <table:table-cell office:value-type="float" office:value="72.1876" calcext:value-type="float">
            <text:p>72.1876</text:p>
          </table:table-cell>
          <table:table-cell office:value-type="float" office:value="128.402" calcext:value-type="float">
            <text:p>128.402</text:p>
          </table:table-cell>
          <table:table-cell office:value-type="float" office:value="43.78" calcext:value-type="float">
            <text:p>43.78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0-15-B-2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61.622" calcext:value-type="float">
            <text:p>61.622</text:p>
          </table:table-cell>
          <table:table-cell table:style-name="Default" office:value-type="float" office:value="146.377" calcext:value-type="float">
            <text:p>146.377</text:p>
          </table:table-cell>
          <table:table-cell table:style-name="Default" office:value-type="float" office:value="143.084" calcext:value-type="float">
            <text:p>143.08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89" calcext:value-type="float">
            <text:p>7197.89</text:p>
          </table:table-cell>
          <table:table-cell table:style-name="Default" office:value-type="float" office:value="64.9152" calcext:value-type="float">
            <text:p>64.9152</text:p>
          </table:table-cell>
          <table:table-cell office:value-type="string" calcext:value-type="string">
            <text:p>Feasible</text:p>
          </table:table-cell>
          <table:table-cell office:value-type="float" office:value="64.9152" calcext:value-type="float">
            <text:p>64.9152</text:p>
          </table:table-cell>
          <table:table-cell office:value-type="float" office:value="128.447" calcext:value-type="float">
            <text:p>128.447</text:p>
          </table:table-cell>
          <table:table-cell office:value-type="float" office:value="49.4615" calcext:value-type="float">
            <text:p>49.4615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0-15-B-3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61.622" calcext:value-type="float">
            <text:p>61.622</text:p>
          </table:table-cell>
          <table:table-cell table:style-name="Default" office:value-type="float" office:value="146.377" calcext:value-type="float">
            <text:p>146.377</text:p>
          </table:table-cell>
          <table:table-cell table:style-name="Default" office:value-type="float" office:value="136.021" calcext:value-type="float">
            <text:p>136.02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32" calcext:value-type="float">
            <text:p>7197.32</text:p>
          </table:table-cell>
          <table:table-cell table:style-name="Default" office:value-type="float" office:value="71.9785" calcext:value-type="float">
            <text:p>71.9785</text:p>
          </table:table-cell>
          <table:table-cell office:value-type="string" calcext:value-type="string">
            <text:p>Feasible</text:p>
          </table:table-cell>
          <table:table-cell office:value-type="float" office:value="71.9785" calcext:value-type="float">
            <text:p>71.9785</text:p>
          </table:table-cell>
          <table:table-cell office:value-type="float" office:value="128.409" calcext:value-type="float">
            <text:p>128.409</text:p>
          </table:table-cell>
          <table:table-cell office:value-type="float" office:value="43.9459" calcext:value-type="float">
            <text:p>43.9459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0-15-B-4.txt 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61.622" calcext:value-type="float">
            <text:p>61.622</text:p>
          </table:table-cell>
          <table:table-cell table:style-name="Default" office:value-type="float" office:value="146.377" calcext:value-type="float">
            <text:p>146.377</text:p>
          </table:table-cell>
          <table:table-cell table:style-name="Default" office:value-type="float" office:value="135.396" calcext:value-type="float">
            <text:p>135.39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43" calcext:value-type="float">
            <text:p>7197.43</text:p>
          </table:table-cell>
          <table:table-cell table:style-name="Default" office:value-type="float" office:value="72.6032" calcext:value-type="float">
            <text:p>72.6032</text:p>
          </table:table-cell>
          <table:table-cell office:value-type="string" calcext:value-type="string">
            <text:p>Feasible</text:p>
          </table:table-cell>
          <table:table-cell office:value-type="float" office:value="72.6032" calcext:value-type="float">
            <text:p>72.6032</text:p>
          </table:table-cell>
          <table:table-cell office:value-type="float" office:value="128.454" calcext:value-type="float">
            <text:p>128.454</text:p>
          </table:table-cell>
          <table:table-cell office:value-type="float" office:value="43.4792" calcext:value-type="float">
            <text:p>43.4792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5-A-1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8.5956" calcext:value-type="float">
            <text:p>78.5956</text:p>
          </table:table-cell>
          <table:table-cell table:style-name="Default" office:value-type="float" office:value="52.1247" calcext:value-type="float">
            <text:p>52.1247</text:p>
          </table:table-cell>
          <table:table-cell table:style-name="Default" office:value-type="float" office:value="109.428" calcext:value-type="float">
            <text:p>109.428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5.47" calcext:value-type="float">
            <text:p>7195.47</text:p>
          </table:table-cell>
          <table:table-cell table:style-name="Default" office:value-type="float" office:value="21.292" calcext:value-type="float">
            <text:p>21.292</text:p>
          </table:table-cell>
          <table:table-cell office:value-type="string" calcext:value-type="string">
            <text:p>Feasible</text:p>
          </table:table-cell>
          <table:table-cell office:value-type="float" office:value="21.292" calcext:value-type="float">
            <text:p>21.292</text:p>
          </table:table-cell>
          <table:table-cell office:value-type="float" office:value="58.7152" calcext:value-type="float">
            <text:p>58.7152</text:p>
          </table:table-cell>
          <table:table-cell office:value-type="float" office:value="63.7368" calcext:value-type="float">
            <text:p>63.7368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5-A-2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8.5956" calcext:value-type="float">
            <text:p>78.5956</text:p>
          </table:table-cell>
          <table:table-cell table:style-name="Default" office:value-type="float" office:value="52.1247" calcext:value-type="float">
            <text:p>52.1247</text:p>
          </table:table-cell>
          <table:table-cell table:style-name="Default" office:value-type="float" office:value="107.374" calcext:value-type="float">
            <text:p>107.37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27" calcext:value-type="float">
            <text:p>7196.27</text:p>
          </table:table-cell>
          <table:table-cell table:style-name="Default" office:value-type="float" office:value="23.3468" calcext:value-type="float">
            <text:p>23.3468</text:p>
          </table:table-cell>
          <table:table-cell office:value-type="string" calcext:value-type="string">
            <text:p>Feasible</text:p>
          </table:table-cell>
          <table:table-cell office:value-type="float" office:value="23.3468" calcext:value-type="float">
            <text:p>23.3468</text:p>
          </table:table-cell>
          <table:table-cell office:value-type="float" office:value="58.7936" calcext:value-type="float">
            <text:p>58.7936</text:p>
          </table:table-cell>
          <table:table-cell office:value-type="float" office:value="60.2902" calcext:value-type="float">
            <text:p>60.2902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5-A-3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8.5956" calcext:value-type="float">
            <text:p>78.5956</text:p>
          </table:table-cell>
          <table:table-cell table:style-name="Default" office:value-type="float" office:value="52.1247" calcext:value-type="float">
            <text:p>52.1247</text:p>
          </table:table-cell>
          <table:table-cell table:style-name="Default" office:value-type="float" office:value="107.523" calcext:value-type="float">
            <text:p>107.52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5.96" calcext:value-type="float">
            <text:p>7195.96</text:p>
          </table:table-cell>
          <table:table-cell table:style-name="Default" office:value-type="float" office:value="23.1974" calcext:value-type="float">
            <text:p>23.1974</text:p>
          </table:table-cell>
          <table:table-cell office:value-type="string" calcext:value-type="string">
            <text:p>Feasible</text:p>
          </table:table-cell>
          <table:table-cell office:value-type="float" office:value="23.1974" calcext:value-type="float">
            <text:p>23.1974</text:p>
          </table:table-cell>
          <table:table-cell office:value-type="float" office:value="58.7639" calcext:value-type="float">
            <text:p>58.7639</text:p>
          </table:table-cell>
          <table:table-cell office:value-type="float" office:value="60.5244" calcext:value-type="float">
            <text:p>60.5244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5-A-4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78.5956" calcext:value-type="float">
            <text:p>78.5956</text:p>
          </table:table-cell>
          <table:table-cell table:style-name="Default" office:value-type="float" office:value="52.1247" calcext:value-type="float">
            <text:p>52.1247</text:p>
          </table:table-cell>
          <table:table-cell table:style-name="Default" office:value-type="float" office:value="107.374" calcext:value-type="float">
            <text:p>107.37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19" calcext:value-type="float">
            <text:p>7196.19</text:p>
          </table:table-cell>
          <table:table-cell table:style-name="Default" office:value-type="float" office:value="23.3468" calcext:value-type="float">
            <text:p>23.3468</text:p>
          </table:table-cell>
          <table:table-cell office:value-type="string" calcext:value-type="string">
            <text:p>Feasible</text:p>
          </table:table-cell>
          <table:table-cell office:value-type="float" office:value="23.3468" calcext:value-type="float">
            <text:p>23.3468</text:p>
          </table:table-cell>
          <table:table-cell office:value-type="float" office:value="58.7716" calcext:value-type="float">
            <text:p>58.7716</text:p>
          </table:table-cell>
          <table:table-cell office:value-type="float" office:value="60.2754" calcext:value-type="float">
            <text:p>60.2754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5-B-1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0.302" calcext:value-type="float">
            <text:p>100.302</text:p>
          </table:table-cell>
          <table:table-cell table:style-name="Default" office:value-type="float" office:value="68.7897" calcext:value-type="float">
            <text:p>68.7897</text:p>
          </table:table-cell>
          <table:table-cell table:style-name="Default" office:value-type="float" office:value="95.7337" calcext:value-type="float">
            <text:p>95.733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43" calcext:value-type="float">
            <text:p>7197.43</text:p>
          </table:table-cell>
          <table:table-cell table:style-name="Default" office:value-type="float" office:value="73.3581" calcext:value-type="float">
            <text:p>73.3581</text:p>
          </table:table-cell>
          <table:table-cell office:value-type="string" calcext:value-type="string">
            <text:p>Feasible</text:p>
          </table:table-cell>
          <table:table-cell office:value-type="float" office:value="73.3581" calcext:value-type="float">
            <text:p>73.3581</text:p>
          </table:table-cell>
          <table:table-cell office:value-type="float" office:value="103.753" calcext:value-type="float">
            <text:p>103.753</text:p>
          </table:table-cell>
          <table:table-cell office:value-type="float" office:value="29.2954" calcext:value-type="float">
            <text:p>29.2954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5-B-2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0.302" calcext:value-type="float">
            <text:p>100.302</text:p>
          </table:table-cell>
          <table:table-cell table:style-name="Default" office:value-type="float" office:value="68.7897" calcext:value-type="float">
            <text:p>68.7897</text:p>
          </table:table-cell>
          <table:table-cell table:style-name="Default" office:value-type="float" office:value="94.6011" calcext:value-type="float">
            <text:p>94.601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59" calcext:value-type="float">
            <text:p>7197.59</text:p>
          </table:table-cell>
          <table:table-cell table:style-name="Default" office:value-type="float" office:value="74.4907" calcext:value-type="float">
            <text:p>74.4907</text:p>
          </table:table-cell>
          <table:table-cell office:value-type="string" calcext:value-type="string">
            <text:p>Feasible</text:p>
          </table:table-cell>
          <table:table-cell office:value-type="float" office:value="74.4907" calcext:value-type="float">
            <text:p>74.4907</text:p>
          </table:table-cell>
          <table:table-cell office:value-type="float" office:value="103.599" calcext:value-type="float">
            <text:p>103.599</text:p>
          </table:table-cell>
          <table:table-cell office:value-type="float" office:value="28.0971" calcext:value-type="float">
            <text:p>28.0971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5-B-3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0.302" calcext:value-type="float">
            <text:p>100.302</text:p>
          </table:table-cell>
          <table:table-cell table:style-name="Default" office:value-type="float" office:value="68.7897" calcext:value-type="float">
            <text:p>68.7897</text:p>
          </table:table-cell>
          <table:table-cell table:style-name="Default" office:value-type="float" office:value="98.4994" calcext:value-type="float">
            <text:p>98.499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6.94" calcext:value-type="float">
            <text:p>7196.94</text:p>
          </table:table-cell>
          <table:table-cell table:style-name="Default" office:value-type="float" office:value="70.5924" calcext:value-type="float">
            <text:p>70.5924</text:p>
          </table:table-cell>
          <table:table-cell office:value-type="string" calcext:value-type="string">
            <text:p>Feasible</text:p>
          </table:table-cell>
          <table:table-cell office:value-type="float" office:value="70.5924" calcext:value-type="float">
            <text:p>70.5924</text:p>
          </table:table-cell>
          <table:table-cell office:value-type="float" office:value="103.61" calcext:value-type="float">
            <text:p>103.61</text:p>
          </table:table-cell>
          <table:table-cell office:value-type="float" office:value="31.8672" calcext:value-type="float">
            <text:p>31.8672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5-B-4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0.302" calcext:value-type="float">
            <text:p>100.302</text:p>
          </table:table-cell>
          <table:table-cell table:style-name="Default" office:value-type="float" office:value="68.7897" calcext:value-type="float">
            <text:p>68.7897</text:p>
          </table:table-cell>
          <table:table-cell table:style-name="Default" office:value-type="float" office:value="95.7337" calcext:value-type="float">
            <text:p>95.733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68" calcext:value-type="float">
            <text:p>7197.68</text:p>
          </table:table-cell>
          <table:table-cell table:style-name="Default" office:value-type="float" office:value="73.3581" calcext:value-type="float">
            <text:p>73.3581</text:p>
          </table:table-cell>
          <table:table-cell office:value-type="string" calcext:value-type="string">
            <text:p>Feasible</text:p>
          </table:table-cell>
          <table:table-cell office:value-type="float" office:value="73.3581" calcext:value-type="float">
            <text:p>73.3581</text:p>
          </table:table-cell>
          <table:table-cell office:value-type="float" office:value="103.612" calcext:value-type="float">
            <text:p>103.612</text:p>
          </table:table-cell>
          <table:table-cell office:value-type="float" office:value="29.1992" calcext:value-type="float">
            <text:p>29.1992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5-C-1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72.786" calcext:value-type="float">
            <text:p>172.786</text:p>
          </table:table-cell>
          <table:table-cell table:style-name="Default" office:value-type="float" office:value="91.3399" calcext:value-type="float">
            <text:p>91.3399</text:p>
          </table:table-cell>
          <table:table-cell table:style-name="Default" office:value-type="float" office:value="95.8907" calcext:value-type="float">
            <text:p>95.890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6.84" calcext:value-type="float">
            <text:p>7196.84</text:p>
          </table:table-cell>
          <table:table-cell table:style-name="Default" office:value-type="float" office:value="168.235" calcext:value-type="float">
            <text:p>168.235</text:p>
          </table:table-cell>
          <table:table-cell office:value-type="string" calcext:value-type="string">
            <text:p>Feasible</text:p>
          </table:table-cell>
          <table:table-cell office:value-type="float" office:value="168.235" calcext:value-type="float">
            <text:p>168.235</text:p>
          </table:table-cell>
          <table:table-cell office:value-type="float" office:value="194.862" calcext:value-type="float">
            <text:p>194.862</text:p>
          </table:table-cell>
          <table:table-cell office:value-type="float" office:value="13.6645" calcext:value-type="float">
            <text:p>13.6645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5-C-2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72.786" calcext:value-type="float">
            <text:p>172.786</text:p>
          </table:table-cell>
          <table:table-cell table:style-name="Default" office:value-type="float" office:value="91.3399" calcext:value-type="float">
            <text:p>91.3399</text:p>
          </table:table-cell>
          <table:table-cell table:style-name="Default" office:value-type="float" office:value="108.401" calcext:value-type="float">
            <text:p>108.40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3" calcext:value-type="float">
            <text:p>7197.3</text:p>
          </table:table-cell>
          <table:table-cell table:style-name="Default" office:value-type="float" office:value="155.725" calcext:value-type="float">
            <text:p>155.725</text:p>
          </table:table-cell>
          <table:table-cell office:value-type="string" calcext:value-type="string">
            <text:p>Feasible</text:p>
          </table:table-cell>
          <table:table-cell office:value-type="float" office:value="155.725" calcext:value-type="float">
            <text:p>155.725</text:p>
          </table:table-cell>
          <table:table-cell office:value-type="float" office:value="194.841" calcext:value-type="float">
            <text:p>194.841</text:p>
          </table:table-cell>
          <table:table-cell office:value-type="float" office:value="20.0759" calcext:value-type="float">
            <text:p>20.0759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5-C-3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72.786" calcext:value-type="float">
            <text:p>172.786</text:p>
          </table:table-cell>
          <table:table-cell table:style-name="Default" office:value-type="float" office:value="91.3399" calcext:value-type="float">
            <text:p>91.3399</text:p>
          </table:table-cell>
          <table:table-cell table:style-name="Default" office:value-type="float" office:value="104.046" calcext:value-type="float">
            <text:p>104.04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2.61" calcext:value-type="float">
            <text:p>7192.61</text:p>
          </table:table-cell>
          <table:table-cell table:style-name="Default" office:value-type="float" office:value="160.08" calcext:value-type="float">
            <text:p>160.08</text:p>
          </table:table-cell>
          <table:table-cell office:value-type="string" calcext:value-type="string">
            <text:p>Feasible</text:p>
          </table:table-cell>
          <table:table-cell office:value-type="float" office:value="160.08" calcext:value-type="float">
            <text:p>160.08</text:p>
          </table:table-cell>
          <table:table-cell office:value-type="float" office:value="194.858" calcext:value-type="float">
            <text:p>194.858</text:p>
          </table:table-cell>
          <table:table-cell office:value-type="float" office:value="17.8479" calcext:value-type="float">
            <text:p>17.8479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5-C-4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72.786" calcext:value-type="float">
            <text:p>172.786</text:p>
          </table:table-cell>
          <table:table-cell table:style-name="Default" office:value-type="float" office:value="91.3399" calcext:value-type="float">
            <text:p>91.3399</text:p>
          </table:table-cell>
          <table:table-cell table:style-name="Default" office:value-type="float" office:value="106.736" calcext:value-type="float">
            <text:p>106.736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27" calcext:value-type="float">
            <text:p>7197.27</text:p>
          </table:table-cell>
          <table:table-cell table:style-name="Default" office:value-type="float" office:value="157.389" calcext:value-type="float">
            <text:p>157.389</text:p>
          </table:table-cell>
          <table:table-cell office:value-type="string" calcext:value-type="string">
            <text:p>Feasible</text:p>
          </table:table-cell>
          <table:table-cell office:value-type="float" office:value="157.389" calcext:value-type="float">
            <text:p>157.389</text:p>
          </table:table-cell>
          <table:table-cell office:value-type="float" office:value="194.882" calcext:value-type="float">
            <text:p>194.882</text:p>
          </table:table-cell>
          <table:table-cell office:value-type="float" office:value="19.2388" calcext:value-type="float">
            <text:p>19.2388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0-A-1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73.2354" calcext:value-type="float">
            <text:p>73.2354</text:p>
          </table:table-cell>
          <table:table-cell table:style-name="Default" office:value-type="float" office:value="112.762" calcext:value-type="float">
            <text:p>112.762</text:p>
          </table:table-cell>
          <table:table-cell table:style-name="Default" office:value-type="float" office:value="94.7683" calcext:value-type="float">
            <text:p>94.768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952.71" calcext:value-type="float">
            <text:p>6952.71</text:p>
          </table:table-cell>
          <table:table-cell table:style-name="Default" office:value-type="float" office:value="91.2293" calcext:value-type="float">
            <text:p>91.2293</text:p>
          </table:table-cell>
          <table:table-cell office:value-type="string" calcext:value-type="string">
            <text:p>Feasible</text:p>
          </table:table-cell>
          <table:table-cell office:value-type="float" office:value="91.2293" calcext:value-type="float">
            <text:p>91.2293</text:p>
          </table:table-cell>
          <table:table-cell office:value-type="float" office:value="121.808" calcext:value-type="float">
            <text:p>121.808</text:p>
          </table:table-cell>
          <table:table-cell office:value-type="float" office:value="25.104" calcext:value-type="float">
            <text:p>25.104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0-A-2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73.2354" calcext:value-type="float">
            <text:p>73.2354</text:p>
          </table:table-cell>
          <table:table-cell table:style-name="Default" office:value-type="float" office:value="112.762" calcext:value-type="float">
            <text:p>112.762</text:p>
          </table:table-cell>
          <table:table-cell table:style-name="Default" office:value-type="float" office:value="83.9335" calcext:value-type="float">
            <text:p>83.933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6.24" calcext:value-type="float">
            <text:p>7196.24</text:p>
          </table:table-cell>
          <table:table-cell table:style-name="Default" office:value-type="float" office:value="102.064" calcext:value-type="float">
            <text:p>102.064</text:p>
          </table:table-cell>
          <table:table-cell office:value-type="string" calcext:value-type="string">
            <text:p>Feasible</text:p>
          </table:table-cell>
          <table:table-cell office:value-type="float" office:value="102.064" calcext:value-type="float">
            <text:p>102.064</text:p>
          </table:table-cell>
          <table:table-cell office:value-type="float" office:value="121.7" calcext:value-type="float">
            <text:p>121.7</text:p>
          </table:table-cell>
          <table:table-cell office:value-type="float" office:value="16.1348" calcext:value-type="float">
            <text:p>16.1348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0-A-3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73.2354" calcext:value-type="float">
            <text:p>73.2354</text:p>
          </table:table-cell>
          <table:table-cell table:style-name="Default" office:value-type="float" office:value="112.762" calcext:value-type="float">
            <text:p>112.762</text:p>
          </table:table-cell>
          <table:table-cell table:style-name="Default" office:value-type="float" office:value="94.7683" calcext:value-type="float">
            <text:p>94.768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6205.5" calcext:value-type="float">
            <text:p>6205.5</text:p>
          </table:table-cell>
          <table:table-cell table:style-name="Default" office:value-type="float" office:value="91.2293" calcext:value-type="float">
            <text:p>91.2293</text:p>
          </table:table-cell>
          <table:table-cell office:value-type="string" calcext:value-type="string">
            <text:p>Feasible</text:p>
          </table:table-cell>
          <table:table-cell office:value-type="float" office:value="91.2293" calcext:value-type="float">
            <text:p>91.2293</text:p>
          </table:table-cell>
          <table:table-cell office:value-type="float" office:value="121.827" calcext:value-type="float">
            <text:p>121.827</text:p>
          </table:table-cell>
          <table:table-cell office:value-type="float" office:value="25.1157" calcext:value-type="float">
            <text:p>25.1157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0-A-4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73.2354" calcext:value-type="float">
            <text:p>73.2354</text:p>
          </table:table-cell>
          <table:table-cell table:style-name="Default" office:value-type="float" office:value="112.762" calcext:value-type="float">
            <text:p>112.762</text:p>
          </table:table-cell>
          <table:table-cell table:style-name="Default" office:value-type="float" office:value="86.5173" calcext:value-type="float">
            <text:p>86.517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5.74" calcext:value-type="float">
            <text:p>7195.74</text:p>
          </table:table-cell>
          <table:table-cell table:style-name="Default" office:value-type="float" office:value="99.4803" calcext:value-type="float">
            <text:p>99.4803</text:p>
          </table:table-cell>
          <table:table-cell office:value-type="string" calcext:value-type="string">
            <text:p>Feasible</text:p>
          </table:table-cell>
          <table:table-cell office:value-type="float" office:value="99.4803" calcext:value-type="float">
            <text:p>99.4803</text:p>
          </table:table-cell>
          <table:table-cell office:value-type="float" office:value="121.704" calcext:value-type="float">
            <text:p>121.704</text:p>
          </table:table-cell>
          <table:table-cell office:value-type="float" office:value="18.2605" calcext:value-type="float">
            <text:p>18.2605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0-B-1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89.663" calcext:value-type="float">
            <text:p>89.663</text:p>
          </table:table-cell>
          <table:table-cell table:style-name="Default" office:value-type="float" office:value="145.094" calcext:value-type="float">
            <text:p>145.094</text:p>
          </table:table-cell>
          <table:table-cell table:style-name="Default" office:value-type="float" office:value="113.188" calcext:value-type="float">
            <text:p>113.18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74" calcext:value-type="float">
            <text:p>7197.74</text:p>
          </table:table-cell>
          <table:table-cell table:style-name="Default" office:value-type="float" office:value="121.569" calcext:value-type="float">
            <text:p>121.569</text:p>
          </table:table-cell>
          <table:table-cell office:value-type="string" calcext:value-type="string">
            <text:p>Feasible</text:p>
          </table:table-cell>
          <table:table-cell office:value-type="float" office:value="121.569" calcext:value-type="float">
            <text:p>121.569</text:p>
          </table:table-cell>
          <table:table-cell office:value-type="float" office:value="160.247" calcext:value-type="float">
            <text:p>160.247</text:p>
          </table:table-cell>
          <table:table-cell office:value-type="float" office:value="24.1365" calcext:value-type="float">
            <text:p>24.1365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0-B-2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9.663" calcext:value-type="float">
            <text:p>89.663</text:p>
          </table:table-cell>
          <table:table-cell table:style-name="Default" office:value-type="float" office:value="138.738" calcext:value-type="float">
            <text:p>138.738</text:p>
          </table:table-cell>
          <table:table-cell table:style-name="Default" office:value-type="float" office:value="108.068" calcext:value-type="float">
            <text:p>108.06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61" calcext:value-type="float">
            <text:p>7197.61</text:p>
          </table:table-cell>
          <table:table-cell table:style-name="Default" office:value-type="float" office:value="120.333" calcext:value-type="float">
            <text:p>120.333</text:p>
          </table:table-cell>
          <table:table-cell office:value-type="string" calcext:value-type="string">
            <text:p>Feasible</text:p>
          </table:table-cell>
          <table:table-cell office:value-type="float" office:value="120.333" calcext:value-type="float">
            <text:p>120.333</text:p>
          </table:table-cell>
          <table:table-cell office:value-type="float" office:value="160.273" calcext:value-type="float">
            <text:p>160.273</text:p>
          </table:table-cell>
          <table:table-cell office:value-type="float" office:value="24.92" calcext:value-type="float">
            <text:p>24.92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0-B-3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9.663" calcext:value-type="float">
            <text:p>89.663</text:p>
          </table:table-cell>
          <table:table-cell table:style-name="Default" office:value-type="float" office:value="138.738" calcext:value-type="float">
            <text:p>138.738</text:p>
          </table:table-cell>
          <table:table-cell table:style-name="Default" office:value-type="float" office:value="106.186" calcext:value-type="float">
            <text:p>106.18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86" calcext:value-type="float">
            <text:p>7197.86</text:p>
          </table:table-cell>
          <table:table-cell table:style-name="Default" office:value-type="float" office:value="122.215" calcext:value-type="float">
            <text:p>122.215</text:p>
          </table:table-cell>
          <table:table-cell office:value-type="string" calcext:value-type="string">
            <text:p>Feasible</text:p>
          </table:table-cell>
          <table:table-cell office:value-type="float" office:value="122.215" calcext:value-type="float">
            <text:p>122.215</text:p>
          </table:table-cell>
          <table:table-cell office:value-type="float" office:value="160.198" calcext:value-type="float">
            <text:p>160.198</text:p>
          </table:table-cell>
          <table:table-cell office:value-type="float" office:value="23.71" calcext:value-type="float">
            <text:p>23.71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0-B-4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89.663" calcext:value-type="float">
            <text:p>89.663</text:p>
          </table:table-cell>
          <table:table-cell table:style-name="Default" office:value-type="float" office:value="138.738" calcext:value-type="float">
            <text:p>138.738</text:p>
          </table:table-cell>
          <table:table-cell table:style-name="Default" office:value-type="float" office:value="123.697" calcext:value-type="float">
            <text:p>123.69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8" calcext:value-type="float">
            <text:p>7197.8</text:p>
          </table:table-cell>
          <table:table-cell table:style-name="Default" office:value-type="float" office:value="104.705" calcext:value-type="float">
            <text:p>104.705</text:p>
          </table:table-cell>
          <table:table-cell office:value-type="string" calcext:value-type="string">
            <text:p>Feasible</text:p>
          </table:table-cell>
          <table:table-cell office:value-type="float" office:value="104.705" calcext:value-type="float">
            <text:p>104.705</text:p>
          </table:table-cell>
          <table:table-cell office:value-type="float" office:value="160.191" calcext:value-type="float">
            <text:p>160.191</text:p>
          </table:table-cell>
          <table:table-cell office:value-type="float" office:value="34.6374" calcext:value-type="float">
            <text:p>34.6374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0-C-1.txt 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96.994" calcext:value-type="float">
            <text:p>196.994</text:p>
          </table:table-cell>
          <table:table-cell table:style-name="Default" office:value-type="float" office:value="139.176" calcext:value-type="float">
            <text:p>139.176</text:p>
          </table:table-cell>
          <table:table-cell table:style-name="Default" office:value-type="float" office:value="123.654" calcext:value-type="float">
            <text:p>123.65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4" calcext:value-type="float">
            <text:p>7197.4</text:p>
          </table:table-cell>
          <table:table-cell table:style-name="Default" office:value-type="float" office:value="212.516" calcext:value-type="float">
            <text:p>212.516</text:p>
          </table:table-cell>
          <table:table-cell office:value-type="string" calcext:value-type="string">
            <text:p>Feasible</text:p>
          </table:table-cell>
          <table:table-cell office:value-type="float" office:value="212.516" calcext:value-type="float">
            <text:p>212.516</text:p>
          </table:table-cell>
          <table:table-cell office:value-type="float" office:value="276.451" calcext:value-type="float">
            <text:p>276.451</text:p>
          </table:table-cell>
          <table:table-cell office:value-type="float" office:value="23.1271" calcext:value-type="float">
            <text:p>23.1271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0-C-2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96.994" calcext:value-type="float">
            <text:p>196.994</text:p>
          </table:table-cell>
          <table:table-cell table:style-name="Default" office:value-type="float" office:value="151.549" calcext:value-type="float">
            <text:p>151.549</text:p>
          </table:table-cell>
          <table:table-cell table:style-name="Default" office:value-type="float" office:value="120.308" calcext:value-type="float">
            <text:p>120.30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31" calcext:value-type="float">
            <text:p>7197.31</text:p>
          </table:table-cell>
          <table:table-cell table:style-name="Default" office:value-type="float" office:value="228.235" calcext:value-type="float">
            <text:p>228.235</text:p>
          </table:table-cell>
          <table:table-cell office:value-type="string" calcext:value-type="string">
            <text:p>Feasible</text:p>
          </table:table-cell>
          <table:table-cell office:value-type="float" office:value="228.235" calcext:value-type="float">
            <text:p>228.235</text:p>
          </table:table-cell>
          <table:table-cell office:value-type="float" office:value="276.527" calcext:value-type="float">
            <text:p>276.527</text:p>
          </table:table-cell>
          <table:table-cell office:value-type="float" office:value="17.4638" calcext:value-type="float">
            <text:p>17.4638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0-C-3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96.994" calcext:value-type="float">
            <text:p>196.994</text:p>
          </table:table-cell>
          <table:table-cell table:style-name="Default" office:value-type="float" office:value="151.549" calcext:value-type="float">
            <text:p>151.549</text:p>
          </table:table-cell>
          <table:table-cell table:style-name="Default" office:value-type="float" office:value="136.765" calcext:value-type="float">
            <text:p>136.76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35" calcext:value-type="float">
            <text:p>7197.35</text:p>
          </table:table-cell>
          <table:table-cell table:style-name="Default" office:value-type="float" office:value="211.778" calcext:value-type="float">
            <text:p>211.778</text:p>
          </table:table-cell>
          <table:table-cell office:value-type="string" calcext:value-type="string">
            <text:p>Feasible</text:p>
          </table:table-cell>
          <table:table-cell office:value-type="float" office:value="211.778" calcext:value-type="float">
            <text:p>211.778</text:p>
          </table:table-cell>
          <table:table-cell office:value-type="float" office:value="276.564" calcext:value-type="float">
            <text:p>276.564</text:p>
          </table:table-cell>
          <table:table-cell office:value-type="float" office:value="23.4253" calcext:value-type="float">
            <text:p>23.4253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0-C-4.txt </text:p>
          </table:table-cell>
          <table:table-cell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96.994" calcext:value-type="float">
            <text:p>196.994</text:p>
          </table:table-cell>
          <table:table-cell table:style-name="Default" office:value-type="float" office:value="151.549" calcext:value-type="float">
            <text:p>151.549</text:p>
          </table:table-cell>
          <table:table-cell table:style-name="Default" office:value-type="float" office:value="116.126" calcext:value-type="float">
            <text:p>116.12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4" calcext:value-type="float">
            <text:p>7197.4</text:p>
          </table:table-cell>
          <table:table-cell table:style-name="Default" office:value-type="float" office:value="232.417" calcext:value-type="float">
            <text:p>232.417</text:p>
          </table:table-cell>
          <table:table-cell office:value-type="string" calcext:value-type="string">
            <text:p>Feasible</text:p>
          </table:table-cell>
          <table:table-cell office:value-type="float" office:value="232.417" calcext:value-type="float">
            <text:p>232.417</text:p>
          </table:table-cell>
          <table:table-cell office:value-type="float" office:value="276.533" calcext:value-type="float">
            <text:p>276.533</text:p>
          </table:table-cell>
          <table:table-cell office:value-type="float" office:value="15.9532" calcext:value-type="float">
            <text:p>15.9532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5-A-1.txt </text:p>
          </table:table-cell>
          <table:table-cell table:number-columns-repeated="3" table:style-name="Default" office:value-type="float" office:value="15" calcext:value-type="float">
            <text:p>15</text:p>
          </table:table-cell>
          <table:table-cell table:style-name="Default" office:value-type="float" office:value="68.9545" calcext:value-type="float">
            <text:p>68.9545</text:p>
          </table:table-cell>
          <table:table-cell table:style-name="Default" office:value-type="float" office:value="229.364" calcext:value-type="float">
            <text:p>229.364</text:p>
          </table:table-cell>
          <table:table-cell table:style-name="Default" office:value-type="float" office:value="202.547" calcext:value-type="float">
            <text:p>202.547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6.97" calcext:value-type="float">
            <text:p>7196.97</text:p>
          </table:table-cell>
          <table:table-cell table:style-name="Default" office:value-type="float" office:value="95.771" calcext:value-type="float">
            <text:p>95.771</text:p>
          </table:table-cell>
          <table:table-cell office:value-type="string" calcext:value-type="string">
            <text:p>Feasible</text:p>
          </table:table-cell>
          <table:table-cell office:value-type="float" office:value="95.771" calcext:value-type="float">
            <text:p>95.771</text:p>
          </table:table-cell>
          <table:table-cell office:value-type="float" office:value="226.084" calcext:value-type="float">
            <text:p>226.084</text:p>
          </table:table-cell>
          <table:table-cell office:value-type="float" office:value="57.6392" calcext:value-type="float">
            <text:p>57.6392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5-A-2.txt </text:p>
          </table:table-cell>
          <table:table-cell table:number-columns-repeated="3" table:style-name="Default" office:value-type="float" office:value="15" calcext:value-type="float">
            <text:p>15</text:p>
          </table:table-cell>
          <table:table-cell table:style-name="Default" office:value-type="float" office:value="68.9545" calcext:value-type="float">
            <text:p>68.9545</text:p>
          </table:table-cell>
          <table:table-cell table:style-name="Default" office:value-type="float" office:value="229.364" calcext:value-type="float">
            <text:p>229.364</text:p>
          </table:table-cell>
          <table:table-cell table:style-name="Default" office:value-type="float" office:value="188.302" calcext:value-type="float">
            <text:p>188.30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42" calcext:value-type="float">
            <text:p>7197.42</text:p>
          </table:table-cell>
          <table:table-cell table:style-name="Default" office:value-type="float" office:value="110.017" calcext:value-type="float">
            <text:p>110.017</text:p>
          </table:table-cell>
          <table:table-cell office:value-type="string" calcext:value-type="string">
            <text:p>Feasible</text:p>
          </table:table-cell>
          <table:table-cell office:value-type="float" office:value="110.017" calcext:value-type="float">
            <text:p>110.017</text:p>
          </table:table-cell>
          <table:table-cell office:value-type="float" office:value="226.077" calcext:value-type="float">
            <text:p>226.077</text:p>
          </table:table-cell>
          <table:table-cell office:value-type="float" office:value="51.3365" calcext:value-type="float">
            <text:p>51.3365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5-A-3.txt </text:p>
          </table:table-cell>
          <table:table-cell table:number-columns-repeated="3" table:style-name="Default" office:value-type="float" office:value="15" calcext:value-type="float">
            <text:p>15</text:p>
          </table:table-cell>
          <table:table-cell table:style-name="Default" office:value-type="float" office:value="68.9545" calcext:value-type="float">
            <text:p>68.9545</text:p>
          </table:table-cell>
          <table:table-cell table:style-name="Default" office:value-type="float" office:value="229.364" calcext:value-type="float">
            <text:p>229.364</text:p>
          </table:table-cell>
          <table:table-cell table:style-name="Default" office:value-type="float" office:value="186.64" calcext:value-type="float">
            <text:p>186.64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24" calcext:value-type="float">
            <text:p>7197.24</text:p>
          </table:table-cell>
          <table:table-cell table:style-name="Default" office:value-type="float" office:value="111.678" calcext:value-type="float">
            <text:p>111.678</text:p>
          </table:table-cell>
          <table:table-cell office:value-type="string" calcext:value-type="string">
            <text:p>Feasible</text:p>
          </table:table-cell>
          <table:table-cell office:value-type="float" office:value="111.678" calcext:value-type="float">
            <text:p>111.678</text:p>
          </table:table-cell>
          <table:table-cell office:value-type="float" office:value="226.087" calcext:value-type="float">
            <text:p>226.087</text:p>
          </table:table-cell>
          <table:table-cell office:value-type="float" office:value="50.604" calcext:value-type="float">
            <text:p>50.604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5-A-4.txt </text:p>
          </table:table-cell>
          <table:table-cell table:number-columns-repeated="3" table:style-name="Default" office:value-type="float" office:value="15" calcext:value-type="float">
            <text:p>15</text:p>
          </table:table-cell>
          <table:table-cell table:style-name="Default" office:value-type="float" office:value="68.9545" calcext:value-type="float">
            <text:p>68.9545</text:p>
          </table:table-cell>
          <table:table-cell table:style-name="Default" office:value-type="float" office:value="229.364" calcext:value-type="float">
            <text:p>229.364</text:p>
          </table:table-cell>
          <table:table-cell table:style-name="Default" office:value-type="float" office:value="203.396" calcext:value-type="float">
            <text:p>203.396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7197.74" calcext:value-type="float">
            <text:p>7197.74</text:p>
          </table:table-cell>
          <table:table-cell table:style-name="Default" office:value-type="float" office:value="94.9223" calcext:value-type="float">
            <text:p>94.9223</text:p>
          </table:table-cell>
          <table:table-cell office:value-type="string" calcext:value-type="string">
            <text:p>Feasible</text:p>
          </table:table-cell>
          <table:table-cell office:value-type="float" office:value="94.9223" calcext:value-type="float">
            <text:p>94.9223</text:p>
          </table:table-cell>
          <table:table-cell office:value-type="float" office:value="226.045" calcext:value-type="float">
            <text:p>226.045</text:p>
          </table:table-cell>
          <table:table-cell office:value-type="float" office:value="58.0073" calcext:value-type="float">
            <text:p>58.0073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5-B-1.txt </text:p>
          </table:table-cell>
          <table:table-cell table:number-columns-repeated="3" table:style-name="Default" office:value-type="float" office:value="15" calcext:value-type="float">
            <text:p>15</text:p>
          </table:table-cell>
          <table:table-cell table:style-name="Default" office:value-type="float" office:value="83.6535" calcext:value-type="float">
            <text:p>83.6535</text:p>
          </table:table-cell>
          <table:table-cell table:style-name="Default" office:value-type="float" office:value="240.468" calcext:value-type="float">
            <text:p>240.468</text:p>
          </table:table-cell>
          <table:table-cell table:style-name="Default" office:value-type="float" office:value="155.863" calcext:value-type="float">
            <text:p>155.86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03" calcext:value-type="float">
            <text:p>7198.03</text:p>
          </table:table-cell>
          <table:table-cell table:style-name="Default" office:value-type="float" office:value="168.258" calcext:value-type="float">
            <text:p>168.258</text:p>
          </table:table-cell>
          <table:table-cell office:value-type="string" calcext:value-type="string">
            <text:p>Feasible</text:p>
          </table:table-cell>
          <table:table-cell office:value-type="float" office:value="168.258" calcext:value-type="float">
            <text:p>168.258</text:p>
          </table:table-cell>
          <table:table-cell office:value-type="float" office:value="250.062" calcext:value-type="float">
            <text:p>250.062</text:p>
          </table:table-cell>
          <table:table-cell office:value-type="float" office:value="32.7135" calcext:value-type="float">
            <text:p>32.7135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5-B-2.txt </text:p>
          </table:table-cell>
          <table:table-cell table:number-columns-repeated="3" table:style-name="Default" office:value-type="float" office:value="15" calcext:value-type="float">
            <text:p>15</text:p>
          </table:table-cell>
          <table:table-cell table:style-name="Default" office:value-type="float" office:value="83.6535" calcext:value-type="float">
            <text:p>83.6535</text:p>
          </table:table-cell>
          <table:table-cell table:style-name="Default" office:value-type="float" office:value="240.468" calcext:value-type="float">
            <text:p>240.468</text:p>
          </table:table-cell>
          <table:table-cell table:style-name="Default" office:value-type="float" office:value="163.761" calcext:value-type="float">
            <text:p>163.76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16" calcext:value-type="float">
            <text:p>7198.16</text:p>
          </table:table-cell>
          <table:table-cell table:style-name="Default" office:value-type="float" office:value="160.36" calcext:value-type="float">
            <text:p>160.36</text:p>
          </table:table-cell>
          <table:table-cell office:value-type="string" calcext:value-type="string">
            <text:p>Feasible</text:p>
          </table:table-cell>
          <table:table-cell office:value-type="float" office:value="160.36" calcext:value-type="float">
            <text:p>160.36</text:p>
          </table:table-cell>
          <table:table-cell office:value-type="float" office:value="250.062" calcext:value-type="float">
            <text:p>250.062</text:p>
          </table:table-cell>
          <table:table-cell office:value-type="float" office:value="35.8719" calcext:value-type="float">
            <text:p>35.8719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5-B-3.txt </text:p>
          </table:table-cell>
          <table:table-cell table:number-columns-repeated="3" table:style-name="Default" office:value-type="float" office:value="15" calcext:value-type="float">
            <text:p>15</text:p>
          </table:table-cell>
          <table:table-cell table:style-name="Default" office:value-type="float" office:value="83.6535" calcext:value-type="float">
            <text:p>83.6535</text:p>
          </table:table-cell>
          <table:table-cell table:style-name="Default" office:value-type="float" office:value="240.468" calcext:value-type="float">
            <text:p>240.468</text:p>
          </table:table-cell>
          <table:table-cell table:style-name="Default" office:value-type="float" office:value="133.307" calcext:value-type="float">
            <text:p>133.307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36" calcext:value-type="float">
            <text:p>7198.36</text:p>
          </table:table-cell>
          <table:table-cell table:style-name="Default" office:value-type="float" office:value="190.814" calcext:value-type="float">
            <text:p>190.814</text:p>
          </table:table-cell>
          <table:table-cell office:value-type="string" calcext:value-type="string">
            <text:p>Feasible</text:p>
          </table:table-cell>
          <table:table-cell office:value-type="float" office:value="190.814" calcext:value-type="float">
            <text:p>190.814</text:p>
          </table:table-cell>
          <table:table-cell office:value-type="float" office:value="250.07" calcext:value-type="float">
            <text:p>250.07</text:p>
          </table:table-cell>
          <table:table-cell office:value-type="float" office:value="23.6958" calcext:value-type="float">
            <text:p>23.6958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5-B-4.txt </text:p>
          </table:table-cell>
          <table:table-cell table:number-columns-repeated="3" table:style-name="Default" office:value-type="float" office:value="15" calcext:value-type="float">
            <text:p>15</text:p>
          </table:table-cell>
          <table:table-cell table:style-name="Default" office:value-type="float" office:value="83.6535" calcext:value-type="float">
            <text:p>83.6535</text:p>
          </table:table-cell>
          <table:table-cell table:style-name="Default" office:value-type="float" office:value="240.468" calcext:value-type="float">
            <text:p>240.468</text:p>
          </table:table-cell>
          <table:table-cell table:style-name="Default" office:value-type="float" office:value="149.71" calcext:value-type="float">
            <text:p>149.7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8.46" calcext:value-type="float">
            <text:p>7198.46</text:p>
          </table:table-cell>
          <table:table-cell table:style-name="Default" office:value-type="float" office:value="174.411" calcext:value-type="float">
            <text:p>174.411</text:p>
          </table:table-cell>
          <table:table-cell office:value-type="string" calcext:value-type="string">
            <text:p>Feasible</text:p>
          </table:table-cell>
          <table:table-cell office:value-type="float" office:value="174.411" calcext:value-type="float">
            <text:p>174.411</text:p>
          </table:table-cell>
          <table:table-cell office:value-type="float" office:value="250.07" calcext:value-type="float">
            <text:p>250.07</text:p>
          </table:table-cell>
          <table:table-cell office:value-type="float" office:value="30.2551" calcext:value-type="float">
            <text:p>30.2551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5-C-1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74.21" calcext:value-type="float">
            <text:p>174.21</text:p>
          </table:table-cell>
          <table:table-cell table:style-name="Default" office:value-type="float" office:value="220.593" calcext:value-type="float">
            <text:p>220.593</text:p>
          </table:table-cell>
          <table:table-cell table:style-name="Default" office:value-type="float" office:value="140.715" calcext:value-type="float">
            <text:p>140.71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55" calcext:value-type="float">
            <text:p>7197.55</text:p>
          </table:table-cell>
          <table:table-cell table:style-name="Default" office:value-type="float" office:value="254.088" calcext:value-type="float">
            <text:p>254.088</text:p>
          </table:table-cell>
          <table:table-cell office:value-type="string" calcext:value-type="string">
            <text:p>Feasible</text:p>
          </table:table-cell>
          <table:table-cell office:value-type="float" office:value="254.088" calcext:value-type="float">
            <text:p>254.088</text:p>
          </table:table-cell>
          <table:table-cell office:value-type="float" office:value="326.983" calcext:value-type="float">
            <text:p>326.983</text:p>
          </table:table-cell>
          <table:table-cell office:value-type="float" office:value="22.2932" calcext:value-type="float">
            <text:p>22.2932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5-C-2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74.21" calcext:value-type="float">
            <text:p>174.21</text:p>
          </table:table-cell>
          <table:table-cell table:style-name="Default" office:value-type="float" office:value="220.593" calcext:value-type="float">
            <text:p>220.593</text:p>
          </table:table-cell>
          <table:table-cell table:style-name="Default" office:value-type="float" office:value="143.825" calcext:value-type="float">
            <text:p>143.82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67" calcext:value-type="float">
            <text:p>7197.67</text:p>
          </table:table-cell>
          <table:table-cell table:style-name="Default" office:value-type="float" office:value="250.978" calcext:value-type="float">
            <text:p>250.978</text:p>
          </table:table-cell>
          <table:table-cell office:value-type="string" calcext:value-type="string">
            <text:p>Feasible</text:p>
          </table:table-cell>
          <table:table-cell office:value-type="float" office:value="250.978" calcext:value-type="float">
            <text:p>250.978</text:p>
          </table:table-cell>
          <table:table-cell office:value-type="float" office:value="326.983" calcext:value-type="float">
            <text:p>326.983</text:p>
          </table:table-cell>
          <table:table-cell office:value-type="float" office:value="23.2443" calcext:value-type="float">
            <text:p>23.2443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5-C-3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74.21" calcext:value-type="float">
            <text:p>174.21</text:p>
          </table:table-cell>
          <table:table-cell table:style-name="Default" office:value-type="float" office:value="220.593" calcext:value-type="float">
            <text:p>220.593</text:p>
          </table:table-cell>
          <table:table-cell table:style-name="Default" office:value-type="float" office:value="147.185" calcext:value-type="float">
            <text:p>147.18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6.4" calcext:value-type="float">
            <text:p>7196.4</text:p>
          </table:table-cell>
          <table:table-cell table:style-name="Default" office:value-type="float" office:value="247.618" calcext:value-type="float">
            <text:p>247.618</text:p>
          </table:table-cell>
          <table:table-cell office:value-type="string" calcext:value-type="string">
            <text:p>Feasible</text:p>
          </table:table-cell>
          <table:table-cell office:value-type="float" office:value="247.618" calcext:value-type="float">
            <text:p>247.618</text:p>
          </table:table-cell>
          <table:table-cell office:value-type="float" office:value="326.921" calcext:value-type="float">
            <text:p>326.921</text:p>
          </table:table-cell>
          <table:table-cell office:value-type="float" office:value="24.2575" calcext:value-type="float">
            <text:p>24.2575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5-15-C-4.txt 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74.21" calcext:value-type="float">
            <text:p>174.21</text:p>
          </table:table-cell>
          <table:table-cell table:style-name="Default" office:value-type="float" office:value="220.593" calcext:value-type="float">
            <text:p>220.593</text:p>
          </table:table-cell>
          <table:table-cell table:style-name="Default" office:value-type="float" office:value="147.709" calcext:value-type="float">
            <text:p>147.709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7197.68" calcext:value-type="float">
            <text:p>7197.68</text:p>
          </table:table-cell>
          <table:table-cell table:style-name="Default" office:value-type="float" office:value="247.094" calcext:value-type="float">
            <text:p>247.094</text:p>
          </table:table-cell>
          <table:table-cell office:value-type="string" calcext:value-type="string">
            <text:p>Feasible</text:p>
          </table:table-cell>
          <table:table-cell office:value-type="float" office:value="247.094" calcext:value-type="float">
            <text:p>247.094</text:p>
          </table:table-cell>
          <table:table-cell office:value-type="float" office:value="326.668" calcext:value-type="float">
            <text:p>326.668</text:p>
          </table:table-cell>
          <table:table-cell office:value-type="float" office:value="24.3593" calcext:value-type="float">
            <text:p>24.3593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5-A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7.622" calcext:value-type="float">
            <text:p>107.622</text:p>
          </table:table-cell>
          <table:table-cell table:style-name="Default" office:value-type="float" office:value="74.7575" calcext:value-type="float">
            <text:p>74.7575</text:p>
          </table:table-cell>
          <table:table-cell table:style-name="Default" office:value-type="float" office:value="109.213" calcext:value-type="float">
            <text:p>109.21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1.07" calcext:value-type="float">
            <text:p>7191.07</text:p>
          </table:table-cell>
          <table:table-cell table:style-name="Default" office:value-type="float" office:value="73.1667" calcext:value-type="float">
            <text:p>73.1667</text:p>
          </table:table-cell>
          <table:table-cell office:value-type="string" calcext:value-type="string">
            <text:p>Feasible</text:p>
          </table:table-cell>
          <table:table-cell office:value-type="float" office:value="73.1667" calcext:value-type="float">
            <text:p>73.1667</text:p>
          </table:table-cell>
          <table:table-cell office:value-type="float" office:value="103.041" calcext:value-type="float">
            <text:p>103.041</text:p>
          </table:table-cell>
          <table:table-cell office:value-type="float" office:value="28.9926" calcext:value-type="float">
            <text:p>28.9926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5-A-2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7.622" calcext:value-type="float">
            <text:p>107.622</text:p>
          </table:table-cell>
          <table:table-cell table:style-name="Default" office:value-type="float" office:value="74.7575" calcext:value-type="float">
            <text:p>74.7575</text:p>
          </table:table-cell>
          <table:table-cell table:style-name="Default" office:value-type="float" office:value="133.964" calcext:value-type="float">
            <text:p>133.96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6643.77" calcext:value-type="float">
            <text:p>6643.77</text:p>
          </table:table-cell>
          <table:table-cell table:style-name="Default" office:value-type="float" office:value="48.416" calcext:value-type="float">
            <text:p>48.416</text:p>
          </table:table-cell>
          <table:table-cell office:value-type="string" calcext:value-type="string">
            <text:p>Feasible</text:p>
          </table:table-cell>
          <table:table-cell office:value-type="float" office:value="48.416" calcext:value-type="float">
            <text:p>48.416</text:p>
          </table:table-cell>
          <table:table-cell office:value-type="float" office:value="103.085" calcext:value-type="float">
            <text:p>103.085</text:p>
          </table:table-cell>
          <table:table-cell office:value-type="float" office:value="53.0329" calcext:value-type="float">
            <text:p>53.0329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5-A-3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7.622" calcext:value-type="float">
            <text:p>107.622</text:p>
          </table:table-cell>
          <table:table-cell table:style-name="Default" office:value-type="float" office:value="74.7575" calcext:value-type="float">
            <text:p>74.7575</text:p>
          </table:table-cell>
          <table:table-cell table:style-name="Default" office:value-type="float" office:value="109.213" calcext:value-type="float">
            <text:p>109.21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6.49" calcext:value-type="float">
            <text:p>7196.49</text:p>
          </table:table-cell>
          <table:table-cell table:style-name="Default" office:value-type="float" office:value="73.1667" calcext:value-type="float">
            <text:p>73.1667</text:p>
          </table:table-cell>
          <table:table-cell office:value-type="string" calcext:value-type="string">
            <text:p>Feasible</text:p>
          </table:table-cell>
          <table:table-cell office:value-type="float" office:value="73.1667" calcext:value-type="float">
            <text:p>73.1667</text:p>
          </table:table-cell>
          <table:table-cell office:value-type="float" office:value="103.023" calcext:value-type="float">
            <text:p>103.023</text:p>
          </table:table-cell>
          <table:table-cell office:value-type="float" office:value="28.9802" calcext:value-type="float">
            <text:p>28.9802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5-A-4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07.622" calcext:value-type="float">
            <text:p>107.622</text:p>
          </table:table-cell>
          <table:table-cell table:style-name="Default" office:value-type="float" office:value="74.7575" calcext:value-type="float">
            <text:p>74.7575</text:p>
          </table:table-cell>
          <table:table-cell table:style-name="Default" office:value-type="float" office:value="109.213" calcext:value-type="float">
            <text:p>109.21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7.04" calcext:value-type="float">
            <text:p>7197.04</text:p>
          </table:table-cell>
          <table:table-cell table:style-name="Default" office:value-type="float" office:value="73.1667" calcext:value-type="float">
            <text:p>73.1667</text:p>
          </table:table-cell>
          <table:table-cell office:value-type="string" calcext:value-type="string">
            <text:p>Feasible</text:p>
          </table:table-cell>
          <table:table-cell office:value-type="float" office:value="73.1667" calcext:value-type="float">
            <text:p>73.1667</text:p>
          </table:table-cell>
          <table:table-cell office:value-type="float" office:value="103.029" calcext:value-type="float">
            <text:p>103.029</text:p>
          </table:table-cell>
          <table:table-cell office:value-type="float" office:value="28.9844" calcext:value-type="float">
            <text:p>28.9844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5-B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41.184" calcext:value-type="float">
            <text:p>141.184</text:p>
          </table:table-cell>
          <table:table-cell table:style-name="Default" office:value-type="float" office:value="77.5433" calcext:value-type="float">
            <text:p>77.5433</text:p>
          </table:table-cell>
          <table:table-cell table:style-name="Default" office:value-type="float" office:value="96.9518" calcext:value-type="float">
            <text:p>96.951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6.53" calcext:value-type="float">
            <text:p>7196.53</text:p>
          </table:table-cell>
          <table:table-cell table:style-name="Default" office:value-type="float" office:value="121.776" calcext:value-type="float">
            <text:p>121.776</text:p>
          </table:table-cell>
          <table:table-cell office:value-type="string" calcext:value-type="string">
            <text:p>Feasible</text:p>
          </table:table-cell>
          <table:table-cell office:value-type="float" office:value="121.776" calcext:value-type="float">
            <text:p>121.776</text:p>
          </table:table-cell>
          <table:table-cell office:value-type="float" office:value="148.848" calcext:value-type="float">
            <text:p>148.848</text:p>
          </table:table-cell>
          <table:table-cell office:value-type="float" office:value="18.1877" calcext:value-type="float">
            <text:p>18.1877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5-B-2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41.184" calcext:value-type="float">
            <text:p>141.184</text:p>
          </table:table-cell>
          <table:table-cell table:style-name="Default" office:value-type="float" office:value="77.5433" calcext:value-type="float">
            <text:p>77.5433</text:p>
          </table:table-cell>
          <table:table-cell table:style-name="Default" office:value-type="float" office:value="99.8104" calcext:value-type="float">
            <text:p>99.8104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6.6" calcext:value-type="float">
            <text:p>7196.6</text:p>
          </table:table-cell>
          <table:table-cell table:style-name="Default" office:value-type="float" office:value="118.917" calcext:value-type="float">
            <text:p>118.917</text:p>
          </table:table-cell>
          <table:table-cell office:value-type="string" calcext:value-type="string">
            <text:p>Feasible</text:p>
          </table:table-cell>
          <table:table-cell office:value-type="float" office:value="118.917" calcext:value-type="float">
            <text:p>118.917</text:p>
          </table:table-cell>
          <table:table-cell office:value-type="float" office:value="148.856" calcext:value-type="float">
            <text:p>148.856</text:p>
          </table:table-cell>
          <table:table-cell office:value-type="float" office:value="20.1127" calcext:value-type="float">
            <text:p>20.1127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5-B-3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41.184" calcext:value-type="float">
            <text:p>141.184</text:p>
          </table:table-cell>
          <table:table-cell table:style-name="Default" office:value-type="float" office:value="77.5433" calcext:value-type="float">
            <text:p>77.5433</text:p>
          </table:table-cell>
          <table:table-cell table:style-name="Default" office:value-type="float" office:value="96.9518" calcext:value-type="float">
            <text:p>96.9518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6.67" calcext:value-type="float">
            <text:p>7196.67</text:p>
          </table:table-cell>
          <table:table-cell table:style-name="Default" office:value-type="float" office:value="121.776" calcext:value-type="float">
            <text:p>121.776</text:p>
          </table:table-cell>
          <table:table-cell office:value-type="string" calcext:value-type="string">
            <text:p>Feasible</text:p>
          </table:table-cell>
          <table:table-cell office:value-type="float" office:value="121.776" calcext:value-type="float">
            <text:p>121.776</text:p>
          </table:table-cell>
          <table:table-cell office:value-type="float" office:value="148.849" calcext:value-type="float">
            <text:p>148.849</text:p>
          </table:table-cell>
          <table:table-cell office:value-type="float" office:value="18.1882" calcext:value-type="float">
            <text:p>18.1882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5-B-4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141.184" calcext:value-type="float">
            <text:p>141.184</text:p>
          </table:table-cell>
          <table:table-cell table:style-name="Default" office:value-type="float" office:value="77.5433" calcext:value-type="float">
            <text:p>77.5433</text:p>
          </table:table-cell>
          <table:table-cell table:style-name="Default" office:value-type="float" office:value="111.746" calcext:value-type="float">
            <text:p>111.746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196.71" calcext:value-type="float">
            <text:p>7196.71</text:p>
          </table:table-cell>
          <table:table-cell table:style-name="Default" office:value-type="float" office:value="106.981" calcext:value-type="float">
            <text:p>106.981</text:p>
          </table:table-cell>
          <table:table-cell office:value-type="string" calcext:value-type="string">
            <text:p>Feasible</text:p>
          </table:table-cell>
          <table:table-cell office:value-type="float" office:value="106.981" calcext:value-type="float">
            <text:p>106.981</text:p>
          </table:table-cell>
          <table:table-cell office:value-type="float" office:value="148.858" calcext:value-type="float">
            <text:p>148.858</text:p>
          </table:table-cell>
          <table:table-cell office:value-type="float" office:value="28.1322" calcext:value-type="float">
            <text:p>28.1322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5-C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53.902" calcext:value-type="float">
            <text:p>253.902</text:p>
          </table:table-cell>
          <table:table-cell table:style-name="Default" office:value-type="float" office:value="67.5786" calcext:value-type="float">
            <text:p>67.5786</text:p>
          </table:table-cell>
          <table:table-cell table:style-name="Default" office:value-type="float" office:value="104.282" calcext:value-type="float">
            <text:p>104.282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45" calcext:value-type="float">
            <text:p>7197.45</text:p>
          </table:table-cell>
          <table:table-cell table:style-name="Default" office:value-type="float" office:value="217.199" calcext:value-type="float">
            <text:p>217.199</text:p>
          </table:table-cell>
          <table:table-cell office:value-type="string" calcext:value-type="string">
            <text:p>Feasible</text:p>
          </table:table-cell>
          <table:table-cell office:value-type="float" office:value="217.199" calcext:value-type="float">
            <text:p>217.199</text:p>
          </table:table-cell>
          <table:table-cell office:value-type="float" office:value="255.333" calcext:value-type="float">
            <text:p>255.333</text:p>
          </table:table-cell>
          <table:table-cell office:value-type="float" office:value="14.935" calcext:value-type="float">
            <text:p>14.935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5-C-2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53.902" calcext:value-type="float">
            <text:p>253.902</text:p>
          </table:table-cell>
          <table:table-cell table:style-name="Default" office:value-type="float" office:value="67.5786" calcext:value-type="float">
            <text:p>67.5786</text:p>
          </table:table-cell>
          <table:table-cell table:style-name="Default" office:value-type="float" office:value="102.723" calcext:value-type="float">
            <text:p>102.72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36" calcext:value-type="float">
            <text:p>7197.36</text:p>
          </table:table-cell>
          <table:table-cell table:style-name="Default" office:value-type="float" office:value="218.758" calcext:value-type="float">
            <text:p>218.758</text:p>
          </table:table-cell>
          <table:table-cell office:value-type="string" calcext:value-type="string">
            <text:p>Feasible</text:p>
          </table:table-cell>
          <table:table-cell office:value-type="float" office:value="218.758" calcext:value-type="float">
            <text:p>218.758</text:p>
          </table:table-cell>
          <table:table-cell office:value-type="float" office:value="255.324" calcext:value-type="float">
            <text:p>255.324</text:p>
          </table:table-cell>
          <table:table-cell office:value-type="float" office:value="14.3214" calcext:value-type="float">
            <text:p>14.3214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5-C-3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53.902" calcext:value-type="float">
            <text:p>253.902</text:p>
          </table:table-cell>
          <table:table-cell table:style-name="Default" office:value-type="float" office:value="67.5786" calcext:value-type="float">
            <text:p>67.5786</text:p>
          </table:table-cell>
          <table:table-cell table:style-name="Default" office:value-type="float" office:value="107.707" calcext:value-type="float">
            <text:p>107.707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27" calcext:value-type="float">
            <text:p>7197.27</text:p>
          </table:table-cell>
          <table:table-cell table:style-name="Default" office:value-type="float" office:value="213.773" calcext:value-type="float">
            <text:p>213.773</text:p>
          </table:table-cell>
          <table:table-cell office:value-type="string" calcext:value-type="string">
            <text:p>Feasible</text:p>
          </table:table-cell>
          <table:table-cell office:value-type="float" office:value="213.773" calcext:value-type="float">
            <text:p>213.773</text:p>
          </table:table-cell>
          <table:table-cell office:value-type="float" office:value="255.314" calcext:value-type="float">
            <text:p>255.314</text:p>
          </table:table-cell>
          <table:table-cell office:value-type="float" office:value="16.2706" calcext:value-type="float">
            <text:p>16.2706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5-C-4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style-name="Default" office:value-type="float" office:value="253.902" calcext:value-type="float">
            <text:p>253.902</text:p>
          </table:table-cell>
          <table:table-cell table:style-name="Default" office:value-type="float" office:value="67.5786" calcext:value-type="float">
            <text:p>67.5786</text:p>
          </table:table-cell>
          <table:table-cell table:style-name="Default" office:value-type="float" office:value="102.139" calcext:value-type="float">
            <text:p>102.139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197.9" calcext:value-type="float">
            <text:p>7197.9</text:p>
          </table:table-cell>
          <table:table-cell table:style-name="Default" office:value-type="float" office:value="219.342" calcext:value-type="float">
            <text:p>219.342</text:p>
          </table:table-cell>
          <table:table-cell office:value-type="string" calcext:value-type="string">
            <text:p>Feasible</text:p>
          </table:table-cell>
          <table:table-cell office:value-type="float" office:value="219.342" calcext:value-type="float">
            <text:p>219.342</text:p>
          </table:table-cell>
          <table:table-cell office:value-type="float" office:value="255.286" calcext:value-type="float">
            <text:p>255.286</text:p>
          </table:table-cell>
          <table:table-cell office:value-type="float" office:value="14.0799" calcext:value-type="float">
            <text:p>14.0799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10-A-1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99.7714" calcext:value-type="float">
            <text:p>99.7714</text:p>
          </table:table-cell>
          <table:table-cell table:style-name="Default" office:value-type="float" office:value="91.599" calcext:value-type="float">
            <text:p>91.599</text:p>
          </table:table-cell>
          <table:table-cell table:style-name="Default" office:value-type="float" office:value="126.995" calcext:value-type="float">
            <text:p>126.99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17" calcext:value-type="float">
            <text:p>7197.17</text:p>
          </table:table-cell>
          <table:table-cell table:style-name="Default" office:value-type="float" office:value="64.3752" calcext:value-type="float">
            <text:p>64.3752</text:p>
          </table:table-cell>
          <table:table-cell office:value-type="string" calcext:value-type="string">
            <text:p>Feasible</text:p>
          </table:table-cell>
          <table:table-cell office:value-type="float" office:value="64.3752" calcext:value-type="float">
            <text:p>64.3752</text:p>
          </table:table-cell>
          <table:table-cell office:value-type="float" office:value="129.938" calcext:value-type="float">
            <text:p>129.938</text:p>
          </table:table-cell>
          <table:table-cell office:value-type="float" office:value="50.457" calcext:value-type="float">
            <text:p>50.457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10-A-2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99.7714" calcext:value-type="float">
            <text:p>99.7714</text:p>
          </table:table-cell>
          <table:table-cell table:style-name="Default" office:value-type="float" office:value="91.599" calcext:value-type="float">
            <text:p>91.599</text:p>
          </table:table-cell>
          <table:table-cell table:style-name="Default" office:value-type="float" office:value="112.617" calcext:value-type="float">
            <text:p>112.61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78" calcext:value-type="float">
            <text:p>7197.78</text:p>
          </table:table-cell>
          <table:table-cell table:style-name="Default" office:value-type="float" office:value="78.7538" calcext:value-type="float">
            <text:p>78.7538</text:p>
          </table:table-cell>
          <table:table-cell office:value-type="string" calcext:value-type="string">
            <text:p>Feasible</text:p>
          </table:table-cell>
          <table:table-cell office:value-type="float" office:value="78.7538" calcext:value-type="float">
            <text:p>78.7538</text:p>
          </table:table-cell>
          <table:table-cell office:value-type="float" office:value="129.9" calcext:value-type="float">
            <text:p>129.9</text:p>
          </table:table-cell>
          <table:table-cell office:value-type="float" office:value="39.3735" calcext:value-type="float">
            <text:p>39.3735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10-A-3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99.7714" calcext:value-type="float">
            <text:p>99.7714</text:p>
          </table:table-cell>
          <table:table-cell table:style-name="Default" office:value-type="float" office:value="97.254" calcext:value-type="float">
            <text:p>97.254</text:p>
          </table:table-cell>
          <table:table-cell table:style-name="Default" office:value-type="float" office:value="104.523" calcext:value-type="float">
            <text:p>104.52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83" calcext:value-type="float">
            <text:p>7197.83</text:p>
          </table:table-cell>
          <table:table-cell table:style-name="Default" office:value-type="float" office:value="92.5026" calcext:value-type="float">
            <text:p>92.5026</text:p>
          </table:table-cell>
          <table:table-cell office:value-type="string" calcext:value-type="string">
            <text:p>Feasible</text:p>
          </table:table-cell>
          <table:table-cell office:value-type="float" office:value="92.5026" calcext:value-type="float">
            <text:p>92.5026</text:p>
          </table:table-cell>
          <table:table-cell office:value-type="float" office:value="129.909" calcext:value-type="float">
            <text:p>129.909</text:p>
          </table:table-cell>
          <table:table-cell office:value-type="float" office:value="28.7943" calcext:value-type="float">
            <text:p>28.7943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10-A-4.txt 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99.7714" calcext:value-type="float">
            <text:p>99.7714</text:p>
          </table:table-cell>
          <table:table-cell table:style-name="Default" office:value-type="float" office:value="91.599" calcext:value-type="float">
            <text:p>91.599</text:p>
          </table:table-cell>
          <table:table-cell table:style-name="Default" office:value-type="float" office:value="112.617" calcext:value-type="float">
            <text:p>112.61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72" calcext:value-type="float">
            <text:p>7197.72</text:p>
          </table:table-cell>
          <table:table-cell table:style-name="Default" office:value-type="float" office:value="78.7538" calcext:value-type="float">
            <text:p>78.7538</text:p>
          </table:table-cell>
          <table:table-cell office:value-type="string" calcext:value-type="string">
            <text:p>Feasible</text:p>
          </table:table-cell>
          <table:table-cell office:value-type="float" office:value="78.7538" calcext:value-type="float">
            <text:p>78.7538</text:p>
          </table:table-cell>
          <table:table-cell office:value-type="float" office:value="129.9" calcext:value-type="float">
            <text:p>129.9</text:p>
          </table:table-cell>
          <table:table-cell office:value-type="float" office:value="39.3735" calcext:value-type="float">
            <text:p>39.3735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10-B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3.949" calcext:value-type="float">
            <text:p>123.949</text:p>
          </table:table-cell>
          <table:table-cell table:style-name="Default" office:value-type="float" office:value="139.651" calcext:value-type="float">
            <text:p>139.651</text:p>
          </table:table-cell>
          <table:table-cell table:style-name="Default" office:value-type="float" office:value="150.945" calcext:value-type="float">
            <text:p>150.94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8" calcext:value-type="float">
            <text:p>7197.8</text:p>
          </table:table-cell>
          <table:table-cell table:style-name="Default" office:value-type="float" office:value="112.656" calcext:value-type="float">
            <text:p>112.656</text:p>
          </table:table-cell>
          <table:table-cell office:value-type="string" calcext:value-type="string">
            <text:p>Feasible</text:p>
          </table:table-cell>
          <table:table-cell office:value-type="float" office:value="112.656" calcext:value-type="float">
            <text:p>112.656</text:p>
          </table:table-cell>
          <table:table-cell office:value-type="float" office:value="196.575" calcext:value-type="float">
            <text:p>196.575</text:p>
          </table:table-cell>
          <table:table-cell office:value-type="float" office:value="42.6906" calcext:value-type="float">
            <text:p>42.6906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10-B-2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3.949" calcext:value-type="float">
            <text:p>123.949</text:p>
          </table:table-cell>
          <table:table-cell table:style-name="Default" office:value-type="float" office:value="139.651" calcext:value-type="float">
            <text:p>139.651</text:p>
          </table:table-cell>
          <table:table-cell table:style-name="Default" office:value-type="float" office:value="146.358" calcext:value-type="float">
            <text:p>146.35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42" calcext:value-type="float">
            <text:p>7198.42</text:p>
          </table:table-cell>
          <table:table-cell table:style-name="Default" office:value-type="float" office:value="117.242" calcext:value-type="float">
            <text:p>117.242</text:p>
          </table:table-cell>
          <table:table-cell office:value-type="string" calcext:value-type="string">
            <text:p>Feasible</text:p>
          </table:table-cell>
          <table:table-cell office:value-type="float" office:value="117.242" calcext:value-type="float">
            <text:p>117.242</text:p>
          </table:table-cell>
          <table:table-cell office:value-type="float" office:value="196.533" calcext:value-type="float">
            <text:p>196.533</text:p>
          </table:table-cell>
          <table:table-cell office:value-type="float" office:value="40.3449" calcext:value-type="float">
            <text:p>40.3449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10-B-3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3.949" calcext:value-type="float">
            <text:p>123.949</text:p>
          </table:table-cell>
          <table:table-cell table:style-name="Default" office:value-type="float" office:value="139.651" calcext:value-type="float">
            <text:p>139.651</text:p>
          </table:table-cell>
          <table:table-cell table:style-name="Default" office:value-type="float" office:value="136.967" calcext:value-type="float">
            <text:p>136.96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7.73" calcext:value-type="float">
            <text:p>7197.73</text:p>
          </table:table-cell>
          <table:table-cell table:style-name="Default" office:value-type="float" office:value="126.634" calcext:value-type="float">
            <text:p>126.634</text:p>
          </table:table-cell>
          <table:table-cell office:value-type="string" calcext:value-type="string">
            <text:p>Feasible</text:p>
          </table:table-cell>
          <table:table-cell office:value-type="float" office:value="126.634" calcext:value-type="float">
            <text:p>126.634</text:p>
          </table:table-cell>
          <table:table-cell office:value-type="float" office:value="196.566" calcext:value-type="float">
            <text:p>196.566</text:p>
          </table:table-cell>
          <table:table-cell office:value-type="float" office:value="35.5769" calcext:value-type="float">
            <text:p>35.5769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10-B-4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123.949" calcext:value-type="float">
            <text:p>123.949</text:p>
          </table:table-cell>
          <table:table-cell table:style-name="Default" office:value-type="float" office:value="139.651" calcext:value-type="float">
            <text:p>139.651</text:p>
          </table:table-cell>
          <table:table-cell table:style-name="Default" office:value-type="float" office:value="140.691" calcext:value-type="float">
            <text:p>140.691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49" calcext:value-type="float">
            <text:p>7198.49</text:p>
          </table:table-cell>
          <table:table-cell table:style-name="Default" office:value-type="float" office:value="122.909" calcext:value-type="float">
            <text:p>122.909</text:p>
          </table:table-cell>
          <table:table-cell office:value-type="string" calcext:value-type="string">
            <text:p>Feasible</text:p>
          </table:table-cell>
          <table:table-cell office:value-type="float" office:value="122.909" calcext:value-type="float">
            <text:p>122.909</text:p>
          </table:table-cell>
          <table:table-cell office:value-type="float" office:value="196.529" calcext:value-type="float">
            <text:p>196.529</text:p>
          </table:table-cell>
          <table:table-cell office:value-type="float" office:value="37.4601" calcext:value-type="float">
            <text:p>37.4601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10-C-1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215.141" calcext:value-type="float">
            <text:p>215.141</text:p>
          </table:table-cell>
          <table:table-cell table:style-name="Default" office:value-type="float" office:value="160.963" calcext:value-type="float">
            <text:p>160.963</text:p>
          </table:table-cell>
          <table:table-cell table:style-name="Default" office:value-type="float" office:value="134.087" calcext:value-type="float">
            <text:p>134.08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08" calcext:value-type="float">
            <text:p>7198.08</text:p>
          </table:table-cell>
          <table:table-cell table:style-name="Default" office:value-type="float" office:value="242.017" calcext:value-type="float">
            <text:p>242.017</text:p>
          </table:table-cell>
          <table:table-cell office:value-type="string" calcext:value-type="string">
            <text:p>Feasible</text:p>
          </table:table-cell>
          <table:table-cell office:value-type="float" office:value="242.017" calcext:value-type="float">
            <text:p>242.017</text:p>
          </table:table-cell>
          <table:table-cell office:value-type="float" office:value="314.37" calcext:value-type="float">
            <text:p>314.37</text:p>
          </table:table-cell>
          <table:table-cell office:value-type="float" office:value="23.0152" calcext:value-type="float">
            <text:p>23.0152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10-C-2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215.141" calcext:value-type="float">
            <text:p>215.141</text:p>
          </table:table-cell>
          <table:table-cell table:style-name="Default" office:value-type="float" office:value="160.963" calcext:value-type="float">
            <text:p>160.963</text:p>
          </table:table-cell>
          <table:table-cell table:style-name="Default" office:value-type="float" office:value="134.469" calcext:value-type="float">
            <text:p>134.469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27" calcext:value-type="float">
            <text:p>7198.27</text:p>
          </table:table-cell>
          <table:table-cell table:style-name="Default" office:value-type="float" office:value="241.634" calcext:value-type="float">
            <text:p>241.634</text:p>
          </table:table-cell>
          <table:table-cell office:value-type="string" calcext:value-type="string">
            <text:p>Feasible</text:p>
          </table:table-cell>
          <table:table-cell office:value-type="float" office:value="241.634" calcext:value-type="float">
            <text:p>241.634</text:p>
          </table:table-cell>
          <table:table-cell office:value-type="float" office:value="314.323" calcext:value-type="float">
            <text:p>314.323</text:p>
          </table:table-cell>
          <table:table-cell office:value-type="float" office:value="23.1256" calcext:value-type="float">
            <text:p>23.1256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10-C-3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215.141" calcext:value-type="float">
            <text:p>215.141</text:p>
          </table:table-cell>
          <table:table-cell table:style-name="Default" office:value-type="float" office:value="160.963" calcext:value-type="float">
            <text:p>160.963</text:p>
          </table:table-cell>
          <table:table-cell table:style-name="Default" office:value-type="float" office:value="148.098" calcext:value-type="float">
            <text:p>148.098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18" calcext:value-type="float">
            <text:p>7198.18</text:p>
          </table:table-cell>
          <table:table-cell table:style-name="Default" office:value-type="float" office:value="228.006" calcext:value-type="float">
            <text:p>228.006</text:p>
          </table:table-cell>
          <table:table-cell office:value-type="string" calcext:value-type="string">
            <text:p>Feasible</text:p>
          </table:table-cell>
          <table:table-cell office:value-type="float" office:value="228.006" calcext:value-type="float">
            <text:p>228.006</text:p>
          </table:table-cell>
          <table:table-cell office:value-type="float" office:value="314.461" calcext:value-type="float">
            <text:p>314.461</text:p>
          </table:table-cell>
          <table:table-cell office:value-type="float" office:value="27.4931" calcext:value-type="float">
            <text:p>27.4931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20-10-C-4.txt 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style-name="Default" office:value-type="float" office:value="215.141" calcext:value-type="float">
            <text:p>215.141</text:p>
          </table:table-cell>
          <table:table-cell table:style-name="Default" office:value-type="float" office:value="160.963" calcext:value-type="float">
            <text:p>160.963</text:p>
          </table:table-cell>
          <table:table-cell table:style-name="Default" office:value-type="float" office:value="130.43" calcext:value-type="float">
            <text:p>130.4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7198.19" calcext:value-type="float">
            <text:p>7198.19</text:p>
          </table:table-cell>
          <table:table-cell table:style-name="Default" office:value-type="float" office:value="245.674" calcext:value-type="float">
            <text:p>245.674</text:p>
          </table:table-cell>
          <table:table-cell office:value-type="string" calcext:value-type="string">
            <text:p>Feasible</text:p>
          </table:table-cell>
          <table:table-cell office:value-type="float" office:value="245.674" calcext:value-type="float">
            <text:p>245.674</text:p>
          </table:table-cell>
          <table:table-cell office:value-type="float" office:value="314.489" calcext:value-type="float">
            <text:p>314.489</text:p>
          </table:table-cell>
          <table:table-cell office:value-type="float" office:value="21.8815" calcext:value-type="float">
            <text:p>21.8815</text:p>
          </table:table-cell>
          <table:table-cell/>
        </table:table-row>
        <table:table-row table:style-name="ro1" table:number-rows-repeated="104849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McMp Time" table:style-name="ta4">
        <office:forms form:automatic-focus="false" form:apply-design-mode="false"/>
        <table:table-column table:style-name="co11" table:default-cell-style-name="ce85"/>
        <table:table-column table:style-name="co12" table:number-columns-repeated="4" table:default-cell-style-name="ce85"/>
        <table:table-column table:style-name="co13" table:number-columns-repeated="2" table:default-cell-style-name="ce85"/>
        <table:table-column table:style-name="co14" table:number-columns-repeated="2" table:default-cell-style-name="ce85"/>
        <table:table-column table:style-name="co15" table:number-columns-repeated="3" table:default-cell-style-name="ce85"/>
        <table:table-column table:style-name="co9" table:number-columns-repeated="2" table:default-cell-style-name="ce85"/>
        <table:table-column table:style-name="co10" table:default-cell-style-name="Default"/>
        <table:table-row table:style-name="ro1">
          <table:table-cell table:style-name="ce89" office:value-type="string" calcext:value-type="string">
            <text:p>Instance</text:p>
          </table:table-cell>
          <table:table-cell office:value-type="string" calcext:value-type="string">
            <text:p>c(h)</text:p>
          </table:table-cell>
          <table:table-cell office:value-type="string" calcext:value-type="string">
            <text:p>p(h)</text:p>
          </table:table-cell>
          <table:table-cell office:value-type="string" calcext:value-type="string">
            <text:p>b(h)</text:p>
          </table:table-cell>
          <table:table-cell office:value-type="string" calcext:value-type="string">
            <text:p>e(h)</text:p>
          </table:table-cell>
          <table:table-cell office:value-type="string" calcext:value-type="string">
            <text:p>waitc(h)</text:p>
          </table:table-cell>
          <table:table-cell office:value-type="string" calcext:value-type="string">
            <text:p>waitp(h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waitc(%)</text:p>
          </table:table-cell>
          <table:table-cell office:value-type="string" calcext:value-type="string">
            <text:p>waitp(%)</text:p>
          </table:table-cell>
          <table:table-cell/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ce9" table:number-columns-repeated="14"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style-name="ce9" table:number-columns-repeated="14"/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ce9" table:number-columns-repeated="14"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style-name="ce9" table:number-columns-repeated="14"/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ce9" table:number-columns-repeated="14"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ce9" table:number-columns-repeated="14"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ce9" table:number-columns-repeated="14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ce9" table:number-columns-repeated="14"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style-name="ce9" table:number-columns-repeated="14"/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style-name="ce9" table:number-columns-repeated="14"/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style-name="ce9" table:number-columns-repeated="14"/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style-name="ce9" table:number-columns-repeated="14"/>
        </table:table-row>
        <table:table-row table:style-name="ro1">
          <table:table-cell table:style-name="Default" office:value-type="string" calcext:value-type="string">
            <text:p>sarp-5-10-A-1.txt </text:p>
          </table:table-cell>
          <table:table-cell table:style-name="ce9" table:number-columns-repeated="14"/>
        </table:table-row>
        <table:table-row table:style-name="ro1">
          <table:table-cell table:style-name="Default" office:value-type="string" calcext:value-type="string">
            <text:p>sarp-5-10-B-1.txt </text:p>
          </table:table-cell>
          <table:table-cell table:style-name="ce9" table:number-columns-repeated="14"/>
        </table:table-row>
        <table:table-row table:style-name="ro1" table:number-rows-repeated="26">
          <table:table-cell table:style-name="Default"/>
          <table:table-cell table:style-name="ce9" table:number-columns-repeated="14"/>
        </table:table-row>
        <table:table-row table:style-name="ro1">
          <table:table-cell table:style-name="ce89"/>
          <table:table-cell table:style-name="ce9" table:number-columns-repeated="14"/>
        </table:table-row>
        <table:table-row table:style-name="ro1" table:number-rows-repeated="18">
          <table:table-cell table:style-name="ce89"/>
          <table:table-cell table:style-name="Default" table:number-columns-repeated="13"/>
          <table:table-cell/>
        </table:table-row>
        <table:table-row table:style-name="ro1">
          <table:table-cell table:style-name="ce95"/>
          <table:table-cell table:style-name="Default" table:number-columns-repeated="13"/>
          <table:table-cell/>
        </table:table-row>
        <table:table-row table:style-name="ro1" table:number-rows-repeated="104851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McMp Dist" table:style-name="ta4">
        <office:forms form:automatic-focus="false" form:apply-design-mode="false"/>
        <table:table-column table:style-name="co11" table:default-cell-style-name="ce85"/>
        <table:table-column table:style-name="co16" table:number-columns-repeated="4" table:default-cell-style-name="ce85"/>
        <table:table-column table:style-name="co14" table:number-columns-repeated="5" table:default-cell-style-name="ce85"/>
        <table:table-row table:style-name="ro1">
          <table:table-cell office:value-type="string" calcext:value-type="string">
            <text:p>Instance</text:p>
          </table:table-cell>
          <table:table-cell table:style-name="ce87" office:value-type="string" calcext:value-type="string">
            <text:p>c(km)</text:p>
          </table:table-cell>
          <table:table-cell office:value-type="string" calcext:value-type="string">
            <text:p>p(km)</text:p>
          </table:table-cell>
          <table:table-cell office:value-type="string" calcext:value-type="string">
            <text:p>b(km)</text:p>
          </table:table-cell>
          <table:table-cell office:value-type="string" calcext:value-type="string">
            <text:p>e(km)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89" office:value-type="string" calcext:value-type="string">
            <text:p>e(%)</text:p>
          </table:table-cell>
        </table:table-row>
        <table:table-row table:style-name="ro1">
          <table:table-cell table:style-name="Default" office:value-type="string" calcext:value-type="string">
            <text:p>sarp-10-10-A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A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B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2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3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10-10-C-4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5-10-A-1.txt </text:p>
          </table:table-cell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sarp-5-10-B-1.txt </text:p>
          </table:table-cell>
          <table:table-cell table:style-name="Default" table:number-columns-repeated="9"/>
        </table:table-row>
        <table:table-row table:style-name="ro1" table:number-rows-repeated="26">
          <table:table-cell table:style-name="Default" table:number-columns-repeated="10"/>
        </table:table-row>
        <table:table-row table:style-name="ro1" table:number-rows-repeated="19">
          <table:table-cell/>
          <table:table-cell table:style-name="Default" table:number-columns-repeated="9"/>
        </table:table-row>
        <table:table-row table:style-name="ro1">
          <table:table-cell table:style-name="ce96"/>
          <table:table-cell table:style-name="Default" table:number-columns-repeated="9"/>
        </table:table-row>
        <table:table-row table:style-name="ro1" table:number-rows-repeated="104851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C Stats" table:style-name="ta5">
        <office:forms form:automatic-focus="false" form:apply-design-mode="false"/>
        <table:table-column table:style-name="co18" table:default-cell-style-name="Default"/>
        <table:table-column table:style-name="co10" table:number-columns-repeated="13" table:default-cell-style-name="Default"/>
        <table:table-row table:style-name="ro1">
          <table:table-cell table:style-name="ce85" office:value-type="string" calcext:value-type="string">
            <text:p>Instance</text:p>
          </table:table-cell>
          <table:table-cell table:style-name="ce88" office:value-type="string" calcext:value-type="string">
            <text:p>n</text:p>
          </table:table-cell>
          <table:table-cell table:style-name="ce88" office:value-type="string" calcext:value-type="string">
            <text:p>m</text:p>
          </table:table-cell>
          <table:table-cell table:style-name="ce88" office:value-type="string" calcext:value-type="string">
            <text:p>served</text:p>
          </table:table-cell>
          <table:table-cell table:style-name="ce88" office:value-type="string" calcext:value-type="string">
            <text:p>prof Customer</text:p>
          </table:table-cell>
          <table:table-cell table:style-name="ce88" office:value-type="string" calcext:value-type="string">
            <text:p>prof Parcel</text:p>
          </table:table-cell>
          <table:table-cell table:style-name="ce88" office:value-type="string" calcext:value-type="string">
            <text:p>costs</text:p>
          </table:table-cell>
          <table:table-cell table:style-name="ce88" office:value-type="string" calcext:value-type="string">
            <text:p>K</text:p>
          </table:table-cell>
          <table:table-cell table:style-name="ce88" office:value-type="string" calcext:value-type="string">
            <text:p>Sol Time</text:p>
          </table:table-cell>
          <table:table-cell table:style-name="ce88" office:value-type="string" calcext:value-type="string">
            <text:p>Sol Val</text:p>
          </table:table-cell>
          <table:table-cell table:style-name="ce88" office:value-type="string" calcext:value-type="string">
            <text:p>sol Stat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1">
          <table:table-cell office:value-type="string" calcext:value-type="string">
            <text:p>sarp-10-10-A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A-2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A-3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A-4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B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B-2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B-3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B-4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C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C-2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C-3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C-4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5-10-A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5-10-B-1.txt </text:p>
          </table:table-cell>
          <table:table-cell table:number-columns-repeated="13"/>
        </table:table-row>
      </table:table>
      <table:table table:name="PC Time" table:style-name="ta5">
        <office:forms form:automatic-focus="false" form:apply-design-mode="false"/>
        <table:table-column table:style-name="co18" table:default-cell-style-name="Default"/>
        <table:table-column table:style-name="co10" table:number-columns-repeated="13" table:default-cell-style-name="ce9"/>
        <table:table-row table:style-name="ro1">
          <table:table-cell table:style-name="ce85" office:value-type="string" calcext:value-type="string">
            <text:p>Instance</text:p>
          </table:table-cell>
          <table:table-cell table:style-name="ce85" office:value-type="string" calcext:value-type="string">
            <text:p>c(h)</text:p>
          </table:table-cell>
          <table:table-cell table:style-name="ce85" office:value-type="string" calcext:value-type="string">
            <text:p>p(h)</text:p>
          </table:table-cell>
          <table:table-cell table:style-name="ce85" office:value-type="string" calcext:value-type="string">
            <text:p>b(h)</text:p>
          </table:table-cell>
          <table:table-cell table:style-name="ce85" office:value-type="string" calcext:value-type="string">
            <text:p>e(h)</text:p>
          </table:table-cell>
          <table:table-cell table:style-name="ce85" office:value-type="string" calcext:value-type="string">
            <text:p>waitc(h)</text:p>
          </table:table-cell>
          <table:table-cell table:style-name="ce85" office:value-type="string" calcext:value-type="string">
            <text:p>waitp(h)</text:p>
          </table:table-cell>
          <table:table-cell table:style-name="ce85" office:value-type="string" calcext:value-type="string">
            <text:p>Total</text:p>
          </table:table-cell>
          <table:table-cell table:style-name="ce85" office:value-type="string" calcext:value-type="string">
            <text:p>c(%)</text:p>
          </table:table-cell>
          <table:table-cell table:style-name="ce85" office:value-type="string" calcext:value-type="string">
            <text:p>p(%)</text:p>
          </table:table-cell>
          <table:table-cell table:style-name="ce85" office:value-type="string" calcext:value-type="string">
            <text:p>b(%)</text:p>
          </table:table-cell>
          <table:table-cell table:style-name="ce85" office:value-type="string" calcext:value-type="string">
            <text:p>e(%)</text:p>
          </table:table-cell>
          <table:table-cell table:style-name="ce85" office:value-type="string" calcext:value-type="string">
            <text:p>waitc(%)</text:p>
          </table:table-cell>
          <table:table-cell table:style-name="ce85" office:value-type="string" calcext:value-type="string">
            <text:p>waitp(%)</text:p>
          </table:table-cell>
        </table:table-row>
        <table:table-row table:style-name="ro1">
          <table:table-cell office:value-type="string" calcext:value-type="string">
            <text:p>sarp-10-10-A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A-2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A-3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A-4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B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B-2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B-3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B-4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C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C-2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C-3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10-10-C-4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5-10-A-1.txt 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arp-5-10-B-1.txt </text:p>
          </table:table-cell>
          <table:table-cell table:number-columns-repeated="13"/>
        </table:table-row>
        <table:table-row table:style-name="ro1" table:number-rows-repeated="2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Compare stats" table:style-name="ta6">
        <office:forms form:automatic-focus="false" form:apply-design-mode="false"/>
        <table:table-column table:style-name="co19" table:default-cell-style-name="Default"/>
        <table:table-column table:style-name="co20" table:default-cell-style-name="ce85"/>
        <table:table-column table:style-name="co21" table:number-columns-repeated="2" table:default-cell-style-name="ce85"/>
        <table:table-column table:style-name="co22" table:default-cell-style-name="ce85"/>
        <table:table-column table:style-name="co21" table:default-cell-style-name="ce85"/>
        <table:table-column table:style-name="co20" table:number-columns-repeated="4" table:default-cell-style-name="ce85"/>
        <table:table-column table:style-name="co21" table:number-columns-repeated="2" table:default-cell-style-name="ce85"/>
        <table:table-column table:style-name="co22" table:default-cell-style-name="ce85"/>
        <table:table-column table:style-name="co21" table:default-cell-style-name="ce85"/>
        <table:table-column table:style-name="co20" table:number-columns-repeated="4" table:default-cell-style-name="ce85"/>
        <table:table-column table:style-name="co21" table:number-columns-repeated="2" table:default-cell-style-name="ce85"/>
        <table:table-column table:style-name="co22" table:default-cell-style-name="ce85"/>
        <table:table-column table:style-name="co21" table:default-cell-style-name="ce85"/>
        <table:table-column table:style-name="co20" table:number-columns-repeated="4" table:default-cell-style-name="ce85"/>
        <table:table-column table:style-name="co21" table:number-columns-repeated="2" table:default-cell-style-name="ce85"/>
        <table:table-column table:style-name="co22" table:default-cell-style-name="ce85"/>
        <table:table-column table:style-name="co21" table:default-cell-style-name="ce85"/>
        <table:table-column table:style-name="co10" table:number-columns-repeated="11" table:default-cell-style-name="Default"/>
        <table:table-row table:style-name="ro2">
          <table:table-cell table:style-name="ce14" office:value-type="string" calcext:value-type="string" table:number-columns-spanned="1" table:number-rows-spanned="2">
            <text:p>Instance</text:p>
          </table:table-cell>
          <table:table-cell table:style-name="ce14" office:value-type="string" calcext:value-type="string" table:number-columns-spanned="8" table:number-rows-spanned="1">
            <text:p>ScSp</text:p>
          </table:table-cell>
          <table:covered-table-cell table:number-columns-repeated="4" table:style-name="ce14"/>
          <table:covered-table-cell table:number-columns-repeated="3" table:style-name="Default"/>
          <table:table-cell table:style-name="ce20" office:value-type="string" calcext:value-type="string" table:number-columns-spanned="8" table:number-rows-spanned="1">
            <text:p>McSp</text:p>
          </table:table-cell>
          <table:covered-table-cell table:number-columns-repeated="4" table:style-name="ce20"/>
          <table:covered-table-cell table:number-columns-repeated="3" table:style-name="Default"/>
          <table:table-cell table:style-name="ce14" office:value-type="string" calcext:value-type="string" table:number-columns-spanned="8" table:number-rows-spanned="1">
            <text:p>ScMp</text:p>
          </table:table-cell>
          <table:covered-table-cell table:number-columns-repeated="4" table:style-name="ce14"/>
          <table:covered-table-cell table:number-columns-repeated="3" table:style-name="Default"/>
          <table:table-cell table:style-name="ce14" office:value-type="string" calcext:value-type="string" table:number-columns-spanned="8" table:number-rows-spanned="1">
            <text:p>McMp</text:p>
          </table:table-cell>
          <table:covered-table-cell table:number-columns-repeated="4" table:style-name="ce14"/>
          <table:covered-table-cell table:number-columns-repeated="3" table:style-name="ce88"/>
          <table:table-cell table:style-name="ce14" office:value-type="string" calcext:value-type="string" table:number-columns-spanned="8" table:number-rows-spanned="1">
            <text:p>PC</text:p>
          </table:table-cell>
          <table:covered-table-cell table:number-columns-repeated="7"/>
        </table:table-row>
        <table:table-row table:style-name="ro1">
          <table:covered-table-cell table:style-name="ce14"/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1">
          <table:table-cell/>
          <table:table-cell table:formula="of:=[$'ScSp stats'.E2]" office:value-type="float" office:value="57.7921" calcext:value-type="float">
            <text:p>57.7921</text:p>
          </table:table-cell>
          <table:table-cell table:formula="of:=[$'ScSp stats'.F2]" office:value-type="float" office:value="111.708" calcext:value-type="float">
            <text:p>111.708</text:p>
          </table:table-cell>
          <table:table-cell table:formula="of:=[$'ScSp stats'.G2]" office:value-type="float" office:value="95.4097" calcext:value-type="float">
            <text:p>95.4097</text:p>
          </table:table-cell>
          <table:table-cell table:formula="of:=[$'ScSp stats'.I2]" office:value-type="float" office:value="7198.12" calcext:value-type="float">
            <text:p>7198.12</text:p>
          </table:table-cell>
          <table:table-cell table:formula="of:=[$'ScSp stats'.J2]" office:value-type="float" office:value="74.0902" calcext:value-type="float">
            <text:p>74.0902</text:p>
          </table:table-cell>
          <table:table-cell table:formula="of:=[$'ScSp stats'.L2]" office:value-type="float" office:value="74.0902" calcext:value-type="float">
            <text:p>74.0902</text:p>
          </table:table-cell>
          <table:table-cell table:formula="of:=[$'ScSp stats'.M2]" office:value-type="float" office:value="91.6089" calcext:value-type="float">
            <text:p>91.6089</text:p>
          </table:table-cell>
          <table:table-cell table:formula="of:=[$'ScSp stats'.N2]" office:value-type="float" office:value="19.1234" calcext:value-type="float">
            <text:p>19.1234</text:p>
          </table:table-cell>
          <table:table-cell table:formula="of:=[$'McSp stats'.E2]" office:value-type="float" office:value="57.7921" calcext:value-type="float">
            <text:p>57.7921</text:p>
          </table:table-cell>
          <table:table-cell table:formula="of:=[$'McSp stats'.F2]" office:value-type="float" office:value="116.538" calcext:value-type="float">
            <text:p>116.538</text:p>
          </table:table-cell>
          <table:table-cell table:formula="of:=[$'McSp stats'.G2]" office:value-type="float" office:value="99.0815" calcext:value-type="float">
            <text:p>99.0815</text:p>
          </table:table-cell>
          <table:table-cell table:formula="of:=[$'McSp stats'.I2]" office:value-type="float" office:value="7197.75" calcext:value-type="float">
            <text:p>7197.75</text:p>
          </table:table-cell>
          <table:table-cell table:formula="of:=[$'McSp stats'.J2]" office:value-type="float" office:value="75.2482" calcext:value-type="float">
            <text:p>75.2482</text:p>
          </table:table-cell>
          <table:table-cell table:formula="of:=[$'McSp stats'.L2]" office:value-type="float" office:value="75.2482" calcext:value-type="float">
            <text:p>75.2482</text:p>
          </table:table-cell>
          <table:table-cell table:formula="of:=[$'McSp stats'.M2]" office:value-type="float" office:value="89.4521" calcext:value-type="float">
            <text:p>89.4521</text:p>
          </table:table-cell>
          <table:table-cell table:formula="of:=[$'McSp stats'.N2]" office:value-type="float" office:value="15.8788" calcext:value-type="float">
            <text:p>15.8788</text:p>
          </table:table-cell>
          <table:table-cell table:formula="of:=[$'ScMp stats'.E2]" office:value-type="float" office:value="57.7921" calcext:value-type="float">
            <text:p>57.7921</text:p>
          </table:table-cell>
          <table:table-cell table:formula="of:=[$'ScMp stats'.F2]" office:value-type="float" office:value="126.93" calcext:value-type="float">
            <text:p>126.93</text:p>
          </table:table-cell>
          <table:table-cell table:formula="of:=[$'ScMp stats'.G2]" office:value-type="float" office:value="108.02" calcext:value-type="float">
            <text:p>108.02</text:p>
          </table:table-cell>
          <table:table-cell table:formula="of:=[$'ScMp stats'.I2]" office:value-type="float" office:value="7196.32" calcext:value-type="float">
            <text:p>7196.32</text:p>
          </table:table-cell>
          <table:table-cell table:formula="of:=[$'ScMp stats'.J2]" office:value-type="float" office:value="76.7026" calcext:value-type="float">
            <text:p>76.7026</text:p>
          </table:table-cell>
          <table:table-cell table:formula="of:=[$'ScMp stats'.L2]" office:value-type="float" office:value="76.7026" calcext:value-type="float">
            <text:p>76.7026</text:p>
          </table:table-cell>
          <table:table-cell table:formula="of:=[$'ScMp stats'.M2]" office:value-type="float" office:value="114.265" calcext:value-type="float">
            <text:p>114.265</text:p>
          </table:table-cell>
          <table:table-cell table:formula="of:=[$'ScMp stats'.N2]" office:value-type="float" office:value="32.8731" calcext:value-type="float">
            <text:p>32.8731</text:p>
          </table:table-cell>
          <table:table-cell table:formula="of:=[$'McMp stats'.E2]" office:value-type="float" office:value="0" calcext:value-type="float">
            <text:p>0</text:p>
          </table:table-cell>
          <table:table-cell table:formula="of:=[$'McMp stats'.F2]" office:value-type="float" office:value="0" calcext:value-type="float">
            <text:p>0</text:p>
          </table:table-cell>
          <table:table-cell table:formula="of:=[$'McMp stats'.G2]" office:value-type="float" office:value="0" calcext:value-type="float">
            <text:p>0</text:p>
          </table:table-cell>
          <table:table-cell table:formula="of:=[$'McMp stats'.I2]" office:value-type="float" office:value="0" calcext:value-type="float">
            <text:p>0</text:p>
          </table:table-cell>
          <table:table-cell table:formula="of:=[$'McMp stats'.J2]" office:value-type="float" office:value="0" calcext:value-type="float">
            <text:p>0</text:p>
          </table:table-cell>
          <table:table-cell table:formula="of:=[$'McMp stats'.L2]" office:value-type="float" office:value="0" calcext:value-type="float">
            <text:p>0</text:p>
          </table:table-cell>
          <table:table-cell table:formula="of:=[$'McMp stats'.M2]" office:value-type="float" office:value="0" calcext:value-type="float">
            <text:p>0</text:p>
          </table:table-cell>
          <table:table-cell table:formula="of:=[$'McMp stats'.N2]" office:value-type="float" office:value="0" calcext:value-type="float">
            <text:p>0</text:p>
          </table:table-cell>
          <table:table-cell table:formula="of:=[$'PC Stats'.E2]" office:value-type="float" office:value="0" calcext:value-type="float">
            <text:p>0</text:p>
          </table:table-cell>
          <table:table-cell table:formula="of:=[$'PC Stats'.F2]" office:value-type="float" office:value="0" calcext:value-type="float">
            <text:p>0</text:p>
          </table:table-cell>
          <table:table-cell table:formula="of:=[$'PC Stats'.G2]" office:value-type="float" office:value="0" calcext:value-type="float">
            <text:p>0</text:p>
          </table:table-cell>
          <table:table-cell table:formula="of:=[$'PC Stats'.I2]" office:value-type="float" office:value="0" calcext:value-type="float">
            <text:p>0</text:p>
          </table:table-cell>
          <table:table-cell table:formula="of:=[$'PC Stats'.J2]" office:value-type="float" office:value="0" calcext:value-type="float">
            <text:p>0</text:p>
          </table:table-cell>
          <table:table-cell table:formula="of:=[$'PC Stats'.L2]" office:value-type="float" office:value="0" calcext:value-type="float">
            <text:p>0</text:p>
          </table:table-cell>
          <table:table-cell table:formula="of:=[$'PC Stats'.M2]" office:value-type="float" office:value="0" calcext:value-type="float">
            <text:p>0</text:p>
          </table:table-cell>
          <table:table-cell table:formula="of:=[$'PC Stats'.N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3]" office:value-type="float" office:value="57.7921" calcext:value-type="float">
            <text:p>57.7921</text:p>
          </table:table-cell>
          <table:table-cell table:formula="of:=[$'ScSp stats'.F3]" office:value-type="float" office:value="111.708" calcext:value-type="float">
            <text:p>111.708</text:p>
          </table:table-cell>
          <table:table-cell table:formula="of:=[$'ScSp stats'.G3]" office:value-type="float" office:value="95.4097" calcext:value-type="float">
            <text:p>95.4097</text:p>
          </table:table-cell>
          <table:table-cell table:formula="of:=[$'ScSp stats'.I3]" office:value-type="float" office:value="7198.17" calcext:value-type="float">
            <text:p>7198.17</text:p>
          </table:table-cell>
          <table:table-cell table:formula="of:=[$'ScSp stats'.J3]" office:value-type="float" office:value="74.0902" calcext:value-type="float">
            <text:p>74.0902</text:p>
          </table:table-cell>
          <table:table-cell table:formula="of:=[$'ScSp stats'.L3]" office:value-type="float" office:value="74.0902" calcext:value-type="float">
            <text:p>74.0902</text:p>
          </table:table-cell>
          <table:table-cell table:formula="of:=[$'ScSp stats'.M3]" office:value-type="float" office:value="91.4829" calcext:value-type="float">
            <text:p>91.4829</text:p>
          </table:table-cell>
          <table:table-cell table:formula="of:=[$'ScSp stats'.N3]" office:value-type="float" office:value="19.012" calcext:value-type="float">
            <text:p>19.012</text:p>
          </table:table-cell>
          <table:table-cell table:formula="of:=[$'McSp stats'.E3]" office:value-type="float" office:value="57.7921" calcext:value-type="float">
            <text:p>57.7921</text:p>
          </table:table-cell>
          <table:table-cell table:formula="of:=[$'McSp stats'.F3]" office:value-type="float" office:value="116.538" calcext:value-type="float">
            <text:p>116.538</text:p>
          </table:table-cell>
          <table:table-cell table:formula="of:=[$'McSp stats'.G3]" office:value-type="float" office:value="99.0815" calcext:value-type="float">
            <text:p>99.0815</text:p>
          </table:table-cell>
          <table:table-cell table:formula="of:=[$'McSp stats'.I3]" office:value-type="float" office:value="7197.88" calcext:value-type="float">
            <text:p>7197.88</text:p>
          </table:table-cell>
          <table:table-cell table:formula="of:=[$'McSp stats'.J3]" office:value-type="float" office:value="75.2482" calcext:value-type="float">
            <text:p>75.2482</text:p>
          </table:table-cell>
          <table:table-cell table:formula="of:=[$'McSp stats'.L3]" office:value-type="float" office:value="75.2482" calcext:value-type="float">
            <text:p>75.2482</text:p>
          </table:table-cell>
          <table:table-cell table:formula="of:=[$'McSp stats'.M3]" office:value-type="float" office:value="89.3725" calcext:value-type="float">
            <text:p>89.3725</text:p>
          </table:table-cell>
          <table:table-cell table:formula="of:=[$'McSp stats'.N3]" office:value-type="float" office:value="15.8039" calcext:value-type="float">
            <text:p>15.8039</text:p>
          </table:table-cell>
          <table:table-cell table:formula="of:=[$'ScMp stats'.E3]" office:value-type="float" office:value="57.7921" calcext:value-type="float">
            <text:p>57.7921</text:p>
          </table:table-cell>
          <table:table-cell table:formula="of:=[$'ScMp stats'.F3]" office:value-type="float" office:value="126.93" calcext:value-type="float">
            <text:p>126.93</text:p>
          </table:table-cell>
          <table:table-cell table:formula="of:=[$'ScMp stats'.G3]" office:value-type="float" office:value="105.124" calcext:value-type="float">
            <text:p>105.124</text:p>
          </table:table-cell>
          <table:table-cell table:formula="of:=[$'ScMp stats'.I3]" office:value-type="float" office:value="7196.09" calcext:value-type="float">
            <text:p>7196.09</text:p>
          </table:table-cell>
          <table:table-cell table:formula="of:=[$'ScMp stats'.J3]" office:value-type="float" office:value="79.598" calcext:value-type="float">
            <text:p>79.598</text:p>
          </table:table-cell>
          <table:table-cell table:formula="of:=[$'ScMp stats'.L3]" office:value-type="float" office:value="79.598" calcext:value-type="float">
            <text:p>79.598</text:p>
          </table:table-cell>
          <table:table-cell table:formula="of:=[$'ScMp stats'.M3]" office:value-type="float" office:value="114.189" calcext:value-type="float">
            <text:p>114.189</text:p>
          </table:table-cell>
          <table:table-cell table:formula="of:=[$'ScMp stats'.N3]" office:value-type="float" office:value="30.2928" calcext:value-type="float">
            <text:p>30.2928</text:p>
          </table:table-cell>
          <table:table-cell table:formula="of:=[$'McMp stats'.E3]" office:value-type="float" office:value="0" calcext:value-type="float">
            <text:p>0</text:p>
          </table:table-cell>
          <table:table-cell table:formula="of:=[$'McMp stats'.F3]" office:value-type="float" office:value="0" calcext:value-type="float">
            <text:p>0</text:p>
          </table:table-cell>
          <table:table-cell table:formula="of:=[$'McMp stats'.G3]" office:value-type="float" office:value="0" calcext:value-type="float">
            <text:p>0</text:p>
          </table:table-cell>
          <table:table-cell table:formula="of:=[$'McMp stats'.I3]" office:value-type="float" office:value="0" calcext:value-type="float">
            <text:p>0</text:p>
          </table:table-cell>
          <table:table-cell table:formula="of:=[$'McMp stats'.J3]" office:value-type="float" office:value="0" calcext:value-type="float">
            <text:p>0</text:p>
          </table:table-cell>
          <table:table-cell table:formula="of:=[$'McMp stats'.L3]" office:value-type="float" office:value="0" calcext:value-type="float">
            <text:p>0</text:p>
          </table:table-cell>
          <table:table-cell table:formula="of:=[$'McMp stats'.M3]" office:value-type="float" office:value="0" calcext:value-type="float">
            <text:p>0</text:p>
          </table:table-cell>
          <table:table-cell table:formula="of:=[$'McMp stats'.N3]" office:value-type="float" office:value="0" calcext:value-type="float">
            <text:p>0</text:p>
          </table:table-cell>
          <table:table-cell table:formula="of:=[$'PC Stats'.E3]" office:value-type="float" office:value="0" calcext:value-type="float">
            <text:p>0</text:p>
          </table:table-cell>
          <table:table-cell table:formula="of:=[$'PC Stats'.F3]" office:value-type="float" office:value="0" calcext:value-type="float">
            <text:p>0</text:p>
          </table:table-cell>
          <table:table-cell table:formula="of:=[$'PC Stats'.G3]" office:value-type="float" office:value="0" calcext:value-type="float">
            <text:p>0</text:p>
          </table:table-cell>
          <table:table-cell table:formula="of:=[$'PC Stats'.I3]" office:value-type="float" office:value="0" calcext:value-type="float">
            <text:p>0</text:p>
          </table:table-cell>
          <table:table-cell table:formula="of:=[$'PC Stats'.J3]" office:value-type="float" office:value="0" calcext:value-type="float">
            <text:p>0</text:p>
          </table:table-cell>
          <table:table-cell table:formula="of:=[$'PC Stats'.L3]" office:value-type="float" office:value="0" calcext:value-type="float">
            <text:p>0</text:p>
          </table:table-cell>
          <table:table-cell table:formula="of:=[$'PC Stats'.M3]" office:value-type="float" office:value="0" calcext:value-type="float">
            <text:p>0</text:p>
          </table:table-cell>
          <table:table-cell table:formula="of:=[$'PC Stats'.N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4]" office:value-type="float" office:value="57.7921" calcext:value-type="float">
            <text:p>57.7921</text:p>
          </table:table-cell>
          <table:table-cell table:formula="of:=[$'ScSp stats'.F4]" office:value-type="float" office:value="111.708" calcext:value-type="float">
            <text:p>111.708</text:p>
          </table:table-cell>
          <table:table-cell table:formula="of:=[$'ScSp stats'.G4]" office:value-type="float" office:value="95.4097" calcext:value-type="float">
            <text:p>95.4097</text:p>
          </table:table-cell>
          <table:table-cell table:formula="of:=[$'ScSp stats'.I4]" office:value-type="float" office:value="7198.25" calcext:value-type="float">
            <text:p>7198.25</text:p>
          </table:table-cell>
          <table:table-cell table:formula="of:=[$'ScSp stats'.J4]" office:value-type="float" office:value="74.0902" calcext:value-type="float">
            <text:p>74.0902</text:p>
          </table:table-cell>
          <table:table-cell table:formula="of:=[$'ScSp stats'.L4]" office:value-type="float" office:value="74.0902" calcext:value-type="float">
            <text:p>74.0902</text:p>
          </table:table-cell>
          <table:table-cell table:formula="of:=[$'ScSp stats'.M4]" office:value-type="float" office:value="91.7015" calcext:value-type="float">
            <text:p>91.7015</text:p>
          </table:table-cell>
          <table:table-cell table:formula="of:=[$'ScSp stats'.N4]" office:value-type="float" office:value="19.205" calcext:value-type="float">
            <text:p>19.205</text:p>
          </table:table-cell>
          <table:table-cell table:formula="of:=[$'McSp stats'.E4]" office:value-type="float" office:value="57.7921" calcext:value-type="float">
            <text:p>57.7921</text:p>
          </table:table-cell>
          <table:table-cell table:formula="of:=[$'McSp stats'.F4]" office:value-type="float" office:value="116.538" calcext:value-type="float">
            <text:p>116.538</text:p>
          </table:table-cell>
          <table:table-cell table:formula="of:=[$'McSp stats'.G4]" office:value-type="float" office:value="104.936" calcext:value-type="float">
            <text:p>104.936</text:p>
          </table:table-cell>
          <table:table-cell table:formula="of:=[$'McSp stats'.I4]" office:value-type="float" office:value="7197.75" calcext:value-type="float">
            <text:p>7197.75</text:p>
          </table:table-cell>
          <table:table-cell table:formula="of:=[$'McSp stats'.J4]" office:value-type="float" office:value="69.3933" calcext:value-type="float">
            <text:p>69.3933</text:p>
          </table:table-cell>
          <table:table-cell table:formula="of:=[$'McSp stats'.L4]" office:value-type="float" office:value="69.3933" calcext:value-type="float">
            <text:p>69.3933</text:p>
          </table:table-cell>
          <table:table-cell table:formula="of:=[$'McSp stats'.M4]" office:value-type="float" office:value="89.3911" calcext:value-type="float">
            <text:p>89.3911</text:p>
          </table:table-cell>
          <table:table-cell table:formula="of:=[$'McSp stats'.N4]" office:value-type="float" office:value="22.3711" calcext:value-type="float">
            <text:p>22.3711</text:p>
          </table:table-cell>
          <table:table-cell table:formula="of:=[$'ScMp stats'.E4]" office:value-type="float" office:value="57.7921" calcext:value-type="float">
            <text:p>57.7921</text:p>
          </table:table-cell>
          <table:table-cell table:formula="of:=[$'ScMp stats'.F4]" office:value-type="float" office:value="126.93" calcext:value-type="float">
            <text:p>126.93</text:p>
          </table:table-cell>
          <table:table-cell table:formula="of:=[$'ScMp stats'.G4]" office:value-type="float" office:value="105.752" calcext:value-type="float">
            <text:p>105.752</text:p>
          </table:table-cell>
          <table:table-cell table:formula="of:=[$'ScMp stats'.I4]" office:value-type="float" office:value="7195.68" calcext:value-type="float">
            <text:p>7195.68</text:p>
          </table:table-cell>
          <table:table-cell table:formula="of:=[$'ScMp stats'.J4]" office:value-type="float" office:value="78.9697" calcext:value-type="float">
            <text:p>78.9697</text:p>
          </table:table-cell>
          <table:table-cell table:formula="of:=[$'ScMp stats'.L4]" office:value-type="float" office:value="78.9697" calcext:value-type="float">
            <text:p>78.9697</text:p>
          </table:table-cell>
          <table:table-cell table:formula="of:=[$'ScMp stats'.M4]" office:value-type="float" office:value="114.181" calcext:value-type="float">
            <text:p>114.181</text:p>
          </table:table-cell>
          <table:table-cell table:formula="of:=[$'ScMp stats'.N4]" office:value-type="float" office:value="30.8381" calcext:value-type="float">
            <text:p>30.8381</text:p>
          </table:table-cell>
          <table:table-cell table:formula="of:=[$'McMp stats'.E4]" office:value-type="float" office:value="0" calcext:value-type="float">
            <text:p>0</text:p>
          </table:table-cell>
          <table:table-cell table:formula="of:=[$'McMp stats'.F4]" office:value-type="float" office:value="0" calcext:value-type="float">
            <text:p>0</text:p>
          </table:table-cell>
          <table:table-cell table:formula="of:=[$'McMp stats'.G4]" office:value-type="float" office:value="0" calcext:value-type="float">
            <text:p>0</text:p>
          </table:table-cell>
          <table:table-cell table:formula="of:=[$'McMp stats'.I4]" office:value-type="float" office:value="0" calcext:value-type="float">
            <text:p>0</text:p>
          </table:table-cell>
          <table:table-cell table:formula="of:=[$'McMp stats'.J4]" office:value-type="float" office:value="0" calcext:value-type="float">
            <text:p>0</text:p>
          </table:table-cell>
          <table:table-cell table:formula="of:=[$'McMp stats'.L4]" office:value-type="float" office:value="0" calcext:value-type="float">
            <text:p>0</text:p>
          </table:table-cell>
          <table:table-cell table:formula="of:=[$'McMp stats'.M4]" office:value-type="float" office:value="0" calcext:value-type="float">
            <text:p>0</text:p>
          </table:table-cell>
          <table:table-cell table:formula="of:=[$'McMp stats'.N4]" office:value-type="float" office:value="0" calcext:value-type="float">
            <text:p>0</text:p>
          </table:table-cell>
          <table:table-cell table:formula="of:=[$'PC Stats'.E4]" office:value-type="float" office:value="0" calcext:value-type="float">
            <text:p>0</text:p>
          </table:table-cell>
          <table:table-cell table:formula="of:=[$'PC Stats'.F4]" office:value-type="float" office:value="0" calcext:value-type="float">
            <text:p>0</text:p>
          </table:table-cell>
          <table:table-cell table:formula="of:=[$'PC Stats'.G4]" office:value-type="float" office:value="0" calcext:value-type="float">
            <text:p>0</text:p>
          </table:table-cell>
          <table:table-cell table:formula="of:=[$'PC Stats'.I4]" office:value-type="float" office:value="0" calcext:value-type="float">
            <text:p>0</text:p>
          </table:table-cell>
          <table:table-cell table:formula="of:=[$'PC Stats'.J4]" office:value-type="float" office:value="0" calcext:value-type="float">
            <text:p>0</text:p>
          </table:table-cell>
          <table:table-cell table:formula="of:=[$'PC Stats'.L4]" office:value-type="float" office:value="0" calcext:value-type="float">
            <text:p>0</text:p>
          </table:table-cell>
          <table:table-cell table:formula="of:=[$'PC Stats'.M4]" office:value-type="float" office:value="0" calcext:value-type="float">
            <text:p>0</text:p>
          </table:table-cell>
          <table:table-cell table:formula="of:=[$'PC Stats'.N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5]" office:value-type="float" office:value="57.7921" calcext:value-type="float">
            <text:p>57.7921</text:p>
          </table:table-cell>
          <table:table-cell table:formula="of:=[$'ScSp stats'.F5]" office:value-type="float" office:value="111.708" calcext:value-type="float">
            <text:p>111.708</text:p>
          </table:table-cell>
          <table:table-cell table:formula="of:=[$'ScSp stats'.G5]" office:value-type="float" office:value="95.4097" calcext:value-type="float">
            <text:p>95.4097</text:p>
          </table:table-cell>
          <table:table-cell table:formula="of:=[$'ScSp stats'.I5]" office:value-type="float" office:value="7198.4" calcext:value-type="float">
            <text:p>7198.4</text:p>
          </table:table-cell>
          <table:table-cell table:formula="of:=[$'ScSp stats'.J5]" office:value-type="float" office:value="74.0902" calcext:value-type="float">
            <text:p>74.0902</text:p>
          </table:table-cell>
          <table:table-cell table:formula="of:=[$'ScSp stats'.L5]" office:value-type="float" office:value="74.0902" calcext:value-type="float">
            <text:p>74.0902</text:p>
          </table:table-cell>
          <table:table-cell table:formula="of:=[$'ScSp stats'.M5]" office:value-type="float" office:value="91.7242" calcext:value-type="float">
            <text:p>91.7242</text:p>
          </table:table-cell>
          <table:table-cell table:formula="of:=[$'ScSp stats'.N5]" office:value-type="float" office:value="19.225" calcext:value-type="float">
            <text:p>19.225</text:p>
          </table:table-cell>
          <table:table-cell table:formula="of:=[$'McSp stats'.E5]" office:value-type="float" office:value="57.7921" calcext:value-type="float">
            <text:p>57.7921</text:p>
          </table:table-cell>
          <table:table-cell table:formula="of:=[$'McSp stats'.F5]" office:value-type="float" office:value="116.538" calcext:value-type="float">
            <text:p>116.538</text:p>
          </table:table-cell>
          <table:table-cell table:formula="of:=[$'McSp stats'.G5]" office:value-type="float" office:value="99.0815" calcext:value-type="float">
            <text:p>99.0815</text:p>
          </table:table-cell>
          <table:table-cell table:formula="of:=[$'McSp stats'.I5]" office:value-type="float" office:value="7197.63" calcext:value-type="float">
            <text:p>7197.63</text:p>
          </table:table-cell>
          <table:table-cell table:formula="of:=[$'McSp stats'.J5]" office:value-type="float" office:value="75.2482" calcext:value-type="float">
            <text:p>75.2482</text:p>
          </table:table-cell>
          <table:table-cell table:formula="of:=[$'McSp stats'.L5]" office:value-type="float" office:value="75.2482" calcext:value-type="float">
            <text:p>75.2482</text:p>
          </table:table-cell>
          <table:table-cell table:formula="of:=[$'McSp stats'.M5]" office:value-type="float" office:value="89.3144" calcext:value-type="float">
            <text:p>89.3144</text:p>
          </table:table-cell>
          <table:table-cell table:formula="of:=[$'McSp stats'.N5]" office:value-type="float" office:value="15.7491" calcext:value-type="float">
            <text:p>15.7491</text:p>
          </table:table-cell>
          <table:table-cell table:formula="of:=[$'ScMp stats'.E5]" office:value-type="float" office:value="57.7921" calcext:value-type="float">
            <text:p>57.7921</text:p>
          </table:table-cell>
          <table:table-cell table:formula="of:=[$'ScMp stats'.F5]" office:value-type="float" office:value="126.93" calcext:value-type="float">
            <text:p>126.93</text:p>
          </table:table-cell>
          <table:table-cell table:formula="of:=[$'ScMp stats'.G5]" office:value-type="float" office:value="100.046" calcext:value-type="float">
            <text:p>100.046</text:p>
          </table:table-cell>
          <table:table-cell table:formula="of:=[$'ScMp stats'.I5]" office:value-type="float" office:value="7195.24" calcext:value-type="float">
            <text:p>7195.24</text:p>
          </table:table-cell>
          <table:table-cell table:formula="of:=[$'ScMp stats'.J5]" office:value-type="float" office:value="84.6759" calcext:value-type="float">
            <text:p>84.6759</text:p>
          </table:table-cell>
          <table:table-cell table:formula="of:=[$'ScMp stats'.L5]" office:value-type="float" office:value="84.6759" calcext:value-type="float">
            <text:p>84.6759</text:p>
          </table:table-cell>
          <table:table-cell table:formula="of:=[$'ScMp stats'.M5]" office:value-type="float" office:value="114.15" calcext:value-type="float">
            <text:p>114.15</text:p>
          </table:table-cell>
          <table:table-cell table:formula="of:=[$'ScMp stats'.N5]" office:value-type="float" office:value="25.8205" calcext:value-type="float">
            <text:p>25.8205</text:p>
          </table:table-cell>
          <table:table-cell table:formula="of:=[$'McMp stats'.E5]" office:value-type="float" office:value="0" calcext:value-type="float">
            <text:p>0</text:p>
          </table:table-cell>
          <table:table-cell table:formula="of:=[$'McMp stats'.F5]" office:value-type="float" office:value="0" calcext:value-type="float">
            <text:p>0</text:p>
          </table:table-cell>
          <table:table-cell table:formula="of:=[$'McMp stats'.G5]" office:value-type="float" office:value="0" calcext:value-type="float">
            <text:p>0</text:p>
          </table:table-cell>
          <table:table-cell table:formula="of:=[$'McMp stats'.I5]" office:value-type="float" office:value="0" calcext:value-type="float">
            <text:p>0</text:p>
          </table:table-cell>
          <table:table-cell table:formula="of:=[$'McMp stats'.J5]" office:value-type="float" office:value="0" calcext:value-type="float">
            <text:p>0</text:p>
          </table:table-cell>
          <table:table-cell table:formula="of:=[$'McMp stats'.L5]" office:value-type="float" office:value="0" calcext:value-type="float">
            <text:p>0</text:p>
          </table:table-cell>
          <table:table-cell table:formula="of:=[$'McMp stats'.M5]" office:value-type="float" office:value="0" calcext:value-type="float">
            <text:p>0</text:p>
          </table:table-cell>
          <table:table-cell table:formula="of:=[$'McMp stats'.N5]" office:value-type="float" office:value="0" calcext:value-type="float">
            <text:p>0</text:p>
          </table:table-cell>
          <table:table-cell table:formula="of:=[$'PC Stats'.E5]" office:value-type="float" office:value="0" calcext:value-type="float">
            <text:p>0</text:p>
          </table:table-cell>
          <table:table-cell table:formula="of:=[$'PC Stats'.F5]" office:value-type="float" office:value="0" calcext:value-type="float">
            <text:p>0</text:p>
          </table:table-cell>
          <table:table-cell table:formula="of:=[$'PC Stats'.G5]" office:value-type="float" office:value="0" calcext:value-type="float">
            <text:p>0</text:p>
          </table:table-cell>
          <table:table-cell table:formula="of:=[$'PC Stats'.I5]" office:value-type="float" office:value="0" calcext:value-type="float">
            <text:p>0</text:p>
          </table:table-cell>
          <table:table-cell table:formula="of:=[$'PC Stats'.J5]" office:value-type="float" office:value="0" calcext:value-type="float">
            <text:p>0</text:p>
          </table:table-cell>
          <table:table-cell table:formula="of:=[$'PC Stats'.L5]" office:value-type="float" office:value="0" calcext:value-type="float">
            <text:p>0</text:p>
          </table:table-cell>
          <table:table-cell table:formula="of:=[$'PC Stats'.M5]" office:value-type="float" office:value="0" calcext:value-type="float">
            <text:p>0</text:p>
          </table:table-cell>
          <table:table-cell table:formula="of:=[$'PC Stats'.N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6]" office:value-type="float" office:value="63.0835" calcext:value-type="float">
            <text:p>63.0835</text:p>
          </table:table-cell>
          <table:table-cell table:formula="of:=[$'ScSp stats'.F6]" office:value-type="float" office:value="108.091" calcext:value-type="float">
            <text:p>108.091</text:p>
          </table:table-cell>
          <table:table-cell table:formula="of:=[$'ScSp stats'.G6]" office:value-type="float" office:value="103.537" calcext:value-type="float">
            <text:p>103.537</text:p>
          </table:table-cell>
          <table:table-cell table:formula="of:=[$'ScSp stats'.I6]" office:value-type="float" office:value="7197.1" calcext:value-type="float">
            <text:p>7197.1</text:p>
          </table:table-cell>
          <table:table-cell table:formula="of:=[$'ScSp stats'.J6]" office:value-type="float" office:value="67.6376" calcext:value-type="float">
            <text:p>67.6376</text:p>
          </table:table-cell>
          <table:table-cell table:formula="of:=[$'ScSp stats'.L6]" office:value-type="float" office:value="67.6376" calcext:value-type="float">
            <text:p>67.6376</text:p>
          </table:table-cell>
          <table:table-cell table:formula="of:=[$'ScSp stats'.M6]" office:value-type="float" office:value="94.2066" calcext:value-type="float">
            <text:p>94.2066</text:p>
          </table:table-cell>
          <table:table-cell table:formula="of:=[$'ScSp stats'.N6]" office:value-type="float" office:value="28.2029" calcext:value-type="float">
            <text:p>28.2029</text:p>
          </table:table-cell>
          <table:table-cell table:formula="of:=[$'McSp stats'.E6]" office:value-type="float" office:value="63.0835" calcext:value-type="float">
            <text:p>63.0835</text:p>
          </table:table-cell>
          <table:table-cell table:formula="of:=[$'McSp stats'.F6]" office:value-type="float" office:value="108.091" calcext:value-type="float">
            <text:p>108.091</text:p>
          </table:table-cell>
          <table:table-cell table:formula="of:=[$'McSp stats'.G6]" office:value-type="float" office:value="108.321" calcext:value-type="float">
            <text:p>108.321</text:p>
          </table:table-cell>
          <table:table-cell table:formula="of:=[$'McSp stats'.I6]" office:value-type="float" office:value="7197.46" calcext:value-type="float">
            <text:p>7197.46</text:p>
          </table:table-cell>
          <table:table-cell table:formula="of:=[$'McSp stats'.J6]" office:value-type="float" office:value="62.8539" calcext:value-type="float">
            <text:p>62.8539</text:p>
          </table:table-cell>
          <table:table-cell table:formula="of:=[$'McSp stats'.L6]" office:value-type="float" office:value="62.8539" calcext:value-type="float">
            <text:p>62.8539</text:p>
          </table:table-cell>
          <table:table-cell table:formula="of:=[$'McSp stats'.M6]" office:value-type="float" office:value="92.2274" calcext:value-type="float">
            <text:p>92.2274</text:p>
          </table:table-cell>
          <table:table-cell table:formula="of:=[$'McSp stats'.N6]" office:value-type="float" office:value="31.849" calcext:value-type="float">
            <text:p>31.849</text:p>
          </table:table-cell>
          <table:table-cell table:formula="of:=[$'ScMp stats'.E6]" office:value-type="float" office:value="63.0835" calcext:value-type="float">
            <text:p>63.0835</text:p>
          </table:table-cell>
          <table:table-cell table:formula="of:=[$'ScMp stats'.F6]" office:value-type="float" office:value="119.982" calcext:value-type="float">
            <text:p>119.982</text:p>
          </table:table-cell>
          <table:table-cell table:formula="of:=[$'ScMp stats'.G6]" office:value-type="float" office:value="118.267" calcext:value-type="float">
            <text:p>118.267</text:p>
          </table:table-cell>
          <table:table-cell table:formula="of:=[$'ScMp stats'.I6]" office:value-type="float" office:value="7181.96" calcext:value-type="float">
            <text:p>7181.96</text:p>
          </table:table-cell>
          <table:table-cell table:formula="of:=[$'ScMp stats'.J6]" office:value-type="float" office:value="64.7988" calcext:value-type="float">
            <text:p>64.7988</text:p>
          </table:table-cell>
          <table:table-cell table:formula="of:=[$'ScMp stats'.L6]" office:value-type="float" office:value="64.7988" calcext:value-type="float">
            <text:p>64.7988</text:p>
          </table:table-cell>
          <table:table-cell table:formula="of:=[$'ScMp stats'.M6]" office:value-type="float" office:value="117.585" calcext:value-type="float">
            <text:p>117.585</text:p>
          </table:table-cell>
          <table:table-cell table:formula="of:=[$'ScMp stats'.N6]" office:value-type="float" office:value="44.892" calcext:value-type="float">
            <text:p>44.892</text:p>
          </table:table-cell>
          <table:table-cell table:formula="of:=[$'McMp stats'.E6]" office:value-type="float" office:value="0" calcext:value-type="float">
            <text:p>0</text:p>
          </table:table-cell>
          <table:table-cell table:formula="of:=[$'McMp stats'.F6]" office:value-type="float" office:value="0" calcext:value-type="float">
            <text:p>0</text:p>
          </table:table-cell>
          <table:table-cell table:formula="of:=[$'McMp stats'.G6]" office:value-type="float" office:value="0" calcext:value-type="float">
            <text:p>0</text:p>
          </table:table-cell>
          <table:table-cell table:formula="of:=[$'McMp stats'.I6]" office:value-type="float" office:value="0" calcext:value-type="float">
            <text:p>0</text:p>
          </table:table-cell>
          <table:table-cell table:formula="of:=[$'McMp stats'.J6]" office:value-type="float" office:value="0" calcext:value-type="float">
            <text:p>0</text:p>
          </table:table-cell>
          <table:table-cell table:formula="of:=[$'McMp stats'.L6]" office:value-type="float" office:value="0" calcext:value-type="float">
            <text:p>0</text:p>
          </table:table-cell>
          <table:table-cell table:formula="of:=[$'McMp stats'.M6]" office:value-type="float" office:value="0" calcext:value-type="float">
            <text:p>0</text:p>
          </table:table-cell>
          <table:table-cell table:formula="of:=[$'McMp stats'.N6]" office:value-type="float" office:value="0" calcext:value-type="float">
            <text:p>0</text:p>
          </table:table-cell>
          <table:table-cell table:formula="of:=[$'PC Stats'.E6]" office:value-type="float" office:value="0" calcext:value-type="float">
            <text:p>0</text:p>
          </table:table-cell>
          <table:table-cell table:formula="of:=[$'PC Stats'.F6]" office:value-type="float" office:value="0" calcext:value-type="float">
            <text:p>0</text:p>
          </table:table-cell>
          <table:table-cell table:formula="of:=[$'PC Stats'.G6]" office:value-type="float" office:value="0" calcext:value-type="float">
            <text:p>0</text:p>
          </table:table-cell>
          <table:table-cell table:formula="of:=[$'PC Stats'.I6]" office:value-type="float" office:value="0" calcext:value-type="float">
            <text:p>0</text:p>
          </table:table-cell>
          <table:table-cell table:formula="of:=[$'PC Stats'.J6]" office:value-type="float" office:value="0" calcext:value-type="float">
            <text:p>0</text:p>
          </table:table-cell>
          <table:table-cell table:formula="of:=[$'PC Stats'.L6]" office:value-type="float" office:value="0" calcext:value-type="float">
            <text:p>0</text:p>
          </table:table-cell>
          <table:table-cell table:formula="of:=[$'PC Stats'.M6]" office:value-type="float" office:value="0" calcext:value-type="float">
            <text:p>0</text:p>
          </table:table-cell>
          <table:table-cell table:formula="of:=[$'PC Stats'.N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7]" office:value-type="float" office:value="63.0835" calcext:value-type="float">
            <text:p>63.0835</text:p>
          </table:table-cell>
          <table:table-cell table:formula="of:=[$'ScSp stats'.F7]" office:value-type="float" office:value="108.091" calcext:value-type="float">
            <text:p>108.091</text:p>
          </table:table-cell>
          <table:table-cell table:formula="of:=[$'ScSp stats'.G7]" office:value-type="float" office:value="103.537" calcext:value-type="float">
            <text:p>103.537</text:p>
          </table:table-cell>
          <table:table-cell table:formula="of:=[$'ScSp stats'.I7]" office:value-type="float" office:value="7196.8" calcext:value-type="float">
            <text:p>7196.8</text:p>
          </table:table-cell>
          <table:table-cell table:formula="of:=[$'ScSp stats'.J7]" office:value-type="float" office:value="67.6376" calcext:value-type="float">
            <text:p>67.6376</text:p>
          </table:table-cell>
          <table:table-cell table:formula="of:=[$'ScSp stats'.L7]" office:value-type="float" office:value="67.6376" calcext:value-type="float">
            <text:p>67.6376</text:p>
          </table:table-cell>
          <table:table-cell table:formula="of:=[$'ScSp stats'.M7]" office:value-type="float" office:value="94.1564" calcext:value-type="float">
            <text:p>94.1564</text:p>
          </table:table-cell>
          <table:table-cell table:formula="of:=[$'ScSp stats'.N7]" office:value-type="float" office:value="28.1646" calcext:value-type="float">
            <text:p>28.1646</text:p>
          </table:table-cell>
          <table:table-cell table:formula="of:=[$'McSp stats'.E7]" office:value-type="float" office:value="63.0835" calcext:value-type="float">
            <text:p>63.0835</text:p>
          </table:table-cell>
          <table:table-cell table:formula="of:=[$'McSp stats'.F7]" office:value-type="float" office:value="100.391" calcext:value-type="float">
            <text:p>100.391</text:p>
          </table:table-cell>
          <table:table-cell table:formula="of:=[$'McSp stats'.G7]" office:value-type="float" office:value="96.0184" calcext:value-type="float">
            <text:p>96.0184</text:p>
          </table:table-cell>
          <table:table-cell table:formula="of:=[$'McSp stats'.I7]" office:value-type="float" office:value="7197.26" calcext:value-type="float">
            <text:p>7197.26</text:p>
          </table:table-cell>
          <table:table-cell table:formula="of:=[$'McSp stats'.J7]" office:value-type="float" office:value="67.4557" calcext:value-type="float">
            <text:p>67.4557</text:p>
          </table:table-cell>
          <table:table-cell table:formula="of:=[$'McSp stats'.L7]" office:value-type="float" office:value="67.4557" calcext:value-type="float">
            <text:p>67.4557</text:p>
          </table:table-cell>
          <table:table-cell table:formula="of:=[$'McSp stats'.M7]" office:value-type="float" office:value="92.2248" calcext:value-type="float">
            <text:p>92.2248</text:p>
          </table:table-cell>
          <table:table-cell table:formula="of:=[$'McSp stats'.N7]" office:value-type="float" office:value="26.8573" calcext:value-type="float">
            <text:p>26.8573</text:p>
          </table:table-cell>
          <table:table-cell table:formula="of:=[$'ScMp stats'.E7]" office:value-type="float" office:value="63.0835" calcext:value-type="float">
            <text:p>63.0835</text:p>
          </table:table-cell>
          <table:table-cell table:formula="of:=[$'ScMp stats'.F7]" office:value-type="float" office:value="114.401" calcext:value-type="float">
            <text:p>114.401</text:p>
          </table:table-cell>
          <table:table-cell table:formula="of:=[$'ScMp stats'.G7]" office:value-type="float" office:value="116.229" calcext:value-type="float">
            <text:p>116.229</text:p>
          </table:table-cell>
          <table:table-cell table:formula="of:=[$'ScMp stats'.I7]" office:value-type="float" office:value="7196.01" calcext:value-type="float">
            <text:p>7196.01</text:p>
          </table:table-cell>
          <table:table-cell table:formula="of:=[$'ScMp stats'.J7]" office:value-type="float" office:value="61.2559" calcext:value-type="float">
            <text:p>61.2559</text:p>
          </table:table-cell>
          <table:table-cell table:formula="of:=[$'ScMp stats'.L7]" office:value-type="float" office:value="61.2559" calcext:value-type="float">
            <text:p>61.2559</text:p>
          </table:table-cell>
          <table:table-cell table:formula="of:=[$'ScMp stats'.M7]" office:value-type="float" office:value="117.615" calcext:value-type="float">
            <text:p>117.615</text:p>
          </table:table-cell>
          <table:table-cell table:formula="of:=[$'ScMp stats'.N7]" office:value-type="float" office:value="47.9183" calcext:value-type="float">
            <text:p>47.9183</text:p>
          </table:table-cell>
          <table:table-cell table:formula="of:=[$'McMp stats'.E7]" office:value-type="float" office:value="0" calcext:value-type="float">
            <text:p>0</text:p>
          </table:table-cell>
          <table:table-cell table:formula="of:=[$'McMp stats'.F7]" office:value-type="float" office:value="0" calcext:value-type="float">
            <text:p>0</text:p>
          </table:table-cell>
          <table:table-cell table:formula="of:=[$'McMp stats'.G7]" office:value-type="float" office:value="0" calcext:value-type="float">
            <text:p>0</text:p>
          </table:table-cell>
          <table:table-cell table:formula="of:=[$'McMp stats'.I7]" office:value-type="float" office:value="0" calcext:value-type="float">
            <text:p>0</text:p>
          </table:table-cell>
          <table:table-cell table:formula="of:=[$'McMp stats'.J7]" office:value-type="float" office:value="0" calcext:value-type="float">
            <text:p>0</text:p>
          </table:table-cell>
          <table:table-cell table:formula="of:=[$'McMp stats'.L7]" office:value-type="float" office:value="0" calcext:value-type="float">
            <text:p>0</text:p>
          </table:table-cell>
          <table:table-cell table:formula="of:=[$'McMp stats'.M7]" office:value-type="float" office:value="0" calcext:value-type="float">
            <text:p>0</text:p>
          </table:table-cell>
          <table:table-cell table:formula="of:=[$'McMp stats'.N7]" office:value-type="float" office:value="0" calcext:value-type="float">
            <text:p>0</text:p>
          </table:table-cell>
          <table:table-cell table:formula="of:=[$'PC Stats'.E7]" office:value-type="float" office:value="0" calcext:value-type="float">
            <text:p>0</text:p>
          </table:table-cell>
          <table:table-cell table:formula="of:=[$'PC Stats'.F7]" office:value-type="float" office:value="0" calcext:value-type="float">
            <text:p>0</text:p>
          </table:table-cell>
          <table:table-cell table:formula="of:=[$'PC Stats'.G7]" office:value-type="float" office:value="0" calcext:value-type="float">
            <text:p>0</text:p>
          </table:table-cell>
          <table:table-cell table:formula="of:=[$'PC Stats'.I7]" office:value-type="float" office:value="0" calcext:value-type="float">
            <text:p>0</text:p>
          </table:table-cell>
          <table:table-cell table:formula="of:=[$'PC Stats'.J7]" office:value-type="float" office:value="0" calcext:value-type="float">
            <text:p>0</text:p>
          </table:table-cell>
          <table:table-cell table:formula="of:=[$'PC Stats'.L7]" office:value-type="float" office:value="0" calcext:value-type="float">
            <text:p>0</text:p>
          </table:table-cell>
          <table:table-cell table:formula="of:=[$'PC Stats'.M7]" office:value-type="float" office:value="0" calcext:value-type="float">
            <text:p>0</text:p>
          </table:table-cell>
          <table:table-cell table:formula="of:=[$'PC Stats'.N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8]" office:value-type="float" office:value="63.0835" calcext:value-type="float">
            <text:p>63.0835</text:p>
          </table:table-cell>
          <table:table-cell table:formula="of:=[$'ScSp stats'.F8]" office:value-type="float" office:value="108.091" calcext:value-type="float">
            <text:p>108.091</text:p>
          </table:table-cell>
          <table:table-cell table:formula="of:=[$'ScSp stats'.G8]" office:value-type="float" office:value="103.537" calcext:value-type="float">
            <text:p>103.537</text:p>
          </table:table-cell>
          <table:table-cell table:formula="of:=[$'ScSp stats'.I8]" office:value-type="float" office:value="7197.27" calcext:value-type="float">
            <text:p>7197.27</text:p>
          </table:table-cell>
          <table:table-cell table:formula="of:=[$'ScSp stats'.J8]" office:value-type="float" office:value="67.6376" calcext:value-type="float">
            <text:p>67.6376</text:p>
          </table:table-cell>
          <table:table-cell table:formula="of:=[$'ScSp stats'.L8]" office:value-type="float" office:value="67.6376" calcext:value-type="float">
            <text:p>67.6376</text:p>
          </table:table-cell>
          <table:table-cell table:formula="of:=[$'ScSp stats'.M8]" office:value-type="float" office:value="94.1895" calcext:value-type="float">
            <text:p>94.1895</text:p>
          </table:table-cell>
          <table:table-cell table:formula="of:=[$'ScSp stats'.N8]" office:value-type="float" office:value="28.1899" calcext:value-type="float">
            <text:p>28.1899</text:p>
          </table:table-cell>
          <table:table-cell table:formula="of:=[$'McSp stats'.E8]" office:value-type="float" office:value="63.0835" calcext:value-type="float">
            <text:p>63.0835</text:p>
          </table:table-cell>
          <table:table-cell table:formula="of:=[$'McSp stats'.F8]" office:value-type="float" office:value="108.091" calcext:value-type="float">
            <text:p>108.091</text:p>
          </table:table-cell>
          <table:table-cell table:formula="of:=[$'McSp stats'.G8]" office:value-type="float" office:value="101.256" calcext:value-type="float">
            <text:p>101.256</text:p>
          </table:table-cell>
          <table:table-cell table:formula="of:=[$'McSp stats'.I8]" office:value-type="float" office:value="7197.17" calcext:value-type="float">
            <text:p>7197.17</text:p>
          </table:table-cell>
          <table:table-cell table:formula="of:=[$'McSp stats'.J8]" office:value-type="float" office:value="69.9189" calcext:value-type="float">
            <text:p>69.9189</text:p>
          </table:table-cell>
          <table:table-cell table:formula="of:=[$'McSp stats'.L8]" office:value-type="float" office:value="69.9189" calcext:value-type="float">
            <text:p>69.9189</text:p>
          </table:table-cell>
          <table:table-cell table:formula="of:=[$'McSp stats'.M8]" office:value-type="float" office:value="92.3709" calcext:value-type="float">
            <text:p>92.3709</text:p>
          </table:table-cell>
          <table:table-cell table:formula="of:=[$'McSp stats'.N8]" office:value-type="float" office:value="24.3064" calcext:value-type="float">
            <text:p>24.3064</text:p>
          </table:table-cell>
          <table:table-cell table:formula="of:=[$'ScMp stats'.E8]" office:value-type="float" office:value="63.0835" calcext:value-type="float">
            <text:p>63.0835</text:p>
          </table:table-cell>
          <table:table-cell table:formula="of:=[$'ScMp stats'.F8]" office:value-type="float" office:value="119.982" calcext:value-type="float">
            <text:p>119.982</text:p>
          </table:table-cell>
          <table:table-cell table:formula="of:=[$'ScMp stats'.G8]" office:value-type="float" office:value="111.289" calcext:value-type="float">
            <text:p>111.289</text:p>
          </table:table-cell>
          <table:table-cell table:formula="of:=[$'ScMp stats'.I8]" office:value-type="float" office:value="7195.93" calcext:value-type="float">
            <text:p>7195.93</text:p>
          </table:table-cell>
          <table:table-cell table:formula="of:=[$'ScMp stats'.J8]" office:value-type="float" office:value="71.7766" calcext:value-type="float">
            <text:p>71.7766</text:p>
          </table:table-cell>
          <table:table-cell table:formula="of:=[$'ScMp stats'.L8]" office:value-type="float" office:value="71.7766" calcext:value-type="float">
            <text:p>71.7766</text:p>
          </table:table-cell>
          <table:table-cell table:formula="of:=[$'ScMp stats'.M8]" office:value-type="float" office:value="117.597" calcext:value-type="float">
            <text:p>117.597</text:p>
          </table:table-cell>
          <table:table-cell table:formula="of:=[$'ScMp stats'.N8]" office:value-type="float" office:value="38.9639" calcext:value-type="float">
            <text:p>38.9639</text:p>
          </table:table-cell>
          <table:table-cell table:formula="of:=[$'McMp stats'.E8]" office:value-type="float" office:value="0" calcext:value-type="float">
            <text:p>0</text:p>
          </table:table-cell>
          <table:table-cell table:formula="of:=[$'McMp stats'.F8]" office:value-type="float" office:value="0" calcext:value-type="float">
            <text:p>0</text:p>
          </table:table-cell>
          <table:table-cell table:formula="of:=[$'McMp stats'.G8]" office:value-type="float" office:value="0" calcext:value-type="float">
            <text:p>0</text:p>
          </table:table-cell>
          <table:table-cell table:formula="of:=[$'McMp stats'.I8]" office:value-type="float" office:value="0" calcext:value-type="float">
            <text:p>0</text:p>
          </table:table-cell>
          <table:table-cell table:formula="of:=[$'McMp stats'.J8]" office:value-type="float" office:value="0" calcext:value-type="float">
            <text:p>0</text:p>
          </table:table-cell>
          <table:table-cell table:formula="of:=[$'McMp stats'.L8]" office:value-type="float" office:value="0" calcext:value-type="float">
            <text:p>0</text:p>
          </table:table-cell>
          <table:table-cell table:formula="of:=[$'McMp stats'.M8]" office:value-type="float" office:value="0" calcext:value-type="float">
            <text:p>0</text:p>
          </table:table-cell>
          <table:table-cell table:formula="of:=[$'McMp stats'.N8]" office:value-type="float" office:value="0" calcext:value-type="float">
            <text:p>0</text:p>
          </table:table-cell>
          <table:table-cell table:formula="of:=[$'PC Stats'.E8]" office:value-type="float" office:value="0" calcext:value-type="float">
            <text:p>0</text:p>
          </table:table-cell>
          <table:table-cell table:formula="of:=[$'PC Stats'.F8]" office:value-type="float" office:value="0" calcext:value-type="float">
            <text:p>0</text:p>
          </table:table-cell>
          <table:table-cell table:formula="of:=[$'PC Stats'.G8]" office:value-type="float" office:value="0" calcext:value-type="float">
            <text:p>0</text:p>
          </table:table-cell>
          <table:table-cell table:formula="of:=[$'PC Stats'.I8]" office:value-type="float" office:value="0" calcext:value-type="float">
            <text:p>0</text:p>
          </table:table-cell>
          <table:table-cell table:formula="of:=[$'PC Stats'.J8]" office:value-type="float" office:value="0" calcext:value-type="float">
            <text:p>0</text:p>
          </table:table-cell>
          <table:table-cell table:formula="of:=[$'PC Stats'.L8]" office:value-type="float" office:value="0" calcext:value-type="float">
            <text:p>0</text:p>
          </table:table-cell>
          <table:table-cell table:formula="of:=[$'PC Stats'.M8]" office:value-type="float" office:value="0" calcext:value-type="float">
            <text:p>0</text:p>
          </table:table-cell>
          <table:table-cell table:formula="of:=[$'PC Stats'.N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9]" office:value-type="float" office:value="63.0835" calcext:value-type="float">
            <text:p>63.0835</text:p>
          </table:table-cell>
          <table:table-cell table:formula="of:=[$'ScSp stats'.F9]" office:value-type="float" office:value="108.091" calcext:value-type="float">
            <text:p>108.091</text:p>
          </table:table-cell>
          <table:table-cell table:formula="of:=[$'ScSp stats'.G9]" office:value-type="float" office:value="99.5106" calcext:value-type="float">
            <text:p>99.5106</text:p>
          </table:table-cell>
          <table:table-cell table:formula="of:=[$'ScSp stats'.I9]" office:value-type="float" office:value="7196.9" calcext:value-type="float">
            <text:p>7196.9</text:p>
          </table:table-cell>
          <table:table-cell table:formula="of:=[$'ScSp stats'.J9]" office:value-type="float" office:value="71.6643" calcext:value-type="float">
            <text:p>71.6643</text:p>
          </table:table-cell>
          <table:table-cell table:formula="of:=[$'ScSp stats'.L9]" office:value-type="float" office:value="71.6643" calcext:value-type="float">
            <text:p>71.6643</text:p>
          </table:table-cell>
          <table:table-cell table:formula="of:=[$'ScSp stats'.M9]" office:value-type="float" office:value="94.116" calcext:value-type="float">
            <text:p>94.116</text:p>
          </table:table-cell>
          <table:table-cell table:formula="of:=[$'ScSp stats'.N9]" office:value-type="float" office:value="23.8553" calcext:value-type="float">
            <text:p>23.8553</text:p>
          </table:table-cell>
          <table:table-cell table:formula="of:=[$'McSp stats'.E9]" office:value-type="float" office:value="63.0835" calcext:value-type="float">
            <text:p>63.0835</text:p>
          </table:table-cell>
          <table:table-cell table:formula="of:=[$'McSp stats'.F9]" office:value-type="float" office:value="108.091" calcext:value-type="float">
            <text:p>108.091</text:p>
          </table:table-cell>
          <table:table-cell table:formula="of:=[$'McSp stats'.G9]" office:value-type="float" office:value="109.287" calcext:value-type="float">
            <text:p>109.287</text:p>
          </table:table-cell>
          <table:table-cell table:formula="of:=[$'McSp stats'.I9]" office:value-type="float" office:value="7196.5" calcext:value-type="float">
            <text:p>7196.5</text:p>
          </table:table-cell>
          <table:table-cell table:formula="of:=[$'McSp stats'.J9]" office:value-type="float" office:value="61.8876" calcext:value-type="float">
            <text:p>61.8876</text:p>
          </table:table-cell>
          <table:table-cell table:formula="of:=[$'McSp stats'.L9]" office:value-type="float" office:value="61.8876" calcext:value-type="float">
            <text:p>61.8876</text:p>
          </table:table-cell>
          <table:table-cell table:formula="of:=[$'McSp stats'.M9]" office:value-type="float" office:value="92.3224" calcext:value-type="float">
            <text:p>92.3224</text:p>
          </table:table-cell>
          <table:table-cell table:formula="of:=[$'McSp stats'.N9]" office:value-type="float" office:value="32.9658" calcext:value-type="float">
            <text:p>32.9658</text:p>
          </table:table-cell>
          <table:table-cell table:formula="of:=[$'ScMp stats'.E9]" office:value-type="float" office:value="63.0835" calcext:value-type="float">
            <text:p>63.0835</text:p>
          </table:table-cell>
          <table:table-cell table:formula="of:=[$'ScMp stats'.F9]" office:value-type="float" office:value="119.982" calcext:value-type="float">
            <text:p>119.982</text:p>
          </table:table-cell>
          <table:table-cell table:formula="of:=[$'ScMp stats'.G9]" office:value-type="float" office:value="111.289" calcext:value-type="float">
            <text:p>111.289</text:p>
          </table:table-cell>
          <table:table-cell table:formula="of:=[$'ScMp stats'.I9]" office:value-type="float" office:value="7195.85" calcext:value-type="float">
            <text:p>7195.85</text:p>
          </table:table-cell>
          <table:table-cell table:formula="of:=[$'ScMp stats'.J9]" office:value-type="float" office:value="71.7766" calcext:value-type="float">
            <text:p>71.7766</text:p>
          </table:table-cell>
          <table:table-cell table:formula="of:=[$'ScMp stats'.L9]" office:value-type="float" office:value="71.7766" calcext:value-type="float">
            <text:p>71.7766</text:p>
          </table:table-cell>
          <table:table-cell table:formula="of:=[$'ScMp stats'.M9]" office:value-type="float" office:value="117.606" calcext:value-type="float">
            <text:p>117.606</text:p>
          </table:table-cell>
          <table:table-cell table:formula="of:=[$'ScMp stats'.N9]" office:value-type="float" office:value="38.9686" calcext:value-type="float">
            <text:p>38.9686</text:p>
          </table:table-cell>
          <table:table-cell table:formula="of:=[$'McMp stats'.E9]" office:value-type="float" office:value="0" calcext:value-type="float">
            <text:p>0</text:p>
          </table:table-cell>
          <table:table-cell table:formula="of:=[$'McMp stats'.F9]" office:value-type="float" office:value="0" calcext:value-type="float">
            <text:p>0</text:p>
          </table:table-cell>
          <table:table-cell table:formula="of:=[$'McMp stats'.G9]" office:value-type="float" office:value="0" calcext:value-type="float">
            <text:p>0</text:p>
          </table:table-cell>
          <table:table-cell table:formula="of:=[$'McMp stats'.I9]" office:value-type="float" office:value="0" calcext:value-type="float">
            <text:p>0</text:p>
          </table:table-cell>
          <table:table-cell table:formula="of:=[$'McMp stats'.J9]" office:value-type="float" office:value="0" calcext:value-type="float">
            <text:p>0</text:p>
          </table:table-cell>
          <table:table-cell table:formula="of:=[$'McMp stats'.L9]" office:value-type="float" office:value="0" calcext:value-type="float">
            <text:p>0</text:p>
          </table:table-cell>
          <table:table-cell table:formula="of:=[$'McMp stats'.M9]" office:value-type="float" office:value="0" calcext:value-type="float">
            <text:p>0</text:p>
          </table:table-cell>
          <table:table-cell table:formula="of:=[$'McMp stats'.N9]" office:value-type="float" office:value="0" calcext:value-type="float">
            <text:p>0</text:p>
          </table:table-cell>
          <table:table-cell table:formula="of:=[$'PC Stats'.E9]" office:value-type="float" office:value="0" calcext:value-type="float">
            <text:p>0</text:p>
          </table:table-cell>
          <table:table-cell table:formula="of:=[$'PC Stats'.F9]" office:value-type="float" office:value="0" calcext:value-type="float">
            <text:p>0</text:p>
          </table:table-cell>
          <table:table-cell table:formula="of:=[$'PC Stats'.G9]" office:value-type="float" office:value="0" calcext:value-type="float">
            <text:p>0</text:p>
          </table:table-cell>
          <table:table-cell table:formula="of:=[$'PC Stats'.I9]" office:value-type="float" office:value="0" calcext:value-type="float">
            <text:p>0</text:p>
          </table:table-cell>
          <table:table-cell table:formula="of:=[$'PC Stats'.J9]" office:value-type="float" office:value="0" calcext:value-type="float">
            <text:p>0</text:p>
          </table:table-cell>
          <table:table-cell table:formula="of:=[$'PC Stats'.L9]" office:value-type="float" office:value="0" calcext:value-type="float">
            <text:p>0</text:p>
          </table:table-cell>
          <table:table-cell table:formula="of:=[$'PC Stats'.M9]" office:value-type="float" office:value="0" calcext:value-type="float">
            <text:p>0</text:p>
          </table:table-cell>
          <table:table-cell table:formula="of:=[$'PC Stats'.N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C12]" office:value-type="float" office:value="10" calcext:value-type="float">
            <text:p>10</text:p>
          </table:table-cell>
          <table:table-cell table:formula="of:=[$'ScSp stats'.F10]" office:value-type="float" office:value="104.265" calcext:value-type="float">
            <text:p>104.265</text:p>
          </table:table-cell>
          <table:table-cell table:formula="of:=[$'ScSp stats'.G10]" office:value-type="float" office:value="96.9804" calcext:value-type="float">
            <text:p>96.9804</text:p>
          </table:table-cell>
          <table:table-cell table:formula="of:=[$'ScSp stats'.I10]" office:value-type="float" office:value="7196.81" calcext:value-type="float">
            <text:p>7196.81</text:p>
          </table:table-cell>
          <table:table-cell table:formula="of:=[$'ScSp stats'.J10]" office:value-type="float" office:value="134.47" calcext:value-type="float">
            <text:p>134.47</text:p>
          </table:table-cell>
          <table:table-cell table:formula="of:=[$'ScSp stats'.L10]" office:value-type="float" office:value="134.47" calcext:value-type="float">
            <text:p>134.47</text:p>
          </table:table-cell>
          <table:table-cell table:formula="of:=[$'ScSp stats'.M10]" office:value-type="float" office:value="176.039" calcext:value-type="float">
            <text:p>176.039</text:p>
          </table:table-cell>
          <table:table-cell table:formula="of:=[$'ScSp stats'.N10]" office:value-type="float" office:value="23.6135" calcext:value-type="float">
            <text:p>23.6135</text:p>
          </table:table-cell>
          <table:table-cell table:formula="of:=[$'McSp stats'.E10]" office:value-type="float" office:value="127.185" calcext:value-type="float">
            <text:p>127.185</text:p>
          </table:table-cell>
          <table:table-cell table:formula="of:=[$'McSp stats'.F10]" office:value-type="float" office:value="118.601" calcext:value-type="float">
            <text:p>118.601</text:p>
          </table:table-cell>
          <table:table-cell table:formula="of:=[$'McSp stats'.G10]" office:value-type="float" office:value="98.2771" calcext:value-type="float">
            <text:p>98.2771</text:p>
          </table:table-cell>
          <table:table-cell table:formula="of:=[$'McSp stats'.I10]" office:value-type="float" office:value="7196.89" calcext:value-type="float">
            <text:p>7196.89</text:p>
          </table:table-cell>
          <table:table-cell table:formula="of:=[$'McSp stats'.J10]" office:value-type="float" office:value="147.509" calcext:value-type="float">
            <text:p>147.509</text:p>
          </table:table-cell>
          <table:table-cell table:formula="of:=[$'McSp stats'.L10]" office:value-type="float" office:value="147.509" calcext:value-type="float">
            <text:p>147.509</text:p>
          </table:table-cell>
          <table:table-cell table:formula="of:=[$'McSp stats'.M10]" office:value-type="float" office:value="177.382" calcext:value-type="float">
            <text:p>177.382</text:p>
          </table:table-cell>
          <table:table-cell table:formula="of:=[$'McSp stats'.N10]" office:value-type="float" office:value="16.8411" calcext:value-type="float">
            <text:p>16.8411</text:p>
          </table:table-cell>
          <table:table-cell table:formula="of:=[$'ScMp stats'.E10]" office:value-type="float" office:value="127.185" calcext:value-type="float">
            <text:p>127.185</text:p>
          </table:table-cell>
          <table:table-cell table:formula="of:=[$'ScMp stats'.F10]" office:value-type="float" office:value="172.065" calcext:value-type="float">
            <text:p>172.065</text:p>
          </table:table-cell>
          <table:table-cell table:formula="of:=[$'ScMp stats'.G10]" office:value-type="float" office:value="115.568" calcext:value-type="float">
            <text:p>115.568</text:p>
          </table:table-cell>
          <table:table-cell table:formula="of:=[$'ScMp stats'.I10]" office:value-type="float" office:value="7195.69" calcext:value-type="float">
            <text:p>7195.69</text:p>
          </table:table-cell>
          <table:table-cell table:formula="of:=[$'ScMp stats'.J10]" office:value-type="float" office:value="183.682" calcext:value-type="float">
            <text:p>183.682</text:p>
          </table:table-cell>
          <table:table-cell table:formula="of:=[$'ScMp stats'.L10]" office:value-type="float" office:value="183.682" calcext:value-type="float">
            <text:p>183.682</text:p>
          </table:table-cell>
          <table:table-cell table:formula="of:=[$'ScMp stats'.M10]" office:value-type="float" office:value="228.057" calcext:value-type="float">
            <text:p>228.057</text:p>
          </table:table-cell>
          <table:table-cell table:formula="of:=[$'ScMp stats'.N10]" office:value-type="float" office:value="19.4579" calcext:value-type="float">
            <text:p>19.4579</text:p>
          </table:table-cell>
          <table:table-cell table:formula="of:=[$'McMp stats'.E10]" office:value-type="float" office:value="0" calcext:value-type="float">
            <text:p>0</text:p>
          </table:table-cell>
          <table:table-cell table:formula="of:=[$'McMp stats'.F10]" office:value-type="float" office:value="0" calcext:value-type="float">
            <text:p>0</text:p>
          </table:table-cell>
          <table:table-cell table:formula="of:=[$'McMp stats'.G10]" office:value-type="float" office:value="0" calcext:value-type="float">
            <text:p>0</text:p>
          </table:table-cell>
          <table:table-cell table:formula="of:=[$'McMp stats'.I10]" office:value-type="float" office:value="0" calcext:value-type="float">
            <text:p>0</text:p>
          </table:table-cell>
          <table:table-cell table:formula="of:=[$'McMp stats'.J10]" office:value-type="float" office:value="0" calcext:value-type="float">
            <text:p>0</text:p>
          </table:table-cell>
          <table:table-cell table:formula="of:=[$'McMp stats'.L10]" office:value-type="float" office:value="0" calcext:value-type="float">
            <text:p>0</text:p>
          </table:table-cell>
          <table:table-cell table:formula="of:=[$'McMp stats'.M10]" office:value-type="float" office:value="0" calcext:value-type="float">
            <text:p>0</text:p>
          </table:table-cell>
          <table:table-cell table:formula="of:=[$'McMp stats'.N10]" office:value-type="float" office:value="0" calcext:value-type="float">
            <text:p>0</text:p>
          </table:table-cell>
          <table:table-cell table:formula="of:=[$'PC Stats'.E10]" office:value-type="float" office:value="0" calcext:value-type="float">
            <text:p>0</text:p>
          </table:table-cell>
          <table:table-cell table:formula="of:=[$'PC Stats'.F10]" office:value-type="float" office:value="0" calcext:value-type="float">
            <text:p>0</text:p>
          </table:table-cell>
          <table:table-cell table:formula="of:=[$'PC Stats'.G10]" office:value-type="float" office:value="0" calcext:value-type="float">
            <text:p>0</text:p>
          </table:table-cell>
          <table:table-cell table:formula="of:=[$'PC Stats'.I10]" office:value-type="float" office:value="0" calcext:value-type="float">
            <text:p>0</text:p>
          </table:table-cell>
          <table:table-cell table:formula="of:=[$'PC Stats'.J10]" office:value-type="float" office:value="0" calcext:value-type="float">
            <text:p>0</text:p>
          </table:table-cell>
          <table:table-cell table:formula="of:=[$'PC Stats'.L10]" office:value-type="float" office:value="0" calcext:value-type="float">
            <text:p>0</text:p>
          </table:table-cell>
          <table:table-cell table:formula="of:=[$'PC Stats'.M10]" office:value-type="float" office:value="0" calcext:value-type="float">
            <text:p>0</text:p>
          </table:table-cell>
          <table:table-cell table:formula="of:=[$'PC Stats'.N1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C13]" office:value-type="float" office:value="10" calcext:value-type="float">
            <text:p>10</text:p>
          </table:table-cell>
          <table:table-cell table:formula="of:=[$'ScSp stats'.F11]" office:value-type="float" office:value="104.265" calcext:value-type="float">
            <text:p>104.265</text:p>
          </table:table-cell>
          <table:table-cell table:formula="of:=[$'ScSp stats'.G11]" office:value-type="float" office:value="96.9804" calcext:value-type="float">
            <text:p>96.9804</text:p>
          </table:table-cell>
          <table:table-cell table:formula="of:=[$'ScSp stats'.I11]" office:value-type="float" office:value="7196.59" calcext:value-type="float">
            <text:p>7196.59</text:p>
          </table:table-cell>
          <table:table-cell table:formula="of:=[$'ScSp stats'.J11]" office:value-type="float" office:value="134.47" calcext:value-type="float">
            <text:p>134.47</text:p>
          </table:table-cell>
          <table:table-cell table:formula="of:=[$'ScSp stats'.L11]" office:value-type="float" office:value="134.47" calcext:value-type="float">
            <text:p>134.47</text:p>
          </table:table-cell>
          <table:table-cell table:formula="of:=[$'ScSp stats'.M11]" office:value-type="float" office:value="175.954" calcext:value-type="float">
            <text:p>175.954</text:p>
          </table:table-cell>
          <table:table-cell table:formula="of:=[$'ScSp stats'.N11]" office:value-type="float" office:value="23.5766" calcext:value-type="float">
            <text:p>23.5766</text:p>
          </table:table-cell>
          <table:table-cell table:formula="of:=[$'McSp stats'.E11]" office:value-type="float" office:value="127.185" calcext:value-type="float">
            <text:p>127.185</text:p>
          </table:table-cell>
          <table:table-cell table:formula="of:=[$'McSp stats'.F11]" office:value-type="float" office:value="118.186" calcext:value-type="float">
            <text:p>118.186</text:p>
          </table:table-cell>
          <table:table-cell table:formula="of:=[$'McSp stats'.G11]" office:value-type="float" office:value="94.5021" calcext:value-type="float">
            <text:p>94.5021</text:p>
          </table:table-cell>
          <table:table-cell table:formula="of:=[$'McSp stats'.I11]" office:value-type="float" office:value="7197.45" calcext:value-type="float">
            <text:p>7197.45</text:p>
          </table:table-cell>
          <table:table-cell table:formula="of:=[$'McSp stats'.J11]" office:value-type="float" office:value="150.869" calcext:value-type="float">
            <text:p>150.869</text:p>
          </table:table-cell>
          <table:table-cell table:formula="of:=[$'McSp stats'.L11]" office:value-type="float" office:value="150.869" calcext:value-type="float">
            <text:p>150.869</text:p>
          </table:table-cell>
          <table:table-cell table:formula="of:=[$'McSp stats'.M11]" office:value-type="float" office:value="177.262" calcext:value-type="float">
            <text:p>177.262</text:p>
          </table:table-cell>
          <table:table-cell table:formula="of:=[$'McSp stats'.N11]" office:value-type="float" office:value="14.8893" calcext:value-type="float">
            <text:p>14.8893</text:p>
          </table:table-cell>
          <table:table-cell table:formula="of:=[$'ScMp stats'.E11]" office:value-type="float" office:value="127.185" calcext:value-type="float">
            <text:p>127.185</text:p>
          </table:table-cell>
          <table:table-cell table:formula="of:=[$'ScMp stats'.F11]" office:value-type="float" office:value="172.065" calcext:value-type="float">
            <text:p>172.065</text:p>
          </table:table-cell>
          <table:table-cell table:formula="of:=[$'ScMp stats'.G11]" office:value-type="float" office:value="115.733" calcext:value-type="float">
            <text:p>115.733</text:p>
          </table:table-cell>
          <table:table-cell table:formula="of:=[$'ScMp stats'.I11]" office:value-type="float" office:value="7196.43" calcext:value-type="float">
            <text:p>7196.43</text:p>
          </table:table-cell>
          <table:table-cell table:formula="of:=[$'ScMp stats'.J11]" office:value-type="float" office:value="183.517" calcext:value-type="float">
            <text:p>183.517</text:p>
          </table:table-cell>
          <table:table-cell table:formula="of:=[$'ScMp stats'.L11]" office:value-type="float" office:value="183.517" calcext:value-type="float">
            <text:p>183.517</text:p>
          </table:table-cell>
          <table:table-cell table:formula="of:=[$'ScMp stats'.M11]" office:value-type="float" office:value="227.987" calcext:value-type="float">
            <text:p>227.987</text:p>
          </table:table-cell>
          <table:table-cell table:formula="of:=[$'ScMp stats'.N11]" office:value-type="float" office:value="19.5055" calcext:value-type="float">
            <text:p>19.5055</text:p>
          </table:table-cell>
          <table:table-cell table:formula="of:=[$'McMp stats'.E11]" office:value-type="float" office:value="0" calcext:value-type="float">
            <text:p>0</text:p>
          </table:table-cell>
          <table:table-cell table:formula="of:=[$'McMp stats'.F11]" office:value-type="float" office:value="0" calcext:value-type="float">
            <text:p>0</text:p>
          </table:table-cell>
          <table:table-cell table:formula="of:=[$'McMp stats'.G11]" office:value-type="float" office:value="0" calcext:value-type="float">
            <text:p>0</text:p>
          </table:table-cell>
          <table:table-cell table:formula="of:=[$'McMp stats'.I11]" office:value-type="float" office:value="0" calcext:value-type="float">
            <text:p>0</text:p>
          </table:table-cell>
          <table:table-cell table:formula="of:=[$'McMp stats'.J11]" office:value-type="float" office:value="0" calcext:value-type="float">
            <text:p>0</text:p>
          </table:table-cell>
          <table:table-cell table:formula="of:=[$'McMp stats'.L11]" office:value-type="float" office:value="0" calcext:value-type="float">
            <text:p>0</text:p>
          </table:table-cell>
          <table:table-cell table:formula="of:=[$'McMp stats'.M11]" office:value-type="float" office:value="0" calcext:value-type="float">
            <text:p>0</text:p>
          </table:table-cell>
          <table:table-cell table:formula="of:=[$'McMp stats'.N11]" office:value-type="float" office:value="0" calcext:value-type="float">
            <text:p>0</text:p>
          </table:table-cell>
          <table:table-cell table:formula="of:=[$'PC Stats'.E11]" office:value-type="float" office:value="0" calcext:value-type="float">
            <text:p>0</text:p>
          </table:table-cell>
          <table:table-cell table:formula="of:=[$'PC Stats'.F11]" office:value-type="float" office:value="0" calcext:value-type="float">
            <text:p>0</text:p>
          </table:table-cell>
          <table:table-cell table:formula="of:=[$'PC Stats'.G11]" office:value-type="float" office:value="0" calcext:value-type="float">
            <text:p>0</text:p>
          </table:table-cell>
          <table:table-cell table:formula="of:=[$'PC Stats'.I11]" office:value-type="float" office:value="0" calcext:value-type="float">
            <text:p>0</text:p>
          </table:table-cell>
          <table:table-cell table:formula="of:=[$'PC Stats'.J11]" office:value-type="float" office:value="0" calcext:value-type="float">
            <text:p>0</text:p>
          </table:table-cell>
          <table:table-cell table:formula="of:=[$'PC Stats'.L11]" office:value-type="float" office:value="0" calcext:value-type="float">
            <text:p>0</text:p>
          </table:table-cell>
          <table:table-cell table:formula="of:=[$'PC Stats'.M11]" office:value-type="float" office:value="0" calcext:value-type="float">
            <text:p>0</text:p>
          </table:table-cell>
          <table:table-cell table:formula="of:=[$'PC Stats'.N1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#REF!]" office:value-type="string" office:string-value="" calcext:value-type="error">
            <text:p>#REF!</text:p>
          </table:table-cell>
          <table:table-cell table:formula="of:=[$'ScSp stats'.F12]" office:value-type="float" office:value="104.265" calcext:value-type="float">
            <text:p>104.265</text:p>
          </table:table-cell>
          <table:table-cell table:formula="of:=[$'ScSp stats'.G12]" office:value-type="float" office:value="96.9804" calcext:value-type="float">
            <text:p>96.9804</text:p>
          </table:table-cell>
          <table:table-cell table:formula="of:=[$'ScSp stats'.I12]" office:value-type="float" office:value="7196.98" calcext:value-type="float">
            <text:p>7196.98</text:p>
          </table:table-cell>
          <table:table-cell table:formula="of:=[$'ScSp stats'.J12]" office:value-type="float" office:value="134.47" calcext:value-type="float">
            <text:p>134.47</text:p>
          </table:table-cell>
          <table:table-cell table:formula="of:=[$'ScSp stats'.L12]" office:value-type="float" office:value="134.47" calcext:value-type="float">
            <text:p>134.47</text:p>
          </table:table-cell>
          <table:table-cell table:formula="of:=[$'ScSp stats'.M12]" office:value-type="float" office:value="176.017" calcext:value-type="float">
            <text:p>176.017</text:p>
          </table:table-cell>
          <table:table-cell table:formula="of:=[$'ScSp stats'.N12]" office:value-type="float" office:value="23.604" calcext:value-type="float">
            <text:p>23.604</text:p>
          </table:table-cell>
          <table:table-cell table:formula="of:=[$'McSp stats'.E12]" office:value-type="float" office:value="127.185" calcext:value-type="float">
            <text:p>127.185</text:p>
          </table:table-cell>
          <table:table-cell table:formula="of:=[$'McSp stats'.F12]" office:value-type="float" office:value="118.601" calcext:value-type="float">
            <text:p>118.601</text:p>
          </table:table-cell>
          <table:table-cell table:formula="of:=[$'McSp stats'.G12]" office:value-type="float" office:value="102.948" calcext:value-type="float">
            <text:p>102.948</text:p>
          </table:table-cell>
          <table:table-cell table:formula="of:=[$'McSp stats'.I12]" office:value-type="float" office:value="7197.52" calcext:value-type="float">
            <text:p>7197.52</text:p>
          </table:table-cell>
          <table:table-cell table:formula="of:=[$'McSp stats'.J12]" office:value-type="float" office:value="142.838" calcext:value-type="float">
            <text:p>142.838</text:p>
          </table:table-cell>
          <table:table-cell table:formula="of:=[$'McSp stats'.L12]" office:value-type="float" office:value="142.838" calcext:value-type="float">
            <text:p>142.838</text:p>
          </table:table-cell>
          <table:table-cell table:formula="of:=[$'McSp stats'.M12]" office:value-type="float" office:value="177.326" calcext:value-type="float">
            <text:p>177.326</text:p>
          </table:table-cell>
          <table:table-cell table:formula="of:=[$'McSp stats'.N12]" office:value-type="float" office:value="19.4489" calcext:value-type="float">
            <text:p>19.4489</text:p>
          </table:table-cell>
          <table:table-cell table:formula="of:=[$'ScMp stats'.E12]" office:value-type="float" office:value="127.185" calcext:value-type="float">
            <text:p>127.185</text:p>
          </table:table-cell>
          <table:table-cell table:formula="of:=[$'ScMp stats'.F12]" office:value-type="float" office:value="172.065" calcext:value-type="float">
            <text:p>172.065</text:p>
          </table:table-cell>
          <table:table-cell table:formula="of:=[$'ScMp stats'.G12]" office:value-type="float" office:value="114.624" calcext:value-type="float">
            <text:p>114.624</text:p>
          </table:table-cell>
          <table:table-cell table:formula="of:=[$'ScMp stats'.I12]" office:value-type="float" office:value="7195.82" calcext:value-type="float">
            <text:p>7195.82</text:p>
          </table:table-cell>
          <table:table-cell table:formula="of:=[$'ScMp stats'.J12]" office:value-type="float" office:value="184.626" calcext:value-type="float">
            <text:p>184.626</text:p>
          </table:table-cell>
          <table:table-cell table:formula="of:=[$'ScMp stats'.L12]" office:value-type="float" office:value="184.626" calcext:value-type="float">
            <text:p>184.626</text:p>
          </table:table-cell>
          <table:table-cell table:formula="of:=[$'ScMp stats'.M12]" office:value-type="float" office:value="228.051" calcext:value-type="float">
            <text:p>228.051</text:p>
          </table:table-cell>
          <table:table-cell table:formula="of:=[$'ScMp stats'.N12]" office:value-type="float" office:value="19.0418" calcext:value-type="float">
            <text:p>19.0418</text:p>
          </table:table-cell>
          <table:table-cell table:formula="of:=[$'McMp stats'.E12]" office:value-type="float" office:value="0" calcext:value-type="float">
            <text:p>0</text:p>
          </table:table-cell>
          <table:table-cell table:formula="of:=[$'McMp stats'.F12]" office:value-type="float" office:value="0" calcext:value-type="float">
            <text:p>0</text:p>
          </table:table-cell>
          <table:table-cell table:formula="of:=[$'McMp stats'.G12]" office:value-type="float" office:value="0" calcext:value-type="float">
            <text:p>0</text:p>
          </table:table-cell>
          <table:table-cell table:formula="of:=[$'McMp stats'.I12]" office:value-type="float" office:value="0" calcext:value-type="float">
            <text:p>0</text:p>
          </table:table-cell>
          <table:table-cell table:formula="of:=[$'McMp stats'.J12]" office:value-type="float" office:value="0" calcext:value-type="float">
            <text:p>0</text:p>
          </table:table-cell>
          <table:table-cell table:formula="of:=[$'McMp stats'.L12]" office:value-type="float" office:value="0" calcext:value-type="float">
            <text:p>0</text:p>
          </table:table-cell>
          <table:table-cell table:formula="of:=[$'McMp stats'.M12]" office:value-type="float" office:value="0" calcext:value-type="float">
            <text:p>0</text:p>
          </table:table-cell>
          <table:table-cell table:formula="of:=[$'McMp stats'.N12]" office:value-type="float" office:value="0" calcext:value-type="float">
            <text:p>0</text:p>
          </table:table-cell>
          <table:table-cell table:formula="of:=[$'PC Stats'.E12]" office:value-type="float" office:value="0" calcext:value-type="float">
            <text:p>0</text:p>
          </table:table-cell>
          <table:table-cell table:formula="of:=[$'PC Stats'.F12]" office:value-type="float" office:value="0" calcext:value-type="float">
            <text:p>0</text:p>
          </table:table-cell>
          <table:table-cell table:formula="of:=[$'PC Stats'.G12]" office:value-type="float" office:value="0" calcext:value-type="float">
            <text:p>0</text:p>
          </table:table-cell>
          <table:table-cell table:formula="of:=[$'PC Stats'.I12]" office:value-type="float" office:value="0" calcext:value-type="float">
            <text:p>0</text:p>
          </table:table-cell>
          <table:table-cell table:formula="of:=[$'PC Stats'.J12]" office:value-type="float" office:value="0" calcext:value-type="float">
            <text:p>0</text:p>
          </table:table-cell>
          <table:table-cell table:formula="of:=[$'PC Stats'.L12]" office:value-type="float" office:value="0" calcext:value-type="float">
            <text:p>0</text:p>
          </table:table-cell>
          <table:table-cell table:formula="of:=[$'PC Stats'.M12]" office:value-type="float" office:value="0" calcext:value-type="float">
            <text:p>0</text:p>
          </table:table-cell>
          <table:table-cell table:formula="of:=[$'PC Stats'.N1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#REF!]" office:value-type="string" office:string-value="" calcext:value-type="error">
            <text:p>#REF!</text:p>
          </table:table-cell>
          <table:table-cell table:formula="of:=[$'ScSp stats'.F13]" office:value-type="float" office:value="104.265" calcext:value-type="float">
            <text:p>104.265</text:p>
          </table:table-cell>
          <table:table-cell table:formula="of:=[$'ScSp stats'.G13]" office:value-type="float" office:value="96.9804" calcext:value-type="float">
            <text:p>96.9804</text:p>
          </table:table-cell>
          <table:table-cell table:formula="of:=[$'ScSp stats'.I13]" office:value-type="float" office:value="7197.22" calcext:value-type="float">
            <text:p>7197.22</text:p>
          </table:table-cell>
          <table:table-cell table:formula="of:=[$'ScSp stats'.J13]" office:value-type="float" office:value="134.47" calcext:value-type="float">
            <text:p>134.47</text:p>
          </table:table-cell>
          <table:table-cell table:formula="of:=[$'ScSp stats'.L13]" office:value-type="float" office:value="134.47" calcext:value-type="float">
            <text:p>134.47</text:p>
          </table:table-cell>
          <table:table-cell table:formula="of:=[$'ScSp stats'.M13]" office:value-type="float" office:value="175.88" calcext:value-type="float">
            <text:p>175.88</text:p>
          </table:table-cell>
          <table:table-cell table:formula="of:=[$'ScSp stats'.N13]" office:value-type="float" office:value="23.5445" calcext:value-type="float">
            <text:p>23.5445</text:p>
          </table:table-cell>
          <table:table-cell table:formula="of:=[$'McSp stats'.E13]" office:value-type="float" office:value="127.185" calcext:value-type="float">
            <text:p>127.185</text:p>
          </table:table-cell>
          <table:table-cell table:formula="of:=[$'McSp stats'.F13]" office:value-type="float" office:value="118.601" calcext:value-type="float">
            <text:p>118.601</text:p>
          </table:table-cell>
          <table:table-cell table:formula="of:=[$'McSp stats'.G13]" office:value-type="float" office:value="99.4774" calcext:value-type="float">
            <text:p>99.4774</text:p>
          </table:table-cell>
          <table:table-cell table:formula="of:=[$'McSp stats'.I13]" office:value-type="float" office:value="7197.32" calcext:value-type="float">
            <text:p>7197.32</text:p>
          </table:table-cell>
          <table:table-cell table:formula="of:=[$'McSp stats'.J13]" office:value-type="float" office:value="146.309" calcext:value-type="float">
            <text:p>146.309</text:p>
          </table:table-cell>
          <table:table-cell table:formula="of:=[$'McSp stats'.L13]" office:value-type="float" office:value="146.309" calcext:value-type="float">
            <text:p>146.309</text:p>
          </table:table-cell>
          <table:table-cell table:formula="of:=[$'McSp stats'.M13]" office:value-type="float" office:value="177.319" calcext:value-type="float">
            <text:p>177.319</text:p>
          </table:table-cell>
          <table:table-cell table:formula="of:=[$'McSp stats'.N13]" office:value-type="float" office:value="17.4883" calcext:value-type="float">
            <text:p>17.4883</text:p>
          </table:table-cell>
          <table:table-cell table:formula="of:=[$'ScMp stats'.E13]" office:value-type="float" office:value="127.185" calcext:value-type="float">
            <text:p>127.185</text:p>
          </table:table-cell>
          <table:table-cell table:formula="of:=[$'ScMp stats'.F13]" office:value-type="float" office:value="172.065" calcext:value-type="float">
            <text:p>172.065</text:p>
          </table:table-cell>
          <table:table-cell table:formula="of:=[$'ScMp stats'.G13]" office:value-type="float" office:value="112.758" calcext:value-type="float">
            <text:p>112.758</text:p>
          </table:table-cell>
          <table:table-cell table:formula="of:=[$'ScMp stats'.I13]" office:value-type="float" office:value="7195.61" calcext:value-type="float">
            <text:p>7195.61</text:p>
          </table:table-cell>
          <table:table-cell table:formula="of:=[$'ScMp stats'.J13]" office:value-type="float" office:value="186.491" calcext:value-type="float">
            <text:p>186.491</text:p>
          </table:table-cell>
          <table:table-cell table:formula="of:=[$'ScMp stats'.L13]" office:value-type="float" office:value="186.491" calcext:value-type="float">
            <text:p>186.491</text:p>
          </table:table-cell>
          <table:table-cell table:formula="of:=[$'ScMp stats'.M13]" office:value-type="float" office:value="228.047" calcext:value-type="float">
            <text:p>228.047</text:p>
          </table:table-cell>
          <table:table-cell table:formula="of:=[$'ScMp stats'.N13]" office:value-type="float" office:value="18.2226" calcext:value-type="float">
            <text:p>18.2226</text:p>
          </table:table-cell>
          <table:table-cell table:formula="of:=[$'McMp stats'.E13]" office:value-type="float" office:value="0" calcext:value-type="float">
            <text:p>0</text:p>
          </table:table-cell>
          <table:table-cell table:formula="of:=[$'McMp stats'.F13]" office:value-type="float" office:value="0" calcext:value-type="float">
            <text:p>0</text:p>
          </table:table-cell>
          <table:table-cell table:formula="of:=[$'McMp stats'.G13]" office:value-type="float" office:value="0" calcext:value-type="float">
            <text:p>0</text:p>
          </table:table-cell>
          <table:table-cell table:formula="of:=[$'McMp stats'.I13]" office:value-type="float" office:value="0" calcext:value-type="float">
            <text:p>0</text:p>
          </table:table-cell>
          <table:table-cell table:formula="of:=[$'McMp stats'.J13]" office:value-type="float" office:value="0" calcext:value-type="float">
            <text:p>0</text:p>
          </table:table-cell>
          <table:table-cell table:formula="of:=[$'McMp stats'.L13]" office:value-type="float" office:value="0" calcext:value-type="float">
            <text:p>0</text:p>
          </table:table-cell>
          <table:table-cell table:formula="of:=[$'McMp stats'.M13]" office:value-type="float" office:value="0" calcext:value-type="float">
            <text:p>0</text:p>
          </table:table-cell>
          <table:table-cell table:formula="of:=[$'McMp stats'.N13]" office:value-type="float" office:value="0" calcext:value-type="float">
            <text:p>0</text:p>
          </table:table-cell>
          <table:table-cell table:formula="of:=[$'PC Stats'.E13]" office:value-type="float" office:value="0" calcext:value-type="float">
            <text:p>0</text:p>
          </table:table-cell>
          <table:table-cell table:formula="of:=[$'PC Stats'.F13]" office:value-type="float" office:value="0" calcext:value-type="float">
            <text:p>0</text:p>
          </table:table-cell>
          <table:table-cell table:formula="of:=[$'PC Stats'.G13]" office:value-type="float" office:value="0" calcext:value-type="float">
            <text:p>0</text:p>
          </table:table-cell>
          <table:table-cell table:formula="of:=[$'PC Stats'.I13]" office:value-type="float" office:value="0" calcext:value-type="float">
            <text:p>0</text:p>
          </table:table-cell>
          <table:table-cell table:formula="of:=[$'PC Stats'.J13]" office:value-type="float" office:value="0" calcext:value-type="float">
            <text:p>0</text:p>
          </table:table-cell>
          <table:table-cell table:formula="of:=[$'PC Stats'.L13]" office:value-type="float" office:value="0" calcext:value-type="float">
            <text:p>0</text:p>
          </table:table-cell>
          <table:table-cell table:formula="of:=[$'PC Stats'.M13]" office:value-type="float" office:value="0" calcext:value-type="float">
            <text:p>0</text:p>
          </table:table-cell>
          <table:table-cell table:formula="of:=[$'PC Stats'.N1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PC Stats'.E14]" office:value-type="float" office:value="0" calcext:value-type="float">
            <text:p>0</text:p>
          </table:table-cell>
          <table:table-cell table:formula="of:=[$'PC Stats'.F14]" office:value-type="float" office:value="0" calcext:value-type="float">
            <text:p>0</text:p>
          </table:table-cell>
          <table:table-cell table:formula="of:=[$'PC Stats'.G14]" office:value-type="float" office:value="0" calcext:value-type="float">
            <text:p>0</text:p>
          </table:table-cell>
          <table:table-cell table:formula="of:=[$'PC Stats'.I14]" office:value-type="float" office:value="0" calcext:value-type="float">
            <text:p>0</text:p>
          </table:table-cell>
          <table:table-cell table:formula="of:=[$'PC Stats'.J14]" office:value-type="float" office:value="0" calcext:value-type="float">
            <text:p>0</text:p>
          </table:table-cell>
          <table:table-cell table:formula="of:=[$'PC Stats'.L14]" office:value-type="float" office:value="0" calcext:value-type="float">
            <text:p>0</text:p>
          </table:table-cell>
          <table:table-cell table:formula="of:=[$'PC Stats'.M14]" office:value-type="float" office:value="0" calcext:value-type="float">
            <text:p>0</text:p>
          </table:table-cell>
          <table:table-cell table:formula="of:=[$'PC Stats'.N1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PC Stats'.E15]" office:value-type="float" office:value="0" calcext:value-type="float">
            <text:p>0</text:p>
          </table:table-cell>
          <table:table-cell table:formula="of:=[$'PC Stats'.F15]" office:value-type="float" office:value="0" calcext:value-type="float">
            <text:p>0</text:p>
          </table:table-cell>
          <table:table-cell table:formula="of:=[$'PC Stats'.G15]" office:value-type="float" office:value="0" calcext:value-type="float">
            <text:p>0</text:p>
          </table:table-cell>
          <table:table-cell table:formula="of:=[$'PC Stats'.I15]" office:value-type="float" office:value="0" calcext:value-type="float">
            <text:p>0</text:p>
          </table:table-cell>
          <table:table-cell table:formula="of:=[$'PC Stats'.J15]" office:value-type="float" office:value="0" calcext:value-type="float">
            <text:p>0</text:p>
          </table:table-cell>
          <table:table-cell table:formula="of:=[$'PC Stats'.L15]" office:value-type="float" office:value="0" calcext:value-type="float">
            <text:p>0</text:p>
          </table:table-cell>
          <table:table-cell table:formula="of:=[$'PC Stats'.M15]" office:value-type="float" office:value="0" calcext:value-type="float">
            <text:p>0</text:p>
          </table:table-cell>
          <table:table-cell table:formula="of:=[$'PC Stats'.N1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PC Stats'.E16]" office:value-type="float" office:value="0" calcext:value-type="float">
            <text:p>0</text:p>
          </table:table-cell>
          <table:table-cell table:formula="of:=[$'PC Stats'.F16]" office:value-type="float" office:value="0" calcext:value-type="float">
            <text:p>0</text:p>
          </table:table-cell>
          <table:table-cell table:formula="of:=[$'PC Stats'.G16]" office:value-type="float" office:value="0" calcext:value-type="float">
            <text:p>0</text:p>
          </table:table-cell>
          <table:table-cell table:formula="of:=[$'PC Stats'.I16]" office:value-type="float" office:value="0" calcext:value-type="float">
            <text:p>0</text:p>
          </table:table-cell>
          <table:table-cell table:formula="of:=[$'PC Stats'.J16]" office:value-type="float" office:value="0" calcext:value-type="float">
            <text:p>0</text:p>
          </table:table-cell>
          <table:table-cell table:formula="of:=[$'PC Stats'.L16]" office:value-type="float" office:value="0" calcext:value-type="float">
            <text:p>0</text:p>
          </table:table-cell>
          <table:table-cell table:formula="of:=[$'PC Stats'.M16]" office:value-type="float" office:value="0" calcext:value-type="float">
            <text:p>0</text:p>
          </table:table-cell>
          <table:table-cell table:formula="of:=[$'PC Stats'.N1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PC Stats'.E17]" office:value-type="float" office:value="0" calcext:value-type="float">
            <text:p>0</text:p>
          </table:table-cell>
          <table:table-cell table:formula="of:=[$'PC Stats'.F17]" office:value-type="float" office:value="0" calcext:value-type="float">
            <text:p>0</text:p>
          </table:table-cell>
          <table:table-cell table:formula="of:=[$'PC Stats'.G17]" office:value-type="float" office:value="0" calcext:value-type="float">
            <text:p>0</text:p>
          </table:table-cell>
          <table:table-cell table:formula="of:=[$'PC Stats'.I17]" office:value-type="float" office:value="0" calcext:value-type="float">
            <text:p>0</text:p>
          </table:table-cell>
          <table:table-cell table:formula="of:=[$'PC Stats'.J17]" office:value-type="float" office:value="0" calcext:value-type="float">
            <text:p>0</text:p>
          </table:table-cell>
          <table:table-cell table:formula="of:=[$'PC Stats'.L17]" office:value-type="float" office:value="0" calcext:value-type="float">
            <text:p>0</text:p>
          </table:table-cell>
          <table:table-cell table:formula="of:=[$'PC Stats'.M17]" office:value-type="float" office:value="0" calcext:value-type="float">
            <text:p>0</text:p>
          </table:table-cell>
          <table:table-cell table:formula="of:=[$'PC Stats'.N1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PC Stats'.E18]" office:value-type="float" office:value="0" calcext:value-type="float">
            <text:p>0</text:p>
          </table:table-cell>
          <table:table-cell table:formula="of:=[$'PC Stats'.F18]" office:value-type="float" office:value="0" calcext:value-type="float">
            <text:p>0</text:p>
          </table:table-cell>
          <table:table-cell table:formula="of:=[$'PC Stats'.G18]" office:value-type="float" office:value="0" calcext:value-type="float">
            <text:p>0</text:p>
          </table:table-cell>
          <table:table-cell table:formula="of:=[$'PC Stats'.I18]" office:value-type="float" office:value="0" calcext:value-type="float">
            <text:p>0</text:p>
          </table:table-cell>
          <table:table-cell table:formula="of:=[$'PC Stats'.J18]" office:value-type="float" office:value="0" calcext:value-type="float">
            <text:p>0</text:p>
          </table:table-cell>
          <table:table-cell table:formula="of:=[$'PC Stats'.L18]" office:value-type="float" office:value="0" calcext:value-type="float">
            <text:p>0</text:p>
          </table:table-cell>
          <table:table-cell table:formula="of:=[$'PC Stats'.M18]" office:value-type="float" office:value="0" calcext:value-type="float">
            <text:p>0</text:p>
          </table:table-cell>
          <table:table-cell table:formula="of:=[$'PC Stats'.N1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PC Stats'.E19]" office:value-type="float" office:value="0" calcext:value-type="float">
            <text:p>0</text:p>
          </table:table-cell>
          <table:table-cell table:formula="of:=[$'PC Stats'.F19]" office:value-type="float" office:value="0" calcext:value-type="float">
            <text:p>0</text:p>
          </table:table-cell>
          <table:table-cell table:formula="of:=[$'PC Stats'.G19]" office:value-type="float" office:value="0" calcext:value-type="float">
            <text:p>0</text:p>
          </table:table-cell>
          <table:table-cell table:formula="of:=[$'PC Stats'.I19]" office:value-type="float" office:value="0" calcext:value-type="float">
            <text:p>0</text:p>
          </table:table-cell>
          <table:table-cell table:formula="of:=[$'PC Stats'.J19]" office:value-type="float" office:value="0" calcext:value-type="float">
            <text:p>0</text:p>
          </table:table-cell>
          <table:table-cell table:formula="of:=[$'PC Stats'.L19]" office:value-type="float" office:value="0" calcext:value-type="float">
            <text:p>0</text:p>
          </table:table-cell>
          <table:table-cell table:formula="of:=[$'PC Stats'.M19]" office:value-type="float" office:value="0" calcext:value-type="float">
            <text:p>0</text:p>
          </table:table-cell>
          <table:table-cell table:formula="of:=[$'PC Stats'.N1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PC Stats'.E20]" office:value-type="float" office:value="0" calcext:value-type="float">
            <text:p>0</text:p>
          </table:table-cell>
          <table:table-cell table:formula="of:=[$'PC Stats'.F20]" office:value-type="float" office:value="0" calcext:value-type="float">
            <text:p>0</text:p>
          </table:table-cell>
          <table:table-cell table:formula="of:=[$'PC Stats'.G20]" office:value-type="float" office:value="0" calcext:value-type="float">
            <text:p>0</text:p>
          </table:table-cell>
          <table:table-cell table:formula="of:=[$'PC Stats'.I20]" office:value-type="float" office:value="0" calcext:value-type="float">
            <text:p>0</text:p>
          </table:table-cell>
          <table:table-cell table:formula="of:=[$'PC Stats'.J20]" office:value-type="float" office:value="0" calcext:value-type="float">
            <text:p>0</text:p>
          </table:table-cell>
          <table:table-cell table:formula="of:=[$'PC Stats'.L20]" office:value-type="float" office:value="0" calcext:value-type="float">
            <text:p>0</text:p>
          </table:table-cell>
          <table:table-cell table:formula="of:=[$'PC Stats'.M20]" office:value-type="float" office:value="0" calcext:value-type="float">
            <text:p>0</text:p>
          </table:table-cell>
          <table:table-cell table:formula="of:=[$'PC Stats'.N2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PC Stats'.E21]" office:value-type="float" office:value="0" calcext:value-type="float">
            <text:p>0</text:p>
          </table:table-cell>
          <table:table-cell table:formula="of:=[$'PC Stats'.F21]" office:value-type="float" office:value="0" calcext:value-type="float">
            <text:p>0</text:p>
          </table:table-cell>
          <table:table-cell table:formula="of:=[$'PC Stats'.G21]" office:value-type="float" office:value="0" calcext:value-type="float">
            <text:p>0</text:p>
          </table:table-cell>
          <table:table-cell table:formula="of:=[$'PC Stats'.I21]" office:value-type="float" office:value="0" calcext:value-type="float">
            <text:p>0</text:p>
          </table:table-cell>
          <table:table-cell table:formula="of:=[$'PC Stats'.J21]" office:value-type="float" office:value="0" calcext:value-type="float">
            <text:p>0</text:p>
          </table:table-cell>
          <table:table-cell table:formula="of:=[$'PC Stats'.L21]" office:value-type="float" office:value="0" calcext:value-type="float">
            <text:p>0</text:p>
          </table:table-cell>
          <table:table-cell table:formula="of:=[$'PC Stats'.M21]" office:value-type="float" office:value="0" calcext:value-type="float">
            <text:p>0</text:p>
          </table:table-cell>
          <table:table-cell table:formula="of:=[$'PC Stats'.N2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PC Stats'.E22]" office:value-type="float" office:value="0" calcext:value-type="float">
            <text:p>0</text:p>
          </table:table-cell>
          <table:table-cell table:formula="of:=[$'PC Stats'.F22]" office:value-type="float" office:value="0" calcext:value-type="float">
            <text:p>0</text:p>
          </table:table-cell>
          <table:table-cell table:formula="of:=[$'PC Stats'.G22]" office:value-type="float" office:value="0" calcext:value-type="float">
            <text:p>0</text:p>
          </table:table-cell>
          <table:table-cell table:formula="of:=[$'PC Stats'.I22]" office:value-type="float" office:value="0" calcext:value-type="float">
            <text:p>0</text:p>
          </table:table-cell>
          <table:table-cell table:formula="of:=[$'PC Stats'.J22]" office:value-type="float" office:value="0" calcext:value-type="float">
            <text:p>0</text:p>
          </table:table-cell>
          <table:table-cell table:formula="of:=[$'PC Stats'.L22]" office:value-type="float" office:value="0" calcext:value-type="float">
            <text:p>0</text:p>
          </table:table-cell>
          <table:table-cell table:formula="of:=[$'PC Stats'.M22]" office:value-type="float" office:value="0" calcext:value-type="float">
            <text:p>0</text:p>
          </table:table-cell>
          <table:table-cell table:formula="of:=[$'PC Stats'.N2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PC Stats'.E23]" office:value-type="float" office:value="0" calcext:value-type="float">
            <text:p>0</text:p>
          </table:table-cell>
          <table:table-cell table:formula="of:=[$'PC Stats'.F23]" office:value-type="float" office:value="0" calcext:value-type="float">
            <text:p>0</text:p>
          </table:table-cell>
          <table:table-cell table:formula="of:=[$'PC Stats'.G23]" office:value-type="float" office:value="0" calcext:value-type="float">
            <text:p>0</text:p>
          </table:table-cell>
          <table:table-cell table:formula="of:=[$'PC Stats'.I23]" office:value-type="float" office:value="0" calcext:value-type="float">
            <text:p>0</text:p>
          </table:table-cell>
          <table:table-cell table:formula="of:=[$'PC Stats'.J23]" office:value-type="float" office:value="0" calcext:value-type="float">
            <text:p>0</text:p>
          </table:table-cell>
          <table:table-cell table:formula="of:=[$'PC Stats'.L23]" office:value-type="float" office:value="0" calcext:value-type="float">
            <text:p>0</text:p>
          </table:table-cell>
          <table:table-cell table:formula="of:=[$'PC Stats'.M23]" office:value-type="float" office:value="0" calcext:value-type="float">
            <text:p>0</text:p>
          </table:table-cell>
          <table:table-cell table:formula="of:=[$'PC Stats'.N2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PC Stats'.E24]" office:value-type="float" office:value="0" calcext:value-type="float">
            <text:p>0</text:p>
          </table:table-cell>
          <table:table-cell table:formula="of:=[$'PC Stats'.F24]" office:value-type="float" office:value="0" calcext:value-type="float">
            <text:p>0</text:p>
          </table:table-cell>
          <table:table-cell table:formula="of:=[$'PC Stats'.G24]" office:value-type="float" office:value="0" calcext:value-type="float">
            <text:p>0</text:p>
          </table:table-cell>
          <table:table-cell table:formula="of:=[$'PC Stats'.I24]" office:value-type="float" office:value="0" calcext:value-type="float">
            <text:p>0</text:p>
          </table:table-cell>
          <table:table-cell table:formula="of:=[$'PC Stats'.J24]" office:value-type="float" office:value="0" calcext:value-type="float">
            <text:p>0</text:p>
          </table:table-cell>
          <table:table-cell table:formula="of:=[$'PC Stats'.L24]" office:value-type="float" office:value="0" calcext:value-type="float">
            <text:p>0</text:p>
          </table:table-cell>
          <table:table-cell table:formula="of:=[$'PC Stats'.M24]" office:value-type="float" office:value="0" calcext:value-type="float">
            <text:p>0</text:p>
          </table:table-cell>
          <table:table-cell table:formula="of:=[$'PC Stats'.N2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PC Stats'.E25]" office:value-type="float" office:value="0" calcext:value-type="float">
            <text:p>0</text:p>
          </table:table-cell>
          <table:table-cell table:formula="of:=[$'PC Stats'.F25]" office:value-type="float" office:value="0" calcext:value-type="float">
            <text:p>0</text:p>
          </table:table-cell>
          <table:table-cell table:formula="of:=[$'PC Stats'.G25]" office:value-type="float" office:value="0" calcext:value-type="float">
            <text:p>0</text:p>
          </table:table-cell>
          <table:table-cell table:formula="of:=[$'PC Stats'.I25]" office:value-type="float" office:value="0" calcext:value-type="float">
            <text:p>0</text:p>
          </table:table-cell>
          <table:table-cell table:formula="of:=[$'PC Stats'.J25]" office:value-type="float" office:value="0" calcext:value-type="float">
            <text:p>0</text:p>
          </table:table-cell>
          <table:table-cell table:formula="of:=[$'PC Stats'.L25]" office:value-type="float" office:value="0" calcext:value-type="float">
            <text:p>0</text:p>
          </table:table-cell>
          <table:table-cell table:formula="of:=[$'PC Stats'.M25]" office:value-type="float" office:value="0" calcext:value-type="float">
            <text:p>0</text:p>
          </table:table-cell>
          <table:table-cell table:formula="of:=[$'PC Stats'.N2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14]" office:value-type="float" office:value="55.0098" calcext:value-type="float">
            <text:p>55.0098</text:p>
          </table:table-cell>
          <table:table-cell table:formula="of:=[$'ScSp stats'.F14]" office:value-type="float" office:value="83.1486" calcext:value-type="float">
            <text:p>83.1486</text:p>
          </table:table-cell>
          <table:table-cell table:formula="of:=[$'ScSp stats'.G14]" office:value-type="float" office:value="93.4052" calcext:value-type="float">
            <text:p>93.4052</text:p>
          </table:table-cell>
          <table:table-cell table:formula="of:=[$'ScSp stats'.I14]" office:value-type="float" office:value="7196.24" calcext:value-type="float">
            <text:p>7196.24</text:p>
          </table:table-cell>
          <table:table-cell table:formula="of:=[$'ScSp stats'.J14]" office:value-type="float" office:value="44.7532" calcext:value-type="float">
            <text:p>44.7532</text:p>
          </table:table-cell>
          <table:table-cell table:formula="of:=[$'ScSp stats'.L14]" office:value-type="float" office:value="44.7532" calcext:value-type="float">
            <text:p>44.7532</text:p>
          </table:table-cell>
          <table:table-cell table:formula="of:=[$'ScSp stats'.M14]" office:value-type="float" office:value="69.4604" calcext:value-type="float">
            <text:p>69.4604</text:p>
          </table:table-cell>
          <table:table-cell table:formula="of:=[$'ScSp stats'.N14]" office:value-type="float" office:value="35.5702" calcext:value-type="float">
            <text:p>35.5702</text:p>
          </table:table-cell>
          <table:table-cell table:formula="of:=[$'McSp stats'.E14]" office:value-type="float" office:value="55.0098" calcext:value-type="float">
            <text:p>55.0098</text:p>
          </table:table-cell>
          <table:table-cell table:formula="of:=[$'McSp stats'.F14]" office:value-type="float" office:value="83.1486" calcext:value-type="float">
            <text:p>83.1486</text:p>
          </table:table-cell>
          <table:table-cell table:formula="of:=[$'McSp stats'.G14]" office:value-type="float" office:value="91.5573" calcext:value-type="float">
            <text:p>91.5573</text:p>
          </table:table-cell>
          <table:table-cell table:formula="of:=[$'McSp stats'.I14]" office:value-type="float" office:value="7197.14" calcext:value-type="float">
            <text:p>7197.14</text:p>
          </table:table-cell>
          <table:table-cell table:formula="of:=[$'McSp stats'.J14]" office:value-type="float" office:value="46.6011" calcext:value-type="float">
            <text:p>46.6011</text:p>
          </table:table-cell>
          <table:table-cell table:formula="of:=[$'McSp stats'.L14]" office:value-type="float" office:value="46.6011" calcext:value-type="float">
            <text:p>46.6011</text:p>
          </table:table-cell>
          <table:table-cell table:formula="of:=[$'McSp stats'.M14]" office:value-type="float" office:value="69.1752" calcext:value-type="float">
            <text:p>69.1752</text:p>
          </table:table-cell>
          <table:table-cell table:formula="of:=[$'McSp stats'.N14]" office:value-type="float" office:value="32.6332" calcext:value-type="float">
            <text:p>32.6332</text:p>
          </table:table-cell>
          <table:table-cell table:formula="of:=[$'ScMp stats'.E14]" office:value-type="float" office:value="55.0098" calcext:value-type="float">
            <text:p>55.0098</text:p>
          </table:table-cell>
          <table:table-cell table:formula="of:=[$'ScMp stats'.F14]" office:value-type="float" office:value="143.314" calcext:value-type="float">
            <text:p>143.314</text:p>
          </table:table-cell>
          <table:table-cell table:formula="of:=[$'ScMp stats'.G14]" office:value-type="float" office:value="134.897" calcext:value-type="float">
            <text:p>134.897</text:p>
          </table:table-cell>
          <table:table-cell table:formula="of:=[$'ScMp stats'.I14]" office:value-type="float" office:value="7197.03" calcext:value-type="float">
            <text:p>7197.03</text:p>
          </table:table-cell>
          <table:table-cell table:formula="of:=[$'ScMp stats'.J14]" office:value-type="float" office:value="63.427" calcext:value-type="float">
            <text:p>63.427</text:p>
          </table:table-cell>
          <table:table-cell table:formula="of:=[$'ScMp stats'.L14]" office:value-type="float" office:value="63.427" calcext:value-type="float">
            <text:p>63.427</text:p>
          </table:table-cell>
          <table:table-cell table:formula="of:=[$'ScMp stats'.M14]" office:value-type="float" office:value="113.76" calcext:value-type="float">
            <text:p>113.76</text:p>
          </table:table-cell>
          <table:table-cell table:formula="of:=[$'ScMp stats'.N14]" office:value-type="float" office:value="44.2449" calcext:value-type="float">
            <text:p>44.2449</text:p>
          </table:table-cell>
          <table:table-cell table:formula="of:=[$'McMp stats'.E14]" office:value-type="float" office:value="55.0098" calcext:value-type="float">
            <text:p>55.0098</text:p>
          </table:table-cell>
          <table:table-cell table:formula="of:=[$'McMp stats'.F14]" office:value-type="float" office:value="138.382" calcext:value-type="float">
            <text:p>138.382</text:p>
          </table:table-cell>
          <table:table-cell table:formula="of:=[$'McMp stats'.G14]" office:value-type="float" office:value="143.885" calcext:value-type="float">
            <text:p>143.885</text:p>
          </table:table-cell>
          <table:table-cell table:formula="of:=[$'McMp stats'.I14]" office:value-type="float" office:value="7197.03" calcext:value-type="float">
            <text:p>7197.03</text:p>
          </table:table-cell>
          <table:table-cell table:formula="of:=[$'McMp stats'.J14]" office:value-type="float" office:value="49.5071" calcext:value-type="float">
            <text:p>49.5071</text:p>
          </table:table-cell>
          <table:table-cell table:formula="of:=[$'McMp stats'.L14]" office:value-type="float" office:value="49.5071" calcext:value-type="float">
            <text:p>49.5071</text:p>
          </table:table-cell>
          <table:table-cell table:formula="of:=[$'McMp stats'.M14]" office:value-type="float" office:value="113.504" calcext:value-type="float">
            <text:p>113.504</text:p>
          </table:table-cell>
          <table:table-cell table:formula="of:=[$'McMp stats'.N14]" office:value-type="float" office:value="56.3829" calcext:value-type="float">
            <text:p>56.3829</text:p>
          </table:table-cell>
          <table:table-cell table:formula="of:=[$'PC Stats'.E26]" office:value-type="float" office:value="0" calcext:value-type="float">
            <text:p>0</text:p>
          </table:table-cell>
          <table:table-cell table:formula="of:=[$'PC Stats'.F26]" office:value-type="float" office:value="0" calcext:value-type="float">
            <text:p>0</text:p>
          </table:table-cell>
          <table:table-cell table:formula="of:=[$'PC Stats'.G26]" office:value-type="float" office:value="0" calcext:value-type="float">
            <text:p>0</text:p>
          </table:table-cell>
          <table:table-cell table:formula="of:=[$'PC Stats'.I26]" office:value-type="float" office:value="0" calcext:value-type="float">
            <text:p>0</text:p>
          </table:table-cell>
          <table:table-cell table:formula="of:=[$'PC Stats'.J26]" office:value-type="float" office:value="0" calcext:value-type="float">
            <text:p>0</text:p>
          </table:table-cell>
          <table:table-cell table:formula="of:=[$'PC Stats'.L26]" office:value-type="float" office:value="0" calcext:value-type="float">
            <text:p>0</text:p>
          </table:table-cell>
          <table:table-cell table:formula="of:=[$'PC Stats'.M26]" office:value-type="float" office:value="0" calcext:value-type="float">
            <text:p>0</text:p>
          </table:table-cell>
          <table:table-cell table:formula="of:=[$'PC Stats'.N2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15]" office:value-type="float" office:value="55.0098" calcext:value-type="float">
            <text:p>55.0098</text:p>
          </table:table-cell>
          <table:table-cell table:formula="of:=[$'ScSp stats'.F15]" office:value-type="float" office:value="88.2613" calcext:value-type="float">
            <text:p>88.2613</text:p>
          </table:table-cell>
          <table:table-cell table:formula="of:=[$'ScSp stats'.G15]" office:value-type="float" office:value="97.4156" calcext:value-type="float">
            <text:p>97.4156</text:p>
          </table:table-cell>
          <table:table-cell table:formula="of:=[$'ScSp stats'.I15]" office:value-type="float" office:value="7195.29" calcext:value-type="float">
            <text:p>7195.29</text:p>
          </table:table-cell>
          <table:table-cell table:formula="of:=[$'ScSp stats'.J15]" office:value-type="float" office:value="45.8555" calcext:value-type="float">
            <text:p>45.8555</text:p>
          </table:table-cell>
          <table:table-cell table:formula="of:=[$'ScSp stats'.L15]" office:value-type="float" office:value="45.8555" calcext:value-type="float">
            <text:p>45.8555</text:p>
          </table:table-cell>
          <table:table-cell table:formula="of:=[$'ScSp stats'.M15]" office:value-type="float" office:value="69.579" calcext:value-type="float">
            <text:p>69.579</text:p>
          </table:table-cell>
          <table:table-cell table:formula="of:=[$'ScSp stats'.N15]" office:value-type="float" office:value="34.0958" calcext:value-type="float">
            <text:p>34.0958</text:p>
          </table:table-cell>
          <table:table-cell table:formula="of:=[$'McSp stats'.E15]" office:value-type="float" office:value="55.0098" calcext:value-type="float">
            <text:p>55.0098</text:p>
          </table:table-cell>
          <table:table-cell table:formula="of:=[$'McSp stats'.F15]" office:value-type="float" office:value="83.1486" calcext:value-type="float">
            <text:p>83.1486</text:p>
          </table:table-cell>
          <table:table-cell table:formula="of:=[$'McSp stats'.G15]" office:value-type="float" office:value="91.5573" calcext:value-type="float">
            <text:p>91.5573</text:p>
          </table:table-cell>
          <table:table-cell table:formula="of:=[$'McSp stats'.I15]" office:value-type="float" office:value="7196.99" calcext:value-type="float">
            <text:p>7196.99</text:p>
          </table:table-cell>
          <table:table-cell table:formula="of:=[$'McSp stats'.J15]" office:value-type="float" office:value="46.6011" calcext:value-type="float">
            <text:p>46.6011</text:p>
          </table:table-cell>
          <table:table-cell table:formula="of:=[$'McSp stats'.L15]" office:value-type="float" office:value="46.6011" calcext:value-type="float">
            <text:p>46.6011</text:p>
          </table:table-cell>
          <table:table-cell table:formula="of:=[$'McSp stats'.M15]" office:value-type="float" office:value="69.1474" calcext:value-type="float">
            <text:p>69.1474</text:p>
          </table:table-cell>
          <table:table-cell table:formula="of:=[$'McSp stats'.N15]" office:value-type="float" office:value="32.6061" calcext:value-type="float">
            <text:p>32.6061</text:p>
          </table:table-cell>
          <table:table-cell table:formula="of:=[$'ScMp stats'.E15]" office:value-type="float" office:value="55.0098" calcext:value-type="float">
            <text:p>55.0098</text:p>
          </table:table-cell>
          <table:table-cell table:formula="of:=[$'ScMp stats'.F15]" office:value-type="float" office:value="143.314" calcext:value-type="float">
            <text:p>143.314</text:p>
          </table:table-cell>
          <table:table-cell table:formula="of:=[$'ScMp stats'.G15]" office:value-type="float" office:value="137.187" calcext:value-type="float">
            <text:p>137.187</text:p>
          </table:table-cell>
          <table:table-cell table:formula="of:=[$'ScMp stats'.I15]" office:value-type="float" office:value="7197.09" calcext:value-type="float">
            <text:p>7197.09</text:p>
          </table:table-cell>
          <table:table-cell table:formula="of:=[$'ScMp stats'.J15]" office:value-type="float" office:value="61.1373" calcext:value-type="float">
            <text:p>61.1373</text:p>
          </table:table-cell>
          <table:table-cell table:formula="of:=[$'ScMp stats'.L15]" office:value-type="float" office:value="61.1373" calcext:value-type="float">
            <text:p>61.1373</text:p>
          </table:table-cell>
          <table:table-cell table:formula="of:=[$'ScMp stats'.M15]" office:value-type="float" office:value="113.733" calcext:value-type="float">
            <text:p>113.733</text:p>
          </table:table-cell>
          <table:table-cell table:formula="of:=[$'ScMp stats'.N15]" office:value-type="float" office:value="46.2449" calcext:value-type="float">
            <text:p>46.2449</text:p>
          </table:table-cell>
          <table:table-cell table:formula="of:=[$'McMp stats'.E15]" office:value-type="float" office:value="55.0098" calcext:value-type="float">
            <text:p>55.0098</text:p>
          </table:table-cell>
          <table:table-cell table:formula="of:=[$'McMp stats'.F15]" office:value-type="float" office:value="138.382" calcext:value-type="float">
            <text:p>138.382</text:p>
          </table:table-cell>
          <table:table-cell table:formula="of:=[$'McMp stats'.G15]" office:value-type="float" office:value="143.827" calcext:value-type="float">
            <text:p>143.827</text:p>
          </table:table-cell>
          <table:table-cell table:formula="of:=[$'McMp stats'.I15]" office:value-type="float" office:value="7197.16" calcext:value-type="float">
            <text:p>7197.16</text:p>
          </table:table-cell>
          <table:table-cell table:formula="of:=[$'McMp stats'.J15]" office:value-type="float" office:value="49.5655" calcext:value-type="float">
            <text:p>49.5655</text:p>
          </table:table-cell>
          <table:table-cell table:formula="of:=[$'McMp stats'.L15]" office:value-type="float" office:value="49.5655" calcext:value-type="float">
            <text:p>49.5655</text:p>
          </table:table-cell>
          <table:table-cell table:formula="of:=[$'McMp stats'.M15]" office:value-type="float" office:value="113.502" calcext:value-type="float">
            <text:p>113.502</text:p>
          </table:table-cell>
          <table:table-cell table:formula="of:=[$'McMp stats'.N15]" office:value-type="float" office:value="56.3307" calcext:value-type="float">
            <text:p>56.3307</text:p>
          </table:table-cell>
          <table:table-cell table:formula="of:=[$'PC Stats'.E27]" office:value-type="float" office:value="0" calcext:value-type="float">
            <text:p>0</text:p>
          </table:table-cell>
          <table:table-cell table:formula="of:=[$'PC Stats'.F27]" office:value-type="float" office:value="0" calcext:value-type="float">
            <text:p>0</text:p>
          </table:table-cell>
          <table:table-cell table:formula="of:=[$'PC Stats'.G27]" office:value-type="float" office:value="0" calcext:value-type="float">
            <text:p>0</text:p>
          </table:table-cell>
          <table:table-cell table:formula="of:=[$'PC Stats'.I27]" office:value-type="float" office:value="0" calcext:value-type="float">
            <text:p>0</text:p>
          </table:table-cell>
          <table:table-cell table:formula="of:=[$'PC Stats'.J27]" office:value-type="float" office:value="0" calcext:value-type="float">
            <text:p>0</text:p>
          </table:table-cell>
          <table:table-cell table:formula="of:=[$'PC Stats'.L27]" office:value-type="float" office:value="0" calcext:value-type="float">
            <text:p>0</text:p>
          </table:table-cell>
          <table:table-cell table:formula="of:=[$'PC Stats'.M27]" office:value-type="float" office:value="0" calcext:value-type="float">
            <text:p>0</text:p>
          </table:table-cell>
          <table:table-cell table:formula="of:=[$'PC Stats'.N2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16]" office:value-type="float" office:value="55.0098" calcext:value-type="float">
            <text:p>55.0098</text:p>
          </table:table-cell>
          <table:table-cell table:formula="of:=[$'ScSp stats'.F16]" office:value-type="float" office:value="87.5943" calcext:value-type="float">
            <text:p>87.5943</text:p>
          </table:table-cell>
          <table:table-cell table:formula="of:=[$'ScSp stats'.G16]" office:value-type="float" office:value="101.919" calcext:value-type="float">
            <text:p>101.919</text:p>
          </table:table-cell>
          <table:table-cell table:formula="of:=[$'ScSp stats'.I16]" office:value-type="float" office:value="7195.75" calcext:value-type="float">
            <text:p>7195.75</text:p>
          </table:table-cell>
          <table:table-cell table:formula="of:=[$'ScSp stats'.J16]" office:value-type="float" office:value="40.6855" calcext:value-type="float">
            <text:p>40.6855</text:p>
          </table:table-cell>
          <table:table-cell table:formula="of:=[$'ScSp stats'.L16]" office:value-type="float" office:value="40.6855" calcext:value-type="float">
            <text:p>40.6855</text:p>
          </table:table-cell>
          <table:table-cell table:formula="of:=[$'ScSp stats'.M16]" office:value-type="float" office:value="69.6142" calcext:value-type="float">
            <text:p>69.6142</text:p>
          </table:table-cell>
          <table:table-cell table:formula="of:=[$'ScSp stats'.N16]" office:value-type="float" office:value="41.5557" calcext:value-type="float">
            <text:p>41.5557</text:p>
          </table:table-cell>
          <table:table-cell table:formula="of:=[$'McSp stats'.E16]" office:value-type="float" office:value="55.0098" calcext:value-type="float">
            <text:p>55.0098</text:p>
          </table:table-cell>
          <table:table-cell table:formula="of:=[$'McSp stats'.F16]" office:value-type="float" office:value="83.1486" calcext:value-type="float">
            <text:p>83.1486</text:p>
          </table:table-cell>
          <table:table-cell table:formula="of:=[$'McSp stats'.G16]" office:value-type="float" office:value="91.5573" calcext:value-type="float">
            <text:p>91.5573</text:p>
          </table:table-cell>
          <table:table-cell table:formula="of:=[$'McSp stats'.I16]" office:value-type="float" office:value="7196.94" calcext:value-type="float">
            <text:p>7196.94</text:p>
          </table:table-cell>
          <table:table-cell table:formula="of:=[$'McSp stats'.J16]" office:value-type="float" office:value="46.6011" calcext:value-type="float">
            <text:p>46.6011</text:p>
          </table:table-cell>
          <table:table-cell table:formula="of:=[$'McSp stats'.L16]" office:value-type="float" office:value="46.6011" calcext:value-type="float">
            <text:p>46.6011</text:p>
          </table:table-cell>
          <table:table-cell table:formula="of:=[$'McSp stats'.M16]" office:value-type="float" office:value="69.0949" calcext:value-type="float">
            <text:p>69.0949</text:p>
          </table:table-cell>
          <table:table-cell table:formula="of:=[$'McSp stats'.N16]" office:value-type="float" office:value="32.5549" calcext:value-type="float">
            <text:p>32.5549</text:p>
          </table:table-cell>
          <table:table-cell table:formula="of:=[$'ScMp stats'.E16]" office:value-type="float" office:value="55.0098" calcext:value-type="float">
            <text:p>55.0098</text:p>
          </table:table-cell>
          <table:table-cell table:formula="of:=[$'ScMp stats'.F16]" office:value-type="float" office:value="143.314" calcext:value-type="float">
            <text:p>143.314</text:p>
          </table:table-cell>
          <table:table-cell table:formula="of:=[$'ScMp stats'.G16]" office:value-type="float" office:value="141.819" calcext:value-type="float">
            <text:p>141.819</text:p>
          </table:table-cell>
          <table:table-cell table:formula="of:=[$'ScMp stats'.I16]" office:value-type="float" office:value="7196.66" calcext:value-type="float">
            <text:p>7196.66</text:p>
          </table:table-cell>
          <table:table-cell table:formula="of:=[$'ScMp stats'.J16]" office:value-type="float" office:value="56.5045" calcext:value-type="float">
            <text:p>56.5045</text:p>
          </table:table-cell>
          <table:table-cell table:formula="of:=[$'ScMp stats'.L16]" office:value-type="float" office:value="56.5045" calcext:value-type="float">
            <text:p>56.5045</text:p>
          </table:table-cell>
          <table:table-cell table:formula="of:=[$'ScMp stats'.M16]" office:value-type="float" office:value="113.819" calcext:value-type="float">
            <text:p>113.819</text:p>
          </table:table-cell>
          <table:table-cell table:formula="of:=[$'ScMp stats'.N16]" office:value-type="float" office:value="50.3558" calcext:value-type="float">
            <text:p>50.3558</text:p>
          </table:table-cell>
          <table:table-cell table:formula="of:=[$'McMp stats'.E16]" office:value-type="float" office:value="55.0098" calcext:value-type="float">
            <text:p>55.0098</text:p>
          </table:table-cell>
          <table:table-cell table:formula="of:=[$'McMp stats'.F16]" office:value-type="float" office:value="125.035" calcext:value-type="float">
            <text:p>125.035</text:p>
          </table:table-cell>
          <table:table-cell table:formula="of:=[$'McMp stats'.G16]" office:value-type="float" office:value="107.01" calcext:value-type="float">
            <text:p>107.01</text:p>
          </table:table-cell>
          <table:table-cell table:formula="of:=[$'McMp stats'.I16]" office:value-type="float" office:value="7197.18" calcext:value-type="float">
            <text:p>7197.18</text:p>
          </table:table-cell>
          <table:table-cell table:formula="of:=[$'McMp stats'.J16]" office:value-type="float" office:value="73.035" calcext:value-type="float">
            <text:p>73.035</text:p>
          </table:table-cell>
          <table:table-cell table:formula="of:=[$'McMp stats'.L16]" office:value-type="float" office:value="73.035" calcext:value-type="float">
            <text:p>73.035</text:p>
          </table:table-cell>
          <table:table-cell table:formula="of:=[$'McMp stats'.M16]" office:value-type="float" office:value="113.496" calcext:value-type="float">
            <text:p>113.496</text:p>
          </table:table-cell>
          <table:table-cell table:formula="of:=[$'McMp stats'.N16]" office:value-type="float" office:value="35.6497" calcext:value-type="float">
            <text:p>35.6497</text:p>
          </table:table-cell>
          <table:table-cell table:formula="of:=[$'PC Stats'.E28]" office:value-type="float" office:value="0" calcext:value-type="float">
            <text:p>0</text:p>
          </table:table-cell>
          <table:table-cell table:formula="of:=[$'PC Stats'.F28]" office:value-type="float" office:value="0" calcext:value-type="float">
            <text:p>0</text:p>
          </table:table-cell>
          <table:table-cell table:formula="of:=[$'PC Stats'.G28]" office:value-type="float" office:value="0" calcext:value-type="float">
            <text:p>0</text:p>
          </table:table-cell>
          <table:table-cell table:formula="of:=[$'PC Stats'.I28]" office:value-type="float" office:value="0" calcext:value-type="float">
            <text:p>0</text:p>
          </table:table-cell>
          <table:table-cell table:formula="of:=[$'PC Stats'.J28]" office:value-type="float" office:value="0" calcext:value-type="float">
            <text:p>0</text:p>
          </table:table-cell>
          <table:table-cell table:formula="of:=[$'PC Stats'.L28]" office:value-type="float" office:value="0" calcext:value-type="float">
            <text:p>0</text:p>
          </table:table-cell>
          <table:table-cell table:formula="of:=[$'PC Stats'.M28]" office:value-type="float" office:value="0" calcext:value-type="float">
            <text:p>0</text:p>
          </table:table-cell>
          <table:table-cell table:formula="of:=[$'PC Stats'.N2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17]" office:value-type="float" office:value="55.0098" calcext:value-type="float">
            <text:p>55.0098</text:p>
          </table:table-cell>
          <table:table-cell table:formula="of:=[$'ScSp stats'.F17]" office:value-type="float" office:value="88.2613" calcext:value-type="float">
            <text:p>88.2613</text:p>
          </table:table-cell>
          <table:table-cell table:formula="of:=[$'ScSp stats'.G17]" office:value-type="float" office:value="97.4156" calcext:value-type="float">
            <text:p>97.4156</text:p>
          </table:table-cell>
          <table:table-cell table:formula="of:=[$'ScSp stats'.I17]" office:value-type="float" office:value="7196.2" calcext:value-type="float">
            <text:p>7196.2</text:p>
          </table:table-cell>
          <table:table-cell table:formula="of:=[$'ScSp stats'.J17]" office:value-type="float" office:value="45.8555" calcext:value-type="float">
            <text:p>45.8555</text:p>
          </table:table-cell>
          <table:table-cell table:formula="of:=[$'ScSp stats'.L17]" office:value-type="float" office:value="45.8555" calcext:value-type="float">
            <text:p>45.8555</text:p>
          </table:table-cell>
          <table:table-cell table:formula="of:=[$'ScSp stats'.M17]" office:value-type="float" office:value="69.6363" calcext:value-type="float">
            <text:p>69.6363</text:p>
          </table:table-cell>
          <table:table-cell table:formula="of:=[$'ScSp stats'.N17]" office:value-type="float" office:value="34.15" calcext:value-type="float">
            <text:p>34.15</text:p>
          </table:table-cell>
          <table:table-cell table:formula="of:=[$'McSp stats'.E17]" office:value-type="float" office:value="55.0098" calcext:value-type="float">
            <text:p>55.0098</text:p>
          </table:table-cell>
          <table:table-cell table:formula="of:=[$'McSp stats'.F17]" office:value-type="float" office:value="83.1486" calcext:value-type="float">
            <text:p>83.1486</text:p>
          </table:table-cell>
          <table:table-cell table:formula="of:=[$'McSp stats'.G17]" office:value-type="float" office:value="91.5573" calcext:value-type="float">
            <text:p>91.5573</text:p>
          </table:table-cell>
          <table:table-cell table:formula="of:=[$'McSp stats'.I17]" office:value-type="float" office:value="7197.05" calcext:value-type="float">
            <text:p>7197.05</text:p>
          </table:table-cell>
          <table:table-cell table:formula="of:=[$'McSp stats'.J17]" office:value-type="float" office:value="46.6011" calcext:value-type="float">
            <text:p>46.6011</text:p>
          </table:table-cell>
          <table:table-cell table:formula="of:=[$'McSp stats'.L17]" office:value-type="float" office:value="46.6011" calcext:value-type="float">
            <text:p>46.6011</text:p>
          </table:table-cell>
          <table:table-cell table:formula="of:=[$'McSp stats'.M17]" office:value-type="float" office:value="69.1074" calcext:value-type="float">
            <text:p>69.1074</text:p>
          </table:table-cell>
          <table:table-cell table:formula="of:=[$'McSp stats'.N17]" office:value-type="float" office:value="32.5671" calcext:value-type="float">
            <text:p>32.5671</text:p>
          </table:table-cell>
          <table:table-cell table:formula="of:=[$'ScMp stats'.E17]" office:value-type="float" office:value="55.0098" calcext:value-type="float">
            <text:p>55.0098</text:p>
          </table:table-cell>
          <table:table-cell table:formula="of:=[$'ScMp stats'.F17]" office:value-type="float" office:value="143.314" calcext:value-type="float">
            <text:p>143.314</text:p>
          </table:table-cell>
          <table:table-cell table:formula="of:=[$'ScMp stats'.G17]" office:value-type="float" office:value="134.371" calcext:value-type="float">
            <text:p>134.371</text:p>
          </table:table-cell>
          <table:table-cell table:formula="of:=[$'ScMp stats'.I17]" office:value-type="float" office:value="7197.06" calcext:value-type="float">
            <text:p>7197.06</text:p>
          </table:table-cell>
          <table:table-cell table:formula="of:=[$'ScMp stats'.J17]" office:value-type="float" office:value="63.9531" calcext:value-type="float">
            <text:p>63.9531</text:p>
          </table:table-cell>
          <table:table-cell table:formula="of:=[$'ScMp stats'.L17]" office:value-type="float" office:value="63.9531" calcext:value-type="float">
            <text:p>63.9531</text:p>
          </table:table-cell>
          <table:table-cell table:formula="of:=[$'ScMp stats'.M17]" office:value-type="float" office:value="113.761" calcext:value-type="float">
            <text:p>113.761</text:p>
          </table:table-cell>
          <table:table-cell table:formula="of:=[$'ScMp stats'.N17]" office:value-type="float" office:value="43.7829" calcext:value-type="float">
            <text:p>43.7829</text:p>
          </table:table-cell>
          <table:table-cell table:formula="of:=[$'McMp stats'.E17]" office:value-type="float" office:value="55.0098" calcext:value-type="float">
            <text:p>55.0098</text:p>
          </table:table-cell>
          <table:table-cell table:formula="of:=[$'McMp stats'.F17]" office:value-type="float" office:value="143.314" calcext:value-type="float">
            <text:p>143.314</text:p>
          </table:table-cell>
          <table:table-cell table:formula="of:=[$'McMp stats'.G17]" office:value-type="float" office:value="144.412" calcext:value-type="float">
            <text:p>144.412</text:p>
          </table:table-cell>
          <table:table-cell table:formula="of:=[$'McMp stats'.I17]" office:value-type="float" office:value="7196.94" calcext:value-type="float">
            <text:p>7196.94</text:p>
          </table:table-cell>
          <table:table-cell table:formula="of:=[$'McMp stats'.J17]" office:value-type="float" office:value="53.9121" calcext:value-type="float">
            <text:p>53.9121</text:p>
          </table:table-cell>
          <table:table-cell table:formula="of:=[$'McMp stats'.L17]" office:value-type="float" office:value="53.9121" calcext:value-type="float">
            <text:p>53.9121</text:p>
          </table:table-cell>
          <table:table-cell table:formula="of:=[$'McMp stats'.M17]" office:value-type="float" office:value="113.479" calcext:value-type="float">
            <text:p>113.479</text:p>
          </table:table-cell>
          <table:table-cell table:formula="of:=[$'McMp stats'.N17]" office:value-type="float" office:value="52.4916" calcext:value-type="float">
            <text:p>52.4916</text:p>
          </table:table-cell>
          <table:table-cell table:formula="of:=[$'PC Stats'.E29]" office:value-type="float" office:value="0" calcext:value-type="float">
            <text:p>0</text:p>
          </table:table-cell>
          <table:table-cell table:formula="of:=[$'PC Stats'.F29]" office:value-type="float" office:value="0" calcext:value-type="float">
            <text:p>0</text:p>
          </table:table-cell>
          <table:table-cell table:formula="of:=[$'PC Stats'.G29]" office:value-type="float" office:value="0" calcext:value-type="float">
            <text:p>0</text:p>
          </table:table-cell>
          <table:table-cell table:formula="of:=[$'PC Stats'.I29]" office:value-type="float" office:value="0" calcext:value-type="float">
            <text:p>0</text:p>
          </table:table-cell>
          <table:table-cell table:formula="of:=[$'PC Stats'.J29]" office:value-type="float" office:value="0" calcext:value-type="float">
            <text:p>0</text:p>
          </table:table-cell>
          <table:table-cell table:formula="of:=[$'PC Stats'.L29]" office:value-type="float" office:value="0" calcext:value-type="float">
            <text:p>0</text:p>
          </table:table-cell>
          <table:table-cell table:formula="of:=[$'PC Stats'.M29]" office:value-type="float" office:value="0" calcext:value-type="float">
            <text:p>0</text:p>
          </table:table-cell>
          <table:table-cell table:formula="of:=[$'PC Stats'.N2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18]" office:value-type="float" office:value="61.622" calcext:value-type="float">
            <text:p>61.622</text:p>
          </table:table-cell>
          <table:table-cell table:formula="of:=[$'ScSp stats'.F18]" office:value-type="float" office:value="80.1995" calcext:value-type="float">
            <text:p>80.1995</text:p>
          </table:table-cell>
          <table:table-cell table:formula="of:=[$'ScSp stats'.G18]" office:value-type="float" office:value="97.6678" calcext:value-type="float">
            <text:p>97.6678</text:p>
          </table:table-cell>
          <table:table-cell table:formula="of:=[$'ScSp stats'.I18]" office:value-type="float" office:value="7196.72" calcext:value-type="float">
            <text:p>7196.72</text:p>
          </table:table-cell>
          <table:table-cell table:formula="of:=[$'ScSp stats'.J18]" office:value-type="float" office:value="44.1537" calcext:value-type="float">
            <text:p>44.1537</text:p>
          </table:table-cell>
          <table:table-cell table:formula="of:=[$'ScSp stats'.L18]" office:value-type="float" office:value="44.1537" calcext:value-type="float">
            <text:p>44.1537</text:p>
          </table:table-cell>
          <table:table-cell table:formula="of:=[$'ScSp stats'.M18]" office:value-type="float" office:value="77.933" calcext:value-type="float">
            <text:p>77.933</text:p>
          </table:table-cell>
          <table:table-cell table:formula="of:=[$'ScSp stats'.N18]" office:value-type="float" office:value="43.344" calcext:value-type="float">
            <text:p>43.344</text:p>
          </table:table-cell>
          <table:table-cell table:formula="of:=[$'McSp stats'.E18]" office:value-type="float" office:value="61.622" calcext:value-type="float">
            <text:p>61.622</text:p>
          </table:table-cell>
          <table:table-cell table:formula="of:=[$'McSp stats'.F18]" office:value-type="float" office:value="95.1371" calcext:value-type="float">
            <text:p>95.1371</text:p>
          </table:table-cell>
          <table:table-cell table:formula="of:=[$'McSp stats'.G18]" office:value-type="float" office:value="104.933" calcext:value-type="float">
            <text:p>104.933</text:p>
          </table:table-cell>
          <table:table-cell table:formula="of:=[$'McSp stats'.I18]" office:value-type="float" office:value="7196.59" calcext:value-type="float">
            <text:p>7196.59</text:p>
          </table:table-cell>
          <table:table-cell table:formula="of:=[$'McSp stats'.J18]" office:value-type="float" office:value="51.8261" calcext:value-type="float">
            <text:p>51.8261</text:p>
          </table:table-cell>
          <table:table-cell table:formula="of:=[$'McSp stats'.L18]" office:value-type="float" office:value="51.8261" calcext:value-type="float">
            <text:p>51.8261</text:p>
          </table:table-cell>
          <table:table-cell table:formula="of:=[$'McSp stats'.M18]" office:value-type="float" office:value="77.5622" calcext:value-type="float">
            <text:p>77.5622</text:p>
          </table:table-cell>
          <table:table-cell table:formula="of:=[$'McSp stats'.N18]" office:value-type="float" office:value="33.1812" calcext:value-type="float">
            <text:p>33.1812</text:p>
          </table:table-cell>
          <table:table-cell table:formula="of:=[$'ScMp stats'.E18]" office:value-type="float" office:value="61.622" calcext:value-type="float">
            <text:p>61.622</text:p>
          </table:table-cell>
          <table:table-cell table:formula="of:=[$'ScMp stats'.F18]" office:value-type="float" office:value="151.156" calcext:value-type="float">
            <text:p>151.156</text:p>
          </table:table-cell>
          <table:table-cell table:formula="of:=[$'ScMp stats'.G18]" office:value-type="float" office:value="123.846" calcext:value-type="float">
            <text:p>123.846</text:p>
          </table:table-cell>
          <table:table-cell table:formula="of:=[$'ScMp stats'.I18]" office:value-type="float" office:value="7195.23" calcext:value-type="float">
            <text:p>7195.23</text:p>
          </table:table-cell>
          <table:table-cell table:formula="of:=[$'ScMp stats'.J18]" office:value-type="float" office:value="88.9324" calcext:value-type="float">
            <text:p>88.9324</text:p>
          </table:table-cell>
          <table:table-cell table:formula="of:=[$'ScMp stats'.L18]" office:value-type="float" office:value="88.9324" calcext:value-type="float">
            <text:p>88.9324</text:p>
          </table:table-cell>
          <table:table-cell table:formula="of:=[$'ScMp stats'.M18]" office:value-type="float" office:value="127.809" calcext:value-type="float">
            <text:p>127.809</text:p>
          </table:table-cell>
          <table:table-cell table:formula="of:=[$'ScMp stats'.N18]" office:value-type="float" office:value="30.4177" calcext:value-type="float">
            <text:p>30.4177</text:p>
          </table:table-cell>
          <table:table-cell table:formula="of:=[$'McMp stats'.E18]" office:value-type="float" office:value="61.622" calcext:value-type="float">
            <text:p>61.622</text:p>
          </table:table-cell>
          <table:table-cell table:formula="of:=[$'McMp stats'.F18]" office:value-type="float" office:value="146.377" calcext:value-type="float">
            <text:p>146.377</text:p>
          </table:table-cell>
          <table:table-cell table:formula="of:=[$'McMp stats'.G18]" office:value-type="float" office:value="135.812" calcext:value-type="float">
            <text:p>135.812</text:p>
          </table:table-cell>
          <table:table-cell table:formula="of:=[$'McMp stats'.I18]" office:value-type="float" office:value="7197.43" calcext:value-type="float">
            <text:p>7197.43</text:p>
          </table:table-cell>
          <table:table-cell table:formula="of:=[$'McMp stats'.J18]" office:value-type="float" office:value="72.1876" calcext:value-type="float">
            <text:p>72.1876</text:p>
          </table:table-cell>
          <table:table-cell table:formula="of:=[$'McMp stats'.L18]" office:value-type="float" office:value="72.1876" calcext:value-type="float">
            <text:p>72.1876</text:p>
          </table:table-cell>
          <table:table-cell table:formula="of:=[$'McMp stats'.M18]" office:value-type="float" office:value="128.402" calcext:value-type="float">
            <text:p>128.402</text:p>
          </table:table-cell>
          <table:table-cell table:formula="of:=[$'McMp stats'.N18]" office:value-type="float" office:value="43.78" calcext:value-type="float">
            <text:p>43.78</text:p>
          </table:table-cell>
          <table:table-cell table:formula="of:=[$'PC Stats'.E30]" office:value-type="float" office:value="0" calcext:value-type="float">
            <text:p>0</text:p>
          </table:table-cell>
          <table:table-cell table:formula="of:=[$'PC Stats'.F30]" office:value-type="float" office:value="0" calcext:value-type="float">
            <text:p>0</text:p>
          </table:table-cell>
          <table:table-cell table:formula="of:=[$'PC Stats'.G30]" office:value-type="float" office:value="0" calcext:value-type="float">
            <text:p>0</text:p>
          </table:table-cell>
          <table:table-cell table:formula="of:=[$'PC Stats'.I30]" office:value-type="float" office:value="0" calcext:value-type="float">
            <text:p>0</text:p>
          </table:table-cell>
          <table:table-cell table:formula="of:=[$'PC Stats'.J30]" office:value-type="float" office:value="0" calcext:value-type="float">
            <text:p>0</text:p>
          </table:table-cell>
          <table:table-cell table:formula="of:=[$'PC Stats'.L30]" office:value-type="float" office:value="0" calcext:value-type="float">
            <text:p>0</text:p>
          </table:table-cell>
          <table:table-cell table:formula="of:=[$'PC Stats'.M30]" office:value-type="float" office:value="0" calcext:value-type="float">
            <text:p>0</text:p>
          </table:table-cell>
          <table:table-cell table:formula="of:=[$'PC Stats'.N3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19]" office:value-type="float" office:value="61.622" calcext:value-type="float">
            <text:p>61.622</text:p>
          </table:table-cell>
          <table:table-cell table:formula="of:=[$'ScSp stats'.F19]" office:value-type="float" office:value="80.1995" calcext:value-type="float">
            <text:p>80.1995</text:p>
          </table:table-cell>
          <table:table-cell table:formula="of:=[$'ScSp stats'.G19]" office:value-type="float" office:value="97.6678" calcext:value-type="float">
            <text:p>97.6678</text:p>
          </table:table-cell>
          <table:table-cell table:formula="of:=[$'ScSp stats'.I19]" office:value-type="float" office:value="7195.83" calcext:value-type="float">
            <text:p>7195.83</text:p>
          </table:table-cell>
          <table:table-cell table:formula="of:=[$'ScSp stats'.J19]" office:value-type="float" office:value="44.1537" calcext:value-type="float">
            <text:p>44.1537</text:p>
          </table:table-cell>
          <table:table-cell table:formula="of:=[$'ScSp stats'.L19]" office:value-type="float" office:value="44.1537" calcext:value-type="float">
            <text:p>44.1537</text:p>
          </table:table-cell>
          <table:table-cell table:formula="of:=[$'ScSp stats'.M19]" office:value-type="float" office:value="77.9661" calcext:value-type="float">
            <text:p>77.9661</text:p>
          </table:table-cell>
          <table:table-cell table:formula="of:=[$'ScSp stats'.N19]" office:value-type="float" office:value="43.3681" calcext:value-type="float">
            <text:p>43.3681</text:p>
          </table:table-cell>
          <table:table-cell table:formula="of:=[$'McSp stats'.E19]" office:value-type="float" office:value="61.622" calcext:value-type="float">
            <text:p>61.622</text:p>
          </table:table-cell>
          <table:table-cell table:formula="of:=[$'McSp stats'.F19]" office:value-type="float" office:value="99.1341" calcext:value-type="float">
            <text:p>99.1341</text:p>
          </table:table-cell>
          <table:table-cell table:formula="of:=[$'McSp stats'.G19]" office:value-type="float" office:value="111.53" calcext:value-type="float">
            <text:p>111.53</text:p>
          </table:table-cell>
          <table:table-cell table:formula="of:=[$'McSp stats'.I19]" office:value-type="float" office:value="7196.54" calcext:value-type="float">
            <text:p>7196.54</text:p>
          </table:table-cell>
          <table:table-cell table:formula="of:=[$'McSp stats'.J19]" office:value-type="float" office:value="49.2257" calcext:value-type="float">
            <text:p>49.2257</text:p>
          </table:table-cell>
          <table:table-cell table:formula="of:=[$'McSp stats'.L19]" office:value-type="float" office:value="49.2257" calcext:value-type="float">
            <text:p>49.2257</text:p>
          </table:table-cell>
          <table:table-cell table:formula="of:=[$'McSp stats'.M19]" office:value-type="float" office:value="77.5735" calcext:value-type="float">
            <text:p>77.5735</text:p>
          </table:table-cell>
          <table:table-cell table:formula="of:=[$'McSp stats'.N19]" office:value-type="float" office:value="36.5431" calcext:value-type="float">
            <text:p>36.5431</text:p>
          </table:table-cell>
          <table:table-cell table:formula="of:=[$'ScMp stats'.E19]" office:value-type="float" office:value="61.622" calcext:value-type="float">
            <text:p>61.622</text:p>
          </table:table-cell>
          <table:table-cell table:formula="of:=[$'ScMp stats'.F19]" office:value-type="float" office:value="151.156" calcext:value-type="float">
            <text:p>151.156</text:p>
          </table:table-cell>
          <table:table-cell table:formula="of:=[$'ScMp stats'.G19]" office:value-type="float" office:value="135.494" calcext:value-type="float">
            <text:p>135.494</text:p>
          </table:table-cell>
          <table:table-cell table:formula="of:=[$'ScMp stats'.I19]" office:value-type="float" office:value="7194.77" calcext:value-type="float">
            <text:p>7194.77</text:p>
          </table:table-cell>
          <table:table-cell table:formula="of:=[$'ScMp stats'.J19]" office:value-type="float" office:value="77.2842" calcext:value-type="float">
            <text:p>77.2842</text:p>
          </table:table-cell>
          <table:table-cell table:formula="of:=[$'ScMp stats'.L19]" office:value-type="float" office:value="77.2842" calcext:value-type="float">
            <text:p>77.2842</text:p>
          </table:table-cell>
          <table:table-cell table:formula="of:=[$'ScMp stats'.M19]" office:value-type="float" office:value="127.76" calcext:value-type="float">
            <text:p>127.76</text:p>
          </table:table-cell>
          <table:table-cell table:formula="of:=[$'ScMp stats'.N19]" office:value-type="float" office:value="39.5083" calcext:value-type="float">
            <text:p>39.5083</text:p>
          </table:table-cell>
          <table:table-cell table:formula="of:=[$'McMp stats'.E19]" office:value-type="float" office:value="61.622" calcext:value-type="float">
            <text:p>61.622</text:p>
          </table:table-cell>
          <table:table-cell table:formula="of:=[$'McMp stats'.F19]" office:value-type="float" office:value="146.377" calcext:value-type="float">
            <text:p>146.377</text:p>
          </table:table-cell>
          <table:table-cell table:formula="of:=[$'McMp stats'.G19]" office:value-type="float" office:value="143.084" calcext:value-type="float">
            <text:p>143.084</text:p>
          </table:table-cell>
          <table:table-cell table:formula="of:=[$'McMp stats'.I19]" office:value-type="float" office:value="7197.89" calcext:value-type="float">
            <text:p>7197.89</text:p>
          </table:table-cell>
          <table:table-cell table:formula="of:=[$'McMp stats'.J19]" office:value-type="float" office:value="64.9152" calcext:value-type="float">
            <text:p>64.9152</text:p>
          </table:table-cell>
          <table:table-cell table:formula="of:=[$'McMp stats'.L19]" office:value-type="float" office:value="64.9152" calcext:value-type="float">
            <text:p>64.9152</text:p>
          </table:table-cell>
          <table:table-cell table:formula="of:=[$'McMp stats'.M19]" office:value-type="float" office:value="128.447" calcext:value-type="float">
            <text:p>128.447</text:p>
          </table:table-cell>
          <table:table-cell table:formula="of:=[$'McMp stats'.N19]" office:value-type="float" office:value="49.4615" calcext:value-type="float">
            <text:p>49.4615</text:p>
          </table:table-cell>
          <table:table-cell table:formula="of:=[$'PC Stats'.E31]" office:value-type="float" office:value="0" calcext:value-type="float">
            <text:p>0</text:p>
          </table:table-cell>
          <table:table-cell table:formula="of:=[$'PC Stats'.F31]" office:value-type="float" office:value="0" calcext:value-type="float">
            <text:p>0</text:p>
          </table:table-cell>
          <table:table-cell table:formula="of:=[$'PC Stats'.G31]" office:value-type="float" office:value="0" calcext:value-type="float">
            <text:p>0</text:p>
          </table:table-cell>
          <table:table-cell table:formula="of:=[$'PC Stats'.I31]" office:value-type="float" office:value="0" calcext:value-type="float">
            <text:p>0</text:p>
          </table:table-cell>
          <table:table-cell table:formula="of:=[$'PC Stats'.J31]" office:value-type="float" office:value="0" calcext:value-type="float">
            <text:p>0</text:p>
          </table:table-cell>
          <table:table-cell table:formula="of:=[$'PC Stats'.L31]" office:value-type="float" office:value="0" calcext:value-type="float">
            <text:p>0</text:p>
          </table:table-cell>
          <table:table-cell table:formula="of:=[$'PC Stats'.M31]" office:value-type="float" office:value="0" calcext:value-type="float">
            <text:p>0</text:p>
          </table:table-cell>
          <table:table-cell table:formula="of:=[$'PC Stats'.N31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20]" office:value-type="float" office:value="61.622" calcext:value-type="float">
            <text:p>61.622</text:p>
          </table:table-cell>
          <table:table-cell table:formula="of:=[$'ScSp stats'.F20]" office:value-type="float" office:value="80.1995" calcext:value-type="float">
            <text:p>80.1995</text:p>
          </table:table-cell>
          <table:table-cell table:formula="of:=[$'ScSp stats'.G20]" office:value-type="float" office:value="96.7121" calcext:value-type="float">
            <text:p>96.7121</text:p>
          </table:table-cell>
          <table:table-cell table:formula="of:=[$'ScSp stats'.I20]" office:value-type="float" office:value="7196.54" calcext:value-type="float">
            <text:p>7196.54</text:p>
          </table:table-cell>
          <table:table-cell table:formula="of:=[$'ScSp stats'.J20]" office:value-type="float" office:value="45.1094" calcext:value-type="float">
            <text:p>45.1094</text:p>
          </table:table-cell>
          <table:table-cell table:formula="of:=[$'ScSp stats'.L20]" office:value-type="float" office:value="45.1094" calcext:value-type="float">
            <text:p>45.1094</text:p>
          </table:table-cell>
          <table:table-cell table:formula="of:=[$'ScSp stats'.M20]" office:value-type="float" office:value="77.9371" calcext:value-type="float">
            <text:p>77.9371</text:p>
          </table:table-cell>
          <table:table-cell table:formula="of:=[$'ScSp stats'.N20]" office:value-type="float" office:value="42.1208" calcext:value-type="float">
            <text:p>42.1208</text:p>
          </table:table-cell>
          <table:table-cell table:formula="of:=[$'McSp stats'.E20]" office:value-type="float" office:value="61.622" calcext:value-type="float">
            <text:p>61.622</text:p>
          </table:table-cell>
          <table:table-cell table:formula="of:=[$'McSp stats'.F20]" office:value-type="float" office:value="94.5302" calcext:value-type="float">
            <text:p>94.5302</text:p>
          </table:table-cell>
          <table:table-cell table:formula="of:=[$'McSp stats'.G20]" office:value-type="float" office:value="106.392" calcext:value-type="float">
            <text:p>106.392</text:p>
          </table:table-cell>
          <table:table-cell table:formula="of:=[$'McSp stats'.I20]" office:value-type="float" office:value="7196.75" calcext:value-type="float">
            <text:p>7196.75</text:p>
          </table:table-cell>
          <table:table-cell table:formula="of:=[$'McSp stats'.J20]" office:value-type="float" office:value="49.76" calcext:value-type="float">
            <text:p>49.76</text:p>
          </table:table-cell>
          <table:table-cell table:formula="of:=[$'McSp stats'.L20]" office:value-type="float" office:value="49.76" calcext:value-type="float">
            <text:p>49.76</text:p>
          </table:table-cell>
          <table:table-cell table:formula="of:=[$'McSp stats'.M20]" office:value-type="float" office:value="77.508" calcext:value-type="float">
            <text:p>77.508</text:p>
          </table:table-cell>
          <table:table-cell table:formula="of:=[$'McSp stats'.N20]" office:value-type="float" office:value="35.8002" calcext:value-type="float">
            <text:p>35.8002</text:p>
          </table:table-cell>
          <table:table-cell table:formula="of:=[$'ScMp stats'.E20]" office:value-type="float" office:value="61.622" calcext:value-type="float">
            <text:p>61.622</text:p>
          </table:table-cell>
          <table:table-cell table:formula="of:=[$'ScMp stats'.F20]" office:value-type="float" office:value="151.156" calcext:value-type="float">
            <text:p>151.156</text:p>
          </table:table-cell>
          <table:table-cell table:formula="of:=[$'ScMp stats'.G20]" office:value-type="float" office:value="130.676" calcext:value-type="float">
            <text:p>130.676</text:p>
          </table:table-cell>
          <table:table-cell table:formula="of:=[$'ScMp stats'.I20]" office:value-type="float" office:value="7194.76" calcext:value-type="float">
            <text:p>7194.76</text:p>
          </table:table-cell>
          <table:table-cell table:formula="of:=[$'ScMp stats'.J20]" office:value-type="float" office:value="82.1026" calcext:value-type="float">
            <text:p>82.1026</text:p>
          </table:table-cell>
          <table:table-cell table:formula="of:=[$'ScMp stats'.L20]" office:value-type="float" office:value="82.1026" calcext:value-type="float">
            <text:p>82.1026</text:p>
          </table:table-cell>
          <table:table-cell table:formula="of:=[$'ScMp stats'.M20]" office:value-type="float" office:value="127.758" calcext:value-type="float">
            <text:p>127.758</text:p>
          </table:table-cell>
          <table:table-cell table:formula="of:=[$'ScMp stats'.N20]" office:value-type="float" office:value="35.7358" calcext:value-type="float">
            <text:p>35.7358</text:p>
          </table:table-cell>
          <table:table-cell table:formula="of:=[$'McMp stats'.E20]" office:value-type="float" office:value="61.622" calcext:value-type="float">
            <text:p>61.622</text:p>
          </table:table-cell>
          <table:table-cell table:formula="of:=[$'McMp stats'.F20]" office:value-type="float" office:value="146.377" calcext:value-type="float">
            <text:p>146.377</text:p>
          </table:table-cell>
          <table:table-cell table:formula="of:=[$'McMp stats'.G20]" office:value-type="float" office:value="136.021" calcext:value-type="float">
            <text:p>136.021</text:p>
          </table:table-cell>
          <table:table-cell table:formula="of:=[$'McMp stats'.I20]" office:value-type="float" office:value="7197.32" calcext:value-type="float">
            <text:p>7197.32</text:p>
          </table:table-cell>
          <table:table-cell table:formula="of:=[$'McMp stats'.J20]" office:value-type="float" office:value="71.9785" calcext:value-type="float">
            <text:p>71.9785</text:p>
          </table:table-cell>
          <table:table-cell table:formula="of:=[$'McMp stats'.L20]" office:value-type="float" office:value="71.9785" calcext:value-type="float">
            <text:p>71.9785</text:p>
          </table:table-cell>
          <table:table-cell table:formula="of:=[$'McMp stats'.M20]" office:value-type="float" office:value="128.409" calcext:value-type="float">
            <text:p>128.409</text:p>
          </table:table-cell>
          <table:table-cell table:formula="of:=[$'McMp stats'.N20]" office:value-type="float" office:value="43.9459" calcext:value-type="float">
            <text:p>43.9459</text:p>
          </table:table-cell>
          <table:table-cell table:formula="of:=[$'PC Stats'.E32]" office:value-type="float" office:value="0" calcext:value-type="float">
            <text:p>0</text:p>
          </table:table-cell>
          <table:table-cell table:formula="of:=[$'PC Stats'.F32]" office:value-type="float" office:value="0" calcext:value-type="float">
            <text:p>0</text:p>
          </table:table-cell>
          <table:table-cell table:formula="of:=[$'PC Stats'.G32]" office:value-type="float" office:value="0" calcext:value-type="float">
            <text:p>0</text:p>
          </table:table-cell>
          <table:table-cell table:formula="of:=[$'PC Stats'.I32]" office:value-type="float" office:value="0" calcext:value-type="float">
            <text:p>0</text:p>
          </table:table-cell>
          <table:table-cell table:formula="of:=[$'PC Stats'.J32]" office:value-type="float" office:value="0" calcext:value-type="float">
            <text:p>0</text:p>
          </table:table-cell>
          <table:table-cell table:formula="of:=[$'PC Stats'.L32]" office:value-type="float" office:value="0" calcext:value-type="float">
            <text:p>0</text:p>
          </table:table-cell>
          <table:table-cell table:formula="of:=[$'PC Stats'.M32]" office:value-type="float" office:value="0" calcext:value-type="float">
            <text:p>0</text:p>
          </table:table-cell>
          <table:table-cell table:formula="of:=[$'PC Stats'.N32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21]" office:value-type="float" office:value="61.622" calcext:value-type="float">
            <text:p>61.622</text:p>
          </table:table-cell>
          <table:table-cell table:formula="of:=[$'ScSp stats'.F21]" office:value-type="float" office:value="80.1995" calcext:value-type="float">
            <text:p>80.1995</text:p>
          </table:table-cell>
          <table:table-cell table:formula="of:=[$'ScSp stats'.G21]" office:value-type="float" office:value="97.6678" calcext:value-type="float">
            <text:p>97.6678</text:p>
          </table:table-cell>
          <table:table-cell table:formula="of:=[$'ScSp stats'.I21]" office:value-type="float" office:value="7196.51" calcext:value-type="float">
            <text:p>7196.51</text:p>
          </table:table-cell>
          <table:table-cell table:formula="of:=[$'ScSp stats'.J21]" office:value-type="float" office:value="44.1537" calcext:value-type="float">
            <text:p>44.1537</text:p>
          </table:table-cell>
          <table:table-cell table:formula="of:=[$'ScSp stats'.L21]" office:value-type="float" office:value="44.1537" calcext:value-type="float">
            <text:p>44.1537</text:p>
          </table:table-cell>
          <table:table-cell table:formula="of:=[$'ScSp stats'.M21]" office:value-type="float" office:value="77.9391" calcext:value-type="float">
            <text:p>77.9391</text:p>
          </table:table-cell>
          <table:table-cell table:formula="of:=[$'ScSp stats'.N21]" office:value-type="float" office:value="43.3485" calcext:value-type="float">
            <text:p>43.3485</text:p>
          </table:table-cell>
          <table:table-cell table:formula="of:=[$'McSp stats'.E21]" office:value-type="float" office:value="61.622" calcext:value-type="float">
            <text:p>61.622</text:p>
          </table:table-cell>
          <table:table-cell table:formula="of:=[$'McSp stats'.F21]" office:value-type="float" office:value="80.1995" calcext:value-type="float">
            <text:p>80.1995</text:p>
          </table:table-cell>
          <table:table-cell table:formula="of:=[$'McSp stats'.G21]" office:value-type="float" office:value="95.4493" calcext:value-type="float">
            <text:p>95.4493</text:p>
          </table:table-cell>
          <table:table-cell table:formula="of:=[$'McSp stats'.I21]" office:value-type="float" office:value="7196.42" calcext:value-type="float">
            <text:p>7196.42</text:p>
          </table:table-cell>
          <table:table-cell table:formula="of:=[$'McSp stats'.J21]" office:value-type="float" office:value="46.3722" calcext:value-type="float">
            <text:p>46.3722</text:p>
          </table:table-cell>
          <table:table-cell table:formula="of:=[$'McSp stats'.L21]" office:value-type="float" office:value="46.3722" calcext:value-type="float">
            <text:p>46.3722</text:p>
          </table:table-cell>
          <table:table-cell table:formula="of:=[$'McSp stats'.M21]" office:value-type="float" office:value="77.4983" calcext:value-type="float">
            <text:p>77.4983</text:p>
          </table:table-cell>
          <table:table-cell table:formula="of:=[$'McSp stats'.N21]" office:value-type="float" office:value="40.1636" calcext:value-type="float">
            <text:p>40.1636</text:p>
          </table:table-cell>
          <table:table-cell table:formula="of:=[$'ScMp stats'.E21]" office:value-type="float" office:value="61.622" calcext:value-type="float">
            <text:p>61.622</text:p>
          </table:table-cell>
          <table:table-cell table:formula="of:=[$'ScMp stats'.F21]" office:value-type="float" office:value="151.156" calcext:value-type="float">
            <text:p>151.156</text:p>
          </table:table-cell>
          <table:table-cell table:formula="of:=[$'ScMp stats'.G21]" office:value-type="float" office:value="131.459" calcext:value-type="float">
            <text:p>131.459</text:p>
          </table:table-cell>
          <table:table-cell table:formula="of:=[$'ScMp stats'.I21]" office:value-type="float" office:value="7194.62" calcext:value-type="float">
            <text:p>7194.62</text:p>
          </table:table-cell>
          <table:table-cell table:formula="of:=[$'ScMp stats'.J21]" office:value-type="float" office:value="81.3191" calcext:value-type="float">
            <text:p>81.3191</text:p>
          </table:table-cell>
          <table:table-cell table:formula="of:=[$'ScMp stats'.L21]" office:value-type="float" office:value="81.3191" calcext:value-type="float">
            <text:p>81.3191</text:p>
          </table:table-cell>
          <table:table-cell table:formula="of:=[$'ScMp stats'.M21]" office:value-type="float" office:value="127.755" calcext:value-type="float">
            <text:p>127.755</text:p>
          </table:table-cell>
          <table:table-cell table:formula="of:=[$'ScMp stats'.N21]" office:value-type="float" office:value="36.3476" calcext:value-type="float">
            <text:p>36.3476</text:p>
          </table:table-cell>
          <table:table-cell table:formula="of:=[$'McMp stats'.E21]" office:value-type="float" office:value="61.622" calcext:value-type="float">
            <text:p>61.622</text:p>
          </table:table-cell>
          <table:table-cell table:formula="of:=[$'McMp stats'.F21]" office:value-type="float" office:value="146.377" calcext:value-type="float">
            <text:p>146.377</text:p>
          </table:table-cell>
          <table:table-cell table:formula="of:=[$'McMp stats'.G21]" office:value-type="float" office:value="135.396" calcext:value-type="float">
            <text:p>135.396</text:p>
          </table:table-cell>
          <table:table-cell table:formula="of:=[$'McMp stats'.I21]" office:value-type="float" office:value="7197.43" calcext:value-type="float">
            <text:p>7197.43</text:p>
          </table:table-cell>
          <table:table-cell table:formula="of:=[$'McMp stats'.J21]" office:value-type="float" office:value="72.6032" calcext:value-type="float">
            <text:p>72.6032</text:p>
          </table:table-cell>
          <table:table-cell table:formula="of:=[$'McMp stats'.L21]" office:value-type="float" office:value="72.6032" calcext:value-type="float">
            <text:p>72.6032</text:p>
          </table:table-cell>
          <table:table-cell table:formula="of:=[$'McMp stats'.M21]" office:value-type="float" office:value="128.454" calcext:value-type="float">
            <text:p>128.454</text:p>
          </table:table-cell>
          <table:table-cell table:formula="of:=[$'McMp stats'.N21]" office:value-type="float" office:value="43.4792" calcext:value-type="float">
            <text:p>43.4792</text:p>
          </table:table-cell>
          <table:table-cell table:formula="of:=[$'PC Stats'.E33]" office:value-type="float" office:value="0" calcext:value-type="float">
            <text:p>0</text:p>
          </table:table-cell>
          <table:table-cell table:formula="of:=[$'PC Stats'.F33]" office:value-type="float" office:value="0" calcext:value-type="float">
            <text:p>0</text:p>
          </table:table-cell>
          <table:table-cell table:formula="of:=[$'PC Stats'.G33]" office:value-type="float" office:value="0" calcext:value-type="float">
            <text:p>0</text:p>
          </table:table-cell>
          <table:table-cell table:formula="of:=[$'PC Stats'.I33]" office:value-type="float" office:value="0" calcext:value-type="float">
            <text:p>0</text:p>
          </table:table-cell>
          <table:table-cell table:formula="of:=[$'PC Stats'.J33]" office:value-type="float" office:value="0" calcext:value-type="float">
            <text:p>0</text:p>
          </table:table-cell>
          <table:table-cell table:formula="of:=[$'PC Stats'.L33]" office:value-type="float" office:value="0" calcext:value-type="float">
            <text:p>0</text:p>
          </table:table-cell>
          <table:table-cell table:formula="of:=[$'PC Stats'.M33]" office:value-type="float" office:value="0" calcext:value-type="float">
            <text:p>0</text:p>
          </table:table-cell>
          <table:table-cell table:formula="of:=[$'PC Stats'.N33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22]" office:value-type="float" office:value="78.5956" calcext:value-type="float">
            <text:p>78.5956</text:p>
          </table:table-cell>
          <table:table-cell table:formula="of:=[$'ScSp stats'.F22]" office:value-type="float" office:value="41.6344" calcext:value-type="float">
            <text:p>41.6344</text:p>
          </table:table-cell>
          <table:table-cell table:formula="of:=[$'ScSp stats'.G22]" office:value-type="float" office:value="112.788" calcext:value-type="float">
            <text:p>112.788</text:p>
          </table:table-cell>
          <table:table-cell table:formula="of:=[$'ScSp stats'.I22]" office:value-type="float" office:value="7196.6" calcext:value-type="float">
            <text:p>7196.6</text:p>
          </table:table-cell>
          <table:table-cell table:formula="of:=[$'ScSp stats'.J22]" office:value-type="float" office:value="7.44179" calcext:value-type="float">
            <text:p>7.44179</text:p>
          </table:table-cell>
          <table:table-cell table:formula="of:=[$'ScSp stats'.L22]" office:value-type="float" office:value="7.44179" calcext:value-type="float">
            <text:p>7.44179</text:p>
          </table:table-cell>
          <table:table-cell table:formula="of:=[$'ScSp stats'.M22]" office:value-type="float" office:value="49.2659" calcext:value-type="float">
            <text:p>49.2659</text:p>
          </table:table-cell>
          <table:table-cell table:formula="of:=[$'ScSp stats'.N22]" office:value-type="float" office:value="84.8946" calcext:value-type="float">
            <text:p>84.8946</text:p>
          </table:table-cell>
          <table:table-cell table:formula="of:=[$'McSp stats'.E22]" office:value-type="float" office:value="78.5956" calcext:value-type="float">
            <text:p>78.5956</text:p>
          </table:table-cell>
          <table:table-cell table:formula="of:=[$'McSp stats'.F22]" office:value-type="float" office:value="52.1247" calcext:value-type="float">
            <text:p>52.1247</text:p>
          </table:table-cell>
          <table:table-cell table:formula="of:=[$'McSp stats'.G22]" office:value-type="float" office:value="113.679" calcext:value-type="float">
            <text:p>113.679</text:p>
          </table:table-cell>
          <table:table-cell table:formula="of:=[$'McSp stats'.I22]" office:value-type="float" office:value="7198.09" calcext:value-type="float">
            <text:p>7198.09</text:p>
          </table:table-cell>
          <table:table-cell table:formula="of:=[$'McSp stats'.J22]" office:value-type="float" office:value="17.0416" calcext:value-type="float">
            <text:p>17.0416</text:p>
          </table:table-cell>
          <table:table-cell table:formula="of:=[$'McSp stats'.L22]" office:value-type="float" office:value="17.0416" calcext:value-type="float">
            <text:p>17.0416</text:p>
          </table:table-cell>
          <table:table-cell table:formula="of:=[$'McSp stats'.M22]" office:value-type="float" office:value="50.3319" calcext:value-type="float">
            <text:p>50.3319</text:p>
          </table:table-cell>
          <table:table-cell table:formula="of:=[$'McSp stats'.N22]" office:value-type="float" office:value="66.1416" calcext:value-type="float">
            <text:p>66.1416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McMp stats'.E22]" office:value-type="float" office:value="78.5956" calcext:value-type="float">
            <text:p>78.5956</text:p>
          </table:table-cell>
          <table:table-cell table:formula="of:=[$'McMp stats'.F22]" office:value-type="float" office:value="52.1247" calcext:value-type="float">
            <text:p>52.1247</text:p>
          </table:table-cell>
          <table:table-cell table:formula="of:=[$'McMp stats'.G22]" office:value-type="float" office:value="109.428" calcext:value-type="float">
            <text:p>109.428</text:p>
          </table:table-cell>
          <table:table-cell table:formula="of:=[$'McMp stats'.I22]" office:value-type="float" office:value="7195.47" calcext:value-type="float">
            <text:p>7195.47</text:p>
          </table:table-cell>
          <table:table-cell table:formula="of:=[$'McMp stats'.J22]" office:value-type="float" office:value="21.292" calcext:value-type="float">
            <text:p>21.292</text:p>
          </table:table-cell>
          <table:table-cell table:formula="of:=[$'McMp stats'.L22]" office:value-type="float" office:value="21.292" calcext:value-type="float">
            <text:p>21.292</text:p>
          </table:table-cell>
          <table:table-cell table:formula="of:=[$'McMp stats'.M22]" office:value-type="float" office:value="58.7152" calcext:value-type="float">
            <text:p>58.7152</text:p>
          </table:table-cell>
          <table:table-cell table:formula="of:=[$'McMp stats'.N22]" office:value-type="float" office:value="63.7368" calcext:value-type="float">
            <text:p>63.7368</text:p>
          </table:table-cell>
          <table:table-cell table:formula="of:=[$'PC Stats'.E34]" office:value-type="float" office:value="0" calcext:value-type="float">
            <text:p>0</text:p>
          </table:table-cell>
          <table:table-cell table:formula="of:=[$'PC Stats'.F34]" office:value-type="float" office:value="0" calcext:value-type="float">
            <text:p>0</text:p>
          </table:table-cell>
          <table:table-cell table:formula="of:=[$'PC Stats'.G34]" office:value-type="float" office:value="0" calcext:value-type="float">
            <text:p>0</text:p>
          </table:table-cell>
          <table:table-cell table:formula="of:=[$'PC Stats'.I34]" office:value-type="float" office:value="0" calcext:value-type="float">
            <text:p>0</text:p>
          </table:table-cell>
          <table:table-cell table:formula="of:=[$'PC Stats'.J34]" office:value-type="float" office:value="0" calcext:value-type="float">
            <text:p>0</text:p>
          </table:table-cell>
          <table:table-cell table:formula="of:=[$'PC Stats'.L34]" office:value-type="float" office:value="0" calcext:value-type="float">
            <text:p>0</text:p>
          </table:table-cell>
          <table:table-cell table:formula="of:=[$'PC Stats'.M34]" office:value-type="float" office:value="0" calcext:value-type="float">
            <text:p>0</text:p>
          </table:table-cell>
          <table:table-cell table:formula="of:=[$'PC Stats'.N34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23]" office:value-type="float" office:value="78.5956" calcext:value-type="float">
            <text:p>78.5956</text:p>
          </table:table-cell>
          <table:table-cell table:formula="of:=[$'ScSp stats'.F23]" office:value-type="float" office:value="33.8608" calcext:value-type="float">
            <text:p>33.8608</text:p>
          </table:table-cell>
          <table:table-cell table:formula="of:=[$'ScSp stats'.G23]" office:value-type="float" office:value="99.2384" calcext:value-type="float">
            <text:p>99.2384</text:p>
          </table:table-cell>
          <table:table-cell table:formula="of:=[$'ScSp stats'.I23]" office:value-type="float" office:value="7197.44" calcext:value-type="float">
            <text:p>7197.44</text:p>
          </table:table-cell>
          <table:table-cell table:formula="of:=[$'ScSp stats'.J23]" office:value-type="float" office:value="13.218" calcext:value-type="float">
            <text:p>13.218</text:p>
          </table:table-cell>
          <table:table-cell table:formula="of:=[$'ScSp stats'.L23]" office:value-type="float" office:value="13.218" calcext:value-type="float">
            <text:p>13.218</text:p>
          </table:table-cell>
          <table:table-cell table:formula="of:=[$'ScSp stats'.M23]" office:value-type="float" office:value="49.3697" calcext:value-type="float">
            <text:p>49.3697</text:p>
          </table:table-cell>
          <table:table-cell table:formula="of:=[$'ScSp stats'.N23]" office:value-type="float" office:value="73.2265" calcext:value-type="float">
            <text:p>73.2265</text:p>
          </table:table-cell>
          <table:table-cell table:formula="of:=[$'McSp stats'.E23]" office:value-type="float" office:value="78.5956" calcext:value-type="float">
            <text:p>78.5956</text:p>
          </table:table-cell>
          <table:table-cell table:formula="of:=[$'McSp stats'.F23]" office:value-type="float" office:value="52.1247" calcext:value-type="float">
            <text:p>52.1247</text:p>
          </table:table-cell>
          <table:table-cell table:formula="of:=[$'McSp stats'.G23]" office:value-type="float" office:value="113.679" calcext:value-type="float">
            <text:p>113.679</text:p>
          </table:table-cell>
          <table:table-cell table:formula="of:=[$'McSp stats'.I23]" office:value-type="float" office:value="7198.19" calcext:value-type="float">
            <text:p>7198.19</text:p>
          </table:table-cell>
          <table:table-cell table:formula="of:=[$'McSp stats'.J23]" office:value-type="float" office:value="17.0416" calcext:value-type="float">
            <text:p>17.0416</text:p>
          </table:table-cell>
          <table:table-cell table:formula="of:=[$'McSp stats'.L23]" office:value-type="float" office:value="17.0416" calcext:value-type="float">
            <text:p>17.0416</text:p>
          </table:table-cell>
          <table:table-cell table:formula="of:=[$'McSp stats'.M23]" office:value-type="float" office:value="50.3431" calcext:value-type="float">
            <text:p>50.3431</text:p>
          </table:table-cell>
          <table:table-cell table:formula="of:=[$'McSp stats'.N23]" office:value-type="float" office:value="66.1491" calcext:value-type="float">
            <text:p>66.1491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McMp stats'.E23]" office:value-type="float" office:value="78.5956" calcext:value-type="float">
            <text:p>78.5956</text:p>
          </table:table-cell>
          <table:table-cell table:formula="of:=[$'McMp stats'.F23]" office:value-type="float" office:value="52.1247" calcext:value-type="float">
            <text:p>52.1247</text:p>
          </table:table-cell>
          <table:table-cell table:formula="of:=[$'McMp stats'.G23]" office:value-type="float" office:value="107.374" calcext:value-type="float">
            <text:p>107.374</text:p>
          </table:table-cell>
          <table:table-cell table:formula="of:=[$'McMp stats'.I23]" office:value-type="float" office:value="7196.27" calcext:value-type="float">
            <text:p>7196.27</text:p>
          </table:table-cell>
          <table:table-cell table:formula="of:=[$'McMp stats'.J23]" office:value-type="float" office:value="23.3468" calcext:value-type="float">
            <text:p>23.3468</text:p>
          </table:table-cell>
          <table:table-cell table:formula="of:=[$'McMp stats'.L23]" office:value-type="float" office:value="23.3468" calcext:value-type="float">
            <text:p>23.3468</text:p>
          </table:table-cell>
          <table:table-cell table:formula="of:=[$'McMp stats'.M23]" office:value-type="float" office:value="58.7936" calcext:value-type="float">
            <text:p>58.7936</text:p>
          </table:table-cell>
          <table:table-cell table:formula="of:=[$'McMp stats'.N23]" office:value-type="float" office:value="60.2902" calcext:value-type="float">
            <text:p>60.2902</text:p>
          </table:table-cell>
          <table:table-cell table:formula="of:=[$'PC Stats'.E35]" office:value-type="float" office:value="0" calcext:value-type="float">
            <text:p>0</text:p>
          </table:table-cell>
          <table:table-cell table:formula="of:=[$'PC Stats'.F35]" office:value-type="float" office:value="0" calcext:value-type="float">
            <text:p>0</text:p>
          </table:table-cell>
          <table:table-cell table:formula="of:=[$'PC Stats'.G35]" office:value-type="float" office:value="0" calcext:value-type="float">
            <text:p>0</text:p>
          </table:table-cell>
          <table:table-cell table:formula="of:=[$'PC Stats'.I35]" office:value-type="float" office:value="0" calcext:value-type="float">
            <text:p>0</text:p>
          </table:table-cell>
          <table:table-cell table:formula="of:=[$'PC Stats'.J35]" office:value-type="float" office:value="0" calcext:value-type="float">
            <text:p>0</text:p>
          </table:table-cell>
          <table:table-cell table:formula="of:=[$'PC Stats'.L35]" office:value-type="float" office:value="0" calcext:value-type="float">
            <text:p>0</text:p>
          </table:table-cell>
          <table:table-cell table:formula="of:=[$'PC Stats'.M35]" office:value-type="float" office:value="0" calcext:value-type="float">
            <text:p>0</text:p>
          </table:table-cell>
          <table:table-cell table:formula="of:=[$'PC Stats'.N3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24]" office:value-type="float" office:value="78.5956" calcext:value-type="float">
            <text:p>78.5956</text:p>
          </table:table-cell>
          <table:table-cell table:formula="of:=[$'ScSp stats'.F24]" office:value-type="float" office:value="33.8608" calcext:value-type="float">
            <text:p>33.8608</text:p>
          </table:table-cell>
          <table:table-cell table:formula="of:=[$'ScSp stats'.G24]" office:value-type="float" office:value="101.258" calcext:value-type="float">
            <text:p>101.258</text:p>
          </table:table-cell>
          <table:table-cell table:formula="of:=[$'ScSp stats'.I24]" office:value-type="float" office:value="7197.5" calcext:value-type="float">
            <text:p>7197.5</text:p>
          </table:table-cell>
          <table:table-cell table:formula="of:=[$'ScSp stats'.J24]" office:value-type="float" office:value="11.1986" calcext:value-type="float">
            <text:p>11.1986</text:p>
          </table:table-cell>
          <table:table-cell table:formula="of:=[$'ScSp stats'.L24]" office:value-type="float" office:value="11.1986" calcext:value-type="float">
            <text:p>11.1986</text:p>
          </table:table-cell>
          <table:table-cell table:formula="of:=[$'ScSp stats'.M24]" office:value-type="float" office:value="49.3609" calcext:value-type="float">
            <text:p>49.3609</text:p>
          </table:table-cell>
          <table:table-cell table:formula="of:=[$'ScSp stats'.N24]" office:value-type="float" office:value="77.3128" calcext:value-type="float">
            <text:p>77.3128</text:p>
          </table:table-cell>
          <table:table-cell table:formula="of:=[$'McSp stats'.E24]" office:value-type="float" office:value="78.5956" calcext:value-type="float">
            <text:p>78.5956</text:p>
          </table:table-cell>
          <table:table-cell table:formula="of:=[$'McSp stats'.F24]" office:value-type="float" office:value="52.1247" calcext:value-type="float">
            <text:p>52.1247</text:p>
          </table:table-cell>
          <table:table-cell table:formula="of:=[$'McSp stats'.G24]" office:value-type="float" office:value="112.518" calcext:value-type="float">
            <text:p>112.518</text:p>
          </table:table-cell>
          <table:table-cell table:formula="of:=[$'McSp stats'.I24]" office:value-type="float" office:value="7198.09" calcext:value-type="float">
            <text:p>7198.09</text:p>
          </table:table-cell>
          <table:table-cell table:formula="of:=[$'McSp stats'.J24]" office:value-type="float" office:value="18.2019" calcext:value-type="float">
            <text:p>18.2019</text:p>
          </table:table-cell>
          <table:table-cell table:formula="of:=[$'McSp stats'.L24]" office:value-type="float" office:value="18.2019" calcext:value-type="float">
            <text:p>18.2019</text:p>
          </table:table-cell>
          <table:table-cell table:formula="of:=[$'McSp stats'.M24]" office:value-type="float" office:value="50.36" calcext:value-type="float">
            <text:p>50.36</text:p>
          </table:table-cell>
          <table:table-cell table:formula="of:=[$'McSp stats'.N24]" office:value-type="float" office:value="63.8564" calcext:value-type="float">
            <text:p>63.8564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McMp stats'.E24]" office:value-type="float" office:value="78.5956" calcext:value-type="float">
            <text:p>78.5956</text:p>
          </table:table-cell>
          <table:table-cell table:formula="of:=[$'McMp stats'.F24]" office:value-type="float" office:value="52.1247" calcext:value-type="float">
            <text:p>52.1247</text:p>
          </table:table-cell>
          <table:table-cell table:formula="of:=[$'McMp stats'.G24]" office:value-type="float" office:value="107.523" calcext:value-type="float">
            <text:p>107.523</text:p>
          </table:table-cell>
          <table:table-cell table:formula="of:=[$'McMp stats'.I24]" office:value-type="float" office:value="7195.96" calcext:value-type="float">
            <text:p>7195.96</text:p>
          </table:table-cell>
          <table:table-cell table:formula="of:=[$'McMp stats'.J24]" office:value-type="float" office:value="23.1974" calcext:value-type="float">
            <text:p>23.1974</text:p>
          </table:table-cell>
          <table:table-cell table:formula="of:=[$'McMp stats'.L24]" office:value-type="float" office:value="23.1974" calcext:value-type="float">
            <text:p>23.1974</text:p>
          </table:table-cell>
          <table:table-cell table:formula="of:=[$'McMp stats'.M24]" office:value-type="float" office:value="58.7639" calcext:value-type="float">
            <text:p>58.7639</text:p>
          </table:table-cell>
          <table:table-cell table:formula="of:=[$'McMp stats'.N24]" office:value-type="float" office:value="60.5244" calcext:value-type="float">
            <text:p>60.5244</text:p>
          </table:table-cell>
          <table:table-cell table:formula="of:=[$'PC Stats'.E36]" office:value-type="float" office:value="0" calcext:value-type="float">
            <text:p>0</text:p>
          </table:table-cell>
          <table:table-cell table:formula="of:=[$'PC Stats'.F36]" office:value-type="float" office:value="0" calcext:value-type="float">
            <text:p>0</text:p>
          </table:table-cell>
          <table:table-cell table:formula="of:=[$'PC Stats'.G36]" office:value-type="float" office:value="0" calcext:value-type="float">
            <text:p>0</text:p>
          </table:table-cell>
          <table:table-cell table:formula="of:=[$'PC Stats'.I36]" office:value-type="float" office:value="0" calcext:value-type="float">
            <text:p>0</text:p>
          </table:table-cell>
          <table:table-cell table:formula="of:=[$'PC Stats'.J36]" office:value-type="float" office:value="0" calcext:value-type="float">
            <text:p>0</text:p>
          </table:table-cell>
          <table:table-cell table:formula="of:=[$'PC Stats'.L36]" office:value-type="float" office:value="0" calcext:value-type="float">
            <text:p>0</text:p>
          </table:table-cell>
          <table:table-cell table:formula="of:=[$'PC Stats'.M36]" office:value-type="float" office:value="0" calcext:value-type="float">
            <text:p>0</text:p>
          </table:table-cell>
          <table:table-cell table:formula="of:=[$'PC Stats'.N36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25]" office:value-type="float" office:value="78.5956" calcext:value-type="float">
            <text:p>78.5956</text:p>
          </table:table-cell>
          <table:table-cell table:formula="of:=[$'ScSp stats'.F25]" office:value-type="float" office:value="41.6344" calcext:value-type="float">
            <text:p>41.6344</text:p>
          </table:table-cell>
          <table:table-cell table:formula="of:=[$'ScSp stats'.G25]" office:value-type="float" office:value="106.328" calcext:value-type="float">
            <text:p>106.328</text:p>
          </table:table-cell>
          <table:table-cell table:formula="of:=[$'ScSp stats'.I25]" office:value-type="float" office:value="7197" calcext:value-type="float">
            <text:p>7197</text:p>
          </table:table-cell>
          <table:table-cell table:formula="of:=[$'ScSp stats'.J25]" office:value-type="float" office:value="13.902" calcext:value-type="float">
            <text:p>13.902</text:p>
          </table:table-cell>
          <table:table-cell table:formula="of:=[$'ScSp stats'.L25]" office:value-type="float" office:value="13.902" calcext:value-type="float">
            <text:p>13.902</text:p>
          </table:table-cell>
          <table:table-cell table:formula="of:=[$'ScSp stats'.M25]" office:value-type="float" office:value="49.3341" calcext:value-type="float">
            <text:p>49.3341</text:p>
          </table:table-cell>
          <table:table-cell table:formula="of:=[$'ScSp stats'.N25]" office:value-type="float" office:value="71.8207" calcext:value-type="float">
            <text:p>71.8207</text:p>
          </table:table-cell>
          <table:table-cell table:formula="of:=[$'McSp stats'.E25]" office:value-type="float" office:value="78.5956" calcext:value-type="float">
            <text:p>78.5956</text:p>
          </table:table-cell>
          <table:table-cell table:formula="of:=[$'McSp stats'.F25]" office:value-type="float" office:value="52.1247" calcext:value-type="float">
            <text:p>52.1247</text:p>
          </table:table-cell>
          <table:table-cell table:formula="of:=[$'McSp stats'.G25]" office:value-type="float" office:value="113.679" calcext:value-type="float">
            <text:p>113.679</text:p>
          </table:table-cell>
          <table:table-cell table:formula="of:=[$'McSp stats'.I25]" office:value-type="float" office:value="7198.39" calcext:value-type="float">
            <text:p>7198.39</text:p>
          </table:table-cell>
          <table:table-cell table:formula="of:=[$'McSp stats'.J25]" office:value-type="float" office:value="17.0416" calcext:value-type="float">
            <text:p>17.0416</text:p>
          </table:table-cell>
          <table:table-cell table:formula="of:=[$'McSp stats'.L25]" office:value-type="float" office:value="17.0416" calcext:value-type="float">
            <text:p>17.0416</text:p>
          </table:table-cell>
          <table:table-cell table:formula="of:=[$'McSp stats'.M25]" office:value-type="float" office:value="50.3181" calcext:value-type="float">
            <text:p>50.3181</text:p>
          </table:table-cell>
          <table:table-cell table:formula="of:=[$'McSp stats'.N25]" office:value-type="float" office:value="66.1323" calcext:value-type="float">
            <text:p>66.1323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McMp stats'.E25]" office:value-type="float" office:value="78.5956" calcext:value-type="float">
            <text:p>78.5956</text:p>
          </table:table-cell>
          <table:table-cell table:formula="of:=[$'McMp stats'.F25]" office:value-type="float" office:value="52.1247" calcext:value-type="float">
            <text:p>52.1247</text:p>
          </table:table-cell>
          <table:table-cell table:formula="of:=[$'McMp stats'.G25]" office:value-type="float" office:value="107.374" calcext:value-type="float">
            <text:p>107.374</text:p>
          </table:table-cell>
          <table:table-cell table:formula="of:=[$'McMp stats'.I25]" office:value-type="float" office:value="7196.19" calcext:value-type="float">
            <text:p>7196.19</text:p>
          </table:table-cell>
          <table:table-cell table:formula="of:=[$'McMp stats'.J25]" office:value-type="float" office:value="23.3468" calcext:value-type="float">
            <text:p>23.3468</text:p>
          </table:table-cell>
          <table:table-cell table:formula="of:=[$'McMp stats'.L25]" office:value-type="float" office:value="23.3468" calcext:value-type="float">
            <text:p>23.3468</text:p>
          </table:table-cell>
          <table:table-cell table:formula="of:=[$'McMp stats'.M25]" office:value-type="float" office:value="58.7716" calcext:value-type="float">
            <text:p>58.7716</text:p>
          </table:table-cell>
          <table:table-cell table:formula="of:=[$'McMp stats'.N25]" office:value-type="float" office:value="60.2754" calcext:value-type="float">
            <text:p>60.2754</text:p>
          </table:table-cell>
          <table:table-cell table:formula="of:=[$'PC Stats'.E37]" office:value-type="float" office:value="0" calcext:value-type="float">
            <text:p>0</text:p>
          </table:table-cell>
          <table:table-cell table:formula="of:=[$'PC Stats'.F37]" office:value-type="float" office:value="0" calcext:value-type="float">
            <text:p>0</text:p>
          </table:table-cell>
          <table:table-cell table:formula="of:=[$'PC Stats'.G37]" office:value-type="float" office:value="0" calcext:value-type="float">
            <text:p>0</text:p>
          </table:table-cell>
          <table:table-cell table:formula="of:=[$'PC Stats'.I37]" office:value-type="float" office:value="0" calcext:value-type="float">
            <text:p>0</text:p>
          </table:table-cell>
          <table:table-cell table:formula="of:=[$'PC Stats'.J37]" office:value-type="float" office:value="0" calcext:value-type="float">
            <text:p>0</text:p>
          </table:table-cell>
          <table:table-cell table:formula="of:=[$'PC Stats'.L37]" office:value-type="float" office:value="0" calcext:value-type="float">
            <text:p>0</text:p>
          </table:table-cell>
          <table:table-cell table:formula="of:=[$'PC Stats'.M37]" office:value-type="float" office:value="0" calcext:value-type="float">
            <text:p>0</text:p>
          </table:table-cell>
          <table:table-cell table:formula="of:=[$'PC Stats'.N37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26]" office:value-type="float" office:value="100.302" calcext:value-type="float">
            <text:p>100.302</text:p>
          </table:table-cell>
          <table:table-cell table:formula="of:=[$'ScSp stats'.F26]" office:value-type="float" office:value="68.7897" calcext:value-type="float">
            <text:p>68.7897</text:p>
          </table:table-cell>
          <table:table-cell table:formula="of:=[$'ScSp stats'.G26]" office:value-type="float" office:value="91.8039" calcext:value-type="float">
            <text:p>91.8039</text:p>
          </table:table-cell>
          <table:table-cell table:formula="of:=[$'ScSp stats'.I26]" office:value-type="float" office:value="7197.62" calcext:value-type="float">
            <text:p>7197.62</text:p>
          </table:table-cell>
          <table:table-cell table:formula="of:=[$'ScSp stats'.J26]" office:value-type="float" office:value="77.2879" calcext:value-type="float">
            <text:p>77.2879</text:p>
          </table:table-cell>
          <table:table-cell table:formula="of:=[$'ScSp stats'.L26]" office:value-type="float" office:value="77.2879" calcext:value-type="float">
            <text:p>77.2879</text:p>
          </table:table-cell>
          <table:table-cell table:formula="of:=[$'ScSp stats'.M26]" office:value-type="float" office:value="97.8444" calcext:value-type="float">
            <text:p>97.8444</text:p>
          </table:table-cell>
          <table:table-cell table:formula="of:=[$'ScSp stats'.N26]" office:value-type="float" office:value="21.0094" calcext:value-type="float">
            <text:p>21.0094</text:p>
          </table:table-cell>
          <table:table-cell table:formula="of:=[$'McSp stats'.E26]" office:value-type="float" office:value="100.302" calcext:value-type="float">
            <text:p>100.302</text:p>
          </table:table-cell>
          <table:table-cell table:formula="of:=[$'McSp stats'.F26]" office:value-type="float" office:value="68.7897" calcext:value-type="float">
            <text:p>68.7897</text:p>
          </table:table-cell>
          <table:table-cell table:formula="of:=[$'McSp stats'.G26]" office:value-type="float" office:value="98.5989" calcext:value-type="float">
            <text:p>98.5989</text:p>
          </table:table-cell>
          <table:table-cell table:formula="of:=[$'McSp stats'.I26]" office:value-type="float" office:value="7198.08" calcext:value-type="float">
            <text:p>7198.08</text:p>
          </table:table-cell>
          <table:table-cell table:formula="of:=[$'McSp stats'.J26]" office:value-type="float" office:value="70.4929" calcext:value-type="float">
            <text:p>70.4929</text:p>
          </table:table-cell>
          <table:table-cell table:formula="of:=[$'McSp stats'.L26]" office:value-type="float" office:value="70.4929" calcext:value-type="float">
            <text:p>70.4929</text:p>
          </table:table-cell>
          <table:table-cell table:formula="of:=[$'McSp stats'.M26]" office:value-type="float" office:value="97.9753" calcext:value-type="float">
            <text:p>97.9753</text:p>
          </table:table-cell>
          <table:table-cell table:formula="of:=[$'McSp stats'.N26]" office:value-type="float" office:value="28.0503" calcext:value-type="float">
            <text:p>28.0503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McMp stats'.E26]" office:value-type="float" office:value="100.302" calcext:value-type="float">
            <text:p>100.302</text:p>
          </table:table-cell>
          <table:table-cell table:formula="of:=[$'McMp stats'.F26]" office:value-type="float" office:value="68.7897" calcext:value-type="float">
            <text:p>68.7897</text:p>
          </table:table-cell>
          <table:table-cell table:formula="of:=[$'McMp stats'.G26]" office:value-type="float" office:value="95.7337" calcext:value-type="float">
            <text:p>95.7337</text:p>
          </table:table-cell>
          <table:table-cell table:formula="of:=[$'McMp stats'.I26]" office:value-type="float" office:value="7197.43" calcext:value-type="float">
            <text:p>7197.43</text:p>
          </table:table-cell>
          <table:table-cell table:formula="of:=[$'McMp stats'.J26]" office:value-type="float" office:value="73.3581" calcext:value-type="float">
            <text:p>73.3581</text:p>
          </table:table-cell>
          <table:table-cell table:formula="of:=[$'McMp stats'.L26]" office:value-type="float" office:value="73.3581" calcext:value-type="float">
            <text:p>73.3581</text:p>
          </table:table-cell>
          <table:table-cell table:formula="of:=[$'McMp stats'.M26]" office:value-type="float" office:value="103.753" calcext:value-type="float">
            <text:p>103.753</text:p>
          </table:table-cell>
          <table:table-cell table:formula="of:=[$'McMp stats'.N26]" office:value-type="float" office:value="29.2954" calcext:value-type="float">
            <text:p>29.2954</text:p>
          </table:table-cell>
          <table:table-cell table:formula="of:=[$'PC Stats'.E38]" office:value-type="float" office:value="0" calcext:value-type="float">
            <text:p>0</text:p>
          </table:table-cell>
          <table:table-cell table:formula="of:=[$'PC Stats'.F38]" office:value-type="float" office:value="0" calcext:value-type="float">
            <text:p>0</text:p>
          </table:table-cell>
          <table:table-cell table:formula="of:=[$'PC Stats'.G38]" office:value-type="float" office:value="0" calcext:value-type="float">
            <text:p>0</text:p>
          </table:table-cell>
          <table:table-cell table:formula="of:=[$'PC Stats'.I38]" office:value-type="float" office:value="0" calcext:value-type="float">
            <text:p>0</text:p>
          </table:table-cell>
          <table:table-cell table:formula="of:=[$'PC Stats'.J38]" office:value-type="float" office:value="0" calcext:value-type="float">
            <text:p>0</text:p>
          </table:table-cell>
          <table:table-cell table:formula="of:=[$'PC Stats'.L38]" office:value-type="float" office:value="0" calcext:value-type="float">
            <text:p>0</text:p>
          </table:table-cell>
          <table:table-cell table:formula="of:=[$'PC Stats'.M38]" office:value-type="float" office:value="0" calcext:value-type="float">
            <text:p>0</text:p>
          </table:table-cell>
          <table:table-cell table:formula="of:=[$'PC Stats'.N38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27]" office:value-type="float" office:value="100.302" calcext:value-type="float">
            <text:p>100.302</text:p>
          </table:table-cell>
          <table:table-cell table:formula="of:=[$'ScSp stats'.F27]" office:value-type="float" office:value="68.7897" calcext:value-type="float">
            <text:p>68.7897</text:p>
          </table:table-cell>
          <table:table-cell table:formula="of:=[$'ScSp stats'.G27]" office:value-type="float" office:value="90.8771" calcext:value-type="float">
            <text:p>90.8771</text:p>
          </table:table-cell>
          <table:table-cell table:formula="of:=[$'ScSp stats'.I27]" office:value-type="float" office:value="7197.76" calcext:value-type="float">
            <text:p>7197.76</text:p>
          </table:table-cell>
          <table:table-cell table:formula="of:=[$'ScSp stats'.J27]" office:value-type="float" office:value="78.2147" calcext:value-type="float">
            <text:p>78.2147</text:p>
          </table:table-cell>
          <table:table-cell table:formula="of:=[$'ScSp stats'.L27]" office:value-type="float" office:value="78.2147" calcext:value-type="float">
            <text:p>78.2147</text:p>
          </table:table-cell>
          <table:table-cell table:formula="of:=[$'ScSp stats'.M27]" office:value-type="float" office:value="98.049" calcext:value-type="float">
            <text:p>98.049</text:p>
          </table:table-cell>
          <table:table-cell table:formula="of:=[$'ScSp stats'.N27]" office:value-type="float" office:value="20.229" calcext:value-type="float">
            <text:p>20.229</text:p>
          </table:table-cell>
          <table:table-cell table:formula="of:=[$'McSp stats'.E27]" office:value-type="float" office:value="100.302" calcext:value-type="float">
            <text:p>100.302</text:p>
          </table:table-cell>
          <table:table-cell table:formula="of:=[$'McSp stats'.F27]" office:value-type="float" office:value="68.7897" calcext:value-type="float">
            <text:p>68.7897</text:p>
          </table:table-cell>
          <table:table-cell table:formula="of:=[$'McSp stats'.G27]" office:value-type="float" office:value="94.6011" calcext:value-type="float">
            <text:p>94.6011</text:p>
          </table:table-cell>
          <table:table-cell table:formula="of:=[$'McSp stats'.I27]" office:value-type="float" office:value="7198.17" calcext:value-type="float">
            <text:p>7198.17</text:p>
          </table:table-cell>
          <table:table-cell table:formula="of:=[$'McSp stats'.J27]" office:value-type="float" office:value="74.4907" calcext:value-type="float">
            <text:p>74.4907</text:p>
          </table:table-cell>
          <table:table-cell table:formula="of:=[$'McSp stats'.L27]" office:value-type="float" office:value="74.4907" calcext:value-type="float">
            <text:p>74.4907</text:p>
          </table:table-cell>
          <table:table-cell table:formula="of:=[$'McSp stats'.M27]" office:value-type="float" office:value="97.9303" calcext:value-type="float">
            <text:p>97.9303</text:p>
          </table:table-cell>
          <table:table-cell table:formula="of:=[$'McSp stats'.N27]" office:value-type="float" office:value="23.935" calcext:value-type="float">
            <text:p>23.935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McMp stats'.E27]" office:value-type="float" office:value="100.302" calcext:value-type="float">
            <text:p>100.302</text:p>
          </table:table-cell>
          <table:table-cell table:formula="of:=[$'McMp stats'.F27]" office:value-type="float" office:value="68.7897" calcext:value-type="float">
            <text:p>68.7897</text:p>
          </table:table-cell>
          <table:table-cell table:formula="of:=[$'McMp stats'.G27]" office:value-type="float" office:value="94.6011" calcext:value-type="float">
            <text:p>94.6011</text:p>
          </table:table-cell>
          <table:table-cell table:formula="of:=[$'McMp stats'.I27]" office:value-type="float" office:value="7197.59" calcext:value-type="float">
            <text:p>7197.59</text:p>
          </table:table-cell>
          <table:table-cell table:formula="of:=[$'McMp stats'.J27]" office:value-type="float" office:value="74.4907" calcext:value-type="float">
            <text:p>74.4907</text:p>
          </table:table-cell>
          <table:table-cell table:formula="of:=[$'McMp stats'.L27]" office:value-type="float" office:value="74.4907" calcext:value-type="float">
            <text:p>74.4907</text:p>
          </table:table-cell>
          <table:table-cell table:formula="of:=[$'McMp stats'.M27]" office:value-type="float" office:value="103.599" calcext:value-type="float">
            <text:p>103.599</text:p>
          </table:table-cell>
          <table:table-cell table:formula="of:=[$'McMp stats'.N27]" office:value-type="float" office:value="28.0971" calcext:value-type="float">
            <text:p>28.0971</text:p>
          </table:table-cell>
          <table:table-cell table:formula="of:=[$'PC Stats'.E39]" office:value-type="float" office:value="0" calcext:value-type="float">
            <text:p>0</text:p>
          </table:table-cell>
          <table:table-cell table:formula="of:=[$'PC Stats'.F39]" office:value-type="float" office:value="0" calcext:value-type="float">
            <text:p>0</text:p>
          </table:table-cell>
          <table:table-cell table:formula="of:=[$'PC Stats'.G39]" office:value-type="float" office:value="0" calcext:value-type="float">
            <text:p>0</text:p>
          </table:table-cell>
          <table:table-cell table:formula="of:=[$'PC Stats'.I39]" office:value-type="float" office:value="0" calcext:value-type="float">
            <text:p>0</text:p>
          </table:table-cell>
          <table:table-cell table:formula="of:=[$'PC Stats'.J39]" office:value-type="float" office:value="0" calcext:value-type="float">
            <text:p>0</text:p>
          </table:table-cell>
          <table:table-cell table:formula="of:=[$'PC Stats'.L39]" office:value-type="float" office:value="0" calcext:value-type="float">
            <text:p>0</text:p>
          </table:table-cell>
          <table:table-cell table:formula="of:=[$'PC Stats'.M39]" office:value-type="float" office:value="0" calcext:value-type="float">
            <text:p>0</text:p>
          </table:table-cell>
          <table:table-cell table:formula="of:=[$'PC Stats'.N39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28]" office:value-type="float" office:value="100.302" calcext:value-type="float">
            <text:p>100.302</text:p>
          </table:table-cell>
          <table:table-cell table:formula="of:=[$'ScSp stats'.F28]" office:value-type="float" office:value="68.7897" calcext:value-type="float">
            <text:p>68.7897</text:p>
          </table:table-cell>
          <table:table-cell table:formula="of:=[$'ScSp stats'.G28]" office:value-type="float" office:value="90.8771" calcext:value-type="float">
            <text:p>90.8771</text:p>
          </table:table-cell>
          <table:table-cell table:formula="of:=[$'ScSp stats'.I28]" office:value-type="float" office:value="7198.3" calcext:value-type="float">
            <text:p>7198.3</text:p>
          </table:table-cell>
          <table:table-cell table:formula="of:=[$'ScSp stats'.J28]" office:value-type="float" office:value="78.2147" calcext:value-type="float">
            <text:p>78.2147</text:p>
          </table:table-cell>
          <table:table-cell table:formula="of:=[$'ScSp stats'.L28]" office:value-type="float" office:value="78.2147" calcext:value-type="float">
            <text:p>78.2147</text:p>
          </table:table-cell>
          <table:table-cell table:formula="of:=[$'ScSp stats'.M28]" office:value-type="float" office:value="97.9551" calcext:value-type="float">
            <text:p>97.9551</text:p>
          </table:table-cell>
          <table:table-cell table:formula="of:=[$'ScSp stats'.N28]" office:value-type="float" office:value="20.1525" calcext:value-type="float">
            <text:p>20.1525</text:p>
          </table:table-cell>
          <table:table-cell table:formula="of:=[$'McSp stats'.E28]" office:value-type="float" office:value="100.302" calcext:value-type="float">
            <text:p>100.302</text:p>
          </table:table-cell>
          <table:table-cell table:formula="of:=[$'McSp stats'.F28]" office:value-type="float" office:value="68.7897" calcext:value-type="float">
            <text:p>68.7897</text:p>
          </table:table-cell>
          <table:table-cell table:formula="of:=[$'McSp stats'.G28]" office:value-type="float" office:value="98.5989" calcext:value-type="float">
            <text:p>98.5989</text:p>
          </table:table-cell>
          <table:table-cell table:formula="of:=[$'McSp stats'.I28]" office:value-type="float" office:value="7197.52" calcext:value-type="float">
            <text:p>7197.52</text:p>
          </table:table-cell>
          <table:table-cell table:formula="of:=[$'McSp stats'.J28]" office:value-type="float" office:value="70.4929" calcext:value-type="float">
            <text:p>70.4929</text:p>
          </table:table-cell>
          <table:table-cell table:formula="of:=[$'McSp stats'.L28]" office:value-type="float" office:value="70.4929" calcext:value-type="float">
            <text:p>70.4929</text:p>
          </table:table-cell>
          <table:table-cell table:formula="of:=[$'McSp stats'.M28]" office:value-type="float" office:value="97.9551" calcext:value-type="float">
            <text:p>97.9551</text:p>
          </table:table-cell>
          <table:table-cell table:formula="of:=[$'McSp stats'.N28]" office:value-type="float" office:value="28.0355" calcext:value-type="float">
            <text:p>28.0355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McMp stats'.E28]" office:value-type="float" office:value="100.302" calcext:value-type="float">
            <text:p>100.302</text:p>
          </table:table-cell>
          <table:table-cell table:formula="of:=[$'McMp stats'.F28]" office:value-type="float" office:value="68.7897" calcext:value-type="float">
            <text:p>68.7897</text:p>
          </table:table-cell>
          <table:table-cell table:formula="of:=[$'McMp stats'.G28]" office:value-type="float" office:value="98.4994" calcext:value-type="float">
            <text:p>98.4994</text:p>
          </table:table-cell>
          <table:table-cell table:formula="of:=[$'McMp stats'.I28]" office:value-type="float" office:value="7196.94" calcext:value-type="float">
            <text:p>7196.94</text:p>
          </table:table-cell>
          <table:table-cell table:formula="of:=[$'McMp stats'.J28]" office:value-type="float" office:value="70.5924" calcext:value-type="float">
            <text:p>70.5924</text:p>
          </table:table-cell>
          <table:table-cell table:formula="of:=[$'McMp stats'.L28]" office:value-type="float" office:value="70.5924" calcext:value-type="float">
            <text:p>70.5924</text:p>
          </table:table-cell>
          <table:table-cell table:formula="of:=[$'McMp stats'.M28]" office:value-type="float" office:value="103.61" calcext:value-type="float">
            <text:p>103.61</text:p>
          </table:table-cell>
          <table:table-cell table:formula="of:=[$'McMp stats'.N28]" office:value-type="float" office:value="31.8672" calcext:value-type="float">
            <text:p>31.8672</text:p>
          </table:table-cell>
          <table:table-cell table:formula="of:=[$'PC Stats'.E40]" office:value-type="float" office:value="0" calcext:value-type="float">
            <text:p>0</text:p>
          </table:table-cell>
          <table:table-cell table:formula="of:=[$'PC Stats'.F40]" office:value-type="float" office:value="0" calcext:value-type="float">
            <text:p>0</text:p>
          </table:table-cell>
          <table:table-cell table:formula="of:=[$'PC Stats'.G40]" office:value-type="float" office:value="0" calcext:value-type="float">
            <text:p>0</text:p>
          </table:table-cell>
          <table:table-cell table:formula="of:=[$'PC Stats'.I40]" office:value-type="float" office:value="0" calcext:value-type="float">
            <text:p>0</text:p>
          </table:table-cell>
          <table:table-cell table:formula="of:=[$'PC Stats'.J40]" office:value-type="float" office:value="0" calcext:value-type="float">
            <text:p>0</text:p>
          </table:table-cell>
          <table:table-cell table:formula="of:=[$'PC Stats'.L40]" office:value-type="float" office:value="0" calcext:value-type="float">
            <text:p>0</text:p>
          </table:table-cell>
          <table:table-cell table:formula="of:=[$'PC Stats'.M40]" office:value-type="float" office:value="0" calcext:value-type="float">
            <text:p>0</text:p>
          </table:table-cell>
          <table:table-cell table:formula="of:=[$'PC Stats'.N40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$'ScSp stats'.E29]" office:value-type="float" office:value="100.302" calcext:value-type="float">
            <text:p>100.302</text:p>
          </table:table-cell>
          <table:table-cell table:formula="of:=[$'ScSp stats'.F29]" office:value-type="float" office:value="68.7897" calcext:value-type="float">
            <text:p>68.7897</text:p>
          </table:table-cell>
          <table:table-cell table:formula="of:=[$'ScSp stats'.G29]" office:value-type="float" office:value="90.8771" calcext:value-type="float">
            <text:p>90.8771</text:p>
          </table:table-cell>
          <table:table-cell table:formula="of:=[$'ScSp stats'.I29]" office:value-type="float" office:value="7198.14" calcext:value-type="float">
            <text:p>7198.14</text:p>
          </table:table-cell>
          <table:table-cell table:formula="of:=[$'ScSp stats'.J29]" office:value-type="float" office:value="78.2147" calcext:value-type="float">
            <text:p>78.2147</text:p>
          </table:table-cell>
          <table:table-cell table:formula="of:=[$'ScSp stats'.L29]" office:value-type="float" office:value="78.2147" calcext:value-type="float">
            <text:p>78.2147</text:p>
          </table:table-cell>
          <table:table-cell table:formula="of:=[$'ScSp stats'.M29]" office:value-type="float" office:value="97.9782" calcext:value-type="float">
            <text:p>97.9782</text:p>
          </table:table-cell>
          <table:table-cell table:formula="of:=[$'ScSp stats'.N29]" office:value-type="float" office:value="20.1713" calcext:value-type="float">
            <text:p>20.1713</text:p>
          </table:table-cell>
          <table:table-cell table:formula="of:=[$'McSp stats'.E29]" office:value-type="float" office:value="100.302" calcext:value-type="float">
            <text:p>100.302</text:p>
          </table:table-cell>
          <table:table-cell table:formula="of:=[$'McSp stats'.F29]" office:value-type="float" office:value="68.7897" calcext:value-type="float">
            <text:p>68.7897</text:p>
          </table:table-cell>
          <table:table-cell table:formula="of:=[$'McSp stats'.G29]" office:value-type="float" office:value="98.5989" calcext:value-type="float">
            <text:p>98.5989</text:p>
          </table:table-cell>
          <table:table-cell table:formula="of:=[$'McSp stats'.I29]" office:value-type="float" office:value="7197.53" calcext:value-type="float">
            <text:p>7197.53</text:p>
          </table:table-cell>
          <table:table-cell table:formula="of:=[$'McSp stats'.J29]" office:value-type="float" office:value="70.4929" calcext:value-type="float">
            <text:p>70.4929</text:p>
          </table:table-cell>
          <table:table-cell table:formula="of:=[$'McSp stats'.L29]" office:value-type="float" office:value="70.4929" calcext:value-type="float">
            <text:p>70.4929</text:p>
          </table:table-cell>
          <table:table-cell table:formula="of:=[$'McSp stats'.M29]" office:value-type="float" office:value="98.0115" calcext:value-type="float">
            <text:p>98.0115</text:p>
          </table:table-cell>
          <table:table-cell table:formula="of:=[$'McSp stats'.N29]" office:value-type="float" office:value="28.0769" calcext:value-type="float">
            <text:p>28.0769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#REF!]" office:value-type="string" office:string-value="" calcext:value-type="error">
            <text:p>#REF!</text:p>
          </table:table-cell>
          <table:table-cell table:formula="of:=[$'McMp stats'.E29]" office:value-type="float" office:value="100.302" calcext:value-type="float">
            <text:p>100.302</text:p>
          </table:table-cell>
          <table:table-cell table:formula="of:=[$'McMp stats'.F29]" office:value-type="float" office:value="68.7897" calcext:value-type="float">
            <text:p>68.7897</text:p>
          </table:table-cell>
          <table:table-cell table:formula="of:=[$'McMp stats'.G29]" office:value-type="float" office:value="95.7337" calcext:value-type="float">
            <text:p>95.7337</text:p>
          </table:table-cell>
          <table:table-cell table:formula="of:=[$'McMp stats'.I29]" office:value-type="float" office:value="7197.68" calcext:value-type="float">
            <text:p>7197.68</text:p>
          </table:table-cell>
          <table:table-cell table:formula="of:=[$'McMp stats'.J29]" office:value-type="float" office:value="73.3581" calcext:value-type="float">
            <text:p>73.3581</text:p>
          </table:table-cell>
          <table:table-cell table:formula="of:=[$'McMp stats'.L29]" office:value-type="float" office:value="73.3581" calcext:value-type="float">
            <text:p>73.3581</text:p>
          </table:table-cell>
          <table:table-cell table:formula="of:=[$'McMp stats'.M29]" office:value-type="float" office:value="103.612" calcext:value-type="float">
            <text:p>103.612</text:p>
          </table:table-cell>
          <table:table-cell table:formula="of:=[$'McMp stats'.N29]" office:value-type="float" office:value="29.1992" calcext:value-type="float">
            <text:p>29.1992</text:p>
          </table:table-cell>
          <table:table-cell table:formula="of:=[$'PC Stats'.E41]" office:value-type="float" office:value="0" calcext:value-type="float">
            <text:p>0</text:p>
          </table:table-cell>
          <table:table-cell table:formula="of:=[$'PC Stats'.F41]" office:value-type="float" office:value="0" calcext:value-type="float">
            <text:p>0</text:p>
          </table:table-cell>
          <table:table-cell table:formula="of:=[$'PC Stats'.G41]" office:value-type="float" office:value="0" calcext:value-type="float">
            <text:p>0</text:p>
          </table:table-cell>
          <table:table-cell table:formula="of:=[$'PC Stats'.I41]" office:value-type="float" office:value="0" calcext:value-type="float">
            <text:p>0</text:p>
          </table:table-cell>
          <table:table-cell table:formula="of:=[$'PC Stats'.J41]" office:value-type="float" office:value="0" calcext:value-type="float">
            <text:p>0</text:p>
          </table:table-cell>
          <table:table-cell table:formula="of:=[$'PC Stats'.L41]" office:value-type="float" office:value="0" calcext:value-type="float">
            <text:p>0</text:p>
          </table:table-cell>
          <table:table-cell table:formula="of:=[$'PC Stats'.M41]" office:value-type="float" office:value="0" calcext:value-type="float">
            <text:p>0</text:p>
          </table:table-cell>
          <table:table-cell table:formula="of:=[$'PC Stats'.N41]" office:value-type="float" office:value="0" calcext:value-type="float">
            <text:p>0</text:p>
          </table:table-cell>
        </table:table-row>
        <table:table-row table:style-name="ro2">
          <table:table-cell table:style-name="ce14"/>
          <table:table-cell table:style-name="ce14" office:value-type="string" calcext:value-type="string" table:number-columns-spanned="8" table:number-rows-spanned="1">
            <text:p>ScSp</text:p>
          </table:table-cell>
          <table:covered-table-cell table:number-columns-repeated="4" table:style-name="ce14"/>
          <table:covered-table-cell table:number-columns-repeated="3" table:style-name="Default"/>
          <table:table-cell table:style-name="ce20" office:value-type="string" calcext:value-type="string" table:number-columns-spanned="8" table:number-rows-spanned="1">
            <text:p>McSp</text:p>
          </table:table-cell>
          <table:covered-table-cell table:number-columns-repeated="4" table:style-name="ce20"/>
          <table:covered-table-cell table:number-columns-repeated="3" table:style-name="Default"/>
          <table:table-cell table:style-name="ce14" office:value-type="string" calcext:value-type="string" table:number-columns-spanned="8" table:number-rows-spanned="1">
            <text:p>ScMp</text:p>
          </table:table-cell>
          <table:covered-table-cell table:number-columns-repeated="4" table:style-name="ce14"/>
          <table:covered-table-cell table:number-columns-repeated="3" table:style-name="Default"/>
          <table:table-cell table:style-name="ce14" office:value-type="string" calcext:value-type="string" table:number-columns-spanned="8" table:number-rows-spanned="1">
            <text:p>McMp</text:p>
          </table:table-cell>
          <table:covered-table-cell table:number-columns-repeated="4" table:style-name="ce14"/>
          <table:covered-table-cell table:number-columns-repeated="3" table:style-name="ce88"/>
          <table:table-cell table:style-name="ce14" office:value-type="string" calcext:value-type="string" table:number-columns-spanned="8" table:number-rows-spanned="1">
            <text:p>PC</text:p>
          </table:table-cell>
          <table:covered-table-cell table:number-columns-repeated="7"/>
        </table:table-row>
        <table:table-row table:style-name="ro2">
          <table:table-cell table:style-name="ce102" office:value-type="string" calcext:value-type="string">
            <text:p>Size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05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  <table:table-cell table:style-name="ce105" office:value-type="string" calcext:value-type="string">
            <text:p>Pc</text:p>
          </table:table-cell>
          <table:table-cell table:style-name="ce105" office:value-type="string" calcext:value-type="string">
            <text:p>Pp</text:p>
          </table:table-cell>
          <table:table-cell table:style-name="ce105" office:value-type="string" calcext:value-type="string">
            <text:p>C</text:p>
          </table:table-cell>
          <table:table-cell table:style-name="ce105" office:value-type="string" calcext:value-type="string">
            <text:p>Stim</text:p>
          </table:table-cell>
          <table:table-cell table:style-name="ce112" office:value-type="string" calcext:value-type="string">
            <text:p>Sval</text:p>
          </table:table-cell>
          <table:table-cell table:style-name="ce88" office:value-type="string" calcext:value-type="string">
            <text:p>LB</text:p>
          </table:table-cell>
          <table:table-cell table:style-name="ce88" office:value-type="string" calcext:value-type="string">
            <text:p>UB</text:p>
          </table:table-cell>
          <table:table-cell table:style-name="ce88" office:value-type="string" calcext:value-type="string">
            <text:p>GAP</text:p>
          </table:table-cell>
        </table:table-row>
        <table:table-row table:style-name="ro2">
          <table:table-cell table:style-name="ce103" office:value-type="string" calcext:value-type="string">
            <text:p>5-10</text:p>
          </table:table-cell>
          <table:table-cell table:style-name="ce108" table:formula="of:=AVERAGE([.B3:.B7])" office:value-type="float" office:value="58.85038" calcext:value-type="float">
            <text:p>58.850</text:p>
          </table:table-cell>
          <table:table-cell table:style-name="ce108" table:formula="of:=AVERAGE([.C3:.C7])" office:value-type="float" office:value="110.9846" calcext:value-type="float">
            <text:p>110.985</text:p>
          </table:table-cell>
          <table:table-cell table:style-name="ce108" table:formula="of:=AVERAGE([.D3:.D7])" office:value-type="float" office:value="97.03516" calcext:value-type="float">
            <text:p>97.035</text:p>
          </table:table-cell>
          <table:table-cell table:style-name="ce108" table:formula="of:=AVERAGE([.E3:.E7])" office:value-type="float" office:value="7198.008" calcext:value-type="float">
            <text:p>7198.008</text:p>
          </table:table-cell>
          <table:table-cell table:style-name="ce108" table:formula="of:=AVERAGE([.F3:.F7])" office:value-type="float" office:value="72.79968" calcext:value-type="float">
            <text:p>72.800</text:p>
          </table:table-cell>
          <table:table-cell table:style-name="ce108" table:formula="of:=AVERAGE([.G3:.G7])" office:value-type="float" office:value="72.79968" calcext:value-type="float">
            <text:p>72.800</text:p>
          </table:table-cell>
          <table:table-cell table:style-name="ce108" table:formula="of:=AVERAGE([.H3:.H7])" office:value-type="float" office:value="92.14482" calcext:value-type="float">
            <text:p>92.145</text:p>
          </table:table-cell>
          <table:table-cell table:style-name="ce108" table:formula="of:=AVERAGE([.I3:.I7])" office:value-type="float" office:value="20.95366" calcext:value-type="float">
            <text:p>20.954</text:p>
          </table:table-cell>
          <table:table-cell table:style-name="ce108" table:formula="of:=AVERAGE([.J3:.J7])" office:value-type="float" office:value="58.85038" calcext:value-type="float">
            <text:p>58.850</text:p>
          </table:table-cell>
          <table:table-cell table:style-name="ce108" table:formula="of:=AVERAGE([.K3:.K7])" office:value-type="float" office:value="114.8486" calcext:value-type="float">
            <text:p>114.849</text:p>
          </table:table-cell>
          <table:table-cell table:style-name="ce108" table:formula="of:=AVERAGE([.L3:.L7])" office:value-type="float" office:value="102.1003" calcext:value-type="float">
            <text:p>102.100</text:p>
          </table:table-cell>
          <table:table-cell table:style-name="ce108" table:formula="of:=AVERAGE([.M3:.M7])" office:value-type="float" office:value="7197.694" calcext:value-type="float">
            <text:p>7197.694</text:p>
          </table:table-cell>
          <table:table-cell table:style-name="ce108" table:formula="of:=AVERAGE([.N3:.N7])" office:value-type="float" office:value="71.59836" calcext:value-type="float">
            <text:p>71.598</text:p>
          </table:table-cell>
          <table:table-cell table:style-name="ce108" table:formula="of:=AVERAGE([.O3:.O7])" office:value-type="float" office:value="71.59836" calcext:value-type="float">
            <text:p>71.598</text:p>
          </table:table-cell>
          <table:table-cell table:style-name="ce108" table:formula="of:=AVERAGE([.P3:.P7])" office:value-type="float" office:value="89.9515" calcext:value-type="float">
            <text:p>89.952</text:p>
          </table:table-cell>
          <table:table-cell table:style-name="ce108" table:formula="of:=AVERAGE([.Q3:.Q7])" office:value-type="float" office:value="20.33038" calcext:value-type="float">
            <text:p>20.330</text:p>
          </table:table-cell>
          <table:table-cell table:style-name="ce108" table:formula="of:=AVERAGE([.R3:.R7])" office:value-type="float" office:value="58.85038" calcext:value-type="float">
            <text:p>58.850</text:p>
          </table:table-cell>
          <table:table-cell table:style-name="ce108" table:formula="of:=AVERAGE([.S3:.S7])" office:value-type="float" office:value="125.5404" calcext:value-type="float">
            <text:p>125.540</text:p>
          </table:table-cell>
          <table:table-cell table:style-name="ce108" table:formula="of:=AVERAGE([.T3:.T7])" office:value-type="float" office:value="107.4418" calcext:value-type="float">
            <text:p>107.442</text:p>
          </table:table-cell>
          <table:table-cell table:style-name="ce108" table:formula="of:=AVERAGE([.U3:.U7])" office:value-type="float" office:value="7193.058" calcext:value-type="float">
            <text:p>7193.058</text:p>
          </table:table-cell>
          <table:table-cell table:style-name="ce108" table:formula="of:=AVERAGE([.V3:.V7])" office:value-type="float" office:value="76.949" calcext:value-type="float">
            <text:p>76.949</text:p>
          </table:table-cell>
          <table:table-cell table:style-name="ce108" table:formula="of:=AVERAGE([.W3:.W7])" office:value-type="float" office:value="76.949" calcext:value-type="float">
            <text:p>76.949</text:p>
          </table:table-cell>
          <table:table-cell table:style-name="ce108" table:formula="of:=AVERAGE([.X3:.X7])" office:value-type="float" office:value="114.874" calcext:value-type="float">
            <text:p>114.874</text:p>
          </table:table-cell>
          <table:table-cell table:style-name="ce108" table:formula="of:=AVERAGE([.Y3:.Y7])" office:value-type="float" office:value="32.9433" calcext:value-type="float">
            <text:p>32.943</text:p>
          </table:table-cell>
          <table:table-cell table:style-name="ce108" table:formula="of:=AVERAGE([.Z3:.Z7])" office:value-type="float" office:value="0" calcext:value-type="float">
            <text:p>0.000</text:p>
          </table:table-cell>
          <table:table-cell table:style-name="ce108" table:formula="of:=AVERAGE([.AA3:.AA7])" office:value-type="float" office:value="0" calcext:value-type="float">
            <text:p>0.000</text:p>
          </table:table-cell>
          <table:table-cell table:style-name="ce108" table:formula="of:=AVERAGE([.AB3:.AB7])" office:value-type="float" office:value="0" calcext:value-type="float">
            <text:p>0.000</text:p>
          </table:table-cell>
          <table:table-cell table:style-name="ce108" table:formula="of:=AVERAGE([.AC3:.AC7])" office:value-type="float" office:value="0" calcext:value-type="float">
            <text:p>0.000</text:p>
          </table:table-cell>
          <table:table-cell table:style-name="ce108" table:formula="of:=AVERAGE([.AD3:.AD7])" office:value-type="float" office:value="0" calcext:value-type="float">
            <text:p>0.000</text:p>
          </table:table-cell>
          <table:table-cell table:style-name="ce108" table:formula="of:=AVERAGE([.AE3:.AE7])" office:value-type="float" office:value="0" calcext:value-type="float">
            <text:p>0.000</text:p>
          </table:table-cell>
          <table:table-cell table:style-name="ce108" table:formula="of:=AVERAGE([.AF3:.AF7])" office:value-type="float" office:value="0" calcext:value-type="float">
            <text:p>0.000</text:p>
          </table:table-cell>
          <table:table-cell table:style-name="ce108" table:formula="of:=AVERAGE([.AG3:.AG7])" office:value-type="float" office:value="0" calcext:value-type="float">
            <text:p>0.000</text:p>
          </table:table-cell>
          <table:table-cell table:style-name="ce108" table:formula="of:=AVERAGE([.AH3:.AH7])" office:value-type="float" office:value="0" calcext:value-type="float">
            <text:p>0.000</text:p>
          </table:table-cell>
          <table:table-cell table:style-name="ce108" table:formula="of:=AVERAGE([.AI3:.AI7])" office:value-type="float" office:value="0" calcext:value-type="float">
            <text:p>0.000</text:p>
          </table:table-cell>
          <table:table-cell table:style-name="ce108" table:formula="of:=AVERAGE([.AJ3:.AJ7])" office:value-type="float" office:value="0" calcext:value-type="float">
            <text:p>0.000</text:p>
          </table:table-cell>
          <table:table-cell table:style-name="ce108" table:formula="of:=AVERAGE([.AK3:.AK7])" office:value-type="float" office:value="0" calcext:value-type="float">
            <text:p>0.000</text:p>
          </table:table-cell>
          <table:table-cell table:style-name="ce108" table:formula="of:=AVERAGE([.AL3:.AL7])" office:value-type="float" office:value="0" calcext:value-type="float">
            <text:p>0.000</text:p>
          </table:table-cell>
          <table:table-cell table:style-name="ce108" table:formula="of:=AVERAGE([.AM3:.AM7])" office:value-type="float" office:value="0" calcext:value-type="float">
            <text:p>0.000</text:p>
          </table:table-cell>
          <table:table-cell table:style-name="ce108" table:formula="of:=AVERAGE([.AN3:.AN7])" office:value-type="float" office:value="0" calcext:value-type="float">
            <text:p>0.000</text:p>
          </table:table-cell>
          <table:table-cell table:style-name="ce108" table:formula="of:=AVERAGE([.AO3:.AO7])" office:value-type="float" office:value="0" calcext:value-type="float">
            <text:p>0.000</text:p>
          </table:table-cell>
        </table:table-row>
        <table:table-row table:style-name="ro2">
          <table:table-cell table:style-name="ce103" office:value-type="string" calcext:value-type="string">
            <text:p>10-10</text:p>
          </table:table-cell>
          <table:table-cell table:style-name="ce108" table:formula="of:=AVERAGE([.B8:.B12])" office:value-type="float" office:value="41.8501" calcext:value-type="float">
            <text:p>41.850</text:p>
          </table:table-cell>
          <table:table-cell table:style-name="ce108" table:formula="of:=AVERAGE([.C8:.C12])" office:value-type="float" office:value="106.5606" calcext:value-type="float">
            <text:p>106.561</text:p>
          </table:table-cell>
          <table:table-cell table:style-name="ce108" table:formula="of:=AVERAGE([.D8:.D12])" office:value-type="float" office:value="100.10908" calcext:value-type="float">
            <text:p>100.109</text:p>
          </table:table-cell>
          <table:table-cell table:style-name="ce108" table:formula="of:=AVERAGE([.E8:.E12])" office:value-type="float" office:value="7196.874" calcext:value-type="float">
            <text:p>7196.874</text:p>
          </table:table-cell>
          <table:table-cell table:style-name="ce108" table:formula="of:=AVERAGE([.F8:.F12])" office:value-type="float" office:value="95.1759" calcext:value-type="float">
            <text:p>95.176</text:p>
          </table:table-cell>
          <table:table-cell table:style-name="ce108" table:formula="of:=AVERAGE([.G8:.G12])" office:value-type="float" office:value="95.1759" calcext:value-type="float">
            <text:p>95.176</text:p>
          </table:table-cell>
          <table:table-cell table:style-name="ce108" table:formula="of:=AVERAGE([.H8:.H12])" office:value-type="float" office:value="126.89098" calcext:value-type="float">
            <text:p>126.891</text:p>
          </table:table-cell>
          <table:table-cell table:style-name="ce108" table:formula="of:=AVERAGE([.I8:.I12])" office:value-type="float" office:value="25.47998" calcext:value-type="float">
            <text:p>25.480</text:p>
          </table:table-cell>
          <table:table-cell table:style-name="ce108" table:formula="of:=AVERAGE([.J8:.J12])" office:value-type="float" office:value="88.7241" calcext:value-type="float">
            <text:p>88.724</text:p>
          </table:table-cell>
          <table:table-cell table:style-name="ce108" table:formula="of:=AVERAGE([.K8:.K12])" office:value-type="float" office:value="110.672" calcext:value-type="float">
            <text:p>110.672</text:p>
          </table:table-cell>
          <table:table-cell table:style-name="ce108" table:formula="of:=AVERAGE([.L8:.L12])" office:value-type="float" office:value="99.86812" calcext:value-type="float">
            <text:p>99.868</text:p>
          </table:table-cell>
          <table:table-cell table:style-name="ce108" table:formula="of:=AVERAGE([.M8:.M12])" office:value-type="float" office:value="7197.054" calcext:value-type="float">
            <text:p>7197.054</text:p>
          </table:table-cell>
          <table:table-cell table:style-name="ce108" table:formula="of:=AVERAGE([.N8:.N12])" office:value-type="float" office:value="99.52804" calcext:value-type="float">
            <text:p>99.528</text:p>
          </table:table-cell>
          <table:table-cell table:style-name="ce108" table:formula="of:=AVERAGE([.O8:.O12])" office:value-type="float" office:value="99.52804" calcext:value-type="float">
            <text:p>99.528</text:p>
          </table:table-cell>
          <table:table-cell table:style-name="ce108" table:formula="of:=AVERAGE([.P8:.P12])" office:value-type="float" office:value="126.31242" calcext:value-type="float">
            <text:p>126.312</text:p>
          </table:table-cell>
          <table:table-cell table:style-name="ce108" table:formula="of:=AVERAGE([.Q8:.Q12])" office:value-type="float" office:value="23.17198" calcext:value-type="float">
            <text:p>23.172</text:p>
          </table:table-cell>
          <table:table-cell table:style-name="ce108" table:formula="of:=AVERAGE([.R8:.R12])" office:value-type="float" office:value="88.7241" calcext:value-type="float">
            <text:p>88.724</text:p>
          </table:table-cell>
          <table:table-cell table:style-name="ce108" table:formula="of:=AVERAGE([.S8:.S12])" office:value-type="float" office:value="139.699" calcext:value-type="float">
            <text:p>139.699</text:p>
          </table:table-cell>
          <table:table-cell table:style-name="ce108" table:formula="of:=AVERAGE([.T8:.T12])" office:value-type="float" office:value="114.0216" calcext:value-type="float">
            <text:p>114.022</text:p>
          </table:table-cell>
          <table:table-cell table:style-name="ce108" table:formula="of:=AVERAGE([.U8:.U12])" office:value-type="float" office:value="7195.982" calcext:value-type="float">
            <text:p>7195.982</text:p>
          </table:table-cell>
          <table:table-cell table:style-name="ce108" table:formula="of:=AVERAGE([.V8:.V12])" office:value-type="float" office:value="114.40162" calcext:value-type="float">
            <text:p>114.402</text:p>
          </table:table-cell>
          <table:table-cell table:style-name="ce108" table:formula="of:=AVERAGE([.W8:.W12])" office:value-type="float" office:value="114.40162" calcext:value-type="float">
            <text:p>114.402</text:p>
          </table:table-cell>
          <table:table-cell table:style-name="ce108" table:formula="of:=AVERAGE([.X8:.X12])" office:value-type="float" office:value="161.7724" calcext:value-type="float">
            <text:p>161.772</text:p>
          </table:table-cell>
          <table:table-cell table:style-name="ce108" table:formula="of:=AVERAGE([.Y8:.Y12])" office:value-type="float" office:value="32.96284" calcext:value-type="float">
            <text:p>32.963</text:p>
          </table:table-cell>
          <table:table-cell table:style-name="ce108" table:formula="of:=AVERAGE([.Z8:.Z12])" office:value-type="float" office:value="0" calcext:value-type="float">
            <text:p>0.000</text:p>
          </table:table-cell>
          <table:table-cell table:style-name="ce108" table:formula="of:=AVERAGE([.AA8:.AA12])" office:value-type="float" office:value="0" calcext:value-type="float">
            <text:p>0.000</text:p>
          </table:table-cell>
          <table:table-cell table:style-name="ce108" table:formula="of:=AVERAGE([.AB8:.AB12])" office:value-type="float" office:value="0" calcext:value-type="float">
            <text:p>0.000</text:p>
          </table:table-cell>
          <table:table-cell table:style-name="ce108" table:formula="of:=AVERAGE([.AC8:.AC12])" office:value-type="float" office:value="0" calcext:value-type="float">
            <text:p>0.000</text:p>
          </table:table-cell>
          <table:table-cell table:style-name="ce108" table:formula="of:=AVERAGE([.AD8:.AD12])" office:value-type="float" office:value="0" calcext:value-type="float">
            <text:p>0.000</text:p>
          </table:table-cell>
          <table:table-cell table:style-name="ce108" table:formula="of:=AVERAGE([.AE8:.AE12])" office:value-type="float" office:value="0" calcext:value-type="float">
            <text:p>0.000</text:p>
          </table:table-cell>
          <table:table-cell table:style-name="ce108" table:formula="of:=AVERAGE([.AF8:.AF12])" office:value-type="float" office:value="0" calcext:value-type="float">
            <text:p>0.000</text:p>
          </table:table-cell>
          <table:table-cell table:style-name="ce108" table:formula="of:=AVERAGE([.AG8:.AG12])" office:value-type="float" office:value="0" calcext:value-type="float">
            <text:p>0.000</text:p>
          </table:table-cell>
          <table:table-cell table:style-name="ce108" table:formula="of:=AVERAGE([.AH8:.AH12])" office:value-type="float" office:value="0" calcext:value-type="float">
            <text:p>0.000</text:p>
          </table:table-cell>
          <table:table-cell table:style-name="ce108" table:formula="of:=AVERAGE([.AI8:.AI12])" office:value-type="float" office:value="0" calcext:value-type="float">
            <text:p>0.000</text:p>
          </table:table-cell>
          <table:table-cell table:style-name="ce108" table:formula="of:=AVERAGE([.AJ8:.AJ12])" office:value-type="float" office:value="0" calcext:value-type="float">
            <text:p>0.000</text:p>
          </table:table-cell>
          <table:table-cell table:style-name="ce108" table:formula="of:=AVERAGE([.AK8:.AK12])" office:value-type="float" office:value="0" calcext:value-type="float">
            <text:p>0.000</text:p>
          </table:table-cell>
          <table:table-cell table:style-name="ce108" table:formula="of:=AVERAGE([.AL8:.AL12])" office:value-type="float" office:value="0" calcext:value-type="float">
            <text:p>0.000</text:p>
          </table:table-cell>
          <table:table-cell table:style-name="ce108" table:formula="of:=AVERAGE([.AM8:.AM12])" office:value-type="float" office:value="0" calcext:value-type="float">
            <text:p>0.000</text:p>
          </table:table-cell>
          <table:table-cell table:style-name="ce108" table:formula="of:=AVERAGE([.AN8:.AN12])" office:value-type="float" office:value="0" calcext:value-type="float">
            <text:p>0.000</text:p>
          </table:table-cell>
          <table:table-cell table:style-name="ce108" table:formula="of:=AVERAGE([.AO8:.AO12])" office:value-type="float" office:value="0" calcext:value-type="float">
            <text:p>0.000</text:p>
          </table:table-cell>
        </table:table-row>
        <table:table-row table:style-name="ro2">
          <table:table-cell table:style-name="ce103" office:value-type="string" calcext:value-type="string">
            <text:p>10-15</text:p>
          </table:table-cell>
          <table:table-cell table:style-name="ce108" table:formula="of:=AVERAGE([.B13:.B17])" office:value-type="string" office:string-value="" calcext:value-type="error">
            <text:p>#REF!</text:p>
          </table:table-cell>
          <table:table-cell table:style-name="ce108" table:formula="of:=AVERAGE([.C13:.C17])" office:value-type="string" office:string-value="" calcext:value-type="error">
            <text:p>#REF!</text:p>
          </table:table-cell>
          <table:table-cell table:style-name="ce108" table:formula="of:=AVERAGE([.D13:.D17])" office:value-type="string" office:string-value="" calcext:value-type="error">
            <text:p>#REF!</text:p>
          </table:table-cell>
          <table:table-cell table:style-name="ce108" table:formula="of:=AVERAGE([.E13:.E17])" office:value-type="string" office:string-value="" calcext:value-type="error">
            <text:p>#REF!</text:p>
          </table:table-cell>
          <table:table-cell table:style-name="ce108" table:formula="of:=AVERAGE([.F13:.F17])" office:value-type="string" office:string-value="" calcext:value-type="error">
            <text:p>#REF!</text:p>
          </table:table-cell>
          <table:table-cell table:style-name="ce108" table:formula="of:=AVERAGE([.G13:.G17])" office:value-type="string" office:string-value="" calcext:value-type="error">
            <text:p>#REF!</text:p>
          </table:table-cell>
          <table:table-cell table:style-name="ce108" table:formula="of:=AVERAGE([.H13:.H17])" office:value-type="string" office:string-value="" calcext:value-type="error">
            <text:p>#REF!</text:p>
          </table:table-cell>
          <table:table-cell table:style-name="ce108" table:formula="of:=AVERAGE([.I13:.I17])" office:value-type="string" office:string-value="" calcext:value-type="error">
            <text:p>#REF!</text:p>
          </table:table-cell>
          <table:table-cell table:style-name="ce108" table:formula="of:=AVERAGE([.J13:.J17])" office:value-type="string" office:string-value="" calcext:value-type="error">
            <text:p>#REF!</text:p>
          </table:table-cell>
          <table:table-cell table:style-name="ce108" table:formula="of:=AVERAGE([.K13:.K17])" office:value-type="string" office:string-value="" calcext:value-type="error">
            <text:p>#REF!</text:p>
          </table:table-cell>
          <table:table-cell table:style-name="ce108" table:formula="of:=AVERAGE([.L13:.L17])" office:value-type="string" office:string-value="" calcext:value-type="error">
            <text:p>#REF!</text:p>
          </table:table-cell>
          <table:table-cell table:style-name="ce108" table:formula="of:=AVERAGE([.M13:.M17])" office:value-type="string" office:string-value="" calcext:value-type="error">
            <text:p>#REF!</text:p>
          </table:table-cell>
          <table:table-cell table:style-name="ce108" table:formula="of:=AVERAGE([.N13:.N17])" office:value-type="string" office:string-value="" calcext:value-type="error">
            <text:p>#REF!</text:p>
          </table:table-cell>
          <table:table-cell table:style-name="ce108" table:formula="of:=AVERAGE([.O13:.O17])" office:value-type="string" office:string-value="" calcext:value-type="error">
            <text:p>#REF!</text:p>
          </table:table-cell>
          <table:table-cell table:style-name="ce108" table:formula="of:=AVERAGE([.P13:.P17])" office:value-type="string" office:string-value="" calcext:value-type="error">
            <text:p>#REF!</text:p>
          </table:table-cell>
          <table:table-cell table:style-name="ce108" table:formula="of:=AVERAGE([.Q13:.Q17])" office:value-type="string" office:string-value="" calcext:value-type="error">
            <text:p>#REF!</text:p>
          </table:table-cell>
          <table:table-cell table:style-name="ce108" table:formula="of:=AVERAGE([.R13:.R17])" office:value-type="string" office:string-value="" calcext:value-type="error">
            <text:p>#REF!</text:p>
          </table:table-cell>
          <table:table-cell table:style-name="ce108" table:formula="of:=AVERAGE([.S13:.S17])" office:value-type="string" office:string-value="" calcext:value-type="error">
            <text:p>#REF!</text:p>
          </table:table-cell>
          <table:table-cell table:style-name="ce108" table:formula="of:=AVERAGE([.T13:.T17])" office:value-type="string" office:string-value="" calcext:value-type="error">
            <text:p>#REF!</text:p>
          </table:table-cell>
          <table:table-cell table:style-name="ce108" table:formula="of:=AVERAGE([.U13:.U17])" office:value-type="string" office:string-value="" calcext:value-type="error">
            <text:p>#REF!</text:p>
          </table:table-cell>
          <table:table-cell table:style-name="ce108" table:formula="of:=AVERAGE([.V13:.V17])" office:value-type="string" office:string-value="" calcext:value-type="error">
            <text:p>#REF!</text:p>
          </table:table-cell>
          <table:table-cell table:style-name="ce108" table:formula="of:=AVERAGE([.W13:.W17])" office:value-type="string" office:string-value="" calcext:value-type="error">
            <text:p>#REF!</text:p>
          </table:table-cell>
          <table:table-cell table:style-name="ce108" table:formula="of:=AVERAGE([.X13:.X17])" office:value-type="string" office:string-value="" calcext:value-type="error">
            <text:p>#REF!</text:p>
          </table:table-cell>
          <table:table-cell table:style-name="ce108" table:formula="of:=AVERAGE([.Y13:.Y17])" office:value-type="string" office:string-value="" calcext:value-type="error">
            <text:p>#REF!</text:p>
          </table:table-cell>
          <table:table-cell table:style-name="ce108" table:formula="of:=AVERAGE([.Z13:.Z17])" office:value-type="string" office:string-value="" calcext:value-type="error">
            <text:p>#REF!</text:p>
          </table:table-cell>
          <table:table-cell table:style-name="ce108" table:formula="of:=AVERAGE([.AA13:.AA17])" office:value-type="string" office:string-value="" calcext:value-type="error">
            <text:p>#REF!</text:p>
          </table:table-cell>
          <table:table-cell table:style-name="ce108" table:formula="of:=AVERAGE([.AB13:.AB17])" office:value-type="string" office:string-value="" calcext:value-type="error">
            <text:p>#REF!</text:p>
          </table:table-cell>
          <table:table-cell table:style-name="ce108" table:formula="of:=AVERAGE([.AC13:.AC17])" office:value-type="string" office:string-value="" calcext:value-type="error">
            <text:p>#REF!</text:p>
          </table:table-cell>
          <table:table-cell table:style-name="ce108" table:formula="of:=AVERAGE([.AD13:.AD17])" office:value-type="string" office:string-value="" calcext:value-type="error">
            <text:p>#REF!</text:p>
          </table:table-cell>
          <table:table-cell table:style-name="ce108" table:formula="of:=AVERAGE([.AE13:.AE17])" office:value-type="string" office:string-value="" calcext:value-type="error">
            <text:p>#REF!</text:p>
          </table:table-cell>
          <table:table-cell table:style-name="ce108" table:formula="of:=AVERAGE([.AF13:.AF17])" office:value-type="string" office:string-value="" calcext:value-type="error">
            <text:p>#REF!</text:p>
          </table:table-cell>
          <table:table-cell table:style-name="ce108" table:formula="of:=AVERAGE([.AG13:.AG17])" office:value-type="string" office:string-value="" calcext:value-type="error">
            <text:p>#REF!</text:p>
          </table:table-cell>
          <table:table-cell table:style-name="ce108" table:formula="of:=AVERAGE([.AH13:.AH17])" office:value-type="float" office:value="0" calcext:value-type="float">
            <text:p>0.000</text:p>
          </table:table-cell>
          <table:table-cell table:style-name="ce108" table:formula="of:=AVERAGE([.AI13:.AI17])" office:value-type="float" office:value="0" calcext:value-type="float">
            <text:p>0.000</text:p>
          </table:table-cell>
          <table:table-cell table:style-name="ce108" table:formula="of:=AVERAGE([.AJ13:.AJ17])" office:value-type="float" office:value="0" calcext:value-type="float">
            <text:p>0.000</text:p>
          </table:table-cell>
          <table:table-cell table:style-name="ce108" table:formula="of:=AVERAGE([.AK13:.AK17])" office:value-type="float" office:value="0" calcext:value-type="float">
            <text:p>0.000</text:p>
          </table:table-cell>
          <table:table-cell table:style-name="ce108" table:formula="of:=AVERAGE([.AL13:.AL17])" office:value-type="float" office:value="0" calcext:value-type="float">
            <text:p>0.000</text:p>
          </table:table-cell>
          <table:table-cell table:style-name="ce108" table:formula="of:=AVERAGE([.AM13:.AM17])" office:value-type="float" office:value="0" calcext:value-type="float">
            <text:p>0.000</text:p>
          </table:table-cell>
          <table:table-cell table:style-name="ce108" table:formula="of:=AVERAGE([.AN13:.AN17])" office:value-type="float" office:value="0" calcext:value-type="float">
            <text:p>0.000</text:p>
          </table:table-cell>
          <table:table-cell table:style-name="ce108" table:formula="of:=AVERAGE([.AO13:.AO17])" office:value-type="float" office:value="0" calcext:value-type="float">
            <text:p>0.000</text:p>
          </table:table-cell>
        </table:table-row>
        <table:table-row table:style-name="ro2">
          <table:table-cell table:style-name="ce103" office:value-type="string" calcext:value-type="string">
            <text:p>15-5</text:p>
          </table:table-cell>
          <table:table-cell table:style-name="ce108" table:formula="of:=AVERAGE([.B18:.B22])" office:value-type="string" office:string-value="" calcext:value-type="error">
            <text:p>#REF!</text:p>
          </table:table-cell>
          <table:table-cell table:style-name="ce108" table:formula="of:=AVERAGE([.C18:.C22])" office:value-type="string" office:string-value="" calcext:value-type="error">
            <text:p>#REF!</text:p>
          </table:table-cell>
          <table:table-cell table:style-name="ce108" table:formula="of:=AVERAGE([.D18:.D22])" office:value-type="string" office:string-value="" calcext:value-type="error">
            <text:p>#REF!</text:p>
          </table:table-cell>
          <table:table-cell table:style-name="ce108" table:formula="of:=AVERAGE([.E18:.E22])" office:value-type="string" office:string-value="" calcext:value-type="error">
            <text:p>#REF!</text:p>
          </table:table-cell>
          <table:table-cell table:style-name="ce108" table:formula="of:=AVERAGE([.F18:.F22])" office:value-type="string" office:string-value="" calcext:value-type="error">
            <text:p>#REF!</text:p>
          </table:table-cell>
          <table:table-cell table:style-name="ce108" table:formula="of:=AVERAGE([.G18:.G22])" office:value-type="string" office:string-value="" calcext:value-type="error">
            <text:p>#REF!</text:p>
          </table:table-cell>
          <table:table-cell table:style-name="ce108" table:formula="of:=AVERAGE([.H18:.H22])" office:value-type="string" office:string-value="" calcext:value-type="error">
            <text:p>#REF!</text:p>
          </table:table-cell>
          <table:table-cell table:style-name="ce108" table:formula="of:=AVERAGE([.I18:.I22])" office:value-type="string" office:string-value="" calcext:value-type="error">
            <text:p>#REF!</text:p>
          </table:table-cell>
          <table:table-cell table:style-name="ce108" table:formula="of:=AVERAGE([.J18:.J22])" office:value-type="string" office:string-value="" calcext:value-type="error">
            <text:p>#REF!</text:p>
          </table:table-cell>
          <table:table-cell table:style-name="ce108" table:formula="of:=AVERAGE([.K18:.K22])" office:value-type="string" office:string-value="" calcext:value-type="error">
            <text:p>#REF!</text:p>
          </table:table-cell>
          <table:table-cell table:style-name="ce108" table:formula="of:=AVERAGE([.L18:.L22])" office:value-type="string" office:string-value="" calcext:value-type="error">
            <text:p>#REF!</text:p>
          </table:table-cell>
          <table:table-cell table:style-name="ce108" table:formula="of:=AVERAGE([.M18:.M22])" office:value-type="string" office:string-value="" calcext:value-type="error">
            <text:p>#REF!</text:p>
          </table:table-cell>
          <table:table-cell table:style-name="ce108" table:formula="of:=AVERAGE([.N18:.N22])" office:value-type="string" office:string-value="" calcext:value-type="error">
            <text:p>#REF!</text:p>
          </table:table-cell>
          <table:table-cell table:style-name="ce108" table:formula="of:=AVERAGE([.O18:.O22])" office:value-type="string" office:string-value="" calcext:value-type="error">
            <text:p>#REF!</text:p>
          </table:table-cell>
          <table:table-cell table:style-name="ce108" table:formula="of:=AVERAGE([.P18:.P22])" office:value-type="string" office:string-value="" calcext:value-type="error">
            <text:p>#REF!</text:p>
          </table:table-cell>
          <table:table-cell table:style-name="ce108" table:formula="of:=AVERAGE([.Q18:.Q22])" office:value-type="string" office:string-value="" calcext:value-type="error">
            <text:p>#REF!</text:p>
          </table:table-cell>
          <table:table-cell table:style-name="ce108" table:formula="of:=AVERAGE([.R18:.R22])" office:value-type="string" office:string-value="" calcext:value-type="error">
            <text:p>#REF!</text:p>
          </table:table-cell>
          <table:table-cell table:style-name="ce108" table:formula="of:=AVERAGE([.S18:.S22])" office:value-type="string" office:string-value="" calcext:value-type="error">
            <text:p>#REF!</text:p>
          </table:table-cell>
          <table:table-cell table:style-name="ce108" table:formula="of:=AVERAGE([.T18:.T22])" office:value-type="string" office:string-value="" calcext:value-type="error">
            <text:p>#REF!</text:p>
          </table:table-cell>
          <table:table-cell table:style-name="ce108" table:formula="of:=AVERAGE([.U18:.U22])" office:value-type="string" office:string-value="" calcext:value-type="error">
            <text:p>#REF!</text:p>
          </table:table-cell>
          <table:table-cell table:style-name="ce108" table:formula="of:=AVERAGE([.V18:.V22])" office:value-type="string" office:string-value="" calcext:value-type="error">
            <text:p>#REF!</text:p>
          </table:table-cell>
          <table:table-cell table:style-name="ce108" table:formula="of:=AVERAGE([.W18:.W22])" office:value-type="string" office:string-value="" calcext:value-type="error">
            <text:p>#REF!</text:p>
          </table:table-cell>
          <table:table-cell table:style-name="ce108" table:formula="of:=AVERAGE([.X18:.X22])" office:value-type="string" office:string-value="" calcext:value-type="error">
            <text:p>#REF!</text:p>
          </table:table-cell>
          <table:table-cell table:style-name="ce108" table:formula="of:=AVERAGE([.Y18:.Y22])" office:value-type="string" office:string-value="" calcext:value-type="error">
            <text:p>#REF!</text:p>
          </table:table-cell>
          <table:table-cell table:style-name="ce108" table:formula="of:=AVERAGE([.Z18:.Z22])" office:value-type="string" office:string-value="" calcext:value-type="error">
            <text:p>#REF!</text:p>
          </table:table-cell>
          <table:table-cell table:style-name="ce108" table:formula="of:=AVERAGE([.AA18:.AA22])" office:value-type="string" office:string-value="" calcext:value-type="error">
            <text:p>#REF!</text:p>
          </table:table-cell>
          <table:table-cell table:style-name="ce108" table:formula="of:=AVERAGE([.AB18:.AB22])" office:value-type="string" office:string-value="" calcext:value-type="error">
            <text:p>#REF!</text:p>
          </table:table-cell>
          <table:table-cell table:style-name="ce108" table:formula="of:=AVERAGE([.AC18:.AC22])" office:value-type="string" office:string-value="" calcext:value-type="error">
            <text:p>#REF!</text:p>
          </table:table-cell>
          <table:table-cell table:style-name="ce108" table:formula="of:=AVERAGE([.AD18:.AD22])" office:value-type="string" office:string-value="" calcext:value-type="error">
            <text:p>#REF!</text:p>
          </table:table-cell>
          <table:table-cell table:style-name="ce108" table:formula="of:=AVERAGE([.AE18:.AE22])" office:value-type="string" office:string-value="" calcext:value-type="error">
            <text:p>#REF!</text:p>
          </table:table-cell>
          <table:table-cell table:style-name="ce108" table:formula="of:=AVERAGE([.AF18:.AF22])" office:value-type="string" office:string-value="" calcext:value-type="error">
            <text:p>#REF!</text:p>
          </table:table-cell>
          <table:table-cell table:style-name="ce108" table:formula="of:=AVERAGE([.AG18:.AG22])" office:value-type="string" office:string-value="" calcext:value-type="error">
            <text:p>#REF!</text:p>
          </table:table-cell>
          <table:table-cell table:style-name="ce108" table:formula="of:=AVERAGE([.AH18:.AH22])" office:value-type="float" office:value="0" calcext:value-type="float">
            <text:p>0.000</text:p>
          </table:table-cell>
          <table:table-cell table:style-name="ce108" table:formula="of:=AVERAGE([.AI18:.AI22])" office:value-type="float" office:value="0" calcext:value-type="float">
            <text:p>0.000</text:p>
          </table:table-cell>
          <table:table-cell table:style-name="ce108" table:formula="of:=AVERAGE([.AJ18:.AJ22])" office:value-type="float" office:value="0" calcext:value-type="float">
            <text:p>0.000</text:p>
          </table:table-cell>
          <table:table-cell table:style-name="ce108" table:formula="of:=AVERAGE([.AK18:.AK22])" office:value-type="float" office:value="0" calcext:value-type="float">
            <text:p>0.000</text:p>
          </table:table-cell>
          <table:table-cell table:style-name="ce108" table:formula="of:=AVERAGE([.AL18:.AL22])" office:value-type="float" office:value="0" calcext:value-type="float">
            <text:p>0.000</text:p>
          </table:table-cell>
          <table:table-cell table:style-name="ce108" table:formula="of:=AVERAGE([.AM18:.AM22])" office:value-type="float" office:value="0" calcext:value-type="float">
            <text:p>0.000</text:p>
          </table:table-cell>
          <table:table-cell table:style-name="ce108" table:formula="of:=AVERAGE([.AN18:.AN22])" office:value-type="float" office:value="0" calcext:value-type="float">
            <text:p>0.000</text:p>
          </table:table-cell>
          <table:table-cell table:style-name="ce108" table:formula="of:=AVERAGE([.AO18:.AO22])" office:value-type="float" office:value="0" calcext:value-type="float">
            <text:p>0.000</text:p>
          </table:table-cell>
        </table:table-row>
        <table:table-row table:style-name="ro2">
          <table:table-cell table:style-name="ce103" office:value-type="string" calcext:value-type="string">
            <text:p>15-10</text:p>
          </table:table-cell>
          <table:table-cell table:style-name="ce108" table:formula="of:=AVERAGE([.B23:.B27])" office:value-type="string" office:string-value="" calcext:value-type="error">
            <text:p>#REF!</text:p>
          </table:table-cell>
          <table:table-cell table:style-name="ce108" table:formula="of:=AVERAGE([.C23:.C27])" office:value-type="string" office:string-value="" calcext:value-type="error">
            <text:p>#REF!</text:p>
          </table:table-cell>
          <table:table-cell table:style-name="ce108" table:formula="of:=AVERAGE([.D23:.D27])" office:value-type="string" office:string-value="" calcext:value-type="error">
            <text:p>#REF!</text:p>
          </table:table-cell>
          <table:table-cell table:style-name="ce108" table:formula="of:=AVERAGE([.E23:.E27])" office:value-type="string" office:string-value="" calcext:value-type="error">
            <text:p>#REF!</text:p>
          </table:table-cell>
          <table:table-cell table:style-name="ce108" table:formula="of:=AVERAGE([.F23:.F27])" office:value-type="string" office:string-value="" calcext:value-type="error">
            <text:p>#REF!</text:p>
          </table:table-cell>
          <table:table-cell table:style-name="ce108" table:formula="of:=AVERAGE([.G23:.G27])" office:value-type="string" office:string-value="" calcext:value-type="error">
            <text:p>#REF!</text:p>
          </table:table-cell>
          <table:table-cell table:style-name="ce108" table:formula="of:=AVERAGE([.H23:.H27])" office:value-type="string" office:string-value="" calcext:value-type="error">
            <text:p>#REF!</text:p>
          </table:table-cell>
          <table:table-cell table:style-name="ce108" table:formula="of:=AVERAGE([.I23:.I27])" office:value-type="string" office:string-value="" calcext:value-type="error">
            <text:p>#REF!</text:p>
          </table:table-cell>
          <table:table-cell table:style-name="ce108" table:formula="of:=AVERAGE([.J23:.J27])" office:value-type="string" office:string-value="" calcext:value-type="error">
            <text:p>#REF!</text:p>
          </table:table-cell>
          <table:table-cell table:style-name="ce108" table:formula="of:=AVERAGE([.K23:.K27])" office:value-type="string" office:string-value="" calcext:value-type="error">
            <text:p>#REF!</text:p>
          </table:table-cell>
          <table:table-cell table:style-name="ce108" table:formula="of:=AVERAGE([.L23:.L27])" office:value-type="string" office:string-value="" calcext:value-type="error">
            <text:p>#REF!</text:p>
          </table:table-cell>
          <table:table-cell table:style-name="ce108" table:formula="of:=AVERAGE([.M23:.M27])" office:value-type="string" office:string-value="" calcext:value-type="error">
            <text:p>#REF!</text:p>
          </table:table-cell>
          <table:table-cell table:style-name="ce108" table:formula="of:=AVERAGE([.N23:.N27])" office:value-type="string" office:string-value="" calcext:value-type="error">
            <text:p>#REF!</text:p>
          </table:table-cell>
          <table:table-cell table:style-name="ce108" table:formula="of:=AVERAGE([.O23:.O27])" office:value-type="string" office:string-value="" calcext:value-type="error">
            <text:p>#REF!</text:p>
          </table:table-cell>
          <table:table-cell table:style-name="ce108" table:formula="of:=AVERAGE([.P23:.P27])" office:value-type="string" office:string-value="" calcext:value-type="error">
            <text:p>#REF!</text:p>
          </table:table-cell>
          <table:table-cell table:style-name="ce108" table:formula="of:=AVERAGE([.Q23:.Q27])" office:value-type="string" office:string-value="" calcext:value-type="error">
            <text:p>#REF!</text:p>
          </table:table-cell>
          <table:table-cell table:style-name="ce108" table:formula="of:=AVERAGE([.R23:.R27])" office:value-type="string" office:string-value="" calcext:value-type="error">
            <text:p>#REF!</text:p>
          </table:table-cell>
          <table:table-cell table:style-name="ce108" table:formula="of:=AVERAGE([.S23:.S27])" office:value-type="string" office:string-value="" calcext:value-type="error">
            <text:p>#REF!</text:p>
          </table:table-cell>
          <table:table-cell table:style-name="ce108" table:formula="of:=AVERAGE([.T23:.T27])" office:value-type="string" office:string-value="" calcext:value-type="error">
            <text:p>#REF!</text:p>
          </table:table-cell>
          <table:table-cell table:style-name="ce108" table:formula="of:=AVERAGE([.U23:.U27])" office:value-type="string" office:string-value="" calcext:value-type="error">
            <text:p>#REF!</text:p>
          </table:table-cell>
          <table:table-cell table:style-name="ce108" table:formula="of:=AVERAGE([.V23:.V27])" office:value-type="string" office:string-value="" calcext:value-type="error">
            <text:p>#REF!</text:p>
          </table:table-cell>
          <table:table-cell table:style-name="ce108" table:formula="of:=AVERAGE([.W23:.W27])" office:value-type="string" office:string-value="" calcext:value-type="error">
            <text:p>#REF!</text:p>
          </table:table-cell>
          <table:table-cell table:style-name="ce108" table:formula="of:=AVERAGE([.X23:.X27])" office:value-type="string" office:string-value="" calcext:value-type="error">
            <text:p>#REF!</text:p>
          </table:table-cell>
          <table:table-cell table:style-name="ce108" table:formula="of:=AVERAGE([.Y23:.Y27])" office:value-type="string" office:string-value="" calcext:value-type="error">
            <text:p>#REF!</text:p>
          </table:table-cell>
          <table:table-cell table:style-name="ce108" table:formula="of:=AVERAGE([.Z23:.Z27])" office:value-type="string" office:string-value="" calcext:value-type="error">
            <text:p>#REF!</text:p>
          </table:table-cell>
          <table:table-cell table:style-name="ce108" table:formula="of:=AVERAGE([.AA23:.AA27])" office:value-type="string" office:string-value="" calcext:value-type="error">
            <text:p>#REF!</text:p>
          </table:table-cell>
          <table:table-cell table:style-name="ce108" table:formula="of:=AVERAGE([.AB23:.AB27])" office:value-type="string" office:string-value="" calcext:value-type="error">
            <text:p>#REF!</text:p>
          </table:table-cell>
          <table:table-cell table:style-name="ce108" table:formula="of:=AVERAGE([.AC23:.AC27])" office:value-type="string" office:string-value="" calcext:value-type="error">
            <text:p>#REF!</text:p>
          </table:table-cell>
          <table:table-cell table:style-name="ce108" table:formula="of:=AVERAGE([.AD23:.AD27])" office:value-type="string" office:string-value="" calcext:value-type="error">
            <text:p>#REF!</text:p>
          </table:table-cell>
          <table:table-cell table:style-name="ce108" table:formula="of:=AVERAGE([.AE23:.AE27])" office:value-type="string" office:string-value="" calcext:value-type="error">
            <text:p>#REF!</text:p>
          </table:table-cell>
          <table:table-cell table:style-name="ce108" table:formula="of:=AVERAGE([.AF23:.AF27])" office:value-type="string" office:string-value="" calcext:value-type="error">
            <text:p>#REF!</text:p>
          </table:table-cell>
          <table:table-cell table:style-name="ce108" table:formula="of:=AVERAGE([.AG23:.AG27])" office:value-type="string" office:string-value="" calcext:value-type="error">
            <text:p>#REF!</text:p>
          </table:table-cell>
          <table:table-cell table:style-name="ce108" table:formula="of:=AVERAGE([.AH23:.AH27])" office:value-type="float" office:value="0" calcext:value-type="float">
            <text:p>0.000</text:p>
          </table:table-cell>
          <table:table-cell table:style-name="ce108" table:formula="of:=AVERAGE([.AI23:.AI27])" office:value-type="float" office:value="0" calcext:value-type="float">
            <text:p>0.000</text:p>
          </table:table-cell>
          <table:table-cell table:style-name="ce108" table:formula="of:=AVERAGE([.AJ23:.AJ27])" office:value-type="float" office:value="0" calcext:value-type="float">
            <text:p>0.000</text:p>
          </table:table-cell>
          <table:table-cell table:style-name="ce108" table:formula="of:=AVERAGE([.AK23:.AK27])" office:value-type="float" office:value="0" calcext:value-type="float">
            <text:p>0.000</text:p>
          </table:table-cell>
          <table:table-cell table:style-name="ce108" table:formula="of:=AVERAGE([.AL23:.AL27])" office:value-type="float" office:value="0" calcext:value-type="float">
            <text:p>0.000</text:p>
          </table:table-cell>
          <table:table-cell table:style-name="ce108" table:formula="of:=AVERAGE([.AM23:.AM27])" office:value-type="float" office:value="0" calcext:value-type="float">
            <text:p>0.000</text:p>
          </table:table-cell>
          <table:table-cell table:style-name="ce108" table:formula="of:=AVERAGE([.AN23:.AN27])" office:value-type="float" office:value="0" calcext:value-type="float">
            <text:p>0.000</text:p>
          </table:table-cell>
          <table:table-cell table:style-name="ce108" table:formula="of:=AVERAGE([.AO23:.AO27])" office:value-type="float" office:value="0" calcext:value-type="float">
            <text:p>0.000</text:p>
          </table:table-cell>
        </table:table-row>
        <table:table-row table:style-name="ro2">
          <table:table-cell table:style-name="ce104" office:value-type="string" calcext:value-type="string">
            <text:p>15-15</text:p>
          </table:table-cell>
          <table:table-cell table:style-name="ce108" table:formula="of:=AVERAGE([.B28:.B32])" office:value-type="float" office:value="57.65468" calcext:value-type="float">
            <text:p>57.655</text:p>
          </table:table-cell>
          <table:table-cell table:style-name="ce108" table:formula="of:=AVERAGE([.C28:.C32])" office:value-type="float" office:value="84.90318" calcext:value-type="float">
            <text:p>84.903</text:p>
          </table:table-cell>
          <table:table-cell table:style-name="ce108" table:formula="of:=AVERAGE([.D28:.D32])" office:value-type="float" office:value="98.41716" calcext:value-type="float">
            <text:p>98.417</text:p>
          </table:table-cell>
          <table:table-cell table:style-name="ce108" table:formula="of:=AVERAGE([.E28:.E32])" office:value-type="float" office:value="7195.958" calcext:value-type="float">
            <text:p>7195.958</text:p>
          </table:table-cell>
          <table:table-cell table:style-name="ce108" table:formula="of:=AVERAGE([.F28:.F32])" office:value-type="float" office:value="44.14078" calcext:value-type="float">
            <text:p>44.141</text:p>
          </table:table-cell>
          <table:table-cell table:style-name="ce108" table:formula="of:=AVERAGE([.G28:.G32])" office:value-type="float" office:value="44.14078" calcext:value-type="float">
            <text:p>44.141</text:p>
          </table:table-cell>
          <table:table-cell table:style-name="ce108" table:formula="of:=AVERAGE([.H28:.H32])" office:value-type="float" office:value="72.94572" calcext:value-type="float">
            <text:p>72.946</text:p>
          </table:table-cell>
          <table:table-cell table:style-name="ce108" table:formula="of:=AVERAGE([.I28:.I32])" office:value-type="float" office:value="39.30272" calcext:value-type="float">
            <text:p>39.303</text:p>
          </table:table-cell>
          <table:table-cell table:style-name="ce108" table:formula="of:=AVERAGE([.J28:.J32])" office:value-type="float" office:value="57.65468" calcext:value-type="float">
            <text:p>57.655</text:p>
          </table:table-cell>
          <table:table-cell table:style-name="ce108" table:formula="of:=AVERAGE([.K28:.K32])" office:value-type="float" office:value="88.7434" calcext:value-type="float">
            <text:p>88.743</text:p>
          </table:table-cell>
          <table:table-cell table:style-name="ce108" table:formula="of:=AVERAGE([.L28:.L32])" office:value-type="float" office:value="98.22698" calcext:value-type="float">
            <text:p>98.227</text:p>
          </table:table-cell>
          <table:table-cell table:style-name="ce108" table:formula="of:=AVERAGE([.M28:.M32])" office:value-type="float" office:value="7196.822" calcext:value-type="float">
            <text:p>7196.822</text:p>
          </table:table-cell>
          <table:table-cell table:style-name="ce108" table:formula="of:=AVERAGE([.N28:.N32])" office:value-type="float" office:value="48.17102" calcext:value-type="float">
            <text:p>48.171</text:p>
          </table:table-cell>
          <table:table-cell table:style-name="ce108" table:formula="of:=AVERAGE([.O28:.O32])" office:value-type="float" office:value="48.17102" calcext:value-type="float">
            <text:p>48.171</text:p>
          </table:table-cell>
          <table:table-cell table:style-name="ce108" table:formula="of:=AVERAGE([.P28:.P32])" office:value-type="float" office:value="72.49708" calcext:value-type="float">
            <text:p>72.497</text:p>
          </table:table-cell>
          <table:table-cell table:style-name="ce108" table:formula="of:=AVERAGE([.Q28:.Q32])" office:value-type="float" office:value="33.49048" calcext:value-type="float">
            <text:p>33.490</text:p>
          </table:table-cell>
          <table:table-cell table:style-name="ce108" table:formula="of:=AVERAGE([.R28:.R32])" office:value-type="float" office:value="57.65468" calcext:value-type="float">
            <text:p>57.655</text:p>
          </table:table-cell>
          <table:table-cell table:style-name="ce108" table:formula="of:=AVERAGE([.S28:.S32])" office:value-type="float" office:value="146.4508" calcext:value-type="float">
            <text:p>146.451</text:p>
          </table:table-cell>
          <table:table-cell table:style-name="ce108" table:formula="of:=AVERAGE([.T28:.T32])" office:value-type="float" office:value="134.5434" calcext:value-type="float">
            <text:p>134.543</text:p>
          </table:table-cell>
          <table:table-cell table:style-name="ce108" table:formula="of:=AVERAGE([.U28:.U32])" office:value-type="float" office:value="7196.162" calcext:value-type="float">
            <text:p>7196.162</text:p>
          </table:table-cell>
          <table:table-cell table:style-name="ce108" table:formula="of:=AVERAGE([.V28:.V32])" office:value-type="float" office:value="69.5623" calcext:value-type="float">
            <text:p>69.562</text:p>
          </table:table-cell>
          <table:table-cell table:style-name="ce108" table:formula="of:=AVERAGE([.W28:.W32])" office:value-type="float" office:value="69.5623" calcext:value-type="float">
            <text:p>69.562</text:p>
          </table:table-cell>
          <table:table-cell table:style-name="ce108" table:formula="of:=AVERAGE([.X28:.X32])" office:value-type="float" office:value="119.3764" calcext:value-type="float">
            <text:p>119.376</text:p>
          </table:table-cell>
          <table:table-cell table:style-name="ce108" table:formula="of:=AVERAGE([.Y28:.Y32])" office:value-type="float" office:value="42.06192" calcext:value-type="float">
            <text:p>42.062</text:p>
          </table:table-cell>
          <table:table-cell table:style-name="ce108" table:formula="of:=AVERAGE([.Z28:.Z32])" office:value-type="float" office:value="57.65468" calcext:value-type="float">
            <text:p>57.655</text:p>
          </table:table-cell>
          <table:table-cell table:style-name="ce108" table:formula="of:=AVERAGE([.AA28:.AA32])" office:value-type="float" office:value="139.897" calcext:value-type="float">
            <text:p>139.897</text:p>
          </table:table-cell>
          <table:table-cell table:style-name="ce108" table:formula="of:=AVERAGE([.AB28:.AB32])" office:value-type="float" office:value="134.829" calcext:value-type="float">
            <text:p>134.829</text:p>
          </table:table-cell>
          <table:table-cell table:style-name="ce108" table:formula="of:=AVERAGE([.AC28:.AC32])" office:value-type="float" office:value="7197.32" calcext:value-type="float">
            <text:p>7197.320</text:p>
          </table:table-cell>
          <table:table-cell table:style-name="ce108" table:formula="of:=AVERAGE([.AD28:.AD32])" office:value-type="float" office:value="62.72308" calcext:value-type="float">
            <text:p>62.723</text:p>
          </table:table-cell>
          <table:table-cell table:style-name="ce108" table:formula="of:=AVERAGE([.AE28:.AE32])" office:value-type="float" office:value="62.72308" calcext:value-type="float">
            <text:p>62.723</text:p>
          </table:table-cell>
          <table:table-cell table:style-name="ce108" table:formula="of:=AVERAGE([.AF28:.AF32])" office:value-type="float" office:value="119.4652" calcext:value-type="float">
            <text:p>119.465</text:p>
          </table:table-cell>
          <table:table-cell table:style-name="ce108" table:formula="of:=AVERAGE([.AG28:.AG32])" office:value-type="float" office:value="47.5427" calcext:value-type="float">
            <text:p>47.543</text:p>
          </table:table-cell>
          <table:table-cell table:style-name="ce108" table:formula="of:=AVERAGE([.AH28:.AH32])" office:value-type="float" office:value="0" calcext:value-type="float">
            <text:p>0.000</text:p>
          </table:table-cell>
          <table:table-cell table:style-name="ce108" table:formula="of:=AVERAGE([.AI28:.AI32])" office:value-type="float" office:value="0" calcext:value-type="float">
            <text:p>0.000</text:p>
          </table:table-cell>
          <table:table-cell table:style-name="ce108" table:formula="of:=AVERAGE([.AJ28:.AJ32])" office:value-type="float" office:value="0" calcext:value-type="float">
            <text:p>0.000</text:p>
          </table:table-cell>
          <table:table-cell table:style-name="ce108" table:formula="of:=AVERAGE([.AK28:.AK32])" office:value-type="float" office:value="0" calcext:value-type="float">
            <text:p>0.000</text:p>
          </table:table-cell>
          <table:table-cell table:style-name="ce108" table:formula="of:=AVERAGE([.AL28:.AL32])" office:value-type="float" office:value="0" calcext:value-type="float">
            <text:p>0.000</text:p>
          </table:table-cell>
          <table:table-cell table:style-name="ce108" table:formula="of:=AVERAGE([.AM28:.AM32])" office:value-type="float" office:value="0" calcext:value-type="float">
            <text:p>0.000</text:p>
          </table:table-cell>
          <table:table-cell table:style-name="ce108" table:formula="of:=AVERAGE([.AN28:.AN32])" office:value-type="float" office:value="0" calcext:value-type="float">
            <text:p>0.000</text:p>
          </table:table-cell>
          <table:table-cell table:style-name="ce108" table:formula="of:=AVERAGE([.AO28:.AO32])" office:value-type="float" office:value="0" calcext:value-type="float">
            <text:p>0.000</text:p>
          </table:table-cell>
        </table:table-row>
        <table:table-row table:style-name="ro2">
          <table:table-cell table:style-name="ce88" office:value-type="string" calcext:value-type="string">
            <text:p>20-5</text:p>
          </table:table-cell>
          <table:table-cell table:style-name="ce108" table:formula="of:=AVERAGE([.B33:.B37])" office:value-type="float" office:value="71.80616" calcext:value-type="float">
            <text:p>71.806</text:p>
          </table:table-cell>
          <table:table-cell table:style-name="ce108" table:formula="of:=AVERAGE([.C33:.C37])" office:value-type="float" office:value="53.951" calcext:value-type="float">
            <text:p>53.951</text:p>
          </table:table-cell>
          <table:table-cell table:style-name="ce108" table:formula="of:=AVERAGE([.D33:.D37])" office:value-type="float" office:value="101.53286" calcext:value-type="float">
            <text:p>101.533</text:p>
          </table:table-cell>
          <table:table-cell table:style-name="ce108" table:formula="of:=AVERAGE([.E33:.E37])" office:value-type="float" office:value="7196.918" calcext:value-type="float">
            <text:p>7196.918</text:p>
          </table:table-cell>
          <table:table-cell table:style-name="ce108" table:formula="of:=AVERAGE([.F33:.F37])" office:value-type="float" office:value="24.224298" calcext:value-type="float">
            <text:p>24.224</text:p>
          </table:table-cell>
          <table:table-cell table:style-name="ce108" table:formula="of:=AVERAGE([.G33:.G37])" office:value-type="float" office:value="24.224298" calcext:value-type="float">
            <text:p>24.224</text:p>
          </table:table-cell>
          <table:table-cell table:style-name="ce108" table:formula="of:=AVERAGE([.H33:.H37])" office:value-type="float" office:value="60.77454" calcext:value-type="float">
            <text:p>60.775</text:p>
          </table:table-cell>
          <table:table-cell table:style-name="ce108" table:formula="of:=AVERAGE([.I33:.I37])" office:value-type="float" office:value="64.18064" calcext:value-type="float">
            <text:p>64.181</text:p>
          </table:table-cell>
          <table:table-cell table:style-name="ce108" table:formula="of:=AVERAGE([.J33:.J37])" office:value-type="float" office:value="71.80616" calcext:value-type="float">
            <text:p>71.806</text:p>
          </table:table-cell>
          <table:table-cell table:style-name="ce108" table:formula="of:=AVERAGE([.K33:.K37])" office:value-type="float" office:value="66.22076" calcext:value-type="float">
            <text:p>66.221</text:p>
          </table:table-cell>
          <table:table-cell table:style-name="ce108" table:formula="of:=AVERAGE([.L33:.L37])" office:value-type="float" office:value="108.34346" calcext:value-type="float">
            <text:p>108.343</text:p>
          </table:table-cell>
          <table:table-cell table:style-name="ce108" table:formula="of:=AVERAGE([.M33:.M37])" office:value-type="float" office:value="7197.508" calcext:value-type="float">
            <text:p>7197.508</text:p>
          </table:table-cell>
          <table:table-cell table:style-name="ce108" table:formula="of:=AVERAGE([.N33:.N37])" office:value-type="float" office:value="29.68346" calcext:value-type="float">
            <text:p>29.683</text:p>
          </table:table-cell>
          <table:table-cell table:style-name="ce108" table:formula="of:=AVERAGE([.O33:.O37])" office:value-type="float" office:value="29.68346" calcext:value-type="float">
            <text:p>29.683</text:p>
          </table:table-cell>
          <table:table-cell table:style-name="ce108" table:formula="of:=AVERAGE([.P33:.P37])" office:value-type="float" office:value="61.20826" calcext:value-type="float">
            <text:p>61.208</text:p>
          </table:table-cell>
          <table:table-cell table:style-name="ce108" table:formula="of:=AVERAGE([.Q33:.Q37])" office:value-type="float" office:value="54.42218" calcext:value-type="float">
            <text:p>54.422</text:p>
          </table:table-cell>
          <table:table-cell table:style-name="ce108" table:formula="of:=AVERAGE([.R33:.R37])" office:value-type="string" office:string-value="" calcext:value-type="error">
            <text:p>#REF!</text:p>
          </table:table-cell>
          <table:table-cell table:style-name="ce108" table:formula="of:=AVERAGE([.S33:.S37])" office:value-type="string" office:string-value="" calcext:value-type="error">
            <text:p>#REF!</text:p>
          </table:table-cell>
          <table:table-cell table:style-name="ce108" table:formula="of:=AVERAGE([.T33:.T37])" office:value-type="string" office:string-value="" calcext:value-type="error">
            <text:p>#REF!</text:p>
          </table:table-cell>
          <table:table-cell table:style-name="ce108" table:formula="of:=AVERAGE([.U33:.U37])" office:value-type="string" office:string-value="" calcext:value-type="error">
            <text:p>#REF!</text:p>
          </table:table-cell>
          <table:table-cell table:style-name="ce108" table:formula="of:=AVERAGE([.V33:.V37])" office:value-type="string" office:string-value="" calcext:value-type="error">
            <text:p>#REF!</text:p>
          </table:table-cell>
          <table:table-cell table:style-name="ce108" table:formula="of:=AVERAGE([.W33:.W37])" office:value-type="string" office:string-value="" calcext:value-type="error">
            <text:p>#REF!</text:p>
          </table:table-cell>
          <table:table-cell table:style-name="ce108" table:formula="of:=AVERAGE([.X33:.X37])" office:value-type="string" office:string-value="" calcext:value-type="error">
            <text:p>#REF!</text:p>
          </table:table-cell>
          <table:table-cell table:style-name="ce108" table:formula="of:=AVERAGE([.Y33:.Y37])" office:value-type="string" office:string-value="" calcext:value-type="error">
            <text:p>#REF!</text:p>
          </table:table-cell>
          <table:table-cell table:style-name="ce108" table:formula="of:=AVERAGE([.Z33:.Z37])" office:value-type="float" office:value="71.80616" calcext:value-type="float">
            <text:p>71.806</text:p>
          </table:table-cell>
          <table:table-cell table:style-name="ce108" table:formula="of:=AVERAGE([.AA33:.AA37])" office:value-type="float" office:value="89.82562" calcext:value-type="float">
            <text:p>89.826</text:p>
          </table:table-cell>
          <table:table-cell table:style-name="ce108" table:formula="of:=AVERAGE([.AB33:.AB37])" office:value-type="float" office:value="119.1484" calcext:value-type="float">
            <text:p>119.148</text:p>
          </table:table-cell>
          <table:table-cell table:style-name="ce108" table:formula="of:=AVERAGE([.AC33:.AC37])" office:value-type="float" office:value="7196.49" calcext:value-type="float">
            <text:p>7196.490</text:p>
          </table:table-cell>
          <table:table-cell table:style-name="ce108" table:formula="of:=AVERAGE([.AD33:.AD37])" office:value-type="float" office:value="42.48358" calcext:value-type="float">
            <text:p>42.484</text:p>
          </table:table-cell>
          <table:table-cell table:style-name="ce108" table:formula="of:=AVERAGE([.AE33:.AE37])" office:value-type="float" office:value="42.48358" calcext:value-type="float">
            <text:p>42.484</text:p>
          </table:table-cell>
          <table:table-cell table:style-name="ce108" table:formula="of:=AVERAGE([.AF33:.AF37])" office:value-type="float" office:value="86.62714" calcext:value-type="float">
            <text:p>86.627</text:p>
          </table:table-cell>
          <table:table-cell table:style-name="ce108" table:formula="of:=AVERAGE([.AG33:.AG37])" office:value-type="float" office:value="54.3953" calcext:value-type="float">
            <text:p>54.395</text:p>
          </table:table-cell>
          <table:table-cell table:style-name="ce108" table:formula="of:=AVERAGE([.AH33:.AH37])" office:value-type="float" office:value="0" calcext:value-type="float">
            <text:p>0.000</text:p>
          </table:table-cell>
          <table:table-cell table:style-name="ce108" table:formula="of:=AVERAGE([.AI33:.AI37])" office:value-type="float" office:value="0" calcext:value-type="float">
            <text:p>0.000</text:p>
          </table:table-cell>
          <table:table-cell table:style-name="ce108" table:formula="of:=AVERAGE([.AJ33:.AJ37])" office:value-type="float" office:value="0" calcext:value-type="float">
            <text:p>0.000</text:p>
          </table:table-cell>
          <table:table-cell table:style-name="ce108" table:formula="of:=AVERAGE([.AK33:.AK37])" office:value-type="float" office:value="0" calcext:value-type="float">
            <text:p>0.000</text:p>
          </table:table-cell>
          <table:table-cell table:style-name="ce108" table:formula="of:=AVERAGE([.AL33:.AL37])" office:value-type="float" office:value="0" calcext:value-type="float">
            <text:p>0.000</text:p>
          </table:table-cell>
          <table:table-cell table:style-name="ce108" table:formula="of:=AVERAGE([.AM33:.AM37])" office:value-type="float" office:value="0" calcext:value-type="float">
            <text:p>0.000</text:p>
          </table:table-cell>
          <table:table-cell table:style-name="ce108" table:formula="of:=AVERAGE([.AN33:.AN37])" office:value-type="float" office:value="0" calcext:value-type="float">
            <text:p>0.000</text:p>
          </table:table-cell>
          <table:table-cell table:style-name="ce108" table:formula="of:=AVERAGE([.AO33:.AO37])" office:value-type="float" office:value="0" calcext:value-type="float">
            <text:p>0.000</text:p>
          </table:table-cell>
        </table:table-row>
        <table:table-row table:style-name="ro2">
          <table:table-cell table:style-name="ce88" office:value-type="string" calcext:value-type="string">
            <text:p>20-10</text:p>
          </table:table-cell>
          <table:table-cell table:style-name="ce108" table:formula="of:=AVERAGE([.B38:.B42])" office:value-type="float" office:value="95.96072" calcext:value-type="float">
            <text:p>95.961</text:p>
          </table:table-cell>
          <table:table-cell table:style-name="ce108" table:formula="of:=AVERAGE([.C38:.C42])" office:value-type="float" office:value="63.35864" calcext:value-type="float">
            <text:p>63.359</text:p>
          </table:table-cell>
          <table:table-cell table:style-name="ce108" table:formula="of:=AVERAGE([.D38:.D42])" office:value-type="float" office:value="94.15264" calcext:value-type="float">
            <text:p>94.153</text:p>
          </table:table-cell>
          <table:table-cell table:style-name="ce108" table:formula="of:=AVERAGE([.E38:.E42])" office:value-type="float" office:value="7197.764" calcext:value-type="float">
            <text:p>7197.764</text:p>
          </table:table-cell>
          <table:table-cell table:style-name="ce108" table:formula="of:=AVERAGE([.F38:.F42])" office:value-type="float" office:value="65.1668" calcext:value-type="float">
            <text:p>65.167</text:p>
          </table:table-cell>
          <table:table-cell table:style-name="ce108" table:formula="of:=AVERAGE([.G38:.G42])" office:value-type="float" office:value="65.1668" calcext:value-type="float">
            <text:p>65.167</text:p>
          </table:table-cell>
          <table:table-cell table:style-name="ce108" table:formula="of:=AVERAGE([.H38:.H42])" office:value-type="float" office:value="88.23216" calcext:value-type="float">
            <text:p>88.232</text:p>
          </table:table-cell>
          <table:table-cell table:style-name="ce108" table:formula="of:=AVERAGE([.I38:.I42])" office:value-type="float" office:value="30.67658" calcext:value-type="float">
            <text:p>30.677</text:p>
          </table:table-cell>
          <table:table-cell table:style-name="ce108" table:formula="of:=AVERAGE([.J38:.J42])" office:value-type="float" office:value="95.96072" calcext:value-type="float">
            <text:p>95.961</text:p>
          </table:table-cell>
          <table:table-cell table:style-name="ce108" table:formula="of:=AVERAGE([.K38:.K42])" office:value-type="float" office:value="65.4567" calcext:value-type="float">
            <text:p>65.457</text:p>
          </table:table-cell>
          <table:table-cell table:style-name="ce108" table:formula="of:=AVERAGE([.L38:.L42])" office:value-type="float" office:value="100.81536" calcext:value-type="float">
            <text:p>100.815</text:p>
          </table:table-cell>
          <table:table-cell table:style-name="ce108" table:formula="of:=AVERAGE([.M38:.M42])" office:value-type="float" office:value="7197.938" calcext:value-type="float">
            <text:p>7197.938</text:p>
          </table:table-cell>
          <table:table-cell table:style-name="ce108" table:formula="of:=AVERAGE([.N38:.N42])" office:value-type="float" office:value="60.6022" calcext:value-type="float">
            <text:p>60.602</text:p>
          </table:table-cell>
          <table:table-cell table:style-name="ce108" table:formula="of:=AVERAGE([.O38:.O42])" office:value-type="float" office:value="60.6022" calcext:value-type="float">
            <text:p>60.602</text:p>
          </table:table-cell>
          <table:table-cell table:style-name="ce108" table:formula="of:=AVERAGE([.P38:.P42])" office:value-type="float" office:value="88.43806" calcext:value-type="float">
            <text:p>88.438</text:p>
          </table:table-cell>
          <table:table-cell table:style-name="ce108" table:formula="of:=AVERAGE([.Q38:.Q42])" office:value-type="float" office:value="34.846" calcext:value-type="float">
            <text:p>34.846</text:p>
          </table:table-cell>
          <table:table-cell table:style-name="ce108" table:formula="of:=AVERAGE([.R38:.R42])" office:value-type="string" office:string-value="" calcext:value-type="error">
            <text:p>#REF!</text:p>
          </table:table-cell>
          <table:table-cell table:style-name="ce108" table:formula="of:=AVERAGE([.S38:.S42])" office:value-type="string" office:string-value="" calcext:value-type="error">
            <text:p>#REF!</text:p>
          </table:table-cell>
          <table:table-cell table:style-name="ce108" table:formula="of:=AVERAGE([.T38:.T42])" office:value-type="string" office:string-value="" calcext:value-type="error">
            <text:p>#REF!</text:p>
          </table:table-cell>
          <table:table-cell table:style-name="ce108" table:formula="of:=AVERAGE([.U38:.U42])" office:value-type="string" office:string-value="" calcext:value-type="error">
            <text:p>#REF!</text:p>
          </table:table-cell>
          <table:table-cell table:style-name="ce108" table:formula="of:=AVERAGE([.V38:.V42])" office:value-type="string" office:string-value="" calcext:value-type="error">
            <text:p>#REF!</text:p>
          </table:table-cell>
          <table:table-cell table:style-name="ce108" table:formula="of:=AVERAGE([.W38:.W42])" office:value-type="string" office:string-value="" calcext:value-type="error">
            <text:p>#REF!</text:p>
          </table:table-cell>
          <table:table-cell table:style-name="ce108" table:formula="of:=AVERAGE([.X38:.X42])" office:value-type="string" office:string-value="" calcext:value-type="error">
            <text:p>#REF!</text:p>
          </table:table-cell>
          <table:table-cell table:style-name="ce108" table:formula="of:=AVERAGE([.Y38:.Y42])" office:value-type="string" office:string-value="" calcext:value-type="error">
            <text:p>#REF!</text:p>
          </table:table-cell>
          <table:table-cell table:style-name="ce108" table:formula="of:=AVERAGE([.Z38:.Z42])" office:value-type="float" office:value="95.96072" calcext:value-type="float">
            <text:p>95.961</text:p>
          </table:table-cell>
          <table:table-cell table:style-name="ce108" table:formula="of:=AVERAGE([.AA38:.AA42])" office:value-type="float" office:value="65.4567" calcext:value-type="float">
            <text:p>65.457</text:p>
          </table:table-cell>
          <table:table-cell table:style-name="ce108" table:formula="of:=AVERAGE([.AB38:.AB42])" office:value-type="float" office:value="98.38838" calcext:value-type="float">
            <text:p>98.388</text:p>
          </table:table-cell>
          <table:table-cell table:style-name="ce108" table:formula="of:=AVERAGE([.AC38:.AC42])" office:value-type="float" office:value="7197.166" calcext:value-type="float">
            <text:p>7197.166</text:p>
          </table:table-cell>
          <table:table-cell table:style-name="ce108" table:formula="of:=AVERAGE([.AD38:.AD42])" office:value-type="float" office:value="63.02922" calcext:value-type="float">
            <text:p>63.029</text:p>
          </table:table-cell>
          <table:table-cell table:style-name="ce108" table:formula="of:=AVERAGE([.AE38:.AE42])" office:value-type="float" office:value="63.02922" calcext:value-type="float">
            <text:p>63.029</text:p>
          </table:table-cell>
          <table:table-cell table:style-name="ce108" table:formula="of:=AVERAGE([.AF38:.AF42])" office:value-type="float" office:value="94.66912" calcext:value-type="float">
            <text:p>94.669</text:p>
          </table:table-cell>
          <table:table-cell table:style-name="ce108" table:formula="of:=AVERAGE([.AG38:.AG42])" office:value-type="float" office:value="35.74686" calcext:value-type="float">
            <text:p>35.747</text:p>
          </table:table-cell>
          <table:table-cell table:style-name="ce108" table:formula="of:=AVERAGE([.AH38:.AH42])" office:value-type="float" office:value="0" calcext:value-type="float">
            <text:p>0.000</text:p>
          </table:table-cell>
          <table:table-cell table:style-name="ce108" table:formula="of:=AVERAGE([.AI38:.AI42])" office:value-type="float" office:value="0" calcext:value-type="float">
            <text:p>0.000</text:p>
          </table:table-cell>
          <table:table-cell table:style-name="ce108" table:formula="of:=AVERAGE([.AJ38:.AJ42])" office:value-type="float" office:value="0" calcext:value-type="float">
            <text:p>0.000</text:p>
          </table:table-cell>
          <table:table-cell table:style-name="ce108" table:formula="of:=AVERAGE([.AK38:.AK42])" office:value-type="float" office:value="0" calcext:value-type="float">
            <text:p>0.000</text:p>
          </table:table-cell>
          <table:table-cell table:style-name="ce108" table:formula="of:=AVERAGE([.AL38:.AL42])" office:value-type="float" office:value="0" calcext:value-type="float">
            <text:p>0.000</text:p>
          </table:table-cell>
          <table:table-cell table:style-name="ce108" table:formula="of:=AVERAGE([.AM38:.AM42])" office:value-type="float" office:value="0" calcext:value-type="float">
            <text:p>0.000</text:p>
          </table:table-cell>
          <table:table-cell table:style-name="ce108" table:formula="of:=AVERAGE([.AN38:.AN42])" office:value-type="float" office:value="0" calcext:value-type="float">
            <text:p>0.000</text:p>
          </table:table-cell>
          <table:table-cell table:style-name="ce108" table:formula="of:=AVERAGE([.AO38:.AO42])" office:value-type="float" office:value="0" calcext:value-type="float">
            <text:p>0.000</text:p>
          </table:table-cell>
        </table:table-row>
      </table:table>
      <table:table table:name="Compare Time" table:style-name="ta6">
        <office:forms form:automatic-focus="false" form:apply-design-mode="false"/>
        <table:table-column table:style-name="co23" table:default-cell-style-name="Default"/>
        <table:table-column table:style-name="co24" table:default-cell-style-name="ce23"/>
        <table:table-column table:style-name="co25" table:number-columns-repeated="2" table:default-cell-style-name="ce23"/>
        <table:table-column table:style-name="co24" table:default-cell-style-name="ce23"/>
        <table:table-column table:style-name="co26" table:number-columns-repeated="2" table:default-cell-style-name="ce23"/>
        <table:table-column table:style-name="co24" table:default-cell-style-name="ce23"/>
        <table:table-column table:style-name="co25" table:number-columns-repeated="2" table:default-cell-style-name="ce23"/>
        <table:table-column table:style-name="co27" table:default-cell-style-name="ce23"/>
        <table:table-column table:style-name="co28" table:default-cell-style-name="ce23"/>
        <table:table-column table:style-name="co21" table:default-cell-style-name="ce23"/>
        <table:table-column table:style-name="co24" table:default-cell-style-name="ce23"/>
        <table:table-column table:style-name="co25" table:number-columns-repeated="2" table:default-cell-style-name="ce23"/>
        <table:table-column table:style-name="co24" table:default-cell-style-name="ce23"/>
        <table:table-column table:style-name="co28" table:default-cell-style-name="ce23"/>
        <table:table-column table:style-name="co21" table:default-cell-style-name="ce23"/>
        <table:table-column table:style-name="co24" table:default-cell-style-name="ce23"/>
        <table:table-column table:style-name="co25" table:number-columns-repeated="2" table:default-cell-style-name="ce23"/>
        <table:table-column table:style-name="co27" table:default-cell-style-name="ce23"/>
        <table:table-column table:style-name="co28" table:default-cell-style-name="ce23"/>
        <table:table-column table:style-name="co21" table:default-cell-style-name="ce23"/>
        <table:table-column table:style-name="co10" table:number-columns-repeated="6" table:default-cell-style-name="ce9"/>
        <table:table-row table:style-name="ro2">
          <table:table-cell table:style-name="ce14" office:value-type="string" calcext:value-type="string" table:number-columns-spanned="1" table:number-rows-spanned="2">
            <text:p>Instance</text:p>
          </table:table-cell>
          <table:table-cell table:style-name="ce14" office:value-type="string" calcext:value-type="string" table:number-columns-spanned="6" table:number-rows-spanned="1">
            <text:p>ScSp</text:p>
          </table:table-cell>
          <table:covered-table-cell table:number-columns-repeated="4" table:style-name="ce14"/>
          <table:covered-table-cell table:style-name="Default"/>
          <table:table-cell table:style-name="ce20" office:value-type="string" calcext:value-type="string" table:number-columns-spanned="6" table:number-rows-spanned="1">
            <text:p>McSp</text:p>
          </table:table-cell>
          <table:covered-table-cell table:number-columns-repeated="4" table:style-name="ce20"/>
          <table:covered-table-cell table:style-name="Default"/>
          <table:table-cell table:style-name="ce14" office:value-type="string" calcext:value-type="string" table:number-columns-spanned="6" table:number-rows-spanned="1">
            <text:p>ScMp</text:p>
          </table:table-cell>
          <table:covered-table-cell table:number-columns-repeated="4" table:style-name="ce14"/>
          <table:covered-table-cell table:style-name="Default"/>
          <table:table-cell table:style-name="ce14" office:value-type="string" calcext:value-type="string" table:number-columns-spanned="6" table:number-rows-spanned="1">
            <text:p>McMp</text:p>
          </table:table-cell>
          <table:covered-table-cell table:number-columns-repeated="3" table:style-name="ce14"/>
          <table:covered-table-cell table:number-columns-repeated="2" table:style-name="Default"/>
          <table:table-cell table:style-name="ce14" office:value-type="string" calcext:value-type="string" table:number-columns-spanned="6" table:number-rows-spanned="1">
            <text:p>PC</text:p>
          </table:table-cell>
          <table:covered-table-cell table:number-columns-repeated="3" table:style-name="ce14"/>
          <table:covered-table-cell table:number-columns-repeated="2" table:style-name="Default"/>
        </table:table-row>
        <table:table-row table:style-name="ro1">
          <table:covered-table-cell table:style-name="ce14"/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</table:table-row>
        <table:table-row table:style-name="ro1">
          <table:table-cell/>
          <table:table-cell table:formula="of:=[$'ScSp Time'.I2]" office:value-type="float" office:value="0" calcext:value-type="float">
            <text:p>0.00</text:p>
          </table:table-cell>
          <table:table-cell table:formula="of:=[$'ScSp Time'.J2]" office:value-type="float" office:value="0" calcext:value-type="float">
            <text:p>0.00</text:p>
          </table:table-cell>
          <table:table-cell table:formula="of:=[$'ScSp Time'.K2]" office:value-type="float" office:value="0" calcext:value-type="float">
            <text:p>0.00</text:p>
          </table:table-cell>
          <table:table-cell table:formula="of:=[$'ScSp Time'.L2]" office:value-type="float" office:value="0" calcext:value-type="float">
            <text:p>0.00</text:p>
          </table:table-cell>
          <table:table-cell table:formula="of:=[$'ScSp Time'.M2]" office:value-type="float" office:value="0" calcext:value-type="float">
            <text:p>0.00</text:p>
          </table:table-cell>
          <table:table-cell table:formula="of:=[$'ScSp Time'.N2]" office:value-type="float" office:value="0" calcext:value-type="float">
            <text:p>0.00</text:p>
          </table:table-cell>
          <table:table-cell table:formula="of:=[$'McSp Time'.I2]" office:value-type="float" office:value="0" calcext:value-type="float">
            <text:p>0.00</text:p>
          </table:table-cell>
          <table:table-cell table:formula="of:=[$'McSp Time'.J2]" office:value-type="float" office:value="0" calcext:value-type="float">
            <text:p>0.00</text:p>
          </table:table-cell>
          <table:table-cell table:formula="of:=[$'McSp Time'.K2]" office:value-type="float" office:value="0" calcext:value-type="float">
            <text:p>0.00</text:p>
          </table:table-cell>
          <table:table-cell table:formula="of:=[$'McSp Time'.L2]" office:value-type="float" office:value="0" calcext:value-type="float">
            <text:p>0.00</text:p>
          </table:table-cell>
          <table:table-cell table:formula="of:=[$'McSp Time'.M2]" office:value-type="float" office:value="0" calcext:value-type="float">
            <text:p>0.00</text:p>
          </table:table-cell>
          <table:table-cell table:formula="of:=[$'McSp Time'.N2]" office:value-type="float" office:value="0" calcext:value-type="float">
            <text:p>0.00</text:p>
          </table:table-cell>
          <table:table-cell table:formula="of:=[$'ScMp Time'.I2]" office:value-type="float" office:value="0" calcext:value-type="float">
            <text:p>0.00</text:p>
          </table:table-cell>
          <table:table-cell table:formula="of:=[$'ScMp Time'.J2]" office:value-type="float" office:value="0" calcext:value-type="float">
            <text:p>0.00</text:p>
          </table:table-cell>
          <table:table-cell table:formula="of:=[$'ScMp Time'.K2]" office:value-type="float" office:value="0" calcext:value-type="float">
            <text:p>0.00</text:p>
          </table:table-cell>
          <table:table-cell table:formula="of:=[$'ScMp Time'.L2]" office:value-type="float" office:value="0" calcext:value-type="float">
            <text:p>0.00</text:p>
          </table:table-cell>
          <table:table-cell table:formula="of:=[$'ScMp Time'.M2]" office:value-type="float" office:value="0" calcext:value-type="float">
            <text:p>0.00</text:p>
          </table:table-cell>
          <table:table-cell table:formula="of:=[$'ScMp Time'.N2]" office:value-type="float" office:value="0" calcext:value-type="float">
            <text:p>0.00</text:p>
          </table:table-cell>
          <table:table-cell table:formula="of:=[$'McMp Time'.I2]" office:value-type="float" office:value="0" calcext:value-type="float">
            <text:p>0.00</text:p>
          </table:table-cell>
          <table:table-cell table:formula="of:=[$'McMp Time'.J2]" office:value-type="float" office:value="0" calcext:value-type="float">
            <text:p>0.00</text:p>
          </table:table-cell>
          <table:table-cell table:formula="of:=[$'McMp Time'.K2]" office:value-type="float" office:value="0" calcext:value-type="float">
            <text:p>0.00</text:p>
          </table:table-cell>
          <table:table-cell table:formula="of:=[$'McMp Time'.L2]" office:value-type="float" office:value="0" calcext:value-type="float">
            <text:p>0.00</text:p>
          </table:table-cell>
          <table:table-cell table:formula="of:=[$'McMp Time'.M2]" office:value-type="float" office:value="0" calcext:value-type="float">
            <text:p>0.00</text:p>
          </table:table-cell>
          <table:table-cell table:formula="of:=[$'McMp Time'.N2]" office:value-type="float" office:value="0" calcext:value-type="float">
            <text:p>0.00</text:p>
          </table:table-cell>
          <table:table-cell table:formula="of:=[$'PC Time'.I2]" office:value-type="float" office:value="0" calcext:value-type="float">
            <text:p>0.00</text:p>
          </table:table-cell>
          <table:table-cell table:formula="of:=[$'PC Time'.J2]" office:value-type="float" office:value="0" calcext:value-type="float">
            <text:p>0.00</text:p>
          </table:table-cell>
          <table:table-cell table:formula="of:=[$'PC Time'.K2]" office:value-type="float" office:value="0" calcext:value-type="float">
            <text:p>0.00</text:p>
          </table:table-cell>
          <table:table-cell table:formula="of:=[$'PC Time'.L2]" office:value-type="float" office:value="0" calcext:value-type="float">
            <text:p>0.00</text:p>
          </table:table-cell>
          <table:table-cell table:formula="of:=[$'PC Time'.M2]" office:value-type="float" office:value="0" calcext:value-type="float">
            <text:p>0.00</text:p>
          </table:table-cell>
          <table:table-cell table:formula="of:=[$'PC Time'.N2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]" office:value-type="float" office:value="0" calcext:value-type="float">
            <text:p>0.00</text:p>
          </table:table-cell>
          <table:table-cell table:formula="of:=[$'ScSp Time'.J3]" office:value-type="float" office:value="0" calcext:value-type="float">
            <text:p>0.00</text:p>
          </table:table-cell>
          <table:table-cell table:formula="of:=[$'ScSp Time'.K3]" office:value-type="float" office:value="0" calcext:value-type="float">
            <text:p>0.00</text:p>
          </table:table-cell>
          <table:table-cell table:formula="of:=[$'ScSp Time'.L3]" office:value-type="float" office:value="0" calcext:value-type="float">
            <text:p>0.00</text:p>
          </table:table-cell>
          <table:table-cell table:formula="of:=[$'ScSp Time'.M3]" office:value-type="float" office:value="0" calcext:value-type="float">
            <text:p>0.00</text:p>
          </table:table-cell>
          <table:table-cell table:formula="of:=[$'ScSp Time'.N3]" office:value-type="float" office:value="0" calcext:value-type="float">
            <text:p>0.00</text:p>
          </table:table-cell>
          <table:table-cell table:formula="of:=[$'McSp Time'.I3]" office:value-type="float" office:value="0" calcext:value-type="float">
            <text:p>0.00</text:p>
          </table:table-cell>
          <table:table-cell table:formula="of:=[$'McSp Time'.J3]" office:value-type="float" office:value="0" calcext:value-type="float">
            <text:p>0.00</text:p>
          </table:table-cell>
          <table:table-cell table:formula="of:=[$'McSp Time'.K3]" office:value-type="float" office:value="0" calcext:value-type="float">
            <text:p>0.00</text:p>
          </table:table-cell>
          <table:table-cell table:formula="of:=[$'McSp Time'.L3]" office:value-type="float" office:value="0" calcext:value-type="float">
            <text:p>0.00</text:p>
          </table:table-cell>
          <table:table-cell table:formula="of:=[$'McSp Time'.M3]" office:value-type="float" office:value="0" calcext:value-type="float">
            <text:p>0.00</text:p>
          </table:table-cell>
          <table:table-cell table:formula="of:=[$'McSp Time'.N3]" office:value-type="float" office:value="0" calcext:value-type="float">
            <text:p>0.00</text:p>
          </table:table-cell>
          <table:table-cell table:formula="of:=[$'ScMp Time'.I3]" office:value-type="float" office:value="0" calcext:value-type="float">
            <text:p>0.00</text:p>
          </table:table-cell>
          <table:table-cell table:formula="of:=[$'ScMp Time'.J3]" office:value-type="float" office:value="0" calcext:value-type="float">
            <text:p>0.00</text:p>
          </table:table-cell>
          <table:table-cell table:formula="of:=[$'ScMp Time'.K3]" office:value-type="float" office:value="0" calcext:value-type="float">
            <text:p>0.00</text:p>
          </table:table-cell>
          <table:table-cell table:formula="of:=[$'ScMp Time'.L3]" office:value-type="float" office:value="0" calcext:value-type="float">
            <text:p>0.00</text:p>
          </table:table-cell>
          <table:table-cell table:formula="of:=[$'ScMp Time'.M3]" office:value-type="float" office:value="0" calcext:value-type="float">
            <text:p>0.00</text:p>
          </table:table-cell>
          <table:table-cell table:formula="of:=[$'ScMp Time'.N3]" office:value-type="float" office:value="0" calcext:value-type="float">
            <text:p>0.00</text:p>
          </table:table-cell>
          <table:table-cell table:formula="of:=[$'McMp Time'.I3]" office:value-type="float" office:value="0" calcext:value-type="float">
            <text:p>0.00</text:p>
          </table:table-cell>
          <table:table-cell table:formula="of:=[$'McMp Time'.J3]" office:value-type="float" office:value="0" calcext:value-type="float">
            <text:p>0.00</text:p>
          </table:table-cell>
          <table:table-cell table:formula="of:=[$'McMp Time'.K3]" office:value-type="float" office:value="0" calcext:value-type="float">
            <text:p>0.00</text:p>
          </table:table-cell>
          <table:table-cell table:formula="of:=[$'McMp Time'.L3]" office:value-type="float" office:value="0" calcext:value-type="float">
            <text:p>0.00</text:p>
          </table:table-cell>
          <table:table-cell table:formula="of:=[$'McMp Time'.M3]" office:value-type="float" office:value="0" calcext:value-type="float">
            <text:p>0.00</text:p>
          </table:table-cell>
          <table:table-cell table:formula="of:=[$'McMp Time'.N3]" office:value-type="float" office:value="0" calcext:value-type="float">
            <text:p>0.00</text:p>
          </table:table-cell>
          <table:table-cell table:formula="of:=[$'PC Time'.I3]" office:value-type="float" office:value="0" calcext:value-type="float">
            <text:p>0.00</text:p>
          </table:table-cell>
          <table:table-cell table:formula="of:=[$'PC Time'.J3]" office:value-type="float" office:value="0" calcext:value-type="float">
            <text:p>0.00</text:p>
          </table:table-cell>
          <table:table-cell table:formula="of:=[$'PC Time'.K3]" office:value-type="float" office:value="0" calcext:value-type="float">
            <text:p>0.00</text:p>
          </table:table-cell>
          <table:table-cell table:formula="of:=[$'PC Time'.L3]" office:value-type="float" office:value="0" calcext:value-type="float">
            <text:p>0.00</text:p>
          </table:table-cell>
          <table:table-cell table:formula="of:=[$'PC Time'.M3]" office:value-type="float" office:value="0" calcext:value-type="float">
            <text:p>0.00</text:p>
          </table:table-cell>
          <table:table-cell table:formula="of:=[$'PC Time'.N3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4]" office:value-type="float" office:value="0" calcext:value-type="float">
            <text:p>0.00</text:p>
          </table:table-cell>
          <table:table-cell table:formula="of:=[$'ScSp Time'.J4]" office:value-type="float" office:value="0" calcext:value-type="float">
            <text:p>0.00</text:p>
          </table:table-cell>
          <table:table-cell table:formula="of:=[$'ScSp Time'.K4]" office:value-type="float" office:value="0" calcext:value-type="float">
            <text:p>0.00</text:p>
          </table:table-cell>
          <table:table-cell table:formula="of:=[$'ScSp Time'.L4]" office:value-type="float" office:value="0" calcext:value-type="float">
            <text:p>0.00</text:p>
          </table:table-cell>
          <table:table-cell table:formula="of:=[$'ScSp Time'.M4]" office:value-type="float" office:value="0" calcext:value-type="float">
            <text:p>0.00</text:p>
          </table:table-cell>
          <table:table-cell table:formula="of:=[$'ScSp Time'.N4]" office:value-type="float" office:value="0" calcext:value-type="float">
            <text:p>0.00</text:p>
          </table:table-cell>
          <table:table-cell table:formula="of:=[$'McSp Time'.I4]" office:value-type="float" office:value="0" calcext:value-type="float">
            <text:p>0.00</text:p>
          </table:table-cell>
          <table:table-cell table:formula="of:=[$'McSp Time'.J4]" office:value-type="float" office:value="0" calcext:value-type="float">
            <text:p>0.00</text:p>
          </table:table-cell>
          <table:table-cell table:formula="of:=[$'McSp Time'.K4]" office:value-type="float" office:value="0" calcext:value-type="float">
            <text:p>0.00</text:p>
          </table:table-cell>
          <table:table-cell table:formula="of:=[$'McSp Time'.L4]" office:value-type="float" office:value="0" calcext:value-type="float">
            <text:p>0.00</text:p>
          </table:table-cell>
          <table:table-cell table:formula="of:=[$'McSp Time'.M4]" office:value-type="float" office:value="0" calcext:value-type="float">
            <text:p>0.00</text:p>
          </table:table-cell>
          <table:table-cell table:formula="of:=[$'McSp Time'.N4]" office:value-type="float" office:value="0" calcext:value-type="float">
            <text:p>0.00</text:p>
          </table:table-cell>
          <table:table-cell table:formula="of:=[$'ScMp Time'.I4]" office:value-type="float" office:value="0" calcext:value-type="float">
            <text:p>0.00</text:p>
          </table:table-cell>
          <table:table-cell table:formula="of:=[$'ScMp Time'.J4]" office:value-type="float" office:value="0" calcext:value-type="float">
            <text:p>0.00</text:p>
          </table:table-cell>
          <table:table-cell table:formula="of:=[$'ScMp Time'.K4]" office:value-type="float" office:value="0" calcext:value-type="float">
            <text:p>0.00</text:p>
          </table:table-cell>
          <table:table-cell table:formula="of:=[$'ScMp Time'.L4]" office:value-type="float" office:value="0" calcext:value-type="float">
            <text:p>0.00</text:p>
          </table:table-cell>
          <table:table-cell table:formula="of:=[$'ScMp Time'.M4]" office:value-type="float" office:value="0" calcext:value-type="float">
            <text:p>0.00</text:p>
          </table:table-cell>
          <table:table-cell table:formula="of:=[$'ScMp Time'.N4]" office:value-type="float" office:value="0" calcext:value-type="float">
            <text:p>0.00</text:p>
          </table:table-cell>
          <table:table-cell table:formula="of:=[$'McMp Time'.I4]" office:value-type="float" office:value="0" calcext:value-type="float">
            <text:p>0.00</text:p>
          </table:table-cell>
          <table:table-cell table:formula="of:=[$'McMp Time'.J4]" office:value-type="float" office:value="0" calcext:value-type="float">
            <text:p>0.00</text:p>
          </table:table-cell>
          <table:table-cell table:formula="of:=[$'McMp Time'.K4]" office:value-type="float" office:value="0" calcext:value-type="float">
            <text:p>0.00</text:p>
          </table:table-cell>
          <table:table-cell table:formula="of:=[$'McMp Time'.L4]" office:value-type="float" office:value="0" calcext:value-type="float">
            <text:p>0.00</text:p>
          </table:table-cell>
          <table:table-cell table:formula="of:=[$'McMp Time'.M4]" office:value-type="float" office:value="0" calcext:value-type="float">
            <text:p>0.00</text:p>
          </table:table-cell>
          <table:table-cell table:formula="of:=[$'McMp Time'.N4]" office:value-type="float" office:value="0" calcext:value-type="float">
            <text:p>0.00</text:p>
          </table:table-cell>
          <table:table-cell table:formula="of:=[$'PC Time'.I4]" office:value-type="float" office:value="0" calcext:value-type="float">
            <text:p>0.00</text:p>
          </table:table-cell>
          <table:table-cell table:formula="of:=[$'PC Time'.J4]" office:value-type="float" office:value="0" calcext:value-type="float">
            <text:p>0.00</text:p>
          </table:table-cell>
          <table:table-cell table:formula="of:=[$'PC Time'.K4]" office:value-type="float" office:value="0" calcext:value-type="float">
            <text:p>0.00</text:p>
          </table:table-cell>
          <table:table-cell table:formula="of:=[$'PC Time'.L4]" office:value-type="float" office:value="0" calcext:value-type="float">
            <text:p>0.00</text:p>
          </table:table-cell>
          <table:table-cell table:formula="of:=[$'PC Time'.M4]" office:value-type="float" office:value="0" calcext:value-type="float">
            <text:p>0.00</text:p>
          </table:table-cell>
          <table:table-cell table:formula="of:=[$'PC Time'.N4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5]" office:value-type="float" office:value="0" calcext:value-type="float">
            <text:p>0.00</text:p>
          </table:table-cell>
          <table:table-cell table:formula="of:=[$'ScSp Time'.J5]" office:value-type="float" office:value="0" calcext:value-type="float">
            <text:p>0.00</text:p>
          </table:table-cell>
          <table:table-cell table:formula="of:=[$'ScSp Time'.K5]" office:value-type="float" office:value="0" calcext:value-type="float">
            <text:p>0.00</text:p>
          </table:table-cell>
          <table:table-cell table:formula="of:=[$'ScSp Time'.L5]" office:value-type="float" office:value="0" calcext:value-type="float">
            <text:p>0.00</text:p>
          </table:table-cell>
          <table:table-cell table:formula="of:=[$'ScSp Time'.M5]" office:value-type="float" office:value="0" calcext:value-type="float">
            <text:p>0.00</text:p>
          </table:table-cell>
          <table:table-cell table:formula="of:=[$'ScSp Time'.N5]" office:value-type="float" office:value="0" calcext:value-type="float">
            <text:p>0.00</text:p>
          </table:table-cell>
          <table:table-cell table:formula="of:=[$'McSp Time'.I5]" office:value-type="float" office:value="0" calcext:value-type="float">
            <text:p>0.00</text:p>
          </table:table-cell>
          <table:table-cell table:formula="of:=[$'McSp Time'.J5]" office:value-type="float" office:value="0" calcext:value-type="float">
            <text:p>0.00</text:p>
          </table:table-cell>
          <table:table-cell table:formula="of:=[$'McSp Time'.K5]" office:value-type="float" office:value="0" calcext:value-type="float">
            <text:p>0.00</text:p>
          </table:table-cell>
          <table:table-cell table:formula="of:=[$'McSp Time'.L5]" office:value-type="float" office:value="0" calcext:value-type="float">
            <text:p>0.00</text:p>
          </table:table-cell>
          <table:table-cell table:formula="of:=[$'McSp Time'.M5]" office:value-type="float" office:value="0" calcext:value-type="float">
            <text:p>0.00</text:p>
          </table:table-cell>
          <table:table-cell table:formula="of:=[$'McSp Time'.N5]" office:value-type="float" office:value="0" calcext:value-type="float">
            <text:p>0.00</text:p>
          </table:table-cell>
          <table:table-cell table:formula="of:=[$'ScMp Time'.I5]" office:value-type="float" office:value="0" calcext:value-type="float">
            <text:p>0.00</text:p>
          </table:table-cell>
          <table:table-cell table:formula="of:=[$'ScMp Time'.J5]" office:value-type="float" office:value="0" calcext:value-type="float">
            <text:p>0.00</text:p>
          </table:table-cell>
          <table:table-cell table:formula="of:=[$'ScMp Time'.K5]" office:value-type="float" office:value="0" calcext:value-type="float">
            <text:p>0.00</text:p>
          </table:table-cell>
          <table:table-cell table:formula="of:=[$'ScMp Time'.L5]" office:value-type="float" office:value="0" calcext:value-type="float">
            <text:p>0.00</text:p>
          </table:table-cell>
          <table:table-cell table:formula="of:=[$'ScMp Time'.M5]" office:value-type="float" office:value="0" calcext:value-type="float">
            <text:p>0.00</text:p>
          </table:table-cell>
          <table:table-cell table:formula="of:=[$'ScMp Time'.N5]" office:value-type="float" office:value="0" calcext:value-type="float">
            <text:p>0.00</text:p>
          </table:table-cell>
          <table:table-cell table:formula="of:=[$'McMp Time'.I5]" office:value-type="float" office:value="0" calcext:value-type="float">
            <text:p>0.00</text:p>
          </table:table-cell>
          <table:table-cell table:formula="of:=[$'McMp Time'.J5]" office:value-type="float" office:value="0" calcext:value-type="float">
            <text:p>0.00</text:p>
          </table:table-cell>
          <table:table-cell table:formula="of:=[$'McMp Time'.K5]" office:value-type="float" office:value="0" calcext:value-type="float">
            <text:p>0.00</text:p>
          </table:table-cell>
          <table:table-cell table:formula="of:=[$'McMp Time'.L5]" office:value-type="float" office:value="0" calcext:value-type="float">
            <text:p>0.00</text:p>
          </table:table-cell>
          <table:table-cell table:formula="of:=[$'McMp Time'.M5]" office:value-type="float" office:value="0" calcext:value-type="float">
            <text:p>0.00</text:p>
          </table:table-cell>
          <table:table-cell table:formula="of:=[$'McMp Time'.N5]" office:value-type="float" office:value="0" calcext:value-type="float">
            <text:p>0.00</text:p>
          </table:table-cell>
          <table:table-cell table:formula="of:=[$'PC Time'.I5]" office:value-type="float" office:value="0" calcext:value-type="float">
            <text:p>0.00</text:p>
          </table:table-cell>
          <table:table-cell table:formula="of:=[$'PC Time'.J5]" office:value-type="float" office:value="0" calcext:value-type="float">
            <text:p>0.00</text:p>
          </table:table-cell>
          <table:table-cell table:formula="of:=[$'PC Time'.K5]" office:value-type="float" office:value="0" calcext:value-type="float">
            <text:p>0.00</text:p>
          </table:table-cell>
          <table:table-cell table:formula="of:=[$'PC Time'.L5]" office:value-type="float" office:value="0" calcext:value-type="float">
            <text:p>0.00</text:p>
          </table:table-cell>
          <table:table-cell table:formula="of:=[$'PC Time'.M5]" office:value-type="float" office:value="0" calcext:value-type="float">
            <text:p>0.00</text:p>
          </table:table-cell>
          <table:table-cell table:formula="of:=[$'PC Time'.N5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6]" office:value-type="float" office:value="0" calcext:value-type="float">
            <text:p>0.00</text:p>
          </table:table-cell>
          <table:table-cell table:formula="of:=[$'ScSp Time'.J6]" office:value-type="float" office:value="0" calcext:value-type="float">
            <text:p>0.00</text:p>
          </table:table-cell>
          <table:table-cell table:formula="of:=[$'ScSp Time'.K6]" office:value-type="float" office:value="0" calcext:value-type="float">
            <text:p>0.00</text:p>
          </table:table-cell>
          <table:table-cell table:formula="of:=[$'ScSp Time'.L6]" office:value-type="float" office:value="0" calcext:value-type="float">
            <text:p>0.00</text:p>
          </table:table-cell>
          <table:table-cell table:formula="of:=[$'ScSp Time'.M6]" office:value-type="float" office:value="0" calcext:value-type="float">
            <text:p>0.00</text:p>
          </table:table-cell>
          <table:table-cell table:formula="of:=[$'ScSp Time'.N6]" office:value-type="float" office:value="0" calcext:value-type="float">
            <text:p>0.00</text:p>
          </table:table-cell>
          <table:table-cell table:formula="of:=[$'McSp Time'.I6]" office:value-type="float" office:value="0" calcext:value-type="float">
            <text:p>0.00</text:p>
          </table:table-cell>
          <table:table-cell table:formula="of:=[$'McSp Time'.J6]" office:value-type="float" office:value="0" calcext:value-type="float">
            <text:p>0.00</text:p>
          </table:table-cell>
          <table:table-cell table:formula="of:=[$'McSp Time'.K6]" office:value-type="float" office:value="0" calcext:value-type="float">
            <text:p>0.00</text:p>
          </table:table-cell>
          <table:table-cell table:formula="of:=[$'McSp Time'.L6]" office:value-type="float" office:value="0" calcext:value-type="float">
            <text:p>0.00</text:p>
          </table:table-cell>
          <table:table-cell table:formula="of:=[$'McSp Time'.M6]" office:value-type="float" office:value="0" calcext:value-type="float">
            <text:p>0.00</text:p>
          </table:table-cell>
          <table:table-cell table:formula="of:=[$'McSp Time'.N6]" office:value-type="float" office:value="0" calcext:value-type="float">
            <text:p>0.00</text:p>
          </table:table-cell>
          <table:table-cell table:formula="of:=[$'ScMp Time'.I6]" office:value-type="float" office:value="0" calcext:value-type="float">
            <text:p>0.00</text:p>
          </table:table-cell>
          <table:table-cell table:formula="of:=[$'ScMp Time'.J6]" office:value-type="float" office:value="0" calcext:value-type="float">
            <text:p>0.00</text:p>
          </table:table-cell>
          <table:table-cell table:formula="of:=[$'ScMp Time'.K6]" office:value-type="float" office:value="0" calcext:value-type="float">
            <text:p>0.00</text:p>
          </table:table-cell>
          <table:table-cell table:formula="of:=[$'ScMp Time'.L6]" office:value-type="float" office:value="0" calcext:value-type="float">
            <text:p>0.00</text:p>
          </table:table-cell>
          <table:table-cell table:formula="of:=[$'ScMp Time'.M6]" office:value-type="float" office:value="0" calcext:value-type="float">
            <text:p>0.00</text:p>
          </table:table-cell>
          <table:table-cell table:formula="of:=[$'ScMp Time'.N6]" office:value-type="float" office:value="0" calcext:value-type="float">
            <text:p>0.00</text:p>
          </table:table-cell>
          <table:table-cell table:formula="of:=[$'McMp Time'.I6]" office:value-type="float" office:value="0" calcext:value-type="float">
            <text:p>0.00</text:p>
          </table:table-cell>
          <table:table-cell table:formula="of:=[$'McMp Time'.J6]" office:value-type="float" office:value="0" calcext:value-type="float">
            <text:p>0.00</text:p>
          </table:table-cell>
          <table:table-cell table:formula="of:=[$'McMp Time'.K6]" office:value-type="float" office:value="0" calcext:value-type="float">
            <text:p>0.00</text:p>
          </table:table-cell>
          <table:table-cell table:formula="of:=[$'McMp Time'.L6]" office:value-type="float" office:value="0" calcext:value-type="float">
            <text:p>0.00</text:p>
          </table:table-cell>
          <table:table-cell table:formula="of:=[$'McMp Time'.M6]" office:value-type="float" office:value="0" calcext:value-type="float">
            <text:p>0.00</text:p>
          </table:table-cell>
          <table:table-cell table:formula="of:=[$'McMp Time'.N6]" office:value-type="float" office:value="0" calcext:value-type="float">
            <text:p>0.00</text:p>
          </table:table-cell>
          <table:table-cell table:formula="of:=[$'PC Time'.I6]" office:value-type="float" office:value="0" calcext:value-type="float">
            <text:p>0.00</text:p>
          </table:table-cell>
          <table:table-cell table:formula="of:=[$'PC Time'.J6]" office:value-type="float" office:value="0" calcext:value-type="float">
            <text:p>0.00</text:p>
          </table:table-cell>
          <table:table-cell table:formula="of:=[$'PC Time'.K6]" office:value-type="float" office:value="0" calcext:value-type="float">
            <text:p>0.00</text:p>
          </table:table-cell>
          <table:table-cell table:formula="of:=[$'PC Time'.L6]" office:value-type="float" office:value="0" calcext:value-type="float">
            <text:p>0.00</text:p>
          </table:table-cell>
          <table:table-cell table:formula="of:=[$'PC Time'.M6]" office:value-type="float" office:value="0" calcext:value-type="float">
            <text:p>0.00</text:p>
          </table:table-cell>
          <table:table-cell table:formula="of:=[$'PC Time'.N6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7]" office:value-type="float" office:value="0" calcext:value-type="float">
            <text:p>0.00</text:p>
          </table:table-cell>
          <table:table-cell table:formula="of:=[$'ScSp Time'.J7]" office:value-type="float" office:value="0" calcext:value-type="float">
            <text:p>0.00</text:p>
          </table:table-cell>
          <table:table-cell table:formula="of:=[$'ScSp Time'.K7]" office:value-type="float" office:value="0" calcext:value-type="float">
            <text:p>0.00</text:p>
          </table:table-cell>
          <table:table-cell table:formula="of:=[$'ScSp Time'.L7]" office:value-type="float" office:value="0" calcext:value-type="float">
            <text:p>0.00</text:p>
          </table:table-cell>
          <table:table-cell table:formula="of:=[$'ScSp Time'.M7]" office:value-type="float" office:value="0" calcext:value-type="float">
            <text:p>0.00</text:p>
          </table:table-cell>
          <table:table-cell table:formula="of:=[$'ScSp Time'.N7]" office:value-type="float" office:value="0" calcext:value-type="float">
            <text:p>0.00</text:p>
          </table:table-cell>
          <table:table-cell table:formula="of:=[$'McSp Time'.I7]" office:value-type="float" office:value="0" calcext:value-type="float">
            <text:p>0.00</text:p>
          </table:table-cell>
          <table:table-cell table:formula="of:=[$'McSp Time'.J7]" office:value-type="float" office:value="0" calcext:value-type="float">
            <text:p>0.00</text:p>
          </table:table-cell>
          <table:table-cell table:formula="of:=[$'McSp Time'.K7]" office:value-type="float" office:value="0" calcext:value-type="float">
            <text:p>0.00</text:p>
          </table:table-cell>
          <table:table-cell table:formula="of:=[$'McSp Time'.L7]" office:value-type="float" office:value="0" calcext:value-type="float">
            <text:p>0.00</text:p>
          </table:table-cell>
          <table:table-cell table:formula="of:=[$'McSp Time'.M7]" office:value-type="float" office:value="0" calcext:value-type="float">
            <text:p>0.00</text:p>
          </table:table-cell>
          <table:table-cell table:formula="of:=[$'McSp Time'.N7]" office:value-type="float" office:value="0" calcext:value-type="float">
            <text:p>0.00</text:p>
          </table:table-cell>
          <table:table-cell table:formula="of:=[$'ScMp Time'.I7]" office:value-type="float" office:value="0" calcext:value-type="float">
            <text:p>0.00</text:p>
          </table:table-cell>
          <table:table-cell table:formula="of:=[$'ScMp Time'.J7]" office:value-type="float" office:value="0" calcext:value-type="float">
            <text:p>0.00</text:p>
          </table:table-cell>
          <table:table-cell table:formula="of:=[$'ScMp Time'.K7]" office:value-type="float" office:value="0" calcext:value-type="float">
            <text:p>0.00</text:p>
          </table:table-cell>
          <table:table-cell table:formula="of:=[$'ScMp Time'.L7]" office:value-type="float" office:value="0" calcext:value-type="float">
            <text:p>0.00</text:p>
          </table:table-cell>
          <table:table-cell table:formula="of:=[$'ScMp Time'.M7]" office:value-type="float" office:value="0" calcext:value-type="float">
            <text:p>0.00</text:p>
          </table:table-cell>
          <table:table-cell table:formula="of:=[$'ScMp Time'.N7]" office:value-type="float" office:value="0" calcext:value-type="float">
            <text:p>0.00</text:p>
          </table:table-cell>
          <table:table-cell table:formula="of:=[$'McMp Time'.I7]" office:value-type="float" office:value="0" calcext:value-type="float">
            <text:p>0.00</text:p>
          </table:table-cell>
          <table:table-cell table:formula="of:=[$'McMp Time'.J7]" office:value-type="float" office:value="0" calcext:value-type="float">
            <text:p>0.00</text:p>
          </table:table-cell>
          <table:table-cell table:formula="of:=[$'McMp Time'.K7]" office:value-type="float" office:value="0" calcext:value-type="float">
            <text:p>0.00</text:p>
          </table:table-cell>
          <table:table-cell table:formula="of:=[$'McMp Time'.L7]" office:value-type="float" office:value="0" calcext:value-type="float">
            <text:p>0.00</text:p>
          </table:table-cell>
          <table:table-cell table:formula="of:=[$'McMp Time'.M7]" office:value-type="float" office:value="0" calcext:value-type="float">
            <text:p>0.00</text:p>
          </table:table-cell>
          <table:table-cell table:formula="of:=[$'McMp Time'.N7]" office:value-type="float" office:value="0" calcext:value-type="float">
            <text:p>0.00</text:p>
          </table:table-cell>
          <table:table-cell table:formula="of:=[$'PC Time'.I7]" office:value-type="float" office:value="0" calcext:value-type="float">
            <text:p>0.00</text:p>
          </table:table-cell>
          <table:table-cell table:formula="of:=[$'PC Time'.J7]" office:value-type="float" office:value="0" calcext:value-type="float">
            <text:p>0.00</text:p>
          </table:table-cell>
          <table:table-cell table:formula="of:=[$'PC Time'.K7]" office:value-type="float" office:value="0" calcext:value-type="float">
            <text:p>0.00</text:p>
          </table:table-cell>
          <table:table-cell table:formula="of:=[$'PC Time'.L7]" office:value-type="float" office:value="0" calcext:value-type="float">
            <text:p>0.00</text:p>
          </table:table-cell>
          <table:table-cell table:formula="of:=[$'PC Time'.M7]" office:value-type="float" office:value="0" calcext:value-type="float">
            <text:p>0.00</text:p>
          </table:table-cell>
          <table:table-cell table:formula="of:=[$'PC Time'.N7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8]" office:value-type="float" office:value="0" calcext:value-type="float">
            <text:p>0.00</text:p>
          </table:table-cell>
          <table:table-cell table:formula="of:=[$'ScSp Time'.J8]" office:value-type="float" office:value="0" calcext:value-type="float">
            <text:p>0.00</text:p>
          </table:table-cell>
          <table:table-cell table:formula="of:=[$'ScSp Time'.K8]" office:value-type="float" office:value="0" calcext:value-type="float">
            <text:p>0.00</text:p>
          </table:table-cell>
          <table:table-cell table:formula="of:=[$'ScSp Time'.L8]" office:value-type="float" office:value="0" calcext:value-type="float">
            <text:p>0.00</text:p>
          </table:table-cell>
          <table:table-cell table:formula="of:=[$'ScSp Time'.M8]" office:value-type="float" office:value="0" calcext:value-type="float">
            <text:p>0.00</text:p>
          </table:table-cell>
          <table:table-cell table:formula="of:=[$'ScSp Time'.N8]" office:value-type="float" office:value="0" calcext:value-type="float">
            <text:p>0.00</text:p>
          </table:table-cell>
          <table:table-cell table:formula="of:=[$'McSp Time'.I8]" office:value-type="float" office:value="0" calcext:value-type="float">
            <text:p>0.00</text:p>
          </table:table-cell>
          <table:table-cell table:formula="of:=[$'McSp Time'.J8]" office:value-type="float" office:value="0" calcext:value-type="float">
            <text:p>0.00</text:p>
          </table:table-cell>
          <table:table-cell table:formula="of:=[$'McSp Time'.K8]" office:value-type="float" office:value="0" calcext:value-type="float">
            <text:p>0.00</text:p>
          </table:table-cell>
          <table:table-cell table:formula="of:=[$'McSp Time'.L8]" office:value-type="float" office:value="0" calcext:value-type="float">
            <text:p>0.00</text:p>
          </table:table-cell>
          <table:table-cell table:formula="of:=[$'McSp Time'.M8]" office:value-type="float" office:value="0" calcext:value-type="float">
            <text:p>0.00</text:p>
          </table:table-cell>
          <table:table-cell table:formula="of:=[$'McSp Time'.N8]" office:value-type="float" office:value="0" calcext:value-type="float">
            <text:p>0.00</text:p>
          </table:table-cell>
          <table:table-cell table:formula="of:=[$'ScMp Time'.I8]" office:value-type="float" office:value="0" calcext:value-type="float">
            <text:p>0.00</text:p>
          </table:table-cell>
          <table:table-cell table:formula="of:=[$'ScMp Time'.J8]" office:value-type="float" office:value="0" calcext:value-type="float">
            <text:p>0.00</text:p>
          </table:table-cell>
          <table:table-cell table:formula="of:=[$'ScMp Time'.K8]" office:value-type="float" office:value="0" calcext:value-type="float">
            <text:p>0.00</text:p>
          </table:table-cell>
          <table:table-cell table:formula="of:=[$'ScMp Time'.L8]" office:value-type="float" office:value="0" calcext:value-type="float">
            <text:p>0.00</text:p>
          </table:table-cell>
          <table:table-cell table:formula="of:=[$'ScMp Time'.M8]" office:value-type="float" office:value="0" calcext:value-type="float">
            <text:p>0.00</text:p>
          </table:table-cell>
          <table:table-cell table:formula="of:=[$'ScMp Time'.N8]" office:value-type="float" office:value="0" calcext:value-type="float">
            <text:p>0.00</text:p>
          </table:table-cell>
          <table:table-cell table:formula="of:=[$'McMp Time'.I8]" office:value-type="float" office:value="0" calcext:value-type="float">
            <text:p>0.00</text:p>
          </table:table-cell>
          <table:table-cell table:formula="of:=[$'McMp Time'.J8]" office:value-type="float" office:value="0" calcext:value-type="float">
            <text:p>0.00</text:p>
          </table:table-cell>
          <table:table-cell table:formula="of:=[$'McMp Time'.K8]" office:value-type="float" office:value="0" calcext:value-type="float">
            <text:p>0.00</text:p>
          </table:table-cell>
          <table:table-cell table:formula="of:=[$'McMp Time'.L8]" office:value-type="float" office:value="0" calcext:value-type="float">
            <text:p>0.00</text:p>
          </table:table-cell>
          <table:table-cell table:formula="of:=[$'McMp Time'.M8]" office:value-type="float" office:value="0" calcext:value-type="float">
            <text:p>0.00</text:p>
          </table:table-cell>
          <table:table-cell table:formula="of:=[$'McMp Time'.N8]" office:value-type="float" office:value="0" calcext:value-type="float">
            <text:p>0.00</text:p>
          </table:table-cell>
          <table:table-cell table:formula="of:=[$'PC Time'.I8]" office:value-type="float" office:value="0" calcext:value-type="float">
            <text:p>0.00</text:p>
          </table:table-cell>
          <table:table-cell table:formula="of:=[$'PC Time'.J8]" office:value-type="float" office:value="0" calcext:value-type="float">
            <text:p>0.00</text:p>
          </table:table-cell>
          <table:table-cell table:formula="of:=[$'PC Time'.K8]" office:value-type="float" office:value="0" calcext:value-type="float">
            <text:p>0.00</text:p>
          </table:table-cell>
          <table:table-cell table:formula="of:=[$'PC Time'.L8]" office:value-type="float" office:value="0" calcext:value-type="float">
            <text:p>0.00</text:p>
          </table:table-cell>
          <table:table-cell table:formula="of:=[$'PC Time'.M8]" office:value-type="float" office:value="0" calcext:value-type="float">
            <text:p>0.00</text:p>
          </table:table-cell>
          <table:table-cell table:formula="of:=[$'PC Time'.N8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9]" office:value-type="float" office:value="0" calcext:value-type="float">
            <text:p>0.00</text:p>
          </table:table-cell>
          <table:table-cell table:formula="of:=[$'ScSp Time'.J9]" office:value-type="float" office:value="0" calcext:value-type="float">
            <text:p>0.00</text:p>
          </table:table-cell>
          <table:table-cell table:formula="of:=[$'ScSp Time'.K9]" office:value-type="float" office:value="0" calcext:value-type="float">
            <text:p>0.00</text:p>
          </table:table-cell>
          <table:table-cell table:formula="of:=[$'ScSp Time'.L9]" office:value-type="float" office:value="0" calcext:value-type="float">
            <text:p>0.00</text:p>
          </table:table-cell>
          <table:table-cell table:formula="of:=[$'ScSp Time'.M9]" office:value-type="float" office:value="0" calcext:value-type="float">
            <text:p>0.00</text:p>
          </table:table-cell>
          <table:table-cell table:formula="of:=[$'ScSp Time'.N9]" office:value-type="float" office:value="0" calcext:value-type="float">
            <text:p>0.00</text:p>
          </table:table-cell>
          <table:table-cell table:formula="of:=[$'McSp Time'.I9]" office:value-type="float" office:value="0" calcext:value-type="float">
            <text:p>0.00</text:p>
          </table:table-cell>
          <table:table-cell table:formula="of:=[$'McSp Time'.J9]" office:value-type="float" office:value="0" calcext:value-type="float">
            <text:p>0.00</text:p>
          </table:table-cell>
          <table:table-cell table:formula="of:=[$'McSp Time'.K9]" office:value-type="float" office:value="0" calcext:value-type="float">
            <text:p>0.00</text:p>
          </table:table-cell>
          <table:table-cell table:formula="of:=[$'McSp Time'.L9]" office:value-type="float" office:value="0" calcext:value-type="float">
            <text:p>0.00</text:p>
          </table:table-cell>
          <table:table-cell table:formula="of:=[$'McSp Time'.M9]" office:value-type="float" office:value="0" calcext:value-type="float">
            <text:p>0.00</text:p>
          </table:table-cell>
          <table:table-cell table:formula="of:=[$'McSp Time'.N9]" office:value-type="float" office:value="0" calcext:value-type="float">
            <text:p>0.00</text:p>
          </table:table-cell>
          <table:table-cell table:formula="of:=[$'ScMp Time'.I9]" office:value-type="float" office:value="0" calcext:value-type="float">
            <text:p>0.00</text:p>
          </table:table-cell>
          <table:table-cell table:formula="of:=[$'ScMp Time'.J9]" office:value-type="float" office:value="0" calcext:value-type="float">
            <text:p>0.00</text:p>
          </table:table-cell>
          <table:table-cell table:formula="of:=[$'ScMp Time'.K9]" office:value-type="float" office:value="0" calcext:value-type="float">
            <text:p>0.00</text:p>
          </table:table-cell>
          <table:table-cell table:formula="of:=[$'ScMp Time'.L9]" office:value-type="float" office:value="0" calcext:value-type="float">
            <text:p>0.00</text:p>
          </table:table-cell>
          <table:table-cell table:formula="of:=[$'ScMp Time'.M9]" office:value-type="float" office:value="0" calcext:value-type="float">
            <text:p>0.00</text:p>
          </table:table-cell>
          <table:table-cell table:formula="of:=[$'ScMp Time'.N9]" office:value-type="float" office:value="0" calcext:value-type="float">
            <text:p>0.00</text:p>
          </table:table-cell>
          <table:table-cell table:formula="of:=[$'McMp Time'.I9]" office:value-type="float" office:value="0" calcext:value-type="float">
            <text:p>0.00</text:p>
          </table:table-cell>
          <table:table-cell table:formula="of:=[$'McMp Time'.J9]" office:value-type="float" office:value="0" calcext:value-type="float">
            <text:p>0.00</text:p>
          </table:table-cell>
          <table:table-cell table:formula="of:=[$'McMp Time'.K9]" office:value-type="float" office:value="0" calcext:value-type="float">
            <text:p>0.00</text:p>
          </table:table-cell>
          <table:table-cell table:formula="of:=[$'McMp Time'.L9]" office:value-type="float" office:value="0" calcext:value-type="float">
            <text:p>0.00</text:p>
          </table:table-cell>
          <table:table-cell table:formula="of:=[$'McMp Time'.M9]" office:value-type="float" office:value="0" calcext:value-type="float">
            <text:p>0.00</text:p>
          </table:table-cell>
          <table:table-cell table:formula="of:=[$'McMp Time'.N9]" office:value-type="float" office:value="0" calcext:value-type="float">
            <text:p>0.00</text:p>
          </table:table-cell>
          <table:table-cell table:formula="of:=[$'PC Time'.I9]" office:value-type="float" office:value="0" calcext:value-type="float">
            <text:p>0.00</text:p>
          </table:table-cell>
          <table:table-cell table:formula="of:=[$'PC Time'.J9]" office:value-type="float" office:value="0" calcext:value-type="float">
            <text:p>0.00</text:p>
          </table:table-cell>
          <table:table-cell table:formula="of:=[$'PC Time'.K9]" office:value-type="float" office:value="0" calcext:value-type="float">
            <text:p>0.00</text:p>
          </table:table-cell>
          <table:table-cell table:formula="of:=[$'PC Time'.L9]" office:value-type="float" office:value="0" calcext:value-type="float">
            <text:p>0.00</text:p>
          </table:table-cell>
          <table:table-cell table:formula="of:=[$'PC Time'.M9]" office:value-type="float" office:value="0" calcext:value-type="float">
            <text:p>0.00</text:p>
          </table:table-cell>
          <table:table-cell table:formula="of:=[$'PC Time'.N9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10]" office:value-type="float" office:value="0" calcext:value-type="float">
            <text:p>0.00</text:p>
          </table:table-cell>
          <table:table-cell table:formula="of:=[$'ScSp Time'.J10]" office:value-type="float" office:value="0" calcext:value-type="float">
            <text:p>0.00</text:p>
          </table:table-cell>
          <table:table-cell table:formula="of:=[$'ScSp Time'.K10]" office:value-type="float" office:value="0" calcext:value-type="float">
            <text:p>0.00</text:p>
          </table:table-cell>
          <table:table-cell table:formula="of:=[$'ScSp Time'.L10]" office:value-type="float" office:value="0" calcext:value-type="float">
            <text:p>0.00</text:p>
          </table:table-cell>
          <table:table-cell table:formula="of:=[$'ScSp Time'.M10]" office:value-type="float" office:value="0" calcext:value-type="float">
            <text:p>0.00</text:p>
          </table:table-cell>
          <table:table-cell table:formula="of:=[$'ScSp Time'.N10]" office:value-type="float" office:value="0" calcext:value-type="float">
            <text:p>0.00</text:p>
          </table:table-cell>
          <table:table-cell table:formula="of:=[$'McSp Time'.I10]" office:value-type="float" office:value="0" calcext:value-type="float">
            <text:p>0.00</text:p>
          </table:table-cell>
          <table:table-cell table:formula="of:=[$'McSp Time'.J10]" office:value-type="float" office:value="0" calcext:value-type="float">
            <text:p>0.00</text:p>
          </table:table-cell>
          <table:table-cell table:formula="of:=[$'McSp Time'.K10]" office:value-type="float" office:value="0" calcext:value-type="float">
            <text:p>0.00</text:p>
          </table:table-cell>
          <table:table-cell table:formula="of:=[$'McSp Time'.L10]" office:value-type="float" office:value="0" calcext:value-type="float">
            <text:p>0.00</text:p>
          </table:table-cell>
          <table:table-cell table:formula="of:=[$'McSp Time'.M10]" office:value-type="float" office:value="0" calcext:value-type="float">
            <text:p>0.00</text:p>
          </table:table-cell>
          <table:table-cell table:formula="of:=[$'McSp Time'.N10]" office:value-type="float" office:value="0" calcext:value-type="float">
            <text:p>0.00</text:p>
          </table:table-cell>
          <table:table-cell table:formula="of:=[$'ScMp Time'.I10]" office:value-type="float" office:value="0" calcext:value-type="float">
            <text:p>0.00</text:p>
          </table:table-cell>
          <table:table-cell table:formula="of:=[$'ScMp Time'.J10]" office:value-type="float" office:value="0" calcext:value-type="float">
            <text:p>0.00</text:p>
          </table:table-cell>
          <table:table-cell table:formula="of:=[$'ScMp Time'.K10]" office:value-type="float" office:value="0" calcext:value-type="float">
            <text:p>0.00</text:p>
          </table:table-cell>
          <table:table-cell table:formula="of:=[$'ScMp Time'.L10]" office:value-type="float" office:value="0" calcext:value-type="float">
            <text:p>0.00</text:p>
          </table:table-cell>
          <table:table-cell table:formula="of:=[$'ScMp Time'.M10]" office:value-type="float" office:value="0" calcext:value-type="float">
            <text:p>0.00</text:p>
          </table:table-cell>
          <table:table-cell table:formula="of:=[$'ScMp Time'.N10]" office:value-type="float" office:value="0" calcext:value-type="float">
            <text:p>0.00</text:p>
          </table:table-cell>
          <table:table-cell table:formula="of:=[$'McMp Time'.I10]" office:value-type="float" office:value="0" calcext:value-type="float">
            <text:p>0.00</text:p>
          </table:table-cell>
          <table:table-cell table:formula="of:=[$'McMp Time'.J10]" office:value-type="float" office:value="0" calcext:value-type="float">
            <text:p>0.00</text:p>
          </table:table-cell>
          <table:table-cell table:formula="of:=[$'McMp Time'.K10]" office:value-type="float" office:value="0" calcext:value-type="float">
            <text:p>0.00</text:p>
          </table:table-cell>
          <table:table-cell table:formula="of:=[$'McMp Time'.L10]" office:value-type="float" office:value="0" calcext:value-type="float">
            <text:p>0.00</text:p>
          </table:table-cell>
          <table:table-cell table:formula="of:=[$'McMp Time'.M10]" office:value-type="float" office:value="0" calcext:value-type="float">
            <text:p>0.00</text:p>
          </table:table-cell>
          <table:table-cell table:formula="of:=[$'McMp Time'.N10]" office:value-type="float" office:value="0" calcext:value-type="float">
            <text:p>0.00</text:p>
          </table:table-cell>
          <table:table-cell table:formula="of:=[$'PC Time'.I10]" office:value-type="float" office:value="0" calcext:value-type="float">
            <text:p>0.00</text:p>
          </table:table-cell>
          <table:table-cell table:formula="of:=[$'PC Time'.J10]" office:value-type="float" office:value="0" calcext:value-type="float">
            <text:p>0.00</text:p>
          </table:table-cell>
          <table:table-cell table:formula="of:=[$'PC Time'.K10]" office:value-type="float" office:value="0" calcext:value-type="float">
            <text:p>0.00</text:p>
          </table:table-cell>
          <table:table-cell table:formula="of:=[$'PC Time'.L10]" office:value-type="float" office:value="0" calcext:value-type="float">
            <text:p>0.00</text:p>
          </table:table-cell>
          <table:table-cell table:formula="of:=[$'PC Time'.M10]" office:value-type="float" office:value="0" calcext:value-type="float">
            <text:p>0.00</text:p>
          </table:table-cell>
          <table:table-cell table:formula="of:=[$'PC Time'.N10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11]" office:value-type="float" office:value="0" calcext:value-type="float">
            <text:p>0.00</text:p>
          </table:table-cell>
          <table:table-cell table:formula="of:=[$'ScSp Time'.J11]" office:value-type="float" office:value="0" calcext:value-type="float">
            <text:p>0.00</text:p>
          </table:table-cell>
          <table:table-cell table:formula="of:=[$'ScSp Time'.K11]" office:value-type="float" office:value="0" calcext:value-type="float">
            <text:p>0.00</text:p>
          </table:table-cell>
          <table:table-cell table:formula="of:=[$'ScSp Time'.L11]" office:value-type="float" office:value="0" calcext:value-type="float">
            <text:p>0.00</text:p>
          </table:table-cell>
          <table:table-cell table:formula="of:=[$'ScSp Time'.M11]" office:value-type="float" office:value="0" calcext:value-type="float">
            <text:p>0.00</text:p>
          </table:table-cell>
          <table:table-cell table:formula="of:=[$'ScSp Time'.N11]" office:value-type="float" office:value="0" calcext:value-type="float">
            <text:p>0.00</text:p>
          </table:table-cell>
          <table:table-cell table:formula="of:=[$'McSp Time'.I11]" office:value-type="float" office:value="0" calcext:value-type="float">
            <text:p>0.00</text:p>
          </table:table-cell>
          <table:table-cell table:formula="of:=[$'McSp Time'.J11]" office:value-type="float" office:value="0" calcext:value-type="float">
            <text:p>0.00</text:p>
          </table:table-cell>
          <table:table-cell table:formula="of:=[$'McSp Time'.K11]" office:value-type="float" office:value="0" calcext:value-type="float">
            <text:p>0.00</text:p>
          </table:table-cell>
          <table:table-cell table:formula="of:=[$'McSp Time'.L11]" office:value-type="float" office:value="0" calcext:value-type="float">
            <text:p>0.00</text:p>
          </table:table-cell>
          <table:table-cell table:formula="of:=[$'McSp Time'.M11]" office:value-type="float" office:value="0" calcext:value-type="float">
            <text:p>0.00</text:p>
          </table:table-cell>
          <table:table-cell table:formula="of:=[$'McSp Time'.N11]" office:value-type="float" office:value="0" calcext:value-type="float">
            <text:p>0.00</text:p>
          </table:table-cell>
          <table:table-cell table:formula="of:=[$'ScMp Time'.I11]" office:value-type="float" office:value="0" calcext:value-type="float">
            <text:p>0.00</text:p>
          </table:table-cell>
          <table:table-cell table:formula="of:=[$'ScMp Time'.J11]" office:value-type="float" office:value="0" calcext:value-type="float">
            <text:p>0.00</text:p>
          </table:table-cell>
          <table:table-cell table:formula="of:=[$'ScMp Time'.K11]" office:value-type="float" office:value="0" calcext:value-type="float">
            <text:p>0.00</text:p>
          </table:table-cell>
          <table:table-cell table:formula="of:=[$'ScMp Time'.L11]" office:value-type="float" office:value="0" calcext:value-type="float">
            <text:p>0.00</text:p>
          </table:table-cell>
          <table:table-cell table:formula="of:=[$'ScMp Time'.M11]" office:value-type="float" office:value="0" calcext:value-type="float">
            <text:p>0.00</text:p>
          </table:table-cell>
          <table:table-cell table:formula="of:=[$'ScMp Time'.N11]" office:value-type="float" office:value="0" calcext:value-type="float">
            <text:p>0.00</text:p>
          </table:table-cell>
          <table:table-cell table:formula="of:=[$'McMp Time'.I11]" office:value-type="float" office:value="0" calcext:value-type="float">
            <text:p>0.00</text:p>
          </table:table-cell>
          <table:table-cell table:formula="of:=[$'McMp Time'.J11]" office:value-type="float" office:value="0" calcext:value-type="float">
            <text:p>0.00</text:p>
          </table:table-cell>
          <table:table-cell table:formula="of:=[$'McMp Time'.K11]" office:value-type="float" office:value="0" calcext:value-type="float">
            <text:p>0.00</text:p>
          </table:table-cell>
          <table:table-cell table:formula="of:=[$'McMp Time'.L11]" office:value-type="float" office:value="0" calcext:value-type="float">
            <text:p>0.00</text:p>
          </table:table-cell>
          <table:table-cell table:formula="of:=[$'McMp Time'.M11]" office:value-type="float" office:value="0" calcext:value-type="float">
            <text:p>0.00</text:p>
          </table:table-cell>
          <table:table-cell table:formula="of:=[$'McMp Time'.N11]" office:value-type="float" office:value="0" calcext:value-type="float">
            <text:p>0.00</text:p>
          </table:table-cell>
          <table:table-cell table:formula="of:=[$'PC Time'.I11]" office:value-type="float" office:value="0" calcext:value-type="float">
            <text:p>0.00</text:p>
          </table:table-cell>
          <table:table-cell table:formula="of:=[$'PC Time'.J11]" office:value-type="float" office:value="0" calcext:value-type="float">
            <text:p>0.00</text:p>
          </table:table-cell>
          <table:table-cell table:formula="of:=[$'PC Time'.K11]" office:value-type="float" office:value="0" calcext:value-type="float">
            <text:p>0.00</text:p>
          </table:table-cell>
          <table:table-cell table:formula="of:=[$'PC Time'.L11]" office:value-type="float" office:value="0" calcext:value-type="float">
            <text:p>0.00</text:p>
          </table:table-cell>
          <table:table-cell table:formula="of:=[$'PC Time'.M11]" office:value-type="float" office:value="0" calcext:value-type="float">
            <text:p>0.00</text:p>
          </table:table-cell>
          <table:table-cell table:formula="of:=[$'PC Time'.N11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12]" office:value-type="float" office:value="0" calcext:value-type="float">
            <text:p>0.00</text:p>
          </table:table-cell>
          <table:table-cell table:formula="of:=[$'ScSp Time'.J12]" office:value-type="float" office:value="0" calcext:value-type="float">
            <text:p>0.00</text:p>
          </table:table-cell>
          <table:table-cell table:formula="of:=[$'ScSp Time'.K12]" office:value-type="float" office:value="0" calcext:value-type="float">
            <text:p>0.00</text:p>
          </table:table-cell>
          <table:table-cell table:formula="of:=[$'ScSp Time'.L12]" office:value-type="float" office:value="0" calcext:value-type="float">
            <text:p>0.00</text:p>
          </table:table-cell>
          <table:table-cell table:formula="of:=[$'ScSp Time'.M12]" office:value-type="float" office:value="0" calcext:value-type="float">
            <text:p>0.00</text:p>
          </table:table-cell>
          <table:table-cell table:formula="of:=[$'ScSp Time'.N12]" office:value-type="float" office:value="0" calcext:value-type="float">
            <text:p>0.00</text:p>
          </table:table-cell>
          <table:table-cell table:formula="of:=[$'McSp Time'.I12]" office:value-type="float" office:value="0" calcext:value-type="float">
            <text:p>0.00</text:p>
          </table:table-cell>
          <table:table-cell table:formula="of:=[$'McSp Time'.J12]" office:value-type="float" office:value="0" calcext:value-type="float">
            <text:p>0.00</text:p>
          </table:table-cell>
          <table:table-cell table:formula="of:=[$'McSp Time'.K12]" office:value-type="float" office:value="0" calcext:value-type="float">
            <text:p>0.00</text:p>
          </table:table-cell>
          <table:table-cell table:formula="of:=[$'McSp Time'.L12]" office:value-type="float" office:value="0" calcext:value-type="float">
            <text:p>0.00</text:p>
          </table:table-cell>
          <table:table-cell table:formula="of:=[$'McSp Time'.M12]" office:value-type="float" office:value="0" calcext:value-type="float">
            <text:p>0.00</text:p>
          </table:table-cell>
          <table:table-cell table:formula="of:=[$'McSp Time'.N12]" office:value-type="float" office:value="0" calcext:value-type="float">
            <text:p>0.00</text:p>
          </table:table-cell>
          <table:table-cell table:formula="of:=[$'ScMp Time'.I12]" office:value-type="float" office:value="0" calcext:value-type="float">
            <text:p>0.00</text:p>
          </table:table-cell>
          <table:table-cell table:formula="of:=[$'ScMp Time'.J12]" office:value-type="float" office:value="0" calcext:value-type="float">
            <text:p>0.00</text:p>
          </table:table-cell>
          <table:table-cell table:formula="of:=[$'ScMp Time'.K12]" office:value-type="float" office:value="0" calcext:value-type="float">
            <text:p>0.00</text:p>
          </table:table-cell>
          <table:table-cell table:formula="of:=[$'ScMp Time'.L12]" office:value-type="float" office:value="0" calcext:value-type="float">
            <text:p>0.00</text:p>
          </table:table-cell>
          <table:table-cell table:formula="of:=[$'ScMp Time'.M12]" office:value-type="float" office:value="0" calcext:value-type="float">
            <text:p>0.00</text:p>
          </table:table-cell>
          <table:table-cell table:formula="of:=[$'ScMp Time'.N12]" office:value-type="float" office:value="0" calcext:value-type="float">
            <text:p>0.00</text:p>
          </table:table-cell>
          <table:table-cell table:formula="of:=[$'McMp Time'.I12]" office:value-type="float" office:value="0" calcext:value-type="float">
            <text:p>0.00</text:p>
          </table:table-cell>
          <table:table-cell table:formula="of:=[$'McMp Time'.J12]" office:value-type="float" office:value="0" calcext:value-type="float">
            <text:p>0.00</text:p>
          </table:table-cell>
          <table:table-cell table:formula="of:=[$'McMp Time'.K12]" office:value-type="float" office:value="0" calcext:value-type="float">
            <text:p>0.00</text:p>
          </table:table-cell>
          <table:table-cell table:formula="of:=[$'McMp Time'.L12]" office:value-type="float" office:value="0" calcext:value-type="float">
            <text:p>0.00</text:p>
          </table:table-cell>
          <table:table-cell table:formula="of:=[$'McMp Time'.M12]" office:value-type="float" office:value="0" calcext:value-type="float">
            <text:p>0.00</text:p>
          </table:table-cell>
          <table:table-cell table:formula="of:=[$'McMp Time'.N12]" office:value-type="float" office:value="0" calcext:value-type="float">
            <text:p>0.00</text:p>
          </table:table-cell>
          <table:table-cell table:formula="of:=[$'PC Time'.I12]" office:value-type="float" office:value="0" calcext:value-type="float">
            <text:p>0.00</text:p>
          </table:table-cell>
          <table:table-cell table:formula="of:=[$'PC Time'.J12]" office:value-type="float" office:value="0" calcext:value-type="float">
            <text:p>0.00</text:p>
          </table:table-cell>
          <table:table-cell table:formula="of:=[$'PC Time'.K12]" office:value-type="float" office:value="0" calcext:value-type="float">
            <text:p>0.00</text:p>
          </table:table-cell>
          <table:table-cell table:formula="of:=[$'PC Time'.L12]" office:value-type="float" office:value="0" calcext:value-type="float">
            <text:p>0.00</text:p>
          </table:table-cell>
          <table:table-cell table:formula="of:=[$'PC Time'.M12]" office:value-type="float" office:value="0" calcext:value-type="float">
            <text:p>0.00</text:p>
          </table:table-cell>
          <table:table-cell table:formula="of:=[$'PC Time'.N12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13]" office:value-type="float" office:value="0" calcext:value-type="float">
            <text:p>0.00</text:p>
          </table:table-cell>
          <table:table-cell table:formula="of:=[$'ScSp Time'.J13]" office:value-type="float" office:value="0" calcext:value-type="float">
            <text:p>0.00</text:p>
          </table:table-cell>
          <table:table-cell table:formula="of:=[$'ScSp Time'.K13]" office:value-type="float" office:value="0" calcext:value-type="float">
            <text:p>0.00</text:p>
          </table:table-cell>
          <table:table-cell table:formula="of:=[$'ScSp Time'.L13]" office:value-type="float" office:value="0" calcext:value-type="float">
            <text:p>0.00</text:p>
          </table:table-cell>
          <table:table-cell table:formula="of:=[$'ScSp Time'.M13]" office:value-type="float" office:value="0" calcext:value-type="float">
            <text:p>0.00</text:p>
          </table:table-cell>
          <table:table-cell table:formula="of:=[$'ScSp Time'.N13]" office:value-type="float" office:value="0" calcext:value-type="float">
            <text:p>0.00</text:p>
          </table:table-cell>
          <table:table-cell table:formula="of:=[$'McSp Time'.I13]" office:value-type="float" office:value="0" calcext:value-type="float">
            <text:p>0.00</text:p>
          </table:table-cell>
          <table:table-cell table:formula="of:=[$'McSp Time'.J13]" office:value-type="float" office:value="0" calcext:value-type="float">
            <text:p>0.00</text:p>
          </table:table-cell>
          <table:table-cell table:formula="of:=[$'McSp Time'.K13]" office:value-type="float" office:value="0" calcext:value-type="float">
            <text:p>0.00</text:p>
          </table:table-cell>
          <table:table-cell table:formula="of:=[$'McSp Time'.L13]" office:value-type="float" office:value="0" calcext:value-type="float">
            <text:p>0.00</text:p>
          </table:table-cell>
          <table:table-cell table:formula="of:=[$'McSp Time'.M13]" office:value-type="float" office:value="0" calcext:value-type="float">
            <text:p>0.00</text:p>
          </table:table-cell>
          <table:table-cell table:formula="of:=[$'McSp Time'.N13]" office:value-type="float" office:value="0" calcext:value-type="float">
            <text:p>0.00</text:p>
          </table:table-cell>
          <table:table-cell table:formula="of:=[$'ScMp Time'.I13]" office:value-type="float" office:value="0" calcext:value-type="float">
            <text:p>0.00</text:p>
          </table:table-cell>
          <table:table-cell table:formula="of:=[$'ScMp Time'.J13]" office:value-type="float" office:value="0" calcext:value-type="float">
            <text:p>0.00</text:p>
          </table:table-cell>
          <table:table-cell table:formula="of:=[$'ScMp Time'.K13]" office:value-type="float" office:value="0" calcext:value-type="float">
            <text:p>0.00</text:p>
          </table:table-cell>
          <table:table-cell table:formula="of:=[$'ScMp Time'.L13]" office:value-type="float" office:value="0" calcext:value-type="float">
            <text:p>0.00</text:p>
          </table:table-cell>
          <table:table-cell table:formula="of:=[$'ScMp Time'.M13]" office:value-type="float" office:value="0" calcext:value-type="float">
            <text:p>0.00</text:p>
          </table:table-cell>
          <table:table-cell table:formula="of:=[$'ScMp Time'.N13]" office:value-type="float" office:value="0" calcext:value-type="float">
            <text:p>0.00</text:p>
          </table:table-cell>
          <table:table-cell table:formula="of:=[$'McMp Time'.I13]" office:value-type="float" office:value="0" calcext:value-type="float">
            <text:p>0.00</text:p>
          </table:table-cell>
          <table:table-cell table:formula="of:=[$'McMp Time'.J13]" office:value-type="float" office:value="0" calcext:value-type="float">
            <text:p>0.00</text:p>
          </table:table-cell>
          <table:table-cell table:formula="of:=[$'McMp Time'.K13]" office:value-type="float" office:value="0" calcext:value-type="float">
            <text:p>0.00</text:p>
          </table:table-cell>
          <table:table-cell table:formula="of:=[$'McMp Time'.L13]" office:value-type="float" office:value="0" calcext:value-type="float">
            <text:p>0.00</text:p>
          </table:table-cell>
          <table:table-cell table:formula="of:=[$'McMp Time'.M13]" office:value-type="float" office:value="0" calcext:value-type="float">
            <text:p>0.00</text:p>
          </table:table-cell>
          <table:table-cell table:formula="of:=[$'McMp Time'.N13]" office:value-type="float" office:value="0" calcext:value-type="float">
            <text:p>0.00</text:p>
          </table:table-cell>
          <table:table-cell table:formula="of:=[$'PC Time'.I13]" office:value-type="float" office:value="0" calcext:value-type="float">
            <text:p>0.00</text:p>
          </table:table-cell>
          <table:table-cell table:formula="of:=[$'PC Time'.J13]" office:value-type="float" office:value="0" calcext:value-type="float">
            <text:p>0.00</text:p>
          </table:table-cell>
          <table:table-cell table:formula="of:=[$'PC Time'.K13]" office:value-type="float" office:value="0" calcext:value-type="float">
            <text:p>0.00</text:p>
          </table:table-cell>
          <table:table-cell table:formula="of:=[$'PC Time'.L13]" office:value-type="float" office:value="0" calcext:value-type="float">
            <text:p>0.00</text:p>
          </table:table-cell>
          <table:table-cell table:formula="of:=[$'PC Time'.M13]" office:value-type="float" office:value="0" calcext:value-type="float">
            <text:p>0.00</text:p>
          </table:table-cell>
          <table:table-cell table:formula="of:=[$'PC Time'.N13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14]" office:value-type="float" office:value="0" calcext:value-type="float">
            <text:p>0.00</text:p>
          </table:table-cell>
          <table:table-cell table:formula="of:=[$'ScSp Time'.J14]" office:value-type="float" office:value="0" calcext:value-type="float">
            <text:p>0.00</text:p>
          </table:table-cell>
          <table:table-cell table:formula="of:=[$'ScSp Time'.K14]" office:value-type="float" office:value="0" calcext:value-type="float">
            <text:p>0.00</text:p>
          </table:table-cell>
          <table:table-cell table:formula="of:=[$'ScSp Time'.L14]" office:value-type="float" office:value="0" calcext:value-type="float">
            <text:p>0.00</text:p>
          </table:table-cell>
          <table:table-cell table:formula="of:=[$'ScSp Time'.M14]" office:value-type="float" office:value="0" calcext:value-type="float">
            <text:p>0.00</text:p>
          </table:table-cell>
          <table:table-cell table:formula="of:=[$'ScSp Time'.N14]" office:value-type="float" office:value="0" calcext:value-type="float">
            <text:p>0.00</text:p>
          </table:table-cell>
          <table:table-cell table:formula="of:=[$'McSp Time'.I14]" office:value-type="float" office:value="0" calcext:value-type="float">
            <text:p>0.00</text:p>
          </table:table-cell>
          <table:table-cell table:formula="of:=[$'McSp Time'.J14]" office:value-type="float" office:value="0" calcext:value-type="float">
            <text:p>0.00</text:p>
          </table:table-cell>
          <table:table-cell table:formula="of:=[$'McSp Time'.K14]" office:value-type="float" office:value="0" calcext:value-type="float">
            <text:p>0.00</text:p>
          </table:table-cell>
          <table:table-cell table:formula="of:=[$'McSp Time'.L14]" office:value-type="float" office:value="0" calcext:value-type="float">
            <text:p>0.00</text:p>
          </table:table-cell>
          <table:table-cell table:formula="of:=[$'McSp Time'.M14]" office:value-type="float" office:value="0" calcext:value-type="float">
            <text:p>0.00</text:p>
          </table:table-cell>
          <table:table-cell table:formula="of:=[$'McSp Time'.N14]" office:value-type="float" office:value="0" calcext:value-type="float">
            <text:p>0.00</text:p>
          </table:table-cell>
          <table:table-cell table:formula="of:=[$'ScMp Time'.I14]" office:value-type="float" office:value="0" calcext:value-type="float">
            <text:p>0.00</text:p>
          </table:table-cell>
          <table:table-cell table:formula="of:=[$'ScMp Time'.J14]" office:value-type="float" office:value="0" calcext:value-type="float">
            <text:p>0.00</text:p>
          </table:table-cell>
          <table:table-cell table:formula="of:=[$'ScMp Time'.K14]" office:value-type="float" office:value="0" calcext:value-type="float">
            <text:p>0.00</text:p>
          </table:table-cell>
          <table:table-cell table:formula="of:=[$'ScMp Time'.L14]" office:value-type="float" office:value="0" calcext:value-type="float">
            <text:p>0.00</text:p>
          </table:table-cell>
          <table:table-cell table:formula="of:=[$'ScMp Time'.M14]" office:value-type="float" office:value="0" calcext:value-type="float">
            <text:p>0.00</text:p>
          </table:table-cell>
          <table:table-cell table:formula="of:=[$'ScMp Time'.N14]" office:value-type="float" office:value="0" calcext:value-type="float">
            <text:p>0.00</text:p>
          </table:table-cell>
          <table:table-cell table:formula="of:=[$'McMp Time'.I14]" office:value-type="float" office:value="0" calcext:value-type="float">
            <text:p>0.00</text:p>
          </table:table-cell>
          <table:table-cell table:formula="of:=[$'McMp Time'.J14]" office:value-type="float" office:value="0" calcext:value-type="float">
            <text:p>0.00</text:p>
          </table:table-cell>
          <table:table-cell table:formula="of:=[$'McMp Time'.K14]" office:value-type="float" office:value="0" calcext:value-type="float">
            <text:p>0.00</text:p>
          </table:table-cell>
          <table:table-cell table:formula="of:=[$'McMp Time'.L14]" office:value-type="float" office:value="0" calcext:value-type="float">
            <text:p>0.00</text:p>
          </table:table-cell>
          <table:table-cell table:formula="of:=[$'McMp Time'.M14]" office:value-type="float" office:value="0" calcext:value-type="float">
            <text:p>0.00</text:p>
          </table:table-cell>
          <table:table-cell table:formula="of:=[$'McMp Time'.N14]" office:value-type="float" office:value="0" calcext:value-type="float">
            <text:p>0.00</text:p>
          </table:table-cell>
          <table:table-cell table:formula="of:=[$'PC Time'.I14]" office:value-type="float" office:value="0" calcext:value-type="float">
            <text:p>0.00</text:p>
          </table:table-cell>
          <table:table-cell table:formula="of:=[$'PC Time'.J14]" office:value-type="float" office:value="0" calcext:value-type="float">
            <text:p>0.00</text:p>
          </table:table-cell>
          <table:table-cell table:formula="of:=[$'PC Time'.K14]" office:value-type="float" office:value="0" calcext:value-type="float">
            <text:p>0.00</text:p>
          </table:table-cell>
          <table:table-cell table:formula="of:=[$'PC Time'.L14]" office:value-type="float" office:value="0" calcext:value-type="float">
            <text:p>0.00</text:p>
          </table:table-cell>
          <table:table-cell table:formula="of:=[$'PC Time'.M14]" office:value-type="float" office:value="0" calcext:value-type="float">
            <text:p>0.00</text:p>
          </table:table-cell>
          <table:table-cell table:formula="of:=[$'PC Time'.N14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15]" office:value-type="float" office:value="0" calcext:value-type="float">
            <text:p>0.00</text:p>
          </table:table-cell>
          <table:table-cell table:formula="of:=[$'ScSp Time'.J15]" office:value-type="float" office:value="0" calcext:value-type="float">
            <text:p>0.00</text:p>
          </table:table-cell>
          <table:table-cell table:formula="of:=[$'ScSp Time'.K15]" office:value-type="float" office:value="0" calcext:value-type="float">
            <text:p>0.00</text:p>
          </table:table-cell>
          <table:table-cell table:formula="of:=[$'ScSp Time'.L15]" office:value-type="float" office:value="0" calcext:value-type="float">
            <text:p>0.00</text:p>
          </table:table-cell>
          <table:table-cell table:formula="of:=[$'ScSp Time'.M15]" office:value-type="float" office:value="0" calcext:value-type="float">
            <text:p>0.00</text:p>
          </table:table-cell>
          <table:table-cell table:formula="of:=[$'ScSp Time'.N15]" office:value-type="float" office:value="0" calcext:value-type="float">
            <text:p>0.00</text:p>
          </table:table-cell>
          <table:table-cell table:formula="of:=[$'McSp Time'.I15]" office:value-type="float" office:value="0" calcext:value-type="float">
            <text:p>0.00</text:p>
          </table:table-cell>
          <table:table-cell table:formula="of:=[$'McSp Time'.J15]" office:value-type="float" office:value="0" calcext:value-type="float">
            <text:p>0.00</text:p>
          </table:table-cell>
          <table:table-cell table:formula="of:=[$'McSp Time'.K15]" office:value-type="float" office:value="0" calcext:value-type="float">
            <text:p>0.00</text:p>
          </table:table-cell>
          <table:table-cell table:formula="of:=[$'McSp Time'.L15]" office:value-type="float" office:value="0" calcext:value-type="float">
            <text:p>0.00</text:p>
          </table:table-cell>
          <table:table-cell table:formula="of:=[$'McSp Time'.M15]" office:value-type="float" office:value="0" calcext:value-type="float">
            <text:p>0.00</text:p>
          </table:table-cell>
          <table:table-cell table:formula="of:=[$'McSp Time'.N15]" office:value-type="float" office:value="0" calcext:value-type="float">
            <text:p>0.00</text:p>
          </table:table-cell>
          <table:table-cell table:formula="of:=[$'ScMp Time'.I15]" office:value-type="float" office:value="0" calcext:value-type="float">
            <text:p>0.00</text:p>
          </table:table-cell>
          <table:table-cell table:formula="of:=[$'ScMp Time'.J15]" office:value-type="float" office:value="0" calcext:value-type="float">
            <text:p>0.00</text:p>
          </table:table-cell>
          <table:table-cell table:formula="of:=[$'ScMp Time'.K15]" office:value-type="float" office:value="0" calcext:value-type="float">
            <text:p>0.00</text:p>
          </table:table-cell>
          <table:table-cell table:formula="of:=[$'ScMp Time'.L15]" office:value-type="float" office:value="0" calcext:value-type="float">
            <text:p>0.00</text:p>
          </table:table-cell>
          <table:table-cell table:formula="of:=[$'ScMp Time'.M15]" office:value-type="float" office:value="0" calcext:value-type="float">
            <text:p>0.00</text:p>
          </table:table-cell>
          <table:table-cell table:formula="of:=[$'ScMp Time'.N15]" office:value-type="float" office:value="0" calcext:value-type="float">
            <text:p>0.00</text:p>
          </table:table-cell>
          <table:table-cell table:formula="of:=[$'McMp Time'.I15]" office:value-type="float" office:value="0" calcext:value-type="float">
            <text:p>0.00</text:p>
          </table:table-cell>
          <table:table-cell table:formula="of:=[$'McMp Time'.J15]" office:value-type="float" office:value="0" calcext:value-type="float">
            <text:p>0.00</text:p>
          </table:table-cell>
          <table:table-cell table:formula="of:=[$'McMp Time'.K15]" office:value-type="float" office:value="0" calcext:value-type="float">
            <text:p>0.00</text:p>
          </table:table-cell>
          <table:table-cell table:formula="of:=[$'McMp Time'.L15]" office:value-type="float" office:value="0" calcext:value-type="float">
            <text:p>0.00</text:p>
          </table:table-cell>
          <table:table-cell table:formula="of:=[$'McMp Time'.M15]" office:value-type="float" office:value="0" calcext:value-type="float">
            <text:p>0.00</text:p>
          </table:table-cell>
          <table:table-cell table:formula="of:=[$'McMp Time'.N15]" office:value-type="float" office:value="0" calcext:value-type="float">
            <text:p>0.00</text:p>
          </table:table-cell>
          <table:table-cell table:formula="of:=[$'PC Time'.I15]" office:value-type="float" office:value="0" calcext:value-type="float">
            <text:p>0.00</text:p>
          </table:table-cell>
          <table:table-cell table:formula="of:=[$'PC Time'.J15]" office:value-type="float" office:value="0" calcext:value-type="float">
            <text:p>0.00</text:p>
          </table:table-cell>
          <table:table-cell table:formula="of:=[$'PC Time'.K15]" office:value-type="float" office:value="0" calcext:value-type="float">
            <text:p>0.00</text:p>
          </table:table-cell>
          <table:table-cell table:formula="of:=[$'PC Time'.L15]" office:value-type="float" office:value="0" calcext:value-type="float">
            <text:p>0.00</text:p>
          </table:table-cell>
          <table:table-cell table:formula="of:=[$'PC Time'.M15]" office:value-type="float" office:value="0" calcext:value-type="float">
            <text:p>0.00</text:p>
          </table:table-cell>
          <table:table-cell table:formula="of:=[$'PC Time'.N15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16]" office:value-type="float" office:value="0" calcext:value-type="float">
            <text:p>0.00</text:p>
          </table:table-cell>
          <table:table-cell table:formula="of:=[$'ScSp Time'.J16]" office:value-type="float" office:value="0" calcext:value-type="float">
            <text:p>0.00</text:p>
          </table:table-cell>
          <table:table-cell table:formula="of:=[$'ScSp Time'.K16]" office:value-type="float" office:value="0" calcext:value-type="float">
            <text:p>0.00</text:p>
          </table:table-cell>
          <table:table-cell table:formula="of:=[$'ScSp Time'.L16]" office:value-type="float" office:value="0" calcext:value-type="float">
            <text:p>0.00</text:p>
          </table:table-cell>
          <table:table-cell table:formula="of:=[$'ScSp Time'.M16]" office:value-type="float" office:value="0" calcext:value-type="float">
            <text:p>0.00</text:p>
          </table:table-cell>
          <table:table-cell table:formula="of:=[$'ScSp Time'.N16]" office:value-type="float" office:value="0" calcext:value-type="float">
            <text:p>0.00</text:p>
          </table:table-cell>
          <table:table-cell table:formula="of:=[$'McSp Time'.I16]" office:value-type="float" office:value="0" calcext:value-type="float">
            <text:p>0.00</text:p>
          </table:table-cell>
          <table:table-cell table:formula="of:=[$'McSp Time'.J16]" office:value-type="float" office:value="0" calcext:value-type="float">
            <text:p>0.00</text:p>
          </table:table-cell>
          <table:table-cell table:formula="of:=[$'McSp Time'.K16]" office:value-type="float" office:value="0" calcext:value-type="float">
            <text:p>0.00</text:p>
          </table:table-cell>
          <table:table-cell table:formula="of:=[$'McSp Time'.L16]" office:value-type="float" office:value="0" calcext:value-type="float">
            <text:p>0.00</text:p>
          </table:table-cell>
          <table:table-cell table:formula="of:=[$'McSp Time'.M16]" office:value-type="float" office:value="0" calcext:value-type="float">
            <text:p>0.00</text:p>
          </table:table-cell>
          <table:table-cell table:formula="of:=[$'McSp Time'.N16]" office:value-type="float" office:value="0" calcext:value-type="float">
            <text:p>0.00</text:p>
          </table:table-cell>
          <table:table-cell table:formula="of:=[$'ScMp Time'.I16]" office:value-type="float" office:value="0" calcext:value-type="float">
            <text:p>0.00</text:p>
          </table:table-cell>
          <table:table-cell table:formula="of:=[$'ScMp Time'.J16]" office:value-type="float" office:value="0" calcext:value-type="float">
            <text:p>0.00</text:p>
          </table:table-cell>
          <table:table-cell table:formula="of:=[$'ScMp Time'.K16]" office:value-type="float" office:value="0" calcext:value-type="float">
            <text:p>0.00</text:p>
          </table:table-cell>
          <table:table-cell table:formula="of:=[$'ScMp Time'.L16]" office:value-type="float" office:value="0" calcext:value-type="float">
            <text:p>0.00</text:p>
          </table:table-cell>
          <table:table-cell table:formula="of:=[$'ScMp Time'.M16]" office:value-type="float" office:value="0" calcext:value-type="float">
            <text:p>0.00</text:p>
          </table:table-cell>
          <table:table-cell table:formula="of:=[$'ScMp Time'.N16]" office:value-type="float" office:value="0" calcext:value-type="float">
            <text:p>0.00</text:p>
          </table:table-cell>
          <table:table-cell table:formula="of:=[$'McMp Time'.I16]" office:value-type="float" office:value="0" calcext:value-type="float">
            <text:p>0.00</text:p>
          </table:table-cell>
          <table:table-cell table:formula="of:=[$'McMp Time'.J16]" office:value-type="float" office:value="0" calcext:value-type="float">
            <text:p>0.00</text:p>
          </table:table-cell>
          <table:table-cell table:formula="of:=[$'McMp Time'.K16]" office:value-type="float" office:value="0" calcext:value-type="float">
            <text:p>0.00</text:p>
          </table:table-cell>
          <table:table-cell table:formula="of:=[$'McMp Time'.L16]" office:value-type="float" office:value="0" calcext:value-type="float">
            <text:p>0.00</text:p>
          </table:table-cell>
          <table:table-cell table:formula="of:=[$'McMp Time'.M16]" office:value-type="float" office:value="0" calcext:value-type="float">
            <text:p>0.00</text:p>
          </table:table-cell>
          <table:table-cell table:formula="of:=[$'McMp Time'.N16]" office:value-type="float" office:value="0" calcext:value-type="float">
            <text:p>0.00</text:p>
          </table:table-cell>
          <table:table-cell table:formula="of:=[$'PC Time'.I16]" office:value-type="float" office:value="0" calcext:value-type="float">
            <text:p>0.00</text:p>
          </table:table-cell>
          <table:table-cell table:formula="of:=[$'PC Time'.J16]" office:value-type="float" office:value="0" calcext:value-type="float">
            <text:p>0.00</text:p>
          </table:table-cell>
          <table:table-cell table:formula="of:=[$'PC Time'.K16]" office:value-type="float" office:value="0" calcext:value-type="float">
            <text:p>0.00</text:p>
          </table:table-cell>
          <table:table-cell table:formula="of:=[$'PC Time'.L16]" office:value-type="float" office:value="0" calcext:value-type="float">
            <text:p>0.00</text:p>
          </table:table-cell>
          <table:table-cell table:formula="of:=[$'PC Time'.M16]" office:value-type="float" office:value="0" calcext:value-type="float">
            <text:p>0.00</text:p>
          </table:table-cell>
          <table:table-cell table:formula="of:=[$'PC Time'.N16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17]" office:value-type="float" office:value="0" calcext:value-type="float">
            <text:p>0.00</text:p>
          </table:table-cell>
          <table:table-cell table:formula="of:=[$'ScSp Time'.J17]" office:value-type="float" office:value="0" calcext:value-type="float">
            <text:p>0.00</text:p>
          </table:table-cell>
          <table:table-cell table:formula="of:=[$'ScSp Time'.K17]" office:value-type="float" office:value="0" calcext:value-type="float">
            <text:p>0.00</text:p>
          </table:table-cell>
          <table:table-cell table:formula="of:=[$'ScSp Time'.L17]" office:value-type="float" office:value="0" calcext:value-type="float">
            <text:p>0.00</text:p>
          </table:table-cell>
          <table:table-cell table:formula="of:=[$'ScSp Time'.M17]" office:value-type="float" office:value="0" calcext:value-type="float">
            <text:p>0.00</text:p>
          </table:table-cell>
          <table:table-cell table:formula="of:=[$'ScSp Time'.N17]" office:value-type="float" office:value="0" calcext:value-type="float">
            <text:p>0.00</text:p>
          </table:table-cell>
          <table:table-cell table:formula="of:=[$'McSp Time'.I17]" office:value-type="float" office:value="0" calcext:value-type="float">
            <text:p>0.00</text:p>
          </table:table-cell>
          <table:table-cell table:formula="of:=[$'McSp Time'.J17]" office:value-type="float" office:value="0" calcext:value-type="float">
            <text:p>0.00</text:p>
          </table:table-cell>
          <table:table-cell table:formula="of:=[$'McSp Time'.K17]" office:value-type="float" office:value="0" calcext:value-type="float">
            <text:p>0.00</text:p>
          </table:table-cell>
          <table:table-cell table:formula="of:=[$'McSp Time'.L17]" office:value-type="float" office:value="0" calcext:value-type="float">
            <text:p>0.00</text:p>
          </table:table-cell>
          <table:table-cell table:formula="of:=[$'McSp Time'.M17]" office:value-type="float" office:value="0" calcext:value-type="float">
            <text:p>0.00</text:p>
          </table:table-cell>
          <table:table-cell table:formula="of:=[$'McSp Time'.N17]" office:value-type="float" office:value="0" calcext:value-type="float">
            <text:p>0.00</text:p>
          </table:table-cell>
          <table:table-cell table:formula="of:=[$'ScMp Time'.I17]" office:value-type="float" office:value="0" calcext:value-type="float">
            <text:p>0.00</text:p>
          </table:table-cell>
          <table:table-cell table:formula="of:=[$'ScMp Time'.J17]" office:value-type="float" office:value="0" calcext:value-type="float">
            <text:p>0.00</text:p>
          </table:table-cell>
          <table:table-cell table:formula="of:=[$'ScMp Time'.K17]" office:value-type="float" office:value="0" calcext:value-type="float">
            <text:p>0.00</text:p>
          </table:table-cell>
          <table:table-cell table:formula="of:=[$'ScMp Time'.L17]" office:value-type="float" office:value="0" calcext:value-type="float">
            <text:p>0.00</text:p>
          </table:table-cell>
          <table:table-cell table:formula="of:=[$'ScMp Time'.M17]" office:value-type="float" office:value="0" calcext:value-type="float">
            <text:p>0.00</text:p>
          </table:table-cell>
          <table:table-cell table:formula="of:=[$'ScMp Time'.N17]" office:value-type="float" office:value="0" calcext:value-type="float">
            <text:p>0.00</text:p>
          </table:table-cell>
          <table:table-cell table:formula="of:=[$'McMp Time'.I17]" office:value-type="float" office:value="0" calcext:value-type="float">
            <text:p>0.00</text:p>
          </table:table-cell>
          <table:table-cell table:formula="of:=[$'McMp Time'.J17]" office:value-type="float" office:value="0" calcext:value-type="float">
            <text:p>0.00</text:p>
          </table:table-cell>
          <table:table-cell table:formula="of:=[$'McMp Time'.K17]" office:value-type="float" office:value="0" calcext:value-type="float">
            <text:p>0.00</text:p>
          </table:table-cell>
          <table:table-cell table:formula="of:=[$'McMp Time'.L17]" office:value-type="float" office:value="0" calcext:value-type="float">
            <text:p>0.00</text:p>
          </table:table-cell>
          <table:table-cell table:formula="of:=[$'McMp Time'.M17]" office:value-type="float" office:value="0" calcext:value-type="float">
            <text:p>0.00</text:p>
          </table:table-cell>
          <table:table-cell table:formula="of:=[$'McMp Time'.N17]" office:value-type="float" office:value="0" calcext:value-type="float">
            <text:p>0.00</text:p>
          </table:table-cell>
          <table:table-cell table:formula="of:=[$'PC Time'.I17]" office:value-type="float" office:value="0" calcext:value-type="float">
            <text:p>0.00</text:p>
          </table:table-cell>
          <table:table-cell table:formula="of:=[$'PC Time'.J17]" office:value-type="float" office:value="0" calcext:value-type="float">
            <text:p>0.00</text:p>
          </table:table-cell>
          <table:table-cell table:formula="of:=[$'PC Time'.K17]" office:value-type="float" office:value="0" calcext:value-type="float">
            <text:p>0.00</text:p>
          </table:table-cell>
          <table:table-cell table:formula="of:=[$'PC Time'.L17]" office:value-type="float" office:value="0" calcext:value-type="float">
            <text:p>0.00</text:p>
          </table:table-cell>
          <table:table-cell table:formula="of:=[$'PC Time'.M17]" office:value-type="float" office:value="0" calcext:value-type="float">
            <text:p>0.00</text:p>
          </table:table-cell>
          <table:table-cell table:formula="of:=[$'PC Time'.N17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18]" office:value-type="float" office:value="0" calcext:value-type="float">
            <text:p>0.00</text:p>
          </table:table-cell>
          <table:table-cell table:formula="of:=[$'ScSp Time'.J18]" office:value-type="float" office:value="0" calcext:value-type="float">
            <text:p>0.00</text:p>
          </table:table-cell>
          <table:table-cell table:formula="of:=[$'ScSp Time'.K18]" office:value-type="float" office:value="0" calcext:value-type="float">
            <text:p>0.00</text:p>
          </table:table-cell>
          <table:table-cell table:formula="of:=[$'ScSp Time'.L18]" office:value-type="float" office:value="0" calcext:value-type="float">
            <text:p>0.00</text:p>
          </table:table-cell>
          <table:table-cell table:formula="of:=[$'ScSp Time'.M18]" office:value-type="float" office:value="0" calcext:value-type="float">
            <text:p>0.00</text:p>
          </table:table-cell>
          <table:table-cell table:formula="of:=[$'ScSp Time'.N18]" office:value-type="float" office:value="0" calcext:value-type="float">
            <text:p>0.00</text:p>
          </table:table-cell>
          <table:table-cell table:formula="of:=[$'McSp Time'.I18]" office:value-type="float" office:value="0" calcext:value-type="float">
            <text:p>0.00</text:p>
          </table:table-cell>
          <table:table-cell table:formula="of:=[$'McSp Time'.J18]" office:value-type="float" office:value="0" calcext:value-type="float">
            <text:p>0.00</text:p>
          </table:table-cell>
          <table:table-cell table:formula="of:=[$'McSp Time'.K18]" office:value-type="float" office:value="0" calcext:value-type="float">
            <text:p>0.00</text:p>
          </table:table-cell>
          <table:table-cell table:formula="of:=[$'McSp Time'.L18]" office:value-type="float" office:value="0" calcext:value-type="float">
            <text:p>0.00</text:p>
          </table:table-cell>
          <table:table-cell table:formula="of:=[$'McSp Time'.M18]" office:value-type="float" office:value="0" calcext:value-type="float">
            <text:p>0.00</text:p>
          </table:table-cell>
          <table:table-cell table:formula="of:=[$'McSp Time'.N18]" office:value-type="float" office:value="0" calcext:value-type="float">
            <text:p>0.00</text:p>
          </table:table-cell>
          <table:table-cell table:formula="of:=[$'ScMp Time'.I18]" office:value-type="float" office:value="0" calcext:value-type="float">
            <text:p>0.00</text:p>
          </table:table-cell>
          <table:table-cell table:formula="of:=[$'ScMp Time'.J18]" office:value-type="float" office:value="0" calcext:value-type="float">
            <text:p>0.00</text:p>
          </table:table-cell>
          <table:table-cell table:formula="of:=[$'ScMp Time'.K18]" office:value-type="float" office:value="0" calcext:value-type="float">
            <text:p>0.00</text:p>
          </table:table-cell>
          <table:table-cell table:formula="of:=[$'ScMp Time'.L18]" office:value-type="float" office:value="0" calcext:value-type="float">
            <text:p>0.00</text:p>
          </table:table-cell>
          <table:table-cell table:formula="of:=[$'ScMp Time'.M18]" office:value-type="float" office:value="0" calcext:value-type="float">
            <text:p>0.00</text:p>
          </table:table-cell>
          <table:table-cell table:formula="of:=[$'ScMp Time'.N18]" office:value-type="float" office:value="0" calcext:value-type="float">
            <text:p>0.00</text:p>
          </table:table-cell>
          <table:table-cell table:formula="of:=[$'McMp Time'.I18]" office:value-type="float" office:value="0" calcext:value-type="float">
            <text:p>0.00</text:p>
          </table:table-cell>
          <table:table-cell table:formula="of:=[$'McMp Time'.J18]" office:value-type="float" office:value="0" calcext:value-type="float">
            <text:p>0.00</text:p>
          </table:table-cell>
          <table:table-cell table:formula="of:=[$'McMp Time'.K18]" office:value-type="float" office:value="0" calcext:value-type="float">
            <text:p>0.00</text:p>
          </table:table-cell>
          <table:table-cell table:formula="of:=[$'McMp Time'.L18]" office:value-type="float" office:value="0" calcext:value-type="float">
            <text:p>0.00</text:p>
          </table:table-cell>
          <table:table-cell table:formula="of:=[$'McMp Time'.M18]" office:value-type="float" office:value="0" calcext:value-type="float">
            <text:p>0.00</text:p>
          </table:table-cell>
          <table:table-cell table:formula="of:=[$'McMp Time'.N18]" office:value-type="float" office:value="0" calcext:value-type="float">
            <text:p>0.00</text:p>
          </table:table-cell>
          <table:table-cell table:formula="of:=[$'PC Time'.I18]" office:value-type="float" office:value="0" calcext:value-type="float">
            <text:p>0.00</text:p>
          </table:table-cell>
          <table:table-cell table:formula="of:=[$'PC Time'.J18]" office:value-type="float" office:value="0" calcext:value-type="float">
            <text:p>0.00</text:p>
          </table:table-cell>
          <table:table-cell table:formula="of:=[$'PC Time'.K18]" office:value-type="float" office:value="0" calcext:value-type="float">
            <text:p>0.00</text:p>
          </table:table-cell>
          <table:table-cell table:formula="of:=[$'PC Time'.L18]" office:value-type="float" office:value="0" calcext:value-type="float">
            <text:p>0.00</text:p>
          </table:table-cell>
          <table:table-cell table:formula="of:=[$'PC Time'.M18]" office:value-type="float" office:value="0" calcext:value-type="float">
            <text:p>0.00</text:p>
          </table:table-cell>
          <table:table-cell table:formula="of:=[$'PC Time'.N18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19]" office:value-type="float" office:value="0" calcext:value-type="float">
            <text:p>0.00</text:p>
          </table:table-cell>
          <table:table-cell table:formula="of:=[$'ScSp Time'.J19]" office:value-type="float" office:value="0" calcext:value-type="float">
            <text:p>0.00</text:p>
          </table:table-cell>
          <table:table-cell table:formula="of:=[$'ScSp Time'.K19]" office:value-type="float" office:value="0" calcext:value-type="float">
            <text:p>0.00</text:p>
          </table:table-cell>
          <table:table-cell table:formula="of:=[$'ScSp Time'.L19]" office:value-type="float" office:value="0" calcext:value-type="float">
            <text:p>0.00</text:p>
          </table:table-cell>
          <table:table-cell table:formula="of:=[$'ScSp Time'.M19]" office:value-type="float" office:value="0" calcext:value-type="float">
            <text:p>0.00</text:p>
          </table:table-cell>
          <table:table-cell table:formula="of:=[$'ScSp Time'.N19]" office:value-type="float" office:value="0" calcext:value-type="float">
            <text:p>0.00</text:p>
          </table:table-cell>
          <table:table-cell table:formula="of:=[$'McSp Time'.I19]" office:value-type="float" office:value="0" calcext:value-type="float">
            <text:p>0.00</text:p>
          </table:table-cell>
          <table:table-cell table:formula="of:=[$'McSp Time'.J19]" office:value-type="float" office:value="0" calcext:value-type="float">
            <text:p>0.00</text:p>
          </table:table-cell>
          <table:table-cell table:formula="of:=[$'McSp Time'.K19]" office:value-type="float" office:value="0" calcext:value-type="float">
            <text:p>0.00</text:p>
          </table:table-cell>
          <table:table-cell table:formula="of:=[$'McSp Time'.L19]" office:value-type="float" office:value="0" calcext:value-type="float">
            <text:p>0.00</text:p>
          </table:table-cell>
          <table:table-cell table:formula="of:=[$'McSp Time'.M19]" office:value-type="float" office:value="0" calcext:value-type="float">
            <text:p>0.00</text:p>
          </table:table-cell>
          <table:table-cell table:formula="of:=[$'McSp Time'.N19]" office:value-type="float" office:value="0" calcext:value-type="float">
            <text:p>0.00</text:p>
          </table:table-cell>
          <table:table-cell table:formula="of:=[$'ScMp Time'.I19]" office:value-type="float" office:value="0" calcext:value-type="float">
            <text:p>0.00</text:p>
          </table:table-cell>
          <table:table-cell table:formula="of:=[$'ScMp Time'.J19]" office:value-type="float" office:value="0" calcext:value-type="float">
            <text:p>0.00</text:p>
          </table:table-cell>
          <table:table-cell table:formula="of:=[$'ScMp Time'.K19]" office:value-type="float" office:value="0" calcext:value-type="float">
            <text:p>0.00</text:p>
          </table:table-cell>
          <table:table-cell table:formula="of:=[$'ScMp Time'.L19]" office:value-type="float" office:value="0" calcext:value-type="float">
            <text:p>0.00</text:p>
          </table:table-cell>
          <table:table-cell table:formula="of:=[$'ScMp Time'.M19]" office:value-type="float" office:value="0" calcext:value-type="float">
            <text:p>0.00</text:p>
          </table:table-cell>
          <table:table-cell table:formula="of:=[$'ScMp Time'.N19]" office:value-type="float" office:value="0" calcext:value-type="float">
            <text:p>0.00</text:p>
          </table:table-cell>
          <table:table-cell table:formula="of:=[$'McMp Time'.I19]" office:value-type="float" office:value="0" calcext:value-type="float">
            <text:p>0.00</text:p>
          </table:table-cell>
          <table:table-cell table:formula="of:=[$'McMp Time'.J19]" office:value-type="float" office:value="0" calcext:value-type="float">
            <text:p>0.00</text:p>
          </table:table-cell>
          <table:table-cell table:formula="of:=[$'McMp Time'.K19]" office:value-type="float" office:value="0" calcext:value-type="float">
            <text:p>0.00</text:p>
          </table:table-cell>
          <table:table-cell table:formula="of:=[$'McMp Time'.L19]" office:value-type="float" office:value="0" calcext:value-type="float">
            <text:p>0.00</text:p>
          </table:table-cell>
          <table:table-cell table:formula="of:=[$'McMp Time'.M19]" office:value-type="float" office:value="0" calcext:value-type="float">
            <text:p>0.00</text:p>
          </table:table-cell>
          <table:table-cell table:formula="of:=[$'McMp Time'.N19]" office:value-type="float" office:value="0" calcext:value-type="float">
            <text:p>0.00</text:p>
          </table:table-cell>
          <table:table-cell table:formula="of:=[$'PC Time'.I19]" office:value-type="float" office:value="0" calcext:value-type="float">
            <text:p>0.00</text:p>
          </table:table-cell>
          <table:table-cell table:formula="of:=[$'PC Time'.J19]" office:value-type="float" office:value="0" calcext:value-type="float">
            <text:p>0.00</text:p>
          </table:table-cell>
          <table:table-cell table:formula="of:=[$'PC Time'.K19]" office:value-type="float" office:value="0" calcext:value-type="float">
            <text:p>0.00</text:p>
          </table:table-cell>
          <table:table-cell table:formula="of:=[$'PC Time'.L19]" office:value-type="float" office:value="0" calcext:value-type="float">
            <text:p>0.00</text:p>
          </table:table-cell>
          <table:table-cell table:formula="of:=[$'PC Time'.M19]" office:value-type="float" office:value="0" calcext:value-type="float">
            <text:p>0.00</text:p>
          </table:table-cell>
          <table:table-cell table:formula="of:=[$'PC Time'.N19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20]" office:value-type="float" office:value="0" calcext:value-type="float">
            <text:p>0.00</text:p>
          </table:table-cell>
          <table:table-cell table:formula="of:=[$'ScSp Time'.J20]" office:value-type="float" office:value="0" calcext:value-type="float">
            <text:p>0.00</text:p>
          </table:table-cell>
          <table:table-cell table:formula="of:=[$'ScSp Time'.K20]" office:value-type="float" office:value="0" calcext:value-type="float">
            <text:p>0.00</text:p>
          </table:table-cell>
          <table:table-cell table:formula="of:=[$'ScSp Time'.L20]" office:value-type="float" office:value="0" calcext:value-type="float">
            <text:p>0.00</text:p>
          </table:table-cell>
          <table:table-cell table:formula="of:=[$'ScSp Time'.M20]" office:value-type="float" office:value="0" calcext:value-type="float">
            <text:p>0.00</text:p>
          </table:table-cell>
          <table:table-cell table:formula="of:=[$'ScSp Time'.N20]" office:value-type="float" office:value="0" calcext:value-type="float">
            <text:p>0.00</text:p>
          </table:table-cell>
          <table:table-cell table:formula="of:=[$'McSp Time'.I20]" office:value-type="float" office:value="0" calcext:value-type="float">
            <text:p>0.00</text:p>
          </table:table-cell>
          <table:table-cell table:formula="of:=[$'McSp Time'.J20]" office:value-type="float" office:value="0" calcext:value-type="float">
            <text:p>0.00</text:p>
          </table:table-cell>
          <table:table-cell table:formula="of:=[$'McSp Time'.K20]" office:value-type="float" office:value="0" calcext:value-type="float">
            <text:p>0.00</text:p>
          </table:table-cell>
          <table:table-cell table:formula="of:=[$'McSp Time'.L20]" office:value-type="float" office:value="0" calcext:value-type="float">
            <text:p>0.00</text:p>
          </table:table-cell>
          <table:table-cell table:formula="of:=[$'McSp Time'.M20]" office:value-type="float" office:value="0" calcext:value-type="float">
            <text:p>0.00</text:p>
          </table:table-cell>
          <table:table-cell table:formula="of:=[$'McSp Time'.N20]" office:value-type="float" office:value="0" calcext:value-type="float">
            <text:p>0.00</text:p>
          </table:table-cell>
          <table:table-cell table:formula="of:=[$'ScMp Time'.I20]" office:value-type="float" office:value="0" calcext:value-type="float">
            <text:p>0.00</text:p>
          </table:table-cell>
          <table:table-cell table:formula="of:=[$'ScMp Time'.J20]" office:value-type="float" office:value="0" calcext:value-type="float">
            <text:p>0.00</text:p>
          </table:table-cell>
          <table:table-cell table:formula="of:=[$'ScMp Time'.K20]" office:value-type="float" office:value="0" calcext:value-type="float">
            <text:p>0.00</text:p>
          </table:table-cell>
          <table:table-cell table:formula="of:=[$'ScMp Time'.L20]" office:value-type="float" office:value="0" calcext:value-type="float">
            <text:p>0.00</text:p>
          </table:table-cell>
          <table:table-cell table:formula="of:=[$'ScMp Time'.M20]" office:value-type="float" office:value="0" calcext:value-type="float">
            <text:p>0.00</text:p>
          </table:table-cell>
          <table:table-cell table:formula="of:=[$'ScMp Time'.N20]" office:value-type="float" office:value="0" calcext:value-type="float">
            <text:p>0.00</text:p>
          </table:table-cell>
          <table:table-cell table:formula="of:=[$'McMp Time'.I20]" office:value-type="float" office:value="0" calcext:value-type="float">
            <text:p>0.00</text:p>
          </table:table-cell>
          <table:table-cell table:formula="of:=[$'McMp Time'.J20]" office:value-type="float" office:value="0" calcext:value-type="float">
            <text:p>0.00</text:p>
          </table:table-cell>
          <table:table-cell table:formula="of:=[$'McMp Time'.K20]" office:value-type="float" office:value="0" calcext:value-type="float">
            <text:p>0.00</text:p>
          </table:table-cell>
          <table:table-cell table:formula="of:=[$'McMp Time'.L20]" office:value-type="float" office:value="0" calcext:value-type="float">
            <text:p>0.00</text:p>
          </table:table-cell>
          <table:table-cell table:formula="of:=[$'McMp Time'.M20]" office:value-type="float" office:value="0" calcext:value-type="float">
            <text:p>0.00</text:p>
          </table:table-cell>
          <table:table-cell table:formula="of:=[$'McMp Time'.N20]" office:value-type="float" office:value="0" calcext:value-type="float">
            <text:p>0.00</text:p>
          </table:table-cell>
          <table:table-cell table:formula="of:=[$'PC Time'.I20]" office:value-type="float" office:value="0" calcext:value-type="float">
            <text:p>0.00</text:p>
          </table:table-cell>
          <table:table-cell table:formula="of:=[$'PC Time'.J20]" office:value-type="float" office:value="0" calcext:value-type="float">
            <text:p>0.00</text:p>
          </table:table-cell>
          <table:table-cell table:formula="of:=[$'PC Time'.K20]" office:value-type="float" office:value="0" calcext:value-type="float">
            <text:p>0.00</text:p>
          </table:table-cell>
          <table:table-cell table:formula="of:=[$'PC Time'.L20]" office:value-type="float" office:value="0" calcext:value-type="float">
            <text:p>0.00</text:p>
          </table:table-cell>
          <table:table-cell table:formula="of:=[$'PC Time'.M20]" office:value-type="float" office:value="0" calcext:value-type="float">
            <text:p>0.00</text:p>
          </table:table-cell>
          <table:table-cell table:formula="of:=[$'PC Time'.N20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21]" office:value-type="float" office:value="0" calcext:value-type="float">
            <text:p>0.00</text:p>
          </table:table-cell>
          <table:table-cell table:formula="of:=[$'ScSp Time'.J21]" office:value-type="float" office:value="0" calcext:value-type="float">
            <text:p>0.00</text:p>
          </table:table-cell>
          <table:table-cell table:formula="of:=[$'ScSp Time'.K21]" office:value-type="float" office:value="0" calcext:value-type="float">
            <text:p>0.00</text:p>
          </table:table-cell>
          <table:table-cell table:formula="of:=[$'ScSp Time'.L21]" office:value-type="float" office:value="0" calcext:value-type="float">
            <text:p>0.00</text:p>
          </table:table-cell>
          <table:table-cell table:formula="of:=[$'ScSp Time'.M21]" office:value-type="float" office:value="0" calcext:value-type="float">
            <text:p>0.00</text:p>
          </table:table-cell>
          <table:table-cell table:formula="of:=[$'ScSp Time'.N21]" office:value-type="float" office:value="0" calcext:value-type="float">
            <text:p>0.00</text:p>
          </table:table-cell>
          <table:table-cell table:formula="of:=[$'McSp Time'.I21]" office:value-type="float" office:value="0" calcext:value-type="float">
            <text:p>0.00</text:p>
          </table:table-cell>
          <table:table-cell table:formula="of:=[$'McSp Time'.J21]" office:value-type="float" office:value="0" calcext:value-type="float">
            <text:p>0.00</text:p>
          </table:table-cell>
          <table:table-cell table:formula="of:=[$'McSp Time'.K21]" office:value-type="float" office:value="0" calcext:value-type="float">
            <text:p>0.00</text:p>
          </table:table-cell>
          <table:table-cell table:formula="of:=[$'McSp Time'.L21]" office:value-type="float" office:value="0" calcext:value-type="float">
            <text:p>0.00</text:p>
          </table:table-cell>
          <table:table-cell table:formula="of:=[$'McSp Time'.M21]" office:value-type="float" office:value="0" calcext:value-type="float">
            <text:p>0.00</text:p>
          </table:table-cell>
          <table:table-cell table:formula="of:=[$'McSp Time'.N21]" office:value-type="float" office:value="0" calcext:value-type="float">
            <text:p>0.00</text:p>
          </table:table-cell>
          <table:table-cell table:formula="of:=[$'ScMp Time'.I21]" office:value-type="float" office:value="0" calcext:value-type="float">
            <text:p>0.00</text:p>
          </table:table-cell>
          <table:table-cell table:formula="of:=[$'ScMp Time'.J21]" office:value-type="float" office:value="0" calcext:value-type="float">
            <text:p>0.00</text:p>
          </table:table-cell>
          <table:table-cell table:formula="of:=[$'ScMp Time'.K21]" office:value-type="float" office:value="0" calcext:value-type="float">
            <text:p>0.00</text:p>
          </table:table-cell>
          <table:table-cell table:formula="of:=[$'ScMp Time'.L21]" office:value-type="float" office:value="0" calcext:value-type="float">
            <text:p>0.00</text:p>
          </table:table-cell>
          <table:table-cell table:formula="of:=[$'ScMp Time'.M21]" office:value-type="float" office:value="0" calcext:value-type="float">
            <text:p>0.00</text:p>
          </table:table-cell>
          <table:table-cell table:formula="of:=[$'ScMp Time'.N21]" office:value-type="float" office:value="0" calcext:value-type="float">
            <text:p>0.00</text:p>
          </table:table-cell>
          <table:table-cell table:formula="of:=[$'McMp Time'.I21]" office:value-type="float" office:value="0" calcext:value-type="float">
            <text:p>0.00</text:p>
          </table:table-cell>
          <table:table-cell table:formula="of:=[$'McMp Time'.J21]" office:value-type="float" office:value="0" calcext:value-type="float">
            <text:p>0.00</text:p>
          </table:table-cell>
          <table:table-cell table:formula="of:=[$'McMp Time'.K21]" office:value-type="float" office:value="0" calcext:value-type="float">
            <text:p>0.00</text:p>
          </table:table-cell>
          <table:table-cell table:formula="of:=[$'McMp Time'.L21]" office:value-type="float" office:value="0" calcext:value-type="float">
            <text:p>0.00</text:p>
          </table:table-cell>
          <table:table-cell table:formula="of:=[$'McMp Time'.M21]" office:value-type="float" office:value="0" calcext:value-type="float">
            <text:p>0.00</text:p>
          </table:table-cell>
          <table:table-cell table:formula="of:=[$'McMp Time'.N21]" office:value-type="float" office:value="0" calcext:value-type="float">
            <text:p>0.00</text:p>
          </table:table-cell>
          <table:table-cell table:formula="of:=[$'PC Time'.I21]" office:value-type="float" office:value="0" calcext:value-type="float">
            <text:p>0.00</text:p>
          </table:table-cell>
          <table:table-cell table:formula="of:=[$'PC Time'.J21]" office:value-type="float" office:value="0" calcext:value-type="float">
            <text:p>0.00</text:p>
          </table:table-cell>
          <table:table-cell table:formula="of:=[$'PC Time'.K21]" office:value-type="float" office:value="0" calcext:value-type="float">
            <text:p>0.00</text:p>
          </table:table-cell>
          <table:table-cell table:formula="of:=[$'PC Time'.L21]" office:value-type="float" office:value="0" calcext:value-type="float">
            <text:p>0.00</text:p>
          </table:table-cell>
          <table:table-cell table:formula="of:=[$'PC Time'.M21]" office:value-type="float" office:value="0" calcext:value-type="float">
            <text:p>0.00</text:p>
          </table:table-cell>
          <table:table-cell table:formula="of:=[$'PC Time'.N21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22]" office:value-type="float" office:value="0" calcext:value-type="float">
            <text:p>0.00</text:p>
          </table:table-cell>
          <table:table-cell table:formula="of:=[$'ScSp Time'.J22]" office:value-type="float" office:value="0" calcext:value-type="float">
            <text:p>0.00</text:p>
          </table:table-cell>
          <table:table-cell table:formula="of:=[$'ScSp Time'.K22]" office:value-type="float" office:value="0" calcext:value-type="float">
            <text:p>0.00</text:p>
          </table:table-cell>
          <table:table-cell table:formula="of:=[$'ScSp Time'.L22]" office:value-type="float" office:value="0" calcext:value-type="float">
            <text:p>0.00</text:p>
          </table:table-cell>
          <table:table-cell table:formula="of:=[$'ScSp Time'.M22]" office:value-type="float" office:value="0" calcext:value-type="float">
            <text:p>0.00</text:p>
          </table:table-cell>
          <table:table-cell table:formula="of:=[$'ScSp Time'.N22]" office:value-type="float" office:value="0" calcext:value-type="float">
            <text:p>0.00</text:p>
          </table:table-cell>
          <table:table-cell table:formula="of:=[$'McSp Time'.I22]" office:value-type="float" office:value="0" calcext:value-type="float">
            <text:p>0.00</text:p>
          </table:table-cell>
          <table:table-cell table:formula="of:=[$'McSp Time'.J22]" office:value-type="float" office:value="0" calcext:value-type="float">
            <text:p>0.00</text:p>
          </table:table-cell>
          <table:table-cell table:formula="of:=[$'McSp Time'.K22]" office:value-type="float" office:value="0" calcext:value-type="float">
            <text:p>0.00</text:p>
          </table:table-cell>
          <table:table-cell table:formula="of:=[$'McSp Time'.L22]" office:value-type="float" office:value="0" calcext:value-type="float">
            <text:p>0.00</text:p>
          </table:table-cell>
          <table:table-cell table:formula="of:=[$'McSp Time'.M22]" office:value-type="float" office:value="0" calcext:value-type="float">
            <text:p>0.00</text:p>
          </table:table-cell>
          <table:table-cell table:formula="of:=[$'McSp Time'.N22]" office:value-type="float" office:value="0" calcext:value-type="float">
            <text:p>0.00</text:p>
          </table:table-cell>
          <table:table-cell table:formula="of:=[$'ScMp Time'.I22]" office:value-type="float" office:value="0" calcext:value-type="float">
            <text:p>0.00</text:p>
          </table:table-cell>
          <table:table-cell table:formula="of:=[$'ScMp Time'.J22]" office:value-type="float" office:value="0" calcext:value-type="float">
            <text:p>0.00</text:p>
          </table:table-cell>
          <table:table-cell table:formula="of:=[$'ScMp Time'.K22]" office:value-type="float" office:value="0" calcext:value-type="float">
            <text:p>0.00</text:p>
          </table:table-cell>
          <table:table-cell table:formula="of:=[$'ScMp Time'.L22]" office:value-type="float" office:value="0" calcext:value-type="float">
            <text:p>0.00</text:p>
          </table:table-cell>
          <table:table-cell table:formula="of:=[$'ScMp Time'.M22]" office:value-type="float" office:value="0" calcext:value-type="float">
            <text:p>0.00</text:p>
          </table:table-cell>
          <table:table-cell table:formula="of:=[$'ScMp Time'.N22]" office:value-type="float" office:value="0" calcext:value-type="float">
            <text:p>0.00</text:p>
          </table:table-cell>
          <table:table-cell table:formula="of:=[$'McMp Time'.I22]" office:value-type="float" office:value="0" calcext:value-type="float">
            <text:p>0.00</text:p>
          </table:table-cell>
          <table:table-cell table:formula="of:=[$'McMp Time'.J22]" office:value-type="float" office:value="0" calcext:value-type="float">
            <text:p>0.00</text:p>
          </table:table-cell>
          <table:table-cell table:formula="of:=[$'McMp Time'.K22]" office:value-type="float" office:value="0" calcext:value-type="float">
            <text:p>0.00</text:p>
          </table:table-cell>
          <table:table-cell table:formula="of:=[$'McMp Time'.L22]" office:value-type="float" office:value="0" calcext:value-type="float">
            <text:p>0.00</text:p>
          </table:table-cell>
          <table:table-cell table:formula="of:=[$'McMp Time'.M22]" office:value-type="float" office:value="0" calcext:value-type="float">
            <text:p>0.00</text:p>
          </table:table-cell>
          <table:table-cell table:formula="of:=[$'McMp Time'.N22]" office:value-type="float" office:value="0" calcext:value-type="float">
            <text:p>0.00</text:p>
          </table:table-cell>
          <table:table-cell table:formula="of:=[$'PC Time'.I22]" office:value-type="float" office:value="0" calcext:value-type="float">
            <text:p>0.00</text:p>
          </table:table-cell>
          <table:table-cell table:formula="of:=[$'PC Time'.J22]" office:value-type="float" office:value="0" calcext:value-type="float">
            <text:p>0.00</text:p>
          </table:table-cell>
          <table:table-cell table:formula="of:=[$'PC Time'.K22]" office:value-type="float" office:value="0" calcext:value-type="float">
            <text:p>0.00</text:p>
          </table:table-cell>
          <table:table-cell table:formula="of:=[$'PC Time'.L22]" office:value-type="float" office:value="0" calcext:value-type="float">
            <text:p>0.00</text:p>
          </table:table-cell>
          <table:table-cell table:formula="of:=[$'PC Time'.M22]" office:value-type="float" office:value="0" calcext:value-type="float">
            <text:p>0.00</text:p>
          </table:table-cell>
          <table:table-cell table:formula="of:=[$'PC Time'.N22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23]" office:value-type="float" office:value="0" calcext:value-type="float">
            <text:p>0.00</text:p>
          </table:table-cell>
          <table:table-cell table:formula="of:=[$'ScSp Time'.J23]" office:value-type="float" office:value="0" calcext:value-type="float">
            <text:p>0.00</text:p>
          </table:table-cell>
          <table:table-cell table:formula="of:=[$'ScSp Time'.K23]" office:value-type="float" office:value="0" calcext:value-type="float">
            <text:p>0.00</text:p>
          </table:table-cell>
          <table:table-cell table:formula="of:=[$'ScSp Time'.L23]" office:value-type="float" office:value="0" calcext:value-type="float">
            <text:p>0.00</text:p>
          </table:table-cell>
          <table:table-cell table:formula="of:=[$'ScSp Time'.M23]" office:value-type="float" office:value="0" calcext:value-type="float">
            <text:p>0.00</text:p>
          </table:table-cell>
          <table:table-cell table:formula="of:=[$'ScSp Time'.N23]" office:value-type="float" office:value="0" calcext:value-type="float">
            <text:p>0.00</text:p>
          </table:table-cell>
          <table:table-cell table:formula="of:=[$'McSp Time'.I23]" office:value-type="float" office:value="0" calcext:value-type="float">
            <text:p>0.00</text:p>
          </table:table-cell>
          <table:table-cell table:formula="of:=[$'McSp Time'.J23]" office:value-type="float" office:value="0" calcext:value-type="float">
            <text:p>0.00</text:p>
          </table:table-cell>
          <table:table-cell table:formula="of:=[$'McSp Time'.K23]" office:value-type="float" office:value="0" calcext:value-type="float">
            <text:p>0.00</text:p>
          </table:table-cell>
          <table:table-cell table:formula="of:=[$'McSp Time'.L23]" office:value-type="float" office:value="0" calcext:value-type="float">
            <text:p>0.00</text:p>
          </table:table-cell>
          <table:table-cell table:formula="of:=[$'McSp Time'.M23]" office:value-type="float" office:value="0" calcext:value-type="float">
            <text:p>0.00</text:p>
          </table:table-cell>
          <table:table-cell table:formula="of:=[$'McSp Time'.N23]" office:value-type="float" office:value="0" calcext:value-type="float">
            <text:p>0.00</text:p>
          </table:table-cell>
          <table:table-cell table:formula="of:=[$'ScMp Time'.I23]" office:value-type="float" office:value="0" calcext:value-type="float">
            <text:p>0.00</text:p>
          </table:table-cell>
          <table:table-cell table:formula="of:=[$'ScMp Time'.J23]" office:value-type="float" office:value="0" calcext:value-type="float">
            <text:p>0.00</text:p>
          </table:table-cell>
          <table:table-cell table:formula="of:=[$'ScMp Time'.K23]" office:value-type="float" office:value="0" calcext:value-type="float">
            <text:p>0.00</text:p>
          </table:table-cell>
          <table:table-cell table:formula="of:=[$'ScMp Time'.L23]" office:value-type="float" office:value="0" calcext:value-type="float">
            <text:p>0.00</text:p>
          </table:table-cell>
          <table:table-cell table:formula="of:=[$'ScMp Time'.M23]" office:value-type="float" office:value="0" calcext:value-type="float">
            <text:p>0.00</text:p>
          </table:table-cell>
          <table:table-cell table:formula="of:=[$'ScMp Time'.N23]" office:value-type="float" office:value="0" calcext:value-type="float">
            <text:p>0.00</text:p>
          </table:table-cell>
          <table:table-cell table:formula="of:=[$'McMp Time'.I23]" office:value-type="float" office:value="0" calcext:value-type="float">
            <text:p>0.00</text:p>
          </table:table-cell>
          <table:table-cell table:formula="of:=[$'McMp Time'.J23]" office:value-type="float" office:value="0" calcext:value-type="float">
            <text:p>0.00</text:p>
          </table:table-cell>
          <table:table-cell table:formula="of:=[$'McMp Time'.K23]" office:value-type="float" office:value="0" calcext:value-type="float">
            <text:p>0.00</text:p>
          </table:table-cell>
          <table:table-cell table:formula="of:=[$'McMp Time'.L23]" office:value-type="float" office:value="0" calcext:value-type="float">
            <text:p>0.00</text:p>
          </table:table-cell>
          <table:table-cell table:formula="of:=[$'McMp Time'.M23]" office:value-type="float" office:value="0" calcext:value-type="float">
            <text:p>0.00</text:p>
          </table:table-cell>
          <table:table-cell table:formula="of:=[$'McMp Time'.N23]" office:value-type="float" office:value="0" calcext:value-type="float">
            <text:p>0.00</text:p>
          </table:table-cell>
          <table:table-cell table:formula="of:=[$'PC Time'.I23]" office:value-type="float" office:value="0" calcext:value-type="float">
            <text:p>0.00</text:p>
          </table:table-cell>
          <table:table-cell table:formula="of:=[$'PC Time'.J23]" office:value-type="float" office:value="0" calcext:value-type="float">
            <text:p>0.00</text:p>
          </table:table-cell>
          <table:table-cell table:formula="of:=[$'PC Time'.K23]" office:value-type="float" office:value="0" calcext:value-type="float">
            <text:p>0.00</text:p>
          </table:table-cell>
          <table:table-cell table:formula="of:=[$'PC Time'.L23]" office:value-type="float" office:value="0" calcext:value-type="float">
            <text:p>0.00</text:p>
          </table:table-cell>
          <table:table-cell table:formula="of:=[$'PC Time'.M23]" office:value-type="float" office:value="0" calcext:value-type="float">
            <text:p>0.00</text:p>
          </table:table-cell>
          <table:table-cell table:formula="of:=[$'PC Time'.N23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24]" office:value-type="float" office:value="0" calcext:value-type="float">
            <text:p>0.00</text:p>
          </table:table-cell>
          <table:table-cell table:formula="of:=[$'ScSp Time'.J24]" office:value-type="float" office:value="0" calcext:value-type="float">
            <text:p>0.00</text:p>
          </table:table-cell>
          <table:table-cell table:formula="of:=[$'ScSp Time'.K24]" office:value-type="float" office:value="0" calcext:value-type="float">
            <text:p>0.00</text:p>
          </table:table-cell>
          <table:table-cell table:formula="of:=[$'ScSp Time'.L24]" office:value-type="float" office:value="0" calcext:value-type="float">
            <text:p>0.00</text:p>
          </table:table-cell>
          <table:table-cell table:formula="of:=[$'ScSp Time'.M24]" office:value-type="float" office:value="0" calcext:value-type="float">
            <text:p>0.00</text:p>
          </table:table-cell>
          <table:table-cell table:formula="of:=[$'ScSp Time'.N24]" office:value-type="float" office:value="0" calcext:value-type="float">
            <text:p>0.00</text:p>
          </table:table-cell>
          <table:table-cell table:formula="of:=[$'McSp Time'.I24]" office:value-type="float" office:value="0" calcext:value-type="float">
            <text:p>0.00</text:p>
          </table:table-cell>
          <table:table-cell table:formula="of:=[$'McSp Time'.J24]" office:value-type="float" office:value="0" calcext:value-type="float">
            <text:p>0.00</text:p>
          </table:table-cell>
          <table:table-cell table:formula="of:=[$'McSp Time'.K24]" office:value-type="float" office:value="0" calcext:value-type="float">
            <text:p>0.00</text:p>
          </table:table-cell>
          <table:table-cell table:formula="of:=[$'McSp Time'.L24]" office:value-type="float" office:value="0" calcext:value-type="float">
            <text:p>0.00</text:p>
          </table:table-cell>
          <table:table-cell table:formula="of:=[$'McSp Time'.M24]" office:value-type="float" office:value="0" calcext:value-type="float">
            <text:p>0.00</text:p>
          </table:table-cell>
          <table:table-cell table:formula="of:=[$'McSp Time'.N24]" office:value-type="float" office:value="0" calcext:value-type="float">
            <text:p>0.00</text:p>
          </table:table-cell>
          <table:table-cell table:formula="of:=[$'ScMp Time'.I24]" office:value-type="float" office:value="0" calcext:value-type="float">
            <text:p>0.00</text:p>
          </table:table-cell>
          <table:table-cell table:formula="of:=[$'ScMp Time'.J24]" office:value-type="float" office:value="0" calcext:value-type="float">
            <text:p>0.00</text:p>
          </table:table-cell>
          <table:table-cell table:formula="of:=[$'ScMp Time'.K24]" office:value-type="float" office:value="0" calcext:value-type="float">
            <text:p>0.00</text:p>
          </table:table-cell>
          <table:table-cell table:formula="of:=[$'ScMp Time'.L24]" office:value-type="float" office:value="0" calcext:value-type="float">
            <text:p>0.00</text:p>
          </table:table-cell>
          <table:table-cell table:formula="of:=[$'ScMp Time'.M24]" office:value-type="float" office:value="0" calcext:value-type="float">
            <text:p>0.00</text:p>
          </table:table-cell>
          <table:table-cell table:formula="of:=[$'ScMp Time'.N24]" office:value-type="float" office:value="0" calcext:value-type="float">
            <text:p>0.00</text:p>
          </table:table-cell>
          <table:table-cell table:formula="of:=[$'McMp Time'.I24]" office:value-type="float" office:value="0" calcext:value-type="float">
            <text:p>0.00</text:p>
          </table:table-cell>
          <table:table-cell table:formula="of:=[$'McMp Time'.J24]" office:value-type="float" office:value="0" calcext:value-type="float">
            <text:p>0.00</text:p>
          </table:table-cell>
          <table:table-cell table:formula="of:=[$'McMp Time'.K24]" office:value-type="float" office:value="0" calcext:value-type="float">
            <text:p>0.00</text:p>
          </table:table-cell>
          <table:table-cell table:formula="of:=[$'McMp Time'.L24]" office:value-type="float" office:value="0" calcext:value-type="float">
            <text:p>0.00</text:p>
          </table:table-cell>
          <table:table-cell table:formula="of:=[$'McMp Time'.M24]" office:value-type="float" office:value="0" calcext:value-type="float">
            <text:p>0.00</text:p>
          </table:table-cell>
          <table:table-cell table:formula="of:=[$'McMp Time'.N24]" office:value-type="float" office:value="0" calcext:value-type="float">
            <text:p>0.00</text:p>
          </table:table-cell>
          <table:table-cell table:formula="of:=[$'PC Time'.I24]" office:value-type="float" office:value="0" calcext:value-type="float">
            <text:p>0.00</text:p>
          </table:table-cell>
          <table:table-cell table:formula="of:=[$'PC Time'.J24]" office:value-type="float" office:value="0" calcext:value-type="float">
            <text:p>0.00</text:p>
          </table:table-cell>
          <table:table-cell table:formula="of:=[$'PC Time'.K24]" office:value-type="float" office:value="0" calcext:value-type="float">
            <text:p>0.00</text:p>
          </table:table-cell>
          <table:table-cell table:formula="of:=[$'PC Time'.L24]" office:value-type="float" office:value="0" calcext:value-type="float">
            <text:p>0.00</text:p>
          </table:table-cell>
          <table:table-cell table:formula="of:=[$'PC Time'.M24]" office:value-type="float" office:value="0" calcext:value-type="float">
            <text:p>0.00</text:p>
          </table:table-cell>
          <table:table-cell table:formula="of:=[$'PC Time'.N24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25]" office:value-type="float" office:value="0" calcext:value-type="float">
            <text:p>0.00</text:p>
          </table:table-cell>
          <table:table-cell table:formula="of:=[$'ScSp Time'.J25]" office:value-type="float" office:value="0" calcext:value-type="float">
            <text:p>0.00</text:p>
          </table:table-cell>
          <table:table-cell table:formula="of:=[$'ScSp Time'.K25]" office:value-type="float" office:value="0" calcext:value-type="float">
            <text:p>0.00</text:p>
          </table:table-cell>
          <table:table-cell table:formula="of:=[$'ScSp Time'.L25]" office:value-type="float" office:value="0" calcext:value-type="float">
            <text:p>0.00</text:p>
          </table:table-cell>
          <table:table-cell table:formula="of:=[$'ScSp Time'.M25]" office:value-type="float" office:value="0" calcext:value-type="float">
            <text:p>0.00</text:p>
          </table:table-cell>
          <table:table-cell table:formula="of:=[$'ScSp Time'.N25]" office:value-type="float" office:value="0" calcext:value-type="float">
            <text:p>0.00</text:p>
          </table:table-cell>
          <table:table-cell table:formula="of:=[$'McSp Time'.I25]" office:value-type="float" office:value="0" calcext:value-type="float">
            <text:p>0.00</text:p>
          </table:table-cell>
          <table:table-cell table:formula="of:=[$'McSp Time'.J25]" office:value-type="float" office:value="0" calcext:value-type="float">
            <text:p>0.00</text:p>
          </table:table-cell>
          <table:table-cell table:formula="of:=[$'McSp Time'.K25]" office:value-type="float" office:value="0" calcext:value-type="float">
            <text:p>0.00</text:p>
          </table:table-cell>
          <table:table-cell table:formula="of:=[$'McSp Time'.L25]" office:value-type="float" office:value="0" calcext:value-type="float">
            <text:p>0.00</text:p>
          </table:table-cell>
          <table:table-cell table:formula="of:=[$'McSp Time'.M25]" office:value-type="float" office:value="0" calcext:value-type="float">
            <text:p>0.00</text:p>
          </table:table-cell>
          <table:table-cell table:formula="of:=[$'McSp Time'.N25]" office:value-type="float" office:value="0" calcext:value-type="float">
            <text:p>0.00</text:p>
          </table:table-cell>
          <table:table-cell table:formula="of:=[$'ScMp Time'.I25]" office:value-type="float" office:value="0" calcext:value-type="float">
            <text:p>0.00</text:p>
          </table:table-cell>
          <table:table-cell table:formula="of:=[$'ScMp Time'.J25]" office:value-type="float" office:value="0" calcext:value-type="float">
            <text:p>0.00</text:p>
          </table:table-cell>
          <table:table-cell table:formula="of:=[$'ScMp Time'.K25]" office:value-type="float" office:value="0" calcext:value-type="float">
            <text:p>0.00</text:p>
          </table:table-cell>
          <table:table-cell table:formula="of:=[$'ScMp Time'.L25]" office:value-type="float" office:value="0" calcext:value-type="float">
            <text:p>0.00</text:p>
          </table:table-cell>
          <table:table-cell table:formula="of:=[$'ScMp Time'.M25]" office:value-type="float" office:value="0" calcext:value-type="float">
            <text:p>0.00</text:p>
          </table:table-cell>
          <table:table-cell table:formula="of:=[$'ScMp Time'.N25]" office:value-type="float" office:value="0" calcext:value-type="float">
            <text:p>0.00</text:p>
          </table:table-cell>
          <table:table-cell table:formula="of:=[$'McMp Time'.I25]" office:value-type="float" office:value="0" calcext:value-type="float">
            <text:p>0.00</text:p>
          </table:table-cell>
          <table:table-cell table:formula="of:=[$'McMp Time'.J25]" office:value-type="float" office:value="0" calcext:value-type="float">
            <text:p>0.00</text:p>
          </table:table-cell>
          <table:table-cell table:formula="of:=[$'McMp Time'.K25]" office:value-type="float" office:value="0" calcext:value-type="float">
            <text:p>0.00</text:p>
          </table:table-cell>
          <table:table-cell table:formula="of:=[$'McMp Time'.L25]" office:value-type="float" office:value="0" calcext:value-type="float">
            <text:p>0.00</text:p>
          </table:table-cell>
          <table:table-cell table:formula="of:=[$'McMp Time'.M25]" office:value-type="float" office:value="0" calcext:value-type="float">
            <text:p>0.00</text:p>
          </table:table-cell>
          <table:table-cell table:formula="of:=[$'McMp Time'.N25]" office:value-type="float" office:value="0" calcext:value-type="float">
            <text:p>0.00</text:p>
          </table:table-cell>
          <table:table-cell table:formula="of:=[$'PC Time'.I25]" office:value-type="float" office:value="0" calcext:value-type="float">
            <text:p>0.00</text:p>
          </table:table-cell>
          <table:table-cell table:formula="of:=[$'PC Time'.J25]" office:value-type="float" office:value="0" calcext:value-type="float">
            <text:p>0.00</text:p>
          </table:table-cell>
          <table:table-cell table:formula="of:=[$'PC Time'.K25]" office:value-type="float" office:value="0" calcext:value-type="float">
            <text:p>0.00</text:p>
          </table:table-cell>
          <table:table-cell table:formula="of:=[$'PC Time'.L25]" office:value-type="float" office:value="0" calcext:value-type="float">
            <text:p>0.00</text:p>
          </table:table-cell>
          <table:table-cell table:formula="of:=[$'PC Time'.M25]" office:value-type="float" office:value="0" calcext:value-type="float">
            <text:p>0.00</text:p>
          </table:table-cell>
          <table:table-cell table:formula="of:=[$'PC Time'.N25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26]" office:value-type="float" office:value="0" calcext:value-type="float">
            <text:p>0.00</text:p>
          </table:table-cell>
          <table:table-cell table:formula="of:=[$'ScSp Time'.J26]" office:value-type="float" office:value="0" calcext:value-type="float">
            <text:p>0.00</text:p>
          </table:table-cell>
          <table:table-cell table:formula="of:=[$'ScSp Time'.K26]" office:value-type="float" office:value="0" calcext:value-type="float">
            <text:p>0.00</text:p>
          </table:table-cell>
          <table:table-cell table:formula="of:=[$'ScSp Time'.L26]" office:value-type="float" office:value="0" calcext:value-type="float">
            <text:p>0.00</text:p>
          </table:table-cell>
          <table:table-cell table:formula="of:=[$'ScSp Time'.M26]" office:value-type="float" office:value="0" calcext:value-type="float">
            <text:p>0.00</text:p>
          </table:table-cell>
          <table:table-cell table:formula="of:=[$'ScSp Time'.N26]" office:value-type="float" office:value="0" calcext:value-type="float">
            <text:p>0.00</text:p>
          </table:table-cell>
          <table:table-cell table:formula="of:=[$'McSp Time'.I26]" office:value-type="float" office:value="0" calcext:value-type="float">
            <text:p>0.00</text:p>
          </table:table-cell>
          <table:table-cell table:formula="of:=[$'McSp Time'.J26]" office:value-type="float" office:value="0" calcext:value-type="float">
            <text:p>0.00</text:p>
          </table:table-cell>
          <table:table-cell table:formula="of:=[$'McSp Time'.K26]" office:value-type="float" office:value="0" calcext:value-type="float">
            <text:p>0.00</text:p>
          </table:table-cell>
          <table:table-cell table:formula="of:=[$'McSp Time'.L26]" office:value-type="float" office:value="0" calcext:value-type="float">
            <text:p>0.00</text:p>
          </table:table-cell>
          <table:table-cell table:formula="of:=[$'McSp Time'.M26]" office:value-type="float" office:value="0" calcext:value-type="float">
            <text:p>0.00</text:p>
          </table:table-cell>
          <table:table-cell table:formula="of:=[$'McSp Time'.N26]" office:value-type="float" office:value="0" calcext:value-type="float">
            <text:p>0.00</text:p>
          </table:table-cell>
          <table:table-cell table:formula="of:=[$'ScMp Time'.I26]" office:value-type="float" office:value="0" calcext:value-type="float">
            <text:p>0.00</text:p>
          </table:table-cell>
          <table:table-cell table:formula="of:=[$'ScMp Time'.J26]" office:value-type="float" office:value="0" calcext:value-type="float">
            <text:p>0.00</text:p>
          </table:table-cell>
          <table:table-cell table:formula="of:=[$'ScMp Time'.K26]" office:value-type="float" office:value="0" calcext:value-type="float">
            <text:p>0.00</text:p>
          </table:table-cell>
          <table:table-cell table:formula="of:=[$'ScMp Time'.L26]" office:value-type="float" office:value="0" calcext:value-type="float">
            <text:p>0.00</text:p>
          </table:table-cell>
          <table:table-cell table:formula="of:=[$'ScMp Time'.M26]" office:value-type="float" office:value="0" calcext:value-type="float">
            <text:p>0.00</text:p>
          </table:table-cell>
          <table:table-cell table:formula="of:=[$'ScMp Time'.N26]" office:value-type="float" office:value="0" calcext:value-type="float">
            <text:p>0.00</text:p>
          </table:table-cell>
          <table:table-cell table:formula="of:=[$'McMp Time'.I26]" office:value-type="float" office:value="0" calcext:value-type="float">
            <text:p>0.00</text:p>
          </table:table-cell>
          <table:table-cell table:formula="of:=[$'McMp Time'.J26]" office:value-type="float" office:value="0" calcext:value-type="float">
            <text:p>0.00</text:p>
          </table:table-cell>
          <table:table-cell table:formula="of:=[$'McMp Time'.K26]" office:value-type="float" office:value="0" calcext:value-type="float">
            <text:p>0.00</text:p>
          </table:table-cell>
          <table:table-cell table:formula="of:=[$'McMp Time'.L26]" office:value-type="float" office:value="0" calcext:value-type="float">
            <text:p>0.00</text:p>
          </table:table-cell>
          <table:table-cell table:formula="of:=[$'McMp Time'.M26]" office:value-type="float" office:value="0" calcext:value-type="float">
            <text:p>0.00</text:p>
          </table:table-cell>
          <table:table-cell table:formula="of:=[$'McMp Time'.N26]" office:value-type="float" office:value="0" calcext:value-type="float">
            <text:p>0.00</text:p>
          </table:table-cell>
          <table:table-cell table:formula="of:=[$'PC Time'.I26]" office:value-type="float" office:value="0" calcext:value-type="float">
            <text:p>0.00</text:p>
          </table:table-cell>
          <table:table-cell table:formula="of:=[$'PC Time'.J26]" office:value-type="float" office:value="0" calcext:value-type="float">
            <text:p>0.00</text:p>
          </table:table-cell>
          <table:table-cell table:formula="of:=[$'PC Time'.K26]" office:value-type="float" office:value="0" calcext:value-type="float">
            <text:p>0.00</text:p>
          </table:table-cell>
          <table:table-cell table:formula="of:=[$'PC Time'.L26]" office:value-type="float" office:value="0" calcext:value-type="float">
            <text:p>0.00</text:p>
          </table:table-cell>
          <table:table-cell table:formula="of:=[$'PC Time'.M26]" office:value-type="float" office:value="0" calcext:value-type="float">
            <text:p>0.00</text:p>
          </table:table-cell>
          <table:table-cell table:formula="of:=[$'PC Time'.N26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27]" office:value-type="float" office:value="0" calcext:value-type="float">
            <text:p>0.00</text:p>
          </table:table-cell>
          <table:table-cell table:formula="of:=[$'ScSp Time'.J27]" office:value-type="float" office:value="0" calcext:value-type="float">
            <text:p>0.00</text:p>
          </table:table-cell>
          <table:table-cell table:formula="of:=[$'ScSp Time'.K27]" office:value-type="float" office:value="0" calcext:value-type="float">
            <text:p>0.00</text:p>
          </table:table-cell>
          <table:table-cell table:formula="of:=[$'ScSp Time'.L27]" office:value-type="float" office:value="0" calcext:value-type="float">
            <text:p>0.00</text:p>
          </table:table-cell>
          <table:table-cell table:formula="of:=[$'ScSp Time'.M27]" office:value-type="float" office:value="0" calcext:value-type="float">
            <text:p>0.00</text:p>
          </table:table-cell>
          <table:table-cell table:formula="of:=[$'ScSp Time'.N27]" office:value-type="float" office:value="0" calcext:value-type="float">
            <text:p>0.00</text:p>
          </table:table-cell>
          <table:table-cell table:formula="of:=[$'McSp Time'.I27]" office:value-type="float" office:value="0" calcext:value-type="float">
            <text:p>0.00</text:p>
          </table:table-cell>
          <table:table-cell table:formula="of:=[$'McSp Time'.J27]" office:value-type="float" office:value="0" calcext:value-type="float">
            <text:p>0.00</text:p>
          </table:table-cell>
          <table:table-cell table:formula="of:=[$'McSp Time'.K27]" office:value-type="float" office:value="0" calcext:value-type="float">
            <text:p>0.00</text:p>
          </table:table-cell>
          <table:table-cell table:formula="of:=[$'McSp Time'.L27]" office:value-type="float" office:value="0" calcext:value-type="float">
            <text:p>0.00</text:p>
          </table:table-cell>
          <table:table-cell table:formula="of:=[$'McSp Time'.M27]" office:value-type="float" office:value="0" calcext:value-type="float">
            <text:p>0.00</text:p>
          </table:table-cell>
          <table:table-cell table:formula="of:=[$'McSp Time'.N27]" office:value-type="float" office:value="0" calcext:value-type="float">
            <text:p>0.00</text:p>
          </table:table-cell>
          <table:table-cell table:formula="of:=[$'ScMp Time'.I27]" office:value-type="float" office:value="0" calcext:value-type="float">
            <text:p>0.00</text:p>
          </table:table-cell>
          <table:table-cell table:formula="of:=[$'ScMp Time'.J27]" office:value-type="float" office:value="0" calcext:value-type="float">
            <text:p>0.00</text:p>
          </table:table-cell>
          <table:table-cell table:formula="of:=[$'ScMp Time'.K27]" office:value-type="float" office:value="0" calcext:value-type="float">
            <text:p>0.00</text:p>
          </table:table-cell>
          <table:table-cell table:formula="of:=[$'ScMp Time'.L27]" office:value-type="float" office:value="0" calcext:value-type="float">
            <text:p>0.00</text:p>
          </table:table-cell>
          <table:table-cell table:formula="of:=[$'ScMp Time'.M27]" office:value-type="float" office:value="0" calcext:value-type="float">
            <text:p>0.00</text:p>
          </table:table-cell>
          <table:table-cell table:formula="of:=[$'ScMp Time'.N27]" office:value-type="float" office:value="0" calcext:value-type="float">
            <text:p>0.00</text:p>
          </table:table-cell>
          <table:table-cell table:formula="of:=[$'McMp Time'.I27]" office:value-type="float" office:value="0" calcext:value-type="float">
            <text:p>0.00</text:p>
          </table:table-cell>
          <table:table-cell table:formula="of:=[$'McMp Time'.J27]" office:value-type="float" office:value="0" calcext:value-type="float">
            <text:p>0.00</text:p>
          </table:table-cell>
          <table:table-cell table:formula="of:=[$'McMp Time'.K27]" office:value-type="float" office:value="0" calcext:value-type="float">
            <text:p>0.00</text:p>
          </table:table-cell>
          <table:table-cell table:formula="of:=[$'McMp Time'.L27]" office:value-type="float" office:value="0" calcext:value-type="float">
            <text:p>0.00</text:p>
          </table:table-cell>
          <table:table-cell table:formula="of:=[$'McMp Time'.M27]" office:value-type="float" office:value="0" calcext:value-type="float">
            <text:p>0.00</text:p>
          </table:table-cell>
          <table:table-cell table:formula="of:=[$'McMp Time'.N27]" office:value-type="float" office:value="0" calcext:value-type="float">
            <text:p>0.00</text:p>
          </table:table-cell>
          <table:table-cell table:formula="of:=[$'PC Time'.I27]" office:value-type="float" office:value="0" calcext:value-type="float">
            <text:p>0.00</text:p>
          </table:table-cell>
          <table:table-cell table:formula="of:=[$'PC Time'.J27]" office:value-type="float" office:value="0" calcext:value-type="float">
            <text:p>0.00</text:p>
          </table:table-cell>
          <table:table-cell table:formula="of:=[$'PC Time'.K27]" office:value-type="float" office:value="0" calcext:value-type="float">
            <text:p>0.00</text:p>
          </table:table-cell>
          <table:table-cell table:formula="of:=[$'PC Time'.L27]" office:value-type="float" office:value="0" calcext:value-type="float">
            <text:p>0.00</text:p>
          </table:table-cell>
          <table:table-cell table:formula="of:=[$'PC Time'.M27]" office:value-type="float" office:value="0" calcext:value-type="float">
            <text:p>0.00</text:p>
          </table:table-cell>
          <table:table-cell table:formula="of:=[$'PC Time'.N27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28]" office:value-type="float" office:value="0" calcext:value-type="float">
            <text:p>0.00</text:p>
          </table:table-cell>
          <table:table-cell table:formula="of:=[$'ScSp Time'.J28]" office:value-type="float" office:value="0" calcext:value-type="float">
            <text:p>0.00</text:p>
          </table:table-cell>
          <table:table-cell table:formula="of:=[$'ScSp Time'.K28]" office:value-type="float" office:value="0" calcext:value-type="float">
            <text:p>0.00</text:p>
          </table:table-cell>
          <table:table-cell table:formula="of:=[$'ScSp Time'.L28]" office:value-type="float" office:value="0" calcext:value-type="float">
            <text:p>0.00</text:p>
          </table:table-cell>
          <table:table-cell table:formula="of:=[$'ScSp Time'.M28]" office:value-type="float" office:value="0" calcext:value-type="float">
            <text:p>0.00</text:p>
          </table:table-cell>
          <table:table-cell table:formula="of:=[$'ScSp Time'.N28]" office:value-type="float" office:value="0" calcext:value-type="float">
            <text:p>0.00</text:p>
          </table:table-cell>
          <table:table-cell table:formula="of:=[$'McSp Time'.I28]" office:value-type="float" office:value="0" calcext:value-type="float">
            <text:p>0.00</text:p>
          </table:table-cell>
          <table:table-cell table:formula="of:=[$'McSp Time'.J28]" office:value-type="float" office:value="0" calcext:value-type="float">
            <text:p>0.00</text:p>
          </table:table-cell>
          <table:table-cell table:formula="of:=[$'McSp Time'.K28]" office:value-type="float" office:value="0" calcext:value-type="float">
            <text:p>0.00</text:p>
          </table:table-cell>
          <table:table-cell table:formula="of:=[$'McSp Time'.L28]" office:value-type="float" office:value="0" calcext:value-type="float">
            <text:p>0.00</text:p>
          </table:table-cell>
          <table:table-cell table:formula="of:=[$'McSp Time'.M28]" office:value-type="float" office:value="0" calcext:value-type="float">
            <text:p>0.00</text:p>
          </table:table-cell>
          <table:table-cell table:formula="of:=[$'McSp Time'.N28]" office:value-type="float" office:value="0" calcext:value-type="float">
            <text:p>0.00</text:p>
          </table:table-cell>
          <table:table-cell table:formula="of:=[$'ScMp Time'.I28]" office:value-type="float" office:value="0" calcext:value-type="float">
            <text:p>0.00</text:p>
          </table:table-cell>
          <table:table-cell table:formula="of:=[$'ScMp Time'.J28]" office:value-type="float" office:value="0" calcext:value-type="float">
            <text:p>0.00</text:p>
          </table:table-cell>
          <table:table-cell table:formula="of:=[$'ScMp Time'.K28]" office:value-type="float" office:value="0" calcext:value-type="float">
            <text:p>0.00</text:p>
          </table:table-cell>
          <table:table-cell table:formula="of:=[$'ScMp Time'.L28]" office:value-type="float" office:value="0" calcext:value-type="float">
            <text:p>0.00</text:p>
          </table:table-cell>
          <table:table-cell table:formula="of:=[$'ScMp Time'.M28]" office:value-type="float" office:value="0" calcext:value-type="float">
            <text:p>0.00</text:p>
          </table:table-cell>
          <table:table-cell table:formula="of:=[$'ScMp Time'.N28]" office:value-type="float" office:value="0" calcext:value-type="float">
            <text:p>0.00</text:p>
          </table:table-cell>
          <table:table-cell table:formula="of:=[$'McMp Time'.I28]" office:value-type="float" office:value="0" calcext:value-type="float">
            <text:p>0.00</text:p>
          </table:table-cell>
          <table:table-cell table:formula="of:=[$'McMp Time'.J28]" office:value-type="float" office:value="0" calcext:value-type="float">
            <text:p>0.00</text:p>
          </table:table-cell>
          <table:table-cell table:formula="of:=[$'McMp Time'.K28]" office:value-type="float" office:value="0" calcext:value-type="float">
            <text:p>0.00</text:p>
          </table:table-cell>
          <table:table-cell table:formula="of:=[$'McMp Time'.L28]" office:value-type="float" office:value="0" calcext:value-type="float">
            <text:p>0.00</text:p>
          </table:table-cell>
          <table:table-cell table:formula="of:=[$'McMp Time'.M28]" office:value-type="float" office:value="0" calcext:value-type="float">
            <text:p>0.00</text:p>
          </table:table-cell>
          <table:table-cell table:formula="of:=[$'McMp Time'.N28]" office:value-type="float" office:value="0" calcext:value-type="float">
            <text:p>0.00</text:p>
          </table:table-cell>
          <table:table-cell table:formula="of:=[$'PC Time'.I28]" office:value-type="float" office:value="0" calcext:value-type="float">
            <text:p>0.00</text:p>
          </table:table-cell>
          <table:table-cell table:formula="of:=[$'PC Time'.J28]" office:value-type="float" office:value="0" calcext:value-type="float">
            <text:p>0.00</text:p>
          </table:table-cell>
          <table:table-cell table:formula="of:=[$'PC Time'.K28]" office:value-type="float" office:value="0" calcext:value-type="float">
            <text:p>0.00</text:p>
          </table:table-cell>
          <table:table-cell table:formula="of:=[$'PC Time'.L28]" office:value-type="float" office:value="0" calcext:value-type="float">
            <text:p>0.00</text:p>
          </table:table-cell>
          <table:table-cell table:formula="of:=[$'PC Time'.M28]" office:value-type="float" office:value="0" calcext:value-type="float">
            <text:p>0.00</text:p>
          </table:table-cell>
          <table:table-cell table:formula="of:=[$'PC Time'.N28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29]" office:value-type="float" office:value="0" calcext:value-type="float">
            <text:p>0.00</text:p>
          </table:table-cell>
          <table:table-cell table:formula="of:=[$'ScSp Time'.J29]" office:value-type="float" office:value="0" calcext:value-type="float">
            <text:p>0.00</text:p>
          </table:table-cell>
          <table:table-cell table:formula="of:=[$'ScSp Time'.K29]" office:value-type="float" office:value="0" calcext:value-type="float">
            <text:p>0.00</text:p>
          </table:table-cell>
          <table:table-cell table:formula="of:=[$'ScSp Time'.L29]" office:value-type="float" office:value="0" calcext:value-type="float">
            <text:p>0.00</text:p>
          </table:table-cell>
          <table:table-cell table:formula="of:=[$'ScSp Time'.M29]" office:value-type="float" office:value="0" calcext:value-type="float">
            <text:p>0.00</text:p>
          </table:table-cell>
          <table:table-cell table:formula="of:=[$'ScSp Time'.N29]" office:value-type="float" office:value="0" calcext:value-type="float">
            <text:p>0.00</text:p>
          </table:table-cell>
          <table:table-cell table:formula="of:=[$'McSp Time'.I29]" office:value-type="float" office:value="0" calcext:value-type="float">
            <text:p>0.00</text:p>
          </table:table-cell>
          <table:table-cell table:formula="of:=[$'McSp Time'.J29]" office:value-type="float" office:value="0" calcext:value-type="float">
            <text:p>0.00</text:p>
          </table:table-cell>
          <table:table-cell table:formula="of:=[$'McSp Time'.K29]" office:value-type="float" office:value="0" calcext:value-type="float">
            <text:p>0.00</text:p>
          </table:table-cell>
          <table:table-cell table:formula="of:=[$'McSp Time'.L29]" office:value-type="float" office:value="0" calcext:value-type="float">
            <text:p>0.00</text:p>
          </table:table-cell>
          <table:table-cell table:formula="of:=[$'McSp Time'.M29]" office:value-type="float" office:value="0" calcext:value-type="float">
            <text:p>0.00</text:p>
          </table:table-cell>
          <table:table-cell table:formula="of:=[$'McSp Time'.N29]" office:value-type="float" office:value="0" calcext:value-type="float">
            <text:p>0.00</text:p>
          </table:table-cell>
          <table:table-cell table:formula="of:=[$'ScMp Time'.I29]" office:value-type="float" office:value="0" calcext:value-type="float">
            <text:p>0.00</text:p>
          </table:table-cell>
          <table:table-cell table:formula="of:=[$'ScMp Time'.J29]" office:value-type="float" office:value="0" calcext:value-type="float">
            <text:p>0.00</text:p>
          </table:table-cell>
          <table:table-cell table:formula="of:=[$'ScMp Time'.K29]" office:value-type="float" office:value="0" calcext:value-type="float">
            <text:p>0.00</text:p>
          </table:table-cell>
          <table:table-cell table:formula="of:=[$'ScMp Time'.L29]" office:value-type="float" office:value="0" calcext:value-type="float">
            <text:p>0.00</text:p>
          </table:table-cell>
          <table:table-cell table:formula="of:=[$'ScMp Time'.M29]" office:value-type="float" office:value="0" calcext:value-type="float">
            <text:p>0.00</text:p>
          </table:table-cell>
          <table:table-cell table:formula="of:=[$'ScMp Time'.N29]" office:value-type="float" office:value="0" calcext:value-type="float">
            <text:p>0.00</text:p>
          </table:table-cell>
          <table:table-cell table:formula="of:=[$'McMp Time'.I29]" office:value-type="float" office:value="0" calcext:value-type="float">
            <text:p>0.00</text:p>
          </table:table-cell>
          <table:table-cell table:formula="of:=[$'McMp Time'.J29]" office:value-type="float" office:value="0" calcext:value-type="float">
            <text:p>0.00</text:p>
          </table:table-cell>
          <table:table-cell table:formula="of:=[$'McMp Time'.K29]" office:value-type="float" office:value="0" calcext:value-type="float">
            <text:p>0.00</text:p>
          </table:table-cell>
          <table:table-cell table:formula="of:=[$'McMp Time'.L29]" office:value-type="float" office:value="0" calcext:value-type="float">
            <text:p>0.00</text:p>
          </table:table-cell>
          <table:table-cell table:formula="of:=[$'McMp Time'.M29]" office:value-type="float" office:value="0" calcext:value-type="float">
            <text:p>0.00</text:p>
          </table:table-cell>
          <table:table-cell table:formula="of:=[$'McMp Time'.N29]" office:value-type="float" office:value="0" calcext:value-type="float">
            <text:p>0.00</text:p>
          </table:table-cell>
          <table:table-cell table:formula="of:=[$'PC Time'.I29]" office:value-type="float" office:value="0" calcext:value-type="float">
            <text:p>0.00</text:p>
          </table:table-cell>
          <table:table-cell table:formula="of:=[$'PC Time'.J29]" office:value-type="float" office:value="0" calcext:value-type="float">
            <text:p>0.00</text:p>
          </table:table-cell>
          <table:table-cell table:formula="of:=[$'PC Time'.K29]" office:value-type="float" office:value="0" calcext:value-type="float">
            <text:p>0.00</text:p>
          </table:table-cell>
          <table:table-cell table:formula="of:=[$'PC Time'.L29]" office:value-type="float" office:value="0" calcext:value-type="float">
            <text:p>0.00</text:p>
          </table:table-cell>
          <table:table-cell table:formula="of:=[$'PC Time'.M29]" office:value-type="float" office:value="0" calcext:value-type="float">
            <text:p>0.00</text:p>
          </table:table-cell>
          <table:table-cell table:formula="of:=[$'PC Time'.N29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0]" office:value-type="float" office:value="0" calcext:value-type="float">
            <text:p>0.00</text:p>
          </table:table-cell>
          <table:table-cell table:formula="of:=[$'ScSp Time'.J30]" office:value-type="float" office:value="0" calcext:value-type="float">
            <text:p>0.00</text:p>
          </table:table-cell>
          <table:table-cell table:formula="of:=[$'ScSp Time'.K30]" office:value-type="float" office:value="0" calcext:value-type="float">
            <text:p>0.00</text:p>
          </table:table-cell>
          <table:table-cell table:formula="of:=[$'ScSp Time'.L30]" office:value-type="float" office:value="0" calcext:value-type="float">
            <text:p>0.00</text:p>
          </table:table-cell>
          <table:table-cell table:formula="of:=[$'ScSp Time'.M30]" office:value-type="float" office:value="0" calcext:value-type="float">
            <text:p>0.00</text:p>
          </table:table-cell>
          <table:table-cell table:formula="of:=[$'ScSp Time'.N30]" office:value-type="float" office:value="0" calcext:value-type="float">
            <text:p>0.00</text:p>
          </table:table-cell>
          <table:table-cell table:formula="of:=[$'McSp Time'.I30]" office:value-type="float" office:value="0" calcext:value-type="float">
            <text:p>0.00</text:p>
          </table:table-cell>
          <table:table-cell table:formula="of:=[$'McSp Time'.J30]" office:value-type="float" office:value="0" calcext:value-type="float">
            <text:p>0.00</text:p>
          </table:table-cell>
          <table:table-cell table:formula="of:=[$'McSp Time'.K30]" office:value-type="float" office:value="0" calcext:value-type="float">
            <text:p>0.00</text:p>
          </table:table-cell>
          <table:table-cell table:formula="of:=[$'McSp Time'.L30]" office:value-type="float" office:value="0" calcext:value-type="float">
            <text:p>0.00</text:p>
          </table:table-cell>
          <table:table-cell table:formula="of:=[$'McSp Time'.M30]" office:value-type="float" office:value="0" calcext:value-type="float">
            <text:p>0.00</text:p>
          </table:table-cell>
          <table:table-cell table:formula="of:=[$'McSp Time'.N30]" office:value-type="float" office:value="0" calcext:value-type="float">
            <text:p>0.00</text:p>
          </table:table-cell>
          <table:table-cell table:formula="of:=[$'ScMp Time'.I30]" office:value-type="float" office:value="0" calcext:value-type="float">
            <text:p>0.00</text:p>
          </table:table-cell>
          <table:table-cell table:formula="of:=[$'ScMp Time'.J30]" office:value-type="float" office:value="0" calcext:value-type="float">
            <text:p>0.00</text:p>
          </table:table-cell>
          <table:table-cell table:formula="of:=[$'ScMp Time'.K30]" office:value-type="float" office:value="0" calcext:value-type="float">
            <text:p>0.00</text:p>
          </table:table-cell>
          <table:table-cell table:formula="of:=[$'ScMp Time'.L30]" office:value-type="float" office:value="0" calcext:value-type="float">
            <text:p>0.00</text:p>
          </table:table-cell>
          <table:table-cell table:formula="of:=[$'ScMp Time'.M30]" office:value-type="float" office:value="0" calcext:value-type="float">
            <text:p>0.00</text:p>
          </table:table-cell>
          <table:table-cell table:formula="of:=[$'ScMp Time'.N30]" office:value-type="float" office:value="0" calcext:value-type="float">
            <text:p>0.00</text:p>
          </table:table-cell>
          <table:table-cell table:formula="of:=[$'McMp Time'.I30]" office:value-type="float" office:value="0" calcext:value-type="float">
            <text:p>0.00</text:p>
          </table:table-cell>
          <table:table-cell table:formula="of:=[$'McMp Time'.J30]" office:value-type="float" office:value="0" calcext:value-type="float">
            <text:p>0.00</text:p>
          </table:table-cell>
          <table:table-cell table:formula="of:=[$'McMp Time'.K30]" office:value-type="float" office:value="0" calcext:value-type="float">
            <text:p>0.00</text:p>
          </table:table-cell>
          <table:table-cell table:formula="of:=[$'McMp Time'.L30]" office:value-type="float" office:value="0" calcext:value-type="float">
            <text:p>0.00</text:p>
          </table:table-cell>
          <table:table-cell table:formula="of:=[$'McMp Time'.M30]" office:value-type="float" office:value="0" calcext:value-type="float">
            <text:p>0.00</text:p>
          </table:table-cell>
          <table:table-cell table:formula="of:=[$'McMp Time'.N30]" office:value-type="float" office:value="0" calcext:value-type="float">
            <text:p>0.00</text:p>
          </table:table-cell>
          <table:table-cell table:formula="of:=[$'PC Time'.I30]" office:value-type="float" office:value="0" calcext:value-type="float">
            <text:p>0.00</text:p>
          </table:table-cell>
          <table:table-cell table:formula="of:=[$'PC Time'.J30]" office:value-type="float" office:value="0" calcext:value-type="float">
            <text:p>0.00</text:p>
          </table:table-cell>
          <table:table-cell table:formula="of:=[$'PC Time'.K30]" office:value-type="float" office:value="0" calcext:value-type="float">
            <text:p>0.00</text:p>
          </table:table-cell>
          <table:table-cell table:formula="of:=[$'PC Time'.L30]" office:value-type="float" office:value="0" calcext:value-type="float">
            <text:p>0.00</text:p>
          </table:table-cell>
          <table:table-cell table:formula="of:=[$'PC Time'.M30]" office:value-type="float" office:value="0" calcext:value-type="float">
            <text:p>0.00</text:p>
          </table:table-cell>
          <table:table-cell table:formula="of:=[$'PC Time'.N30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1]" office:value-type="float" office:value="0" calcext:value-type="float">
            <text:p>0.00</text:p>
          </table:table-cell>
          <table:table-cell table:formula="of:=[$'ScSp Time'.J31]" office:value-type="float" office:value="0" calcext:value-type="float">
            <text:p>0.00</text:p>
          </table:table-cell>
          <table:table-cell table:formula="of:=[$'ScSp Time'.K31]" office:value-type="float" office:value="0" calcext:value-type="float">
            <text:p>0.00</text:p>
          </table:table-cell>
          <table:table-cell table:formula="of:=[$'ScSp Time'.L31]" office:value-type="float" office:value="0" calcext:value-type="float">
            <text:p>0.00</text:p>
          </table:table-cell>
          <table:table-cell table:formula="of:=[$'ScSp Time'.M31]" office:value-type="float" office:value="0" calcext:value-type="float">
            <text:p>0.00</text:p>
          </table:table-cell>
          <table:table-cell table:formula="of:=[$'ScSp Time'.N31]" office:value-type="float" office:value="0" calcext:value-type="float">
            <text:p>0.00</text:p>
          </table:table-cell>
          <table:table-cell table:formula="of:=[$'McSp Time'.I31]" office:value-type="float" office:value="0" calcext:value-type="float">
            <text:p>0.00</text:p>
          </table:table-cell>
          <table:table-cell table:formula="of:=[$'McSp Time'.J31]" office:value-type="float" office:value="0" calcext:value-type="float">
            <text:p>0.00</text:p>
          </table:table-cell>
          <table:table-cell table:formula="of:=[$'McSp Time'.K31]" office:value-type="float" office:value="0" calcext:value-type="float">
            <text:p>0.00</text:p>
          </table:table-cell>
          <table:table-cell table:formula="of:=[$'McSp Time'.L31]" office:value-type="float" office:value="0" calcext:value-type="float">
            <text:p>0.00</text:p>
          </table:table-cell>
          <table:table-cell table:formula="of:=[$'McSp Time'.M31]" office:value-type="float" office:value="0" calcext:value-type="float">
            <text:p>0.00</text:p>
          </table:table-cell>
          <table:table-cell table:formula="of:=[$'McSp Time'.N31]" office:value-type="float" office:value="0" calcext:value-type="float">
            <text:p>0.00</text:p>
          </table:table-cell>
          <table:table-cell table:formula="of:=[$'ScMp Time'.I31]" office:value-type="float" office:value="0" calcext:value-type="float">
            <text:p>0.00</text:p>
          </table:table-cell>
          <table:table-cell table:formula="of:=[$'ScMp Time'.J31]" office:value-type="float" office:value="0" calcext:value-type="float">
            <text:p>0.00</text:p>
          </table:table-cell>
          <table:table-cell table:formula="of:=[$'ScMp Time'.K31]" office:value-type="float" office:value="0" calcext:value-type="float">
            <text:p>0.00</text:p>
          </table:table-cell>
          <table:table-cell table:formula="of:=[$'ScMp Time'.L31]" office:value-type="float" office:value="0" calcext:value-type="float">
            <text:p>0.00</text:p>
          </table:table-cell>
          <table:table-cell table:formula="of:=[$'ScMp Time'.M31]" office:value-type="float" office:value="0" calcext:value-type="float">
            <text:p>0.00</text:p>
          </table:table-cell>
          <table:table-cell table:formula="of:=[$'ScMp Time'.N31]" office:value-type="float" office:value="0" calcext:value-type="float">
            <text:p>0.00</text:p>
          </table:table-cell>
          <table:table-cell table:formula="of:=[$'McMp Time'.I31]" office:value-type="float" office:value="0" calcext:value-type="float">
            <text:p>0.00</text:p>
          </table:table-cell>
          <table:table-cell table:formula="of:=[$'McMp Time'.J31]" office:value-type="float" office:value="0" calcext:value-type="float">
            <text:p>0.00</text:p>
          </table:table-cell>
          <table:table-cell table:formula="of:=[$'McMp Time'.K31]" office:value-type="float" office:value="0" calcext:value-type="float">
            <text:p>0.00</text:p>
          </table:table-cell>
          <table:table-cell table:formula="of:=[$'McMp Time'.L31]" office:value-type="float" office:value="0" calcext:value-type="float">
            <text:p>0.00</text:p>
          </table:table-cell>
          <table:table-cell table:formula="of:=[$'McMp Time'.M31]" office:value-type="float" office:value="0" calcext:value-type="float">
            <text:p>0.00</text:p>
          </table:table-cell>
          <table:table-cell table:formula="of:=[$'McMp Time'.N31]" office:value-type="float" office:value="0" calcext:value-type="float">
            <text:p>0.00</text:p>
          </table:table-cell>
          <table:table-cell table:formula="of:=[$'PC Time'.I31]" office:value-type="float" office:value="0" calcext:value-type="float">
            <text:p>0.00</text:p>
          </table:table-cell>
          <table:table-cell table:formula="of:=[$'PC Time'.J31]" office:value-type="float" office:value="0" calcext:value-type="float">
            <text:p>0.00</text:p>
          </table:table-cell>
          <table:table-cell table:formula="of:=[$'PC Time'.K31]" office:value-type="float" office:value="0" calcext:value-type="float">
            <text:p>0.00</text:p>
          </table:table-cell>
          <table:table-cell table:formula="of:=[$'PC Time'.L31]" office:value-type="float" office:value="0" calcext:value-type="float">
            <text:p>0.00</text:p>
          </table:table-cell>
          <table:table-cell table:formula="of:=[$'PC Time'.M31]" office:value-type="float" office:value="0" calcext:value-type="float">
            <text:p>0.00</text:p>
          </table:table-cell>
          <table:table-cell table:formula="of:=[$'PC Time'.N31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2]" office:value-type="float" office:value="0" calcext:value-type="float">
            <text:p>0.00</text:p>
          </table:table-cell>
          <table:table-cell table:formula="of:=[$'ScSp Time'.J32]" office:value-type="float" office:value="0" calcext:value-type="float">
            <text:p>0.00</text:p>
          </table:table-cell>
          <table:table-cell table:formula="of:=[$'ScSp Time'.K32]" office:value-type="float" office:value="0" calcext:value-type="float">
            <text:p>0.00</text:p>
          </table:table-cell>
          <table:table-cell table:formula="of:=[$'ScSp Time'.L32]" office:value-type="float" office:value="0" calcext:value-type="float">
            <text:p>0.00</text:p>
          </table:table-cell>
          <table:table-cell table:formula="of:=[$'ScSp Time'.M32]" office:value-type="float" office:value="0" calcext:value-type="float">
            <text:p>0.00</text:p>
          </table:table-cell>
          <table:table-cell table:formula="of:=[$'ScSp Time'.N32]" office:value-type="float" office:value="0" calcext:value-type="float">
            <text:p>0.00</text:p>
          </table:table-cell>
          <table:table-cell table:formula="of:=[$'McSp Time'.I32]" office:value-type="float" office:value="0" calcext:value-type="float">
            <text:p>0.00</text:p>
          </table:table-cell>
          <table:table-cell table:formula="of:=[$'McSp Time'.J32]" office:value-type="float" office:value="0" calcext:value-type="float">
            <text:p>0.00</text:p>
          </table:table-cell>
          <table:table-cell table:formula="of:=[$'McSp Time'.K32]" office:value-type="float" office:value="0" calcext:value-type="float">
            <text:p>0.00</text:p>
          </table:table-cell>
          <table:table-cell table:formula="of:=[$'McSp Time'.L32]" office:value-type="float" office:value="0" calcext:value-type="float">
            <text:p>0.00</text:p>
          </table:table-cell>
          <table:table-cell table:formula="of:=[$'McSp Time'.M32]" office:value-type="float" office:value="0" calcext:value-type="float">
            <text:p>0.00</text:p>
          </table:table-cell>
          <table:table-cell table:formula="of:=[$'McSp Time'.N32]" office:value-type="float" office:value="0" calcext:value-type="float">
            <text:p>0.00</text:p>
          </table:table-cell>
          <table:table-cell table:formula="of:=[$'ScMp Time'.I32]" office:value-type="float" office:value="0" calcext:value-type="float">
            <text:p>0.00</text:p>
          </table:table-cell>
          <table:table-cell table:formula="of:=[$'ScMp Time'.J32]" office:value-type="float" office:value="0" calcext:value-type="float">
            <text:p>0.00</text:p>
          </table:table-cell>
          <table:table-cell table:formula="of:=[$'ScMp Time'.K32]" office:value-type="float" office:value="0" calcext:value-type="float">
            <text:p>0.00</text:p>
          </table:table-cell>
          <table:table-cell table:formula="of:=[$'ScMp Time'.L32]" office:value-type="float" office:value="0" calcext:value-type="float">
            <text:p>0.00</text:p>
          </table:table-cell>
          <table:table-cell table:formula="of:=[$'ScMp Time'.M32]" office:value-type="float" office:value="0" calcext:value-type="float">
            <text:p>0.00</text:p>
          </table:table-cell>
          <table:table-cell table:formula="of:=[$'ScMp Time'.N32]" office:value-type="float" office:value="0" calcext:value-type="float">
            <text:p>0.00</text:p>
          </table:table-cell>
          <table:table-cell table:formula="of:=[$'McMp Time'.I32]" office:value-type="float" office:value="0" calcext:value-type="float">
            <text:p>0.00</text:p>
          </table:table-cell>
          <table:table-cell table:formula="of:=[$'McMp Time'.J32]" office:value-type="float" office:value="0" calcext:value-type="float">
            <text:p>0.00</text:p>
          </table:table-cell>
          <table:table-cell table:formula="of:=[$'McMp Time'.K32]" office:value-type="float" office:value="0" calcext:value-type="float">
            <text:p>0.00</text:p>
          </table:table-cell>
          <table:table-cell table:formula="of:=[$'McMp Time'.L32]" office:value-type="float" office:value="0" calcext:value-type="float">
            <text:p>0.00</text:p>
          </table:table-cell>
          <table:table-cell table:formula="of:=[$'McMp Time'.M32]" office:value-type="float" office:value="0" calcext:value-type="float">
            <text:p>0.00</text:p>
          </table:table-cell>
          <table:table-cell table:formula="of:=[$'McMp Time'.N32]" office:value-type="float" office:value="0" calcext:value-type="float">
            <text:p>0.00</text:p>
          </table:table-cell>
          <table:table-cell table:formula="of:=[$'PC Time'.I32]" office:value-type="float" office:value="0" calcext:value-type="float">
            <text:p>0.00</text:p>
          </table:table-cell>
          <table:table-cell table:formula="of:=[$'PC Time'.J32]" office:value-type="float" office:value="0" calcext:value-type="float">
            <text:p>0.00</text:p>
          </table:table-cell>
          <table:table-cell table:formula="of:=[$'PC Time'.K32]" office:value-type="float" office:value="0" calcext:value-type="float">
            <text:p>0.00</text:p>
          </table:table-cell>
          <table:table-cell table:formula="of:=[$'PC Time'.L32]" office:value-type="float" office:value="0" calcext:value-type="float">
            <text:p>0.00</text:p>
          </table:table-cell>
          <table:table-cell table:formula="of:=[$'PC Time'.M32]" office:value-type="float" office:value="0" calcext:value-type="float">
            <text:p>0.00</text:p>
          </table:table-cell>
          <table:table-cell table:formula="of:=[$'PC Time'.N32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3]" office:value-type="float" office:value="0" calcext:value-type="float">
            <text:p>0.00</text:p>
          </table:table-cell>
          <table:table-cell table:formula="of:=[$'ScSp Time'.J33]" office:value-type="float" office:value="0" calcext:value-type="float">
            <text:p>0.00</text:p>
          </table:table-cell>
          <table:table-cell table:formula="of:=[$'ScSp Time'.K33]" office:value-type="float" office:value="0" calcext:value-type="float">
            <text:p>0.00</text:p>
          </table:table-cell>
          <table:table-cell table:formula="of:=[$'ScSp Time'.L33]" office:value-type="float" office:value="0" calcext:value-type="float">
            <text:p>0.00</text:p>
          </table:table-cell>
          <table:table-cell table:formula="of:=[$'ScSp Time'.M33]" office:value-type="float" office:value="0" calcext:value-type="float">
            <text:p>0.00</text:p>
          </table:table-cell>
          <table:table-cell table:formula="of:=[$'ScSp Time'.N33]" office:value-type="float" office:value="0" calcext:value-type="float">
            <text:p>0.00</text:p>
          </table:table-cell>
          <table:table-cell table:formula="of:=[$'McSp Time'.I33]" office:value-type="float" office:value="0" calcext:value-type="float">
            <text:p>0.00</text:p>
          </table:table-cell>
          <table:table-cell table:formula="of:=[$'McSp Time'.J33]" office:value-type="float" office:value="0" calcext:value-type="float">
            <text:p>0.00</text:p>
          </table:table-cell>
          <table:table-cell table:formula="of:=[$'McSp Time'.K33]" office:value-type="float" office:value="0" calcext:value-type="float">
            <text:p>0.00</text:p>
          </table:table-cell>
          <table:table-cell table:formula="of:=[$'McSp Time'.L33]" office:value-type="float" office:value="0" calcext:value-type="float">
            <text:p>0.00</text:p>
          </table:table-cell>
          <table:table-cell table:formula="of:=[$'McSp Time'.M33]" office:value-type="float" office:value="0" calcext:value-type="float">
            <text:p>0.00</text:p>
          </table:table-cell>
          <table:table-cell table:formula="of:=[$'McSp Time'.N33]" office:value-type="float" office:value="0" calcext:value-type="float">
            <text:p>0.00</text:p>
          </table:table-cell>
          <table:table-cell table:formula="of:=[$'ScMp Time'.I33]" office:value-type="float" office:value="0" calcext:value-type="float">
            <text:p>0.00</text:p>
          </table:table-cell>
          <table:table-cell table:formula="of:=[$'ScMp Time'.J33]" office:value-type="float" office:value="0" calcext:value-type="float">
            <text:p>0.00</text:p>
          </table:table-cell>
          <table:table-cell table:formula="of:=[$'ScMp Time'.K33]" office:value-type="float" office:value="0" calcext:value-type="float">
            <text:p>0.00</text:p>
          </table:table-cell>
          <table:table-cell table:formula="of:=[$'ScMp Time'.L33]" office:value-type="float" office:value="0" calcext:value-type="float">
            <text:p>0.00</text:p>
          </table:table-cell>
          <table:table-cell table:formula="of:=[$'ScMp Time'.M33]" office:value-type="float" office:value="0" calcext:value-type="float">
            <text:p>0.00</text:p>
          </table:table-cell>
          <table:table-cell table:formula="of:=[$'ScMp Time'.N33]" office:value-type="float" office:value="0" calcext:value-type="float">
            <text:p>0.00</text:p>
          </table:table-cell>
          <table:table-cell table:formula="of:=[$'McMp Time'.I33]" office:value-type="float" office:value="0" calcext:value-type="float">
            <text:p>0.00</text:p>
          </table:table-cell>
          <table:table-cell table:formula="of:=[$'McMp Time'.J33]" office:value-type="float" office:value="0" calcext:value-type="float">
            <text:p>0.00</text:p>
          </table:table-cell>
          <table:table-cell table:formula="of:=[$'McMp Time'.K33]" office:value-type="float" office:value="0" calcext:value-type="float">
            <text:p>0.00</text:p>
          </table:table-cell>
          <table:table-cell table:formula="of:=[$'McMp Time'.L33]" office:value-type="float" office:value="0" calcext:value-type="float">
            <text:p>0.00</text:p>
          </table:table-cell>
          <table:table-cell table:formula="of:=[$'McMp Time'.M33]" office:value-type="float" office:value="0" calcext:value-type="float">
            <text:p>0.00</text:p>
          </table:table-cell>
          <table:table-cell table:formula="of:=[$'McMp Time'.N33]" office:value-type="float" office:value="0" calcext:value-type="float">
            <text:p>0.00</text:p>
          </table:table-cell>
          <table:table-cell table:formula="of:=[$'PC Time'.I33]" office:value-type="float" office:value="0" calcext:value-type="float">
            <text:p>0.00</text:p>
          </table:table-cell>
          <table:table-cell table:formula="of:=[$'PC Time'.J33]" office:value-type="float" office:value="0" calcext:value-type="float">
            <text:p>0.00</text:p>
          </table:table-cell>
          <table:table-cell table:formula="of:=[$'PC Time'.K33]" office:value-type="float" office:value="0" calcext:value-type="float">
            <text:p>0.00</text:p>
          </table:table-cell>
          <table:table-cell table:formula="of:=[$'PC Time'.L33]" office:value-type="float" office:value="0" calcext:value-type="float">
            <text:p>0.00</text:p>
          </table:table-cell>
          <table:table-cell table:formula="of:=[$'PC Time'.M33]" office:value-type="float" office:value="0" calcext:value-type="float">
            <text:p>0.00</text:p>
          </table:table-cell>
          <table:table-cell table:formula="of:=[$'PC Time'.N33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4]" office:value-type="float" office:value="0" calcext:value-type="float">
            <text:p>0.00</text:p>
          </table:table-cell>
          <table:table-cell table:formula="of:=[$'ScSp Time'.J34]" office:value-type="float" office:value="0" calcext:value-type="float">
            <text:p>0.00</text:p>
          </table:table-cell>
          <table:table-cell table:formula="of:=[$'ScSp Time'.K34]" office:value-type="float" office:value="0" calcext:value-type="float">
            <text:p>0.00</text:p>
          </table:table-cell>
          <table:table-cell table:formula="of:=[$'ScSp Time'.L34]" office:value-type="float" office:value="0" calcext:value-type="float">
            <text:p>0.00</text:p>
          </table:table-cell>
          <table:table-cell table:formula="of:=[$'ScSp Time'.M34]" office:value-type="float" office:value="0" calcext:value-type="float">
            <text:p>0.00</text:p>
          </table:table-cell>
          <table:table-cell table:formula="of:=[$'ScSp Time'.N34]" office:value-type="float" office:value="0" calcext:value-type="float">
            <text:p>0.00</text:p>
          </table:table-cell>
          <table:table-cell table:formula="of:=[$'McSp Time'.I34]" office:value-type="float" office:value="0" calcext:value-type="float">
            <text:p>0.00</text:p>
          </table:table-cell>
          <table:table-cell table:formula="of:=[$'McSp Time'.J34]" office:value-type="float" office:value="0" calcext:value-type="float">
            <text:p>0.00</text:p>
          </table:table-cell>
          <table:table-cell table:formula="of:=[$'McSp Time'.K34]" office:value-type="float" office:value="0" calcext:value-type="float">
            <text:p>0.00</text:p>
          </table:table-cell>
          <table:table-cell table:formula="of:=[$'McSp Time'.L34]" office:value-type="float" office:value="0" calcext:value-type="float">
            <text:p>0.00</text:p>
          </table:table-cell>
          <table:table-cell table:formula="of:=[$'McSp Time'.M34]" office:value-type="float" office:value="0" calcext:value-type="float">
            <text:p>0.00</text:p>
          </table:table-cell>
          <table:table-cell table:formula="of:=[$'McSp Time'.N34]" office:value-type="float" office:value="0" calcext:value-type="float">
            <text:p>0.00</text:p>
          </table:table-cell>
          <table:table-cell table:formula="of:=[$'ScMp Time'.I34]" office:value-type="float" office:value="0" calcext:value-type="float">
            <text:p>0.00</text:p>
          </table:table-cell>
          <table:table-cell table:formula="of:=[$'ScMp Time'.J34]" office:value-type="float" office:value="0" calcext:value-type="float">
            <text:p>0.00</text:p>
          </table:table-cell>
          <table:table-cell table:formula="of:=[$'ScMp Time'.K34]" office:value-type="float" office:value="0" calcext:value-type="float">
            <text:p>0.00</text:p>
          </table:table-cell>
          <table:table-cell table:formula="of:=[$'ScMp Time'.L34]" office:value-type="float" office:value="0" calcext:value-type="float">
            <text:p>0.00</text:p>
          </table:table-cell>
          <table:table-cell table:formula="of:=[$'ScMp Time'.M34]" office:value-type="float" office:value="0" calcext:value-type="float">
            <text:p>0.00</text:p>
          </table:table-cell>
          <table:table-cell table:formula="of:=[$'ScMp Time'.N34]" office:value-type="float" office:value="0" calcext:value-type="float">
            <text:p>0.00</text:p>
          </table:table-cell>
          <table:table-cell table:formula="of:=[$'McMp Time'.I34]" office:value-type="float" office:value="0" calcext:value-type="float">
            <text:p>0.00</text:p>
          </table:table-cell>
          <table:table-cell table:formula="of:=[$'McMp Time'.J34]" office:value-type="float" office:value="0" calcext:value-type="float">
            <text:p>0.00</text:p>
          </table:table-cell>
          <table:table-cell table:formula="of:=[$'McMp Time'.K34]" office:value-type="float" office:value="0" calcext:value-type="float">
            <text:p>0.00</text:p>
          </table:table-cell>
          <table:table-cell table:formula="of:=[$'McMp Time'.L34]" office:value-type="float" office:value="0" calcext:value-type="float">
            <text:p>0.00</text:p>
          </table:table-cell>
          <table:table-cell table:formula="of:=[$'McMp Time'.M34]" office:value-type="float" office:value="0" calcext:value-type="float">
            <text:p>0.00</text:p>
          </table:table-cell>
          <table:table-cell table:formula="of:=[$'McMp Time'.N34]" office:value-type="float" office:value="0" calcext:value-type="float">
            <text:p>0.00</text:p>
          </table:table-cell>
          <table:table-cell table:formula="of:=[$'PC Time'.I34]" office:value-type="float" office:value="0" calcext:value-type="float">
            <text:p>0.00</text:p>
          </table:table-cell>
          <table:table-cell table:formula="of:=[$'PC Time'.J34]" office:value-type="float" office:value="0" calcext:value-type="float">
            <text:p>0.00</text:p>
          </table:table-cell>
          <table:table-cell table:formula="of:=[$'PC Time'.K34]" office:value-type="float" office:value="0" calcext:value-type="float">
            <text:p>0.00</text:p>
          </table:table-cell>
          <table:table-cell table:formula="of:=[$'PC Time'.L34]" office:value-type="float" office:value="0" calcext:value-type="float">
            <text:p>0.00</text:p>
          </table:table-cell>
          <table:table-cell table:formula="of:=[$'PC Time'.M34]" office:value-type="float" office:value="0" calcext:value-type="float">
            <text:p>0.00</text:p>
          </table:table-cell>
          <table:table-cell table:formula="of:=[$'PC Time'.N34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5]" office:value-type="float" office:value="0" calcext:value-type="float">
            <text:p>0.00</text:p>
          </table:table-cell>
          <table:table-cell table:formula="of:=[$'ScSp Time'.J35]" office:value-type="float" office:value="0" calcext:value-type="float">
            <text:p>0.00</text:p>
          </table:table-cell>
          <table:table-cell table:formula="of:=[$'ScSp Time'.K35]" office:value-type="float" office:value="0" calcext:value-type="float">
            <text:p>0.00</text:p>
          </table:table-cell>
          <table:table-cell table:formula="of:=[$'ScSp Time'.L35]" office:value-type="float" office:value="0" calcext:value-type="float">
            <text:p>0.00</text:p>
          </table:table-cell>
          <table:table-cell table:formula="of:=[$'ScSp Time'.M35]" office:value-type="float" office:value="0" calcext:value-type="float">
            <text:p>0.00</text:p>
          </table:table-cell>
          <table:table-cell table:formula="of:=[$'ScSp Time'.N35]" office:value-type="float" office:value="0" calcext:value-type="float">
            <text:p>0.00</text:p>
          </table:table-cell>
          <table:table-cell table:formula="of:=[$'McSp Time'.I35]" office:value-type="float" office:value="0" calcext:value-type="float">
            <text:p>0.00</text:p>
          </table:table-cell>
          <table:table-cell table:formula="of:=[$'McSp Time'.J35]" office:value-type="float" office:value="0" calcext:value-type="float">
            <text:p>0.00</text:p>
          </table:table-cell>
          <table:table-cell table:formula="of:=[$'McSp Time'.K35]" office:value-type="float" office:value="0" calcext:value-type="float">
            <text:p>0.00</text:p>
          </table:table-cell>
          <table:table-cell table:formula="of:=[$'McSp Time'.L35]" office:value-type="float" office:value="0" calcext:value-type="float">
            <text:p>0.00</text:p>
          </table:table-cell>
          <table:table-cell table:formula="of:=[$'McSp Time'.M35]" office:value-type="float" office:value="0" calcext:value-type="float">
            <text:p>0.00</text:p>
          </table:table-cell>
          <table:table-cell table:formula="of:=[$'McSp Time'.N35]" office:value-type="float" office:value="0" calcext:value-type="float">
            <text:p>0.00</text:p>
          </table:table-cell>
          <table:table-cell table:formula="of:=[$'ScMp Time'.I35]" office:value-type="float" office:value="0" calcext:value-type="float">
            <text:p>0.00</text:p>
          </table:table-cell>
          <table:table-cell table:formula="of:=[$'ScMp Time'.J35]" office:value-type="float" office:value="0" calcext:value-type="float">
            <text:p>0.00</text:p>
          </table:table-cell>
          <table:table-cell table:formula="of:=[$'ScMp Time'.K35]" office:value-type="float" office:value="0" calcext:value-type="float">
            <text:p>0.00</text:p>
          </table:table-cell>
          <table:table-cell table:formula="of:=[$'ScMp Time'.L35]" office:value-type="float" office:value="0" calcext:value-type="float">
            <text:p>0.00</text:p>
          </table:table-cell>
          <table:table-cell table:formula="of:=[$'ScMp Time'.M35]" office:value-type="float" office:value="0" calcext:value-type="float">
            <text:p>0.00</text:p>
          </table:table-cell>
          <table:table-cell table:formula="of:=[$'ScMp Time'.N35]" office:value-type="float" office:value="0" calcext:value-type="float">
            <text:p>0.00</text:p>
          </table:table-cell>
          <table:table-cell table:formula="of:=[$'McMp Time'.I35]" office:value-type="float" office:value="0" calcext:value-type="float">
            <text:p>0.00</text:p>
          </table:table-cell>
          <table:table-cell table:formula="of:=[$'McMp Time'.J35]" office:value-type="float" office:value="0" calcext:value-type="float">
            <text:p>0.00</text:p>
          </table:table-cell>
          <table:table-cell table:formula="of:=[$'McMp Time'.K35]" office:value-type="float" office:value="0" calcext:value-type="float">
            <text:p>0.00</text:p>
          </table:table-cell>
          <table:table-cell table:formula="of:=[$'McMp Time'.L35]" office:value-type="float" office:value="0" calcext:value-type="float">
            <text:p>0.00</text:p>
          </table:table-cell>
          <table:table-cell table:formula="of:=[$'McMp Time'.M35]" office:value-type="float" office:value="0" calcext:value-type="float">
            <text:p>0.00</text:p>
          </table:table-cell>
          <table:table-cell table:formula="of:=[$'McMp Time'.N35]" office:value-type="float" office:value="0" calcext:value-type="float">
            <text:p>0.00</text:p>
          </table:table-cell>
          <table:table-cell table:formula="of:=[$'PC Time'.I35]" office:value-type="float" office:value="0" calcext:value-type="float">
            <text:p>0.00</text:p>
          </table:table-cell>
          <table:table-cell table:formula="of:=[$'PC Time'.J35]" office:value-type="float" office:value="0" calcext:value-type="float">
            <text:p>0.00</text:p>
          </table:table-cell>
          <table:table-cell table:formula="of:=[$'PC Time'.K35]" office:value-type="float" office:value="0" calcext:value-type="float">
            <text:p>0.00</text:p>
          </table:table-cell>
          <table:table-cell table:formula="of:=[$'PC Time'.L35]" office:value-type="float" office:value="0" calcext:value-type="float">
            <text:p>0.00</text:p>
          </table:table-cell>
          <table:table-cell table:formula="of:=[$'PC Time'.M35]" office:value-type="float" office:value="0" calcext:value-type="float">
            <text:p>0.00</text:p>
          </table:table-cell>
          <table:table-cell table:formula="of:=[$'PC Time'.N35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6]" office:value-type="float" office:value="0" calcext:value-type="float">
            <text:p>0.00</text:p>
          </table:table-cell>
          <table:table-cell table:formula="of:=[$'ScSp Time'.J36]" office:value-type="float" office:value="0" calcext:value-type="float">
            <text:p>0.00</text:p>
          </table:table-cell>
          <table:table-cell table:formula="of:=[$'ScSp Time'.K36]" office:value-type="float" office:value="0" calcext:value-type="float">
            <text:p>0.00</text:p>
          </table:table-cell>
          <table:table-cell table:formula="of:=[$'ScSp Time'.L36]" office:value-type="float" office:value="0" calcext:value-type="float">
            <text:p>0.00</text:p>
          </table:table-cell>
          <table:table-cell table:formula="of:=[$'ScSp Time'.M36]" office:value-type="float" office:value="0" calcext:value-type="float">
            <text:p>0.00</text:p>
          </table:table-cell>
          <table:table-cell table:formula="of:=[$'ScSp Time'.N36]" office:value-type="float" office:value="0" calcext:value-type="float">
            <text:p>0.00</text:p>
          </table:table-cell>
          <table:table-cell table:formula="of:=[$'McSp Time'.I36]" office:value-type="float" office:value="0" calcext:value-type="float">
            <text:p>0.00</text:p>
          </table:table-cell>
          <table:table-cell table:formula="of:=[$'McSp Time'.J36]" office:value-type="float" office:value="0" calcext:value-type="float">
            <text:p>0.00</text:p>
          </table:table-cell>
          <table:table-cell table:formula="of:=[$'McSp Time'.K36]" office:value-type="float" office:value="0" calcext:value-type="float">
            <text:p>0.00</text:p>
          </table:table-cell>
          <table:table-cell table:formula="of:=[$'McSp Time'.L36]" office:value-type="float" office:value="0" calcext:value-type="float">
            <text:p>0.00</text:p>
          </table:table-cell>
          <table:table-cell table:formula="of:=[$'McSp Time'.M36]" office:value-type="float" office:value="0" calcext:value-type="float">
            <text:p>0.00</text:p>
          </table:table-cell>
          <table:table-cell table:formula="of:=[$'McSp Time'.N36]" office:value-type="float" office:value="0" calcext:value-type="float">
            <text:p>0.00</text:p>
          </table:table-cell>
          <table:table-cell table:formula="of:=[$'ScMp Time'.I36]" office:value-type="float" office:value="0" calcext:value-type="float">
            <text:p>0.00</text:p>
          </table:table-cell>
          <table:table-cell table:formula="of:=[$'ScMp Time'.J36]" office:value-type="float" office:value="0" calcext:value-type="float">
            <text:p>0.00</text:p>
          </table:table-cell>
          <table:table-cell table:formula="of:=[$'ScMp Time'.K36]" office:value-type="float" office:value="0" calcext:value-type="float">
            <text:p>0.00</text:p>
          </table:table-cell>
          <table:table-cell table:formula="of:=[$'ScMp Time'.L36]" office:value-type="float" office:value="0" calcext:value-type="float">
            <text:p>0.00</text:p>
          </table:table-cell>
          <table:table-cell table:formula="of:=[$'ScMp Time'.M36]" office:value-type="float" office:value="0" calcext:value-type="float">
            <text:p>0.00</text:p>
          </table:table-cell>
          <table:table-cell table:formula="of:=[$'ScMp Time'.N36]" office:value-type="float" office:value="0" calcext:value-type="float">
            <text:p>0.00</text:p>
          </table:table-cell>
          <table:table-cell table:formula="of:=[$'McMp Time'.I36]" office:value-type="float" office:value="0" calcext:value-type="float">
            <text:p>0.00</text:p>
          </table:table-cell>
          <table:table-cell table:formula="of:=[$'McMp Time'.J36]" office:value-type="float" office:value="0" calcext:value-type="float">
            <text:p>0.00</text:p>
          </table:table-cell>
          <table:table-cell table:formula="of:=[$'McMp Time'.K36]" office:value-type="float" office:value="0" calcext:value-type="float">
            <text:p>0.00</text:p>
          </table:table-cell>
          <table:table-cell table:formula="of:=[$'McMp Time'.L36]" office:value-type="float" office:value="0" calcext:value-type="float">
            <text:p>0.00</text:p>
          </table:table-cell>
          <table:table-cell table:formula="of:=[$'McMp Time'.M36]" office:value-type="float" office:value="0" calcext:value-type="float">
            <text:p>0.00</text:p>
          </table:table-cell>
          <table:table-cell table:formula="of:=[$'McMp Time'.N36]" office:value-type="float" office:value="0" calcext:value-type="float">
            <text:p>0.00</text:p>
          </table:table-cell>
          <table:table-cell table:formula="of:=[$'PC Time'.I36]" office:value-type="float" office:value="0" calcext:value-type="float">
            <text:p>0.00</text:p>
          </table:table-cell>
          <table:table-cell table:formula="of:=[$'PC Time'.J36]" office:value-type="float" office:value="0" calcext:value-type="float">
            <text:p>0.00</text:p>
          </table:table-cell>
          <table:table-cell table:formula="of:=[$'PC Time'.K36]" office:value-type="float" office:value="0" calcext:value-type="float">
            <text:p>0.00</text:p>
          </table:table-cell>
          <table:table-cell table:formula="of:=[$'PC Time'.L36]" office:value-type="float" office:value="0" calcext:value-type="float">
            <text:p>0.00</text:p>
          </table:table-cell>
          <table:table-cell table:formula="of:=[$'PC Time'.M36]" office:value-type="float" office:value="0" calcext:value-type="float">
            <text:p>0.00</text:p>
          </table:table-cell>
          <table:table-cell table:formula="of:=[$'PC Time'.N36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7]" office:value-type="float" office:value="0" calcext:value-type="float">
            <text:p>0.00</text:p>
          </table:table-cell>
          <table:table-cell table:formula="of:=[$'ScSp Time'.J37]" office:value-type="float" office:value="0" calcext:value-type="float">
            <text:p>0.00</text:p>
          </table:table-cell>
          <table:table-cell table:formula="of:=[$'ScSp Time'.K37]" office:value-type="float" office:value="0" calcext:value-type="float">
            <text:p>0.00</text:p>
          </table:table-cell>
          <table:table-cell table:formula="of:=[$'ScSp Time'.L37]" office:value-type="float" office:value="0" calcext:value-type="float">
            <text:p>0.00</text:p>
          </table:table-cell>
          <table:table-cell table:formula="of:=[$'ScSp Time'.M37]" office:value-type="float" office:value="0" calcext:value-type="float">
            <text:p>0.00</text:p>
          </table:table-cell>
          <table:table-cell table:formula="of:=[$'ScSp Time'.N37]" office:value-type="float" office:value="0" calcext:value-type="float">
            <text:p>0.00</text:p>
          </table:table-cell>
          <table:table-cell table:formula="of:=[$'McSp Time'.I37]" office:value-type="float" office:value="0" calcext:value-type="float">
            <text:p>0.00</text:p>
          </table:table-cell>
          <table:table-cell table:formula="of:=[$'McSp Time'.J37]" office:value-type="float" office:value="0" calcext:value-type="float">
            <text:p>0.00</text:p>
          </table:table-cell>
          <table:table-cell table:formula="of:=[$'McSp Time'.K37]" office:value-type="float" office:value="0" calcext:value-type="float">
            <text:p>0.00</text:p>
          </table:table-cell>
          <table:table-cell table:formula="of:=[$'McSp Time'.L37]" office:value-type="float" office:value="0" calcext:value-type="float">
            <text:p>0.00</text:p>
          </table:table-cell>
          <table:table-cell table:formula="of:=[$'McSp Time'.M37]" office:value-type="float" office:value="0" calcext:value-type="float">
            <text:p>0.00</text:p>
          </table:table-cell>
          <table:table-cell table:formula="of:=[$'McSp Time'.N37]" office:value-type="float" office:value="0" calcext:value-type="float">
            <text:p>0.00</text:p>
          </table:table-cell>
          <table:table-cell table:formula="of:=[$'ScMp Time'.I37]" office:value-type="float" office:value="0" calcext:value-type="float">
            <text:p>0.00</text:p>
          </table:table-cell>
          <table:table-cell table:formula="of:=[$'ScMp Time'.J37]" office:value-type="float" office:value="0" calcext:value-type="float">
            <text:p>0.00</text:p>
          </table:table-cell>
          <table:table-cell table:formula="of:=[$'ScMp Time'.K37]" office:value-type="float" office:value="0" calcext:value-type="float">
            <text:p>0.00</text:p>
          </table:table-cell>
          <table:table-cell table:formula="of:=[$'ScMp Time'.L37]" office:value-type="float" office:value="0" calcext:value-type="float">
            <text:p>0.00</text:p>
          </table:table-cell>
          <table:table-cell table:formula="of:=[$'ScMp Time'.M37]" office:value-type="float" office:value="0" calcext:value-type="float">
            <text:p>0.00</text:p>
          </table:table-cell>
          <table:table-cell table:formula="of:=[$'ScMp Time'.N37]" office:value-type="float" office:value="0" calcext:value-type="float">
            <text:p>0.00</text:p>
          </table:table-cell>
          <table:table-cell table:formula="of:=[$'McMp Time'.I37]" office:value-type="float" office:value="0" calcext:value-type="float">
            <text:p>0.00</text:p>
          </table:table-cell>
          <table:table-cell table:formula="of:=[$'McMp Time'.J37]" office:value-type="float" office:value="0" calcext:value-type="float">
            <text:p>0.00</text:p>
          </table:table-cell>
          <table:table-cell table:formula="of:=[$'McMp Time'.K37]" office:value-type="float" office:value="0" calcext:value-type="float">
            <text:p>0.00</text:p>
          </table:table-cell>
          <table:table-cell table:formula="of:=[$'McMp Time'.L37]" office:value-type="float" office:value="0" calcext:value-type="float">
            <text:p>0.00</text:p>
          </table:table-cell>
          <table:table-cell table:formula="of:=[$'McMp Time'.M37]" office:value-type="float" office:value="0" calcext:value-type="float">
            <text:p>0.00</text:p>
          </table:table-cell>
          <table:table-cell table:formula="of:=[$'McMp Time'.N37]" office:value-type="float" office:value="0" calcext:value-type="float">
            <text:p>0.00</text:p>
          </table:table-cell>
          <table:table-cell table:formula="of:=[$'PC Time'.I37]" office:value-type="float" office:value="0" calcext:value-type="float">
            <text:p>0.00</text:p>
          </table:table-cell>
          <table:table-cell table:formula="of:=[$'PC Time'.J37]" office:value-type="float" office:value="0" calcext:value-type="float">
            <text:p>0.00</text:p>
          </table:table-cell>
          <table:table-cell table:formula="of:=[$'PC Time'.K37]" office:value-type="float" office:value="0" calcext:value-type="float">
            <text:p>0.00</text:p>
          </table:table-cell>
          <table:table-cell table:formula="of:=[$'PC Time'.L37]" office:value-type="float" office:value="0" calcext:value-type="float">
            <text:p>0.00</text:p>
          </table:table-cell>
          <table:table-cell table:formula="of:=[$'PC Time'.M37]" office:value-type="float" office:value="0" calcext:value-type="float">
            <text:p>0.00</text:p>
          </table:table-cell>
          <table:table-cell table:formula="of:=[$'PC Time'.N37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8]" office:value-type="float" office:value="0" calcext:value-type="float">
            <text:p>0.00</text:p>
          </table:table-cell>
          <table:table-cell table:formula="of:=[$'ScSp Time'.J38]" office:value-type="float" office:value="0" calcext:value-type="float">
            <text:p>0.00</text:p>
          </table:table-cell>
          <table:table-cell table:formula="of:=[$'ScSp Time'.K38]" office:value-type="float" office:value="0" calcext:value-type="float">
            <text:p>0.00</text:p>
          </table:table-cell>
          <table:table-cell table:formula="of:=[$'ScSp Time'.L38]" office:value-type="float" office:value="0" calcext:value-type="float">
            <text:p>0.00</text:p>
          </table:table-cell>
          <table:table-cell table:formula="of:=[$'ScSp Time'.M38]" office:value-type="float" office:value="0" calcext:value-type="float">
            <text:p>0.00</text:p>
          </table:table-cell>
          <table:table-cell table:formula="of:=[$'ScSp Time'.N38]" office:value-type="float" office:value="0" calcext:value-type="float">
            <text:p>0.00</text:p>
          </table:table-cell>
          <table:table-cell table:formula="of:=[$'McSp Time'.I38]" office:value-type="float" office:value="0" calcext:value-type="float">
            <text:p>0.00</text:p>
          </table:table-cell>
          <table:table-cell table:formula="of:=[$'McSp Time'.J38]" office:value-type="float" office:value="0" calcext:value-type="float">
            <text:p>0.00</text:p>
          </table:table-cell>
          <table:table-cell table:formula="of:=[$'McSp Time'.K38]" office:value-type="float" office:value="0" calcext:value-type="float">
            <text:p>0.00</text:p>
          </table:table-cell>
          <table:table-cell table:formula="of:=[$'McSp Time'.L38]" office:value-type="float" office:value="0" calcext:value-type="float">
            <text:p>0.00</text:p>
          </table:table-cell>
          <table:table-cell table:formula="of:=[$'McSp Time'.M38]" office:value-type="float" office:value="0" calcext:value-type="float">
            <text:p>0.00</text:p>
          </table:table-cell>
          <table:table-cell table:formula="of:=[$'McSp Time'.N38]" office:value-type="float" office:value="0" calcext:value-type="float">
            <text:p>0.00</text:p>
          </table:table-cell>
          <table:table-cell table:formula="of:=[$'ScMp Time'.I38]" office:value-type="float" office:value="0" calcext:value-type="float">
            <text:p>0.00</text:p>
          </table:table-cell>
          <table:table-cell table:formula="of:=[$'ScMp Time'.J38]" office:value-type="float" office:value="0" calcext:value-type="float">
            <text:p>0.00</text:p>
          </table:table-cell>
          <table:table-cell table:formula="of:=[$'ScMp Time'.K38]" office:value-type="float" office:value="0" calcext:value-type="float">
            <text:p>0.00</text:p>
          </table:table-cell>
          <table:table-cell table:formula="of:=[$'ScMp Time'.L38]" office:value-type="float" office:value="0" calcext:value-type="float">
            <text:p>0.00</text:p>
          </table:table-cell>
          <table:table-cell table:formula="of:=[$'ScMp Time'.M38]" office:value-type="float" office:value="0" calcext:value-type="float">
            <text:p>0.00</text:p>
          </table:table-cell>
          <table:table-cell table:formula="of:=[$'ScMp Time'.N38]" office:value-type="float" office:value="0" calcext:value-type="float">
            <text:p>0.00</text:p>
          </table:table-cell>
          <table:table-cell table:formula="of:=[$'McMp Time'.I38]" office:value-type="float" office:value="0" calcext:value-type="float">
            <text:p>0.00</text:p>
          </table:table-cell>
          <table:table-cell table:formula="of:=[$'McMp Time'.J38]" office:value-type="float" office:value="0" calcext:value-type="float">
            <text:p>0.00</text:p>
          </table:table-cell>
          <table:table-cell table:formula="of:=[$'McMp Time'.K38]" office:value-type="float" office:value="0" calcext:value-type="float">
            <text:p>0.00</text:p>
          </table:table-cell>
          <table:table-cell table:formula="of:=[$'McMp Time'.L38]" office:value-type="float" office:value="0" calcext:value-type="float">
            <text:p>0.00</text:p>
          </table:table-cell>
          <table:table-cell table:formula="of:=[$'McMp Time'.M38]" office:value-type="float" office:value="0" calcext:value-type="float">
            <text:p>0.00</text:p>
          </table:table-cell>
          <table:table-cell table:formula="of:=[$'McMp Time'.N38]" office:value-type="float" office:value="0" calcext:value-type="float">
            <text:p>0.00</text:p>
          </table:table-cell>
          <table:table-cell table:formula="of:=[$'PC Time'.I38]" office:value-type="float" office:value="0" calcext:value-type="float">
            <text:p>0.00</text:p>
          </table:table-cell>
          <table:table-cell table:formula="of:=[$'PC Time'.J38]" office:value-type="float" office:value="0" calcext:value-type="float">
            <text:p>0.00</text:p>
          </table:table-cell>
          <table:table-cell table:formula="of:=[$'PC Time'.K38]" office:value-type="float" office:value="0" calcext:value-type="float">
            <text:p>0.00</text:p>
          </table:table-cell>
          <table:table-cell table:formula="of:=[$'PC Time'.L38]" office:value-type="float" office:value="0" calcext:value-type="float">
            <text:p>0.00</text:p>
          </table:table-cell>
          <table:table-cell table:formula="of:=[$'PC Time'.M38]" office:value-type="float" office:value="0" calcext:value-type="float">
            <text:p>0.00</text:p>
          </table:table-cell>
          <table:table-cell table:formula="of:=[$'PC Time'.N38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39]" office:value-type="float" office:value="0" calcext:value-type="float">
            <text:p>0.00</text:p>
          </table:table-cell>
          <table:table-cell table:formula="of:=[$'ScSp Time'.J39]" office:value-type="float" office:value="0" calcext:value-type="float">
            <text:p>0.00</text:p>
          </table:table-cell>
          <table:table-cell table:formula="of:=[$'ScSp Time'.K39]" office:value-type="float" office:value="0" calcext:value-type="float">
            <text:p>0.00</text:p>
          </table:table-cell>
          <table:table-cell table:formula="of:=[$'ScSp Time'.L39]" office:value-type="float" office:value="0" calcext:value-type="float">
            <text:p>0.00</text:p>
          </table:table-cell>
          <table:table-cell table:formula="of:=[$'ScSp Time'.M39]" office:value-type="float" office:value="0" calcext:value-type="float">
            <text:p>0.00</text:p>
          </table:table-cell>
          <table:table-cell table:formula="of:=[$'ScSp Time'.N39]" office:value-type="float" office:value="0" calcext:value-type="float">
            <text:p>0.00</text:p>
          </table:table-cell>
          <table:table-cell table:formula="of:=[$'McSp Time'.I39]" office:value-type="float" office:value="0" calcext:value-type="float">
            <text:p>0.00</text:p>
          </table:table-cell>
          <table:table-cell table:formula="of:=[$'McSp Time'.J39]" office:value-type="float" office:value="0" calcext:value-type="float">
            <text:p>0.00</text:p>
          </table:table-cell>
          <table:table-cell table:formula="of:=[$'McSp Time'.K39]" office:value-type="float" office:value="0" calcext:value-type="float">
            <text:p>0.00</text:p>
          </table:table-cell>
          <table:table-cell table:formula="of:=[$'McSp Time'.L39]" office:value-type="float" office:value="0" calcext:value-type="float">
            <text:p>0.00</text:p>
          </table:table-cell>
          <table:table-cell table:formula="of:=[$'McSp Time'.M39]" office:value-type="float" office:value="0" calcext:value-type="float">
            <text:p>0.00</text:p>
          </table:table-cell>
          <table:table-cell table:formula="of:=[$'McSp Time'.N39]" office:value-type="float" office:value="0" calcext:value-type="float">
            <text:p>0.00</text:p>
          </table:table-cell>
          <table:table-cell table:formula="of:=[$'ScMp Time'.I39]" office:value-type="float" office:value="0" calcext:value-type="float">
            <text:p>0.00</text:p>
          </table:table-cell>
          <table:table-cell table:formula="of:=[$'ScMp Time'.J39]" office:value-type="float" office:value="0" calcext:value-type="float">
            <text:p>0.00</text:p>
          </table:table-cell>
          <table:table-cell table:formula="of:=[$'ScMp Time'.K39]" office:value-type="float" office:value="0" calcext:value-type="float">
            <text:p>0.00</text:p>
          </table:table-cell>
          <table:table-cell table:formula="of:=[$'ScMp Time'.L39]" office:value-type="float" office:value="0" calcext:value-type="float">
            <text:p>0.00</text:p>
          </table:table-cell>
          <table:table-cell table:formula="of:=[$'ScMp Time'.M39]" office:value-type="float" office:value="0" calcext:value-type="float">
            <text:p>0.00</text:p>
          </table:table-cell>
          <table:table-cell table:formula="of:=[$'ScMp Time'.N39]" office:value-type="float" office:value="0" calcext:value-type="float">
            <text:p>0.00</text:p>
          </table:table-cell>
          <table:table-cell table:formula="of:=[$'McMp Time'.I39]" office:value-type="float" office:value="0" calcext:value-type="float">
            <text:p>0.00</text:p>
          </table:table-cell>
          <table:table-cell table:formula="of:=[$'McMp Time'.J39]" office:value-type="float" office:value="0" calcext:value-type="float">
            <text:p>0.00</text:p>
          </table:table-cell>
          <table:table-cell table:formula="of:=[$'McMp Time'.K39]" office:value-type="float" office:value="0" calcext:value-type="float">
            <text:p>0.00</text:p>
          </table:table-cell>
          <table:table-cell table:formula="of:=[$'McMp Time'.L39]" office:value-type="float" office:value="0" calcext:value-type="float">
            <text:p>0.00</text:p>
          </table:table-cell>
          <table:table-cell table:formula="of:=[$'McMp Time'.M39]" office:value-type="float" office:value="0" calcext:value-type="float">
            <text:p>0.00</text:p>
          </table:table-cell>
          <table:table-cell table:formula="of:=[$'McMp Time'.N39]" office:value-type="float" office:value="0" calcext:value-type="float">
            <text:p>0.00</text:p>
          </table:table-cell>
          <table:table-cell table:formula="of:=[$'PC Time'.I39]" office:value-type="float" office:value="0" calcext:value-type="float">
            <text:p>0.00</text:p>
          </table:table-cell>
          <table:table-cell table:formula="of:=[$'PC Time'.J39]" office:value-type="float" office:value="0" calcext:value-type="float">
            <text:p>0.00</text:p>
          </table:table-cell>
          <table:table-cell table:formula="of:=[$'PC Time'.K39]" office:value-type="float" office:value="0" calcext:value-type="float">
            <text:p>0.00</text:p>
          </table:table-cell>
          <table:table-cell table:formula="of:=[$'PC Time'.L39]" office:value-type="float" office:value="0" calcext:value-type="float">
            <text:p>0.00</text:p>
          </table:table-cell>
          <table:table-cell table:formula="of:=[$'PC Time'.M39]" office:value-type="float" office:value="0" calcext:value-type="float">
            <text:p>0.00</text:p>
          </table:table-cell>
          <table:table-cell table:formula="of:=[$'PC Time'.N39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40]" office:value-type="float" office:value="0" calcext:value-type="float">
            <text:p>0.00</text:p>
          </table:table-cell>
          <table:table-cell table:formula="of:=[$'ScSp Time'.J40]" office:value-type="float" office:value="0" calcext:value-type="float">
            <text:p>0.00</text:p>
          </table:table-cell>
          <table:table-cell table:formula="of:=[$'ScSp Time'.K40]" office:value-type="float" office:value="0" calcext:value-type="float">
            <text:p>0.00</text:p>
          </table:table-cell>
          <table:table-cell table:formula="of:=[$'ScSp Time'.L40]" office:value-type="float" office:value="0" calcext:value-type="float">
            <text:p>0.00</text:p>
          </table:table-cell>
          <table:table-cell table:formula="of:=[$'ScSp Time'.M40]" office:value-type="float" office:value="0" calcext:value-type="float">
            <text:p>0.00</text:p>
          </table:table-cell>
          <table:table-cell table:formula="of:=[$'ScSp Time'.N40]" office:value-type="float" office:value="0" calcext:value-type="float">
            <text:p>0.00</text:p>
          </table:table-cell>
          <table:table-cell table:formula="of:=[$'McSp Time'.I40]" office:value-type="float" office:value="0" calcext:value-type="float">
            <text:p>0.00</text:p>
          </table:table-cell>
          <table:table-cell table:formula="of:=[$'McSp Time'.J40]" office:value-type="float" office:value="0" calcext:value-type="float">
            <text:p>0.00</text:p>
          </table:table-cell>
          <table:table-cell table:formula="of:=[$'McSp Time'.K40]" office:value-type="float" office:value="0" calcext:value-type="float">
            <text:p>0.00</text:p>
          </table:table-cell>
          <table:table-cell table:formula="of:=[$'McSp Time'.L40]" office:value-type="float" office:value="0" calcext:value-type="float">
            <text:p>0.00</text:p>
          </table:table-cell>
          <table:table-cell table:formula="of:=[$'McSp Time'.M40]" office:value-type="float" office:value="0" calcext:value-type="float">
            <text:p>0.00</text:p>
          </table:table-cell>
          <table:table-cell table:formula="of:=[$'McSp Time'.N40]" office:value-type="float" office:value="0" calcext:value-type="float">
            <text:p>0.00</text:p>
          </table:table-cell>
          <table:table-cell table:formula="of:=[$'ScMp Time'.I40]" office:value-type="float" office:value="0" calcext:value-type="float">
            <text:p>0.00</text:p>
          </table:table-cell>
          <table:table-cell table:formula="of:=[$'ScMp Time'.J40]" office:value-type="float" office:value="0" calcext:value-type="float">
            <text:p>0.00</text:p>
          </table:table-cell>
          <table:table-cell table:formula="of:=[$'ScMp Time'.K40]" office:value-type="float" office:value="0" calcext:value-type="float">
            <text:p>0.00</text:p>
          </table:table-cell>
          <table:table-cell table:formula="of:=[$'ScMp Time'.L40]" office:value-type="float" office:value="0" calcext:value-type="float">
            <text:p>0.00</text:p>
          </table:table-cell>
          <table:table-cell table:formula="of:=[$'ScMp Time'.M40]" office:value-type="float" office:value="0" calcext:value-type="float">
            <text:p>0.00</text:p>
          </table:table-cell>
          <table:table-cell table:formula="of:=[$'ScMp Time'.N40]" office:value-type="float" office:value="0" calcext:value-type="float">
            <text:p>0.00</text:p>
          </table:table-cell>
          <table:table-cell table:formula="of:=[$'McMp Time'.I40]" office:value-type="float" office:value="0" calcext:value-type="float">
            <text:p>0.00</text:p>
          </table:table-cell>
          <table:table-cell table:formula="of:=[$'McMp Time'.J40]" office:value-type="float" office:value="0" calcext:value-type="float">
            <text:p>0.00</text:p>
          </table:table-cell>
          <table:table-cell table:formula="of:=[$'McMp Time'.K40]" office:value-type="float" office:value="0" calcext:value-type="float">
            <text:p>0.00</text:p>
          </table:table-cell>
          <table:table-cell table:formula="of:=[$'McMp Time'.L40]" office:value-type="float" office:value="0" calcext:value-type="float">
            <text:p>0.00</text:p>
          </table:table-cell>
          <table:table-cell table:formula="of:=[$'McMp Time'.M40]" office:value-type="float" office:value="0" calcext:value-type="float">
            <text:p>0.00</text:p>
          </table:table-cell>
          <table:table-cell table:formula="of:=[$'McMp Time'.N40]" office:value-type="float" office:value="0" calcext:value-type="float">
            <text:p>0.00</text:p>
          </table:table-cell>
          <table:table-cell table:formula="of:=[$'PC Time'.I40]" office:value-type="float" office:value="0" calcext:value-type="float">
            <text:p>0.00</text:p>
          </table:table-cell>
          <table:table-cell table:formula="of:=[$'PC Time'.J40]" office:value-type="float" office:value="0" calcext:value-type="float">
            <text:p>0.00</text:p>
          </table:table-cell>
          <table:table-cell table:formula="of:=[$'PC Time'.K40]" office:value-type="float" office:value="0" calcext:value-type="float">
            <text:p>0.00</text:p>
          </table:table-cell>
          <table:table-cell table:formula="of:=[$'PC Time'.L40]" office:value-type="float" office:value="0" calcext:value-type="float">
            <text:p>0.00</text:p>
          </table:table-cell>
          <table:table-cell table:formula="of:=[$'PC Time'.M40]" office:value-type="float" office:value="0" calcext:value-type="float">
            <text:p>0.00</text:p>
          </table:table-cell>
          <table:table-cell table:formula="of:=[$'PC Time'.N40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Time'.I41]" office:value-type="float" office:value="0" calcext:value-type="float">
            <text:p>0.00</text:p>
          </table:table-cell>
          <table:table-cell table:formula="of:=[$'ScSp Time'.J41]" office:value-type="float" office:value="0" calcext:value-type="float">
            <text:p>0.00</text:p>
          </table:table-cell>
          <table:table-cell table:formula="of:=[$'ScSp Time'.K41]" office:value-type="float" office:value="0" calcext:value-type="float">
            <text:p>0.00</text:p>
          </table:table-cell>
          <table:table-cell table:formula="of:=[$'ScSp Time'.L41]" office:value-type="float" office:value="0" calcext:value-type="float">
            <text:p>0.00</text:p>
          </table:table-cell>
          <table:table-cell table:formula="of:=[$'ScSp Time'.M41]" office:value-type="float" office:value="0" calcext:value-type="float">
            <text:p>0.00</text:p>
          </table:table-cell>
          <table:table-cell table:formula="of:=[$'ScSp Time'.N41]" office:value-type="float" office:value="0" calcext:value-type="float">
            <text:p>0.00</text:p>
          </table:table-cell>
          <table:table-cell table:formula="of:=[$'McSp Time'.I41]" office:value-type="float" office:value="0" calcext:value-type="float">
            <text:p>0.00</text:p>
          </table:table-cell>
          <table:table-cell table:formula="of:=[$'McSp Time'.J41]" office:value-type="float" office:value="0" calcext:value-type="float">
            <text:p>0.00</text:p>
          </table:table-cell>
          <table:table-cell table:formula="of:=[$'McSp Time'.K41]" office:value-type="float" office:value="0" calcext:value-type="float">
            <text:p>0.00</text:p>
          </table:table-cell>
          <table:table-cell table:formula="of:=[$'McSp Time'.L41]" office:value-type="float" office:value="0" calcext:value-type="float">
            <text:p>0.00</text:p>
          </table:table-cell>
          <table:table-cell table:formula="of:=[$'McSp Time'.M41]" office:value-type="float" office:value="0" calcext:value-type="float">
            <text:p>0.00</text:p>
          </table:table-cell>
          <table:table-cell table:formula="of:=[$'McSp Time'.N41]" office:value-type="float" office:value="0" calcext:value-type="float">
            <text:p>0.00</text:p>
          </table:table-cell>
          <table:table-cell table:formula="of:=[$'ScMp Time'.I41]" office:value-type="float" office:value="0" calcext:value-type="float">
            <text:p>0.00</text:p>
          </table:table-cell>
          <table:table-cell table:formula="of:=[$'ScMp Time'.J41]" office:value-type="float" office:value="0" calcext:value-type="float">
            <text:p>0.00</text:p>
          </table:table-cell>
          <table:table-cell table:formula="of:=[$'ScMp Time'.K41]" office:value-type="float" office:value="0" calcext:value-type="float">
            <text:p>0.00</text:p>
          </table:table-cell>
          <table:table-cell table:formula="of:=[$'ScMp Time'.L41]" office:value-type="float" office:value="0" calcext:value-type="float">
            <text:p>0.00</text:p>
          </table:table-cell>
          <table:table-cell table:formula="of:=[$'ScMp Time'.M41]" office:value-type="float" office:value="0" calcext:value-type="float">
            <text:p>0.00</text:p>
          </table:table-cell>
          <table:table-cell table:formula="of:=[$'ScMp Time'.N41]" office:value-type="float" office:value="0" calcext:value-type="float">
            <text:p>0.00</text:p>
          </table:table-cell>
          <table:table-cell table:formula="of:=[$'McMp Time'.I41]" office:value-type="float" office:value="0" calcext:value-type="float">
            <text:p>0.00</text:p>
          </table:table-cell>
          <table:table-cell table:formula="of:=[$'McMp Time'.J41]" office:value-type="float" office:value="0" calcext:value-type="float">
            <text:p>0.00</text:p>
          </table:table-cell>
          <table:table-cell table:formula="of:=[$'McMp Time'.K41]" office:value-type="float" office:value="0" calcext:value-type="float">
            <text:p>0.00</text:p>
          </table:table-cell>
          <table:table-cell table:formula="of:=[$'McMp Time'.L41]" office:value-type="float" office:value="0" calcext:value-type="float">
            <text:p>0.00</text:p>
          </table:table-cell>
          <table:table-cell table:formula="of:=[$'McMp Time'.M41]" office:value-type="float" office:value="0" calcext:value-type="float">
            <text:p>0.00</text:p>
          </table:table-cell>
          <table:table-cell table:formula="of:=[$'McMp Time'.N41]" office:value-type="float" office:value="0" calcext:value-type="float">
            <text:p>0.00</text:p>
          </table:table-cell>
          <table:table-cell table:formula="of:=[$'PC Time'.I41]" office:value-type="float" office:value="0" calcext:value-type="float">
            <text:p>0.00</text:p>
          </table:table-cell>
          <table:table-cell table:formula="of:=[$'PC Time'.J41]" office:value-type="float" office:value="0" calcext:value-type="float">
            <text:p>0.00</text:p>
          </table:table-cell>
          <table:table-cell table:formula="of:=[$'PC Time'.K41]" office:value-type="float" office:value="0" calcext:value-type="float">
            <text:p>0.00</text:p>
          </table:table-cell>
          <table:table-cell table:formula="of:=[$'PC Time'.L41]" office:value-type="float" office:value="0" calcext:value-type="float">
            <text:p>0.00</text:p>
          </table:table-cell>
          <table:table-cell table:formula="of:=[$'PC Time'.M41]" office:value-type="float" office:value="0" calcext:value-type="float">
            <text:p>0.00</text:p>
          </table:table-cell>
          <table:table-cell table:formula="of:=[$'PC Time'.N41]" office:value-type="float" office:value="0" calcext:value-type="float">
            <text:p>0.00</text:p>
          </table:table-cell>
        </table:table-row>
        <table:table-row table:style-name="ro2">
          <table:table-cell table:style-name="ce14"/>
          <table:table-cell table:style-name="ce14" office:value-type="string" calcext:value-type="string" table:number-columns-spanned="6" table:number-rows-spanned="1">
            <text:p>ScSp</text:p>
          </table:table-cell>
          <table:covered-table-cell table:number-columns-repeated="4" table:style-name="ce14"/>
          <table:covered-table-cell table:style-name="Default"/>
          <table:table-cell table:style-name="ce14" office:value-type="string" calcext:value-type="string" table:number-columns-spanned="6" table:number-rows-spanned="1">
            <text:p>McSp</text:p>
          </table:table-cell>
          <table:covered-table-cell table:number-columns-repeated="5" table:style-name="Default"/>
          <table:table-cell table:style-name="ce14" office:value-type="string" calcext:value-type="string" table:number-columns-spanned="6" table:number-rows-spanned="1">
            <text:p>ScMp</text:p>
          </table:table-cell>
          <table:covered-table-cell table:number-columns-repeated="5" table:style-name="Default"/>
          <table:table-cell table:style-name="ce14" office:value-type="string" calcext:value-type="string" table:number-columns-spanned="6" table:number-rows-spanned="1">
            <text:p>McMp</text:p>
          </table:table-cell>
          <table:covered-table-cell table:number-columns-repeated="5" table:style-name="Default"/>
          <table:table-cell table:style-name="ce14" office:value-type="string" calcext:value-type="string" table:number-columns-spanned="6" table:number-rows-spanned="1">
            <text:p>PC</text:p>
          </table:table-cell>
          <table:covered-table-cell table:number-columns-repeated="3" table:style-name="ce14"/>
          <table:covered-table-cell table:number-columns-repeated="2" table:style-name="Default"/>
        </table:table-row>
        <table:table-row table:style-name="ro2">
          <table:table-cell table:style-name="ce102" office:value-type="string" calcext:value-type="string">
            <text:p>Size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</table:table-row>
        <table:table-row table:style-name="ro2">
          <table:table-cell table:style-name="ce103" office:value-type="string" calcext:value-type="string">
            <text:p>5-10</text:p>
          </table:table-cell>
          <table:table-cell table:style-name="ce37" table:formula="of:=AVERAGE([.B3:.B7])" office:value-type="float" office:value="0" calcext:value-type="float">
            <text:p>0.00</text:p>
          </table:table-cell>
          <table:table-cell table:style-name="ce37" table:formula="of:=AVERAGE([.C3:.C7])" office:value-type="float" office:value="0" calcext:value-type="float">
            <text:p>0.00</text:p>
          </table:table-cell>
          <table:table-cell table:style-name="ce37" table:formula="of:=AVERAGE([.D3:.D7])" office:value-type="float" office:value="0" calcext:value-type="float">
            <text:p>0.00</text:p>
          </table:table-cell>
          <table:table-cell table:style-name="ce37" table:formula="of:=AVERAGE([.E3:.E7])" office:value-type="float" office:value="0" calcext:value-type="float">
            <text:p>0.00</text:p>
          </table:table-cell>
          <table:table-cell table:style-name="ce37" table:formula="of:=AVERAGE([.F3:.F7])" office:value-type="float" office:value="0" calcext:value-type="float">
            <text:p>0.00</text:p>
          </table:table-cell>
          <table:table-cell table:style-name="ce37" table:formula="of:=AVERAGE([.G3:.G7])" office:value-type="float" office:value="0" calcext:value-type="float">
            <text:p>0.00</text:p>
          </table:table-cell>
          <table:table-cell table:style-name="ce37" table:formula="of:=AVERAGE([.H3:.H7])" office:value-type="float" office:value="0" calcext:value-type="float">
            <text:p>0.00</text:p>
          </table:table-cell>
          <table:table-cell table:style-name="ce37" table:formula="of:=AVERAGE([.I3:.I7])" office:value-type="float" office:value="0" calcext:value-type="float">
            <text:p>0.00</text:p>
          </table:table-cell>
          <table:table-cell table:style-name="ce37" table:formula="of:=AVERAGE([.J3:.J7])" office:value-type="float" office:value="0" calcext:value-type="float">
            <text:p>0.00</text:p>
          </table:table-cell>
          <table:table-cell table:style-name="ce37" table:formula="of:=AVERAGE([.K3:.K7])" office:value-type="float" office:value="0" calcext:value-type="float">
            <text:p>0.00</text:p>
          </table:table-cell>
          <table:table-cell table:style-name="ce37" table:formula="of:=AVERAGE([.L3:.L7])" office:value-type="float" office:value="0" calcext:value-type="float">
            <text:p>0.00</text:p>
          </table:table-cell>
          <table:table-cell table:style-name="ce37" table:formula="of:=AVERAGE([.M3:.M7])" office:value-type="float" office:value="0" calcext:value-type="float">
            <text:p>0.00</text:p>
          </table:table-cell>
          <table:table-cell table:style-name="ce37" table:formula="of:=AVERAGE([.N3:.N7])" office:value-type="float" office:value="0" calcext:value-type="float">
            <text:p>0.00</text:p>
          </table:table-cell>
          <table:table-cell table:style-name="ce37" table:formula="of:=AVERAGE([.O3:.O7])" office:value-type="float" office:value="0" calcext:value-type="float">
            <text:p>0.00</text:p>
          </table:table-cell>
          <table:table-cell table:style-name="ce37" table:formula="of:=AVERAGE([.P3:.P7])" office:value-type="float" office:value="0" calcext:value-type="float">
            <text:p>0.00</text:p>
          </table:table-cell>
          <table:table-cell table:style-name="ce37" table:formula="of:=AVERAGE([.Q3:.Q7])" office:value-type="float" office:value="0" calcext:value-type="float">
            <text:p>0.00</text:p>
          </table:table-cell>
          <table:table-cell table:style-name="ce37" table:formula="of:=AVERAGE([.R3:.R7])" office:value-type="float" office:value="0" calcext:value-type="float">
            <text:p>0.00</text:p>
          </table:table-cell>
          <table:table-cell table:style-name="ce37" table:formula="of:=AVERAGE([.S3:.S7])" office:value-type="float" office:value="0" calcext:value-type="float">
            <text:p>0.00</text:p>
          </table:table-cell>
          <table:table-cell table:style-name="ce37" table:formula="of:=AVERAGE([.T3:.T7])" office:value-type="float" office:value="0" calcext:value-type="float">
            <text:p>0.00</text:p>
          </table:table-cell>
          <table:table-cell table:style-name="ce37" table:formula="of:=AVERAGE([.U3:.U7])" office:value-type="float" office:value="0" calcext:value-type="float">
            <text:p>0.00</text:p>
          </table:table-cell>
          <table:table-cell table:style-name="ce37" table:formula="of:=AVERAGE([.V3:.V7])" office:value-type="float" office:value="0" calcext:value-type="float">
            <text:p>0.00</text:p>
          </table:table-cell>
          <table:table-cell table:style-name="ce37" table:formula="of:=AVERAGE([.W3:.W7])" office:value-type="float" office:value="0" calcext:value-type="float">
            <text:p>0.00</text:p>
          </table:table-cell>
          <table:table-cell table:style-name="ce37" table:formula="of:=AVERAGE([.X3:.X7])" office:value-type="float" office:value="0" calcext:value-type="float">
            <text:p>0.00</text:p>
          </table:table-cell>
          <table:table-cell table:style-name="ce37" table:formula="of:=AVERAGE([.Y3:.Y7])" office:value-type="float" office:value="0" calcext:value-type="float">
            <text:p>0.00</text:p>
          </table:table-cell>
          <table:table-cell table:style-name="ce37" table:formula="of:=AVERAGE([.Z3:.Z7])" office:value-type="float" office:value="0" calcext:value-type="float">
            <text:p>0.00</text:p>
          </table:table-cell>
          <table:table-cell table:style-name="ce37" table:formula="of:=AVERAGE([.AA3:.AA7])" office:value-type="float" office:value="0" calcext:value-type="float">
            <text:p>0.00</text:p>
          </table:table-cell>
          <table:table-cell table:style-name="ce37" table:formula="of:=AVERAGE([.AB3:.AB7])" office:value-type="float" office:value="0" calcext:value-type="float">
            <text:p>0.00</text:p>
          </table:table-cell>
          <table:table-cell table:style-name="ce37" table:formula="of:=AVERAGE([.AC3:.AC7])" office:value-type="float" office:value="0" calcext:value-type="float">
            <text:p>0.00</text:p>
          </table:table-cell>
          <table:table-cell table:style-name="ce37" table:formula="of:=AVERAGE([.AD3:.AD7])" office:value-type="float" office:value="0" calcext:value-type="float">
            <text:p>0.00</text:p>
          </table:table-cell>
          <table:table-cell table:style-name="ce37" table:formula="of:=AVERAGE([.AE3:.AE7])" office:value-type="float" office:value="0" calcext:value-type="float">
            <text:p>0.00</text:p>
          </table:table-cell>
        </table:table-row>
        <table:table-row table:style-name="ro2">
          <table:table-cell table:style-name="ce103" office:value-type="string" calcext:value-type="string">
            <text:p>10-10</text:p>
          </table:table-cell>
          <table:table-cell table:style-name="ce37" table:formula="of:=AVERAGE([.B8:.B12])" office:value-type="float" office:value="0" calcext:value-type="float">
            <text:p>0.00</text:p>
          </table:table-cell>
          <table:table-cell table:style-name="ce37" table:formula="of:=AVERAGE([.C8:.C12])" office:value-type="float" office:value="0" calcext:value-type="float">
            <text:p>0.00</text:p>
          </table:table-cell>
          <table:table-cell table:style-name="ce37" table:formula="of:=AVERAGE([.D8:.D12])" office:value-type="float" office:value="0" calcext:value-type="float">
            <text:p>0.00</text:p>
          </table:table-cell>
          <table:table-cell table:style-name="ce37" table:formula="of:=AVERAGE([.E8:.E12])" office:value-type="float" office:value="0" calcext:value-type="float">
            <text:p>0.00</text:p>
          </table:table-cell>
          <table:table-cell table:style-name="ce37" table:formula="of:=AVERAGE([.F8:.F12])" office:value-type="float" office:value="0" calcext:value-type="float">
            <text:p>0.00</text:p>
          </table:table-cell>
          <table:table-cell table:style-name="ce37" table:formula="of:=AVERAGE([.G8:.G12])" office:value-type="float" office:value="0" calcext:value-type="float">
            <text:p>0.00</text:p>
          </table:table-cell>
          <table:table-cell table:style-name="ce37" table:formula="of:=AVERAGE([.H8:.H12])" office:value-type="float" office:value="0" calcext:value-type="float">
            <text:p>0.00</text:p>
          </table:table-cell>
          <table:table-cell table:style-name="ce37" table:formula="of:=AVERAGE([.I8:.I12])" office:value-type="float" office:value="0" calcext:value-type="float">
            <text:p>0.00</text:p>
          </table:table-cell>
          <table:table-cell table:style-name="ce37" table:formula="of:=AVERAGE([.J8:.J12])" office:value-type="float" office:value="0" calcext:value-type="float">
            <text:p>0.00</text:p>
          </table:table-cell>
          <table:table-cell table:style-name="ce37" table:formula="of:=AVERAGE([.K8:.K12])" office:value-type="float" office:value="0" calcext:value-type="float">
            <text:p>0.00</text:p>
          </table:table-cell>
          <table:table-cell table:style-name="ce37" table:formula="of:=AVERAGE([.L8:.L12])" office:value-type="float" office:value="0" calcext:value-type="float">
            <text:p>0.00</text:p>
          </table:table-cell>
          <table:table-cell table:style-name="ce37" table:formula="of:=AVERAGE([.M8:.M12])" office:value-type="float" office:value="0" calcext:value-type="float">
            <text:p>0.00</text:p>
          </table:table-cell>
          <table:table-cell table:style-name="ce37" table:formula="of:=AVERAGE([.N8:.N12])" office:value-type="float" office:value="0" calcext:value-type="float">
            <text:p>0.00</text:p>
          </table:table-cell>
          <table:table-cell table:style-name="ce37" table:formula="of:=AVERAGE([.O8:.O12])" office:value-type="float" office:value="0" calcext:value-type="float">
            <text:p>0.00</text:p>
          </table:table-cell>
          <table:table-cell table:style-name="ce37" table:formula="of:=AVERAGE([.P8:.P12])" office:value-type="float" office:value="0" calcext:value-type="float">
            <text:p>0.00</text:p>
          </table:table-cell>
          <table:table-cell table:style-name="ce37" table:formula="of:=AVERAGE([.Q8:.Q12])" office:value-type="float" office:value="0" calcext:value-type="float">
            <text:p>0.00</text:p>
          </table:table-cell>
          <table:table-cell table:style-name="ce37" table:formula="of:=AVERAGE([.R8:.R12])" office:value-type="float" office:value="0" calcext:value-type="float">
            <text:p>0.00</text:p>
          </table:table-cell>
          <table:table-cell table:style-name="ce37" table:formula="of:=AVERAGE([.S8:.S12])" office:value-type="float" office:value="0" calcext:value-type="float">
            <text:p>0.00</text:p>
          </table:table-cell>
          <table:table-cell table:style-name="ce37" table:formula="of:=AVERAGE([.T8:.T12])" office:value-type="float" office:value="0" calcext:value-type="float">
            <text:p>0.00</text:p>
          </table:table-cell>
          <table:table-cell table:style-name="ce37" table:formula="of:=AVERAGE([.U8:.U12])" office:value-type="float" office:value="0" calcext:value-type="float">
            <text:p>0.00</text:p>
          </table:table-cell>
          <table:table-cell table:style-name="ce37" table:formula="of:=AVERAGE([.V8:.V12])" office:value-type="float" office:value="0" calcext:value-type="float">
            <text:p>0.00</text:p>
          </table:table-cell>
          <table:table-cell table:style-name="ce37" table:formula="of:=AVERAGE([.W8:.W12])" office:value-type="float" office:value="0" calcext:value-type="float">
            <text:p>0.00</text:p>
          </table:table-cell>
          <table:table-cell table:style-name="ce37" table:formula="of:=AVERAGE([.X8:.X12])" office:value-type="float" office:value="0" calcext:value-type="float">
            <text:p>0.00</text:p>
          </table:table-cell>
          <table:table-cell table:style-name="ce37" table:formula="of:=AVERAGE([.Y8:.Y12])" office:value-type="float" office:value="0" calcext:value-type="float">
            <text:p>0.00</text:p>
          </table:table-cell>
          <table:table-cell table:style-name="ce37" table:formula="of:=AVERAGE([.Z8:.Z12])" office:value-type="float" office:value="0" calcext:value-type="float">
            <text:p>0.00</text:p>
          </table:table-cell>
          <table:table-cell table:style-name="ce37" table:formula="of:=AVERAGE([.AA8:.AA12])" office:value-type="float" office:value="0" calcext:value-type="float">
            <text:p>0.00</text:p>
          </table:table-cell>
          <table:table-cell table:style-name="ce37" table:formula="of:=AVERAGE([.AB8:.AB12])" office:value-type="float" office:value="0" calcext:value-type="float">
            <text:p>0.00</text:p>
          </table:table-cell>
          <table:table-cell table:style-name="ce37" table:formula="of:=AVERAGE([.AC8:.AC12])" office:value-type="float" office:value="0" calcext:value-type="float">
            <text:p>0.00</text:p>
          </table:table-cell>
          <table:table-cell table:style-name="ce37" table:formula="of:=AVERAGE([.AD8:.AD12])" office:value-type="float" office:value="0" calcext:value-type="float">
            <text:p>0.00</text:p>
          </table:table-cell>
          <table:table-cell table:style-name="ce37" table:formula="of:=AVERAGE([.AE8:.AE12])" office:value-type="float" office:value="0" calcext:value-type="float">
            <text:p>0.00</text:p>
          </table:table-cell>
        </table:table-row>
        <table:table-row table:style-name="ro2">
          <table:table-cell table:style-name="ce103" office:value-type="string" calcext:value-type="string">
            <text:p>10-15</text:p>
          </table:table-cell>
          <table:table-cell table:style-name="ce37" table:formula="of:=AVERAGE([.B13:.B17])" office:value-type="float" office:value="0" calcext:value-type="float">
            <text:p>0.00</text:p>
          </table:table-cell>
          <table:table-cell table:style-name="ce37" table:formula="of:=AVERAGE([.C13:.C17])" office:value-type="float" office:value="0" calcext:value-type="float">
            <text:p>0.00</text:p>
          </table:table-cell>
          <table:table-cell table:style-name="ce37" table:formula="of:=AVERAGE([.D13:.D17])" office:value-type="float" office:value="0" calcext:value-type="float">
            <text:p>0.00</text:p>
          </table:table-cell>
          <table:table-cell table:style-name="ce37" table:formula="of:=AVERAGE([.E13:.E17])" office:value-type="float" office:value="0" calcext:value-type="float">
            <text:p>0.00</text:p>
          </table:table-cell>
          <table:table-cell table:style-name="ce37" table:formula="of:=AVERAGE([.F13:.F17])" office:value-type="float" office:value="0" calcext:value-type="float">
            <text:p>0.00</text:p>
          </table:table-cell>
          <table:table-cell table:style-name="ce37" table:formula="of:=AVERAGE([.G13:.G17])" office:value-type="float" office:value="0" calcext:value-type="float">
            <text:p>0.00</text:p>
          </table:table-cell>
          <table:table-cell table:style-name="ce37" table:formula="of:=AVERAGE([.H13:.H17])" office:value-type="float" office:value="0" calcext:value-type="float">
            <text:p>0.00</text:p>
          </table:table-cell>
          <table:table-cell table:style-name="ce37" table:formula="of:=AVERAGE([.I13:.I17])" office:value-type="float" office:value="0" calcext:value-type="float">
            <text:p>0.00</text:p>
          </table:table-cell>
          <table:table-cell table:style-name="ce37" table:formula="of:=AVERAGE([.J13:.J17])" office:value-type="float" office:value="0" calcext:value-type="float">
            <text:p>0.00</text:p>
          </table:table-cell>
          <table:table-cell table:style-name="ce37" table:formula="of:=AVERAGE([.K13:.K17])" office:value-type="float" office:value="0" calcext:value-type="float">
            <text:p>0.00</text:p>
          </table:table-cell>
          <table:table-cell table:style-name="ce37" table:formula="of:=AVERAGE([.L13:.L17])" office:value-type="float" office:value="0" calcext:value-type="float">
            <text:p>0.00</text:p>
          </table:table-cell>
          <table:table-cell table:style-name="ce37" table:formula="of:=AVERAGE([.M13:.M17])" office:value-type="float" office:value="0" calcext:value-type="float">
            <text:p>0.00</text:p>
          </table:table-cell>
          <table:table-cell table:style-name="ce37" table:formula="of:=AVERAGE([.N13:.N17])" office:value-type="float" office:value="0" calcext:value-type="float">
            <text:p>0.00</text:p>
          </table:table-cell>
          <table:table-cell table:style-name="ce37" table:formula="of:=AVERAGE([.O13:.O17])" office:value-type="float" office:value="0" calcext:value-type="float">
            <text:p>0.00</text:p>
          </table:table-cell>
          <table:table-cell table:style-name="ce37" table:formula="of:=AVERAGE([.P13:.P17])" office:value-type="float" office:value="0" calcext:value-type="float">
            <text:p>0.00</text:p>
          </table:table-cell>
          <table:table-cell table:style-name="ce37" table:formula="of:=AVERAGE([.Q13:.Q17])" office:value-type="float" office:value="0" calcext:value-type="float">
            <text:p>0.00</text:p>
          </table:table-cell>
          <table:table-cell table:style-name="ce37" table:formula="of:=AVERAGE([.R13:.R17])" office:value-type="float" office:value="0" calcext:value-type="float">
            <text:p>0.00</text:p>
          </table:table-cell>
          <table:table-cell table:style-name="ce37" table:formula="of:=AVERAGE([.S13:.S17])" office:value-type="float" office:value="0" calcext:value-type="float">
            <text:p>0.00</text:p>
          </table:table-cell>
          <table:table-cell table:style-name="ce37" table:formula="of:=AVERAGE([.T13:.T17])" office:value-type="float" office:value="0" calcext:value-type="float">
            <text:p>0.00</text:p>
          </table:table-cell>
          <table:table-cell table:style-name="ce37" table:formula="of:=AVERAGE([.U13:.U17])" office:value-type="float" office:value="0" calcext:value-type="float">
            <text:p>0.00</text:p>
          </table:table-cell>
          <table:table-cell table:style-name="ce37" table:formula="of:=AVERAGE([.V13:.V17])" office:value-type="float" office:value="0" calcext:value-type="float">
            <text:p>0.00</text:p>
          </table:table-cell>
          <table:table-cell table:style-name="ce37" table:formula="of:=AVERAGE([.W13:.W17])" office:value-type="float" office:value="0" calcext:value-type="float">
            <text:p>0.00</text:p>
          </table:table-cell>
          <table:table-cell table:style-name="ce37" table:formula="of:=AVERAGE([.X13:.X17])" office:value-type="float" office:value="0" calcext:value-type="float">
            <text:p>0.00</text:p>
          </table:table-cell>
          <table:table-cell table:style-name="ce37" table:formula="of:=AVERAGE([.Y13:.Y17])" office:value-type="float" office:value="0" calcext:value-type="float">
            <text:p>0.00</text:p>
          </table:table-cell>
          <table:table-cell table:style-name="ce37" table:formula="of:=AVERAGE([.Z13:.Z17])" office:value-type="float" office:value="0" calcext:value-type="float">
            <text:p>0.00</text:p>
          </table:table-cell>
          <table:table-cell table:style-name="ce37" table:formula="of:=AVERAGE([.AA13:.AA17])" office:value-type="float" office:value="0" calcext:value-type="float">
            <text:p>0.00</text:p>
          </table:table-cell>
          <table:table-cell table:style-name="ce37" table:formula="of:=AVERAGE([.AB13:.AB17])" office:value-type="float" office:value="0" calcext:value-type="float">
            <text:p>0.00</text:p>
          </table:table-cell>
          <table:table-cell table:style-name="ce37" table:formula="of:=AVERAGE([.AC13:.AC17])" office:value-type="float" office:value="0" calcext:value-type="float">
            <text:p>0.00</text:p>
          </table:table-cell>
          <table:table-cell table:style-name="ce37" table:formula="of:=AVERAGE([.AD13:.AD17])" office:value-type="float" office:value="0" calcext:value-type="float">
            <text:p>0.00</text:p>
          </table:table-cell>
          <table:table-cell table:style-name="ce37" table:formula="of:=AVERAGE([.AE13:.AE17])" office:value-type="float" office:value="0" calcext:value-type="float">
            <text:p>0.00</text:p>
          </table:table-cell>
        </table:table-row>
        <table:table-row table:style-name="ro2">
          <table:table-cell table:style-name="ce103" office:value-type="string" calcext:value-type="string">
            <text:p>15-5</text:p>
          </table:table-cell>
          <table:table-cell table:style-name="ce37" table:formula="of:=AVERAGE([.B18:.B22])" office:value-type="float" office:value="0" calcext:value-type="float">
            <text:p>0.00</text:p>
          </table:table-cell>
          <table:table-cell table:style-name="ce37" table:formula="of:=AVERAGE([.C18:.C22])" office:value-type="float" office:value="0" calcext:value-type="float">
            <text:p>0.00</text:p>
          </table:table-cell>
          <table:table-cell table:style-name="ce37" table:formula="of:=AVERAGE([.D18:.D22])" office:value-type="float" office:value="0" calcext:value-type="float">
            <text:p>0.00</text:p>
          </table:table-cell>
          <table:table-cell table:style-name="ce37" table:formula="of:=AVERAGE([.E18:.E22])" office:value-type="float" office:value="0" calcext:value-type="float">
            <text:p>0.00</text:p>
          </table:table-cell>
          <table:table-cell table:style-name="ce37" table:formula="of:=AVERAGE([.F18:.F22])" office:value-type="float" office:value="0" calcext:value-type="float">
            <text:p>0.00</text:p>
          </table:table-cell>
          <table:table-cell table:style-name="ce37" table:formula="of:=AVERAGE([.G18:.G22])" office:value-type="float" office:value="0" calcext:value-type="float">
            <text:p>0.00</text:p>
          </table:table-cell>
          <table:table-cell table:style-name="ce37" table:formula="of:=AVERAGE([.H18:.H22])" office:value-type="float" office:value="0" calcext:value-type="float">
            <text:p>0.00</text:p>
          </table:table-cell>
          <table:table-cell table:style-name="ce37" table:formula="of:=AVERAGE([.I18:.I22])" office:value-type="float" office:value="0" calcext:value-type="float">
            <text:p>0.00</text:p>
          </table:table-cell>
          <table:table-cell table:style-name="ce37" table:formula="of:=AVERAGE([.J18:.J22])" office:value-type="float" office:value="0" calcext:value-type="float">
            <text:p>0.00</text:p>
          </table:table-cell>
          <table:table-cell table:style-name="ce37" table:formula="of:=AVERAGE([.K18:.K22])" office:value-type="float" office:value="0" calcext:value-type="float">
            <text:p>0.00</text:p>
          </table:table-cell>
          <table:table-cell table:style-name="ce37" table:formula="of:=AVERAGE([.L18:.L22])" office:value-type="float" office:value="0" calcext:value-type="float">
            <text:p>0.00</text:p>
          </table:table-cell>
          <table:table-cell table:style-name="ce37" table:formula="of:=AVERAGE([.M18:.M22])" office:value-type="float" office:value="0" calcext:value-type="float">
            <text:p>0.00</text:p>
          </table:table-cell>
          <table:table-cell table:style-name="ce37" table:formula="of:=AVERAGE([.N18:.N22])" office:value-type="float" office:value="0" calcext:value-type="float">
            <text:p>0.00</text:p>
          </table:table-cell>
          <table:table-cell table:style-name="ce37" table:formula="of:=AVERAGE([.O18:.O22])" office:value-type="float" office:value="0" calcext:value-type="float">
            <text:p>0.00</text:p>
          </table:table-cell>
          <table:table-cell table:style-name="ce37" table:formula="of:=AVERAGE([.P18:.P22])" office:value-type="float" office:value="0" calcext:value-type="float">
            <text:p>0.00</text:p>
          </table:table-cell>
          <table:table-cell table:style-name="ce37" table:formula="of:=AVERAGE([.Q18:.Q22])" office:value-type="float" office:value="0" calcext:value-type="float">
            <text:p>0.00</text:p>
          </table:table-cell>
          <table:table-cell table:style-name="ce37" table:formula="of:=AVERAGE([.R18:.R22])" office:value-type="float" office:value="0" calcext:value-type="float">
            <text:p>0.00</text:p>
          </table:table-cell>
          <table:table-cell table:style-name="ce37" table:formula="of:=AVERAGE([.S18:.S22])" office:value-type="float" office:value="0" calcext:value-type="float">
            <text:p>0.00</text:p>
          </table:table-cell>
          <table:table-cell table:style-name="ce37" table:formula="of:=AVERAGE([.T18:.T22])" office:value-type="float" office:value="0" calcext:value-type="float">
            <text:p>0.00</text:p>
          </table:table-cell>
          <table:table-cell table:style-name="ce37" table:formula="of:=AVERAGE([.U18:.U22])" office:value-type="float" office:value="0" calcext:value-type="float">
            <text:p>0.00</text:p>
          </table:table-cell>
          <table:table-cell table:style-name="ce37" table:formula="of:=AVERAGE([.V18:.V22])" office:value-type="float" office:value="0" calcext:value-type="float">
            <text:p>0.00</text:p>
          </table:table-cell>
          <table:table-cell table:style-name="ce37" table:formula="of:=AVERAGE([.W18:.W22])" office:value-type="float" office:value="0" calcext:value-type="float">
            <text:p>0.00</text:p>
          </table:table-cell>
          <table:table-cell table:style-name="ce37" table:formula="of:=AVERAGE([.X18:.X22])" office:value-type="float" office:value="0" calcext:value-type="float">
            <text:p>0.00</text:p>
          </table:table-cell>
          <table:table-cell table:style-name="ce37" table:formula="of:=AVERAGE([.Y18:.Y22])" office:value-type="float" office:value="0" calcext:value-type="float">
            <text:p>0.00</text:p>
          </table:table-cell>
          <table:table-cell table:style-name="ce37" table:formula="of:=AVERAGE([.Z18:.Z22])" office:value-type="float" office:value="0" calcext:value-type="float">
            <text:p>0.00</text:p>
          </table:table-cell>
          <table:table-cell table:style-name="ce37" table:formula="of:=AVERAGE([.AA18:.AA22])" office:value-type="float" office:value="0" calcext:value-type="float">
            <text:p>0.00</text:p>
          </table:table-cell>
          <table:table-cell table:style-name="ce37" table:formula="of:=AVERAGE([.AB18:.AB22])" office:value-type="float" office:value="0" calcext:value-type="float">
            <text:p>0.00</text:p>
          </table:table-cell>
          <table:table-cell table:style-name="ce37" table:formula="of:=AVERAGE([.AC18:.AC22])" office:value-type="float" office:value="0" calcext:value-type="float">
            <text:p>0.00</text:p>
          </table:table-cell>
          <table:table-cell table:style-name="ce37" table:formula="of:=AVERAGE([.AD18:.AD22])" office:value-type="float" office:value="0" calcext:value-type="float">
            <text:p>0.00</text:p>
          </table:table-cell>
          <table:table-cell table:style-name="ce37" table:formula="of:=AVERAGE([.AE18:.AE22])" office:value-type="float" office:value="0" calcext:value-type="float">
            <text:p>0.00</text:p>
          </table:table-cell>
        </table:table-row>
        <table:table-row table:style-name="ro2">
          <table:table-cell table:style-name="ce103" office:value-type="string" calcext:value-type="string">
            <text:p>15-10</text:p>
          </table:table-cell>
          <table:table-cell table:style-name="ce37" table:formula="of:=AVERAGE([.B23:.B27])" office:value-type="float" office:value="0" calcext:value-type="float">
            <text:p>0.00</text:p>
          </table:table-cell>
          <table:table-cell table:style-name="ce37" table:formula="of:=AVERAGE([.C23:.C27])" office:value-type="float" office:value="0" calcext:value-type="float">
            <text:p>0.00</text:p>
          </table:table-cell>
          <table:table-cell table:style-name="ce37" table:formula="of:=AVERAGE([.D23:.D27])" office:value-type="float" office:value="0" calcext:value-type="float">
            <text:p>0.00</text:p>
          </table:table-cell>
          <table:table-cell table:style-name="ce37" table:formula="of:=AVERAGE([.E23:.E27])" office:value-type="float" office:value="0" calcext:value-type="float">
            <text:p>0.00</text:p>
          </table:table-cell>
          <table:table-cell table:style-name="ce37" table:formula="of:=AVERAGE([.F23:.F27])" office:value-type="float" office:value="0" calcext:value-type="float">
            <text:p>0.00</text:p>
          </table:table-cell>
          <table:table-cell table:style-name="ce37" table:formula="of:=AVERAGE([.G23:.G27])" office:value-type="float" office:value="0" calcext:value-type="float">
            <text:p>0.00</text:p>
          </table:table-cell>
          <table:table-cell table:style-name="ce37" table:formula="of:=AVERAGE([.H23:.H27])" office:value-type="float" office:value="0" calcext:value-type="float">
            <text:p>0.00</text:p>
          </table:table-cell>
          <table:table-cell table:style-name="ce37" table:formula="of:=AVERAGE([.I23:.I27])" office:value-type="float" office:value="0" calcext:value-type="float">
            <text:p>0.00</text:p>
          </table:table-cell>
          <table:table-cell table:style-name="ce37" table:formula="of:=AVERAGE([.J23:.J27])" office:value-type="float" office:value="0" calcext:value-type="float">
            <text:p>0.00</text:p>
          </table:table-cell>
          <table:table-cell table:style-name="ce37" table:formula="of:=AVERAGE([.K23:.K27])" office:value-type="float" office:value="0" calcext:value-type="float">
            <text:p>0.00</text:p>
          </table:table-cell>
          <table:table-cell table:style-name="ce37" table:formula="of:=AVERAGE([.L23:.L27])" office:value-type="float" office:value="0" calcext:value-type="float">
            <text:p>0.00</text:p>
          </table:table-cell>
          <table:table-cell table:style-name="ce37" table:formula="of:=AVERAGE([.M23:.M27])" office:value-type="float" office:value="0" calcext:value-type="float">
            <text:p>0.00</text:p>
          </table:table-cell>
          <table:table-cell table:style-name="ce37" table:formula="of:=AVERAGE([.N23:.N27])" office:value-type="float" office:value="0" calcext:value-type="float">
            <text:p>0.00</text:p>
          </table:table-cell>
          <table:table-cell table:style-name="ce37" table:formula="of:=AVERAGE([.O23:.O27])" office:value-type="float" office:value="0" calcext:value-type="float">
            <text:p>0.00</text:p>
          </table:table-cell>
          <table:table-cell table:style-name="ce37" table:formula="of:=AVERAGE([.P23:.P27])" office:value-type="float" office:value="0" calcext:value-type="float">
            <text:p>0.00</text:p>
          </table:table-cell>
          <table:table-cell table:style-name="ce37" table:formula="of:=AVERAGE([.Q23:.Q27])" office:value-type="float" office:value="0" calcext:value-type="float">
            <text:p>0.00</text:p>
          </table:table-cell>
          <table:table-cell table:style-name="ce37" table:formula="of:=AVERAGE([.R23:.R27])" office:value-type="float" office:value="0" calcext:value-type="float">
            <text:p>0.00</text:p>
          </table:table-cell>
          <table:table-cell table:style-name="ce37" table:formula="of:=AVERAGE([.S23:.S27])" office:value-type="float" office:value="0" calcext:value-type="float">
            <text:p>0.00</text:p>
          </table:table-cell>
          <table:table-cell table:style-name="ce37" table:formula="of:=AVERAGE([.T23:.T27])" office:value-type="float" office:value="0" calcext:value-type="float">
            <text:p>0.00</text:p>
          </table:table-cell>
          <table:table-cell table:style-name="ce37" table:formula="of:=AVERAGE([.U23:.U27])" office:value-type="float" office:value="0" calcext:value-type="float">
            <text:p>0.00</text:p>
          </table:table-cell>
          <table:table-cell table:style-name="ce37" table:formula="of:=AVERAGE([.V23:.V27])" office:value-type="float" office:value="0" calcext:value-type="float">
            <text:p>0.00</text:p>
          </table:table-cell>
          <table:table-cell table:style-name="ce37" table:formula="of:=AVERAGE([.W23:.W27])" office:value-type="float" office:value="0" calcext:value-type="float">
            <text:p>0.00</text:p>
          </table:table-cell>
          <table:table-cell table:style-name="ce37" table:formula="of:=AVERAGE([.X23:.X27])" office:value-type="float" office:value="0" calcext:value-type="float">
            <text:p>0.00</text:p>
          </table:table-cell>
          <table:table-cell table:style-name="ce37" table:formula="of:=AVERAGE([.Y23:.Y27])" office:value-type="float" office:value="0" calcext:value-type="float">
            <text:p>0.00</text:p>
          </table:table-cell>
          <table:table-cell table:style-name="ce37" table:formula="of:=AVERAGE([.Z23:.Z27])" office:value-type="float" office:value="0" calcext:value-type="float">
            <text:p>0.00</text:p>
          </table:table-cell>
          <table:table-cell table:style-name="ce37" table:formula="of:=AVERAGE([.AA23:.AA27])" office:value-type="float" office:value="0" calcext:value-type="float">
            <text:p>0.00</text:p>
          </table:table-cell>
          <table:table-cell table:style-name="ce37" table:formula="of:=AVERAGE([.AB23:.AB27])" office:value-type="float" office:value="0" calcext:value-type="float">
            <text:p>0.00</text:p>
          </table:table-cell>
          <table:table-cell table:style-name="ce37" table:formula="of:=AVERAGE([.AC23:.AC27])" office:value-type="float" office:value="0" calcext:value-type="float">
            <text:p>0.00</text:p>
          </table:table-cell>
          <table:table-cell table:style-name="ce37" table:formula="of:=AVERAGE([.AD23:.AD27])" office:value-type="float" office:value="0" calcext:value-type="float">
            <text:p>0.00</text:p>
          </table:table-cell>
          <table:table-cell table:style-name="ce37" table:formula="of:=AVERAGE([.AE23:.AE27])" office:value-type="float" office:value="0" calcext:value-type="float">
            <text:p>0.00</text:p>
          </table:table-cell>
        </table:table-row>
        <table:table-row table:style-name="ro2">
          <table:table-cell table:style-name="ce104" office:value-type="string" calcext:value-type="string">
            <text:p>15-15</text:p>
          </table:table-cell>
          <table:table-cell table:style-name="ce37" table:formula="of:=AVERAGE([.B28:.B32])" office:value-type="float" office:value="0" calcext:value-type="float">
            <text:p>0.00</text:p>
          </table:table-cell>
          <table:table-cell table:style-name="ce37" table:formula="of:=AVERAGE([.C28:.C32])" office:value-type="float" office:value="0" calcext:value-type="float">
            <text:p>0.00</text:p>
          </table:table-cell>
          <table:table-cell table:style-name="ce37" table:formula="of:=AVERAGE([.D28:.D32])" office:value-type="float" office:value="0" calcext:value-type="float">
            <text:p>0.00</text:p>
          </table:table-cell>
          <table:table-cell table:style-name="ce37" table:formula="of:=AVERAGE([.E28:.E32])" office:value-type="float" office:value="0" calcext:value-type="float">
            <text:p>0.00</text:p>
          </table:table-cell>
          <table:table-cell table:style-name="ce37" table:formula="of:=AVERAGE([.F28:.F32])" office:value-type="float" office:value="0" calcext:value-type="float">
            <text:p>0.00</text:p>
          </table:table-cell>
          <table:table-cell table:style-name="ce37" table:formula="of:=AVERAGE([.G28:.G32])" office:value-type="float" office:value="0" calcext:value-type="float">
            <text:p>0.00</text:p>
          </table:table-cell>
          <table:table-cell table:style-name="ce37" table:formula="of:=AVERAGE([.H28:.H32])" office:value-type="float" office:value="0" calcext:value-type="float">
            <text:p>0.00</text:p>
          </table:table-cell>
          <table:table-cell table:style-name="ce37" table:formula="of:=AVERAGE([.I28:.I32])" office:value-type="float" office:value="0" calcext:value-type="float">
            <text:p>0.00</text:p>
          </table:table-cell>
          <table:table-cell table:style-name="ce37" table:formula="of:=AVERAGE([.J28:.J32])" office:value-type="float" office:value="0" calcext:value-type="float">
            <text:p>0.00</text:p>
          </table:table-cell>
          <table:table-cell table:style-name="ce37" table:formula="of:=AVERAGE([.K28:.K32])" office:value-type="float" office:value="0" calcext:value-type="float">
            <text:p>0.00</text:p>
          </table:table-cell>
          <table:table-cell table:style-name="ce37" table:formula="of:=AVERAGE([.L28:.L32])" office:value-type="float" office:value="0" calcext:value-type="float">
            <text:p>0.00</text:p>
          </table:table-cell>
          <table:table-cell table:style-name="ce37" table:formula="of:=AVERAGE([.M28:.M32])" office:value-type="float" office:value="0" calcext:value-type="float">
            <text:p>0.00</text:p>
          </table:table-cell>
          <table:table-cell table:style-name="ce37" table:formula="of:=AVERAGE([.N28:.N32])" office:value-type="float" office:value="0" calcext:value-type="float">
            <text:p>0.00</text:p>
          </table:table-cell>
          <table:table-cell table:style-name="ce37" table:formula="of:=AVERAGE([.O28:.O32])" office:value-type="float" office:value="0" calcext:value-type="float">
            <text:p>0.00</text:p>
          </table:table-cell>
          <table:table-cell table:style-name="ce37" table:formula="of:=AVERAGE([.P28:.P32])" office:value-type="float" office:value="0" calcext:value-type="float">
            <text:p>0.00</text:p>
          </table:table-cell>
          <table:table-cell table:style-name="ce37" table:formula="of:=AVERAGE([.Q28:.Q32])" office:value-type="float" office:value="0" calcext:value-type="float">
            <text:p>0.00</text:p>
          </table:table-cell>
          <table:table-cell table:style-name="ce37" table:formula="of:=AVERAGE([.R28:.R32])" office:value-type="float" office:value="0" calcext:value-type="float">
            <text:p>0.00</text:p>
          </table:table-cell>
          <table:table-cell table:style-name="ce37" table:formula="of:=AVERAGE([.S28:.S32])" office:value-type="float" office:value="0" calcext:value-type="float">
            <text:p>0.00</text:p>
          </table:table-cell>
          <table:table-cell table:style-name="ce37" table:formula="of:=AVERAGE([.T28:.T32])" office:value-type="float" office:value="0" calcext:value-type="float">
            <text:p>0.00</text:p>
          </table:table-cell>
          <table:table-cell table:style-name="ce37" table:formula="of:=AVERAGE([.U28:.U32])" office:value-type="float" office:value="0" calcext:value-type="float">
            <text:p>0.00</text:p>
          </table:table-cell>
          <table:table-cell table:style-name="ce37" table:formula="of:=AVERAGE([.V28:.V32])" office:value-type="float" office:value="0" calcext:value-type="float">
            <text:p>0.00</text:p>
          </table:table-cell>
          <table:table-cell table:style-name="ce37" table:formula="of:=AVERAGE([.W28:.W32])" office:value-type="float" office:value="0" calcext:value-type="float">
            <text:p>0.00</text:p>
          </table:table-cell>
          <table:table-cell table:style-name="ce37" table:formula="of:=AVERAGE([.X28:.X32])" office:value-type="float" office:value="0" calcext:value-type="float">
            <text:p>0.00</text:p>
          </table:table-cell>
          <table:table-cell table:style-name="ce37" table:formula="of:=AVERAGE([.Y28:.Y32])" office:value-type="float" office:value="0" calcext:value-type="float">
            <text:p>0.00</text:p>
          </table:table-cell>
          <table:table-cell table:style-name="ce37" table:formula="of:=AVERAGE([.Z28:.Z32])" office:value-type="float" office:value="0" calcext:value-type="float">
            <text:p>0.00</text:p>
          </table:table-cell>
          <table:table-cell table:style-name="ce37" table:formula="of:=AVERAGE([.AA28:.AA32])" office:value-type="float" office:value="0" calcext:value-type="float">
            <text:p>0.00</text:p>
          </table:table-cell>
          <table:table-cell table:style-name="ce37" table:formula="of:=AVERAGE([.AB28:.AB32])" office:value-type="float" office:value="0" calcext:value-type="float">
            <text:p>0.00</text:p>
          </table:table-cell>
          <table:table-cell table:style-name="ce37" table:formula="of:=AVERAGE([.AC28:.AC32])" office:value-type="float" office:value="0" calcext:value-type="float">
            <text:p>0.00</text:p>
          </table:table-cell>
          <table:table-cell table:style-name="ce37" table:formula="of:=AVERAGE([.AD28:.AD32])" office:value-type="float" office:value="0" calcext:value-type="float">
            <text:p>0.00</text:p>
          </table:table-cell>
          <table:table-cell table:style-name="ce37" table:formula="of:=AVERAGE([.AE28:.AE32])" office:value-type="float" office:value="0" calcext:value-type="float">
            <text:p>0.00</text:p>
          </table:table-cell>
        </table:table-row>
        <table:table-row table:style-name="ro2">
          <table:table-cell table:style-name="ce88" office:value-type="string" calcext:value-type="string">
            <text:p>20-5</text:p>
          </table:table-cell>
          <table:table-cell table:style-name="ce37" table:formula="of:=AVERAGE([.B33:.B37])" office:value-type="float" office:value="0" calcext:value-type="float">
            <text:p>0.00</text:p>
          </table:table-cell>
          <table:table-cell table:style-name="ce37" table:formula="of:=AVERAGE([.C33:.C37])" office:value-type="float" office:value="0" calcext:value-type="float">
            <text:p>0.00</text:p>
          </table:table-cell>
          <table:table-cell table:style-name="ce37" table:formula="of:=AVERAGE([.D33:.D37])" office:value-type="float" office:value="0" calcext:value-type="float">
            <text:p>0.00</text:p>
          </table:table-cell>
          <table:table-cell table:style-name="ce37" table:formula="of:=AVERAGE([.E33:.E37])" office:value-type="float" office:value="0" calcext:value-type="float">
            <text:p>0.00</text:p>
          </table:table-cell>
          <table:table-cell table:style-name="ce37" table:formula="of:=AVERAGE([.F33:.F37])" office:value-type="float" office:value="0" calcext:value-type="float">
            <text:p>0.00</text:p>
          </table:table-cell>
          <table:table-cell table:style-name="ce37" table:formula="of:=AVERAGE([.G33:.G37])" office:value-type="float" office:value="0" calcext:value-type="float">
            <text:p>0.00</text:p>
          </table:table-cell>
          <table:table-cell table:style-name="ce37" table:formula="of:=AVERAGE([.H33:.H37])" office:value-type="float" office:value="0" calcext:value-type="float">
            <text:p>0.00</text:p>
          </table:table-cell>
          <table:table-cell table:style-name="ce37" table:formula="of:=AVERAGE([.I33:.I37])" office:value-type="float" office:value="0" calcext:value-type="float">
            <text:p>0.00</text:p>
          </table:table-cell>
          <table:table-cell table:style-name="ce37" table:formula="of:=AVERAGE([.J33:.J37])" office:value-type="float" office:value="0" calcext:value-type="float">
            <text:p>0.00</text:p>
          </table:table-cell>
          <table:table-cell table:style-name="ce37" table:formula="of:=AVERAGE([.K33:.K37])" office:value-type="float" office:value="0" calcext:value-type="float">
            <text:p>0.00</text:p>
          </table:table-cell>
          <table:table-cell table:style-name="ce37" table:formula="of:=AVERAGE([.L33:.L37])" office:value-type="float" office:value="0" calcext:value-type="float">
            <text:p>0.00</text:p>
          </table:table-cell>
          <table:table-cell table:style-name="ce37" table:formula="of:=AVERAGE([.M33:.M37])" office:value-type="float" office:value="0" calcext:value-type="float">
            <text:p>0.00</text:p>
          </table:table-cell>
          <table:table-cell table:style-name="ce37" table:formula="of:=AVERAGE([.N33:.N37])" office:value-type="float" office:value="0" calcext:value-type="float">
            <text:p>0.00</text:p>
          </table:table-cell>
          <table:table-cell table:style-name="ce37" table:formula="of:=AVERAGE([.O33:.O37])" office:value-type="float" office:value="0" calcext:value-type="float">
            <text:p>0.00</text:p>
          </table:table-cell>
          <table:table-cell table:style-name="ce37" table:formula="of:=AVERAGE([.P33:.P37])" office:value-type="float" office:value="0" calcext:value-type="float">
            <text:p>0.00</text:p>
          </table:table-cell>
          <table:table-cell table:style-name="ce37" table:formula="of:=AVERAGE([.Q33:.Q37])" office:value-type="float" office:value="0" calcext:value-type="float">
            <text:p>0.00</text:p>
          </table:table-cell>
          <table:table-cell table:style-name="ce37" table:formula="of:=AVERAGE([.R33:.R37])" office:value-type="float" office:value="0" calcext:value-type="float">
            <text:p>0.00</text:p>
          </table:table-cell>
          <table:table-cell table:style-name="ce37" table:formula="of:=AVERAGE([.S33:.S37])" office:value-type="float" office:value="0" calcext:value-type="float">
            <text:p>0.00</text:p>
          </table:table-cell>
          <table:table-cell table:style-name="ce37" table:formula="of:=AVERAGE([.T33:.T37])" office:value-type="float" office:value="0" calcext:value-type="float">
            <text:p>0.00</text:p>
          </table:table-cell>
          <table:table-cell table:style-name="ce37" table:formula="of:=AVERAGE([.U33:.U37])" office:value-type="float" office:value="0" calcext:value-type="float">
            <text:p>0.00</text:p>
          </table:table-cell>
          <table:table-cell table:style-name="ce37" table:formula="of:=AVERAGE([.V33:.V37])" office:value-type="float" office:value="0" calcext:value-type="float">
            <text:p>0.00</text:p>
          </table:table-cell>
          <table:table-cell table:style-name="ce37" table:formula="of:=AVERAGE([.W33:.W37])" office:value-type="float" office:value="0" calcext:value-type="float">
            <text:p>0.00</text:p>
          </table:table-cell>
          <table:table-cell table:style-name="ce37" table:formula="of:=AVERAGE([.X33:.X37])" office:value-type="float" office:value="0" calcext:value-type="float">
            <text:p>0.00</text:p>
          </table:table-cell>
          <table:table-cell table:style-name="ce37" table:formula="of:=AVERAGE([.Y33:.Y37])" office:value-type="float" office:value="0" calcext:value-type="float">
            <text:p>0.00</text:p>
          </table:table-cell>
          <table:table-cell table:style-name="ce37" table:formula="of:=AVERAGE([.Z33:.Z37])" office:value-type="float" office:value="0" calcext:value-type="float">
            <text:p>0.00</text:p>
          </table:table-cell>
          <table:table-cell table:style-name="ce37" table:formula="of:=AVERAGE([.AA33:.AA37])" office:value-type="float" office:value="0" calcext:value-type="float">
            <text:p>0.00</text:p>
          </table:table-cell>
          <table:table-cell table:style-name="ce37" table:formula="of:=AVERAGE([.AB33:.AB37])" office:value-type="float" office:value="0" calcext:value-type="float">
            <text:p>0.00</text:p>
          </table:table-cell>
          <table:table-cell table:style-name="ce37" table:formula="of:=AVERAGE([.AC33:.AC37])" office:value-type="float" office:value="0" calcext:value-type="float">
            <text:p>0.00</text:p>
          </table:table-cell>
          <table:table-cell table:style-name="ce37" table:formula="of:=AVERAGE([.AD33:.AD37])" office:value-type="float" office:value="0" calcext:value-type="float">
            <text:p>0.00</text:p>
          </table:table-cell>
          <table:table-cell table:style-name="ce37" table:formula="of:=AVERAGE([.AE33:.AE37])" office:value-type="float" office:value="0" calcext:value-type="float">
            <text:p>0.00</text:p>
          </table:table-cell>
        </table:table-row>
        <table:table-row table:style-name="ro2">
          <table:table-cell table:style-name="ce88" office:value-type="string" calcext:value-type="string">
            <text:p>20-10</text:p>
          </table:table-cell>
          <table:table-cell table:style-name="ce37" table:formula="of:=AVERAGE([.B38:.B42])" office:value-type="float" office:value="0" calcext:value-type="float">
            <text:p>0.00</text:p>
          </table:table-cell>
          <table:table-cell table:style-name="ce37" table:formula="of:=AVERAGE([.C38:.C42])" office:value-type="float" office:value="0" calcext:value-type="float">
            <text:p>0.00</text:p>
          </table:table-cell>
          <table:table-cell table:style-name="ce37" table:formula="of:=AVERAGE([.D38:.D42])" office:value-type="float" office:value="0" calcext:value-type="float">
            <text:p>0.00</text:p>
          </table:table-cell>
          <table:table-cell table:style-name="ce37" table:formula="of:=AVERAGE([.E38:.E42])" office:value-type="float" office:value="0" calcext:value-type="float">
            <text:p>0.00</text:p>
          </table:table-cell>
          <table:table-cell table:style-name="ce37" table:formula="of:=AVERAGE([.F38:.F42])" office:value-type="float" office:value="0" calcext:value-type="float">
            <text:p>0.00</text:p>
          </table:table-cell>
          <table:table-cell table:style-name="ce37" table:formula="of:=AVERAGE([.G38:.G42])" office:value-type="float" office:value="0" calcext:value-type="float">
            <text:p>0.00</text:p>
          </table:table-cell>
          <table:table-cell table:style-name="ce37" table:formula="of:=AVERAGE([.H38:.H42])" office:value-type="float" office:value="0" calcext:value-type="float">
            <text:p>0.00</text:p>
          </table:table-cell>
          <table:table-cell table:style-name="ce37" table:formula="of:=AVERAGE([.I38:.I42])" office:value-type="float" office:value="0" calcext:value-type="float">
            <text:p>0.00</text:p>
          </table:table-cell>
          <table:table-cell table:style-name="ce37" table:formula="of:=AVERAGE([.J38:.J42])" office:value-type="float" office:value="0" calcext:value-type="float">
            <text:p>0.00</text:p>
          </table:table-cell>
          <table:table-cell table:style-name="ce37" table:formula="of:=AVERAGE([.K38:.K42])" office:value-type="float" office:value="0" calcext:value-type="float">
            <text:p>0.00</text:p>
          </table:table-cell>
          <table:table-cell table:style-name="ce37" table:formula="of:=AVERAGE([.L38:.L42])" office:value-type="float" office:value="0" calcext:value-type="float">
            <text:p>0.00</text:p>
          </table:table-cell>
          <table:table-cell table:style-name="ce37" table:formula="of:=AVERAGE([.M38:.M42])" office:value-type="float" office:value="0" calcext:value-type="float">
            <text:p>0.00</text:p>
          </table:table-cell>
          <table:table-cell table:style-name="ce37" table:formula="of:=AVERAGE([.N38:.N42])" office:value-type="float" office:value="0" calcext:value-type="float">
            <text:p>0.00</text:p>
          </table:table-cell>
          <table:table-cell table:style-name="ce37" table:formula="of:=AVERAGE([.O38:.O42])" office:value-type="float" office:value="0" calcext:value-type="float">
            <text:p>0.00</text:p>
          </table:table-cell>
          <table:table-cell table:style-name="ce37" table:formula="of:=AVERAGE([.P38:.P42])" office:value-type="float" office:value="0" calcext:value-type="float">
            <text:p>0.00</text:p>
          </table:table-cell>
          <table:table-cell table:style-name="ce37" table:formula="of:=AVERAGE([.Q38:.Q42])" office:value-type="float" office:value="0" calcext:value-type="float">
            <text:p>0.00</text:p>
          </table:table-cell>
          <table:table-cell table:style-name="ce37" table:formula="of:=AVERAGE([.R38:.R42])" office:value-type="float" office:value="0" calcext:value-type="float">
            <text:p>0.00</text:p>
          </table:table-cell>
          <table:table-cell table:style-name="ce37" table:formula="of:=AVERAGE([.S38:.S42])" office:value-type="float" office:value="0" calcext:value-type="float">
            <text:p>0.00</text:p>
          </table:table-cell>
          <table:table-cell table:style-name="ce37" table:formula="of:=AVERAGE([.T38:.T42])" office:value-type="float" office:value="0" calcext:value-type="float">
            <text:p>0.00</text:p>
          </table:table-cell>
          <table:table-cell table:style-name="ce37" table:formula="of:=AVERAGE([.U38:.U42])" office:value-type="float" office:value="0" calcext:value-type="float">
            <text:p>0.00</text:p>
          </table:table-cell>
          <table:table-cell table:style-name="ce37" table:formula="of:=AVERAGE([.V38:.V42])" office:value-type="float" office:value="0" calcext:value-type="float">
            <text:p>0.00</text:p>
          </table:table-cell>
          <table:table-cell table:style-name="ce37" table:formula="of:=AVERAGE([.W38:.W42])" office:value-type="float" office:value="0" calcext:value-type="float">
            <text:p>0.00</text:p>
          </table:table-cell>
          <table:table-cell table:style-name="ce37" table:formula="of:=AVERAGE([.X38:.X42])" office:value-type="float" office:value="0" calcext:value-type="float">
            <text:p>0.00</text:p>
          </table:table-cell>
          <table:table-cell table:style-name="ce37" table:formula="of:=AVERAGE([.Y38:.Y42])" office:value-type="float" office:value="0" calcext:value-type="float">
            <text:p>0.00</text:p>
          </table:table-cell>
          <table:table-cell table:style-name="ce37" table:formula="of:=AVERAGE([.Z38:.Z42])" office:value-type="float" office:value="0" calcext:value-type="float">
            <text:p>0.00</text:p>
          </table:table-cell>
          <table:table-cell table:style-name="ce37" table:formula="of:=AVERAGE([.AA38:.AA42])" office:value-type="float" office:value="0" calcext:value-type="float">
            <text:p>0.00</text:p>
          </table:table-cell>
          <table:table-cell table:style-name="ce37" table:formula="of:=AVERAGE([.AB38:.AB42])" office:value-type="float" office:value="0" calcext:value-type="float">
            <text:p>0.00</text:p>
          </table:table-cell>
          <table:table-cell table:style-name="ce37" table:formula="of:=AVERAGE([.AC38:.AC42])" office:value-type="float" office:value="0" calcext:value-type="float">
            <text:p>0.00</text:p>
          </table:table-cell>
          <table:table-cell table:style-name="ce37" table:formula="of:=AVERAGE([.AD38:.AD42])" office:value-type="float" office:value="0" calcext:value-type="float">
            <text:p>0.00</text:p>
          </table:table-cell>
          <table:table-cell table:style-name="ce37" table:formula="of:=AVERAGE([.AE38:.AE42])" office:value-type="float" office:value="0" calcext:value-type="float">
            <text:p>0.00</text:p>
          </table:table-cell>
        </table:table-row>
      </table:table>
      <table:table table:name="Compare Dist" table:style-name="ta6">
        <office:forms form:automatic-focus="false" form:apply-design-mode="false"/>
        <table:table-column table:style-name="co23" table:default-cell-style-name="Default"/>
        <table:table-column table:style-name="co24" table:default-cell-style-name="ce91"/>
        <table:table-column table:style-name="co29" table:default-cell-style-name="ce91"/>
        <table:table-column table:style-name="co27" table:default-cell-style-name="ce91"/>
        <table:table-column table:style-name="co24" table:number-columns-repeated="6" table:default-cell-style-name="ce91"/>
        <table:table-column table:style-name="co29" table:default-cell-style-name="ce91"/>
        <table:table-column table:style-name="co27" table:default-cell-style-name="ce91"/>
        <table:table-column table:style-name="co24" table:number-columns-repeated="5" table:default-cell-style-name="ce91"/>
        <table:table-row table:style-name="ro2">
          <table:table-cell table:style-name="ce14" office:value-type="string" calcext:value-type="string" table:number-columns-spanned="1" table:number-rows-spanned="2">
            <text:p>Instance</text:p>
          </table:table-cell>
          <table:table-cell table:style-name="ce14" office:value-type="string" calcext:value-type="string" table:number-columns-spanned="4" table:number-rows-spanned="1">
            <text:p>ScSp</text:p>
          </table:table-cell>
          <table:covered-table-cell table:number-columns-repeated="3" table:style-name="ce14"/>
          <table:table-cell table:style-name="ce20" office:value-type="string" calcext:value-type="string" table:number-columns-spanned="4" table:number-rows-spanned="1">
            <text:p>McSp</text:p>
          </table:table-cell>
          <table:covered-table-cell table:number-columns-repeated="3" table:style-name="ce20"/>
          <table:table-cell table:style-name="ce14" office:value-type="string" calcext:value-type="string" table:number-columns-spanned="4" table:number-rows-spanned="1">
            <text:p>ScMp</text:p>
          </table:table-cell>
          <table:covered-table-cell table:number-columns-repeated="3" table:style-name="ce14"/>
          <table:table-cell table:style-name="ce14" office:value-type="string" calcext:value-type="string" table:number-columns-spanned="4" table:number-rows-spanned="1">
            <text:p>McMp</text:p>
          </table:table-cell>
          <table:covered-table-cell table:number-columns-repeated="3" table:style-name="ce14"/>
        </table:table-row>
        <table:table-row table:style-name="ro1">
          <table:covered-table-cell table:style-name="ce14"/>
          <table:table-cell table:style-name="ce85" office:value-type="string" calcext:value-type="string">
            <text:p>c(%)</text:p>
          </table:table-cell>
          <table:table-cell table:style-name="ce85" office:value-type="string" calcext:value-type="string">
            <text:p>p(%)</text:p>
          </table:table-cell>
          <table:table-cell table:style-name="ce85" office:value-type="string" calcext:value-type="string">
            <text:p>b(%)</text:p>
          </table:table-cell>
          <table:table-cell table:style-name="ce85"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/>
          <table:table-cell table:formula="of:=[$'ScSp Dist'.G2]" office:value-type="float" office:value="0" calcext:value-type="float">
            <text:p>0.00</text:p>
          </table:table-cell>
          <table:table-cell table:formula="of:=[$'ScSp Dist'.H2]" office:value-type="float" office:value="0" calcext:value-type="float">
            <text:p>0.00</text:p>
          </table:table-cell>
          <table:table-cell table:formula="of:=[$'ScSp Dist'.I2]" office:value-type="float" office:value="0" calcext:value-type="float">
            <text:p>0.00</text:p>
          </table:table-cell>
          <table:table-cell table:formula="of:=[$'ScSp Dist'.J2]" office:value-type="float" office:value="0" calcext:value-type="float">
            <text:p>0.00</text:p>
          </table:table-cell>
          <table:table-cell table:formula="of:=[$'McSp Dist'.G2]" office:value-type="float" office:value="0" calcext:value-type="float">
            <text:p>0.00</text:p>
          </table:table-cell>
          <table:table-cell table:formula="of:=[$'McSp Dist'.H2]" office:value-type="float" office:value="0" calcext:value-type="float">
            <text:p>0.00</text:p>
          </table:table-cell>
          <table:table-cell table:formula="of:=[$'McSp Dist'.I2]" office:value-type="float" office:value="0" calcext:value-type="float">
            <text:p>0.00</text:p>
          </table:table-cell>
          <table:table-cell table:formula="of:=[$'McSp Dist'.J2]" office:value-type="float" office:value="0" calcext:value-type="float">
            <text:p>0.00</text:p>
          </table:table-cell>
          <table:table-cell table:formula="of:=[$'ScMp Dist'.G2]" office:value-type="float" office:value="0" calcext:value-type="float">
            <text:p>0.00</text:p>
          </table:table-cell>
          <table:table-cell table:formula="of:=[$'ScMp Dist'.H2]" office:value-type="float" office:value="0" calcext:value-type="float">
            <text:p>0.00</text:p>
          </table:table-cell>
          <table:table-cell table:formula="of:=[$'ScMp Dist'.I2]" office:value-type="float" office:value="0" calcext:value-type="float">
            <text:p>0.00</text:p>
          </table:table-cell>
          <table:table-cell table:formula="of:=[$'ScMp Dist'.J2]" office:value-type="float" office:value="0" calcext:value-type="float">
            <text:p>0.00</text:p>
          </table:table-cell>
          <table:table-cell table:formula="of:=[$'McMp Dist'.G2]" office:value-type="float" office:value="0" calcext:value-type="float">
            <text:p>0.00</text:p>
          </table:table-cell>
          <table:table-cell table:formula="of:=[$'McMp Dist'.H2]" office:value-type="float" office:value="0" calcext:value-type="float">
            <text:p>0.00</text:p>
          </table:table-cell>
          <table:table-cell table:formula="of:=[$'McMp Dist'.I2]" office:value-type="float" office:value="0" calcext:value-type="float">
            <text:p>0.00</text:p>
          </table:table-cell>
          <table:table-cell table:formula="of:=[$'McMp Dist'.J2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]" office:value-type="float" office:value="0" calcext:value-type="float">
            <text:p>0.00</text:p>
          </table:table-cell>
          <table:table-cell table:formula="of:=[$'ScSp Dist'.H3]" office:value-type="float" office:value="0" calcext:value-type="float">
            <text:p>0.00</text:p>
          </table:table-cell>
          <table:table-cell table:formula="of:=[$'ScSp Dist'.I3]" office:value-type="float" office:value="0" calcext:value-type="float">
            <text:p>0.00</text:p>
          </table:table-cell>
          <table:table-cell table:formula="of:=[$'ScSp Dist'.J3]" office:value-type="float" office:value="0" calcext:value-type="float">
            <text:p>0.00</text:p>
          </table:table-cell>
          <table:table-cell table:formula="of:=[$'McSp Dist'.G3]" office:value-type="float" office:value="0" calcext:value-type="float">
            <text:p>0.00</text:p>
          </table:table-cell>
          <table:table-cell table:formula="of:=[$'McSp Dist'.H3]" office:value-type="float" office:value="0" calcext:value-type="float">
            <text:p>0.00</text:p>
          </table:table-cell>
          <table:table-cell table:formula="of:=[$'McSp Dist'.I3]" office:value-type="float" office:value="0" calcext:value-type="float">
            <text:p>0.00</text:p>
          </table:table-cell>
          <table:table-cell table:formula="of:=[$'McSp Dist'.J3]" office:value-type="float" office:value="0" calcext:value-type="float">
            <text:p>0.00</text:p>
          </table:table-cell>
          <table:table-cell table:formula="of:=[$'ScMp Dist'.G3]" office:value-type="float" office:value="0" calcext:value-type="float">
            <text:p>0.00</text:p>
          </table:table-cell>
          <table:table-cell table:formula="of:=[$'ScMp Dist'.H3]" office:value-type="float" office:value="0" calcext:value-type="float">
            <text:p>0.00</text:p>
          </table:table-cell>
          <table:table-cell table:formula="of:=[$'ScMp Dist'.I3]" office:value-type="float" office:value="0" calcext:value-type="float">
            <text:p>0.00</text:p>
          </table:table-cell>
          <table:table-cell table:formula="of:=[$'ScMp Dist'.J3]" office:value-type="float" office:value="0" calcext:value-type="float">
            <text:p>0.00</text:p>
          </table:table-cell>
          <table:table-cell table:formula="of:=[$'McMp Dist'.G3]" office:value-type="float" office:value="0" calcext:value-type="float">
            <text:p>0.00</text:p>
          </table:table-cell>
          <table:table-cell table:formula="of:=[$'McMp Dist'.H3]" office:value-type="float" office:value="0" calcext:value-type="float">
            <text:p>0.00</text:p>
          </table:table-cell>
          <table:table-cell table:formula="of:=[$'McMp Dist'.I3]" office:value-type="float" office:value="0" calcext:value-type="float">
            <text:p>0.00</text:p>
          </table:table-cell>
          <table:table-cell table:formula="of:=[$'McMp Dist'.J3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4]" office:value-type="float" office:value="0" calcext:value-type="float">
            <text:p>0.00</text:p>
          </table:table-cell>
          <table:table-cell table:formula="of:=[$'ScSp Dist'.H4]" office:value-type="float" office:value="0" calcext:value-type="float">
            <text:p>0.00</text:p>
          </table:table-cell>
          <table:table-cell table:formula="of:=[$'ScSp Dist'.I4]" office:value-type="float" office:value="0" calcext:value-type="float">
            <text:p>0.00</text:p>
          </table:table-cell>
          <table:table-cell table:formula="of:=[$'ScSp Dist'.J4]" office:value-type="float" office:value="0" calcext:value-type="float">
            <text:p>0.00</text:p>
          </table:table-cell>
          <table:table-cell table:formula="of:=[$'McSp Dist'.G4]" office:value-type="float" office:value="0" calcext:value-type="float">
            <text:p>0.00</text:p>
          </table:table-cell>
          <table:table-cell table:formula="of:=[$'McSp Dist'.H4]" office:value-type="float" office:value="0" calcext:value-type="float">
            <text:p>0.00</text:p>
          </table:table-cell>
          <table:table-cell table:formula="of:=[$'McSp Dist'.I4]" office:value-type="float" office:value="0" calcext:value-type="float">
            <text:p>0.00</text:p>
          </table:table-cell>
          <table:table-cell table:formula="of:=[$'McSp Dist'.J4]" office:value-type="float" office:value="0" calcext:value-type="float">
            <text:p>0.00</text:p>
          </table:table-cell>
          <table:table-cell table:formula="of:=[$'ScMp Dist'.G4]" office:value-type="float" office:value="0" calcext:value-type="float">
            <text:p>0.00</text:p>
          </table:table-cell>
          <table:table-cell table:formula="of:=[$'ScMp Dist'.H4]" office:value-type="float" office:value="0" calcext:value-type="float">
            <text:p>0.00</text:p>
          </table:table-cell>
          <table:table-cell table:formula="of:=[$'ScMp Dist'.I4]" office:value-type="float" office:value="0" calcext:value-type="float">
            <text:p>0.00</text:p>
          </table:table-cell>
          <table:table-cell table:formula="of:=[$'ScMp Dist'.J4]" office:value-type="float" office:value="0" calcext:value-type="float">
            <text:p>0.00</text:p>
          </table:table-cell>
          <table:table-cell table:formula="of:=[$'McMp Dist'.G4]" office:value-type="float" office:value="0" calcext:value-type="float">
            <text:p>0.00</text:p>
          </table:table-cell>
          <table:table-cell table:formula="of:=[$'McMp Dist'.H4]" office:value-type="float" office:value="0" calcext:value-type="float">
            <text:p>0.00</text:p>
          </table:table-cell>
          <table:table-cell table:formula="of:=[$'McMp Dist'.I4]" office:value-type="float" office:value="0" calcext:value-type="float">
            <text:p>0.00</text:p>
          </table:table-cell>
          <table:table-cell table:formula="of:=[$'McMp Dist'.J4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5]" office:value-type="float" office:value="0" calcext:value-type="float">
            <text:p>0.00</text:p>
          </table:table-cell>
          <table:table-cell table:formula="of:=[$'ScSp Dist'.H5]" office:value-type="float" office:value="0" calcext:value-type="float">
            <text:p>0.00</text:p>
          </table:table-cell>
          <table:table-cell table:formula="of:=[$'ScSp Dist'.I5]" office:value-type="float" office:value="0" calcext:value-type="float">
            <text:p>0.00</text:p>
          </table:table-cell>
          <table:table-cell table:formula="of:=[$'ScSp Dist'.J5]" office:value-type="float" office:value="0" calcext:value-type="float">
            <text:p>0.00</text:p>
          </table:table-cell>
          <table:table-cell table:formula="of:=[$'McSp Dist'.G5]" office:value-type="float" office:value="0" calcext:value-type="float">
            <text:p>0.00</text:p>
          </table:table-cell>
          <table:table-cell table:formula="of:=[$'McSp Dist'.H5]" office:value-type="float" office:value="0" calcext:value-type="float">
            <text:p>0.00</text:p>
          </table:table-cell>
          <table:table-cell table:formula="of:=[$'McSp Dist'.I5]" office:value-type="float" office:value="0" calcext:value-type="float">
            <text:p>0.00</text:p>
          </table:table-cell>
          <table:table-cell table:formula="of:=[$'McSp Dist'.J5]" office:value-type="float" office:value="0" calcext:value-type="float">
            <text:p>0.00</text:p>
          </table:table-cell>
          <table:table-cell table:formula="of:=[$'ScMp Dist'.G5]" office:value-type="float" office:value="0" calcext:value-type="float">
            <text:p>0.00</text:p>
          </table:table-cell>
          <table:table-cell table:formula="of:=[$'ScMp Dist'.H5]" office:value-type="float" office:value="0" calcext:value-type="float">
            <text:p>0.00</text:p>
          </table:table-cell>
          <table:table-cell table:formula="of:=[$'ScMp Dist'.I5]" office:value-type="float" office:value="0" calcext:value-type="float">
            <text:p>0.00</text:p>
          </table:table-cell>
          <table:table-cell table:formula="of:=[$'ScMp Dist'.J5]" office:value-type="float" office:value="0" calcext:value-type="float">
            <text:p>0.00</text:p>
          </table:table-cell>
          <table:table-cell table:formula="of:=[$'McMp Dist'.G5]" office:value-type="float" office:value="0" calcext:value-type="float">
            <text:p>0.00</text:p>
          </table:table-cell>
          <table:table-cell table:formula="of:=[$'McMp Dist'.H5]" office:value-type="float" office:value="0" calcext:value-type="float">
            <text:p>0.00</text:p>
          </table:table-cell>
          <table:table-cell table:formula="of:=[$'McMp Dist'.I5]" office:value-type="float" office:value="0" calcext:value-type="float">
            <text:p>0.00</text:p>
          </table:table-cell>
          <table:table-cell table:formula="of:=[$'McMp Dist'.J5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6]" office:value-type="float" office:value="0" calcext:value-type="float">
            <text:p>0.00</text:p>
          </table:table-cell>
          <table:table-cell table:formula="of:=[$'ScSp Dist'.H6]" office:value-type="float" office:value="0" calcext:value-type="float">
            <text:p>0.00</text:p>
          </table:table-cell>
          <table:table-cell table:formula="of:=[$'ScSp Dist'.I6]" office:value-type="float" office:value="0" calcext:value-type="float">
            <text:p>0.00</text:p>
          </table:table-cell>
          <table:table-cell table:formula="of:=[$'ScSp Dist'.J6]" office:value-type="float" office:value="0" calcext:value-type="float">
            <text:p>0.00</text:p>
          </table:table-cell>
          <table:table-cell table:formula="of:=[$'McSp Dist'.G6]" office:value-type="float" office:value="0" calcext:value-type="float">
            <text:p>0.00</text:p>
          </table:table-cell>
          <table:table-cell table:formula="of:=[$'McSp Dist'.H6]" office:value-type="float" office:value="0" calcext:value-type="float">
            <text:p>0.00</text:p>
          </table:table-cell>
          <table:table-cell table:formula="of:=[$'McSp Dist'.I6]" office:value-type="float" office:value="0" calcext:value-type="float">
            <text:p>0.00</text:p>
          </table:table-cell>
          <table:table-cell table:formula="of:=[$'McSp Dist'.J6]" office:value-type="float" office:value="0" calcext:value-type="float">
            <text:p>0.00</text:p>
          </table:table-cell>
          <table:table-cell table:formula="of:=[$'ScMp Dist'.G6]" office:value-type="float" office:value="0" calcext:value-type="float">
            <text:p>0.00</text:p>
          </table:table-cell>
          <table:table-cell table:formula="of:=[$'ScMp Dist'.H6]" office:value-type="float" office:value="0" calcext:value-type="float">
            <text:p>0.00</text:p>
          </table:table-cell>
          <table:table-cell table:formula="of:=[$'ScMp Dist'.I6]" office:value-type="float" office:value="0" calcext:value-type="float">
            <text:p>0.00</text:p>
          </table:table-cell>
          <table:table-cell table:formula="of:=[$'ScMp Dist'.J6]" office:value-type="float" office:value="0" calcext:value-type="float">
            <text:p>0.00</text:p>
          </table:table-cell>
          <table:table-cell table:formula="of:=[$'McMp Dist'.G6]" office:value-type="float" office:value="0" calcext:value-type="float">
            <text:p>0.00</text:p>
          </table:table-cell>
          <table:table-cell table:formula="of:=[$'McMp Dist'.H6]" office:value-type="float" office:value="0" calcext:value-type="float">
            <text:p>0.00</text:p>
          </table:table-cell>
          <table:table-cell table:formula="of:=[$'McMp Dist'.I6]" office:value-type="float" office:value="0" calcext:value-type="float">
            <text:p>0.00</text:p>
          </table:table-cell>
          <table:table-cell table:formula="of:=[$'McMp Dist'.J6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7]" office:value-type="float" office:value="0" calcext:value-type="float">
            <text:p>0.00</text:p>
          </table:table-cell>
          <table:table-cell table:formula="of:=[$'ScSp Dist'.H7]" office:value-type="float" office:value="0" calcext:value-type="float">
            <text:p>0.00</text:p>
          </table:table-cell>
          <table:table-cell table:formula="of:=[$'ScSp Dist'.I7]" office:value-type="float" office:value="0" calcext:value-type="float">
            <text:p>0.00</text:p>
          </table:table-cell>
          <table:table-cell table:formula="of:=[$'ScSp Dist'.J7]" office:value-type="float" office:value="0" calcext:value-type="float">
            <text:p>0.00</text:p>
          </table:table-cell>
          <table:table-cell table:formula="of:=[$'McSp Dist'.G7]" office:value-type="float" office:value="0" calcext:value-type="float">
            <text:p>0.00</text:p>
          </table:table-cell>
          <table:table-cell table:formula="of:=[$'McSp Dist'.H7]" office:value-type="float" office:value="0" calcext:value-type="float">
            <text:p>0.00</text:p>
          </table:table-cell>
          <table:table-cell table:formula="of:=[$'McSp Dist'.I7]" office:value-type="float" office:value="0" calcext:value-type="float">
            <text:p>0.00</text:p>
          </table:table-cell>
          <table:table-cell table:formula="of:=[$'McSp Dist'.J7]" office:value-type="float" office:value="0" calcext:value-type="float">
            <text:p>0.00</text:p>
          </table:table-cell>
          <table:table-cell table:formula="of:=[$'ScMp Dist'.G7]" office:value-type="float" office:value="0" calcext:value-type="float">
            <text:p>0.00</text:p>
          </table:table-cell>
          <table:table-cell table:formula="of:=[$'ScMp Dist'.H7]" office:value-type="float" office:value="0" calcext:value-type="float">
            <text:p>0.00</text:p>
          </table:table-cell>
          <table:table-cell table:formula="of:=[$'ScMp Dist'.I7]" office:value-type="float" office:value="0" calcext:value-type="float">
            <text:p>0.00</text:p>
          </table:table-cell>
          <table:table-cell table:formula="of:=[$'ScMp Dist'.J7]" office:value-type="float" office:value="0" calcext:value-type="float">
            <text:p>0.00</text:p>
          </table:table-cell>
          <table:table-cell table:formula="of:=[$'McMp Dist'.G7]" office:value-type="float" office:value="0" calcext:value-type="float">
            <text:p>0.00</text:p>
          </table:table-cell>
          <table:table-cell table:formula="of:=[$'McMp Dist'.H7]" office:value-type="float" office:value="0" calcext:value-type="float">
            <text:p>0.00</text:p>
          </table:table-cell>
          <table:table-cell table:formula="of:=[$'McMp Dist'.I7]" office:value-type="float" office:value="0" calcext:value-type="float">
            <text:p>0.00</text:p>
          </table:table-cell>
          <table:table-cell table:formula="of:=[$'McMp Dist'.J7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8]" office:value-type="float" office:value="0" calcext:value-type="float">
            <text:p>0.00</text:p>
          </table:table-cell>
          <table:table-cell table:formula="of:=[$'ScSp Dist'.H8]" office:value-type="float" office:value="0" calcext:value-type="float">
            <text:p>0.00</text:p>
          </table:table-cell>
          <table:table-cell table:formula="of:=[$'ScSp Dist'.I8]" office:value-type="float" office:value="0" calcext:value-type="float">
            <text:p>0.00</text:p>
          </table:table-cell>
          <table:table-cell table:formula="of:=[$'ScSp Dist'.J8]" office:value-type="float" office:value="0" calcext:value-type="float">
            <text:p>0.00</text:p>
          </table:table-cell>
          <table:table-cell table:formula="of:=[$'McSp Dist'.G8]" office:value-type="float" office:value="0" calcext:value-type="float">
            <text:p>0.00</text:p>
          </table:table-cell>
          <table:table-cell table:formula="of:=[$'McSp Dist'.H8]" office:value-type="float" office:value="0" calcext:value-type="float">
            <text:p>0.00</text:p>
          </table:table-cell>
          <table:table-cell table:formula="of:=[$'McSp Dist'.I8]" office:value-type="float" office:value="0" calcext:value-type="float">
            <text:p>0.00</text:p>
          </table:table-cell>
          <table:table-cell table:formula="of:=[$'McSp Dist'.J8]" office:value-type="float" office:value="0" calcext:value-type="float">
            <text:p>0.00</text:p>
          </table:table-cell>
          <table:table-cell table:formula="of:=[$'ScMp Dist'.G8]" office:value-type="float" office:value="0" calcext:value-type="float">
            <text:p>0.00</text:p>
          </table:table-cell>
          <table:table-cell table:formula="of:=[$'ScMp Dist'.H8]" office:value-type="float" office:value="0" calcext:value-type="float">
            <text:p>0.00</text:p>
          </table:table-cell>
          <table:table-cell table:formula="of:=[$'ScMp Dist'.I8]" office:value-type="float" office:value="0" calcext:value-type="float">
            <text:p>0.00</text:p>
          </table:table-cell>
          <table:table-cell table:formula="of:=[$'ScMp Dist'.J8]" office:value-type="float" office:value="0" calcext:value-type="float">
            <text:p>0.00</text:p>
          </table:table-cell>
          <table:table-cell table:formula="of:=[$'McMp Dist'.G8]" office:value-type="float" office:value="0" calcext:value-type="float">
            <text:p>0.00</text:p>
          </table:table-cell>
          <table:table-cell table:formula="of:=[$'McMp Dist'.H8]" office:value-type="float" office:value="0" calcext:value-type="float">
            <text:p>0.00</text:p>
          </table:table-cell>
          <table:table-cell table:formula="of:=[$'McMp Dist'.I8]" office:value-type="float" office:value="0" calcext:value-type="float">
            <text:p>0.00</text:p>
          </table:table-cell>
          <table:table-cell table:formula="of:=[$'McMp Dist'.J8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9]" office:value-type="float" office:value="0" calcext:value-type="float">
            <text:p>0.00</text:p>
          </table:table-cell>
          <table:table-cell table:formula="of:=[$'ScSp Dist'.H9]" office:value-type="float" office:value="0" calcext:value-type="float">
            <text:p>0.00</text:p>
          </table:table-cell>
          <table:table-cell table:formula="of:=[$'ScSp Dist'.I9]" office:value-type="float" office:value="0" calcext:value-type="float">
            <text:p>0.00</text:p>
          </table:table-cell>
          <table:table-cell table:formula="of:=[$'ScSp Dist'.J9]" office:value-type="float" office:value="0" calcext:value-type="float">
            <text:p>0.00</text:p>
          </table:table-cell>
          <table:table-cell table:formula="of:=[$'McSp Dist'.G9]" office:value-type="float" office:value="0" calcext:value-type="float">
            <text:p>0.00</text:p>
          </table:table-cell>
          <table:table-cell table:formula="of:=[$'McSp Dist'.H9]" office:value-type="float" office:value="0" calcext:value-type="float">
            <text:p>0.00</text:p>
          </table:table-cell>
          <table:table-cell table:formula="of:=[$'McSp Dist'.I9]" office:value-type="float" office:value="0" calcext:value-type="float">
            <text:p>0.00</text:p>
          </table:table-cell>
          <table:table-cell table:formula="of:=[$'McSp Dist'.J9]" office:value-type="float" office:value="0" calcext:value-type="float">
            <text:p>0.00</text:p>
          </table:table-cell>
          <table:table-cell table:formula="of:=[$'ScMp Dist'.G9]" office:value-type="float" office:value="0" calcext:value-type="float">
            <text:p>0.00</text:p>
          </table:table-cell>
          <table:table-cell table:formula="of:=[$'ScMp Dist'.H9]" office:value-type="float" office:value="0" calcext:value-type="float">
            <text:p>0.00</text:p>
          </table:table-cell>
          <table:table-cell table:formula="of:=[$'ScMp Dist'.I9]" office:value-type="float" office:value="0" calcext:value-type="float">
            <text:p>0.00</text:p>
          </table:table-cell>
          <table:table-cell table:formula="of:=[$'ScMp Dist'.J9]" office:value-type="float" office:value="0" calcext:value-type="float">
            <text:p>0.00</text:p>
          </table:table-cell>
          <table:table-cell table:formula="of:=[$'McMp Dist'.G9]" office:value-type="float" office:value="0" calcext:value-type="float">
            <text:p>0.00</text:p>
          </table:table-cell>
          <table:table-cell table:formula="of:=[$'McMp Dist'.H9]" office:value-type="float" office:value="0" calcext:value-type="float">
            <text:p>0.00</text:p>
          </table:table-cell>
          <table:table-cell table:formula="of:=[$'McMp Dist'.I9]" office:value-type="float" office:value="0" calcext:value-type="float">
            <text:p>0.00</text:p>
          </table:table-cell>
          <table:table-cell table:formula="of:=[$'McMp Dist'.J9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10]" office:value-type="float" office:value="0" calcext:value-type="float">
            <text:p>0.00</text:p>
          </table:table-cell>
          <table:table-cell table:formula="of:=[$'ScSp Dist'.H10]" office:value-type="float" office:value="0" calcext:value-type="float">
            <text:p>0.00</text:p>
          </table:table-cell>
          <table:table-cell table:formula="of:=[$'ScSp Dist'.I10]" office:value-type="float" office:value="0" calcext:value-type="float">
            <text:p>0.00</text:p>
          </table:table-cell>
          <table:table-cell table:formula="of:=[$'ScSp Dist'.J10]" office:value-type="float" office:value="0" calcext:value-type="float">
            <text:p>0.00</text:p>
          </table:table-cell>
          <table:table-cell table:formula="of:=[$'McSp Dist'.G10]" office:value-type="float" office:value="0" calcext:value-type="float">
            <text:p>0.00</text:p>
          </table:table-cell>
          <table:table-cell table:formula="of:=[$'McSp Dist'.H10]" office:value-type="float" office:value="0" calcext:value-type="float">
            <text:p>0.00</text:p>
          </table:table-cell>
          <table:table-cell table:formula="of:=[$'McSp Dist'.I10]" office:value-type="float" office:value="0" calcext:value-type="float">
            <text:p>0.00</text:p>
          </table:table-cell>
          <table:table-cell table:formula="of:=[$'McSp Dist'.J10]" office:value-type="float" office:value="0" calcext:value-type="float">
            <text:p>0.00</text:p>
          </table:table-cell>
          <table:table-cell table:formula="of:=[$'ScMp Dist'.G10]" office:value-type="float" office:value="0" calcext:value-type="float">
            <text:p>0.00</text:p>
          </table:table-cell>
          <table:table-cell table:formula="of:=[$'ScMp Dist'.H10]" office:value-type="float" office:value="0" calcext:value-type="float">
            <text:p>0.00</text:p>
          </table:table-cell>
          <table:table-cell table:formula="of:=[$'ScMp Dist'.I10]" office:value-type="float" office:value="0" calcext:value-type="float">
            <text:p>0.00</text:p>
          </table:table-cell>
          <table:table-cell table:formula="of:=[$'ScMp Dist'.J10]" office:value-type="float" office:value="0" calcext:value-type="float">
            <text:p>0.00</text:p>
          </table:table-cell>
          <table:table-cell table:formula="of:=[$'McMp Dist'.G10]" office:value-type="float" office:value="0" calcext:value-type="float">
            <text:p>0.00</text:p>
          </table:table-cell>
          <table:table-cell table:formula="of:=[$'McMp Dist'.H10]" office:value-type="float" office:value="0" calcext:value-type="float">
            <text:p>0.00</text:p>
          </table:table-cell>
          <table:table-cell table:formula="of:=[$'McMp Dist'.I10]" office:value-type="float" office:value="0" calcext:value-type="float">
            <text:p>0.00</text:p>
          </table:table-cell>
          <table:table-cell table:formula="of:=[$'McMp Dist'.J10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11]" office:value-type="float" office:value="0" calcext:value-type="float">
            <text:p>0.00</text:p>
          </table:table-cell>
          <table:table-cell table:formula="of:=[$'ScSp Dist'.H11]" office:value-type="float" office:value="0" calcext:value-type="float">
            <text:p>0.00</text:p>
          </table:table-cell>
          <table:table-cell table:formula="of:=[$'ScSp Dist'.I11]" office:value-type="float" office:value="0" calcext:value-type="float">
            <text:p>0.00</text:p>
          </table:table-cell>
          <table:table-cell table:formula="of:=[$'ScSp Dist'.J11]" office:value-type="float" office:value="0" calcext:value-type="float">
            <text:p>0.00</text:p>
          </table:table-cell>
          <table:table-cell table:formula="of:=[$'McSp Dist'.G11]" office:value-type="float" office:value="0" calcext:value-type="float">
            <text:p>0.00</text:p>
          </table:table-cell>
          <table:table-cell table:formula="of:=[$'McSp Dist'.H11]" office:value-type="float" office:value="0" calcext:value-type="float">
            <text:p>0.00</text:p>
          </table:table-cell>
          <table:table-cell table:formula="of:=[$'McSp Dist'.I11]" office:value-type="float" office:value="0" calcext:value-type="float">
            <text:p>0.00</text:p>
          </table:table-cell>
          <table:table-cell table:formula="of:=[$'McSp Dist'.J11]" office:value-type="float" office:value="0" calcext:value-type="float">
            <text:p>0.00</text:p>
          </table:table-cell>
          <table:table-cell table:formula="of:=[$'ScMp Dist'.G11]" office:value-type="float" office:value="0" calcext:value-type="float">
            <text:p>0.00</text:p>
          </table:table-cell>
          <table:table-cell table:formula="of:=[$'ScMp Dist'.H11]" office:value-type="float" office:value="0" calcext:value-type="float">
            <text:p>0.00</text:p>
          </table:table-cell>
          <table:table-cell table:formula="of:=[$'ScMp Dist'.I11]" office:value-type="float" office:value="0" calcext:value-type="float">
            <text:p>0.00</text:p>
          </table:table-cell>
          <table:table-cell table:formula="of:=[$'ScMp Dist'.J11]" office:value-type="float" office:value="0" calcext:value-type="float">
            <text:p>0.00</text:p>
          </table:table-cell>
          <table:table-cell table:formula="of:=[$'McMp Dist'.G11]" office:value-type="float" office:value="0" calcext:value-type="float">
            <text:p>0.00</text:p>
          </table:table-cell>
          <table:table-cell table:formula="of:=[$'McMp Dist'.H11]" office:value-type="float" office:value="0" calcext:value-type="float">
            <text:p>0.00</text:p>
          </table:table-cell>
          <table:table-cell table:formula="of:=[$'McMp Dist'.I11]" office:value-type="float" office:value="0" calcext:value-type="float">
            <text:p>0.00</text:p>
          </table:table-cell>
          <table:table-cell table:formula="of:=[$'McMp Dist'.J11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12]" office:value-type="float" office:value="0" calcext:value-type="float">
            <text:p>0.00</text:p>
          </table:table-cell>
          <table:table-cell table:formula="of:=[$'ScSp Dist'.H12]" office:value-type="float" office:value="0" calcext:value-type="float">
            <text:p>0.00</text:p>
          </table:table-cell>
          <table:table-cell table:formula="of:=[$'ScSp Dist'.I12]" office:value-type="float" office:value="0" calcext:value-type="float">
            <text:p>0.00</text:p>
          </table:table-cell>
          <table:table-cell table:formula="of:=[$'ScSp Dist'.J12]" office:value-type="float" office:value="0" calcext:value-type="float">
            <text:p>0.00</text:p>
          </table:table-cell>
          <table:table-cell table:formula="of:=[$'McSp Dist'.G12]" office:value-type="float" office:value="0" calcext:value-type="float">
            <text:p>0.00</text:p>
          </table:table-cell>
          <table:table-cell table:formula="of:=[$'McSp Dist'.H12]" office:value-type="float" office:value="0" calcext:value-type="float">
            <text:p>0.00</text:p>
          </table:table-cell>
          <table:table-cell table:formula="of:=[$'McSp Dist'.I12]" office:value-type="float" office:value="0" calcext:value-type="float">
            <text:p>0.00</text:p>
          </table:table-cell>
          <table:table-cell table:formula="of:=[$'McSp Dist'.J12]" office:value-type="float" office:value="0" calcext:value-type="float">
            <text:p>0.00</text:p>
          </table:table-cell>
          <table:table-cell table:formula="of:=[$'ScMp Dist'.G12]" office:value-type="float" office:value="0" calcext:value-type="float">
            <text:p>0.00</text:p>
          </table:table-cell>
          <table:table-cell table:formula="of:=[$'ScMp Dist'.H12]" office:value-type="float" office:value="0" calcext:value-type="float">
            <text:p>0.00</text:p>
          </table:table-cell>
          <table:table-cell table:formula="of:=[$'ScMp Dist'.I12]" office:value-type="float" office:value="0" calcext:value-type="float">
            <text:p>0.00</text:p>
          </table:table-cell>
          <table:table-cell table:formula="of:=[$'ScMp Dist'.J12]" office:value-type="float" office:value="0" calcext:value-type="float">
            <text:p>0.00</text:p>
          </table:table-cell>
          <table:table-cell table:formula="of:=[$'McMp Dist'.G12]" office:value-type="float" office:value="0" calcext:value-type="float">
            <text:p>0.00</text:p>
          </table:table-cell>
          <table:table-cell table:formula="of:=[$'McMp Dist'.H12]" office:value-type="float" office:value="0" calcext:value-type="float">
            <text:p>0.00</text:p>
          </table:table-cell>
          <table:table-cell table:formula="of:=[$'McMp Dist'.I12]" office:value-type="float" office:value="0" calcext:value-type="float">
            <text:p>0.00</text:p>
          </table:table-cell>
          <table:table-cell table:formula="of:=[$'McMp Dist'.J12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13]" office:value-type="float" office:value="0" calcext:value-type="float">
            <text:p>0.00</text:p>
          </table:table-cell>
          <table:table-cell table:formula="of:=[$'ScSp Dist'.H13]" office:value-type="float" office:value="0" calcext:value-type="float">
            <text:p>0.00</text:p>
          </table:table-cell>
          <table:table-cell table:formula="of:=[$'ScSp Dist'.I13]" office:value-type="float" office:value="0" calcext:value-type="float">
            <text:p>0.00</text:p>
          </table:table-cell>
          <table:table-cell table:formula="of:=[$'ScSp Dist'.J13]" office:value-type="float" office:value="0" calcext:value-type="float">
            <text:p>0.00</text:p>
          </table:table-cell>
          <table:table-cell table:formula="of:=[$'McSp Dist'.G13]" office:value-type="float" office:value="0" calcext:value-type="float">
            <text:p>0.00</text:p>
          </table:table-cell>
          <table:table-cell table:formula="of:=[$'McSp Dist'.H13]" office:value-type="float" office:value="0" calcext:value-type="float">
            <text:p>0.00</text:p>
          </table:table-cell>
          <table:table-cell table:formula="of:=[$'McSp Dist'.I13]" office:value-type="float" office:value="0" calcext:value-type="float">
            <text:p>0.00</text:p>
          </table:table-cell>
          <table:table-cell table:formula="of:=[$'McSp Dist'.J13]" office:value-type="float" office:value="0" calcext:value-type="float">
            <text:p>0.00</text:p>
          </table:table-cell>
          <table:table-cell table:formula="of:=[$'ScMp Dist'.G13]" office:value-type="float" office:value="0" calcext:value-type="float">
            <text:p>0.00</text:p>
          </table:table-cell>
          <table:table-cell table:formula="of:=[$'ScMp Dist'.H13]" office:value-type="float" office:value="0" calcext:value-type="float">
            <text:p>0.00</text:p>
          </table:table-cell>
          <table:table-cell table:formula="of:=[$'ScMp Dist'.I13]" office:value-type="float" office:value="0" calcext:value-type="float">
            <text:p>0.00</text:p>
          </table:table-cell>
          <table:table-cell table:formula="of:=[$'ScMp Dist'.J13]" office:value-type="float" office:value="0" calcext:value-type="float">
            <text:p>0.00</text:p>
          </table:table-cell>
          <table:table-cell table:formula="of:=[$'McMp Dist'.G13]" office:value-type="float" office:value="0" calcext:value-type="float">
            <text:p>0.00</text:p>
          </table:table-cell>
          <table:table-cell table:formula="of:=[$'McMp Dist'.H13]" office:value-type="float" office:value="0" calcext:value-type="float">
            <text:p>0.00</text:p>
          </table:table-cell>
          <table:table-cell table:formula="of:=[$'McMp Dist'.I13]" office:value-type="float" office:value="0" calcext:value-type="float">
            <text:p>0.00</text:p>
          </table:table-cell>
          <table:table-cell table:formula="of:=[$'McMp Dist'.J13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14]" office:value-type="float" office:value="0" calcext:value-type="float">
            <text:p>0.00</text:p>
          </table:table-cell>
          <table:table-cell table:formula="of:=[$'ScSp Dist'.H14]" office:value-type="float" office:value="0" calcext:value-type="float">
            <text:p>0.00</text:p>
          </table:table-cell>
          <table:table-cell table:formula="of:=[$'ScSp Dist'.I14]" office:value-type="float" office:value="0" calcext:value-type="float">
            <text:p>0.00</text:p>
          </table:table-cell>
          <table:table-cell table:formula="of:=[$'ScSp Dist'.J14]" office:value-type="float" office:value="0" calcext:value-type="float">
            <text:p>0.00</text:p>
          </table:table-cell>
          <table:table-cell table:formula="of:=[$'McSp Dist'.G14]" office:value-type="float" office:value="0" calcext:value-type="float">
            <text:p>0.00</text:p>
          </table:table-cell>
          <table:table-cell table:formula="of:=[$'McSp Dist'.H14]" office:value-type="float" office:value="0" calcext:value-type="float">
            <text:p>0.00</text:p>
          </table:table-cell>
          <table:table-cell table:formula="of:=[$'McSp Dist'.I14]" office:value-type="float" office:value="0" calcext:value-type="float">
            <text:p>0.00</text:p>
          </table:table-cell>
          <table:table-cell table:formula="of:=[$'McSp Dist'.J14]" office:value-type="float" office:value="0" calcext:value-type="float">
            <text:p>0.00</text:p>
          </table:table-cell>
          <table:table-cell table:formula="of:=[$'ScMp Dist'.G14]" office:value-type="float" office:value="0" calcext:value-type="float">
            <text:p>0.00</text:p>
          </table:table-cell>
          <table:table-cell table:formula="of:=[$'ScMp Dist'.H14]" office:value-type="float" office:value="0" calcext:value-type="float">
            <text:p>0.00</text:p>
          </table:table-cell>
          <table:table-cell table:formula="of:=[$'ScMp Dist'.I14]" office:value-type="float" office:value="0" calcext:value-type="float">
            <text:p>0.00</text:p>
          </table:table-cell>
          <table:table-cell table:formula="of:=[$'ScMp Dist'.J14]" office:value-type="float" office:value="0" calcext:value-type="float">
            <text:p>0.00</text:p>
          </table:table-cell>
          <table:table-cell table:formula="of:=[$'McMp Dist'.G14]" office:value-type="float" office:value="0" calcext:value-type="float">
            <text:p>0.00</text:p>
          </table:table-cell>
          <table:table-cell table:formula="of:=[$'McMp Dist'.H14]" office:value-type="float" office:value="0" calcext:value-type="float">
            <text:p>0.00</text:p>
          </table:table-cell>
          <table:table-cell table:formula="of:=[$'McMp Dist'.I14]" office:value-type="float" office:value="0" calcext:value-type="float">
            <text:p>0.00</text:p>
          </table:table-cell>
          <table:table-cell table:formula="of:=[$'McMp Dist'.J14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15]" office:value-type="float" office:value="0" calcext:value-type="float">
            <text:p>0.00</text:p>
          </table:table-cell>
          <table:table-cell table:formula="of:=[$'ScSp Dist'.H15]" office:value-type="float" office:value="0" calcext:value-type="float">
            <text:p>0.00</text:p>
          </table:table-cell>
          <table:table-cell table:formula="of:=[$'ScSp Dist'.I15]" office:value-type="float" office:value="0" calcext:value-type="float">
            <text:p>0.00</text:p>
          </table:table-cell>
          <table:table-cell table:formula="of:=[$'ScSp Dist'.J15]" office:value-type="float" office:value="0" calcext:value-type="float">
            <text:p>0.00</text:p>
          </table:table-cell>
          <table:table-cell table:formula="of:=[$'McSp Dist'.G15]" office:value-type="float" office:value="0" calcext:value-type="float">
            <text:p>0.00</text:p>
          </table:table-cell>
          <table:table-cell table:formula="of:=[$'McSp Dist'.H15]" office:value-type="float" office:value="0" calcext:value-type="float">
            <text:p>0.00</text:p>
          </table:table-cell>
          <table:table-cell table:formula="of:=[$'McSp Dist'.I15]" office:value-type="float" office:value="0" calcext:value-type="float">
            <text:p>0.00</text:p>
          </table:table-cell>
          <table:table-cell table:formula="of:=[$'McSp Dist'.J15]" office:value-type="float" office:value="0" calcext:value-type="float">
            <text:p>0.00</text:p>
          </table:table-cell>
          <table:table-cell table:formula="of:=[$'ScMp Dist'.G15]" office:value-type="float" office:value="0" calcext:value-type="float">
            <text:p>0.00</text:p>
          </table:table-cell>
          <table:table-cell table:formula="of:=[$'ScMp Dist'.H15]" office:value-type="float" office:value="0" calcext:value-type="float">
            <text:p>0.00</text:p>
          </table:table-cell>
          <table:table-cell table:formula="of:=[$'ScMp Dist'.I15]" office:value-type="float" office:value="0" calcext:value-type="float">
            <text:p>0.00</text:p>
          </table:table-cell>
          <table:table-cell table:formula="of:=[$'ScMp Dist'.J15]" office:value-type="float" office:value="0" calcext:value-type="float">
            <text:p>0.00</text:p>
          </table:table-cell>
          <table:table-cell table:formula="of:=[$'McMp Dist'.G15]" office:value-type="float" office:value="0" calcext:value-type="float">
            <text:p>0.00</text:p>
          </table:table-cell>
          <table:table-cell table:formula="of:=[$'McMp Dist'.H15]" office:value-type="float" office:value="0" calcext:value-type="float">
            <text:p>0.00</text:p>
          </table:table-cell>
          <table:table-cell table:formula="of:=[$'McMp Dist'.I15]" office:value-type="float" office:value="0" calcext:value-type="float">
            <text:p>0.00</text:p>
          </table:table-cell>
          <table:table-cell table:formula="of:=[$'McMp Dist'.J15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16]" office:value-type="float" office:value="0" calcext:value-type="float">
            <text:p>0.00</text:p>
          </table:table-cell>
          <table:table-cell table:formula="of:=[$'ScSp Dist'.H16]" office:value-type="float" office:value="0" calcext:value-type="float">
            <text:p>0.00</text:p>
          </table:table-cell>
          <table:table-cell table:formula="of:=[$'ScSp Dist'.I16]" office:value-type="float" office:value="0" calcext:value-type="float">
            <text:p>0.00</text:p>
          </table:table-cell>
          <table:table-cell table:formula="of:=[$'ScSp Dist'.J16]" office:value-type="float" office:value="0" calcext:value-type="float">
            <text:p>0.00</text:p>
          </table:table-cell>
          <table:table-cell table:formula="of:=[$'McSp Dist'.G16]" office:value-type="float" office:value="0" calcext:value-type="float">
            <text:p>0.00</text:p>
          </table:table-cell>
          <table:table-cell table:formula="of:=[$'McSp Dist'.H16]" office:value-type="float" office:value="0" calcext:value-type="float">
            <text:p>0.00</text:p>
          </table:table-cell>
          <table:table-cell table:formula="of:=[$'McSp Dist'.I16]" office:value-type="float" office:value="0" calcext:value-type="float">
            <text:p>0.00</text:p>
          </table:table-cell>
          <table:table-cell table:formula="of:=[$'McSp Dist'.J16]" office:value-type="float" office:value="0" calcext:value-type="float">
            <text:p>0.00</text:p>
          </table:table-cell>
          <table:table-cell table:formula="of:=[$'ScMp Dist'.G16]" office:value-type="float" office:value="0" calcext:value-type="float">
            <text:p>0.00</text:p>
          </table:table-cell>
          <table:table-cell table:formula="of:=[$'ScMp Dist'.H16]" office:value-type="float" office:value="0" calcext:value-type="float">
            <text:p>0.00</text:p>
          </table:table-cell>
          <table:table-cell table:formula="of:=[$'ScMp Dist'.I16]" office:value-type="float" office:value="0" calcext:value-type="float">
            <text:p>0.00</text:p>
          </table:table-cell>
          <table:table-cell table:formula="of:=[$'ScMp Dist'.J16]" office:value-type="float" office:value="0" calcext:value-type="float">
            <text:p>0.00</text:p>
          </table:table-cell>
          <table:table-cell table:formula="of:=[$'McMp Dist'.G16]" office:value-type="float" office:value="0" calcext:value-type="float">
            <text:p>0.00</text:p>
          </table:table-cell>
          <table:table-cell table:formula="of:=[$'McMp Dist'.H16]" office:value-type="float" office:value="0" calcext:value-type="float">
            <text:p>0.00</text:p>
          </table:table-cell>
          <table:table-cell table:formula="of:=[$'McMp Dist'.I16]" office:value-type="float" office:value="0" calcext:value-type="float">
            <text:p>0.00</text:p>
          </table:table-cell>
          <table:table-cell table:formula="of:=[$'McMp Dist'.J16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17]" office:value-type="float" office:value="0" calcext:value-type="float">
            <text:p>0.00</text:p>
          </table:table-cell>
          <table:table-cell table:formula="of:=[$'ScSp Dist'.H17]" office:value-type="float" office:value="0" calcext:value-type="float">
            <text:p>0.00</text:p>
          </table:table-cell>
          <table:table-cell table:formula="of:=[$'ScSp Dist'.I17]" office:value-type="float" office:value="0" calcext:value-type="float">
            <text:p>0.00</text:p>
          </table:table-cell>
          <table:table-cell table:formula="of:=[$'ScSp Dist'.J17]" office:value-type="float" office:value="0" calcext:value-type="float">
            <text:p>0.00</text:p>
          </table:table-cell>
          <table:table-cell table:formula="of:=[$'McSp Dist'.G17]" office:value-type="float" office:value="0" calcext:value-type="float">
            <text:p>0.00</text:p>
          </table:table-cell>
          <table:table-cell table:formula="of:=[$'McSp Dist'.H17]" office:value-type="float" office:value="0" calcext:value-type="float">
            <text:p>0.00</text:p>
          </table:table-cell>
          <table:table-cell table:formula="of:=[$'McSp Dist'.I17]" office:value-type="float" office:value="0" calcext:value-type="float">
            <text:p>0.00</text:p>
          </table:table-cell>
          <table:table-cell table:formula="of:=[$'McSp Dist'.J17]" office:value-type="float" office:value="0" calcext:value-type="float">
            <text:p>0.00</text:p>
          </table:table-cell>
          <table:table-cell table:formula="of:=[$'ScMp Dist'.G17]" office:value-type="float" office:value="0" calcext:value-type="float">
            <text:p>0.00</text:p>
          </table:table-cell>
          <table:table-cell table:formula="of:=[$'ScMp Dist'.H17]" office:value-type="float" office:value="0" calcext:value-type="float">
            <text:p>0.00</text:p>
          </table:table-cell>
          <table:table-cell table:formula="of:=[$'ScMp Dist'.I17]" office:value-type="float" office:value="0" calcext:value-type="float">
            <text:p>0.00</text:p>
          </table:table-cell>
          <table:table-cell table:formula="of:=[$'ScMp Dist'.J17]" office:value-type="float" office:value="0" calcext:value-type="float">
            <text:p>0.00</text:p>
          </table:table-cell>
          <table:table-cell table:formula="of:=[$'McMp Dist'.G17]" office:value-type="float" office:value="0" calcext:value-type="float">
            <text:p>0.00</text:p>
          </table:table-cell>
          <table:table-cell table:formula="of:=[$'McMp Dist'.H17]" office:value-type="float" office:value="0" calcext:value-type="float">
            <text:p>0.00</text:p>
          </table:table-cell>
          <table:table-cell table:formula="of:=[$'McMp Dist'.I17]" office:value-type="float" office:value="0" calcext:value-type="float">
            <text:p>0.00</text:p>
          </table:table-cell>
          <table:table-cell table:formula="of:=[$'McMp Dist'.J17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18]" office:value-type="float" office:value="0" calcext:value-type="float">
            <text:p>0.00</text:p>
          </table:table-cell>
          <table:table-cell table:formula="of:=[$'ScSp Dist'.H18]" office:value-type="float" office:value="0" calcext:value-type="float">
            <text:p>0.00</text:p>
          </table:table-cell>
          <table:table-cell table:formula="of:=[$'ScSp Dist'.I18]" office:value-type="float" office:value="0" calcext:value-type="float">
            <text:p>0.00</text:p>
          </table:table-cell>
          <table:table-cell table:formula="of:=[$'ScSp Dist'.J18]" office:value-type="float" office:value="0" calcext:value-type="float">
            <text:p>0.00</text:p>
          </table:table-cell>
          <table:table-cell table:formula="of:=[$'McSp Dist'.G18]" office:value-type="float" office:value="0" calcext:value-type="float">
            <text:p>0.00</text:p>
          </table:table-cell>
          <table:table-cell table:formula="of:=[$'McSp Dist'.H18]" office:value-type="float" office:value="0" calcext:value-type="float">
            <text:p>0.00</text:p>
          </table:table-cell>
          <table:table-cell table:formula="of:=[$'McSp Dist'.I18]" office:value-type="float" office:value="0" calcext:value-type="float">
            <text:p>0.00</text:p>
          </table:table-cell>
          <table:table-cell table:formula="of:=[$'McSp Dist'.J18]" office:value-type="float" office:value="0" calcext:value-type="float">
            <text:p>0.00</text:p>
          </table:table-cell>
          <table:table-cell table:formula="of:=[$'ScMp Dist'.G18]" office:value-type="float" office:value="0" calcext:value-type="float">
            <text:p>0.00</text:p>
          </table:table-cell>
          <table:table-cell table:formula="of:=[$'ScMp Dist'.H18]" office:value-type="float" office:value="0" calcext:value-type="float">
            <text:p>0.00</text:p>
          </table:table-cell>
          <table:table-cell table:formula="of:=[$'ScMp Dist'.I18]" office:value-type="float" office:value="0" calcext:value-type="float">
            <text:p>0.00</text:p>
          </table:table-cell>
          <table:table-cell table:formula="of:=[$'ScMp Dist'.J18]" office:value-type="float" office:value="0" calcext:value-type="float">
            <text:p>0.00</text:p>
          </table:table-cell>
          <table:table-cell table:formula="of:=[$'McMp Dist'.G18]" office:value-type="float" office:value="0" calcext:value-type="float">
            <text:p>0.00</text:p>
          </table:table-cell>
          <table:table-cell table:formula="of:=[$'McMp Dist'.H18]" office:value-type="float" office:value="0" calcext:value-type="float">
            <text:p>0.00</text:p>
          </table:table-cell>
          <table:table-cell table:formula="of:=[$'McMp Dist'.I18]" office:value-type="float" office:value="0" calcext:value-type="float">
            <text:p>0.00</text:p>
          </table:table-cell>
          <table:table-cell table:formula="of:=[$'McMp Dist'.J18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19]" office:value-type="float" office:value="0" calcext:value-type="float">
            <text:p>0.00</text:p>
          </table:table-cell>
          <table:table-cell table:formula="of:=[$'ScSp Dist'.H19]" office:value-type="float" office:value="0" calcext:value-type="float">
            <text:p>0.00</text:p>
          </table:table-cell>
          <table:table-cell table:formula="of:=[$'ScSp Dist'.I19]" office:value-type="float" office:value="0" calcext:value-type="float">
            <text:p>0.00</text:p>
          </table:table-cell>
          <table:table-cell table:formula="of:=[$'ScSp Dist'.J19]" office:value-type="float" office:value="0" calcext:value-type="float">
            <text:p>0.00</text:p>
          </table:table-cell>
          <table:table-cell table:formula="of:=[$'McSp Dist'.G19]" office:value-type="float" office:value="0" calcext:value-type="float">
            <text:p>0.00</text:p>
          </table:table-cell>
          <table:table-cell table:formula="of:=[$'McSp Dist'.H19]" office:value-type="float" office:value="0" calcext:value-type="float">
            <text:p>0.00</text:p>
          </table:table-cell>
          <table:table-cell table:formula="of:=[$'McSp Dist'.I19]" office:value-type="float" office:value="0" calcext:value-type="float">
            <text:p>0.00</text:p>
          </table:table-cell>
          <table:table-cell table:formula="of:=[$'McSp Dist'.J19]" office:value-type="float" office:value="0" calcext:value-type="float">
            <text:p>0.00</text:p>
          </table:table-cell>
          <table:table-cell table:formula="of:=[$'ScMp Dist'.G19]" office:value-type="float" office:value="0" calcext:value-type="float">
            <text:p>0.00</text:p>
          </table:table-cell>
          <table:table-cell table:formula="of:=[$'ScMp Dist'.H19]" office:value-type="float" office:value="0" calcext:value-type="float">
            <text:p>0.00</text:p>
          </table:table-cell>
          <table:table-cell table:formula="of:=[$'ScMp Dist'.I19]" office:value-type="float" office:value="0" calcext:value-type="float">
            <text:p>0.00</text:p>
          </table:table-cell>
          <table:table-cell table:formula="of:=[$'ScMp Dist'.J19]" office:value-type="float" office:value="0" calcext:value-type="float">
            <text:p>0.00</text:p>
          </table:table-cell>
          <table:table-cell table:formula="of:=[$'McMp Dist'.G19]" office:value-type="float" office:value="0" calcext:value-type="float">
            <text:p>0.00</text:p>
          </table:table-cell>
          <table:table-cell table:formula="of:=[$'McMp Dist'.H19]" office:value-type="float" office:value="0" calcext:value-type="float">
            <text:p>0.00</text:p>
          </table:table-cell>
          <table:table-cell table:formula="of:=[$'McMp Dist'.I19]" office:value-type="float" office:value="0" calcext:value-type="float">
            <text:p>0.00</text:p>
          </table:table-cell>
          <table:table-cell table:formula="of:=[$'McMp Dist'.J19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20]" office:value-type="float" office:value="0" calcext:value-type="float">
            <text:p>0.00</text:p>
          </table:table-cell>
          <table:table-cell table:formula="of:=[$'ScSp Dist'.H20]" office:value-type="float" office:value="0" calcext:value-type="float">
            <text:p>0.00</text:p>
          </table:table-cell>
          <table:table-cell table:formula="of:=[$'ScSp Dist'.I20]" office:value-type="float" office:value="0" calcext:value-type="float">
            <text:p>0.00</text:p>
          </table:table-cell>
          <table:table-cell table:formula="of:=[$'ScSp Dist'.J20]" office:value-type="float" office:value="0" calcext:value-type="float">
            <text:p>0.00</text:p>
          </table:table-cell>
          <table:table-cell table:formula="of:=[$'McSp Dist'.G20]" office:value-type="float" office:value="0" calcext:value-type="float">
            <text:p>0.00</text:p>
          </table:table-cell>
          <table:table-cell table:formula="of:=[$'McSp Dist'.H20]" office:value-type="float" office:value="0" calcext:value-type="float">
            <text:p>0.00</text:p>
          </table:table-cell>
          <table:table-cell table:formula="of:=[$'McSp Dist'.I20]" office:value-type="float" office:value="0" calcext:value-type="float">
            <text:p>0.00</text:p>
          </table:table-cell>
          <table:table-cell table:formula="of:=[$'McSp Dist'.J20]" office:value-type="float" office:value="0" calcext:value-type="float">
            <text:p>0.00</text:p>
          </table:table-cell>
          <table:table-cell table:formula="of:=[$'ScMp Dist'.G20]" office:value-type="float" office:value="0" calcext:value-type="float">
            <text:p>0.00</text:p>
          </table:table-cell>
          <table:table-cell table:formula="of:=[$'ScMp Dist'.H20]" office:value-type="float" office:value="0" calcext:value-type="float">
            <text:p>0.00</text:p>
          </table:table-cell>
          <table:table-cell table:formula="of:=[$'ScMp Dist'.I20]" office:value-type="float" office:value="0" calcext:value-type="float">
            <text:p>0.00</text:p>
          </table:table-cell>
          <table:table-cell table:formula="of:=[$'ScMp Dist'.J20]" office:value-type="float" office:value="0" calcext:value-type="float">
            <text:p>0.00</text:p>
          </table:table-cell>
          <table:table-cell table:formula="of:=[$'McMp Dist'.G20]" office:value-type="float" office:value="0" calcext:value-type="float">
            <text:p>0.00</text:p>
          </table:table-cell>
          <table:table-cell table:formula="of:=[$'McMp Dist'.H20]" office:value-type="float" office:value="0" calcext:value-type="float">
            <text:p>0.00</text:p>
          </table:table-cell>
          <table:table-cell table:formula="of:=[$'McMp Dist'.I20]" office:value-type="float" office:value="0" calcext:value-type="float">
            <text:p>0.00</text:p>
          </table:table-cell>
          <table:table-cell table:formula="of:=[$'McMp Dist'.J20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21]" office:value-type="float" office:value="0" calcext:value-type="float">
            <text:p>0.00</text:p>
          </table:table-cell>
          <table:table-cell table:formula="of:=[$'ScSp Dist'.H21]" office:value-type="float" office:value="0" calcext:value-type="float">
            <text:p>0.00</text:p>
          </table:table-cell>
          <table:table-cell table:formula="of:=[$'ScSp Dist'.I21]" office:value-type="float" office:value="0" calcext:value-type="float">
            <text:p>0.00</text:p>
          </table:table-cell>
          <table:table-cell table:formula="of:=[$'ScSp Dist'.J21]" office:value-type="float" office:value="0" calcext:value-type="float">
            <text:p>0.00</text:p>
          </table:table-cell>
          <table:table-cell table:formula="of:=[$'McSp Dist'.G21]" office:value-type="float" office:value="0" calcext:value-type="float">
            <text:p>0.00</text:p>
          </table:table-cell>
          <table:table-cell table:formula="of:=[$'McSp Dist'.H21]" office:value-type="float" office:value="0" calcext:value-type="float">
            <text:p>0.00</text:p>
          </table:table-cell>
          <table:table-cell table:formula="of:=[$'McSp Dist'.I21]" office:value-type="float" office:value="0" calcext:value-type="float">
            <text:p>0.00</text:p>
          </table:table-cell>
          <table:table-cell table:formula="of:=[$'McSp Dist'.J21]" office:value-type="float" office:value="0" calcext:value-type="float">
            <text:p>0.00</text:p>
          </table:table-cell>
          <table:table-cell table:formula="of:=[$'ScMp Dist'.G21]" office:value-type="float" office:value="0" calcext:value-type="float">
            <text:p>0.00</text:p>
          </table:table-cell>
          <table:table-cell table:formula="of:=[$'ScMp Dist'.H21]" office:value-type="float" office:value="0" calcext:value-type="float">
            <text:p>0.00</text:p>
          </table:table-cell>
          <table:table-cell table:formula="of:=[$'ScMp Dist'.I21]" office:value-type="float" office:value="0" calcext:value-type="float">
            <text:p>0.00</text:p>
          </table:table-cell>
          <table:table-cell table:formula="of:=[$'ScMp Dist'.J21]" office:value-type="float" office:value="0" calcext:value-type="float">
            <text:p>0.00</text:p>
          </table:table-cell>
          <table:table-cell table:formula="of:=[$'McMp Dist'.G21]" office:value-type="float" office:value="0" calcext:value-type="float">
            <text:p>0.00</text:p>
          </table:table-cell>
          <table:table-cell table:formula="of:=[$'McMp Dist'.H21]" office:value-type="float" office:value="0" calcext:value-type="float">
            <text:p>0.00</text:p>
          </table:table-cell>
          <table:table-cell table:formula="of:=[$'McMp Dist'.I21]" office:value-type="float" office:value="0" calcext:value-type="float">
            <text:p>0.00</text:p>
          </table:table-cell>
          <table:table-cell table:formula="of:=[$'McMp Dist'.J21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22]" office:value-type="float" office:value="0" calcext:value-type="float">
            <text:p>0.00</text:p>
          </table:table-cell>
          <table:table-cell table:formula="of:=[$'ScSp Dist'.H22]" office:value-type="float" office:value="0" calcext:value-type="float">
            <text:p>0.00</text:p>
          </table:table-cell>
          <table:table-cell table:formula="of:=[$'ScSp Dist'.I22]" office:value-type="float" office:value="0" calcext:value-type="float">
            <text:p>0.00</text:p>
          </table:table-cell>
          <table:table-cell table:formula="of:=[$'ScSp Dist'.J22]" office:value-type="float" office:value="0" calcext:value-type="float">
            <text:p>0.00</text:p>
          </table:table-cell>
          <table:table-cell table:formula="of:=[$'McSp Dist'.G22]" office:value-type="float" office:value="0" calcext:value-type="float">
            <text:p>0.00</text:p>
          </table:table-cell>
          <table:table-cell table:formula="of:=[$'McSp Dist'.H22]" office:value-type="float" office:value="0" calcext:value-type="float">
            <text:p>0.00</text:p>
          </table:table-cell>
          <table:table-cell table:formula="of:=[$'McSp Dist'.I22]" office:value-type="float" office:value="0" calcext:value-type="float">
            <text:p>0.00</text:p>
          </table:table-cell>
          <table:table-cell table:formula="of:=[$'McSp Dist'.J22]" office:value-type="float" office:value="0" calcext:value-type="float">
            <text:p>0.00</text:p>
          </table:table-cell>
          <table:table-cell table:formula="of:=[$'ScMp Dist'.G22]" office:value-type="float" office:value="0" calcext:value-type="float">
            <text:p>0.00</text:p>
          </table:table-cell>
          <table:table-cell table:formula="of:=[$'ScMp Dist'.H22]" office:value-type="float" office:value="0" calcext:value-type="float">
            <text:p>0.00</text:p>
          </table:table-cell>
          <table:table-cell table:formula="of:=[$'ScMp Dist'.I22]" office:value-type="float" office:value="0" calcext:value-type="float">
            <text:p>0.00</text:p>
          </table:table-cell>
          <table:table-cell table:formula="of:=[$'ScMp Dist'.J22]" office:value-type="float" office:value="0" calcext:value-type="float">
            <text:p>0.00</text:p>
          </table:table-cell>
          <table:table-cell table:formula="of:=[$'McMp Dist'.G22]" office:value-type="float" office:value="0" calcext:value-type="float">
            <text:p>0.00</text:p>
          </table:table-cell>
          <table:table-cell table:formula="of:=[$'McMp Dist'.H22]" office:value-type="float" office:value="0" calcext:value-type="float">
            <text:p>0.00</text:p>
          </table:table-cell>
          <table:table-cell table:formula="of:=[$'McMp Dist'.I22]" office:value-type="float" office:value="0" calcext:value-type="float">
            <text:p>0.00</text:p>
          </table:table-cell>
          <table:table-cell table:formula="of:=[$'McMp Dist'.J22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23]" office:value-type="float" office:value="0" calcext:value-type="float">
            <text:p>0.00</text:p>
          </table:table-cell>
          <table:table-cell table:formula="of:=[$'ScSp Dist'.H23]" office:value-type="float" office:value="0" calcext:value-type="float">
            <text:p>0.00</text:p>
          </table:table-cell>
          <table:table-cell table:formula="of:=[$'ScSp Dist'.I23]" office:value-type="float" office:value="0" calcext:value-type="float">
            <text:p>0.00</text:p>
          </table:table-cell>
          <table:table-cell table:formula="of:=[$'ScSp Dist'.J23]" office:value-type="float" office:value="0" calcext:value-type="float">
            <text:p>0.00</text:p>
          </table:table-cell>
          <table:table-cell table:formula="of:=[$'McSp Dist'.G23]" office:value-type="float" office:value="0" calcext:value-type="float">
            <text:p>0.00</text:p>
          </table:table-cell>
          <table:table-cell table:formula="of:=[$'McSp Dist'.H23]" office:value-type="float" office:value="0" calcext:value-type="float">
            <text:p>0.00</text:p>
          </table:table-cell>
          <table:table-cell table:formula="of:=[$'McSp Dist'.I23]" office:value-type="float" office:value="0" calcext:value-type="float">
            <text:p>0.00</text:p>
          </table:table-cell>
          <table:table-cell table:formula="of:=[$'McSp Dist'.J23]" office:value-type="float" office:value="0" calcext:value-type="float">
            <text:p>0.00</text:p>
          </table:table-cell>
          <table:table-cell table:formula="of:=[$'ScMp Dist'.G23]" office:value-type="float" office:value="0" calcext:value-type="float">
            <text:p>0.00</text:p>
          </table:table-cell>
          <table:table-cell table:formula="of:=[$'ScMp Dist'.H23]" office:value-type="float" office:value="0" calcext:value-type="float">
            <text:p>0.00</text:p>
          </table:table-cell>
          <table:table-cell table:formula="of:=[$'ScMp Dist'.I23]" office:value-type="float" office:value="0" calcext:value-type="float">
            <text:p>0.00</text:p>
          </table:table-cell>
          <table:table-cell table:formula="of:=[$'ScMp Dist'.J23]" office:value-type="float" office:value="0" calcext:value-type="float">
            <text:p>0.00</text:p>
          </table:table-cell>
          <table:table-cell table:formula="of:=[$'McMp Dist'.G23]" office:value-type="float" office:value="0" calcext:value-type="float">
            <text:p>0.00</text:p>
          </table:table-cell>
          <table:table-cell table:formula="of:=[$'McMp Dist'.H23]" office:value-type="float" office:value="0" calcext:value-type="float">
            <text:p>0.00</text:p>
          </table:table-cell>
          <table:table-cell table:formula="of:=[$'McMp Dist'.I23]" office:value-type="float" office:value="0" calcext:value-type="float">
            <text:p>0.00</text:p>
          </table:table-cell>
          <table:table-cell table:formula="of:=[$'McMp Dist'.J23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24]" office:value-type="float" office:value="0" calcext:value-type="float">
            <text:p>0.00</text:p>
          </table:table-cell>
          <table:table-cell table:formula="of:=[$'ScSp Dist'.H24]" office:value-type="float" office:value="0" calcext:value-type="float">
            <text:p>0.00</text:p>
          </table:table-cell>
          <table:table-cell table:formula="of:=[$'ScSp Dist'.I24]" office:value-type="float" office:value="0" calcext:value-type="float">
            <text:p>0.00</text:p>
          </table:table-cell>
          <table:table-cell table:formula="of:=[$'ScSp Dist'.J24]" office:value-type="float" office:value="0" calcext:value-type="float">
            <text:p>0.00</text:p>
          </table:table-cell>
          <table:table-cell table:formula="of:=[$'McSp Dist'.G24]" office:value-type="float" office:value="0" calcext:value-type="float">
            <text:p>0.00</text:p>
          </table:table-cell>
          <table:table-cell table:formula="of:=[$'McSp Dist'.H24]" office:value-type="float" office:value="0" calcext:value-type="float">
            <text:p>0.00</text:p>
          </table:table-cell>
          <table:table-cell table:formula="of:=[$'McSp Dist'.I24]" office:value-type="float" office:value="0" calcext:value-type="float">
            <text:p>0.00</text:p>
          </table:table-cell>
          <table:table-cell table:formula="of:=[$'McSp Dist'.J24]" office:value-type="float" office:value="0" calcext:value-type="float">
            <text:p>0.00</text:p>
          </table:table-cell>
          <table:table-cell table:formula="of:=[$'ScMp Dist'.G24]" office:value-type="float" office:value="0" calcext:value-type="float">
            <text:p>0.00</text:p>
          </table:table-cell>
          <table:table-cell table:formula="of:=[$'ScMp Dist'.H24]" office:value-type="float" office:value="0" calcext:value-type="float">
            <text:p>0.00</text:p>
          </table:table-cell>
          <table:table-cell table:formula="of:=[$'ScMp Dist'.I24]" office:value-type="float" office:value="0" calcext:value-type="float">
            <text:p>0.00</text:p>
          </table:table-cell>
          <table:table-cell table:formula="of:=[$'ScMp Dist'.J24]" office:value-type="float" office:value="0" calcext:value-type="float">
            <text:p>0.00</text:p>
          </table:table-cell>
          <table:table-cell table:formula="of:=[$'McMp Dist'.G24]" office:value-type="float" office:value="0" calcext:value-type="float">
            <text:p>0.00</text:p>
          </table:table-cell>
          <table:table-cell table:formula="of:=[$'McMp Dist'.H24]" office:value-type="float" office:value="0" calcext:value-type="float">
            <text:p>0.00</text:p>
          </table:table-cell>
          <table:table-cell table:formula="of:=[$'McMp Dist'.I24]" office:value-type="float" office:value="0" calcext:value-type="float">
            <text:p>0.00</text:p>
          </table:table-cell>
          <table:table-cell table:formula="of:=[$'McMp Dist'.J24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25]" office:value-type="float" office:value="0" calcext:value-type="float">
            <text:p>0.00</text:p>
          </table:table-cell>
          <table:table-cell table:formula="of:=[$'ScSp Dist'.H25]" office:value-type="float" office:value="0" calcext:value-type="float">
            <text:p>0.00</text:p>
          </table:table-cell>
          <table:table-cell table:formula="of:=[$'ScSp Dist'.I25]" office:value-type="float" office:value="0" calcext:value-type="float">
            <text:p>0.00</text:p>
          </table:table-cell>
          <table:table-cell table:formula="of:=[$'ScSp Dist'.J25]" office:value-type="float" office:value="0" calcext:value-type="float">
            <text:p>0.00</text:p>
          </table:table-cell>
          <table:table-cell table:formula="of:=[$'McSp Dist'.G25]" office:value-type="float" office:value="0" calcext:value-type="float">
            <text:p>0.00</text:p>
          </table:table-cell>
          <table:table-cell table:formula="of:=[$'McSp Dist'.H25]" office:value-type="float" office:value="0" calcext:value-type="float">
            <text:p>0.00</text:p>
          </table:table-cell>
          <table:table-cell table:formula="of:=[$'McSp Dist'.I25]" office:value-type="float" office:value="0" calcext:value-type="float">
            <text:p>0.00</text:p>
          </table:table-cell>
          <table:table-cell table:formula="of:=[$'McSp Dist'.J25]" office:value-type="float" office:value="0" calcext:value-type="float">
            <text:p>0.00</text:p>
          </table:table-cell>
          <table:table-cell table:formula="of:=[$'ScMp Dist'.G25]" office:value-type="float" office:value="0" calcext:value-type="float">
            <text:p>0.00</text:p>
          </table:table-cell>
          <table:table-cell table:formula="of:=[$'ScMp Dist'.H25]" office:value-type="float" office:value="0" calcext:value-type="float">
            <text:p>0.00</text:p>
          </table:table-cell>
          <table:table-cell table:formula="of:=[$'ScMp Dist'.I25]" office:value-type="float" office:value="0" calcext:value-type="float">
            <text:p>0.00</text:p>
          </table:table-cell>
          <table:table-cell table:formula="of:=[$'ScMp Dist'.J25]" office:value-type="float" office:value="0" calcext:value-type="float">
            <text:p>0.00</text:p>
          </table:table-cell>
          <table:table-cell table:formula="of:=[$'McMp Dist'.G25]" office:value-type="float" office:value="0" calcext:value-type="float">
            <text:p>0.00</text:p>
          </table:table-cell>
          <table:table-cell table:formula="of:=[$'McMp Dist'.H25]" office:value-type="float" office:value="0" calcext:value-type="float">
            <text:p>0.00</text:p>
          </table:table-cell>
          <table:table-cell table:formula="of:=[$'McMp Dist'.I25]" office:value-type="float" office:value="0" calcext:value-type="float">
            <text:p>0.00</text:p>
          </table:table-cell>
          <table:table-cell table:formula="of:=[$'McMp Dist'.J25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26]" office:value-type="float" office:value="0" calcext:value-type="float">
            <text:p>0.00</text:p>
          </table:table-cell>
          <table:table-cell table:formula="of:=[$'ScSp Dist'.H26]" office:value-type="float" office:value="0" calcext:value-type="float">
            <text:p>0.00</text:p>
          </table:table-cell>
          <table:table-cell table:formula="of:=[$'ScSp Dist'.I26]" office:value-type="float" office:value="0" calcext:value-type="float">
            <text:p>0.00</text:p>
          </table:table-cell>
          <table:table-cell table:formula="of:=[$'ScSp Dist'.J26]" office:value-type="float" office:value="0" calcext:value-type="float">
            <text:p>0.00</text:p>
          </table:table-cell>
          <table:table-cell table:formula="of:=[$'McSp Dist'.G26]" office:value-type="float" office:value="0" calcext:value-type="float">
            <text:p>0.00</text:p>
          </table:table-cell>
          <table:table-cell table:formula="of:=[$'McSp Dist'.H26]" office:value-type="float" office:value="0" calcext:value-type="float">
            <text:p>0.00</text:p>
          </table:table-cell>
          <table:table-cell table:formula="of:=[$'McSp Dist'.I26]" office:value-type="float" office:value="0" calcext:value-type="float">
            <text:p>0.00</text:p>
          </table:table-cell>
          <table:table-cell table:formula="of:=[$'McSp Dist'.J26]" office:value-type="float" office:value="0" calcext:value-type="float">
            <text:p>0.00</text:p>
          </table:table-cell>
          <table:table-cell table:formula="of:=[$'ScMp Dist'.G26]" office:value-type="float" office:value="0" calcext:value-type="float">
            <text:p>0.00</text:p>
          </table:table-cell>
          <table:table-cell table:formula="of:=[$'ScMp Dist'.H26]" office:value-type="float" office:value="0" calcext:value-type="float">
            <text:p>0.00</text:p>
          </table:table-cell>
          <table:table-cell table:formula="of:=[$'ScMp Dist'.I26]" office:value-type="float" office:value="0" calcext:value-type="float">
            <text:p>0.00</text:p>
          </table:table-cell>
          <table:table-cell table:formula="of:=[$'ScMp Dist'.J26]" office:value-type="float" office:value="0" calcext:value-type="float">
            <text:p>0.00</text:p>
          </table:table-cell>
          <table:table-cell table:formula="of:=[$'McMp Dist'.G26]" office:value-type="float" office:value="0" calcext:value-type="float">
            <text:p>0.00</text:p>
          </table:table-cell>
          <table:table-cell table:formula="of:=[$'McMp Dist'.H26]" office:value-type="float" office:value="0" calcext:value-type="float">
            <text:p>0.00</text:p>
          </table:table-cell>
          <table:table-cell table:formula="of:=[$'McMp Dist'.I26]" office:value-type="float" office:value="0" calcext:value-type="float">
            <text:p>0.00</text:p>
          </table:table-cell>
          <table:table-cell table:formula="of:=[$'McMp Dist'.J26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27]" office:value-type="float" office:value="0" calcext:value-type="float">
            <text:p>0.00</text:p>
          </table:table-cell>
          <table:table-cell table:formula="of:=[$'ScSp Dist'.H27]" office:value-type="float" office:value="0" calcext:value-type="float">
            <text:p>0.00</text:p>
          </table:table-cell>
          <table:table-cell table:formula="of:=[$'ScSp Dist'.I27]" office:value-type="float" office:value="0" calcext:value-type="float">
            <text:p>0.00</text:p>
          </table:table-cell>
          <table:table-cell table:formula="of:=[$'ScSp Dist'.J27]" office:value-type="float" office:value="0" calcext:value-type="float">
            <text:p>0.00</text:p>
          </table:table-cell>
          <table:table-cell table:formula="of:=[$'McSp Dist'.G27]" office:value-type="float" office:value="0" calcext:value-type="float">
            <text:p>0.00</text:p>
          </table:table-cell>
          <table:table-cell table:formula="of:=[$'McSp Dist'.H27]" office:value-type="float" office:value="0" calcext:value-type="float">
            <text:p>0.00</text:p>
          </table:table-cell>
          <table:table-cell table:formula="of:=[$'McSp Dist'.I27]" office:value-type="float" office:value="0" calcext:value-type="float">
            <text:p>0.00</text:p>
          </table:table-cell>
          <table:table-cell table:formula="of:=[$'McSp Dist'.J27]" office:value-type="float" office:value="0" calcext:value-type="float">
            <text:p>0.00</text:p>
          </table:table-cell>
          <table:table-cell table:formula="of:=[$'ScMp Dist'.G27]" office:value-type="float" office:value="0" calcext:value-type="float">
            <text:p>0.00</text:p>
          </table:table-cell>
          <table:table-cell table:formula="of:=[$'ScMp Dist'.H27]" office:value-type="float" office:value="0" calcext:value-type="float">
            <text:p>0.00</text:p>
          </table:table-cell>
          <table:table-cell table:formula="of:=[$'ScMp Dist'.I27]" office:value-type="float" office:value="0" calcext:value-type="float">
            <text:p>0.00</text:p>
          </table:table-cell>
          <table:table-cell table:formula="of:=[$'ScMp Dist'.J27]" office:value-type="float" office:value="0" calcext:value-type="float">
            <text:p>0.00</text:p>
          </table:table-cell>
          <table:table-cell table:formula="of:=[$'McMp Dist'.G27]" office:value-type="float" office:value="0" calcext:value-type="float">
            <text:p>0.00</text:p>
          </table:table-cell>
          <table:table-cell table:formula="of:=[$'McMp Dist'.H27]" office:value-type="float" office:value="0" calcext:value-type="float">
            <text:p>0.00</text:p>
          </table:table-cell>
          <table:table-cell table:formula="of:=[$'McMp Dist'.I27]" office:value-type="float" office:value="0" calcext:value-type="float">
            <text:p>0.00</text:p>
          </table:table-cell>
          <table:table-cell table:formula="of:=[$'McMp Dist'.J27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28]" office:value-type="float" office:value="0" calcext:value-type="float">
            <text:p>0.00</text:p>
          </table:table-cell>
          <table:table-cell table:formula="of:=[$'ScSp Dist'.H28]" office:value-type="float" office:value="0" calcext:value-type="float">
            <text:p>0.00</text:p>
          </table:table-cell>
          <table:table-cell table:formula="of:=[$'ScSp Dist'.I28]" office:value-type="float" office:value="0" calcext:value-type="float">
            <text:p>0.00</text:p>
          </table:table-cell>
          <table:table-cell table:formula="of:=[$'ScSp Dist'.J28]" office:value-type="float" office:value="0" calcext:value-type="float">
            <text:p>0.00</text:p>
          </table:table-cell>
          <table:table-cell table:formula="of:=[$'McSp Dist'.G28]" office:value-type="float" office:value="0" calcext:value-type="float">
            <text:p>0.00</text:p>
          </table:table-cell>
          <table:table-cell table:formula="of:=[$'McSp Dist'.H28]" office:value-type="float" office:value="0" calcext:value-type="float">
            <text:p>0.00</text:p>
          </table:table-cell>
          <table:table-cell table:formula="of:=[$'McSp Dist'.I28]" office:value-type="float" office:value="0" calcext:value-type="float">
            <text:p>0.00</text:p>
          </table:table-cell>
          <table:table-cell table:formula="of:=[$'McSp Dist'.J28]" office:value-type="float" office:value="0" calcext:value-type="float">
            <text:p>0.00</text:p>
          </table:table-cell>
          <table:table-cell table:formula="of:=[$'ScMp Dist'.G28]" office:value-type="float" office:value="0" calcext:value-type="float">
            <text:p>0.00</text:p>
          </table:table-cell>
          <table:table-cell table:formula="of:=[$'ScMp Dist'.H28]" office:value-type="float" office:value="0" calcext:value-type="float">
            <text:p>0.00</text:p>
          </table:table-cell>
          <table:table-cell table:formula="of:=[$'ScMp Dist'.I28]" office:value-type="float" office:value="0" calcext:value-type="float">
            <text:p>0.00</text:p>
          </table:table-cell>
          <table:table-cell table:formula="of:=[$'ScMp Dist'.J28]" office:value-type="float" office:value="0" calcext:value-type="float">
            <text:p>0.00</text:p>
          </table:table-cell>
          <table:table-cell table:formula="of:=[$'McMp Dist'.G28]" office:value-type="float" office:value="0" calcext:value-type="float">
            <text:p>0.00</text:p>
          </table:table-cell>
          <table:table-cell table:formula="of:=[$'McMp Dist'.H28]" office:value-type="float" office:value="0" calcext:value-type="float">
            <text:p>0.00</text:p>
          </table:table-cell>
          <table:table-cell table:formula="of:=[$'McMp Dist'.I28]" office:value-type="float" office:value="0" calcext:value-type="float">
            <text:p>0.00</text:p>
          </table:table-cell>
          <table:table-cell table:formula="of:=[$'McMp Dist'.J28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29]" office:value-type="float" office:value="0" calcext:value-type="float">
            <text:p>0.00</text:p>
          </table:table-cell>
          <table:table-cell table:formula="of:=[$'ScSp Dist'.H29]" office:value-type="float" office:value="0" calcext:value-type="float">
            <text:p>0.00</text:p>
          </table:table-cell>
          <table:table-cell table:formula="of:=[$'ScSp Dist'.I29]" office:value-type="float" office:value="0" calcext:value-type="float">
            <text:p>0.00</text:p>
          </table:table-cell>
          <table:table-cell table:formula="of:=[$'ScSp Dist'.J29]" office:value-type="float" office:value="0" calcext:value-type="float">
            <text:p>0.00</text:p>
          </table:table-cell>
          <table:table-cell table:formula="of:=[$'McSp Dist'.G29]" office:value-type="float" office:value="0" calcext:value-type="float">
            <text:p>0.00</text:p>
          </table:table-cell>
          <table:table-cell table:formula="of:=[$'McSp Dist'.H29]" office:value-type="float" office:value="0" calcext:value-type="float">
            <text:p>0.00</text:p>
          </table:table-cell>
          <table:table-cell table:formula="of:=[$'McSp Dist'.I29]" office:value-type="float" office:value="0" calcext:value-type="float">
            <text:p>0.00</text:p>
          </table:table-cell>
          <table:table-cell table:formula="of:=[$'McSp Dist'.J29]" office:value-type="float" office:value="0" calcext:value-type="float">
            <text:p>0.00</text:p>
          </table:table-cell>
          <table:table-cell table:formula="of:=[$'ScMp Dist'.G29]" office:value-type="float" office:value="0" calcext:value-type="float">
            <text:p>0.00</text:p>
          </table:table-cell>
          <table:table-cell table:formula="of:=[$'ScMp Dist'.H29]" office:value-type="float" office:value="0" calcext:value-type="float">
            <text:p>0.00</text:p>
          </table:table-cell>
          <table:table-cell table:formula="of:=[$'ScMp Dist'.I29]" office:value-type="float" office:value="0" calcext:value-type="float">
            <text:p>0.00</text:p>
          </table:table-cell>
          <table:table-cell table:formula="of:=[$'ScMp Dist'.J29]" office:value-type="float" office:value="0" calcext:value-type="float">
            <text:p>0.00</text:p>
          </table:table-cell>
          <table:table-cell table:formula="of:=[$'McMp Dist'.G29]" office:value-type="float" office:value="0" calcext:value-type="float">
            <text:p>0.00</text:p>
          </table:table-cell>
          <table:table-cell table:formula="of:=[$'McMp Dist'.H29]" office:value-type="float" office:value="0" calcext:value-type="float">
            <text:p>0.00</text:p>
          </table:table-cell>
          <table:table-cell table:formula="of:=[$'McMp Dist'.I29]" office:value-type="float" office:value="0" calcext:value-type="float">
            <text:p>0.00</text:p>
          </table:table-cell>
          <table:table-cell table:formula="of:=[$'McMp Dist'.J29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0]" office:value-type="float" office:value="0" calcext:value-type="float">
            <text:p>0.00</text:p>
          </table:table-cell>
          <table:table-cell table:formula="of:=[$'ScSp Dist'.H30]" office:value-type="float" office:value="0" calcext:value-type="float">
            <text:p>0.00</text:p>
          </table:table-cell>
          <table:table-cell table:formula="of:=[$'ScSp Dist'.I30]" office:value-type="float" office:value="0" calcext:value-type="float">
            <text:p>0.00</text:p>
          </table:table-cell>
          <table:table-cell table:formula="of:=[$'ScSp Dist'.J30]" office:value-type="float" office:value="0" calcext:value-type="float">
            <text:p>0.00</text:p>
          </table:table-cell>
          <table:table-cell table:formula="of:=[$'McSp Dist'.G30]" office:value-type="float" office:value="0" calcext:value-type="float">
            <text:p>0.00</text:p>
          </table:table-cell>
          <table:table-cell table:formula="of:=[$'McSp Dist'.H30]" office:value-type="float" office:value="0" calcext:value-type="float">
            <text:p>0.00</text:p>
          </table:table-cell>
          <table:table-cell table:formula="of:=[$'McSp Dist'.I30]" office:value-type="float" office:value="0" calcext:value-type="float">
            <text:p>0.00</text:p>
          </table:table-cell>
          <table:table-cell table:formula="of:=[$'McSp Dist'.J30]" office:value-type="float" office:value="0" calcext:value-type="float">
            <text:p>0.00</text:p>
          </table:table-cell>
          <table:table-cell table:formula="of:=[$'ScMp Dist'.G30]" office:value-type="float" office:value="0" calcext:value-type="float">
            <text:p>0.00</text:p>
          </table:table-cell>
          <table:table-cell table:formula="of:=[$'ScMp Dist'.H30]" office:value-type="float" office:value="0" calcext:value-type="float">
            <text:p>0.00</text:p>
          </table:table-cell>
          <table:table-cell table:formula="of:=[$'ScMp Dist'.I30]" office:value-type="float" office:value="0" calcext:value-type="float">
            <text:p>0.00</text:p>
          </table:table-cell>
          <table:table-cell table:formula="of:=[$'ScMp Dist'.J30]" office:value-type="float" office:value="0" calcext:value-type="float">
            <text:p>0.00</text:p>
          </table:table-cell>
          <table:table-cell table:formula="of:=[$'McMp Dist'.G30]" office:value-type="float" office:value="0" calcext:value-type="float">
            <text:p>0.00</text:p>
          </table:table-cell>
          <table:table-cell table:formula="of:=[$'McMp Dist'.H30]" office:value-type="float" office:value="0" calcext:value-type="float">
            <text:p>0.00</text:p>
          </table:table-cell>
          <table:table-cell table:formula="of:=[$'McMp Dist'.I30]" office:value-type="float" office:value="0" calcext:value-type="float">
            <text:p>0.00</text:p>
          </table:table-cell>
          <table:table-cell table:formula="of:=[$'McMp Dist'.J30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1]" office:value-type="float" office:value="0" calcext:value-type="float">
            <text:p>0.00</text:p>
          </table:table-cell>
          <table:table-cell table:formula="of:=[$'ScSp Dist'.H31]" office:value-type="float" office:value="0" calcext:value-type="float">
            <text:p>0.00</text:p>
          </table:table-cell>
          <table:table-cell table:formula="of:=[$'ScSp Dist'.I31]" office:value-type="float" office:value="0" calcext:value-type="float">
            <text:p>0.00</text:p>
          </table:table-cell>
          <table:table-cell table:formula="of:=[$'ScSp Dist'.J31]" office:value-type="float" office:value="0" calcext:value-type="float">
            <text:p>0.00</text:p>
          </table:table-cell>
          <table:table-cell table:formula="of:=[$'McSp Dist'.G31]" office:value-type="float" office:value="0" calcext:value-type="float">
            <text:p>0.00</text:p>
          </table:table-cell>
          <table:table-cell table:formula="of:=[$'McSp Dist'.H31]" office:value-type="float" office:value="0" calcext:value-type="float">
            <text:p>0.00</text:p>
          </table:table-cell>
          <table:table-cell table:formula="of:=[$'McSp Dist'.I31]" office:value-type="float" office:value="0" calcext:value-type="float">
            <text:p>0.00</text:p>
          </table:table-cell>
          <table:table-cell table:formula="of:=[$'McSp Dist'.J31]" office:value-type="float" office:value="0" calcext:value-type="float">
            <text:p>0.00</text:p>
          </table:table-cell>
          <table:table-cell table:formula="of:=[$'ScMp Dist'.G31]" office:value-type="float" office:value="0" calcext:value-type="float">
            <text:p>0.00</text:p>
          </table:table-cell>
          <table:table-cell table:formula="of:=[$'ScMp Dist'.H31]" office:value-type="float" office:value="0" calcext:value-type="float">
            <text:p>0.00</text:p>
          </table:table-cell>
          <table:table-cell table:formula="of:=[$'ScMp Dist'.I31]" office:value-type="float" office:value="0" calcext:value-type="float">
            <text:p>0.00</text:p>
          </table:table-cell>
          <table:table-cell table:formula="of:=[$'ScMp Dist'.J31]" office:value-type="float" office:value="0" calcext:value-type="float">
            <text:p>0.00</text:p>
          </table:table-cell>
          <table:table-cell table:formula="of:=[$'McMp Dist'.G31]" office:value-type="float" office:value="0" calcext:value-type="float">
            <text:p>0.00</text:p>
          </table:table-cell>
          <table:table-cell table:formula="of:=[$'McMp Dist'.H31]" office:value-type="float" office:value="0" calcext:value-type="float">
            <text:p>0.00</text:p>
          </table:table-cell>
          <table:table-cell table:formula="of:=[$'McMp Dist'.I31]" office:value-type="float" office:value="0" calcext:value-type="float">
            <text:p>0.00</text:p>
          </table:table-cell>
          <table:table-cell table:formula="of:=[$'McMp Dist'.J31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2]" office:value-type="float" office:value="0" calcext:value-type="float">
            <text:p>0.00</text:p>
          </table:table-cell>
          <table:table-cell table:formula="of:=[$'ScSp Dist'.H32]" office:value-type="float" office:value="0" calcext:value-type="float">
            <text:p>0.00</text:p>
          </table:table-cell>
          <table:table-cell table:formula="of:=[$'ScSp Dist'.I32]" office:value-type="float" office:value="0" calcext:value-type="float">
            <text:p>0.00</text:p>
          </table:table-cell>
          <table:table-cell table:formula="of:=[$'ScSp Dist'.J32]" office:value-type="float" office:value="0" calcext:value-type="float">
            <text:p>0.00</text:p>
          </table:table-cell>
          <table:table-cell table:formula="of:=[$'McSp Dist'.G32]" office:value-type="float" office:value="0" calcext:value-type="float">
            <text:p>0.00</text:p>
          </table:table-cell>
          <table:table-cell table:formula="of:=[$'McSp Dist'.H32]" office:value-type="float" office:value="0" calcext:value-type="float">
            <text:p>0.00</text:p>
          </table:table-cell>
          <table:table-cell table:formula="of:=[$'McSp Dist'.I32]" office:value-type="float" office:value="0" calcext:value-type="float">
            <text:p>0.00</text:p>
          </table:table-cell>
          <table:table-cell table:formula="of:=[$'McSp Dist'.J32]" office:value-type="float" office:value="0" calcext:value-type="float">
            <text:p>0.00</text:p>
          </table:table-cell>
          <table:table-cell table:formula="of:=[$'ScMp Dist'.G32]" office:value-type="float" office:value="0" calcext:value-type="float">
            <text:p>0.00</text:p>
          </table:table-cell>
          <table:table-cell table:formula="of:=[$'ScMp Dist'.H32]" office:value-type="float" office:value="0" calcext:value-type="float">
            <text:p>0.00</text:p>
          </table:table-cell>
          <table:table-cell table:formula="of:=[$'ScMp Dist'.I32]" office:value-type="float" office:value="0" calcext:value-type="float">
            <text:p>0.00</text:p>
          </table:table-cell>
          <table:table-cell table:formula="of:=[$'ScMp Dist'.J32]" office:value-type="float" office:value="0" calcext:value-type="float">
            <text:p>0.00</text:p>
          </table:table-cell>
          <table:table-cell table:formula="of:=[$'McMp Dist'.G32]" office:value-type="float" office:value="0" calcext:value-type="float">
            <text:p>0.00</text:p>
          </table:table-cell>
          <table:table-cell table:formula="of:=[$'McMp Dist'.H32]" office:value-type="float" office:value="0" calcext:value-type="float">
            <text:p>0.00</text:p>
          </table:table-cell>
          <table:table-cell table:formula="of:=[$'McMp Dist'.I32]" office:value-type="float" office:value="0" calcext:value-type="float">
            <text:p>0.00</text:p>
          </table:table-cell>
          <table:table-cell table:formula="of:=[$'McMp Dist'.J32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3]" office:value-type="float" office:value="0" calcext:value-type="float">
            <text:p>0.00</text:p>
          </table:table-cell>
          <table:table-cell table:formula="of:=[$'ScSp Dist'.H33]" office:value-type="float" office:value="0" calcext:value-type="float">
            <text:p>0.00</text:p>
          </table:table-cell>
          <table:table-cell table:formula="of:=[$'ScSp Dist'.I33]" office:value-type="float" office:value="0" calcext:value-type="float">
            <text:p>0.00</text:p>
          </table:table-cell>
          <table:table-cell table:formula="of:=[$'ScSp Dist'.J33]" office:value-type="float" office:value="0" calcext:value-type="float">
            <text:p>0.00</text:p>
          </table:table-cell>
          <table:table-cell table:formula="of:=[$'McSp Dist'.G33]" office:value-type="float" office:value="0" calcext:value-type="float">
            <text:p>0.00</text:p>
          </table:table-cell>
          <table:table-cell table:formula="of:=[$'McSp Dist'.H33]" office:value-type="float" office:value="0" calcext:value-type="float">
            <text:p>0.00</text:p>
          </table:table-cell>
          <table:table-cell table:formula="of:=[$'McSp Dist'.I33]" office:value-type="float" office:value="0" calcext:value-type="float">
            <text:p>0.00</text:p>
          </table:table-cell>
          <table:table-cell table:formula="of:=[$'McSp Dist'.J33]" office:value-type="float" office:value="0" calcext:value-type="float">
            <text:p>0.00</text:p>
          </table:table-cell>
          <table:table-cell table:formula="of:=[$'ScMp Dist'.G33]" office:value-type="float" office:value="0" calcext:value-type="float">
            <text:p>0.00</text:p>
          </table:table-cell>
          <table:table-cell table:formula="of:=[$'ScMp Dist'.H33]" office:value-type="float" office:value="0" calcext:value-type="float">
            <text:p>0.00</text:p>
          </table:table-cell>
          <table:table-cell table:formula="of:=[$'ScMp Dist'.I33]" office:value-type="float" office:value="0" calcext:value-type="float">
            <text:p>0.00</text:p>
          </table:table-cell>
          <table:table-cell table:formula="of:=[$'ScMp Dist'.J33]" office:value-type="float" office:value="0" calcext:value-type="float">
            <text:p>0.00</text:p>
          </table:table-cell>
          <table:table-cell table:formula="of:=[$'McMp Dist'.G33]" office:value-type="float" office:value="0" calcext:value-type="float">
            <text:p>0.00</text:p>
          </table:table-cell>
          <table:table-cell table:formula="of:=[$'McMp Dist'.H33]" office:value-type="float" office:value="0" calcext:value-type="float">
            <text:p>0.00</text:p>
          </table:table-cell>
          <table:table-cell table:formula="of:=[$'McMp Dist'.I33]" office:value-type="float" office:value="0" calcext:value-type="float">
            <text:p>0.00</text:p>
          </table:table-cell>
          <table:table-cell table:formula="of:=[$'McMp Dist'.J33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4]" office:value-type="float" office:value="0" calcext:value-type="float">
            <text:p>0.00</text:p>
          </table:table-cell>
          <table:table-cell table:formula="of:=[$'ScSp Dist'.H34]" office:value-type="float" office:value="0" calcext:value-type="float">
            <text:p>0.00</text:p>
          </table:table-cell>
          <table:table-cell table:formula="of:=[$'ScSp Dist'.I34]" office:value-type="float" office:value="0" calcext:value-type="float">
            <text:p>0.00</text:p>
          </table:table-cell>
          <table:table-cell table:formula="of:=[$'ScSp Dist'.J34]" office:value-type="float" office:value="0" calcext:value-type="float">
            <text:p>0.00</text:p>
          </table:table-cell>
          <table:table-cell table:formula="of:=[$'McSp Dist'.G34]" office:value-type="float" office:value="0" calcext:value-type="float">
            <text:p>0.00</text:p>
          </table:table-cell>
          <table:table-cell table:formula="of:=[$'McSp Dist'.H34]" office:value-type="float" office:value="0" calcext:value-type="float">
            <text:p>0.00</text:p>
          </table:table-cell>
          <table:table-cell table:formula="of:=[$'McSp Dist'.I34]" office:value-type="float" office:value="0" calcext:value-type="float">
            <text:p>0.00</text:p>
          </table:table-cell>
          <table:table-cell table:formula="of:=[$'McSp Dist'.J34]" office:value-type="float" office:value="0" calcext:value-type="float">
            <text:p>0.00</text:p>
          </table:table-cell>
          <table:table-cell table:formula="of:=[$'ScMp Dist'.G34]" office:value-type="float" office:value="0" calcext:value-type="float">
            <text:p>0.00</text:p>
          </table:table-cell>
          <table:table-cell table:formula="of:=[$'ScMp Dist'.H34]" office:value-type="float" office:value="0" calcext:value-type="float">
            <text:p>0.00</text:p>
          </table:table-cell>
          <table:table-cell table:formula="of:=[$'ScMp Dist'.I34]" office:value-type="float" office:value="0" calcext:value-type="float">
            <text:p>0.00</text:p>
          </table:table-cell>
          <table:table-cell table:formula="of:=[$'ScMp Dist'.J34]" office:value-type="float" office:value="0" calcext:value-type="float">
            <text:p>0.00</text:p>
          </table:table-cell>
          <table:table-cell table:formula="of:=[$'McMp Dist'.G34]" office:value-type="float" office:value="0" calcext:value-type="float">
            <text:p>0.00</text:p>
          </table:table-cell>
          <table:table-cell table:formula="of:=[$'McMp Dist'.H34]" office:value-type="float" office:value="0" calcext:value-type="float">
            <text:p>0.00</text:p>
          </table:table-cell>
          <table:table-cell table:formula="of:=[$'McMp Dist'.I34]" office:value-type="float" office:value="0" calcext:value-type="float">
            <text:p>0.00</text:p>
          </table:table-cell>
          <table:table-cell table:formula="of:=[$'McMp Dist'.J34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5]" office:value-type="float" office:value="0" calcext:value-type="float">
            <text:p>0.00</text:p>
          </table:table-cell>
          <table:table-cell table:formula="of:=[$'ScSp Dist'.H35]" office:value-type="float" office:value="0" calcext:value-type="float">
            <text:p>0.00</text:p>
          </table:table-cell>
          <table:table-cell table:formula="of:=[$'ScSp Dist'.I35]" office:value-type="float" office:value="0" calcext:value-type="float">
            <text:p>0.00</text:p>
          </table:table-cell>
          <table:table-cell table:formula="of:=[$'ScSp Dist'.J35]" office:value-type="float" office:value="0" calcext:value-type="float">
            <text:p>0.00</text:p>
          </table:table-cell>
          <table:table-cell table:formula="of:=[$'McSp Dist'.G35]" office:value-type="float" office:value="0" calcext:value-type="float">
            <text:p>0.00</text:p>
          </table:table-cell>
          <table:table-cell table:formula="of:=[$'McSp Dist'.H35]" office:value-type="float" office:value="0" calcext:value-type="float">
            <text:p>0.00</text:p>
          </table:table-cell>
          <table:table-cell table:formula="of:=[$'McSp Dist'.I35]" office:value-type="float" office:value="0" calcext:value-type="float">
            <text:p>0.00</text:p>
          </table:table-cell>
          <table:table-cell table:formula="of:=[$'McSp Dist'.J35]" office:value-type="float" office:value="0" calcext:value-type="float">
            <text:p>0.00</text:p>
          </table:table-cell>
          <table:table-cell table:formula="of:=[$'ScMp Dist'.G35]" office:value-type="float" office:value="0" calcext:value-type="float">
            <text:p>0.00</text:p>
          </table:table-cell>
          <table:table-cell table:formula="of:=[$'ScMp Dist'.H35]" office:value-type="float" office:value="0" calcext:value-type="float">
            <text:p>0.00</text:p>
          </table:table-cell>
          <table:table-cell table:formula="of:=[$'ScMp Dist'.I35]" office:value-type="float" office:value="0" calcext:value-type="float">
            <text:p>0.00</text:p>
          </table:table-cell>
          <table:table-cell table:formula="of:=[$'ScMp Dist'.J35]" office:value-type="float" office:value="0" calcext:value-type="float">
            <text:p>0.00</text:p>
          </table:table-cell>
          <table:table-cell table:formula="of:=[$'McMp Dist'.G35]" office:value-type="float" office:value="0" calcext:value-type="float">
            <text:p>0.00</text:p>
          </table:table-cell>
          <table:table-cell table:formula="of:=[$'McMp Dist'.H35]" office:value-type="float" office:value="0" calcext:value-type="float">
            <text:p>0.00</text:p>
          </table:table-cell>
          <table:table-cell table:formula="of:=[$'McMp Dist'.I35]" office:value-type="float" office:value="0" calcext:value-type="float">
            <text:p>0.00</text:p>
          </table:table-cell>
          <table:table-cell table:formula="of:=[$'McMp Dist'.J35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6]" office:value-type="float" office:value="0" calcext:value-type="float">
            <text:p>0.00</text:p>
          </table:table-cell>
          <table:table-cell table:formula="of:=[$'ScSp Dist'.H36]" office:value-type="float" office:value="0" calcext:value-type="float">
            <text:p>0.00</text:p>
          </table:table-cell>
          <table:table-cell table:formula="of:=[$'ScSp Dist'.I36]" office:value-type="float" office:value="0" calcext:value-type="float">
            <text:p>0.00</text:p>
          </table:table-cell>
          <table:table-cell table:formula="of:=[$'ScSp Dist'.J36]" office:value-type="float" office:value="0" calcext:value-type="float">
            <text:p>0.00</text:p>
          </table:table-cell>
          <table:table-cell table:formula="of:=[$'McSp Dist'.G36]" office:value-type="float" office:value="0" calcext:value-type="float">
            <text:p>0.00</text:p>
          </table:table-cell>
          <table:table-cell table:formula="of:=[$'McSp Dist'.H36]" office:value-type="float" office:value="0" calcext:value-type="float">
            <text:p>0.00</text:p>
          </table:table-cell>
          <table:table-cell table:formula="of:=[$'McSp Dist'.I36]" office:value-type="float" office:value="0" calcext:value-type="float">
            <text:p>0.00</text:p>
          </table:table-cell>
          <table:table-cell table:formula="of:=[$'McSp Dist'.J36]" office:value-type="float" office:value="0" calcext:value-type="float">
            <text:p>0.00</text:p>
          </table:table-cell>
          <table:table-cell table:formula="of:=[$'ScMp Dist'.G36]" office:value-type="float" office:value="0" calcext:value-type="float">
            <text:p>0.00</text:p>
          </table:table-cell>
          <table:table-cell table:formula="of:=[$'ScMp Dist'.H36]" office:value-type="float" office:value="0" calcext:value-type="float">
            <text:p>0.00</text:p>
          </table:table-cell>
          <table:table-cell table:formula="of:=[$'ScMp Dist'.I36]" office:value-type="float" office:value="0" calcext:value-type="float">
            <text:p>0.00</text:p>
          </table:table-cell>
          <table:table-cell table:formula="of:=[$'ScMp Dist'.J36]" office:value-type="float" office:value="0" calcext:value-type="float">
            <text:p>0.00</text:p>
          </table:table-cell>
          <table:table-cell table:formula="of:=[$'McMp Dist'.G36]" office:value-type="float" office:value="0" calcext:value-type="float">
            <text:p>0.00</text:p>
          </table:table-cell>
          <table:table-cell table:formula="of:=[$'McMp Dist'.H36]" office:value-type="float" office:value="0" calcext:value-type="float">
            <text:p>0.00</text:p>
          </table:table-cell>
          <table:table-cell table:formula="of:=[$'McMp Dist'.I36]" office:value-type="float" office:value="0" calcext:value-type="float">
            <text:p>0.00</text:p>
          </table:table-cell>
          <table:table-cell table:formula="of:=[$'McMp Dist'.J36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7]" office:value-type="float" office:value="0" calcext:value-type="float">
            <text:p>0.00</text:p>
          </table:table-cell>
          <table:table-cell table:formula="of:=[$'ScSp Dist'.H37]" office:value-type="float" office:value="0" calcext:value-type="float">
            <text:p>0.00</text:p>
          </table:table-cell>
          <table:table-cell table:formula="of:=[$'ScSp Dist'.I37]" office:value-type="float" office:value="0" calcext:value-type="float">
            <text:p>0.00</text:p>
          </table:table-cell>
          <table:table-cell table:formula="of:=[$'ScSp Dist'.J37]" office:value-type="float" office:value="0" calcext:value-type="float">
            <text:p>0.00</text:p>
          </table:table-cell>
          <table:table-cell table:formula="of:=[$'McSp Dist'.G37]" office:value-type="float" office:value="0" calcext:value-type="float">
            <text:p>0.00</text:p>
          </table:table-cell>
          <table:table-cell table:formula="of:=[$'McSp Dist'.H37]" office:value-type="float" office:value="0" calcext:value-type="float">
            <text:p>0.00</text:p>
          </table:table-cell>
          <table:table-cell table:formula="of:=[$'McSp Dist'.I37]" office:value-type="float" office:value="0" calcext:value-type="float">
            <text:p>0.00</text:p>
          </table:table-cell>
          <table:table-cell table:formula="of:=[$'McSp Dist'.J37]" office:value-type="float" office:value="0" calcext:value-type="float">
            <text:p>0.00</text:p>
          </table:table-cell>
          <table:table-cell table:formula="of:=[$'ScMp Dist'.G37]" office:value-type="float" office:value="0" calcext:value-type="float">
            <text:p>0.00</text:p>
          </table:table-cell>
          <table:table-cell table:formula="of:=[$'ScMp Dist'.H37]" office:value-type="float" office:value="0" calcext:value-type="float">
            <text:p>0.00</text:p>
          </table:table-cell>
          <table:table-cell table:formula="of:=[$'ScMp Dist'.I37]" office:value-type="float" office:value="0" calcext:value-type="float">
            <text:p>0.00</text:p>
          </table:table-cell>
          <table:table-cell table:formula="of:=[$'ScMp Dist'.J37]" office:value-type="float" office:value="0" calcext:value-type="float">
            <text:p>0.00</text:p>
          </table:table-cell>
          <table:table-cell table:formula="of:=[$'McMp Dist'.G37]" office:value-type="float" office:value="0" calcext:value-type="float">
            <text:p>0.00</text:p>
          </table:table-cell>
          <table:table-cell table:formula="of:=[$'McMp Dist'.H37]" office:value-type="float" office:value="0" calcext:value-type="float">
            <text:p>0.00</text:p>
          </table:table-cell>
          <table:table-cell table:formula="of:=[$'McMp Dist'.I37]" office:value-type="float" office:value="0" calcext:value-type="float">
            <text:p>0.00</text:p>
          </table:table-cell>
          <table:table-cell table:formula="of:=[$'McMp Dist'.J37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8]" office:value-type="float" office:value="0" calcext:value-type="float">
            <text:p>0.00</text:p>
          </table:table-cell>
          <table:table-cell table:formula="of:=[$'ScSp Dist'.H38]" office:value-type="float" office:value="0" calcext:value-type="float">
            <text:p>0.00</text:p>
          </table:table-cell>
          <table:table-cell table:formula="of:=[$'ScSp Dist'.I38]" office:value-type="float" office:value="0" calcext:value-type="float">
            <text:p>0.00</text:p>
          </table:table-cell>
          <table:table-cell table:formula="of:=[$'ScSp Dist'.J38]" office:value-type="float" office:value="0" calcext:value-type="float">
            <text:p>0.00</text:p>
          </table:table-cell>
          <table:table-cell table:formula="of:=[$'McSp Dist'.G38]" office:value-type="float" office:value="0" calcext:value-type="float">
            <text:p>0.00</text:p>
          </table:table-cell>
          <table:table-cell table:formula="of:=[$'McSp Dist'.H38]" office:value-type="float" office:value="0" calcext:value-type="float">
            <text:p>0.00</text:p>
          </table:table-cell>
          <table:table-cell table:formula="of:=[$'McSp Dist'.I38]" office:value-type="float" office:value="0" calcext:value-type="float">
            <text:p>0.00</text:p>
          </table:table-cell>
          <table:table-cell table:formula="of:=[$'McSp Dist'.J38]" office:value-type="float" office:value="0" calcext:value-type="float">
            <text:p>0.00</text:p>
          </table:table-cell>
          <table:table-cell table:formula="of:=[$'ScMp Dist'.G38]" office:value-type="float" office:value="0" calcext:value-type="float">
            <text:p>0.00</text:p>
          </table:table-cell>
          <table:table-cell table:formula="of:=[$'ScMp Dist'.H38]" office:value-type="float" office:value="0" calcext:value-type="float">
            <text:p>0.00</text:p>
          </table:table-cell>
          <table:table-cell table:formula="of:=[$'ScMp Dist'.I38]" office:value-type="float" office:value="0" calcext:value-type="float">
            <text:p>0.00</text:p>
          </table:table-cell>
          <table:table-cell table:formula="of:=[$'ScMp Dist'.J38]" office:value-type="float" office:value="0" calcext:value-type="float">
            <text:p>0.00</text:p>
          </table:table-cell>
          <table:table-cell table:formula="of:=[$'McMp Dist'.G38]" office:value-type="float" office:value="0" calcext:value-type="float">
            <text:p>0.00</text:p>
          </table:table-cell>
          <table:table-cell table:formula="of:=[$'McMp Dist'.H38]" office:value-type="float" office:value="0" calcext:value-type="float">
            <text:p>0.00</text:p>
          </table:table-cell>
          <table:table-cell table:formula="of:=[$'McMp Dist'.I38]" office:value-type="float" office:value="0" calcext:value-type="float">
            <text:p>0.00</text:p>
          </table:table-cell>
          <table:table-cell table:formula="of:=[$'McMp Dist'.J38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39]" office:value-type="float" office:value="0" calcext:value-type="float">
            <text:p>0.00</text:p>
          </table:table-cell>
          <table:table-cell table:formula="of:=[$'ScSp Dist'.H39]" office:value-type="float" office:value="0" calcext:value-type="float">
            <text:p>0.00</text:p>
          </table:table-cell>
          <table:table-cell table:formula="of:=[$'ScSp Dist'.I39]" office:value-type="float" office:value="0" calcext:value-type="float">
            <text:p>0.00</text:p>
          </table:table-cell>
          <table:table-cell table:formula="of:=[$'ScSp Dist'.J39]" office:value-type="float" office:value="0" calcext:value-type="float">
            <text:p>0.00</text:p>
          </table:table-cell>
          <table:table-cell table:formula="of:=[$'McSp Dist'.G39]" office:value-type="float" office:value="0" calcext:value-type="float">
            <text:p>0.00</text:p>
          </table:table-cell>
          <table:table-cell table:formula="of:=[$'McSp Dist'.H39]" office:value-type="float" office:value="0" calcext:value-type="float">
            <text:p>0.00</text:p>
          </table:table-cell>
          <table:table-cell table:formula="of:=[$'McSp Dist'.I39]" office:value-type="float" office:value="0" calcext:value-type="float">
            <text:p>0.00</text:p>
          </table:table-cell>
          <table:table-cell table:formula="of:=[$'McSp Dist'.J39]" office:value-type="float" office:value="0" calcext:value-type="float">
            <text:p>0.00</text:p>
          </table:table-cell>
          <table:table-cell table:formula="of:=[$'ScMp Dist'.G39]" office:value-type="float" office:value="0" calcext:value-type="float">
            <text:p>0.00</text:p>
          </table:table-cell>
          <table:table-cell table:formula="of:=[$'ScMp Dist'.H39]" office:value-type="float" office:value="0" calcext:value-type="float">
            <text:p>0.00</text:p>
          </table:table-cell>
          <table:table-cell table:formula="of:=[$'ScMp Dist'.I39]" office:value-type="float" office:value="0" calcext:value-type="float">
            <text:p>0.00</text:p>
          </table:table-cell>
          <table:table-cell table:formula="of:=[$'ScMp Dist'.J39]" office:value-type="float" office:value="0" calcext:value-type="float">
            <text:p>0.00</text:p>
          </table:table-cell>
          <table:table-cell table:formula="of:=[$'McMp Dist'.G39]" office:value-type="float" office:value="0" calcext:value-type="float">
            <text:p>0.00</text:p>
          </table:table-cell>
          <table:table-cell table:formula="of:=[$'McMp Dist'.H39]" office:value-type="float" office:value="0" calcext:value-type="float">
            <text:p>0.00</text:p>
          </table:table-cell>
          <table:table-cell table:formula="of:=[$'McMp Dist'.I39]" office:value-type="float" office:value="0" calcext:value-type="float">
            <text:p>0.00</text:p>
          </table:table-cell>
          <table:table-cell table:formula="of:=[$'McMp Dist'.J39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40]" office:value-type="float" office:value="0" calcext:value-type="float">
            <text:p>0.00</text:p>
          </table:table-cell>
          <table:table-cell table:formula="of:=[$'ScSp Dist'.H40]" office:value-type="float" office:value="0" calcext:value-type="float">
            <text:p>0.00</text:p>
          </table:table-cell>
          <table:table-cell table:formula="of:=[$'ScSp Dist'.I40]" office:value-type="float" office:value="0" calcext:value-type="float">
            <text:p>0.00</text:p>
          </table:table-cell>
          <table:table-cell table:formula="of:=[$'ScSp Dist'.J40]" office:value-type="float" office:value="0" calcext:value-type="float">
            <text:p>0.00</text:p>
          </table:table-cell>
          <table:table-cell table:formula="of:=[$'McSp Dist'.G40]" office:value-type="float" office:value="0" calcext:value-type="float">
            <text:p>0.00</text:p>
          </table:table-cell>
          <table:table-cell table:formula="of:=[$'McSp Dist'.H40]" office:value-type="float" office:value="0" calcext:value-type="float">
            <text:p>0.00</text:p>
          </table:table-cell>
          <table:table-cell table:formula="of:=[$'McSp Dist'.I40]" office:value-type="float" office:value="0" calcext:value-type="float">
            <text:p>0.00</text:p>
          </table:table-cell>
          <table:table-cell table:formula="of:=[$'McSp Dist'.J40]" office:value-type="float" office:value="0" calcext:value-type="float">
            <text:p>0.00</text:p>
          </table:table-cell>
          <table:table-cell table:formula="of:=[$'ScMp Dist'.G40]" office:value-type="float" office:value="0" calcext:value-type="float">
            <text:p>0.00</text:p>
          </table:table-cell>
          <table:table-cell table:formula="of:=[$'ScMp Dist'.H40]" office:value-type="float" office:value="0" calcext:value-type="float">
            <text:p>0.00</text:p>
          </table:table-cell>
          <table:table-cell table:formula="of:=[$'ScMp Dist'.I40]" office:value-type="float" office:value="0" calcext:value-type="float">
            <text:p>0.00</text:p>
          </table:table-cell>
          <table:table-cell table:formula="of:=[$'ScMp Dist'.J40]" office:value-type="float" office:value="0" calcext:value-type="float">
            <text:p>0.00</text:p>
          </table:table-cell>
          <table:table-cell table:formula="of:=[$'McMp Dist'.G40]" office:value-type="float" office:value="0" calcext:value-type="float">
            <text:p>0.00</text:p>
          </table:table-cell>
          <table:table-cell table:formula="of:=[$'McMp Dist'.H40]" office:value-type="float" office:value="0" calcext:value-type="float">
            <text:p>0.00</text:p>
          </table:table-cell>
          <table:table-cell table:formula="of:=[$'McMp Dist'.I40]" office:value-type="float" office:value="0" calcext:value-type="float">
            <text:p>0.00</text:p>
          </table:table-cell>
          <table:table-cell table:formula="of:=[$'McMp Dist'.J40]" office:value-type="float" office:value="0" calcext:value-type="float">
            <text:p>0.00</text:p>
          </table:table-cell>
        </table:table-row>
        <table:table-row table:style-name="ro1">
          <table:table-cell/>
          <table:table-cell table:formula="of:=[$'ScSp Dist'.G41]" office:value-type="float" office:value="0" calcext:value-type="float">
            <text:p>0.00</text:p>
          </table:table-cell>
          <table:table-cell table:formula="of:=[$'ScSp Dist'.H41]" office:value-type="float" office:value="0" calcext:value-type="float">
            <text:p>0.00</text:p>
          </table:table-cell>
          <table:table-cell table:formula="of:=[$'ScSp Dist'.I41]" office:value-type="float" office:value="0" calcext:value-type="float">
            <text:p>0.00</text:p>
          </table:table-cell>
          <table:table-cell table:formula="of:=[$'ScSp Dist'.J41]" office:value-type="float" office:value="0" calcext:value-type="float">
            <text:p>0.00</text:p>
          </table:table-cell>
          <table:table-cell table:formula="of:=[$'McSp Dist'.G41]" office:value-type="float" office:value="0" calcext:value-type="float">
            <text:p>0.00</text:p>
          </table:table-cell>
          <table:table-cell table:formula="of:=[$'McSp Dist'.H41]" office:value-type="float" office:value="0" calcext:value-type="float">
            <text:p>0.00</text:p>
          </table:table-cell>
          <table:table-cell table:formula="of:=[$'McSp Dist'.I41]" office:value-type="float" office:value="0" calcext:value-type="float">
            <text:p>0.00</text:p>
          </table:table-cell>
          <table:table-cell table:formula="of:=[$'McSp Dist'.J41]" office:value-type="float" office:value="0" calcext:value-type="float">
            <text:p>0.00</text:p>
          </table:table-cell>
          <table:table-cell table:formula="of:=[$'ScMp Dist'.G41]" office:value-type="float" office:value="0" calcext:value-type="float">
            <text:p>0.00</text:p>
          </table:table-cell>
          <table:table-cell table:formula="of:=[$'ScMp Dist'.H41]" office:value-type="float" office:value="0" calcext:value-type="float">
            <text:p>0.00</text:p>
          </table:table-cell>
          <table:table-cell table:formula="of:=[$'ScMp Dist'.I41]" office:value-type="float" office:value="0" calcext:value-type="float">
            <text:p>0.00</text:p>
          </table:table-cell>
          <table:table-cell table:formula="of:=[$'ScMp Dist'.J41]" office:value-type="float" office:value="0" calcext:value-type="float">
            <text:p>0.00</text:p>
          </table:table-cell>
          <table:table-cell table:formula="of:=[$'McMp Dist'.G41]" office:value-type="float" office:value="0" calcext:value-type="float">
            <text:p>0.00</text:p>
          </table:table-cell>
          <table:table-cell table:formula="of:=[$'McMp Dist'.H41]" office:value-type="float" office:value="0" calcext:value-type="float">
            <text:p>0.00</text:p>
          </table:table-cell>
          <table:table-cell table:formula="of:=[$'McMp Dist'.I41]" office:value-type="float" office:value="0" calcext:value-type="float">
            <text:p>0.00</text:p>
          </table:table-cell>
          <table:table-cell table:formula="of:=[$'McMp Dist'.J41]" office:value-type="float" office:value="0" calcext:value-type="float">
            <text:p>0.00</text:p>
          </table:table-cell>
        </table:table-row>
        <table:table-row table:style-name="ro2">
          <table:table-cell table:style-name="ce14"/>
          <table:table-cell table:style-name="ce115" office:value-type="string" calcext:value-type="string" table:number-columns-spanned="4" table:number-rows-spanned="1">
            <text:p>ScSp</text:p>
          </table:table-cell>
          <table:covered-table-cell table:number-columns-repeated="3" table:style-name="ce28"/>
          <table:table-cell table:style-name="ce28" office:value-type="string" calcext:value-type="string" table:number-columns-spanned="4" table:number-rows-spanned="1">
            <text:p>McSp</text:p>
          </table:table-cell>
          <table:covered-table-cell table:number-columns-repeated="3" table:style-name="ce130"/>
          <table:table-cell table:style-name="ce28" office:value-type="string" calcext:value-type="string" table:number-columns-spanned="4" table:number-rows-spanned="1">
            <text:p>ScMp</text:p>
          </table:table-cell>
          <table:covered-table-cell table:number-columns-repeated="3" table:style-name="ce130"/>
          <table:table-cell table:style-name="ce131" office:value-type="string" calcext:value-type="string" table:number-columns-spanned="4" table:number-rows-spanned="1">
            <text:p>McMp</text:p>
          </table:table-cell>
          <table:covered-table-cell table:number-columns-repeated="2" table:style-name="ce130"/>
          <table:covered-table-cell table:style-name="ce132"/>
        </table:table-row>
        <table:table-row table:style-name="ro2">
          <table:table-cell table:style-name="ce102" office:value-type="string" calcext:value-type="string">
            <text:p>Size</text:p>
          </table:table-cell>
          <table:table-cell table:style-name="ce126"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table:style-name="ce133" office:value-type="string" calcext:value-type="string">
            <text:p>e(%)</text:p>
          </table:table-cell>
        </table:table-row>
        <table:table-row table:style-name="ro2">
          <table:table-cell table:style-name="ce103" office:value-type="string" calcext:value-type="string">
            <text:p>5-10</text:p>
          </table:table-cell>
          <table:table-cell table:style-name="ce128" table:formula="of:=AVERAGE([.B3:.B7])" office:value-type="float" office:value="0" calcext:value-type="float">
            <text:p>0.00</text:p>
          </table:table-cell>
          <table:table-cell table:style-name="ce128" table:formula="of:=AVERAGE([.C3:.C7])" office:value-type="float" office:value="0" calcext:value-type="float">
            <text:p>0.00</text:p>
          </table:table-cell>
          <table:table-cell table:style-name="ce128" table:formula="of:=AVERAGE([.D3:.D7])" office:value-type="float" office:value="0" calcext:value-type="float">
            <text:p>0.00</text:p>
          </table:table-cell>
          <table:table-cell table:style-name="ce128" table:formula="of:=AVERAGE([.E3:.E7])" office:value-type="float" office:value="0" calcext:value-type="float">
            <text:p>0.00</text:p>
          </table:table-cell>
          <table:table-cell table:style-name="ce128" table:formula="of:=AVERAGE([.F3:.F7])" office:value-type="float" office:value="0" calcext:value-type="float">
            <text:p>0.00</text:p>
          </table:table-cell>
          <table:table-cell table:style-name="ce128" table:formula="of:=AVERAGE([.G3:.G7])" office:value-type="float" office:value="0" calcext:value-type="float">
            <text:p>0.00</text:p>
          </table:table-cell>
          <table:table-cell table:style-name="ce128" table:formula="of:=AVERAGE([.H3:.H7])" office:value-type="float" office:value="0" calcext:value-type="float">
            <text:p>0.00</text:p>
          </table:table-cell>
          <table:table-cell table:style-name="ce128" table:formula="of:=AVERAGE([.I3:.I7])" office:value-type="float" office:value="0" calcext:value-type="float">
            <text:p>0.00</text:p>
          </table:table-cell>
          <table:table-cell table:style-name="ce128" table:formula="of:=AVERAGE([.J3:.J7])" office:value-type="float" office:value="0" calcext:value-type="float">
            <text:p>0.00</text:p>
          </table:table-cell>
          <table:table-cell table:style-name="ce128" table:formula="of:=AVERAGE([.K3:.K7])" office:value-type="float" office:value="0" calcext:value-type="float">
            <text:p>0.00</text:p>
          </table:table-cell>
          <table:table-cell table:style-name="ce128" table:formula="of:=AVERAGE([.L3:.L7])" office:value-type="float" office:value="0" calcext:value-type="float">
            <text:p>0.00</text:p>
          </table:table-cell>
          <table:table-cell table:style-name="ce128" table:formula="of:=AVERAGE([.M3:.M7])" office:value-type="float" office:value="0" calcext:value-type="float">
            <text:p>0.00</text:p>
          </table:table-cell>
          <table:table-cell table:style-name="ce128" table:formula="of:=AVERAGE([.N3:.N7])" office:value-type="float" office:value="0" calcext:value-type="float">
            <text:p>0.00</text:p>
          </table:table-cell>
          <table:table-cell table:style-name="ce128" table:formula="of:=AVERAGE([.O3:.O7])" office:value-type="float" office:value="0" calcext:value-type="float">
            <text:p>0.00</text:p>
          </table:table-cell>
          <table:table-cell table:style-name="ce128" table:formula="of:=AVERAGE([.P3:.P7])" office:value-type="float" office:value="0" calcext:value-type="float">
            <text:p>0.00</text:p>
          </table:table-cell>
          <table:table-cell table:style-name="ce128" table:formula="of:=AVERAGE([.Q3:.Q7])" office:value-type="float" office:value="0" calcext:value-type="float">
            <text:p>0.00</text:p>
          </table:table-cell>
        </table:table-row>
        <table:table-row table:style-name="ro2">
          <table:table-cell table:style-name="ce103" office:value-type="string" calcext:value-type="string">
            <text:p>10-10</text:p>
          </table:table-cell>
          <table:table-cell table:style-name="ce128" table:formula="of:=AVERAGE([.B8:.B12])" office:value-type="float" office:value="0" calcext:value-type="float">
            <text:p>0.00</text:p>
          </table:table-cell>
          <table:table-cell table:style-name="ce128" table:formula="of:=AVERAGE([.C8:.C12])" office:value-type="float" office:value="0" calcext:value-type="float">
            <text:p>0.00</text:p>
          </table:table-cell>
          <table:table-cell table:style-name="ce128" table:formula="of:=AVERAGE([.D8:.D12])" office:value-type="float" office:value="0" calcext:value-type="float">
            <text:p>0.00</text:p>
          </table:table-cell>
          <table:table-cell table:style-name="ce128" table:formula="of:=AVERAGE([.E8:.E12])" office:value-type="float" office:value="0" calcext:value-type="float">
            <text:p>0.00</text:p>
          </table:table-cell>
          <table:table-cell table:style-name="ce128" table:formula="of:=AVERAGE([.F8:.F12])" office:value-type="float" office:value="0" calcext:value-type="float">
            <text:p>0.00</text:p>
          </table:table-cell>
          <table:table-cell table:style-name="ce128" table:formula="of:=AVERAGE([.G8:.G12])" office:value-type="float" office:value="0" calcext:value-type="float">
            <text:p>0.00</text:p>
          </table:table-cell>
          <table:table-cell table:style-name="ce128" table:formula="of:=AVERAGE([.H8:.H12])" office:value-type="float" office:value="0" calcext:value-type="float">
            <text:p>0.00</text:p>
          </table:table-cell>
          <table:table-cell table:style-name="ce128" table:formula="of:=AVERAGE([.I8:.I12])" office:value-type="float" office:value="0" calcext:value-type="float">
            <text:p>0.00</text:p>
          </table:table-cell>
          <table:table-cell table:style-name="ce128" table:formula="of:=AVERAGE([.J8:.J12])" office:value-type="float" office:value="0" calcext:value-type="float">
            <text:p>0.00</text:p>
          </table:table-cell>
          <table:table-cell table:style-name="ce128" table:formula="of:=AVERAGE([.K8:.K12])" office:value-type="float" office:value="0" calcext:value-type="float">
            <text:p>0.00</text:p>
          </table:table-cell>
          <table:table-cell table:style-name="ce128" table:formula="of:=AVERAGE([.L8:.L12])" office:value-type="float" office:value="0" calcext:value-type="float">
            <text:p>0.00</text:p>
          </table:table-cell>
          <table:table-cell table:style-name="ce128" table:formula="of:=AVERAGE([.M8:.M12])" office:value-type="float" office:value="0" calcext:value-type="float">
            <text:p>0.00</text:p>
          </table:table-cell>
          <table:table-cell table:style-name="ce128" table:formula="of:=AVERAGE([.N8:.N12])" office:value-type="float" office:value="0" calcext:value-type="float">
            <text:p>0.00</text:p>
          </table:table-cell>
          <table:table-cell table:style-name="ce128" table:formula="of:=AVERAGE([.O8:.O12])" office:value-type="float" office:value="0" calcext:value-type="float">
            <text:p>0.00</text:p>
          </table:table-cell>
          <table:table-cell table:style-name="ce128" table:formula="of:=AVERAGE([.P8:.P12])" office:value-type="float" office:value="0" calcext:value-type="float">
            <text:p>0.00</text:p>
          </table:table-cell>
          <table:table-cell table:style-name="ce128" table:formula="of:=AVERAGE([.Q8:.Q12])" office:value-type="float" office:value="0" calcext:value-type="float">
            <text:p>0.00</text:p>
          </table:table-cell>
        </table:table-row>
        <table:table-row table:style-name="ro2">
          <table:table-cell table:style-name="ce103" office:value-type="string" calcext:value-type="string">
            <text:p>10-15</text:p>
          </table:table-cell>
          <table:table-cell table:style-name="ce128" table:formula="of:=AVERAGE([.B13:.B17])" office:value-type="float" office:value="0" calcext:value-type="float">
            <text:p>0.00</text:p>
          </table:table-cell>
          <table:table-cell table:style-name="ce128" table:formula="of:=AVERAGE([.C13:.C17])" office:value-type="float" office:value="0" calcext:value-type="float">
            <text:p>0.00</text:p>
          </table:table-cell>
          <table:table-cell table:style-name="ce128" table:formula="of:=AVERAGE([.D13:.D17])" office:value-type="float" office:value="0" calcext:value-type="float">
            <text:p>0.00</text:p>
          </table:table-cell>
          <table:table-cell table:style-name="ce128" table:formula="of:=AVERAGE([.E13:.E17])" office:value-type="float" office:value="0" calcext:value-type="float">
            <text:p>0.00</text:p>
          </table:table-cell>
          <table:table-cell table:style-name="ce128" table:formula="of:=AVERAGE([.F13:.F17])" office:value-type="float" office:value="0" calcext:value-type="float">
            <text:p>0.00</text:p>
          </table:table-cell>
          <table:table-cell table:style-name="ce128" table:formula="of:=AVERAGE([.G13:.G17])" office:value-type="float" office:value="0" calcext:value-type="float">
            <text:p>0.00</text:p>
          </table:table-cell>
          <table:table-cell table:style-name="ce128" table:formula="of:=AVERAGE([.H13:.H17])" office:value-type="float" office:value="0" calcext:value-type="float">
            <text:p>0.00</text:p>
          </table:table-cell>
          <table:table-cell table:style-name="ce128" table:formula="of:=AVERAGE([.I13:.I17])" office:value-type="float" office:value="0" calcext:value-type="float">
            <text:p>0.00</text:p>
          </table:table-cell>
          <table:table-cell table:style-name="ce128" table:formula="of:=AVERAGE([.J13:.J17])" office:value-type="float" office:value="0" calcext:value-type="float">
            <text:p>0.00</text:p>
          </table:table-cell>
          <table:table-cell table:style-name="ce128" table:formula="of:=AVERAGE([.K13:.K17])" office:value-type="float" office:value="0" calcext:value-type="float">
            <text:p>0.00</text:p>
          </table:table-cell>
          <table:table-cell table:style-name="ce128" table:formula="of:=AVERAGE([.L13:.L17])" office:value-type="float" office:value="0" calcext:value-type="float">
            <text:p>0.00</text:p>
          </table:table-cell>
          <table:table-cell table:style-name="ce128" table:formula="of:=AVERAGE([.M13:.M17])" office:value-type="float" office:value="0" calcext:value-type="float">
            <text:p>0.00</text:p>
          </table:table-cell>
          <table:table-cell table:style-name="ce128" table:formula="of:=AVERAGE([.N13:.N17])" office:value-type="float" office:value="0" calcext:value-type="float">
            <text:p>0.00</text:p>
          </table:table-cell>
          <table:table-cell table:style-name="ce128" table:formula="of:=AVERAGE([.O13:.O17])" office:value-type="float" office:value="0" calcext:value-type="float">
            <text:p>0.00</text:p>
          </table:table-cell>
          <table:table-cell table:style-name="ce128" table:formula="of:=AVERAGE([.P13:.P17])" office:value-type="float" office:value="0" calcext:value-type="float">
            <text:p>0.00</text:p>
          </table:table-cell>
          <table:table-cell table:style-name="ce128" table:formula="of:=AVERAGE([.Q13:.Q17])" office:value-type="float" office:value="0" calcext:value-type="float">
            <text:p>0.00</text:p>
          </table:table-cell>
        </table:table-row>
        <table:table-row table:style-name="ro2">
          <table:table-cell table:style-name="ce103" office:value-type="string" calcext:value-type="string">
            <text:p>15-5</text:p>
          </table:table-cell>
          <table:table-cell table:style-name="ce128" table:formula="of:=AVERAGE([.B18:.B22])" office:value-type="float" office:value="0" calcext:value-type="float">
            <text:p>0.00</text:p>
          </table:table-cell>
          <table:table-cell table:style-name="ce128" table:formula="of:=AVERAGE([.C18:.C22])" office:value-type="float" office:value="0" calcext:value-type="float">
            <text:p>0.00</text:p>
          </table:table-cell>
          <table:table-cell table:style-name="ce128" table:formula="of:=AVERAGE([.D18:.D22])" office:value-type="float" office:value="0" calcext:value-type="float">
            <text:p>0.00</text:p>
          </table:table-cell>
          <table:table-cell table:style-name="ce128" table:formula="of:=AVERAGE([.E18:.E22])" office:value-type="float" office:value="0" calcext:value-type="float">
            <text:p>0.00</text:p>
          </table:table-cell>
          <table:table-cell table:style-name="ce128" table:formula="of:=AVERAGE([.F18:.F22])" office:value-type="float" office:value="0" calcext:value-type="float">
            <text:p>0.00</text:p>
          </table:table-cell>
          <table:table-cell table:style-name="ce128" table:formula="of:=AVERAGE([.G18:.G22])" office:value-type="float" office:value="0" calcext:value-type="float">
            <text:p>0.00</text:p>
          </table:table-cell>
          <table:table-cell table:style-name="ce128" table:formula="of:=AVERAGE([.H18:.H22])" office:value-type="float" office:value="0" calcext:value-type="float">
            <text:p>0.00</text:p>
          </table:table-cell>
          <table:table-cell table:style-name="ce128" table:formula="of:=AVERAGE([.I18:.I22])" office:value-type="float" office:value="0" calcext:value-type="float">
            <text:p>0.00</text:p>
          </table:table-cell>
          <table:table-cell table:style-name="ce128" table:formula="of:=AVERAGE([.J18:.J22])" office:value-type="float" office:value="0" calcext:value-type="float">
            <text:p>0.00</text:p>
          </table:table-cell>
          <table:table-cell table:style-name="ce128" table:formula="of:=AVERAGE([.K18:.K22])" office:value-type="float" office:value="0" calcext:value-type="float">
            <text:p>0.00</text:p>
          </table:table-cell>
          <table:table-cell table:style-name="ce128" table:formula="of:=AVERAGE([.L18:.L22])" office:value-type="float" office:value="0" calcext:value-type="float">
            <text:p>0.00</text:p>
          </table:table-cell>
          <table:table-cell table:style-name="ce128" table:formula="of:=AVERAGE([.M18:.M22])" office:value-type="float" office:value="0" calcext:value-type="float">
            <text:p>0.00</text:p>
          </table:table-cell>
          <table:table-cell table:style-name="ce128" table:formula="of:=AVERAGE([.N18:.N22])" office:value-type="float" office:value="0" calcext:value-type="float">
            <text:p>0.00</text:p>
          </table:table-cell>
          <table:table-cell table:style-name="ce128" table:formula="of:=AVERAGE([.O18:.O22])" office:value-type="float" office:value="0" calcext:value-type="float">
            <text:p>0.00</text:p>
          </table:table-cell>
          <table:table-cell table:style-name="ce128" table:formula="of:=AVERAGE([.P18:.P22])" office:value-type="float" office:value="0" calcext:value-type="float">
            <text:p>0.00</text:p>
          </table:table-cell>
          <table:table-cell table:style-name="ce128" table:formula="of:=AVERAGE([.Q18:.Q22])" office:value-type="float" office:value="0" calcext:value-type="float">
            <text:p>0.00</text:p>
          </table:table-cell>
        </table:table-row>
        <table:table-row table:style-name="ro2">
          <table:table-cell table:style-name="ce103" office:value-type="string" calcext:value-type="string">
            <text:p>15-10</text:p>
          </table:table-cell>
          <table:table-cell table:style-name="ce128" table:formula="of:=AVERAGE([.B23:.B27])" office:value-type="float" office:value="0" calcext:value-type="float">
            <text:p>0.00</text:p>
          </table:table-cell>
          <table:table-cell table:style-name="ce128" table:formula="of:=AVERAGE([.C23:.C27])" office:value-type="float" office:value="0" calcext:value-type="float">
            <text:p>0.00</text:p>
          </table:table-cell>
          <table:table-cell table:style-name="ce128" table:formula="of:=AVERAGE([.D23:.D27])" office:value-type="float" office:value="0" calcext:value-type="float">
            <text:p>0.00</text:p>
          </table:table-cell>
          <table:table-cell table:style-name="ce128" table:formula="of:=AVERAGE([.E23:.E27])" office:value-type="float" office:value="0" calcext:value-type="float">
            <text:p>0.00</text:p>
          </table:table-cell>
          <table:table-cell table:style-name="ce128" table:formula="of:=AVERAGE([.F23:.F27])" office:value-type="float" office:value="0" calcext:value-type="float">
            <text:p>0.00</text:p>
          </table:table-cell>
          <table:table-cell table:style-name="ce128" table:formula="of:=AVERAGE([.G23:.G27])" office:value-type="float" office:value="0" calcext:value-type="float">
            <text:p>0.00</text:p>
          </table:table-cell>
          <table:table-cell table:style-name="ce128" table:formula="of:=AVERAGE([.H23:.H27])" office:value-type="float" office:value="0" calcext:value-type="float">
            <text:p>0.00</text:p>
          </table:table-cell>
          <table:table-cell table:style-name="ce128" table:formula="of:=AVERAGE([.I23:.I27])" office:value-type="float" office:value="0" calcext:value-type="float">
            <text:p>0.00</text:p>
          </table:table-cell>
          <table:table-cell table:style-name="ce128" table:formula="of:=AVERAGE([.J23:.J27])" office:value-type="float" office:value="0" calcext:value-type="float">
            <text:p>0.00</text:p>
          </table:table-cell>
          <table:table-cell table:style-name="ce128" table:formula="of:=AVERAGE([.K23:.K27])" office:value-type="float" office:value="0" calcext:value-type="float">
            <text:p>0.00</text:p>
          </table:table-cell>
          <table:table-cell table:style-name="ce128" table:formula="of:=AVERAGE([.L23:.L27])" office:value-type="float" office:value="0" calcext:value-type="float">
            <text:p>0.00</text:p>
          </table:table-cell>
          <table:table-cell table:style-name="ce128" table:formula="of:=AVERAGE([.M23:.M27])" office:value-type="float" office:value="0" calcext:value-type="float">
            <text:p>0.00</text:p>
          </table:table-cell>
          <table:table-cell table:style-name="ce128" table:formula="of:=AVERAGE([.N23:.N27])" office:value-type="float" office:value="0" calcext:value-type="float">
            <text:p>0.00</text:p>
          </table:table-cell>
          <table:table-cell table:style-name="ce128" table:formula="of:=AVERAGE([.O23:.O27])" office:value-type="float" office:value="0" calcext:value-type="float">
            <text:p>0.00</text:p>
          </table:table-cell>
          <table:table-cell table:style-name="ce128" table:formula="of:=AVERAGE([.P23:.P27])" office:value-type="float" office:value="0" calcext:value-type="float">
            <text:p>0.00</text:p>
          </table:table-cell>
          <table:table-cell table:style-name="ce128" table:formula="of:=AVERAGE([.Q23:.Q27])" office:value-type="float" office:value="0" calcext:value-type="float">
            <text:p>0.00</text:p>
          </table:table-cell>
        </table:table-row>
        <table:table-row table:style-name="ro2">
          <table:table-cell table:style-name="ce104" office:value-type="string" calcext:value-type="string">
            <text:p>15-15</text:p>
          </table:table-cell>
          <table:table-cell table:style-name="ce128" table:formula="of:=AVERAGE([.B28:.B32])" office:value-type="float" office:value="0" calcext:value-type="float">
            <text:p>0.00</text:p>
          </table:table-cell>
          <table:table-cell table:style-name="ce128" table:formula="of:=AVERAGE([.C28:.C32])" office:value-type="float" office:value="0" calcext:value-type="float">
            <text:p>0.00</text:p>
          </table:table-cell>
          <table:table-cell table:style-name="ce128" table:formula="of:=AVERAGE([.D28:.D32])" office:value-type="float" office:value="0" calcext:value-type="float">
            <text:p>0.00</text:p>
          </table:table-cell>
          <table:table-cell table:style-name="ce128" table:formula="of:=AVERAGE([.E28:.E32])" office:value-type="float" office:value="0" calcext:value-type="float">
            <text:p>0.00</text:p>
          </table:table-cell>
          <table:table-cell table:style-name="ce128" table:formula="of:=AVERAGE([.F28:.F32])" office:value-type="float" office:value="0" calcext:value-type="float">
            <text:p>0.00</text:p>
          </table:table-cell>
          <table:table-cell table:style-name="ce128" table:formula="of:=AVERAGE([.G28:.G32])" office:value-type="float" office:value="0" calcext:value-type="float">
            <text:p>0.00</text:p>
          </table:table-cell>
          <table:table-cell table:style-name="ce128" table:formula="of:=AVERAGE([.H28:.H32])" office:value-type="float" office:value="0" calcext:value-type="float">
            <text:p>0.00</text:p>
          </table:table-cell>
          <table:table-cell table:style-name="ce128" table:formula="of:=AVERAGE([.I28:.I32])" office:value-type="float" office:value="0" calcext:value-type="float">
            <text:p>0.00</text:p>
          </table:table-cell>
          <table:table-cell table:style-name="ce128" table:formula="of:=AVERAGE([.J28:.J32])" office:value-type="float" office:value="0" calcext:value-type="float">
            <text:p>0.00</text:p>
          </table:table-cell>
          <table:table-cell table:style-name="ce128" table:formula="of:=AVERAGE([.K28:.K32])" office:value-type="float" office:value="0" calcext:value-type="float">
            <text:p>0.00</text:p>
          </table:table-cell>
          <table:table-cell table:style-name="ce128" table:formula="of:=AVERAGE([.L28:.L32])" office:value-type="float" office:value="0" calcext:value-type="float">
            <text:p>0.00</text:p>
          </table:table-cell>
          <table:table-cell table:style-name="ce128" table:formula="of:=AVERAGE([.M28:.M32])" office:value-type="float" office:value="0" calcext:value-type="float">
            <text:p>0.00</text:p>
          </table:table-cell>
          <table:table-cell table:style-name="ce128" table:formula="of:=AVERAGE([.N28:.N32])" office:value-type="float" office:value="0" calcext:value-type="float">
            <text:p>0.00</text:p>
          </table:table-cell>
          <table:table-cell table:style-name="ce128" table:formula="of:=AVERAGE([.O28:.O32])" office:value-type="float" office:value="0" calcext:value-type="float">
            <text:p>0.00</text:p>
          </table:table-cell>
          <table:table-cell table:style-name="ce128" table:formula="of:=AVERAGE([.P28:.P32])" office:value-type="float" office:value="0" calcext:value-type="float">
            <text:p>0.00</text:p>
          </table:table-cell>
          <table:table-cell table:style-name="ce128" table:formula="of:=AVERAGE([.Q28:.Q32])" office:value-type="float" office:value="0" calcext:value-type="float">
            <text:p>0.00</text:p>
          </table:table-cell>
        </table:table-row>
        <table:table-row table:style-name="ro2">
          <table:table-cell table:style-name="ce88" office:value-type="string" calcext:value-type="string">
            <text:p>20-5</text:p>
          </table:table-cell>
          <table:table-cell table:style-name="ce128" table:formula="of:=AVERAGE([.B33:.B37])" office:value-type="float" office:value="0" calcext:value-type="float">
            <text:p>0.00</text:p>
          </table:table-cell>
          <table:table-cell table:style-name="ce128" table:formula="of:=AVERAGE([.C33:.C37])" office:value-type="float" office:value="0" calcext:value-type="float">
            <text:p>0.00</text:p>
          </table:table-cell>
          <table:table-cell table:style-name="ce128" table:formula="of:=AVERAGE([.D33:.D37])" office:value-type="float" office:value="0" calcext:value-type="float">
            <text:p>0.00</text:p>
          </table:table-cell>
          <table:table-cell table:style-name="ce128" table:formula="of:=AVERAGE([.E33:.E37])" office:value-type="float" office:value="0" calcext:value-type="float">
            <text:p>0.00</text:p>
          </table:table-cell>
          <table:table-cell table:style-name="ce128" table:formula="of:=AVERAGE([.F33:.F37])" office:value-type="float" office:value="0" calcext:value-type="float">
            <text:p>0.00</text:p>
          </table:table-cell>
          <table:table-cell table:style-name="ce128" table:formula="of:=AVERAGE([.G33:.G37])" office:value-type="float" office:value="0" calcext:value-type="float">
            <text:p>0.00</text:p>
          </table:table-cell>
          <table:table-cell table:style-name="ce128" table:formula="of:=AVERAGE([.H33:.H37])" office:value-type="float" office:value="0" calcext:value-type="float">
            <text:p>0.00</text:p>
          </table:table-cell>
          <table:table-cell table:style-name="ce128" table:formula="of:=AVERAGE([.I33:.I37])" office:value-type="float" office:value="0" calcext:value-type="float">
            <text:p>0.00</text:p>
          </table:table-cell>
          <table:table-cell table:style-name="ce128" table:formula="of:=AVERAGE([.J33:.J37])" office:value-type="float" office:value="0" calcext:value-type="float">
            <text:p>0.00</text:p>
          </table:table-cell>
          <table:table-cell table:style-name="ce128" table:formula="of:=AVERAGE([.K33:.K37])" office:value-type="float" office:value="0" calcext:value-type="float">
            <text:p>0.00</text:p>
          </table:table-cell>
          <table:table-cell table:style-name="ce128" table:formula="of:=AVERAGE([.L33:.L37])" office:value-type="float" office:value="0" calcext:value-type="float">
            <text:p>0.00</text:p>
          </table:table-cell>
          <table:table-cell table:style-name="ce128" table:formula="of:=AVERAGE([.M33:.M37])" office:value-type="float" office:value="0" calcext:value-type="float">
            <text:p>0.00</text:p>
          </table:table-cell>
          <table:table-cell table:style-name="ce128" table:formula="of:=AVERAGE([.N33:.N37])" office:value-type="float" office:value="0" calcext:value-type="float">
            <text:p>0.00</text:p>
          </table:table-cell>
          <table:table-cell table:style-name="ce128" table:formula="of:=AVERAGE([.O33:.O37])" office:value-type="float" office:value="0" calcext:value-type="float">
            <text:p>0.00</text:p>
          </table:table-cell>
          <table:table-cell table:style-name="ce128" table:formula="of:=AVERAGE([.P33:.P37])" office:value-type="float" office:value="0" calcext:value-type="float">
            <text:p>0.00</text:p>
          </table:table-cell>
          <table:table-cell table:style-name="ce128" table:formula="of:=AVERAGE([.Q33:.Q37])" office:value-type="float" office:value="0" calcext:value-type="float">
            <text:p>0.00</text:p>
          </table:table-cell>
        </table:table-row>
        <table:table-row table:style-name="ro2">
          <table:table-cell table:style-name="ce88" office:value-type="string" calcext:value-type="string">
            <text:p>20-10</text:p>
          </table:table-cell>
          <table:table-cell table:style-name="ce128" table:formula="of:=AVERAGE([.B38:.B42])" office:value-type="float" office:value="0" calcext:value-type="float">
            <text:p>0.00</text:p>
          </table:table-cell>
          <table:table-cell table:style-name="ce128" table:formula="of:=AVERAGE([.C38:.C42])" office:value-type="float" office:value="0" calcext:value-type="float">
            <text:p>0.00</text:p>
          </table:table-cell>
          <table:table-cell table:style-name="ce128" table:formula="of:=AVERAGE([.D38:.D42])" office:value-type="float" office:value="0" calcext:value-type="float">
            <text:p>0.00</text:p>
          </table:table-cell>
          <table:table-cell table:style-name="ce128" table:formula="of:=AVERAGE([.E38:.E42])" office:value-type="float" office:value="0" calcext:value-type="float">
            <text:p>0.00</text:p>
          </table:table-cell>
          <table:table-cell table:style-name="ce128" table:formula="of:=AVERAGE([.F38:.F42])" office:value-type="float" office:value="0" calcext:value-type="float">
            <text:p>0.00</text:p>
          </table:table-cell>
          <table:table-cell table:style-name="ce128" table:formula="of:=AVERAGE([.G38:.G42])" office:value-type="float" office:value="0" calcext:value-type="float">
            <text:p>0.00</text:p>
          </table:table-cell>
          <table:table-cell table:style-name="ce128" table:formula="of:=AVERAGE([.H38:.H42])" office:value-type="float" office:value="0" calcext:value-type="float">
            <text:p>0.00</text:p>
          </table:table-cell>
          <table:table-cell table:style-name="ce128" table:formula="of:=AVERAGE([.I38:.I42])" office:value-type="float" office:value="0" calcext:value-type="float">
            <text:p>0.00</text:p>
          </table:table-cell>
          <table:table-cell table:style-name="ce128" table:formula="of:=AVERAGE([.J38:.J42])" office:value-type="float" office:value="0" calcext:value-type="float">
            <text:p>0.00</text:p>
          </table:table-cell>
          <table:table-cell table:style-name="ce128" table:formula="of:=AVERAGE([.K38:.K42])" office:value-type="float" office:value="0" calcext:value-type="float">
            <text:p>0.00</text:p>
          </table:table-cell>
          <table:table-cell table:style-name="ce128" table:formula="of:=AVERAGE([.L38:.L42])" office:value-type="float" office:value="0" calcext:value-type="float">
            <text:p>0.00</text:p>
          </table:table-cell>
          <table:table-cell table:style-name="ce128" table:formula="of:=AVERAGE([.M38:.M42])" office:value-type="float" office:value="0" calcext:value-type="float">
            <text:p>0.00</text:p>
          </table:table-cell>
          <table:table-cell table:style-name="ce128" table:formula="of:=AVERAGE([.N38:.N42])" office:value-type="float" office:value="0" calcext:value-type="float">
            <text:p>0.00</text:p>
          </table:table-cell>
          <table:table-cell table:style-name="ce128" table:formula="of:=AVERAGE([.O38:.O42])" office:value-type="float" office:value="0" calcext:value-type="float">
            <text:p>0.00</text:p>
          </table:table-cell>
          <table:table-cell table:style-name="ce128" table:formula="of:=AVERAGE([.P38:.P42])" office:value-type="float" office:value="0" calcext:value-type="float">
            <text:p>0.00</text:p>
          </table:table-cell>
          <table:table-cell table:style-name="ce128" table:formula="of:=AVERAGE([.Q38:.Q42])" office:value-type="float" office:value="0" calcext:value-type="float">
            <text:p>0.00</text:p>
          </table:table-cell>
        </table:table-row>
      </table:table>
      <table:table table:name="ResumedStats" table:style-name="ta5">
        <office:forms form:automatic-focus="false" form:apply-design-mode="false"/>
        <table:table-column table:style-name="co30" table:default-cell-style-name="ce85"/>
        <table:table-column table:style-name="co31" table:default-cell-style-name="ce85"/>
        <table:table-column table:style-name="co32" table:default-cell-style-name="ce126"/>
        <table:table-column table:style-name="co33" table:default-cell-style-name="ce126"/>
        <table:table-column table:style-name="co14" table:default-cell-style-name="ce126"/>
        <table:table-column table:style-name="co7" table:default-cell-style-name="ce126"/>
        <table:table-column table:style-name="co7" table:visibility="collapse" table:default-cell-style-name="ce126"/>
        <table:table-column table:style-name="co14" table:visibility="collapse" table:default-cell-style-name="ce126"/>
        <table:table-column table:style-name="co34" table:visibility="collapse" table:default-cell-style-name="ce126"/>
        <table:table-column table:style-name="co35" table:visibility="collapse" table:default-cell-style-name="ce126"/>
        <table:table-column table:style-name="co32" table:default-cell-style-name="ce126"/>
        <table:table-column table:style-name="co36" table:default-cell-style-name="ce126"/>
        <table:table-column table:style-name="co14" table:default-cell-style-name="ce126"/>
        <table:table-column table:style-name="co7" table:number-columns-repeated="2" table:default-cell-style-name="ce126"/>
        <table:table-column table:style-name="co14" table:default-cell-style-name="ce126"/>
        <table:table-column table:style-name="co34" table:default-cell-style-name="ce126"/>
        <table:table-column table:style-name="co14" table:default-cell-style-name="ce126"/>
        <table:table-column table:style-name="co32" table:default-cell-style-name="ce126"/>
        <table:table-column table:style-name="co33" table:default-cell-style-name="ce126"/>
        <table:table-column table:style-name="co14" table:default-cell-style-name="ce126"/>
        <table:table-column table:style-name="co7" table:default-cell-style-name="ce126"/>
        <table:table-column table:style-name="co7" table:visibility="collapse" table:default-cell-style-name="ce126"/>
        <table:table-column table:style-name="co14" table:visibility="collapse" table:default-cell-style-name="ce126"/>
        <table:table-column table:style-name="co4" table:visibility="collapse" table:default-cell-style-name="ce126"/>
        <table:table-column table:style-name="co14" table:visibility="collapse" table:default-cell-style-name="ce126"/>
        <table:table-column table:style-name="co32" table:default-cell-style-name="ce126"/>
        <table:table-column table:style-name="co33" table:default-cell-style-name="ce126"/>
        <table:table-column table:style-name="co14" table:default-cell-style-name="ce126"/>
        <table:table-column table:style-name="co7" table:default-cell-style-name="ce126"/>
        <table:table-column table:style-name="co7" table:visibility="collapse" table:default-cell-style-name="ce126"/>
        <table:table-column table:style-name="co4" table:visibility="collapse" table:number-columns-repeated="2" table:default-cell-style-name="ce126"/>
        <table:table-column table:style-name="co14" table:visibility="collapse" table:default-cell-style-name="ce126"/>
        <table:table-column table:style-name="co10" table:number-columns-repeated="8" table:default-cell-style-name="ce126"/>
        <table:table-column table:style-name="co10" table:number-columns-repeated="982" table:default-cell-style-name="Default"/>
        <table:table-row table:style-name="ro1">
          <table:table-cell table:style-name="Default" table:number-columns-repeated="42"/>
          <table:table-cell table:number-columns-repeated="982"/>
        </table:table-row>
        <table:table-row table:style-name="ro2">
          <table:table-cell table:style-name="Default" table:number-columns-repeated="2"/>
          <table:table-cell table:style-name="ce14" office:value-type="string" calcext:value-type="string" table:number-columns-spanned="8" table:number-rows-spanned="1">
            <text:p>ScSp</text:p>
          </table:table-cell>
          <table:covered-table-cell table:number-columns-repeated="4" table:style-name="ce14"/>
          <table:covered-table-cell table:number-columns-repeated="3" table:style-name="Default"/>
          <table:table-cell table:style-name="ce20" office:value-type="string" calcext:value-type="string" table:number-columns-spanned="8" table:number-rows-spanned="1">
            <text:p>McSp</text:p>
          </table:table-cell>
          <table:covered-table-cell table:number-columns-repeated="4" table:style-name="ce20"/>
          <table:covered-table-cell table:number-columns-repeated="3" table:style-name="Default"/>
          <table:table-cell table:style-name="ce14" office:value-type="string" calcext:value-type="string" table:number-columns-spanned="8" table:number-rows-spanned="1">
            <text:p>ScMp</text:p>
          </table:table-cell>
          <table:covered-table-cell table:number-columns-repeated="4" table:style-name="ce14"/>
          <table:covered-table-cell table:number-columns-repeated="3" table:style-name="Default"/>
          <table:table-cell table:style-name="ce14" office:value-type="string" calcext:value-type="string" table:number-columns-spanned="8" table:number-rows-spanned="1">
            <text:p>McMp</text:p>
          </table:table-cell>
          <table:covered-table-cell table:number-columns-repeated="4" table:style-name="ce14"/>
          <table:covered-table-cell table:number-columns-repeated="3" table:style-name="ce88"/>
          <table:table-cell table:style-name="ce14" office:value-type="string" calcext:value-type="string" table:number-columns-spanned="8" table:number-rows-spanned="1">
            <text:p>PC</text:p>
          </table:table-cell>
          <table:covered-table-cell table:number-columns-repeated="4" table:style-name="ce14"/>
          <table:covered-table-cell table:number-columns-repeated="3" table:style-name="ce88"/>
          <table:table-cell table:number-columns-repeated="982"/>
        </table:table-row>
        <table:table-row table:style-name="ro3">
          <table:table-cell table:style-name="ce134" office:value-type="string" calcext:value-type="string">
            <text:p>n</text:p>
          </table:table-cell>
          <table:table-cell table:style-name="ce134" office:value-type="string" calcext:value-type="string">
            <text:p>m</text:p>
          </table:table-cell>
          <table:table-cell table:style-name="ce135" office:value-type="string" calcext:value-type="string">
            <text:p>Revenue Customer (USD)</text:p>
          </table:table-cell>
          <table:table-cell table:style-name="ce134" office:value-type="string" calcext:value-type="string">
            <text:p>Revenue Parcel (USD)</text:p>
          </table:table-cell>
          <table:table-cell table:style-name="ce134" office:value-type="string" calcext:value-type="string">
            <text:p>Costs (USD)</text:p>
          </table:table-cell>
          <table:table-cell table:style-name="ce134" office:value-type="string" calcext:value-type="string">
            <text:p>Sol. Value (USD)</text:p>
          </table:table-cell>
          <table:table-cell table:style-name="ce136" office:value-type="string" calcext:value-type="string">
            <text:p>Solving Time (s)</text:p>
          </table:table-cell>
          <table:table-cell table:style-name="ce85" office:value-type="string" calcext:value-type="string">
            <text:p>LB</text:p>
          </table:table-cell>
          <table:table-cell table:style-name="ce85" office:value-type="string" calcext:value-type="string">
            <text:p>UB</text:p>
          </table:table-cell>
          <table:table-cell table:style-name="ce85" office:value-type="string" calcext:value-type="string">
            <text:p>GAP (%)</text:p>
          </table:table-cell>
          <table:table-cell table:style-name="ce135" office:value-type="string" calcext:value-type="string">
            <text:p>Revenue Customer (USD)</text:p>
          </table:table-cell>
          <table:table-cell table:style-name="ce134" office:value-type="string" calcext:value-type="string">
            <text:p>Revenue Parcel (USD)</text:p>
          </table:table-cell>
          <table:table-cell table:style-name="ce134" office:value-type="string" calcext:value-type="string">
            <text:p>Costs (USD)</text:p>
          </table:table-cell>
          <table:table-cell table:style-name="ce134" office:value-type="string" calcext:value-type="string">
            <text:p>Sol. Value (USD)</text:p>
          </table:table-cell>
          <table:table-cell table:style-name="ce136" office:value-type="string" calcext:value-type="string">
            <text:p>Solving Time (s)</text:p>
          </table:table-cell>
          <table:table-cell table:style-name="ce85" office:value-type="string" calcext:value-type="string">
            <text:p>LB</text:p>
          </table:table-cell>
          <table:table-cell table:style-name="ce85" office:value-type="string" calcext:value-type="string">
            <text:p>UB</text:p>
          </table:table-cell>
          <table:table-cell table:style-name="ce85" office:value-type="string" calcext:value-type="string">
            <text:p>GAP (%)</text:p>
          </table:table-cell>
          <table:table-cell table:style-name="ce135" office:value-type="string" calcext:value-type="string">
            <text:p>Revenue Customer (USD)</text:p>
          </table:table-cell>
          <table:table-cell table:style-name="ce134" office:value-type="string" calcext:value-type="string">
            <text:p>Revenue Parcel (USD)</text:p>
          </table:table-cell>
          <table:table-cell table:style-name="ce134" office:value-type="string" calcext:value-type="string">
            <text:p>Costs (USD)</text:p>
          </table:table-cell>
          <table:table-cell table:style-name="ce134" office:value-type="string" calcext:value-type="string">
            <text:p>Sol. Value (USD)</text:p>
          </table:table-cell>
          <table:table-cell table:style-name="ce136" office:value-type="string" calcext:value-type="string">
            <text:p>Solving Time (s)</text:p>
          </table:table-cell>
          <table:table-cell table:style-name="ce85" office:value-type="string" calcext:value-type="string">
            <text:p>LB</text:p>
          </table:table-cell>
          <table:table-cell table:style-name="ce85" office:value-type="string" calcext:value-type="string">
            <text:p>UB</text:p>
          </table:table-cell>
          <table:table-cell table:style-name="ce85" office:value-type="string" calcext:value-type="string">
            <text:p>GAP (%)</text:p>
          </table:table-cell>
          <table:table-cell table:style-name="ce135" office:value-type="string" calcext:value-type="string">
            <text:p>Revenue Customer (USD)</text:p>
          </table:table-cell>
          <table:table-cell table:style-name="ce134" office:value-type="string" calcext:value-type="string">
            <text:p>Revenue Parcel (USD)</text:p>
          </table:table-cell>
          <table:table-cell table:style-name="ce134" office:value-type="string" calcext:value-type="string">
            <text:p>Costs (USD)</text:p>
          </table:table-cell>
          <table:table-cell table:style-name="ce134" office:value-type="string" calcext:value-type="string">
            <text:p>Sol. Value (USD)</text:p>
          </table:table-cell>
          <table:table-cell table:style-name="ce136" office:value-type="string" calcext:value-type="string">
            <text:p>Solving Time (s)</text:p>
          </table:table-cell>
          <table:table-cell table:style-name="ce85" office:value-type="string" calcext:value-type="string">
            <text:p>LB</text:p>
          </table:table-cell>
          <table:table-cell table:style-name="ce85" office:value-type="string" calcext:value-type="string">
            <text:p>UB</text:p>
          </table:table-cell>
          <table:table-cell table:style-name="ce85" office:value-type="string" calcext:value-type="string">
            <text:p>GAP (%)</text:p>
          </table:table-cell>
          <table:table-cell table:style-name="ce135" office:value-type="string" calcext:value-type="string">
            <text:p>Revenue Customer (USD)</text:p>
          </table:table-cell>
          <table:table-cell table:style-name="ce134" office:value-type="string" calcext:value-type="string">
            <text:p>Revenue Parcel (USD)</text:p>
          </table:table-cell>
          <table:table-cell table:style-name="ce134" office:value-type="string" calcext:value-type="string">
            <text:p>Costs (USD)</text:p>
          </table:table-cell>
          <table:table-cell table:style-name="ce134" office:value-type="string" calcext:value-type="string">
            <text:p>Sol. Value (USD)</text:p>
          </table:table-cell>
          <table:table-cell table:style-name="ce136" office:value-type="string" calcext:value-type="string">
            <text:p>Solving Time (s)</text:p>
          </table:table-cell>
          <table:table-cell table:style-name="ce85" office:value-type="string" calcext:value-type="string">
            <text:p>LB</text:p>
          </table:table-cell>
          <table:table-cell table:style-name="ce85" office:value-type="string" calcext:value-type="string">
            <text:p>UB</text:p>
          </table:table-cell>
          <table:table-cell table:style-name="ce85" office:value-type="string" calcext:value-type="string">
            <text:p>GAP (%)</text:p>
          </table:table-cell>
          <table:table-cell table:style-name="ce34" table:number-columns-repeated="980"/>
          <table:table-cell table:style-name="ce35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$'Compare stats'.B45]" office:value-type="float" office:value="58.85038" calcext:value-type="float">
            <text:p>58.85</text:p>
          </table:table-cell>
          <table:table-cell table:formula="of:=[$'Compare stats'.C45]" office:value-type="float" office:value="110.9846" calcext:value-type="float">
            <text:p>110.98</text:p>
          </table:table-cell>
          <table:table-cell table:formula="of:=[$'Compare stats'.D45]" office:value-type="float" office:value="97.03516" calcext:value-type="float">
            <text:p>97.04</text:p>
          </table:table-cell>
          <table:table-cell table:formula="of:=[$'Compare stats'.F45]" office:value-type="float" office:value="72.79968" calcext:value-type="float">
            <text:p>72.80</text:p>
          </table:table-cell>
          <table:table-cell table:formula="of:=[$'Compare stats'.E45]" office:value-type="float" office:value="7198.008" calcext:value-type="float">
            <text:p>7198.01</text:p>
          </table:table-cell>
          <table:table-cell table:formula="of:=[$'Compare stats'.G45]" office:value-type="float" office:value="72.79968" calcext:value-type="float">
            <text:p>72.80</text:p>
          </table:table-cell>
          <table:table-cell table:formula="of:=[$'Compare stats'.H45]" office:value-type="float" office:value="92.14482" calcext:value-type="float">
            <text:p>92.14</text:p>
          </table:table-cell>
          <table:table-cell table:formula="of:=[$'Compare stats'.I45]" office:value-type="float" office:value="20.95366" calcext:value-type="float">
            <text:p>20.95</text:p>
          </table:table-cell>
          <table:table-cell table:formula="of:=[$'Compare stats'.J45]" office:value-type="float" office:value="58.85038" calcext:value-type="float">
            <text:p>58.85</text:p>
          </table:table-cell>
          <table:table-cell table:formula="of:=[$'Compare stats'.K45]" office:value-type="float" office:value="114.8486" calcext:value-type="float">
            <text:p>114.85</text:p>
          </table:table-cell>
          <table:table-cell table:formula="of:=[$'Compare stats'.L45]" office:value-type="float" office:value="102.1003" calcext:value-type="float">
            <text:p>102.10</text:p>
          </table:table-cell>
          <table:table-cell table:formula="of:=[$'Compare stats'.N45]" office:value-type="float" office:value="71.59836" calcext:value-type="float">
            <text:p>71.60</text:p>
          </table:table-cell>
          <table:table-cell table:formula="of:=[$'Compare stats'.M45]" office:value-type="float" office:value="7197.694" calcext:value-type="float">
            <text:p>7197.69</text:p>
          </table:table-cell>
          <table:table-cell table:formula="of:=[$'Compare stats'.O45]" office:value-type="float" office:value="71.59836" calcext:value-type="float">
            <text:p>71.60</text:p>
          </table:table-cell>
          <table:table-cell table:formula="of:=[$'Compare stats'.P45]" office:value-type="float" office:value="89.9515" calcext:value-type="float">
            <text:p>89.95</text:p>
          </table:table-cell>
          <table:table-cell table:formula="of:=[$'Compare stats'.Q45]" office:value-type="float" office:value="20.33038" calcext:value-type="float">
            <text:p>20.33</text:p>
          </table:table-cell>
          <table:table-cell table:formula="of:=[$'Compare stats'.R45]" office:value-type="float" office:value="58.85038" calcext:value-type="float">
            <text:p>58.85</text:p>
          </table:table-cell>
          <table:table-cell table:formula="of:=[$'Compare stats'.S45]" office:value-type="float" office:value="125.5404" calcext:value-type="float">
            <text:p>125.54</text:p>
          </table:table-cell>
          <table:table-cell table:formula="of:=[$'Compare stats'.T45]" office:value-type="float" office:value="107.4418" calcext:value-type="float">
            <text:p>107.44</text:p>
          </table:table-cell>
          <table:table-cell table:formula="of:=[$'Compare stats'.V45]" office:value-type="float" office:value="76.949" calcext:value-type="float">
            <text:p>76.95</text:p>
          </table:table-cell>
          <table:table-cell table:formula="of:=[$'Compare stats'.U45]" office:value-type="float" office:value="7193.058" calcext:value-type="float">
            <text:p>7193.06</text:p>
          </table:table-cell>
          <table:table-cell table:formula="of:=[$'Compare stats'.W45]" office:value-type="float" office:value="76.949" calcext:value-type="float">
            <text:p>76.95</text:p>
          </table:table-cell>
          <table:table-cell table:formula="of:=[$'Compare stats'.X45]" office:value-type="float" office:value="114.874" calcext:value-type="float">
            <text:p>114.87</text:p>
          </table:table-cell>
          <table:table-cell table:formula="of:=[$'Compare stats'.Y45]" office:value-type="float" office:value="32.9433" calcext:value-type="float">
            <text:p>32.94</text:p>
          </table:table-cell>
          <table:table-cell table:formula="of:=[$'Compare stats'.Z45]" office:value-type="float" office:value="0" calcext:value-type="float">
            <text:p>0.00</text:p>
          </table:table-cell>
          <table:table-cell table:formula="of:=[$'Compare stats'.AA45]" office:value-type="float" office:value="0" calcext:value-type="float">
            <text:p>0.00</text:p>
          </table:table-cell>
          <table:table-cell table:formula="of:=[$'Compare stats'.AB45]" office:value-type="float" office:value="0" calcext:value-type="float">
            <text:p>0.00</text:p>
          </table:table-cell>
          <table:table-cell table:formula="of:=[$'Compare stats'.AD45]" office:value-type="float" office:value="0" calcext:value-type="float">
            <text:p>0.00</text:p>
          </table:table-cell>
          <table:table-cell table:formula="of:=[$'Compare stats'.AC45]" office:value-type="float" office:value="0" calcext:value-type="float">
            <text:p>0.00</text:p>
          </table:table-cell>
          <table:table-cell table:formula="of:=[$'Compare stats'.AE45]" office:value-type="float" office:value="0" calcext:value-type="float">
            <text:p>0.00</text:p>
          </table:table-cell>
          <table:table-cell table:formula="of:=[$'Compare stats'.AF45]" office:value-type="float" office:value="0" calcext:value-type="float">
            <text:p>0.00</text:p>
          </table:table-cell>
          <table:table-cell table:formula="of:=[$'Compare stats'.AG45]" office:value-type="float" office:value="0" calcext:value-type="float">
            <text:p>0.00</text:p>
          </table:table-cell>
          <table:table-cell table:formula="of:=[$'Compare stats'.AH45]" office:value-type="float" office:value="0" calcext:value-type="float">
            <text:p>0.00</text:p>
          </table:table-cell>
          <table:table-cell table:formula="of:=[$'Compare stats'.AI45]" office:value-type="float" office:value="0" calcext:value-type="float">
            <text:p>0.00</text:p>
          </table:table-cell>
          <table:table-cell table:formula="of:=[$'Compare stats'.AJ45]" office:value-type="float" office:value="0" calcext:value-type="float">
            <text:p>0.00</text:p>
          </table:table-cell>
          <table:table-cell table:formula="of:=[$'Compare stats'.AL45]" office:value-type="float" office:value="0" calcext:value-type="float">
            <text:p>0.00</text:p>
          </table:table-cell>
          <table:table-cell table:formula="of:=[$'Compare stats'.AK45]" office:value-type="float" office:value="0" calcext:value-type="float">
            <text:p>0.00</text:p>
          </table:table-cell>
          <table:table-cell table:formula="of:=[$'Compare stats'.AM45]" office:value-type="float" office:value="0" calcext:value-type="float">
            <text:p>0.00</text:p>
          </table:table-cell>
          <table:table-cell table:formula="of:=[$'Compare stats'.AN45]" office:value-type="float" office:value="0" calcext:value-type="float">
            <text:p>0.00</text:p>
          </table:table-cell>
          <table:table-cell table:formula="of:=[$'Compare stats'.AO45]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[$'Compare stats'.B46]" office:value-type="float" office:value="41.8501" calcext:value-type="float">
            <text:p>41.85</text:p>
          </table:table-cell>
          <table:table-cell table:formula="of:=[$'Compare stats'.C46]" office:value-type="float" office:value="106.5606" calcext:value-type="float">
            <text:p>106.56</text:p>
          </table:table-cell>
          <table:table-cell table:formula="of:=[$'Compare stats'.D46]" office:value-type="float" office:value="100.10908" calcext:value-type="float">
            <text:p>100.11</text:p>
          </table:table-cell>
          <table:table-cell table:formula="of:=[$'Compare stats'.F46]" office:value-type="float" office:value="95.1759" calcext:value-type="float">
            <text:p>95.18</text:p>
          </table:table-cell>
          <table:table-cell table:formula="of:=[$'Compare stats'.E46]" office:value-type="float" office:value="7196.874" calcext:value-type="float">
            <text:p>7196.87</text:p>
          </table:table-cell>
          <table:table-cell table:formula="of:=[$'Compare stats'.G46]" office:value-type="float" office:value="95.1759" calcext:value-type="float">
            <text:p>95.18</text:p>
          </table:table-cell>
          <table:table-cell table:formula="of:=[$'Compare stats'.H46]" office:value-type="float" office:value="126.89098" calcext:value-type="float">
            <text:p>126.89</text:p>
          </table:table-cell>
          <table:table-cell table:formula="of:=[$'Compare stats'.I46]" office:value-type="float" office:value="25.47998" calcext:value-type="float">
            <text:p>25.48</text:p>
          </table:table-cell>
          <table:table-cell table:formula="of:=[$'Compare stats'.J46]" office:value-type="float" office:value="88.7241" calcext:value-type="float">
            <text:p>88.72</text:p>
          </table:table-cell>
          <table:table-cell table:formula="of:=[$'Compare stats'.K46]" office:value-type="float" office:value="110.672" calcext:value-type="float">
            <text:p>110.67</text:p>
          </table:table-cell>
          <table:table-cell table:formula="of:=[$'Compare stats'.L46]" office:value-type="float" office:value="99.86812" calcext:value-type="float">
            <text:p>99.87</text:p>
          </table:table-cell>
          <table:table-cell table:formula="of:=[$'Compare stats'.N46]" office:value-type="float" office:value="99.52804" calcext:value-type="float">
            <text:p>99.53</text:p>
          </table:table-cell>
          <table:table-cell table:formula="of:=[$'Compare stats'.M46]" office:value-type="float" office:value="7197.054" calcext:value-type="float">
            <text:p>7197.05</text:p>
          </table:table-cell>
          <table:table-cell table:formula="of:=[$'Compare stats'.O46]" office:value-type="float" office:value="99.52804" calcext:value-type="float">
            <text:p>99.53</text:p>
          </table:table-cell>
          <table:table-cell table:formula="of:=[$'Compare stats'.P46]" office:value-type="float" office:value="126.31242" calcext:value-type="float">
            <text:p>126.31</text:p>
          </table:table-cell>
          <table:table-cell table:formula="of:=[$'Compare stats'.Q46]" office:value-type="float" office:value="23.17198" calcext:value-type="float">
            <text:p>23.17</text:p>
          </table:table-cell>
          <table:table-cell table:formula="of:=[$'Compare stats'.R46]" office:value-type="float" office:value="88.7241" calcext:value-type="float">
            <text:p>88.72</text:p>
          </table:table-cell>
          <table:table-cell table:formula="of:=[$'Compare stats'.S46]" office:value-type="float" office:value="139.699" calcext:value-type="float">
            <text:p>139.70</text:p>
          </table:table-cell>
          <table:table-cell table:formula="of:=[$'Compare stats'.T46]" office:value-type="float" office:value="114.0216" calcext:value-type="float">
            <text:p>114.02</text:p>
          </table:table-cell>
          <table:table-cell table:formula="of:=[$'Compare stats'.V46]" office:value-type="float" office:value="114.40162" calcext:value-type="float">
            <text:p>114.40</text:p>
          </table:table-cell>
          <table:table-cell table:formula="of:=[$'Compare stats'.U46]" office:value-type="float" office:value="7195.982" calcext:value-type="float">
            <text:p>7195.98</text:p>
          </table:table-cell>
          <table:table-cell table:formula="of:=[$'Compare stats'.W46]" office:value-type="float" office:value="114.40162" calcext:value-type="float">
            <text:p>114.40</text:p>
          </table:table-cell>
          <table:table-cell table:formula="of:=[$'Compare stats'.X46]" office:value-type="float" office:value="161.7724" calcext:value-type="float">
            <text:p>161.77</text:p>
          </table:table-cell>
          <table:table-cell table:formula="of:=[$'Compare stats'.Y46]" office:value-type="float" office:value="32.96284" calcext:value-type="float">
            <text:p>32.96</text:p>
          </table:table-cell>
          <table:table-cell table:formula="of:=[$'Compare stats'.Z46]" office:value-type="float" office:value="0" calcext:value-type="float">
            <text:p>0.00</text:p>
          </table:table-cell>
          <table:table-cell table:formula="of:=[$'Compare stats'.AA46]" office:value-type="float" office:value="0" calcext:value-type="float">
            <text:p>0.00</text:p>
          </table:table-cell>
          <table:table-cell table:formula="of:=[$'Compare stats'.AB46]" office:value-type="float" office:value="0" calcext:value-type="float">
            <text:p>0.00</text:p>
          </table:table-cell>
          <table:table-cell table:formula="of:=[$'Compare stats'.AD46]" office:value-type="float" office:value="0" calcext:value-type="float">
            <text:p>0.00</text:p>
          </table:table-cell>
          <table:table-cell table:formula="of:=[$'Compare stats'.AC46]" office:value-type="float" office:value="0" calcext:value-type="float">
            <text:p>0.00</text:p>
          </table:table-cell>
          <table:table-cell table:formula="of:=[$'Compare stats'.AE46]" office:value-type="float" office:value="0" calcext:value-type="float">
            <text:p>0.00</text:p>
          </table:table-cell>
          <table:table-cell table:formula="of:=[$'Compare stats'.AF46]" office:value-type="float" office:value="0" calcext:value-type="float">
            <text:p>0.00</text:p>
          </table:table-cell>
          <table:table-cell table:formula="of:=[$'Compare stats'.AG46]" office:value-type="float" office:value="0" calcext:value-type="float">
            <text:p>0.00</text:p>
          </table:table-cell>
          <table:table-cell table:formula="of:=[$'Compare stats'.AH46]" office:value-type="float" office:value="0" calcext:value-type="float">
            <text:p>0.00</text:p>
          </table:table-cell>
          <table:table-cell table:formula="of:=[$'Compare stats'.AI46]" office:value-type="float" office:value="0" calcext:value-type="float">
            <text:p>0.00</text:p>
          </table:table-cell>
          <table:table-cell table:formula="of:=[$'Compare stats'.AJ46]" office:value-type="float" office:value="0" calcext:value-type="float">
            <text:p>0.00</text:p>
          </table:table-cell>
          <table:table-cell table:formula="of:=[$'Compare stats'.AL46]" office:value-type="float" office:value="0" calcext:value-type="float">
            <text:p>0.00</text:p>
          </table:table-cell>
          <table:table-cell table:formula="of:=[$'Compare stats'.AK46]" office:value-type="float" office:value="0" calcext:value-type="float">
            <text:p>0.00</text:p>
          </table:table-cell>
          <table:table-cell table:formula="of:=[$'Compare stats'.AM46]" office:value-type="float" office:value="0" calcext:value-type="float">
            <text:p>0.00</text:p>
          </table:table-cell>
          <table:table-cell table:formula="of:=[$'Compare stats'.AN46]" office:value-type="float" office:value="0" calcext:value-type="float">
            <text:p>0.00</text:p>
          </table:table-cell>
          <table:table-cell table:formula="of:=[$'Compare stats'.AO46]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$'Compare stats'.B47]" office:value-type="string" office:string-value="" calcext:value-type="error">
            <text:p>#REF!</text:p>
          </table:table-cell>
          <table:table-cell table:formula="of:=[$'Compare stats'.C47]" office:value-type="string" office:string-value="" calcext:value-type="error">
            <text:p>#REF!</text:p>
          </table:table-cell>
          <table:table-cell table:formula="of:=[$'Compare stats'.D47]" office:value-type="string" office:string-value="" calcext:value-type="error">
            <text:p>#REF!</text:p>
          </table:table-cell>
          <table:table-cell table:formula="of:=[$'Compare stats'.F47]" office:value-type="string" office:string-value="" calcext:value-type="error">
            <text:p>#REF!</text:p>
          </table:table-cell>
          <table:table-cell table:formula="of:=[$'Compare stats'.E47]" office:value-type="string" office:string-value="" calcext:value-type="error">
            <text:p>#REF!</text:p>
          </table:table-cell>
          <table:table-cell table:formula="of:=[$'Compare stats'.G47]" office:value-type="string" office:string-value="" calcext:value-type="error">
            <text:p>#REF!</text:p>
          </table:table-cell>
          <table:table-cell table:formula="of:=[$'Compare stats'.H47]" office:value-type="string" office:string-value="" calcext:value-type="error">
            <text:p>#REF!</text:p>
          </table:table-cell>
          <table:table-cell table:formula="of:=[$'Compare stats'.I47]" office:value-type="string" office:string-value="" calcext:value-type="error">
            <text:p>#REF!</text:p>
          </table:table-cell>
          <table:table-cell table:formula="of:=[$'Compare stats'.J47]" office:value-type="string" office:string-value="" calcext:value-type="error">
            <text:p>#REF!</text:p>
          </table:table-cell>
          <table:table-cell table:formula="of:=[$'Compare stats'.K47]" office:value-type="string" office:string-value="" calcext:value-type="error">
            <text:p>#REF!</text:p>
          </table:table-cell>
          <table:table-cell table:formula="of:=[$'Compare stats'.L47]" office:value-type="string" office:string-value="" calcext:value-type="error">
            <text:p>#REF!</text:p>
          </table:table-cell>
          <table:table-cell table:formula="of:=[$'Compare stats'.N47]" office:value-type="string" office:string-value="" calcext:value-type="error">
            <text:p>#REF!</text:p>
          </table:table-cell>
          <table:table-cell table:formula="of:=[$'Compare stats'.M47]" office:value-type="string" office:string-value="" calcext:value-type="error">
            <text:p>#REF!</text:p>
          </table:table-cell>
          <table:table-cell table:formula="of:=[$'Compare stats'.O47]" office:value-type="string" office:string-value="" calcext:value-type="error">
            <text:p>#REF!</text:p>
          </table:table-cell>
          <table:table-cell table:formula="of:=[$'Compare stats'.P47]" office:value-type="string" office:string-value="" calcext:value-type="error">
            <text:p>#REF!</text:p>
          </table:table-cell>
          <table:table-cell table:formula="of:=[$'Compare stats'.Q47]" office:value-type="string" office:string-value="" calcext:value-type="error">
            <text:p>#REF!</text:p>
          </table:table-cell>
          <table:table-cell table:formula="of:=[$'Compare stats'.R47]" office:value-type="string" office:string-value="" calcext:value-type="error">
            <text:p>#REF!</text:p>
          </table:table-cell>
          <table:table-cell table:formula="of:=[$'Compare stats'.S47]" office:value-type="string" office:string-value="" calcext:value-type="error">
            <text:p>#REF!</text:p>
          </table:table-cell>
          <table:table-cell table:formula="of:=[$'Compare stats'.T47]" office:value-type="string" office:string-value="" calcext:value-type="error">
            <text:p>#REF!</text:p>
          </table:table-cell>
          <table:table-cell table:formula="of:=[$'Compare stats'.V47]" office:value-type="string" office:string-value="" calcext:value-type="error">
            <text:p>#REF!</text:p>
          </table:table-cell>
          <table:table-cell table:formula="of:=[$'Compare stats'.U47]" office:value-type="string" office:string-value="" calcext:value-type="error">
            <text:p>#REF!</text:p>
          </table:table-cell>
          <table:table-cell table:formula="of:=[$'Compare stats'.W47]" office:value-type="string" office:string-value="" calcext:value-type="error">
            <text:p>#REF!</text:p>
          </table:table-cell>
          <table:table-cell table:formula="of:=[$'Compare stats'.X47]" office:value-type="string" office:string-value="" calcext:value-type="error">
            <text:p>#REF!</text:p>
          </table:table-cell>
          <table:table-cell table:formula="of:=[$'Compare stats'.Y47]" office:value-type="string" office:string-value="" calcext:value-type="error">
            <text:p>#REF!</text:p>
          </table:table-cell>
          <table:table-cell table:formula="of:=[$'Compare stats'.Z47]" office:value-type="string" office:string-value="" calcext:value-type="error">
            <text:p>#REF!</text:p>
          </table:table-cell>
          <table:table-cell table:formula="of:=[$'Compare stats'.AA47]" office:value-type="string" office:string-value="" calcext:value-type="error">
            <text:p>#REF!</text:p>
          </table:table-cell>
          <table:table-cell table:formula="of:=[$'Compare stats'.AB47]" office:value-type="string" office:string-value="" calcext:value-type="error">
            <text:p>#REF!</text:p>
          </table:table-cell>
          <table:table-cell table:formula="of:=[$'Compare stats'.AD47]" office:value-type="string" office:string-value="" calcext:value-type="error">
            <text:p>#REF!</text:p>
          </table:table-cell>
          <table:table-cell table:formula="of:=[$'Compare stats'.AC47]" office:value-type="string" office:string-value="" calcext:value-type="error">
            <text:p>#REF!</text:p>
          </table:table-cell>
          <table:table-cell table:formula="of:=[$'Compare stats'.AE47]" office:value-type="string" office:string-value="" calcext:value-type="error">
            <text:p>#REF!</text:p>
          </table:table-cell>
          <table:table-cell table:formula="of:=[$'Compare stats'.AF47]" office:value-type="string" office:string-value="" calcext:value-type="error">
            <text:p>#REF!</text:p>
          </table:table-cell>
          <table:table-cell table:formula="of:=[$'Compare stats'.AG47]" office:value-type="string" office:string-value="" calcext:value-type="error">
            <text:p>#REF!</text:p>
          </table:table-cell>
          <table:table-cell table:formula="of:=[$'Compare stats'.AH47]" office:value-type="float" office:value="0" calcext:value-type="float">
            <text:p>0.00</text:p>
          </table:table-cell>
          <table:table-cell table:formula="of:=[$'Compare stats'.AI47]" office:value-type="float" office:value="0" calcext:value-type="float">
            <text:p>0.00</text:p>
          </table:table-cell>
          <table:table-cell table:formula="of:=[$'Compare stats'.AJ47]" office:value-type="float" office:value="0" calcext:value-type="float">
            <text:p>0.00</text:p>
          </table:table-cell>
          <table:table-cell table:formula="of:=[$'Compare stats'.AL47]" office:value-type="float" office:value="0" calcext:value-type="float">
            <text:p>0.00</text:p>
          </table:table-cell>
          <table:table-cell table:formula="of:=[$'Compare stats'.AK47]" office:value-type="float" office:value="0" calcext:value-type="float">
            <text:p>0.00</text:p>
          </table:table-cell>
          <table:table-cell table:formula="of:=[$'Compare stats'.AM47]" office:value-type="float" office:value="0" calcext:value-type="float">
            <text:p>0.00</text:p>
          </table:table-cell>
          <table:table-cell table:formula="of:=[$'Compare stats'.AN47]" office:value-type="float" office:value="0" calcext:value-type="float">
            <text:p>0.00</text:p>
          </table:table-cell>
          <table:table-cell table:formula="of:=[$'Compare stats'.AO47]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$'Compare stats'.B48]" office:value-type="string" office:string-value="" calcext:value-type="error">
            <text:p>#REF!</text:p>
          </table:table-cell>
          <table:table-cell table:formula="of:=[$'Compare stats'.C48]" office:value-type="string" office:string-value="" calcext:value-type="error">
            <text:p>#REF!</text:p>
          </table:table-cell>
          <table:table-cell table:formula="of:=[$'Compare stats'.D48]" office:value-type="string" office:string-value="" calcext:value-type="error">
            <text:p>#REF!</text:p>
          </table:table-cell>
          <table:table-cell table:formula="of:=[$'Compare stats'.F48]" office:value-type="string" office:string-value="" calcext:value-type="error">
            <text:p>#REF!</text:p>
          </table:table-cell>
          <table:table-cell table:formula="of:=[$'Compare stats'.E48]" office:value-type="string" office:string-value="" calcext:value-type="error">
            <text:p>#REF!</text:p>
          </table:table-cell>
          <table:table-cell table:formula="of:=[$'Compare stats'.G48]" office:value-type="string" office:string-value="" calcext:value-type="error">
            <text:p>#REF!</text:p>
          </table:table-cell>
          <table:table-cell table:formula="of:=[$'Compare stats'.H48]" office:value-type="string" office:string-value="" calcext:value-type="error">
            <text:p>#REF!</text:p>
          </table:table-cell>
          <table:table-cell table:formula="of:=[$'Compare stats'.I48]" office:value-type="string" office:string-value="" calcext:value-type="error">
            <text:p>#REF!</text:p>
          </table:table-cell>
          <table:table-cell table:formula="of:=[$'Compare stats'.J48]" office:value-type="string" office:string-value="" calcext:value-type="error">
            <text:p>#REF!</text:p>
          </table:table-cell>
          <table:table-cell table:formula="of:=[$'Compare stats'.K48]" office:value-type="string" office:string-value="" calcext:value-type="error">
            <text:p>#REF!</text:p>
          </table:table-cell>
          <table:table-cell table:formula="of:=[$'Compare stats'.L48]" office:value-type="string" office:string-value="" calcext:value-type="error">
            <text:p>#REF!</text:p>
          </table:table-cell>
          <table:table-cell table:formula="of:=[$'Compare stats'.N48]" office:value-type="string" office:string-value="" calcext:value-type="error">
            <text:p>#REF!</text:p>
          </table:table-cell>
          <table:table-cell table:formula="of:=[$'Compare stats'.M48]" office:value-type="string" office:string-value="" calcext:value-type="error">
            <text:p>#REF!</text:p>
          </table:table-cell>
          <table:table-cell table:formula="of:=[$'Compare stats'.O48]" office:value-type="string" office:string-value="" calcext:value-type="error">
            <text:p>#REF!</text:p>
          </table:table-cell>
          <table:table-cell table:formula="of:=[$'Compare stats'.P48]" office:value-type="string" office:string-value="" calcext:value-type="error">
            <text:p>#REF!</text:p>
          </table:table-cell>
          <table:table-cell table:formula="of:=[$'Compare stats'.Q48]" office:value-type="string" office:string-value="" calcext:value-type="error">
            <text:p>#REF!</text:p>
          </table:table-cell>
          <table:table-cell table:formula="of:=[$'Compare stats'.R48]" office:value-type="string" office:string-value="" calcext:value-type="error">
            <text:p>#REF!</text:p>
          </table:table-cell>
          <table:table-cell table:formula="of:=[$'Compare stats'.S48]" office:value-type="string" office:string-value="" calcext:value-type="error">
            <text:p>#REF!</text:p>
          </table:table-cell>
          <table:table-cell table:formula="of:=[$'Compare stats'.T48]" office:value-type="string" office:string-value="" calcext:value-type="error">
            <text:p>#REF!</text:p>
          </table:table-cell>
          <table:table-cell table:formula="of:=[$'Compare stats'.V48]" office:value-type="string" office:string-value="" calcext:value-type="error">
            <text:p>#REF!</text:p>
          </table:table-cell>
          <table:table-cell table:formula="of:=[$'Compare stats'.U48]" office:value-type="string" office:string-value="" calcext:value-type="error">
            <text:p>#REF!</text:p>
          </table:table-cell>
          <table:table-cell table:formula="of:=[$'Compare stats'.W48]" office:value-type="string" office:string-value="" calcext:value-type="error">
            <text:p>#REF!</text:p>
          </table:table-cell>
          <table:table-cell table:formula="of:=[$'Compare stats'.X48]" office:value-type="string" office:string-value="" calcext:value-type="error">
            <text:p>#REF!</text:p>
          </table:table-cell>
          <table:table-cell table:formula="of:=[$'Compare stats'.Y48]" office:value-type="string" office:string-value="" calcext:value-type="error">
            <text:p>#REF!</text:p>
          </table:table-cell>
          <table:table-cell table:formula="of:=[$'Compare stats'.Z48]" office:value-type="string" office:string-value="" calcext:value-type="error">
            <text:p>#REF!</text:p>
          </table:table-cell>
          <table:table-cell table:formula="of:=[$'Compare stats'.AA48]" office:value-type="string" office:string-value="" calcext:value-type="error">
            <text:p>#REF!</text:p>
          </table:table-cell>
          <table:table-cell table:formula="of:=[$'Compare stats'.AB48]" office:value-type="string" office:string-value="" calcext:value-type="error">
            <text:p>#REF!</text:p>
          </table:table-cell>
          <table:table-cell table:formula="of:=[$'Compare stats'.AD48]" office:value-type="string" office:string-value="" calcext:value-type="error">
            <text:p>#REF!</text:p>
          </table:table-cell>
          <table:table-cell table:formula="of:=[$'Compare stats'.AC48]" office:value-type="string" office:string-value="" calcext:value-type="error">
            <text:p>#REF!</text:p>
          </table:table-cell>
          <table:table-cell table:formula="of:=[$'Compare stats'.AE48]" office:value-type="string" office:string-value="" calcext:value-type="error">
            <text:p>#REF!</text:p>
          </table:table-cell>
          <table:table-cell table:formula="of:=[$'Compare stats'.AF48]" office:value-type="string" office:string-value="" calcext:value-type="error">
            <text:p>#REF!</text:p>
          </table:table-cell>
          <table:table-cell table:formula="of:=[$'Compare stats'.AG48]" office:value-type="string" office:string-value="" calcext:value-type="error">
            <text:p>#REF!</text:p>
          </table:table-cell>
          <table:table-cell table:formula="of:=[$'Compare stats'.AH48]" office:value-type="float" office:value="0" calcext:value-type="float">
            <text:p>0.00</text:p>
          </table:table-cell>
          <table:table-cell table:formula="of:=[$'Compare stats'.AI48]" office:value-type="float" office:value="0" calcext:value-type="float">
            <text:p>0.00</text:p>
          </table:table-cell>
          <table:table-cell table:formula="of:=[$'Compare stats'.AJ48]" office:value-type="float" office:value="0" calcext:value-type="float">
            <text:p>0.00</text:p>
          </table:table-cell>
          <table:table-cell table:formula="of:=[$'Compare stats'.AL48]" office:value-type="float" office:value="0" calcext:value-type="float">
            <text:p>0.00</text:p>
          </table:table-cell>
          <table:table-cell table:formula="of:=[$'Compare stats'.AK48]" office:value-type="float" office:value="0" calcext:value-type="float">
            <text:p>0.00</text:p>
          </table:table-cell>
          <table:table-cell table:formula="of:=[$'Compare stats'.AM48]" office:value-type="float" office:value="0" calcext:value-type="float">
            <text:p>0.00</text:p>
          </table:table-cell>
          <table:table-cell table:formula="of:=[$'Compare stats'.AN48]" office:value-type="float" office:value="0" calcext:value-type="float">
            <text:p>0.00</text:p>
          </table:table-cell>
          <table:table-cell table:formula="of:=[$'Compare stats'.AO48]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$'Compare stats'.B49]" office:value-type="string" office:string-value="" calcext:value-type="error">
            <text:p>#REF!</text:p>
          </table:table-cell>
          <table:table-cell table:formula="of:=[$'Compare stats'.C49]" office:value-type="string" office:string-value="" calcext:value-type="error">
            <text:p>#REF!</text:p>
          </table:table-cell>
          <table:table-cell table:formula="of:=[$'Compare stats'.D49]" office:value-type="string" office:string-value="" calcext:value-type="error">
            <text:p>#REF!</text:p>
          </table:table-cell>
          <table:table-cell table:formula="of:=[$'Compare stats'.F49]" office:value-type="string" office:string-value="" calcext:value-type="error">
            <text:p>#REF!</text:p>
          </table:table-cell>
          <table:table-cell table:formula="of:=[$'Compare stats'.E49]" office:value-type="string" office:string-value="" calcext:value-type="error">
            <text:p>#REF!</text:p>
          </table:table-cell>
          <table:table-cell table:formula="of:=[$'Compare stats'.G49]" office:value-type="string" office:string-value="" calcext:value-type="error">
            <text:p>#REF!</text:p>
          </table:table-cell>
          <table:table-cell table:formula="of:=[$'Compare stats'.H49]" office:value-type="string" office:string-value="" calcext:value-type="error">
            <text:p>#REF!</text:p>
          </table:table-cell>
          <table:table-cell table:formula="of:=[$'Compare stats'.I49]" office:value-type="string" office:string-value="" calcext:value-type="error">
            <text:p>#REF!</text:p>
          </table:table-cell>
          <table:table-cell table:formula="of:=[$'Compare stats'.J49]" office:value-type="string" office:string-value="" calcext:value-type="error">
            <text:p>#REF!</text:p>
          </table:table-cell>
          <table:table-cell table:formula="of:=[$'Compare stats'.K49]" office:value-type="string" office:string-value="" calcext:value-type="error">
            <text:p>#REF!</text:p>
          </table:table-cell>
          <table:table-cell table:formula="of:=[$'Compare stats'.L49]" office:value-type="string" office:string-value="" calcext:value-type="error">
            <text:p>#REF!</text:p>
          </table:table-cell>
          <table:table-cell table:formula="of:=[$'Compare stats'.N49]" office:value-type="string" office:string-value="" calcext:value-type="error">
            <text:p>#REF!</text:p>
          </table:table-cell>
          <table:table-cell table:formula="of:=[$'Compare stats'.M49]" office:value-type="string" office:string-value="" calcext:value-type="error">
            <text:p>#REF!</text:p>
          </table:table-cell>
          <table:table-cell table:formula="of:=[$'Compare stats'.O49]" office:value-type="string" office:string-value="" calcext:value-type="error">
            <text:p>#REF!</text:p>
          </table:table-cell>
          <table:table-cell table:formula="of:=[$'Compare stats'.P49]" office:value-type="string" office:string-value="" calcext:value-type="error">
            <text:p>#REF!</text:p>
          </table:table-cell>
          <table:table-cell table:formula="of:=[$'Compare stats'.Q49]" office:value-type="string" office:string-value="" calcext:value-type="error">
            <text:p>#REF!</text:p>
          </table:table-cell>
          <table:table-cell table:formula="of:=[$'Compare stats'.R49]" office:value-type="string" office:string-value="" calcext:value-type="error">
            <text:p>#REF!</text:p>
          </table:table-cell>
          <table:table-cell table:formula="of:=[$'Compare stats'.S49]" office:value-type="string" office:string-value="" calcext:value-type="error">
            <text:p>#REF!</text:p>
          </table:table-cell>
          <table:table-cell table:formula="of:=[$'Compare stats'.T49]" office:value-type="string" office:string-value="" calcext:value-type="error">
            <text:p>#REF!</text:p>
          </table:table-cell>
          <table:table-cell table:formula="of:=[$'Compare stats'.V49]" office:value-type="string" office:string-value="" calcext:value-type="error">
            <text:p>#REF!</text:p>
          </table:table-cell>
          <table:table-cell table:formula="of:=[$'Compare stats'.U49]" office:value-type="string" office:string-value="" calcext:value-type="error">
            <text:p>#REF!</text:p>
          </table:table-cell>
          <table:table-cell table:formula="of:=[$'Compare stats'.W49]" office:value-type="string" office:string-value="" calcext:value-type="error">
            <text:p>#REF!</text:p>
          </table:table-cell>
          <table:table-cell table:formula="of:=[$'Compare stats'.X49]" office:value-type="string" office:string-value="" calcext:value-type="error">
            <text:p>#REF!</text:p>
          </table:table-cell>
          <table:table-cell table:formula="of:=[$'Compare stats'.Y49]" office:value-type="string" office:string-value="" calcext:value-type="error">
            <text:p>#REF!</text:p>
          </table:table-cell>
          <table:table-cell table:formula="of:=[$'Compare stats'.Z49]" office:value-type="string" office:string-value="" calcext:value-type="error">
            <text:p>#REF!</text:p>
          </table:table-cell>
          <table:table-cell table:formula="of:=[$'Compare stats'.AA49]" office:value-type="string" office:string-value="" calcext:value-type="error">
            <text:p>#REF!</text:p>
          </table:table-cell>
          <table:table-cell table:formula="of:=[$'Compare stats'.AB49]" office:value-type="string" office:string-value="" calcext:value-type="error">
            <text:p>#REF!</text:p>
          </table:table-cell>
          <table:table-cell table:formula="of:=[$'Compare stats'.AD49]" office:value-type="string" office:string-value="" calcext:value-type="error">
            <text:p>#REF!</text:p>
          </table:table-cell>
          <table:table-cell table:formula="of:=[$'Compare stats'.AC49]" office:value-type="string" office:string-value="" calcext:value-type="error">
            <text:p>#REF!</text:p>
          </table:table-cell>
          <table:table-cell table:formula="of:=[$'Compare stats'.AE49]" office:value-type="string" office:string-value="" calcext:value-type="error">
            <text:p>#REF!</text:p>
          </table:table-cell>
          <table:table-cell table:formula="of:=[$'Compare stats'.AF49]" office:value-type="string" office:string-value="" calcext:value-type="error">
            <text:p>#REF!</text:p>
          </table:table-cell>
          <table:table-cell table:formula="of:=[$'Compare stats'.AG49]" office:value-type="string" office:string-value="" calcext:value-type="error">
            <text:p>#REF!</text:p>
          </table:table-cell>
          <table:table-cell table:formula="of:=[$'Compare stats'.AH49]" office:value-type="float" office:value="0" calcext:value-type="float">
            <text:p>0.00</text:p>
          </table:table-cell>
          <table:table-cell table:formula="of:=[$'Compare stats'.AI49]" office:value-type="float" office:value="0" calcext:value-type="float">
            <text:p>0.00</text:p>
          </table:table-cell>
          <table:table-cell table:formula="of:=[$'Compare stats'.AJ49]" office:value-type="float" office:value="0" calcext:value-type="float">
            <text:p>0.00</text:p>
          </table:table-cell>
          <table:table-cell table:formula="of:=[$'Compare stats'.AL49]" office:value-type="float" office:value="0" calcext:value-type="float">
            <text:p>0.00</text:p>
          </table:table-cell>
          <table:table-cell table:formula="of:=[$'Compare stats'.AK49]" office:value-type="float" office:value="0" calcext:value-type="float">
            <text:p>0.00</text:p>
          </table:table-cell>
          <table:table-cell table:formula="of:=[$'Compare stats'.AM49]" office:value-type="float" office:value="0" calcext:value-type="float">
            <text:p>0.00</text:p>
          </table:table-cell>
          <table:table-cell table:formula="of:=[$'Compare stats'.AN49]" office:value-type="float" office:value="0" calcext:value-type="float">
            <text:p>0.00</text:p>
          </table:table-cell>
          <table:table-cell table:formula="of:=[$'Compare stats'.AO49]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[$'Compare stats'.B50]" office:value-type="float" office:value="57.65468" calcext:value-type="float">
            <text:p>57.65</text:p>
          </table:table-cell>
          <table:table-cell table:formula="of:=[$'Compare stats'.C50]" office:value-type="float" office:value="84.90318" calcext:value-type="float">
            <text:p>84.90</text:p>
          </table:table-cell>
          <table:table-cell table:formula="of:=[$'Compare stats'.D50]" office:value-type="float" office:value="98.41716" calcext:value-type="float">
            <text:p>98.42</text:p>
          </table:table-cell>
          <table:table-cell table:formula="of:=[$'Compare stats'.F50]" office:value-type="float" office:value="44.14078" calcext:value-type="float">
            <text:p>44.14</text:p>
          </table:table-cell>
          <table:table-cell table:formula="of:=[$'Compare stats'.E50]" office:value-type="float" office:value="7195.958" calcext:value-type="float">
            <text:p>7195.96</text:p>
          </table:table-cell>
          <table:table-cell table:formula="of:=[$'Compare stats'.G50]" office:value-type="float" office:value="44.14078" calcext:value-type="float">
            <text:p>44.14</text:p>
          </table:table-cell>
          <table:table-cell table:formula="of:=[$'Compare stats'.H50]" office:value-type="float" office:value="72.94572" calcext:value-type="float">
            <text:p>72.95</text:p>
          </table:table-cell>
          <table:table-cell table:formula="of:=[$'Compare stats'.I50]" office:value-type="float" office:value="39.30272" calcext:value-type="float">
            <text:p>39.30</text:p>
          </table:table-cell>
          <table:table-cell table:formula="of:=[$'Compare stats'.J50]" office:value-type="float" office:value="57.65468" calcext:value-type="float">
            <text:p>57.65</text:p>
          </table:table-cell>
          <table:table-cell table:formula="of:=[$'Compare stats'.K50]" office:value-type="float" office:value="88.7434" calcext:value-type="float">
            <text:p>88.74</text:p>
          </table:table-cell>
          <table:table-cell table:formula="of:=[$'Compare stats'.L50]" office:value-type="float" office:value="98.22698" calcext:value-type="float">
            <text:p>98.23</text:p>
          </table:table-cell>
          <table:table-cell table:formula="of:=[$'Compare stats'.N50]" office:value-type="float" office:value="48.17102" calcext:value-type="float">
            <text:p>48.17</text:p>
          </table:table-cell>
          <table:table-cell table:formula="of:=[$'Compare stats'.M50]" office:value-type="float" office:value="7196.822" calcext:value-type="float">
            <text:p>7196.82</text:p>
          </table:table-cell>
          <table:table-cell table:formula="of:=[$'Compare stats'.O50]" office:value-type="float" office:value="48.17102" calcext:value-type="float">
            <text:p>48.17</text:p>
          </table:table-cell>
          <table:table-cell table:formula="of:=[$'Compare stats'.P50]" office:value-type="float" office:value="72.49708" calcext:value-type="float">
            <text:p>72.50</text:p>
          </table:table-cell>
          <table:table-cell table:formula="of:=[$'Compare stats'.Q50]" office:value-type="float" office:value="33.49048" calcext:value-type="float">
            <text:p>33.49</text:p>
          </table:table-cell>
          <table:table-cell table:formula="of:=[$'Compare stats'.R50]" office:value-type="float" office:value="57.65468" calcext:value-type="float">
            <text:p>57.65</text:p>
          </table:table-cell>
          <table:table-cell table:formula="of:=[$'Compare stats'.S50]" office:value-type="float" office:value="146.4508" calcext:value-type="float">
            <text:p>146.45</text:p>
          </table:table-cell>
          <table:table-cell table:formula="of:=[$'Compare stats'.T50]" office:value-type="float" office:value="134.5434" calcext:value-type="float">
            <text:p>134.54</text:p>
          </table:table-cell>
          <table:table-cell table:formula="of:=[$'Compare stats'.V50]" office:value-type="float" office:value="69.5623" calcext:value-type="float">
            <text:p>69.56</text:p>
          </table:table-cell>
          <table:table-cell table:formula="of:=[$'Compare stats'.U50]" office:value-type="float" office:value="7196.162" calcext:value-type="float">
            <text:p>7196.16</text:p>
          </table:table-cell>
          <table:table-cell table:formula="of:=[$'Compare stats'.W50]" office:value-type="float" office:value="69.5623" calcext:value-type="float">
            <text:p>69.56</text:p>
          </table:table-cell>
          <table:table-cell table:formula="of:=[$'Compare stats'.X50]" office:value-type="float" office:value="119.3764" calcext:value-type="float">
            <text:p>119.38</text:p>
          </table:table-cell>
          <table:table-cell table:formula="of:=[$'Compare stats'.Y50]" office:value-type="float" office:value="42.06192" calcext:value-type="float">
            <text:p>42.06</text:p>
          </table:table-cell>
          <table:table-cell table:formula="of:=[$'Compare stats'.Z50]" office:value-type="float" office:value="57.65468" calcext:value-type="float">
            <text:p>57.65</text:p>
          </table:table-cell>
          <table:table-cell table:formula="of:=[$'Compare stats'.AA50]" office:value-type="float" office:value="139.897" calcext:value-type="float">
            <text:p>139.90</text:p>
          </table:table-cell>
          <table:table-cell table:formula="of:=[$'Compare stats'.AB50]" office:value-type="float" office:value="134.829" calcext:value-type="float">
            <text:p>134.83</text:p>
          </table:table-cell>
          <table:table-cell table:formula="of:=[$'Compare stats'.AD50]" office:value-type="float" office:value="62.72308" calcext:value-type="float">
            <text:p>62.72</text:p>
          </table:table-cell>
          <table:table-cell table:formula="of:=[$'Compare stats'.AC50]" office:value-type="float" office:value="7197.32" calcext:value-type="float">
            <text:p>7197.32</text:p>
          </table:table-cell>
          <table:table-cell table:formula="of:=[$'Compare stats'.AE50]" office:value-type="float" office:value="62.72308" calcext:value-type="float">
            <text:p>62.72</text:p>
          </table:table-cell>
          <table:table-cell table:formula="of:=[$'Compare stats'.AF50]" office:value-type="float" office:value="119.4652" calcext:value-type="float">
            <text:p>119.47</text:p>
          </table:table-cell>
          <table:table-cell table:formula="of:=[$'Compare stats'.AG50]" office:value-type="float" office:value="47.5427" calcext:value-type="float">
            <text:p>47.54</text:p>
          </table:table-cell>
          <table:table-cell table:formula="of:=[$'Compare stats'.AH50]" office:value-type="float" office:value="0" calcext:value-type="float">
            <text:p>0.00</text:p>
          </table:table-cell>
          <table:table-cell table:formula="of:=[$'Compare stats'.AI50]" office:value-type="float" office:value="0" calcext:value-type="float">
            <text:p>0.00</text:p>
          </table:table-cell>
          <table:table-cell table:formula="of:=[$'Compare stats'.AJ50]" office:value-type="float" office:value="0" calcext:value-type="float">
            <text:p>0.00</text:p>
          </table:table-cell>
          <table:table-cell table:formula="of:=[$'Compare stats'.AL50]" office:value-type="float" office:value="0" calcext:value-type="float">
            <text:p>0.00</text:p>
          </table:table-cell>
          <table:table-cell table:formula="of:=[$'Compare stats'.AK50]" office:value-type="float" office:value="0" calcext:value-type="float">
            <text:p>0.00</text:p>
          </table:table-cell>
          <table:table-cell table:formula="of:=[$'Compare stats'.AM50]" office:value-type="float" office:value="0" calcext:value-type="float">
            <text:p>0.00</text:p>
          </table:table-cell>
          <table:table-cell table:formula="of:=[$'Compare stats'.AN50]" office:value-type="float" office:value="0" calcext:value-type="float">
            <text:p>0.00</text:p>
          </table:table-cell>
          <table:table-cell table:formula="of:=[$'Compare stats'.AO50]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$'Compare stats'.B51]" office:value-type="float" office:value="71.80616" calcext:value-type="float">
            <text:p>71.81</text:p>
          </table:table-cell>
          <table:table-cell table:formula="of:=[$'Compare stats'.C51]" office:value-type="float" office:value="53.951" calcext:value-type="float">
            <text:p>53.95</text:p>
          </table:table-cell>
          <table:table-cell table:formula="of:=[$'Compare stats'.D51]" office:value-type="float" office:value="101.53286" calcext:value-type="float">
            <text:p>101.53</text:p>
          </table:table-cell>
          <table:table-cell table:formula="of:=[$'Compare stats'.F51]" office:value-type="float" office:value="24.224298" calcext:value-type="float">
            <text:p>24.22</text:p>
          </table:table-cell>
          <table:table-cell table:formula="of:=[$'Compare stats'.E51]" office:value-type="float" office:value="7196.918" calcext:value-type="float">
            <text:p>7196.92</text:p>
          </table:table-cell>
          <table:table-cell table:formula="of:=[$'Compare stats'.G51]" office:value-type="float" office:value="24.224298" calcext:value-type="float">
            <text:p>24.22</text:p>
          </table:table-cell>
          <table:table-cell table:formula="of:=[$'Compare stats'.H51]" office:value-type="float" office:value="60.77454" calcext:value-type="float">
            <text:p>60.77</text:p>
          </table:table-cell>
          <table:table-cell table:formula="of:=[$'Compare stats'.I51]" office:value-type="float" office:value="64.18064" calcext:value-type="float">
            <text:p>64.18</text:p>
          </table:table-cell>
          <table:table-cell table:formula="of:=[$'Compare stats'.J51]" office:value-type="float" office:value="71.80616" calcext:value-type="float">
            <text:p>71.81</text:p>
          </table:table-cell>
          <table:table-cell table:formula="of:=[$'Compare stats'.K51]" office:value-type="float" office:value="66.22076" calcext:value-type="float">
            <text:p>66.22</text:p>
          </table:table-cell>
          <table:table-cell table:formula="of:=[$'Compare stats'.L51]" office:value-type="float" office:value="108.34346" calcext:value-type="float">
            <text:p>108.34</text:p>
          </table:table-cell>
          <table:table-cell table:formula="of:=[$'Compare stats'.N51]" office:value-type="float" office:value="29.68346" calcext:value-type="float">
            <text:p>29.68</text:p>
          </table:table-cell>
          <table:table-cell table:formula="of:=[$'Compare stats'.M51]" office:value-type="float" office:value="7197.508" calcext:value-type="float">
            <text:p>7197.51</text:p>
          </table:table-cell>
          <table:table-cell table:formula="of:=[$'Compare stats'.O51]" office:value-type="float" office:value="29.68346" calcext:value-type="float">
            <text:p>29.68</text:p>
          </table:table-cell>
          <table:table-cell table:formula="of:=[$'Compare stats'.P51]" office:value-type="float" office:value="61.20826" calcext:value-type="float">
            <text:p>61.21</text:p>
          </table:table-cell>
          <table:table-cell table:formula="of:=[$'Compare stats'.Q51]" office:value-type="float" office:value="54.42218" calcext:value-type="float">
            <text:p>54.42</text:p>
          </table:table-cell>
          <table:table-cell table:formula="of:=[$'Compare stats'.R51]" office:value-type="string" office:string-value="" calcext:value-type="error">
            <text:p>#REF!</text:p>
          </table:table-cell>
          <table:table-cell table:formula="of:=[$'Compare stats'.S51]" office:value-type="string" office:string-value="" calcext:value-type="error">
            <text:p>#REF!</text:p>
          </table:table-cell>
          <table:table-cell table:formula="of:=[$'Compare stats'.T51]" office:value-type="string" office:string-value="" calcext:value-type="error">
            <text:p>#REF!</text:p>
          </table:table-cell>
          <table:table-cell table:formula="of:=[$'Compare stats'.V51]" office:value-type="string" office:string-value="" calcext:value-type="error">
            <text:p>#REF!</text:p>
          </table:table-cell>
          <table:table-cell table:formula="of:=[$'Compare stats'.U51]" office:value-type="string" office:string-value="" calcext:value-type="error">
            <text:p>#REF!</text:p>
          </table:table-cell>
          <table:table-cell table:formula="of:=[$'Compare stats'.W51]" office:value-type="string" office:string-value="" calcext:value-type="error">
            <text:p>#REF!</text:p>
          </table:table-cell>
          <table:table-cell table:formula="of:=[$'Compare stats'.X51]" office:value-type="string" office:string-value="" calcext:value-type="error">
            <text:p>#REF!</text:p>
          </table:table-cell>
          <table:table-cell table:formula="of:=[$'Compare stats'.Y51]" office:value-type="string" office:string-value="" calcext:value-type="error">
            <text:p>#REF!</text:p>
          </table:table-cell>
          <table:table-cell table:formula="of:=[$'Compare stats'.Z51]" office:value-type="float" office:value="71.80616" calcext:value-type="float">
            <text:p>71.81</text:p>
          </table:table-cell>
          <table:table-cell table:formula="of:=[$'Compare stats'.AA51]" office:value-type="float" office:value="89.82562" calcext:value-type="float">
            <text:p>89.83</text:p>
          </table:table-cell>
          <table:table-cell table:formula="of:=[$'Compare stats'.AB51]" office:value-type="float" office:value="119.1484" calcext:value-type="float">
            <text:p>119.15</text:p>
          </table:table-cell>
          <table:table-cell table:formula="of:=[$'Compare stats'.AD51]" office:value-type="float" office:value="42.48358" calcext:value-type="float">
            <text:p>42.48</text:p>
          </table:table-cell>
          <table:table-cell table:formula="of:=[$'Compare stats'.AC51]" office:value-type="float" office:value="7196.49" calcext:value-type="float">
            <text:p>7196.49</text:p>
          </table:table-cell>
          <table:table-cell table:formula="of:=[$'Compare stats'.AE51]" office:value-type="float" office:value="42.48358" calcext:value-type="float">
            <text:p>42.48</text:p>
          </table:table-cell>
          <table:table-cell table:formula="of:=[$'Compare stats'.AF51]" office:value-type="float" office:value="86.62714" calcext:value-type="float">
            <text:p>86.63</text:p>
          </table:table-cell>
          <table:table-cell table:formula="of:=[$'Compare stats'.AG51]" office:value-type="float" office:value="54.3953" calcext:value-type="float">
            <text:p>54.40</text:p>
          </table:table-cell>
          <table:table-cell table:formula="of:=[$'Compare stats'.AH51]" office:value-type="float" office:value="0" calcext:value-type="float">
            <text:p>0.00</text:p>
          </table:table-cell>
          <table:table-cell table:formula="of:=[$'Compare stats'.AI51]" office:value-type="float" office:value="0" calcext:value-type="float">
            <text:p>0.00</text:p>
          </table:table-cell>
          <table:table-cell table:formula="of:=[$'Compare stats'.AJ51]" office:value-type="float" office:value="0" calcext:value-type="float">
            <text:p>0.00</text:p>
          </table:table-cell>
          <table:table-cell table:formula="of:=[$'Compare stats'.AL51]" office:value-type="float" office:value="0" calcext:value-type="float">
            <text:p>0.00</text:p>
          </table:table-cell>
          <table:table-cell table:formula="of:=[$'Compare stats'.AK51]" office:value-type="float" office:value="0" calcext:value-type="float">
            <text:p>0.00</text:p>
          </table:table-cell>
          <table:table-cell table:formula="of:=[$'Compare stats'.AM51]" office:value-type="float" office:value="0" calcext:value-type="float">
            <text:p>0.00</text:p>
          </table:table-cell>
          <table:table-cell table:formula="of:=[$'Compare stats'.AN51]" office:value-type="float" office:value="0" calcext:value-type="float">
            <text:p>0.00</text:p>
          </table:table-cell>
          <table:table-cell table:formula="of:=[$'Compare stats'.AO51]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$'Compare stats'.B52]" office:value-type="float" office:value="95.96072" calcext:value-type="float">
            <text:p>95.96</text:p>
          </table:table-cell>
          <table:table-cell table:formula="of:=[$'Compare stats'.C52]" office:value-type="float" office:value="63.35864" calcext:value-type="float">
            <text:p>63.36</text:p>
          </table:table-cell>
          <table:table-cell table:formula="of:=[$'Compare stats'.D52]" office:value-type="float" office:value="94.15264" calcext:value-type="float">
            <text:p>94.15</text:p>
          </table:table-cell>
          <table:table-cell table:formula="of:=[$'Compare stats'.F52]" office:value-type="float" office:value="65.1668" calcext:value-type="float">
            <text:p>65.17</text:p>
          </table:table-cell>
          <table:table-cell table:formula="of:=[$'Compare stats'.E52]" office:value-type="float" office:value="7197.764" calcext:value-type="float">
            <text:p>7197.76</text:p>
          </table:table-cell>
          <table:table-cell table:formula="of:=[$'Compare stats'.G52]" office:value-type="float" office:value="65.1668" calcext:value-type="float">
            <text:p>65.17</text:p>
          </table:table-cell>
          <table:table-cell table:formula="of:=[$'Compare stats'.H52]" office:value-type="float" office:value="88.23216" calcext:value-type="float">
            <text:p>88.23</text:p>
          </table:table-cell>
          <table:table-cell table:formula="of:=[$'Compare stats'.I52]" office:value-type="float" office:value="30.67658" calcext:value-type="float">
            <text:p>30.68</text:p>
          </table:table-cell>
          <table:table-cell table:formula="of:=[$'Compare stats'.J52]" office:value-type="float" office:value="95.96072" calcext:value-type="float">
            <text:p>95.96</text:p>
          </table:table-cell>
          <table:table-cell table:formula="of:=[$'Compare stats'.K52]" office:value-type="float" office:value="65.4567" calcext:value-type="float">
            <text:p>65.46</text:p>
          </table:table-cell>
          <table:table-cell table:formula="of:=[$'Compare stats'.L52]" office:value-type="float" office:value="100.81536" calcext:value-type="float">
            <text:p>100.82</text:p>
          </table:table-cell>
          <table:table-cell table:formula="of:=[$'Compare stats'.N52]" office:value-type="float" office:value="60.6022" calcext:value-type="float">
            <text:p>60.60</text:p>
          </table:table-cell>
          <table:table-cell table:formula="of:=[$'Compare stats'.M52]" office:value-type="float" office:value="7197.938" calcext:value-type="float">
            <text:p>7197.94</text:p>
          </table:table-cell>
          <table:table-cell table:formula="of:=[$'Compare stats'.O52]" office:value-type="float" office:value="60.6022" calcext:value-type="float">
            <text:p>60.60</text:p>
          </table:table-cell>
          <table:table-cell table:formula="of:=[$'Compare stats'.P52]" office:value-type="float" office:value="88.43806" calcext:value-type="float">
            <text:p>88.44</text:p>
          </table:table-cell>
          <table:table-cell table:formula="of:=[$'Compare stats'.Q52]" office:value-type="float" office:value="34.846" calcext:value-type="float">
            <text:p>34.85</text:p>
          </table:table-cell>
          <table:table-cell table:formula="of:=[$'Compare stats'.R52]" office:value-type="string" office:string-value="" calcext:value-type="error">
            <text:p>#REF!</text:p>
          </table:table-cell>
          <table:table-cell table:formula="of:=[$'Compare stats'.S52]" office:value-type="string" office:string-value="" calcext:value-type="error">
            <text:p>#REF!</text:p>
          </table:table-cell>
          <table:table-cell table:formula="of:=[$'Compare stats'.T52]" office:value-type="string" office:string-value="" calcext:value-type="error">
            <text:p>#REF!</text:p>
          </table:table-cell>
          <table:table-cell table:formula="of:=[$'Compare stats'.V52]" office:value-type="string" office:string-value="" calcext:value-type="error">
            <text:p>#REF!</text:p>
          </table:table-cell>
          <table:table-cell table:formula="of:=[$'Compare stats'.U52]" office:value-type="string" office:string-value="" calcext:value-type="error">
            <text:p>#REF!</text:p>
          </table:table-cell>
          <table:table-cell table:formula="of:=[$'Compare stats'.W52]" office:value-type="string" office:string-value="" calcext:value-type="error">
            <text:p>#REF!</text:p>
          </table:table-cell>
          <table:table-cell table:formula="of:=[$'Compare stats'.X52]" office:value-type="string" office:string-value="" calcext:value-type="error">
            <text:p>#REF!</text:p>
          </table:table-cell>
          <table:table-cell table:formula="of:=[$'Compare stats'.Y52]" office:value-type="string" office:string-value="" calcext:value-type="error">
            <text:p>#REF!</text:p>
          </table:table-cell>
          <table:table-cell table:formula="of:=[$'Compare stats'.Z52]" office:value-type="float" office:value="95.96072" calcext:value-type="float">
            <text:p>95.96</text:p>
          </table:table-cell>
          <table:table-cell table:formula="of:=[$'Compare stats'.AA52]" office:value-type="float" office:value="65.4567" calcext:value-type="float">
            <text:p>65.46</text:p>
          </table:table-cell>
          <table:table-cell table:formula="of:=[$'Compare stats'.AB52]" office:value-type="float" office:value="98.38838" calcext:value-type="float">
            <text:p>98.39</text:p>
          </table:table-cell>
          <table:table-cell table:formula="of:=[$'Compare stats'.AD52]" office:value-type="float" office:value="63.02922" calcext:value-type="float">
            <text:p>63.03</text:p>
          </table:table-cell>
          <table:table-cell table:formula="of:=[$'Compare stats'.AC52]" office:value-type="float" office:value="7197.166" calcext:value-type="float">
            <text:p>7197.17</text:p>
          </table:table-cell>
          <table:table-cell table:formula="of:=[$'Compare stats'.AE52]" office:value-type="float" office:value="63.02922" calcext:value-type="float">
            <text:p>63.03</text:p>
          </table:table-cell>
          <table:table-cell table:formula="of:=[$'Compare stats'.AF52]" office:value-type="float" office:value="94.66912" calcext:value-type="float">
            <text:p>94.67</text:p>
          </table:table-cell>
          <table:table-cell table:formula="of:=[$'Compare stats'.AG52]" office:value-type="float" office:value="35.74686" calcext:value-type="float">
            <text:p>35.75</text:p>
          </table:table-cell>
          <table:table-cell table:formula="of:=[$'Compare stats'.AH52]" office:value-type="float" office:value="0" calcext:value-type="float">
            <text:p>0.00</text:p>
          </table:table-cell>
          <table:table-cell table:formula="of:=[$'Compare stats'.AI52]" office:value-type="float" office:value="0" calcext:value-type="float">
            <text:p>0.00</text:p>
          </table:table-cell>
          <table:table-cell table:formula="of:=[$'Compare stats'.AJ52]" office:value-type="float" office:value="0" calcext:value-type="float">
            <text:p>0.00</text:p>
          </table:table-cell>
          <table:table-cell table:formula="of:=[$'Compare stats'.AL52]" office:value-type="float" office:value="0" calcext:value-type="float">
            <text:p>0.00</text:p>
          </table:table-cell>
          <table:table-cell table:formula="of:=[$'Compare stats'.AK52]" office:value-type="float" office:value="0" calcext:value-type="float">
            <text:p>0.00</text:p>
          </table:table-cell>
          <table:table-cell table:formula="of:=[$'Compare stats'.AM52]" office:value-type="float" office:value="0" calcext:value-type="float">
            <text:p>0.00</text:p>
          </table:table-cell>
          <table:table-cell table:formula="of:=[$'Compare stats'.AN52]" office:value-type="float" office:value="0" calcext:value-type="float">
            <text:p>0.00</text:p>
          </table:table-cell>
          <table:table-cell table:formula="of:=[$'Compare stats'.AO52]" office:value-type="float" office:value="0" calcext:value-type="float">
            <text:p>0.00</text:p>
          </table:table-cell>
          <table:table-cell table:number-columns-repeated="982"/>
        </table:table-row>
        <table:table-row table:style-name="ro1">
          <table:table-cell table:style-name="Default" table:number-columns-repeated="14"/>
          <table:table-cell table:style-name="Default" table:formula="of:=AVERAGE([.O4:.O11])" office:value-type="string" office:string-value="" calcext:value-type="error">
            <text:p>#REF!</text:p>
          </table:table-cell>
          <table:table-cell table:style-name="Default" table:number-columns-repeated="27"/>
          <table:table-cell table:number-columns-repeated="982"/>
        </table:table-row>
        <table:table-row table:style-name="ro1">
          <table:table-cell table:style-name="Default" table:number-columns-repeated="14"/>
          <table:table-cell table:style-name="Default" table:formula="of:=[.O12]/3600" office:value-type="string" office:string-value="" calcext:value-type="error">
            <text:p>#REF!</text:p>
          </table:table-cell>
          <table:table-cell table:style-name="Default" table:number-columns-repeated="27"/>
          <table:table-cell table:number-columns-repeated="982"/>
        </table:table-row>
        <table:table-row table:style-name="ro1">
          <table:table-cell table:style-name="Default" table:number-columns-repeated="16"/>
          <table:table-cell table:style-name="Default" table:formula="of:=[.O12]-3600" office:value-type="string" office:string-value="" calcext:value-type="error">
            <text:p>#REF!</text:p>
          </table:table-cell>
          <table:table-cell table:style-name="Default" table:number-columns-repeated="25"/>
          <table:table-cell table:number-columns-repeated="982"/>
        </table:table-row>
        <table:table-row table:style-name="ro1">
          <table:table-cell table:style-name="Default" table:number-columns-repeated="16"/>
          <table:table-cell table:style-name="Default" table:formula="of:=[.Q14]/60" office:value-type="string" office:string-value="" calcext:value-type="error">
            <text:p>#REF!</text:p>
          </table:table-cell>
          <table:table-cell table:style-name="Default" table:number-columns-repeated="25"/>
          <table:table-cell table:number-columns-repeated="982"/>
        </table:table-row>
      </table:table>
      <table:table table:name="ResumedTime" table:style-name="ta5">
        <office:forms form:automatic-focus="false" form:apply-design-mode="false"/>
        <table:table-column table:style-name="co37" table:default-cell-style-name="ce85"/>
        <table:table-column table:style-name="co38" table:default-cell-style-name="ce85"/>
        <table:table-column table:style-name="co39" table:number-columns-repeated="3" table:default-cell-style-name="ce36"/>
        <table:table-column table:style-name="co40" table:default-cell-style-name="ce36"/>
        <table:table-column table:style-name="co41" table:number-columns-repeated="2" table:default-cell-style-name="ce36"/>
        <table:table-column table:style-name="co39" table:number-columns-repeated="3" table:default-cell-style-name="ce36"/>
        <table:table-column table:style-name="co40" table:default-cell-style-name="ce36"/>
        <table:table-column table:style-name="co41" table:number-columns-repeated="2" table:default-cell-style-name="ce36"/>
        <table:table-column table:style-name="co39" table:number-columns-repeated="3" table:default-cell-style-name="ce36"/>
        <table:table-column table:style-name="co40" table:default-cell-style-name="ce36"/>
        <table:table-column table:style-name="co41" table:number-columns-repeated="2" table:default-cell-style-name="ce36"/>
        <table:table-column table:style-name="co39" table:number-columns-repeated="3" table:default-cell-style-name="ce36"/>
        <table:table-column table:style-name="co40" table:default-cell-style-name="ce36"/>
        <table:table-column table:style-name="co41" table:number-columns-repeated="2" table:default-cell-style-name="ce36"/>
        <table:table-column table:style-name="co42" table:number-columns-repeated="4" table:default-cell-style-name="ce36"/>
        <table:table-column table:style-name="co9" table:number-columns-repeated="2" table:default-cell-style-name="ce36"/>
        <table:table-column table:style-name="co40" table:default-cell-style-name="ce36"/>
        <table:table-column table:style-name="co39" table:default-cell-style-name="ce91"/>
        <table:table-column table:style-name="co40" table:default-cell-style-name="ce85"/>
        <table:table-column table:style-name="co39" table:default-cell-style-name="ce91"/>
        <table:table-column table:style-name="co41" table:default-cell-style-name="ce91"/>
        <table:table-column table:style-name="co41" table:default-cell-style-name="ce36"/>
        <table:table-row table:style-name="ro1">
          <table:table-cell table:style-name="Default" table:number-columns-repeated="38"/>
        </table:table-row>
        <table:table-row table:style-name="ro2">
          <table:table-cell table:style-name="Default" table:number-columns-repeated="2"/>
          <table:table-cell table:style-name="ce115" office:value-type="string" calcext:value-type="string" table:number-columns-spanned="6" table:number-rows-spanned="1">
            <text:p>ScSp</text:p>
          </table:table-cell>
          <table:covered-table-cell table:number-columns-repeated="4" table:style-name="ce28"/>
          <table:covered-table-cell table:style-name="ce130"/>
          <table:table-cell table:style-name="ce43" office:value-type="string" calcext:value-type="string" table:number-columns-spanned="6" table:number-rows-spanned="1">
            <text:p>McSp</text:p>
          </table:table-cell>
          <table:covered-table-cell table:number-columns-repeated="4" table:style-name="ce130"/>
          <table:covered-table-cell table:style-name="ce132"/>
          <table:table-cell table:style-name="ce28" office:value-type="string" calcext:value-type="string" table:number-columns-spanned="6" table:number-rows-spanned="1">
            <text:p>ScMp</text:p>
          </table:table-cell>
          <table:covered-table-cell table:number-columns-repeated="5" table:style-name="ce130"/>
          <table:table-cell table:style-name="ce43" office:value-type="string" calcext:value-type="string" table:number-columns-spanned="6" table:number-rows-spanned="1">
            <text:p>McMp</text:p>
          </table:table-cell>
          <table:covered-table-cell table:number-columns-repeated="4" table:style-name="ce130"/>
          <table:covered-table-cell table:style-name="ce132"/>
          <table:table-cell table:style-name="ce28" office:value-type="string" calcext:value-type="string" table:number-columns-spanned="6" table:number-rows-spanned="1">
            <text:p>PC</text:p>
          </table:table-cell>
          <table:covered-table-cell table:number-columns-repeated="4" table:style-name="ce28"/>
          <table:covered-table-cell table:style-name="ce142"/>
          <table:table-cell table:style-name="ce43"/>
          <table:table-cell table:style-name="ce28" table:number-columns-repeated="4"/>
          <table:table-cell table:style-name="ce132"/>
        </table:table-row>
        <table:table-row table:style-name="ro1">
          <table:table-cell table:style-name="ce134" office:value-type="string" calcext:value-type="string">
            <text:p>n</text:p>
          </table:table-cell>
          <table:table-cell table:style-name="ce134" office:value-type="string" calcext:value-type="string">
            <text:p>m</text:p>
          </table:table-cell>
          <table:table-cell table:style-name="ce126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126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133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126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133" office:value-type="string" calcext:value-type="string">
            <text:p>waitp(%)</text:p>
          </table:table-cell>
          <table:table-cell table:style-name="ce91" office:value-type="string" calcext:value-type="string">
            <text:p>c(%)</text:p>
          </table:table-cell>
          <table:table-cell table:style-name="ce91" office:value-type="string" calcext:value-type="string">
            <text:p>p(%)</text:p>
          </table:table-cell>
          <table:table-cell table:style-name="ce91" office:value-type="string" calcext:value-type="string">
            <text:p>b(%)</text:p>
          </table:table-cell>
          <table:table-cell table:style-name="ce91" office:value-type="string" calcext:value-type="string">
            <text:p>e(%)</text:p>
          </table:table-cell>
          <table:table-cell table:style-name="ce91" office:value-type="string" calcext:value-type="string">
            <text:p>waitc(%)</text:p>
          </table:table-cell>
          <table:table-cell table:style-name="ce57" office:value-type="string" calcext:value-type="string">
            <text:p>waitp(%)</text:p>
          </table:table-cell>
          <table:table-cell table:style-name="ce126"/>
          <table:table-cell/>
          <table:table-cell table:style-name="ce91"/>
          <table:table-cell table:number-columns-repeated="2"/>
          <table:table-cell table:style-name="ce13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$'Compare Time'.B45]" office:value-type="float" office:value="0" calcext:value-type="float">
            <text:p>0.00</text:p>
          </table:table-cell>
          <table:table-cell table:formula="of:=[$'Compare Time'.C45]" office:value-type="float" office:value="0" calcext:value-type="float">
            <text:p>0.00</text:p>
          </table:table-cell>
          <table:table-cell table:formula="of:=[$'Compare Time'.D45]" office:value-type="float" office:value="0" calcext:value-type="float">
            <text:p>0.00</text:p>
          </table:table-cell>
          <table:table-cell table:formula="of:=[$'Compare Time'.E45]" office:value-type="float" office:value="0" calcext:value-type="float">
            <text:p>0.00</text:p>
          </table:table-cell>
          <table:table-cell table:formula="of:=[$'Compare Time'.F45]" office:value-type="float" office:value="0" calcext:value-type="float">
            <text:p>0.00</text:p>
          </table:table-cell>
          <table:table-cell table:formula="of:=[$'Compare Time'.G45]" office:value-type="float" office:value="0" calcext:value-type="float">
            <text:p>0.00</text:p>
          </table:table-cell>
          <table:table-cell table:formula="of:=[$'Compare Time'.H45]" office:value-type="float" office:value="0" calcext:value-type="float">
            <text:p>0.00</text:p>
          </table:table-cell>
          <table:table-cell table:formula="of:=[$'Compare Time'.I45]" office:value-type="float" office:value="0" calcext:value-type="float">
            <text:p>0.00</text:p>
          </table:table-cell>
          <table:table-cell table:formula="of:=[$'Compare Time'.J45]" office:value-type="float" office:value="0" calcext:value-type="float">
            <text:p>0.00</text:p>
          </table:table-cell>
          <table:table-cell table:formula="of:=[$'Compare Time'.K45]" office:value-type="float" office:value="0" calcext:value-type="float">
            <text:p>0.00</text:p>
          </table:table-cell>
          <table:table-cell table:formula="of:=[$'Compare Time'.L45]" office:value-type="float" office:value="0" calcext:value-type="float">
            <text:p>0.00</text:p>
          </table:table-cell>
          <table:table-cell table:formula="of:=[$'Compare Time'.M45]" office:value-type="float" office:value="0" calcext:value-type="float">
            <text:p>0.00</text:p>
          </table:table-cell>
          <table:table-cell table:formula="of:=[$'Compare Time'.N45]" office:value-type="float" office:value="0" calcext:value-type="float">
            <text:p>0.00</text:p>
          </table:table-cell>
          <table:table-cell table:formula="of:=[$'Compare Time'.O45]" office:value-type="float" office:value="0" calcext:value-type="float">
            <text:p>0.00</text:p>
          </table:table-cell>
          <table:table-cell table:formula="of:=[$'Compare Time'.P45]" office:value-type="float" office:value="0" calcext:value-type="float">
            <text:p>0.00</text:p>
          </table:table-cell>
          <table:table-cell table:formula="of:=[$'Compare Time'.Q45]" office:value-type="float" office:value="0" calcext:value-type="float">
            <text:p>0.00</text:p>
          </table:table-cell>
          <table:table-cell table:formula="of:=[$'Compare Time'.R45]" office:value-type="float" office:value="0" calcext:value-type="float">
            <text:p>0.00</text:p>
          </table:table-cell>
          <table:table-cell table:formula="of:=[$'Compare Time'.S45]" office:value-type="float" office:value="0" calcext:value-type="float">
            <text:p>0.00</text:p>
          </table:table-cell>
          <table:table-cell table:formula="of:=[$'Compare Time'.T45]" office:value-type="float" office:value="0" calcext:value-type="float">
            <text:p>0.00</text:p>
          </table:table-cell>
          <table:table-cell table:formula="of:=[$'Compare Time'.U45]" office:value-type="float" office:value="0" calcext:value-type="float">
            <text:p>0.00</text:p>
          </table:table-cell>
          <table:table-cell table:formula="of:=[$'Compare Time'.V45]" office:value-type="float" office:value="0" calcext:value-type="float">
            <text:p>0.00</text:p>
          </table:table-cell>
          <table:table-cell table:formula="of:=[$'Compare Time'.W45]" office:value-type="float" office:value="0" calcext:value-type="float">
            <text:p>0.00</text:p>
          </table:table-cell>
          <table:table-cell table:formula="of:=[$'Compare Time'.X45]" office:value-type="float" office:value="0" calcext:value-type="float">
            <text:p>0.00</text:p>
          </table:table-cell>
          <table:table-cell table:formula="of:=[$'Compare Time'.Y45]" office:value-type="float" office:value="0" calcext:value-type="float">
            <text:p>0.00</text:p>
          </table:table-cell>
          <table:table-cell table:formula="of:=[$'Compare Time'.Z45]" office:value-type="float" office:value="0" calcext:value-type="float">
            <text:p>0.00</text:p>
          </table:table-cell>
          <table:table-cell table:formula="of:=[$'Compare Time'.AA45]" office:value-type="float" office:value="0" calcext:value-type="float">
            <text:p>0.00</text:p>
          </table:table-cell>
          <table:table-cell table:formula="of:=[$'Compare Time'.AB45]" office:value-type="float" office:value="0" calcext:value-type="float">
            <text:p>0.00</text:p>
          </table:table-cell>
          <table:table-cell table:formula="of:=[$'Compare Time'.AC45]" office:value-type="float" office:value="0" calcext:value-type="float">
            <text:p>0.00</text:p>
          </table:table-cell>
          <table:table-cell table:formula="of:=[$'Compare Time'.AD45]" office:value-type="float" office:value="0" calcext:value-type="float">
            <text:p>0.00</text:p>
          </table:table-cell>
          <table:table-cell table:formula="of:=[$'Compare Time'.AE45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formula="of:=[$'Compare Time'.B46]" office:value-type="float" office:value="0" calcext:value-type="float">
            <text:p>0.00</text:p>
          </table:table-cell>
          <table:table-cell table:formula="of:=[$'Compare Time'.C46]" office:value-type="float" office:value="0" calcext:value-type="float">
            <text:p>0.00</text:p>
          </table:table-cell>
          <table:table-cell table:formula="of:=[$'Compare Time'.D46]" office:value-type="float" office:value="0" calcext:value-type="float">
            <text:p>0.00</text:p>
          </table:table-cell>
          <table:table-cell table:formula="of:=[$'Compare Time'.E46]" office:value-type="float" office:value="0" calcext:value-type="float">
            <text:p>0.00</text:p>
          </table:table-cell>
          <table:table-cell table:formula="of:=[$'Compare Time'.F46]" office:value-type="float" office:value="0" calcext:value-type="float">
            <text:p>0.00</text:p>
          </table:table-cell>
          <table:table-cell table:formula="of:=[$'Compare Time'.G46]" office:value-type="float" office:value="0" calcext:value-type="float">
            <text:p>0.00</text:p>
          </table:table-cell>
          <table:table-cell table:formula="of:=[$'Compare Time'.H46]" office:value-type="float" office:value="0" calcext:value-type="float">
            <text:p>0.00</text:p>
          </table:table-cell>
          <table:table-cell table:formula="of:=[$'Compare Time'.I46]" office:value-type="float" office:value="0" calcext:value-type="float">
            <text:p>0.00</text:p>
          </table:table-cell>
          <table:table-cell table:formula="of:=[$'Compare Time'.J46]" office:value-type="float" office:value="0" calcext:value-type="float">
            <text:p>0.00</text:p>
          </table:table-cell>
          <table:table-cell table:formula="of:=[$'Compare Time'.K46]" office:value-type="float" office:value="0" calcext:value-type="float">
            <text:p>0.00</text:p>
          </table:table-cell>
          <table:table-cell table:formula="of:=[$'Compare Time'.L46]" office:value-type="float" office:value="0" calcext:value-type="float">
            <text:p>0.00</text:p>
          </table:table-cell>
          <table:table-cell table:formula="of:=[$'Compare Time'.M46]" office:value-type="float" office:value="0" calcext:value-type="float">
            <text:p>0.00</text:p>
          </table:table-cell>
          <table:table-cell table:formula="of:=[$'Compare Time'.N46]" office:value-type="float" office:value="0" calcext:value-type="float">
            <text:p>0.00</text:p>
          </table:table-cell>
          <table:table-cell table:formula="of:=[$'Compare Time'.O46]" office:value-type="float" office:value="0" calcext:value-type="float">
            <text:p>0.00</text:p>
          </table:table-cell>
          <table:table-cell table:formula="of:=[$'Compare Time'.P46]" office:value-type="float" office:value="0" calcext:value-type="float">
            <text:p>0.00</text:p>
          </table:table-cell>
          <table:table-cell table:formula="of:=[$'Compare Time'.Q46]" office:value-type="float" office:value="0" calcext:value-type="float">
            <text:p>0.00</text:p>
          </table:table-cell>
          <table:table-cell table:formula="of:=[$'Compare Time'.R46]" office:value-type="float" office:value="0" calcext:value-type="float">
            <text:p>0.00</text:p>
          </table:table-cell>
          <table:table-cell table:formula="of:=[$'Compare Time'.S46]" office:value-type="float" office:value="0" calcext:value-type="float">
            <text:p>0.00</text:p>
          </table:table-cell>
          <table:table-cell table:formula="of:=[$'Compare Time'.T46]" office:value-type="float" office:value="0" calcext:value-type="float">
            <text:p>0.00</text:p>
          </table:table-cell>
          <table:table-cell table:formula="of:=[$'Compare Time'.U46]" office:value-type="float" office:value="0" calcext:value-type="float">
            <text:p>0.00</text:p>
          </table:table-cell>
          <table:table-cell table:formula="of:=[$'Compare Time'.V46]" office:value-type="float" office:value="0" calcext:value-type="float">
            <text:p>0.00</text:p>
          </table:table-cell>
          <table:table-cell table:formula="of:=[$'Compare Time'.W46]" office:value-type="float" office:value="0" calcext:value-type="float">
            <text:p>0.00</text:p>
          </table:table-cell>
          <table:table-cell table:formula="of:=[$'Compare Time'.X46]" office:value-type="float" office:value="0" calcext:value-type="float">
            <text:p>0.00</text:p>
          </table:table-cell>
          <table:table-cell table:formula="of:=[$'Compare Time'.Y46]" office:value-type="float" office:value="0" calcext:value-type="float">
            <text:p>0.00</text:p>
          </table:table-cell>
          <table:table-cell table:formula="of:=[$'Compare Time'.Z46]" office:value-type="float" office:value="0" calcext:value-type="float">
            <text:p>0.00</text:p>
          </table:table-cell>
          <table:table-cell table:formula="of:=[$'Compare Time'.AA46]" office:value-type="float" office:value="0" calcext:value-type="float">
            <text:p>0.00</text:p>
          </table:table-cell>
          <table:table-cell table:formula="of:=[$'Compare Time'.AB46]" office:value-type="float" office:value="0" calcext:value-type="float">
            <text:p>0.00</text:p>
          </table:table-cell>
          <table:table-cell table:formula="of:=[$'Compare Time'.AC46]" office:value-type="float" office:value="0" calcext:value-type="float">
            <text:p>0.00</text:p>
          </table:table-cell>
          <table:table-cell table:formula="of:=[$'Compare Time'.AD46]" office:value-type="float" office:value="0" calcext:value-type="float">
            <text:p>0.00</text:p>
          </table:table-cell>
          <table:table-cell table:formula="of:=[$'Compare Time'.AE46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$'Compare Time'.B47]" office:value-type="float" office:value="0" calcext:value-type="float">
            <text:p>0.00</text:p>
          </table:table-cell>
          <table:table-cell table:formula="of:=[$'Compare Time'.C47]" office:value-type="float" office:value="0" calcext:value-type="float">
            <text:p>0.00</text:p>
          </table:table-cell>
          <table:table-cell table:formula="of:=[$'Compare Time'.D47]" office:value-type="float" office:value="0" calcext:value-type="float">
            <text:p>0.00</text:p>
          </table:table-cell>
          <table:table-cell table:formula="of:=[$'Compare Time'.E47]" office:value-type="float" office:value="0" calcext:value-type="float">
            <text:p>0.00</text:p>
          </table:table-cell>
          <table:table-cell table:formula="of:=[$'Compare Time'.F47]" office:value-type="float" office:value="0" calcext:value-type="float">
            <text:p>0.00</text:p>
          </table:table-cell>
          <table:table-cell table:formula="of:=[$'Compare Time'.G47]" office:value-type="float" office:value="0" calcext:value-type="float">
            <text:p>0.00</text:p>
          </table:table-cell>
          <table:table-cell table:formula="of:=[$'Compare Time'.H47]" office:value-type="float" office:value="0" calcext:value-type="float">
            <text:p>0.00</text:p>
          </table:table-cell>
          <table:table-cell table:formula="of:=[$'Compare Time'.I47]" office:value-type="float" office:value="0" calcext:value-type="float">
            <text:p>0.00</text:p>
          </table:table-cell>
          <table:table-cell table:formula="of:=[$'Compare Time'.J47]" office:value-type="float" office:value="0" calcext:value-type="float">
            <text:p>0.00</text:p>
          </table:table-cell>
          <table:table-cell table:formula="of:=[$'Compare Time'.K47]" office:value-type="float" office:value="0" calcext:value-type="float">
            <text:p>0.00</text:p>
          </table:table-cell>
          <table:table-cell table:formula="of:=[$'Compare Time'.L47]" office:value-type="float" office:value="0" calcext:value-type="float">
            <text:p>0.00</text:p>
          </table:table-cell>
          <table:table-cell table:formula="of:=[$'Compare Time'.M47]" office:value-type="float" office:value="0" calcext:value-type="float">
            <text:p>0.00</text:p>
          </table:table-cell>
          <table:table-cell table:formula="of:=[$'Compare Time'.N47]" office:value-type="float" office:value="0" calcext:value-type="float">
            <text:p>0.00</text:p>
          </table:table-cell>
          <table:table-cell table:formula="of:=[$'Compare Time'.O47]" office:value-type="float" office:value="0" calcext:value-type="float">
            <text:p>0.00</text:p>
          </table:table-cell>
          <table:table-cell table:formula="of:=[$'Compare Time'.P47]" office:value-type="float" office:value="0" calcext:value-type="float">
            <text:p>0.00</text:p>
          </table:table-cell>
          <table:table-cell table:formula="of:=[$'Compare Time'.Q47]" office:value-type="float" office:value="0" calcext:value-type="float">
            <text:p>0.00</text:p>
          </table:table-cell>
          <table:table-cell table:formula="of:=[$'Compare Time'.R47]" office:value-type="float" office:value="0" calcext:value-type="float">
            <text:p>0.00</text:p>
          </table:table-cell>
          <table:table-cell table:formula="of:=[$'Compare Time'.S47]" office:value-type="float" office:value="0" calcext:value-type="float">
            <text:p>0.00</text:p>
          </table:table-cell>
          <table:table-cell table:formula="of:=[$'Compare Time'.T47]" office:value-type="float" office:value="0" calcext:value-type="float">
            <text:p>0.00</text:p>
          </table:table-cell>
          <table:table-cell table:formula="of:=[$'Compare Time'.U47]" office:value-type="float" office:value="0" calcext:value-type="float">
            <text:p>0.00</text:p>
          </table:table-cell>
          <table:table-cell table:formula="of:=[$'Compare Time'.V47]" office:value-type="float" office:value="0" calcext:value-type="float">
            <text:p>0.00</text:p>
          </table:table-cell>
          <table:table-cell table:formula="of:=[$'Compare Time'.W47]" office:value-type="float" office:value="0" calcext:value-type="float">
            <text:p>0.00</text:p>
          </table:table-cell>
          <table:table-cell table:formula="of:=[$'Compare Time'.X47]" office:value-type="float" office:value="0" calcext:value-type="float">
            <text:p>0.00</text:p>
          </table:table-cell>
          <table:table-cell table:formula="of:=[$'Compare Time'.Y47]" office:value-type="float" office:value="0" calcext:value-type="float">
            <text:p>0.00</text:p>
          </table:table-cell>
          <table:table-cell table:formula="of:=[$'Compare Time'.Z47]" office:value-type="float" office:value="0" calcext:value-type="float">
            <text:p>0.00</text:p>
          </table:table-cell>
          <table:table-cell table:formula="of:=[$'Compare Time'.AA47]" office:value-type="float" office:value="0" calcext:value-type="float">
            <text:p>0.00</text:p>
          </table:table-cell>
          <table:table-cell table:formula="of:=[$'Compare Time'.AB47]" office:value-type="float" office:value="0" calcext:value-type="float">
            <text:p>0.00</text:p>
          </table:table-cell>
          <table:table-cell table:formula="of:=[$'Compare Time'.AC47]" office:value-type="float" office:value="0" calcext:value-type="float">
            <text:p>0.00</text:p>
          </table:table-cell>
          <table:table-cell table:formula="of:=[$'Compare Time'.AD47]" office:value-type="float" office:value="0" calcext:value-type="float">
            <text:p>0.00</text:p>
          </table:table-cell>
          <table:table-cell table:formula="of:=[$'Compare Time'.AE47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$'Compare Time'.B48]" office:value-type="float" office:value="0" calcext:value-type="float">
            <text:p>0.00</text:p>
          </table:table-cell>
          <table:table-cell table:formula="of:=[$'Compare Time'.C48]" office:value-type="float" office:value="0" calcext:value-type="float">
            <text:p>0.00</text:p>
          </table:table-cell>
          <table:table-cell table:formula="of:=[$'Compare Time'.D48]" office:value-type="float" office:value="0" calcext:value-type="float">
            <text:p>0.00</text:p>
          </table:table-cell>
          <table:table-cell table:formula="of:=[$'Compare Time'.E48]" office:value-type="float" office:value="0" calcext:value-type="float">
            <text:p>0.00</text:p>
          </table:table-cell>
          <table:table-cell table:formula="of:=[$'Compare Time'.F48]" office:value-type="float" office:value="0" calcext:value-type="float">
            <text:p>0.00</text:p>
          </table:table-cell>
          <table:table-cell table:formula="of:=[$'Compare Time'.G48]" office:value-type="float" office:value="0" calcext:value-type="float">
            <text:p>0.00</text:p>
          </table:table-cell>
          <table:table-cell table:formula="of:=[$'Compare Time'.H48]" office:value-type="float" office:value="0" calcext:value-type="float">
            <text:p>0.00</text:p>
          </table:table-cell>
          <table:table-cell table:formula="of:=[$'Compare Time'.I48]" office:value-type="float" office:value="0" calcext:value-type="float">
            <text:p>0.00</text:p>
          </table:table-cell>
          <table:table-cell table:formula="of:=[$'Compare Time'.J48]" office:value-type="float" office:value="0" calcext:value-type="float">
            <text:p>0.00</text:p>
          </table:table-cell>
          <table:table-cell table:formula="of:=[$'Compare Time'.K48]" office:value-type="float" office:value="0" calcext:value-type="float">
            <text:p>0.00</text:p>
          </table:table-cell>
          <table:table-cell table:formula="of:=[$'Compare Time'.L48]" office:value-type="float" office:value="0" calcext:value-type="float">
            <text:p>0.00</text:p>
          </table:table-cell>
          <table:table-cell table:formula="of:=[$'Compare Time'.M48]" office:value-type="float" office:value="0" calcext:value-type="float">
            <text:p>0.00</text:p>
          </table:table-cell>
          <table:table-cell table:formula="of:=[$'Compare Time'.N48]" office:value-type="float" office:value="0" calcext:value-type="float">
            <text:p>0.00</text:p>
          </table:table-cell>
          <table:table-cell table:formula="of:=[$'Compare Time'.O48]" office:value-type="float" office:value="0" calcext:value-type="float">
            <text:p>0.00</text:p>
          </table:table-cell>
          <table:table-cell table:formula="of:=[$'Compare Time'.P48]" office:value-type="float" office:value="0" calcext:value-type="float">
            <text:p>0.00</text:p>
          </table:table-cell>
          <table:table-cell table:formula="of:=[$'Compare Time'.Q48]" office:value-type="float" office:value="0" calcext:value-type="float">
            <text:p>0.00</text:p>
          </table:table-cell>
          <table:table-cell table:formula="of:=[$'Compare Time'.R48]" office:value-type="float" office:value="0" calcext:value-type="float">
            <text:p>0.00</text:p>
          </table:table-cell>
          <table:table-cell table:formula="of:=[$'Compare Time'.S48]" office:value-type="float" office:value="0" calcext:value-type="float">
            <text:p>0.00</text:p>
          </table:table-cell>
          <table:table-cell table:formula="of:=[$'Compare Time'.T48]" office:value-type="float" office:value="0" calcext:value-type="float">
            <text:p>0.00</text:p>
          </table:table-cell>
          <table:table-cell table:formula="of:=[$'Compare Time'.U48]" office:value-type="float" office:value="0" calcext:value-type="float">
            <text:p>0.00</text:p>
          </table:table-cell>
          <table:table-cell table:formula="of:=[$'Compare Time'.V48]" office:value-type="float" office:value="0" calcext:value-type="float">
            <text:p>0.00</text:p>
          </table:table-cell>
          <table:table-cell table:formula="of:=[$'Compare Time'.W48]" office:value-type="float" office:value="0" calcext:value-type="float">
            <text:p>0.00</text:p>
          </table:table-cell>
          <table:table-cell table:formula="of:=[$'Compare Time'.X48]" office:value-type="float" office:value="0" calcext:value-type="float">
            <text:p>0.00</text:p>
          </table:table-cell>
          <table:table-cell table:formula="of:=[$'Compare Time'.Y48]" office:value-type="float" office:value="0" calcext:value-type="float">
            <text:p>0.00</text:p>
          </table:table-cell>
          <table:table-cell table:formula="of:=[$'Compare Time'.Z48]" office:value-type="float" office:value="0" calcext:value-type="float">
            <text:p>0.00</text:p>
          </table:table-cell>
          <table:table-cell table:formula="of:=[$'Compare Time'.AA48]" office:value-type="float" office:value="0" calcext:value-type="float">
            <text:p>0.00</text:p>
          </table:table-cell>
          <table:table-cell table:formula="of:=[$'Compare Time'.AB48]" office:value-type="float" office:value="0" calcext:value-type="float">
            <text:p>0.00</text:p>
          </table:table-cell>
          <table:table-cell table:formula="of:=[$'Compare Time'.AC48]" office:value-type="float" office:value="0" calcext:value-type="float">
            <text:p>0.00</text:p>
          </table:table-cell>
          <table:table-cell table:formula="of:=[$'Compare Time'.AD48]" office:value-type="float" office:value="0" calcext:value-type="float">
            <text:p>0.00</text:p>
          </table:table-cell>
          <table:table-cell table:formula="of:=[$'Compare Time'.AE48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$'Compare Time'.B49]" office:value-type="float" office:value="0" calcext:value-type="float">
            <text:p>0.00</text:p>
          </table:table-cell>
          <table:table-cell table:formula="of:=[$'Compare Time'.C49]" office:value-type="float" office:value="0" calcext:value-type="float">
            <text:p>0.00</text:p>
          </table:table-cell>
          <table:table-cell table:formula="of:=[$'Compare Time'.D49]" office:value-type="float" office:value="0" calcext:value-type="float">
            <text:p>0.00</text:p>
          </table:table-cell>
          <table:table-cell table:formula="of:=[$'Compare Time'.E49]" office:value-type="float" office:value="0" calcext:value-type="float">
            <text:p>0.00</text:p>
          </table:table-cell>
          <table:table-cell table:formula="of:=[$'Compare Time'.F49]" office:value-type="float" office:value="0" calcext:value-type="float">
            <text:p>0.00</text:p>
          </table:table-cell>
          <table:table-cell table:formula="of:=[$'Compare Time'.G49]" office:value-type="float" office:value="0" calcext:value-type="float">
            <text:p>0.00</text:p>
          </table:table-cell>
          <table:table-cell table:formula="of:=[$'Compare Time'.H49]" office:value-type="float" office:value="0" calcext:value-type="float">
            <text:p>0.00</text:p>
          </table:table-cell>
          <table:table-cell table:formula="of:=[$'Compare Time'.I49]" office:value-type="float" office:value="0" calcext:value-type="float">
            <text:p>0.00</text:p>
          </table:table-cell>
          <table:table-cell table:formula="of:=[$'Compare Time'.J49]" office:value-type="float" office:value="0" calcext:value-type="float">
            <text:p>0.00</text:p>
          </table:table-cell>
          <table:table-cell table:formula="of:=[$'Compare Time'.K49]" office:value-type="float" office:value="0" calcext:value-type="float">
            <text:p>0.00</text:p>
          </table:table-cell>
          <table:table-cell table:formula="of:=[$'Compare Time'.L49]" office:value-type="float" office:value="0" calcext:value-type="float">
            <text:p>0.00</text:p>
          </table:table-cell>
          <table:table-cell table:formula="of:=[$'Compare Time'.M49]" office:value-type="float" office:value="0" calcext:value-type="float">
            <text:p>0.00</text:p>
          </table:table-cell>
          <table:table-cell table:formula="of:=[$'Compare Time'.N49]" office:value-type="float" office:value="0" calcext:value-type="float">
            <text:p>0.00</text:p>
          </table:table-cell>
          <table:table-cell table:formula="of:=[$'Compare Time'.O49]" office:value-type="float" office:value="0" calcext:value-type="float">
            <text:p>0.00</text:p>
          </table:table-cell>
          <table:table-cell table:formula="of:=[$'Compare Time'.P49]" office:value-type="float" office:value="0" calcext:value-type="float">
            <text:p>0.00</text:p>
          </table:table-cell>
          <table:table-cell table:formula="of:=[$'Compare Time'.Q49]" office:value-type="float" office:value="0" calcext:value-type="float">
            <text:p>0.00</text:p>
          </table:table-cell>
          <table:table-cell table:formula="of:=[$'Compare Time'.R49]" office:value-type="float" office:value="0" calcext:value-type="float">
            <text:p>0.00</text:p>
          </table:table-cell>
          <table:table-cell table:formula="of:=[$'Compare Time'.S49]" office:value-type="float" office:value="0" calcext:value-type="float">
            <text:p>0.00</text:p>
          </table:table-cell>
          <table:table-cell table:formula="of:=[$'Compare Time'.T49]" office:value-type="float" office:value="0" calcext:value-type="float">
            <text:p>0.00</text:p>
          </table:table-cell>
          <table:table-cell table:formula="of:=[$'Compare Time'.U49]" office:value-type="float" office:value="0" calcext:value-type="float">
            <text:p>0.00</text:p>
          </table:table-cell>
          <table:table-cell table:formula="of:=[$'Compare Time'.V49]" office:value-type="float" office:value="0" calcext:value-type="float">
            <text:p>0.00</text:p>
          </table:table-cell>
          <table:table-cell table:formula="of:=[$'Compare Time'.W49]" office:value-type="float" office:value="0" calcext:value-type="float">
            <text:p>0.00</text:p>
          </table:table-cell>
          <table:table-cell table:formula="of:=[$'Compare Time'.X49]" office:value-type="float" office:value="0" calcext:value-type="float">
            <text:p>0.00</text:p>
          </table:table-cell>
          <table:table-cell table:formula="of:=[$'Compare Time'.Y49]" office:value-type="float" office:value="0" calcext:value-type="float">
            <text:p>0.00</text:p>
          </table:table-cell>
          <table:table-cell table:formula="of:=[$'Compare Time'.Z49]" office:value-type="float" office:value="0" calcext:value-type="float">
            <text:p>0.00</text:p>
          </table:table-cell>
          <table:table-cell table:formula="of:=[$'Compare Time'.AA49]" office:value-type="float" office:value="0" calcext:value-type="float">
            <text:p>0.00</text:p>
          </table:table-cell>
          <table:table-cell table:formula="of:=[$'Compare Time'.AB49]" office:value-type="float" office:value="0" calcext:value-type="float">
            <text:p>0.00</text:p>
          </table:table-cell>
          <table:table-cell table:formula="of:=[$'Compare Time'.AC49]" office:value-type="float" office:value="0" calcext:value-type="float">
            <text:p>0.00</text:p>
          </table:table-cell>
          <table:table-cell table:formula="of:=[$'Compare Time'.AD49]" office:value-type="float" office:value="0" calcext:value-type="float">
            <text:p>0.00</text:p>
          </table:table-cell>
          <table:table-cell table:formula="of:=[$'Compare Time'.AE49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formula="of:=[$'Compare Time'.B50]" office:value-type="float" office:value="0" calcext:value-type="float">
            <text:p>0.00</text:p>
          </table:table-cell>
          <table:table-cell table:formula="of:=[$'Compare Time'.C50]" office:value-type="float" office:value="0" calcext:value-type="float">
            <text:p>0.00</text:p>
          </table:table-cell>
          <table:table-cell table:formula="of:=[$'Compare Time'.D50]" office:value-type="float" office:value="0" calcext:value-type="float">
            <text:p>0.00</text:p>
          </table:table-cell>
          <table:table-cell table:formula="of:=[$'Compare Time'.E50]" office:value-type="float" office:value="0" calcext:value-type="float">
            <text:p>0.00</text:p>
          </table:table-cell>
          <table:table-cell table:formula="of:=[$'Compare Time'.F50]" office:value-type="float" office:value="0" calcext:value-type="float">
            <text:p>0.00</text:p>
          </table:table-cell>
          <table:table-cell table:formula="of:=[$'Compare Time'.G50]" office:value-type="float" office:value="0" calcext:value-type="float">
            <text:p>0.00</text:p>
          </table:table-cell>
          <table:table-cell table:formula="of:=[$'Compare Time'.H50]" office:value-type="float" office:value="0" calcext:value-type="float">
            <text:p>0.00</text:p>
          </table:table-cell>
          <table:table-cell table:formula="of:=[$'Compare Time'.I50]" office:value-type="float" office:value="0" calcext:value-type="float">
            <text:p>0.00</text:p>
          </table:table-cell>
          <table:table-cell table:formula="of:=[$'Compare Time'.J50]" office:value-type="float" office:value="0" calcext:value-type="float">
            <text:p>0.00</text:p>
          </table:table-cell>
          <table:table-cell table:formula="of:=[$'Compare Time'.K50]" office:value-type="float" office:value="0" calcext:value-type="float">
            <text:p>0.00</text:p>
          </table:table-cell>
          <table:table-cell table:formula="of:=[$'Compare Time'.L50]" office:value-type="float" office:value="0" calcext:value-type="float">
            <text:p>0.00</text:p>
          </table:table-cell>
          <table:table-cell table:formula="of:=[$'Compare Time'.M50]" office:value-type="float" office:value="0" calcext:value-type="float">
            <text:p>0.00</text:p>
          </table:table-cell>
          <table:table-cell table:formula="of:=[$'Compare Time'.N50]" office:value-type="float" office:value="0" calcext:value-type="float">
            <text:p>0.00</text:p>
          </table:table-cell>
          <table:table-cell table:formula="of:=[$'Compare Time'.O50]" office:value-type="float" office:value="0" calcext:value-type="float">
            <text:p>0.00</text:p>
          </table:table-cell>
          <table:table-cell table:formula="of:=[$'Compare Time'.P50]" office:value-type="float" office:value="0" calcext:value-type="float">
            <text:p>0.00</text:p>
          </table:table-cell>
          <table:table-cell table:formula="of:=[$'Compare Time'.Q50]" office:value-type="float" office:value="0" calcext:value-type="float">
            <text:p>0.00</text:p>
          </table:table-cell>
          <table:table-cell table:formula="of:=[$'Compare Time'.R50]" office:value-type="float" office:value="0" calcext:value-type="float">
            <text:p>0.00</text:p>
          </table:table-cell>
          <table:table-cell table:formula="of:=[$'Compare Time'.S50]" office:value-type="float" office:value="0" calcext:value-type="float">
            <text:p>0.00</text:p>
          </table:table-cell>
          <table:table-cell table:formula="of:=[$'Compare Time'.T50]" office:value-type="float" office:value="0" calcext:value-type="float">
            <text:p>0.00</text:p>
          </table:table-cell>
          <table:table-cell table:formula="of:=[$'Compare Time'.U50]" office:value-type="float" office:value="0" calcext:value-type="float">
            <text:p>0.00</text:p>
          </table:table-cell>
          <table:table-cell table:formula="of:=[$'Compare Time'.V50]" office:value-type="float" office:value="0" calcext:value-type="float">
            <text:p>0.00</text:p>
          </table:table-cell>
          <table:table-cell table:formula="of:=[$'Compare Time'.W50]" office:value-type="float" office:value="0" calcext:value-type="float">
            <text:p>0.00</text:p>
          </table:table-cell>
          <table:table-cell table:formula="of:=[$'Compare Time'.X50]" office:value-type="float" office:value="0" calcext:value-type="float">
            <text:p>0.00</text:p>
          </table:table-cell>
          <table:table-cell table:formula="of:=[$'Compare Time'.Y50]" office:value-type="float" office:value="0" calcext:value-type="float">
            <text:p>0.00</text:p>
          </table:table-cell>
          <table:table-cell table:formula="of:=[$'Compare Time'.Z50]" office:value-type="float" office:value="0" calcext:value-type="float">
            <text:p>0.00</text:p>
          </table:table-cell>
          <table:table-cell table:formula="of:=[$'Compare Time'.AA50]" office:value-type="float" office:value="0" calcext:value-type="float">
            <text:p>0.00</text:p>
          </table:table-cell>
          <table:table-cell table:formula="of:=[$'Compare Time'.AB50]" office:value-type="float" office:value="0" calcext:value-type="float">
            <text:p>0.00</text:p>
          </table:table-cell>
          <table:table-cell table:formula="of:=[$'Compare Time'.AC50]" office:value-type="float" office:value="0" calcext:value-type="float">
            <text:p>0.00</text:p>
          </table:table-cell>
          <table:table-cell table:formula="of:=[$'Compare Time'.AD50]" office:value-type="float" office:value="0" calcext:value-type="float">
            <text:p>0.00</text:p>
          </table:table-cell>
          <table:table-cell table:formula="of:=[$'Compare Time'.AE50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$'Compare Time'.B51]" office:value-type="float" office:value="0" calcext:value-type="float">
            <text:p>0.00</text:p>
          </table:table-cell>
          <table:table-cell table:formula="of:=[$'Compare Time'.C51]" office:value-type="float" office:value="0" calcext:value-type="float">
            <text:p>0.00</text:p>
          </table:table-cell>
          <table:table-cell table:formula="of:=[$'Compare Time'.D51]" office:value-type="float" office:value="0" calcext:value-type="float">
            <text:p>0.00</text:p>
          </table:table-cell>
          <table:table-cell table:formula="of:=[$'Compare Time'.E51]" office:value-type="float" office:value="0" calcext:value-type="float">
            <text:p>0.00</text:p>
          </table:table-cell>
          <table:table-cell table:formula="of:=[$'Compare Time'.F51]" office:value-type="float" office:value="0" calcext:value-type="float">
            <text:p>0.00</text:p>
          </table:table-cell>
          <table:table-cell table:formula="of:=[$'Compare Time'.G51]" office:value-type="float" office:value="0" calcext:value-type="float">
            <text:p>0.00</text:p>
          </table:table-cell>
          <table:table-cell table:formula="of:=[$'Compare Time'.H51]" office:value-type="float" office:value="0" calcext:value-type="float">
            <text:p>0.00</text:p>
          </table:table-cell>
          <table:table-cell table:formula="of:=[$'Compare Time'.I51]" office:value-type="float" office:value="0" calcext:value-type="float">
            <text:p>0.00</text:p>
          </table:table-cell>
          <table:table-cell table:formula="of:=[$'Compare Time'.J51]" office:value-type="float" office:value="0" calcext:value-type="float">
            <text:p>0.00</text:p>
          </table:table-cell>
          <table:table-cell table:formula="of:=[$'Compare Time'.K51]" office:value-type="float" office:value="0" calcext:value-type="float">
            <text:p>0.00</text:p>
          </table:table-cell>
          <table:table-cell table:formula="of:=[$'Compare Time'.L51]" office:value-type="float" office:value="0" calcext:value-type="float">
            <text:p>0.00</text:p>
          </table:table-cell>
          <table:table-cell table:formula="of:=[$'Compare Time'.M51]" office:value-type="float" office:value="0" calcext:value-type="float">
            <text:p>0.00</text:p>
          </table:table-cell>
          <table:table-cell table:formula="of:=[$'Compare Time'.N51]" office:value-type="float" office:value="0" calcext:value-type="float">
            <text:p>0.00</text:p>
          </table:table-cell>
          <table:table-cell table:formula="of:=[$'Compare Time'.O51]" office:value-type="float" office:value="0" calcext:value-type="float">
            <text:p>0.00</text:p>
          </table:table-cell>
          <table:table-cell table:formula="of:=[$'Compare Time'.P51]" office:value-type="float" office:value="0" calcext:value-type="float">
            <text:p>0.00</text:p>
          </table:table-cell>
          <table:table-cell table:formula="of:=[$'Compare Time'.Q51]" office:value-type="float" office:value="0" calcext:value-type="float">
            <text:p>0.00</text:p>
          </table:table-cell>
          <table:table-cell table:formula="of:=[$'Compare Time'.R51]" office:value-type="float" office:value="0" calcext:value-type="float">
            <text:p>0.00</text:p>
          </table:table-cell>
          <table:table-cell table:formula="of:=[$'Compare Time'.S51]" office:value-type="float" office:value="0" calcext:value-type="float">
            <text:p>0.00</text:p>
          </table:table-cell>
          <table:table-cell table:formula="of:=[$'Compare Time'.T51]" office:value-type="float" office:value="0" calcext:value-type="float">
            <text:p>0.00</text:p>
          </table:table-cell>
          <table:table-cell table:formula="of:=[$'Compare Time'.U51]" office:value-type="float" office:value="0" calcext:value-type="float">
            <text:p>0.00</text:p>
          </table:table-cell>
          <table:table-cell table:formula="of:=[$'Compare Time'.V51]" office:value-type="float" office:value="0" calcext:value-type="float">
            <text:p>0.00</text:p>
          </table:table-cell>
          <table:table-cell table:formula="of:=[$'Compare Time'.W51]" office:value-type="float" office:value="0" calcext:value-type="float">
            <text:p>0.00</text:p>
          </table:table-cell>
          <table:table-cell table:formula="of:=[$'Compare Time'.X51]" office:value-type="float" office:value="0" calcext:value-type="float">
            <text:p>0.00</text:p>
          </table:table-cell>
          <table:table-cell table:formula="of:=[$'Compare Time'.Y51]" office:value-type="float" office:value="0" calcext:value-type="float">
            <text:p>0.00</text:p>
          </table:table-cell>
          <table:table-cell table:formula="of:=[$'Compare Time'.Z51]" office:value-type="float" office:value="0" calcext:value-type="float">
            <text:p>0.00</text:p>
          </table:table-cell>
          <table:table-cell table:formula="of:=[$'Compare Time'.AA51]" office:value-type="float" office:value="0" calcext:value-type="float">
            <text:p>0.00</text:p>
          </table:table-cell>
          <table:table-cell table:formula="of:=[$'Compare Time'.AB51]" office:value-type="float" office:value="0" calcext:value-type="float">
            <text:p>0.00</text:p>
          </table:table-cell>
          <table:table-cell table:formula="of:=[$'Compare Time'.AC51]" office:value-type="float" office:value="0" calcext:value-type="float">
            <text:p>0.00</text:p>
          </table:table-cell>
          <table:table-cell table:formula="of:=[$'Compare Time'.AD51]" office:value-type="float" office:value="0" calcext:value-type="float">
            <text:p>0.00</text:p>
          </table:table-cell>
          <table:table-cell table:formula="of:=[$'Compare Time'.AE51]" office:value-type="float" office:value="0" calcext:value-type="float">
            <text:p>0.00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$'Compare Time'.B52]" office:value-type="float" office:value="0" calcext:value-type="float">
            <text:p>0.00</text:p>
          </table:table-cell>
          <table:table-cell table:formula="of:=[$'Compare Time'.C52]" office:value-type="float" office:value="0" calcext:value-type="float">
            <text:p>0.00</text:p>
          </table:table-cell>
          <table:table-cell table:formula="of:=[$'Compare Time'.D52]" office:value-type="float" office:value="0" calcext:value-type="float">
            <text:p>0.00</text:p>
          </table:table-cell>
          <table:table-cell table:formula="of:=[$'Compare Time'.E52]" office:value-type="float" office:value="0" calcext:value-type="float">
            <text:p>0.00</text:p>
          </table:table-cell>
          <table:table-cell table:formula="of:=[$'Compare Time'.F52]" office:value-type="float" office:value="0" calcext:value-type="float">
            <text:p>0.00</text:p>
          </table:table-cell>
          <table:table-cell table:formula="of:=[$'Compare Time'.G52]" office:value-type="float" office:value="0" calcext:value-type="float">
            <text:p>0.00</text:p>
          </table:table-cell>
          <table:table-cell table:formula="of:=[$'Compare Time'.H52]" office:value-type="float" office:value="0" calcext:value-type="float">
            <text:p>0.00</text:p>
          </table:table-cell>
          <table:table-cell table:formula="of:=[$'Compare Time'.I52]" office:value-type="float" office:value="0" calcext:value-type="float">
            <text:p>0.00</text:p>
          </table:table-cell>
          <table:table-cell table:formula="of:=[$'Compare Time'.J52]" office:value-type="float" office:value="0" calcext:value-type="float">
            <text:p>0.00</text:p>
          </table:table-cell>
          <table:table-cell table:formula="of:=[$'Compare Time'.K52]" office:value-type="float" office:value="0" calcext:value-type="float">
            <text:p>0.00</text:p>
          </table:table-cell>
          <table:table-cell table:formula="of:=[$'Compare Time'.L52]" office:value-type="float" office:value="0" calcext:value-type="float">
            <text:p>0.00</text:p>
          </table:table-cell>
          <table:table-cell table:formula="of:=[$'Compare Time'.M52]" office:value-type="float" office:value="0" calcext:value-type="float">
            <text:p>0.00</text:p>
          </table:table-cell>
          <table:table-cell table:formula="of:=[$'Compare Time'.N52]" office:value-type="float" office:value="0" calcext:value-type="float">
            <text:p>0.00</text:p>
          </table:table-cell>
          <table:table-cell table:formula="of:=[$'Compare Time'.O52]" office:value-type="float" office:value="0" calcext:value-type="float">
            <text:p>0.00</text:p>
          </table:table-cell>
          <table:table-cell table:formula="of:=[$'Compare Time'.P52]" office:value-type="float" office:value="0" calcext:value-type="float">
            <text:p>0.00</text:p>
          </table:table-cell>
          <table:table-cell table:formula="of:=[$'Compare Time'.Q52]" office:value-type="float" office:value="0" calcext:value-type="float">
            <text:p>0.00</text:p>
          </table:table-cell>
          <table:table-cell table:formula="of:=[$'Compare Time'.R52]" office:value-type="float" office:value="0" calcext:value-type="float">
            <text:p>0.00</text:p>
          </table:table-cell>
          <table:table-cell table:formula="of:=[$'Compare Time'.S52]" office:value-type="float" office:value="0" calcext:value-type="float">
            <text:p>0.00</text:p>
          </table:table-cell>
          <table:table-cell table:formula="of:=[$'Compare Time'.T52]" office:value-type="float" office:value="0" calcext:value-type="float">
            <text:p>0.00</text:p>
          </table:table-cell>
          <table:table-cell table:formula="of:=[$'Compare Time'.U52]" office:value-type="float" office:value="0" calcext:value-type="float">
            <text:p>0.00</text:p>
          </table:table-cell>
          <table:table-cell table:formula="of:=[$'Compare Time'.V52]" office:value-type="float" office:value="0" calcext:value-type="float">
            <text:p>0.00</text:p>
          </table:table-cell>
          <table:table-cell table:formula="of:=[$'Compare Time'.W52]" office:value-type="float" office:value="0" calcext:value-type="float">
            <text:p>0.00</text:p>
          </table:table-cell>
          <table:table-cell table:formula="of:=[$'Compare Time'.X52]" office:value-type="float" office:value="0" calcext:value-type="float">
            <text:p>0.00</text:p>
          </table:table-cell>
          <table:table-cell table:formula="of:=[$'Compare Time'.Y52]" office:value-type="float" office:value="0" calcext:value-type="float">
            <text:p>0.00</text:p>
          </table:table-cell>
          <table:table-cell table:formula="of:=[$'Compare Time'.Z52]" office:value-type="float" office:value="0" calcext:value-type="float">
            <text:p>0.00</text:p>
          </table:table-cell>
          <table:table-cell table:formula="of:=[$'Compare Time'.AA52]" office:value-type="float" office:value="0" calcext:value-type="float">
            <text:p>0.00</text:p>
          </table:table-cell>
          <table:table-cell table:formula="of:=[$'Compare Time'.AB52]" office:value-type="float" office:value="0" calcext:value-type="float">
            <text:p>0.00</text:p>
          </table:table-cell>
          <table:table-cell table:formula="of:=[$'Compare Time'.AC52]" office:value-type="float" office:value="0" calcext:value-type="float">
            <text:p>0.00</text:p>
          </table:table-cell>
          <table:table-cell table:formula="of:=[$'Compare Time'.AD52]" office:value-type="float" office:value="0" calcext:value-type="float">
            <text:p>0.00</text:p>
          </table:table-cell>
          <table:table-cell table:formula="of:=[$'Compare Time'.AE52]" office:value-type="float" office:value="0" calcext:value-type="float">
            <text:p>0.00</text:p>
          </table:table-cell>
          <table:table-cell table:number-columns-repeated="6"/>
        </table:table-row>
      </table:table>
      <table:table table:name="ResumedDist" table:style-name="ta5">
        <office:forms form:automatic-focus="false" form:apply-design-mode="false"/>
        <table:table-column table:style-name="co10" table:number-columns-repeated="2" table:default-cell-style-name="Default"/>
        <table:table-column table:style-name="co37" table:default-cell-style-name="ce85"/>
        <table:table-column table:style-name="co38" table:default-cell-style-name="ce85"/>
        <table:table-column table:style-name="co39" table:default-cell-style-name="ce126"/>
        <table:table-column table:style-name="co39" table:number-columns-repeated="3" table:default-cell-style-name="ce91"/>
        <table:table-column table:style-name="co39" table:default-cell-style-name="ce126"/>
        <table:table-column table:style-name="co39" table:number-columns-repeated="2" table:default-cell-style-name="ce91"/>
        <table:table-column table:style-name="co39" table:default-cell-style-name="ce133"/>
        <table:table-column table:style-name="co39" table:number-columns-repeated="4" table:default-cell-style-name="ce91"/>
        <table:table-column table:style-name="co39" table:default-cell-style-name="ce126"/>
        <table:table-column table:style-name="co39" table:number-columns-repeated="2" table:default-cell-style-name="ce91"/>
        <table:table-column table:style-name="co39" table:default-cell-style-name="ce133"/>
        <table:table-column table:style-name="co39" table:default-cell-style-name="ce126"/>
        <table:table-column table:style-name="co40" table:number-columns-repeated="2" table:default-cell-style-name="ce91"/>
        <table:table-column table:style-name="co39" table:default-cell-style-name="ce133"/>
        <table:table-column table:style-name="co40" table:default-cell-style-name="ce126"/>
        <table:table-column table:style-name="co39" table:default-cell-style-name="ce91"/>
        <table:table-column table:style-name="co40" table:default-cell-style-name="ce91"/>
        <table:table-column table:style-name="co39" table:default-cell-style-name="ce133"/>
        <table:table-row table:style-name="ro1">
          <table:table-cell table:number-columns-repeated="2"/>
          <table:table-cell table:style-name="Default" table:number-columns-repeated="26"/>
        </table:table-row>
        <table:table-row table:style-name="ro2">
          <table:table-cell table:number-columns-repeated="2"/>
          <table:table-cell table:style-name="Default" table:number-columns-repeated="2"/>
          <table:table-cell table:style-name="ce115" office:value-type="string" calcext:value-type="string" table:number-columns-spanned="4" table:number-rows-spanned="1">
            <text:p>ScSp</text:p>
          </table:table-cell>
          <table:covered-table-cell table:number-columns-repeated="3" table:style-name="ce28"/>
          <table:table-cell table:style-name="ce140" office:value-type="string" calcext:value-type="string" table:number-columns-spanned="4" table:number-rows-spanned="1">
            <text:p>McSp</text:p>
          </table:table-cell>
          <table:covered-table-cell table:number-columns-repeated="2" table:style-name="ce130"/>
          <table:covered-table-cell table:style-name="ce132"/>
          <table:table-cell table:style-name="ce28" office:value-type="string" calcext:value-type="string" table:number-columns-spanned="4" table:number-rows-spanned="1">
            <text:p>ScMp</text:p>
          </table:table-cell>
          <table:covered-table-cell table:number-columns-repeated="3" table:style-name="ce130"/>
          <table:table-cell table:style-name="ce140" office:value-type="string" calcext:value-type="string" table:number-columns-spanned="4" table:number-rows-spanned="1">
            <text:p>McMp</text:p>
          </table:table-cell>
          <table:covered-table-cell table:number-columns-repeated="2" table:style-name="ce130"/>
          <table:covered-table-cell table:style-name="ce132"/>
          <table:table-cell table:style-name="ce140" office:value-type="string" calcext:value-type="string" table:number-columns-spanned="4" table:number-rows-spanned="1">
            <text:p>Customer</text:p>
          </table:table-cell>
          <table:covered-table-cell table:number-columns-repeated="2" table:style-name="ce28"/>
          <table:covered-table-cell table:style-name="ce131"/>
          <table:table-cell table:style-name="ce140" office:value-type="string" calcext:value-type="string" table:number-columns-spanned="4" table:number-rows-spanned="1">
            <text:p>Parcel</text:p>
          </table:table-cell>
          <table:covered-table-cell table:number-columns-repeated="2" table:style-name="ce28"/>
          <table:covered-table-cell table:style-name="ce131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  <table:table-cell office:value-type="string" calcext:value-type="string">
            <text:p>c(%)</text:p>
          </table:table-cell>
          <table:table-cell office:value-type="string" calcext:value-type="string">
            <text:p>p(%)</text:p>
          </table:table-cell>
          <table:table-cell office:value-type="string" calcext:value-type="string">
            <text:p>b(%)</text:p>
          </table:table-cell>
          <table:table-cell office:value-type="string" calcext:value-type="string">
            <text:p>e(%)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8.79701" calcext:value-type="float">
            <text:p>38.8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1.20299" calcext:value-type="float">
            <text:p>61.20</text:p>
          </table:table-cell>
          <table:table-cell office:value-type="float" office:value="0" calcext:value-type="float">
            <text:p>0.00</text:p>
          </table:table-cell>
          <table:table-cell office:value-type="float" office:value="64.36135" calcext:value-type="float">
            <text:p>64.36</text:p>
          </table:table-cell>
          <table:table-cell office:value-type="float" office:value="0" calcext:value-type="float">
            <text:p>0.00</text:p>
          </table:table-cell>
          <table:table-cell office:value-type="float" office:value="35.63865" calcext:value-type="float">
            <text:p>35.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1581" calcext:value-type="float">
            <text:p>40.1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8419" calcext:value-type="float">
            <text:p>59.84</text:p>
          </table:table-cell>
          <table:table-cell office:value-type="float" office:value="0" calcext:value-type="float">
            <text:p>0.00</text:p>
          </table:table-cell>
          <table:table-cell office:value-type="float" office:value="48.89647" calcext:value-type="float">
            <text:p>48.90</text:p>
          </table:table-cell>
          <table:table-cell office:value-type="float" office:value="0" calcext:value-type="float">
            <text:p>0.00</text:p>
          </table:table-cell>
          <table:table-cell office:value-type="float" office:value="31.10353" calcext:value-type="float">
            <text:p>31.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1944" calcext:value-type="float">
            <text:p>44.1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8056" calcext:value-type="float">
            <text:p>55.81</text:p>
          </table:table-cell>
          <table:table-cell office:value-type="float" office:value="0" calcext:value-type="float">
            <text:p>0.00</text:p>
          </table:table-cell>
          <table:table-cell office:value-type="float" office:value="64.30503" calcext:value-type="float">
            <text:p>64.31</text:p>
          </table:table-cell>
          <table:table-cell office:value-type="float" office:value="0" calcext:value-type="float">
            <text:p>0.00</text:p>
          </table:table-cell>
          <table:table-cell office:value-type="float" office:value="35.69497" calcext:value-type="float">
            <text:p>35.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08321" calcext:value-type="float">
            <text:p>40.0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91679" calcext:value-type="float">
            <text:p>59.92</text:p>
          </table:table-cell>
          <table:table-cell office:value-type="float" office:value="0" calcext:value-type="float">
            <text:p>0.00</text:p>
          </table:table-cell>
          <table:table-cell office:value-type="float" office:value="69.6876" calcext:value-type="float">
            <text:p>69.69</text:p>
          </table:table-cell>
          <table:table-cell office:value-type="float" office:value="0" calcext:value-type="float">
            <text:p>0.00</text:p>
          </table:table-cell>
          <table:table-cell office:value-type="float" office:value="30.3124" calcext:value-type="float">
            <text:p>30.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87179" calcext:value-type="float">
            <text:p>39.8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12821" calcext:value-type="float">
            <text:p>60.13</text:p>
          </table:table-cell>
          <table:table-cell office:value-type="float" office:value="0" calcext:value-type="float">
            <text:p>0.00</text:p>
          </table:table-cell>
          <table:table-cell office:value-type="float" office:value="34.12119" calcext:value-type="float">
            <text:p>34.12</text:p>
          </table:table-cell>
          <table:table-cell office:value-type="float" office:value="0" calcext:value-type="float">
            <text:p>0.00</text:p>
          </table:table-cell>
          <table:table-cell office:value-type="float" office:value="35.87881" calcext:value-type="float">
            <text:p>35.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46779" calcext:value-type="float">
            <text:p>44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53221" calcext:value-type="float">
            <text:p>55.53</text:p>
          </table:table-cell>
          <table:table-cell office:value-type="float" office:value="0" calcext:value-type="float">
            <text:p>0.00</text:p>
          </table:table-cell>
          <table:table-cell office:value-type="float" office:value="55.44728" calcext:value-type="float">
            <text:p>55.45</text:p>
          </table:table-cell>
          <table:table-cell office:value-type="float" office:value="0" calcext:value-type="float">
            <text:p>0.00</text:p>
          </table:table-cell>
          <table:table-cell office:value-type="float" office:value="44.55272" calcext:value-type="float">
            <text:p>44.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47367" calcext:value-type="float">
            <text:p>39.4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52633" calcext:value-type="float">
            <text:p>60.53</text:p>
          </table:table-cell>
          <table:table-cell office:value-type="float" office:value="0" calcext:value-type="float">
            <text:p>0.00</text:p>
          </table:table-cell>
          <table:table-cell office:value-type="float" office:value="65.30494" calcext:value-type="float">
            <text:p>65.30</text:p>
          </table:table-cell>
          <table:table-cell office:value-type="float" office:value="0" calcext:value-type="float">
            <text:p>0.00</text:p>
          </table:table-cell>
          <table:table-cell office:value-type="float" office:value="34.69506" calcext:value-type="float">
            <text:p>34.7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1.51273" calcext:value-type="float">
            <text:p>41.5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8.48727" calcext:value-type="float">
            <text:p>58.49</text:p>
          </table:table-cell>
          <table:table-cell office:value-type="float" office:value="0" calcext:value-type="float">
            <text:p>0.00</text:p>
          </table:table-cell>
          <table:table-cell office:value-type="float" office:value="68.95857" calcext:value-type="float">
            <text:p>68.96</text:p>
          </table:table-cell>
          <table:table-cell office:value-type="float" office:value="0" calcext:value-type="float">
            <text:p>0.00</text:p>
          </table:table-cell>
          <table:table-cell office:value-type="float" office:value="31.04143" calcext:value-type="float">
            <text:p>31.04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$'Compare Dist'.B45]" office:value-type="float" office:value="0" calcext:value-type="float">
            <text:p>0.00</text:p>
          </table:table-cell>
          <table:table-cell table:formula="of:=[$'Compare Dist'.C45]" office:value-type="float" office:value="0" calcext:value-type="float">
            <text:p>0.00</text:p>
          </table:table-cell>
          <table:table-cell table:formula="of:=[$'Compare Dist'.D45]" office:value-type="float" office:value="0" calcext:value-type="float">
            <text:p>0.00</text:p>
          </table:table-cell>
          <table:table-cell table:formula="of:=[$'Compare Dist'.E45]" office:value-type="float" office:value="0" calcext:value-type="float">
            <text:p>0.00</text:p>
          </table:table-cell>
          <table:table-cell table:formula="of:=[$'Compare Dist'.F45]" office:value-type="float" office:value="0" calcext:value-type="float">
            <text:p>0.00</text:p>
          </table:table-cell>
          <table:table-cell table:formula="of:=[$'Compare Dist'.G45]" office:value-type="float" office:value="0" calcext:value-type="float">
            <text:p>0.00</text:p>
          </table:table-cell>
          <table:table-cell table:formula="of:=[$'Compare Dist'.H45]" office:value-type="float" office:value="0" calcext:value-type="float">
            <text:p>0.00</text:p>
          </table:table-cell>
          <table:table-cell table:formula="of:=[$'Compare Dist'.I45]" office:value-type="float" office:value="0" calcext:value-type="float">
            <text:p>0.00</text:p>
          </table:table-cell>
          <table:table-cell table:formula="of:=[$'Compare Dist'.J45]" office:value-type="float" office:value="0" calcext:value-type="float">
            <text:p>0.00</text:p>
          </table:table-cell>
          <table:table-cell table:formula="of:=[$'Compare Dist'.K45]" office:value-type="float" office:value="0" calcext:value-type="float">
            <text:p>0.00</text:p>
          </table:table-cell>
          <table:table-cell table:formula="of:=[$'Compare Dist'.L45]" office:value-type="float" office:value="0" calcext:value-type="float">
            <text:p>0.00</text:p>
          </table:table-cell>
          <table:table-cell table:formula="of:=[$'Compare Dist'.M45]" office:value-type="float" office:value="0" calcext:value-type="float">
            <text:p>0.00</text:p>
          </table:table-cell>
          <table:table-cell table:formula="of:=[$'Compare Dist'.N45]" office:value-type="float" office:value="0" calcext:value-type="float">
            <text:p>0.00</text:p>
          </table:table-cell>
          <table:table-cell table:formula="of:=[$'Compare Dist'.O45]" office:value-type="float" office:value="0" calcext:value-type="float">
            <text:p>0.00</text:p>
          </table:table-cell>
          <table:table-cell table:formula="of:=[$'Compare Dist'.P45]" office:value-type="float" office:value="0" calcext:value-type="float">
            <text:p>0.00</text:p>
          </table:table-cell>
          <table:table-cell table:formula="of:=[$'Compare Dist'.Q45]" office:value-type="float" office:value="0" calcext:value-type="float">
            <text:p>0.00</text:p>
          </table:table-cell>
          <table:table-cell office:value-type="float" office:value="39.66388" calcext:value-type="float">
            <text:p>39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33612" calcext:value-type="float">
            <text:p>60.34</text:p>
          </table:table-cell>
          <table:table-cell office:value-type="float" office:value="0" calcext:value-type="float">
            <text:p>0.00</text:p>
          </table:table-cell>
          <table:table-cell office:value-type="float" office:value="20.21756" calcext:value-type="float">
            <text:p>20.22</text:p>
          </table:table-cell>
          <table:table-cell office:value-type="float" office:value="0" calcext:value-type="float">
            <text:p>0.00</text:p>
          </table:table-cell>
          <table:table-cell office:value-type="float" office:value="19.78244" calcext:value-type="float">
            <text:p>19.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4.27479" calcext:value-type="float">
            <text:p>44.27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72521" calcext:value-type="float">
            <text:p>55.73</text:p>
          </table:table-cell>
          <table:table-cell office:value-type="float" office:value="0" calcext:value-type="float">
            <text:p>0.00</text:p>
          </table:table-cell>
          <table:table-cell office:value-type="float" office:value="40.60551" calcext:value-type="float">
            <text:p>40.61</text:p>
          </table:table-cell>
          <table:table-cell office:value-type="float" office:value="0" calcext:value-type="float">
            <text:p>0.00</text:p>
          </table:table-cell>
          <table:table-cell office:value-type="float" office:value="39.39449" calcext:value-type="float">
            <text:p>39.3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72981" calcext:value-type="float">
            <text:p>40.73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27019" calcext:value-type="float">
            <text:p>59.27</text:p>
          </table:table-cell>
          <table:table-cell office:value-type="float" office:value="0" calcext:value-type="float">
            <text:p>0.00</text:p>
          </table:table-cell>
          <table:table-cell office:value-type="float" office:value="56.24384" calcext:value-type="float">
            <text:p>56.24</text:p>
          </table:table-cell>
          <table:table-cell office:value-type="float" office:value="0" calcext:value-type="float">
            <text:p>0.00</text:p>
          </table:table-cell>
          <table:table-cell office:value-type="float" office:value="33.75616" calcext:value-type="float">
            <text:p>33.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71801" calcext:value-type="float">
            <text:p>39.7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28199" calcext:value-type="float">
            <text:p>60.28</text:p>
          </table:table-cell>
          <table:table-cell office:value-type="float" office:value="0" calcext:value-type="float">
            <text:p>0.00</text:p>
          </table:table-cell>
          <table:table-cell office:value-type="float" office:value="62.23359" calcext:value-type="float">
            <text:p>62.23</text:p>
          </table:table-cell>
          <table:table-cell office:value-type="float" office:value="0" calcext:value-type="float">
            <text:p>0.00</text:p>
          </table:table-cell>
          <table:table-cell office:value-type="float" office:value="37.76641" calcext:value-type="float">
            <text:p>37.7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" calcext:value-type="float">
            <text:p>6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60208" calcext:value-type="float">
            <text:p>40.6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39792" calcext:value-type="float">
            <text:p>59.40</text:p>
          </table:table-cell>
          <table:table-cell office:value-type="float" office:value="0" calcext:value-type="float">
            <text:p>0.00</text:p>
          </table:table-cell>
          <table:table-cell office:value-type="float" office:value="74.61527" calcext:value-type="float">
            <text:p>74.62</text:p>
          </table:table-cell>
          <table:table-cell office:value-type="float" office:value="0" calcext:value-type="float">
            <text:p>0.00</text:p>
          </table:table-cell>
          <table:table-cell office:value-type="float" office:value="25.384725" calcext:value-type="float">
            <text:p>25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$'Compare Dist'.B46]" office:value-type="float" office:value="0" calcext:value-type="float">
            <text:p>0.00</text:p>
          </table:table-cell>
          <table:table-cell table:formula="of:=[$'Compare Dist'.C46]" office:value-type="float" office:value="0" calcext:value-type="float">
            <text:p>0.00</text:p>
          </table:table-cell>
          <table:table-cell table:formula="of:=[$'Compare Dist'.D46]" office:value-type="float" office:value="0" calcext:value-type="float">
            <text:p>0.00</text:p>
          </table:table-cell>
          <table:table-cell table:formula="of:=[$'Compare Dist'.E46]" office:value-type="float" office:value="0" calcext:value-type="float">
            <text:p>0.00</text:p>
          </table:table-cell>
          <table:table-cell table:formula="of:=[$'Compare Dist'.F46]" office:value-type="float" office:value="0" calcext:value-type="float">
            <text:p>0.00</text:p>
          </table:table-cell>
          <table:table-cell table:formula="of:=[$'Compare Dist'.G46]" office:value-type="float" office:value="0" calcext:value-type="float">
            <text:p>0.00</text:p>
          </table:table-cell>
          <table:table-cell table:formula="of:=[$'Compare Dist'.H46]" office:value-type="float" office:value="0" calcext:value-type="float">
            <text:p>0.00</text:p>
          </table:table-cell>
          <table:table-cell table:formula="of:=[$'Compare Dist'.I46]" office:value-type="float" office:value="0" calcext:value-type="float">
            <text:p>0.00</text:p>
          </table:table-cell>
          <table:table-cell table:formula="of:=[$'Compare Dist'.J46]" office:value-type="float" office:value="0" calcext:value-type="float">
            <text:p>0.00</text:p>
          </table:table-cell>
          <table:table-cell table:formula="of:=[$'Compare Dist'.K46]" office:value-type="float" office:value="0" calcext:value-type="float">
            <text:p>0.00</text:p>
          </table:table-cell>
          <table:table-cell table:formula="of:=[$'Compare Dist'.L46]" office:value-type="float" office:value="0" calcext:value-type="float">
            <text:p>0.00</text:p>
          </table:table-cell>
          <table:table-cell table:formula="of:=[$'Compare Dist'.M46]" office:value-type="float" office:value="0" calcext:value-type="float">
            <text:p>0.00</text:p>
          </table:table-cell>
          <table:table-cell table:formula="of:=[$'Compare Dist'.N46]" office:value-type="float" office:value="0" calcext:value-type="float">
            <text:p>0.00</text:p>
          </table:table-cell>
          <table:table-cell table:formula="of:=[$'Compare Dist'.O46]" office:value-type="float" office:value="0" calcext:value-type="float">
            <text:p>0.00</text:p>
          </table:table-cell>
          <table:table-cell table:formula="of:=[$'Compare Dist'.P46]" office:value-type="float" office:value="0" calcext:value-type="float">
            <text:p>0.00</text:p>
          </table:table-cell>
          <table:table-cell table:formula="of:=[$'Compare Dist'.Q46]" office:value-type="float" office:value="0" calcext:value-type="float">
            <text:p>0.00</text:p>
          </table:table-cell>
          <table:table-cell office:value-type="float" office:value="44.48042" calcext:value-type="float">
            <text:p>44.4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5.51958" calcext:value-type="float">
            <text:p>55.52</text:p>
          </table:table-cell>
          <table:table-cell office:value-type="float" office:value="0" calcext:value-type="float">
            <text:p>0.00</text:p>
          </table:table-cell>
          <table:table-cell office:value-type="float" office:value="20.75679" calcext:value-type="float">
            <text:p>20.76</text:p>
          </table:table-cell>
          <table:table-cell office:value-type="float" office:value="0" calcext:value-type="float">
            <text:p>0.00</text:p>
          </table:table-cell>
          <table:table-cell office:value-type="float" office:value="19.24321" calcext:value-type="float">
            <text:p>19.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2.2473" calcext:value-type="float">
            <text:p>42.25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7.7527" calcext:value-type="float">
            <text:p>57.75</text:p>
          </table:table-cell>
          <table:table-cell office:value-type="float" office:value="0" calcext:value-type="float">
            <text:p>0.00</text:p>
          </table:table-cell>
          <table:table-cell office:value-type="float" office:value="37.68172" calcext:value-type="float">
            <text:p>37.68</text:p>
          </table:table-cell>
          <table:table-cell office:value-type="float" office:value="0" calcext:value-type="float">
            <text:p>0.00</text:p>
          </table:table-cell>
          <table:table-cell office:value-type="float" office:value="22.31828" calcext:value-type="float">
            <text:p>22.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1.7008" calcext:value-type="float">
            <text:p>41.7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8.2992" calcext:value-type="float">
            <text:p>58.30</text:p>
          </table:table-cell>
          <table:table-cell office:value-type="float" office:value="0" calcext:value-type="float">
            <text:p>0.00</text:p>
          </table:table-cell>
          <table:table-cell office:value-type="float" office:value="62.08679" calcext:value-type="float">
            <text:p>62.09</text:p>
          </table:table-cell>
          <table:table-cell office:value-type="float" office:value="0" calcext:value-type="float">
            <text:p>0.00</text:p>
          </table:table-cell>
          <table:table-cell office:value-type="float" office:value="37.91321" calcext:value-type="float">
            <text:p>37.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$'Compare Dist'.B47]" office:value-type="float" office:value="0" calcext:value-type="float">
            <text:p>0.00</text:p>
          </table:table-cell>
          <table:table-cell table:formula="of:=[$'Compare Dist'.C47]" office:value-type="float" office:value="0" calcext:value-type="float">
            <text:p>0.00</text:p>
          </table:table-cell>
          <table:table-cell table:formula="of:=[$'Compare Dist'.D47]" office:value-type="float" office:value="0" calcext:value-type="float">
            <text:p>0.00</text:p>
          </table:table-cell>
          <table:table-cell table:formula="of:=[$'Compare Dist'.E47]" office:value-type="float" office:value="0" calcext:value-type="float">
            <text:p>0.00</text:p>
          </table:table-cell>
          <table:table-cell table:formula="of:=[$'Compare Dist'.F47]" office:value-type="float" office:value="0" calcext:value-type="float">
            <text:p>0.00</text:p>
          </table:table-cell>
          <table:table-cell table:formula="of:=[$'Compare Dist'.G47]" office:value-type="float" office:value="0" calcext:value-type="float">
            <text:p>0.00</text:p>
          </table:table-cell>
          <table:table-cell table:formula="of:=[$'Compare Dist'.H47]" office:value-type="float" office:value="0" calcext:value-type="float">
            <text:p>0.00</text:p>
          </table:table-cell>
          <table:table-cell table:formula="of:=[$'Compare Dist'.I47]" office:value-type="float" office:value="0" calcext:value-type="float">
            <text:p>0.00</text:p>
          </table:table-cell>
          <table:table-cell table:formula="of:=[$'Compare Dist'.J47]" office:value-type="float" office:value="0" calcext:value-type="float">
            <text:p>0.00</text:p>
          </table:table-cell>
          <table:table-cell table:formula="of:=[$'Compare Dist'.K47]" office:value-type="float" office:value="0" calcext:value-type="float">
            <text:p>0.00</text:p>
          </table:table-cell>
          <table:table-cell table:formula="of:=[$'Compare Dist'.L47]" office:value-type="float" office:value="0" calcext:value-type="float">
            <text:p>0.00</text:p>
          </table:table-cell>
          <table:table-cell table:formula="of:=[$'Compare Dist'.M47]" office:value-type="float" office:value="0" calcext:value-type="float">
            <text:p>0.00</text:p>
          </table:table-cell>
          <table:table-cell table:formula="of:=[$'Compare Dist'.N47]" office:value-type="float" office:value="0" calcext:value-type="float">
            <text:p>0.00</text:p>
          </table:table-cell>
          <table:table-cell table:formula="of:=[$'Compare Dist'.O47]" office:value-type="float" office:value="0" calcext:value-type="float">
            <text:p>0.00</text:p>
          </table:table-cell>
          <table:table-cell table:formula="of:=[$'Compare Dist'.P47]" office:value-type="float" office:value="0" calcext:value-type="float">
            <text:p>0.00</text:p>
          </table:table-cell>
          <table:table-cell table:formula="of:=[$'Compare Dist'.Q47]" office:value-type="float" office:value="0" calcext:value-type="float">
            <text:p>0.00</text:p>
          </table:table-cell>
          <table:table-cell office:value-type="float" office:value="43.28136" calcext:value-type="float">
            <text:p>43.28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6.71864" calcext:value-type="float">
            <text:p>56.72</text:p>
          </table:table-cell>
          <table:table-cell table:number-columns-repeated="4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39.89767" calcext:value-type="float">
            <text:p>39.9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60.10233" calcext:value-type="float">
            <text:p>60.10</text:p>
          </table:table-cell>
          <table:table-cell office:value-type="float" office:value="0" calcext:value-type="float">
            <text:p>0.00</text:p>
          </table:table-cell>
          <table:table-cell office:value-type="float" office:value="41.52853" calcext:value-type="float">
            <text:p>41.53</text:p>
          </table:table-cell>
          <table:table-cell office:value-type="float" office:value="0" calcext:value-type="float">
            <text:p>0.00</text:p>
          </table:table-cell>
          <table:table-cell office:value-type="float" office:value="28.47147" calcext:value-type="float">
            <text:p>28.4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9054" calcext:value-type="float">
            <text:p>40.91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0946" calcext:value-type="float">
            <text:p>59.09</text:p>
          </table:table-cell>
          <table:table-cell office:value-type="float" office:value="0" calcext:value-type="float">
            <text:p>0.00</text:p>
          </table:table-cell>
          <table:table-cell office:value-type="float" office:value="63.29357" calcext:value-type="float">
            <text:p>63.29</text:p>
          </table:table-cell>
          <table:table-cell office:value-type="float" office:value="0" calcext:value-type="float">
            <text:p>0.00</text:p>
          </table:table-cell>
          <table:table-cell office:value-type="float" office:value="36.70643" calcext:value-type="float">
            <text:p>36.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8934" calcext:value-type="float">
            <text:p>40.89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1066" calcext:value-type="float">
            <text:p>59.11</text:p>
          </table:table-cell>
          <table:table-cell office:value-type="float" office:value="0" calcext:value-type="float">
            <text:p>0.00</text:p>
          </table:table-cell>
          <table:table-cell office:value-type="float" office:value="67.67105" calcext:value-type="float">
            <text:p>67.67</text:p>
          </table:table-cell>
          <table:table-cell office:value-type="float" office:value="0" calcext:value-type="float">
            <text:p>0.00</text:p>
          </table:table-cell>
          <table:table-cell office:value-type="float" office:value="32.32895" calcext:value-type="float">
            <text:p>32.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$'Compare Dist'.B48]" office:value-type="float" office:value="0" calcext:value-type="float">
            <text:p>0.00</text:p>
          </table:table-cell>
          <table:table-cell table:formula="of:=[$'Compare Dist'.C48]" office:value-type="float" office:value="0" calcext:value-type="float">
            <text:p>0.00</text:p>
          </table:table-cell>
          <table:table-cell table:formula="of:=[$'Compare Dist'.D48]" office:value-type="float" office:value="0" calcext:value-type="float">
            <text:p>0.00</text:p>
          </table:table-cell>
          <table:table-cell table:formula="of:=[$'Compare Dist'.E48]" office:value-type="float" office:value="0" calcext:value-type="float">
            <text:p>0.00</text:p>
          </table:table-cell>
          <table:table-cell table:formula="of:=[$'Compare Dist'.F48]" office:value-type="float" office:value="0" calcext:value-type="float">
            <text:p>0.00</text:p>
          </table:table-cell>
          <table:table-cell table:formula="of:=[$'Compare Dist'.G48]" office:value-type="float" office:value="0" calcext:value-type="float">
            <text:p>0.00</text:p>
          </table:table-cell>
          <table:table-cell table:formula="of:=[$'Compare Dist'.H48]" office:value-type="float" office:value="0" calcext:value-type="float">
            <text:p>0.00</text:p>
          </table:table-cell>
          <table:table-cell table:formula="of:=[$'Compare Dist'.I48]" office:value-type="float" office:value="0" calcext:value-type="float">
            <text:p>0.00</text:p>
          </table:table-cell>
          <table:table-cell table:formula="of:=[$'Compare Dist'.J48]" office:value-type="float" office:value="0" calcext:value-type="float">
            <text:p>0.00</text:p>
          </table:table-cell>
          <table:table-cell table:formula="of:=[$'Compare Dist'.K48]" office:value-type="float" office:value="0" calcext:value-type="float">
            <text:p>0.00</text:p>
          </table:table-cell>
          <table:table-cell table:formula="of:=[$'Compare Dist'.L48]" office:value-type="float" office:value="0" calcext:value-type="float">
            <text:p>0.00</text:p>
          </table:table-cell>
          <table:table-cell table:formula="of:=[$'Compare Dist'.M48]" office:value-type="float" office:value="0" calcext:value-type="float">
            <text:p>0.00</text:p>
          </table:table-cell>
          <table:table-cell table:formula="of:=[$'Compare Dist'.N48]" office:value-type="float" office:value="0" calcext:value-type="float">
            <text:p>0.00</text:p>
          </table:table-cell>
          <table:table-cell table:formula="of:=[$'Compare Dist'.O48]" office:value-type="float" office:value="0" calcext:value-type="float">
            <text:p>0.00</text:p>
          </table:table-cell>
          <table:table-cell table:formula="of:=[$'Compare Dist'.P48]" office:value-type="float" office:value="0" calcext:value-type="float">
            <text:p>0.00</text:p>
          </table:table-cell>
          <table:table-cell table:formula="of:=[$'Compare Dist'.Q48]" office:value-type="float" office:value="0" calcext:value-type="float">
            <text:p>0.00</text:p>
          </table:table-cell>
          <table:table-cell office:value-type="float" office:value="40.11841" calcext:value-type="float">
            <text:p>40.12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88159" calcext:value-type="float">
            <text:p>59.88</text:p>
          </table:table-cell>
          <table:table-cell office:value-type="float" office:value="0" calcext:value-type="float">
            <text:p>0.00</text:p>
          </table:table-cell>
          <table:table-cell office:value-type="float" office:value="18.49073" calcext:value-type="float">
            <text:p>18.49</text:p>
          </table:table-cell>
          <table:table-cell office:value-type="float" office:value="0" calcext:value-type="float">
            <text:p>0.00</text:p>
          </table:table-cell>
          <table:table-cell office:value-type="float" office:value="21.50927" calcext:value-type="float">
            <text:p>21.5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table:formula="of:=#REF!" office:value-type="string" office:string-value="" calcext:value-type="error">
            <text:p>#REF!</text:p>
          </table:table-cell>
          <table:table-cell office:value-type="float" office:value="40.6592" calcext:value-type="float">
            <text:p>40.66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9.3408" calcext:value-type="float">
            <text:p>59.34</text:p>
          </table:table-cell>
          <table:table-cell office:value-type="float" office:value="0" calcext:value-type="float">
            <text:p>0.00</text:p>
          </table:table-cell>
          <table:table-cell office:value-type="float" office:value="57.12764" calcext:value-type="float">
            <text:p>57.13</text:p>
          </table:table-cell>
          <table:table-cell office:value-type="float" office:value="0" calcext:value-type="float">
            <text:p>0.00</text:p>
          </table:table-cell>
          <table:table-cell office:value-type="float" office:value="32.87236" calcext:value-type="float">
            <text:p>32.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$'Compare Dist'.B49]" office:value-type="float" office:value="0" calcext:value-type="float">
            <text:p>0.00</text:p>
          </table:table-cell>
          <table:table-cell table:formula="of:=[$'Compare Dist'.C49]" office:value-type="float" office:value="0" calcext:value-type="float">
            <text:p>0.00</text:p>
          </table:table-cell>
          <table:table-cell table:formula="of:=[$'Compare Dist'.D49]" office:value-type="float" office:value="0" calcext:value-type="float">
            <text:p>0.00</text:p>
          </table:table-cell>
          <table:table-cell table:formula="of:=[$'Compare Dist'.E49]" office:value-type="float" office:value="0" calcext:value-type="float">
            <text:p>0.00</text:p>
          </table:table-cell>
          <table:table-cell table:formula="of:=[$'Compare Dist'.F49]" office:value-type="float" office:value="0" calcext:value-type="float">
            <text:p>0.00</text:p>
          </table:table-cell>
          <table:table-cell table:formula="of:=[$'Compare Dist'.G49]" office:value-type="float" office:value="0" calcext:value-type="float">
            <text:p>0.00</text:p>
          </table:table-cell>
          <table:table-cell table:formula="of:=[$'Compare Dist'.H49]" office:value-type="float" office:value="0" calcext:value-type="float">
            <text:p>0.00</text:p>
          </table:table-cell>
          <table:table-cell table:formula="of:=[$'Compare Dist'.I49]" office:value-type="float" office:value="0" calcext:value-type="float">
            <text:p>0.00</text:p>
          </table:table-cell>
          <table:table-cell table:formula="of:=[$'Compare Dist'.J49]" office:value-type="float" office:value="0" calcext:value-type="float">
            <text:p>0.00</text:p>
          </table:table-cell>
          <table:table-cell table:formula="of:=[$'Compare Dist'.K49]" office:value-type="float" office:value="0" calcext:value-type="float">
            <text:p>0.00</text:p>
          </table:table-cell>
          <table:table-cell table:formula="of:=[$'Compare Dist'.L49]" office:value-type="float" office:value="0" calcext:value-type="float">
            <text:p>0.00</text:p>
          </table:table-cell>
          <table:table-cell table:formula="of:=[$'Compare Dist'.M49]" office:value-type="float" office:value="0" calcext:value-type="float">
            <text:p>0.00</text:p>
          </table:table-cell>
          <table:table-cell table:formula="of:=[$'Compare Dist'.N49]" office:value-type="float" office:value="0" calcext:value-type="float">
            <text:p>0.00</text:p>
          </table:table-cell>
          <table:table-cell table:formula="of:=[$'Compare Dist'.O49]" office:value-type="float" office:value="0" calcext:value-type="float">
            <text:p>0.00</text:p>
          </table:table-cell>
          <table:table-cell table:formula="of:=[$'Compare Dist'.P49]" office:value-type="float" office:value="0" calcext:value-type="float">
            <text:p>0.00</text:p>
          </table:table-cell>
          <table:table-cell table:formula="of:=[$'Compare Dist'.Q49]" office:value-type="float" office:value="0" calcext:value-type="float">
            <text:p>0.00</text:p>
          </table:table-cell>
          <table:table-cell office:value-type="float" office:value="42.49524" calcext:value-type="float">
            <text:p>42.5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57.50476" calcext:value-type="float">
            <text:p>57.50</text:p>
          </table:table-cell>
          <table:table-cell office:value-type="float" office:value="0" calcext:value-type="float">
            <text:p>0.00</text:p>
          </table:table-cell>
          <table:table-cell office:value-type="float" office:value="18.64374" calcext:value-type="float">
            <text:p>18.64</text:p>
          </table:table-cell>
          <table:table-cell office:value-type="float" office:value="0" calcext:value-type="float">
            <text:p>0.00</text:p>
          </table:table-cell>
          <table:table-cell office:value-type="float" office:value="21.35626" calcext:value-type="float">
            <text:p>21.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49" table:formula="of:=[$'Compare Dist'.B50]" office:value-type="float" office:value="0" calcext:value-type="float">
            <text:p>0.00</text:p>
          </table:table-cell>
          <table:table-cell table:style-name="ce150" table:formula="of:=[$'Compare Dist'.C50]" office:value-type="float" office:value="0" calcext:value-type="float">
            <text:p>0.00</text:p>
          </table:table-cell>
          <table:table-cell table:style-name="ce150" table:formula="of:=[$'Compare Dist'.D50]" office:value-type="float" office:value="0" calcext:value-type="float">
            <text:p>0.00</text:p>
          </table:table-cell>
          <table:table-cell table:style-name="ce150" table:formula="of:=[$'Compare Dist'.E50]" office:value-type="float" office:value="0" calcext:value-type="float">
            <text:p>0.00</text:p>
          </table:table-cell>
          <table:table-cell table:style-name="ce149" table:formula="of:=[$'Compare Dist'.F50]" office:value-type="float" office:value="0" calcext:value-type="float">
            <text:p>0.00</text:p>
          </table:table-cell>
          <table:table-cell table:style-name="ce150" table:formula="of:=[$'Compare Dist'.G50]" office:value-type="float" office:value="0" calcext:value-type="float">
            <text:p>0.00</text:p>
          </table:table-cell>
          <table:table-cell table:style-name="ce150" table:formula="of:=[$'Compare Dist'.H50]" office:value-type="float" office:value="0" calcext:value-type="float">
            <text:p>0.00</text:p>
          </table:table-cell>
          <table:table-cell table:style-name="ce151" table:formula="of:=[$'Compare Dist'.I50]" office:value-type="float" office:value="0" calcext:value-type="float">
            <text:p>0.00</text:p>
          </table:table-cell>
          <table:table-cell table:style-name="ce150" table:formula="of:=[$'Compare Dist'.J50]" office:value-type="float" office:value="0" calcext:value-type="float">
            <text:p>0.00</text:p>
          </table:table-cell>
          <table:table-cell table:style-name="ce150" table:formula="of:=[$'Compare Dist'.K50]" office:value-type="float" office:value="0" calcext:value-type="float">
            <text:p>0.00</text:p>
          </table:table-cell>
          <table:table-cell table:style-name="ce150" table:formula="of:=[$'Compare Dist'.L50]" office:value-type="float" office:value="0" calcext:value-type="float">
            <text:p>0.00</text:p>
          </table:table-cell>
          <table:table-cell table:style-name="ce150" table:formula="of:=[$'Compare Dist'.M50]" office:value-type="float" office:value="0" calcext:value-type="float">
            <text:p>0.00</text:p>
          </table:table-cell>
          <table:table-cell table:style-name="ce149" table:formula="of:=[$'Compare Dist'.N50]" office:value-type="float" office:value="0" calcext:value-type="float">
            <text:p>0.00</text:p>
          </table:table-cell>
          <table:table-cell table:style-name="ce150" table:formula="of:=[$'Compare Dist'.O50]" office:value-type="float" office:value="0" calcext:value-type="float">
            <text:p>0.00</text:p>
          </table:table-cell>
          <table:table-cell table:style-name="ce150" table:formula="of:=[$'Compare Dist'.P50]" office:value-type="float" office:value="0" calcext:value-type="float">
            <text:p>0.00</text:p>
          </table:table-cell>
          <table:table-cell table:style-name="ce151" table:formula="of:=[$'Compare Dist'.Q50]" office:value-type="float" office:value="0" calcext:value-type="float">
            <text:p>0.00</text:p>
          </table:table-cell>
          <table:table-cell table:style-name="ce149" office:value-type="float" office:value="41.71283" calcext:value-type="float">
            <text:p>41.71</text:p>
          </table:table-cell>
          <table:table-cell table:number-columns-repeated="2" table:style-name="ce150" office:value-type="float" office:value="0" calcext:value-type="float">
            <text:p>0.00</text:p>
          </table:table-cell>
          <table:table-cell table:style-name="ce151" office:value-type="float" office:value="58.28717" calcext:value-type="float">
            <text:p>58.29</text:p>
          </table:table-cell>
          <table:table-cell table:style-name="ce149" office:value-type="float" office:value="0" calcext:value-type="float">
            <text:p>0.00</text:p>
          </table:table-cell>
          <table:table-cell table:style-name="ce150" office:value-type="float" office:value="26.90789" calcext:value-type="float">
            <text:p>26.91</text:p>
          </table:table-cell>
          <table:table-cell table:style-name="ce150" office:value-type="float" office:value="0" calcext:value-type="float">
            <text:p>0.00</text:p>
          </table:table-cell>
          <table:table-cell table:style-name="ce151" office:value-type="float" office:value="23.09211" calcext:value-type="float">
            <text:p>23.09</text:p>
          </table:table-cell>
        </table:table-row>
      </table:table>
      <table:named-expressions/>
      <table:database-ranges>
        <table:database-range table:name="__Anonymous_Sheet_DB__13" table:target-range-address="'PC Time'.O36:'PC Time'.O36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8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9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0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2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3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35P0" style:volatile="true">
      <number:text>R$ </number:text>
      <number:number number:decimal-places="0" loext:min-decimal-places="0" number:min-integer-digits="1" number:grouping="true"/>
    </number:number-style>
    <number:number-style style:name="N135">
      <number:text>-R$ 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text>R$ </number:text>
      <number:number number:decimal-places="0" loext:min-decimal-places="0" number:min-integer-digits="1" number:grouping="true"/>
    </number:number-style>
    <number:number-style style:name="N136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36P0"/>
    </number:number-style>
    <number:number-style style:name="N138P0" style:volatile="true">
      <number:text>R$ </number:text>
      <number:number number:decimal-places="2" loext:min-decimal-places="2" number:min-integer-digits="1" number:grouping="true"/>
    </number:number-style>
    <number:number-style style:name="N138">
      <number:text>-R$ </number:text>
      <number:number number:decimal-places="2" loext:min-decimal-places="2" number:min-integer-digits="1" number:grouping="true"/>
      <style:map style:condition="value()&gt;=0" style:apply-style-name="N138P0"/>
    </number:number-style>
    <number:number-style style:name="N139P0" style:volatile="true">
      <number:text>R$ </number:text>
      <number:number number:decimal-places="2" loext:min-decimal-places="2" number:min-integer-digits="1" number:grouping="true"/>
    </number:number-style>
    <number:number-style style:name="N139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2" style:volatile="true">
      <loext:text> R$ </loext:text>
      <loext:fill-character> </loext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1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61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61P0"/>
    </number:currency-style>
    <number:number-style style:name="N162">
      <number:number number:decimal-places="13" loext:min-decimal-places="13" number:min-integer-digits="1"/>
    </number:number-style>
    <number:number-style style:name="N163">
      <number:number number:decimal-places="12" loext:min-decimal-places="12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9" loext:min-decimal-places="9" number:min-integer-digits="1"/>
    </number:number-style>
    <number:number-style style:name="N167">
      <number:number number:decimal-places="8" loext:min-decimal-places="8" number:min-integer-digits="1"/>
    </number:number-style>
    <number:number-style style:name="N168">
      <number:scientific-number number:decimal-places="5" loext:min-decimal-places="5" number:min-integer-digits="1" number:min-exponent-digits="3" loext:exponent-interval="1" loext:forced-exponent-sign="true"/>
    </number:number-style>
    <number:number-style style:name="N169">
      <number:scientific-number number:decimal-places="4" loext:min-decimal-places="4" number:min-integer-digits="1" number:min-exponent-digits="3" loext:exponent-interval="1" loext:forced-exponent-sign="true"/>
    </number:number-style>
    <number:number-style style:name="N170">
      <number:scientific-number number:decimal-places="3" loext:min-decimal-places="3" number:min-integer-digits="1" number:min-exponent-digits="3" loext:exponent-interval="1" loext:forced-exponent-sign="true"/>
    </number:number-style>
    <number:number-style style:name="N171">
      <number:scientific-number number:decimal-places="1" loext:min-decimal-places="1" number:min-integer-digits="1" number:min-exponent-digits="3" loext:exponent-interval="1" loext:forced-exponent-sign="true"/>
    </number:number-style>
    <number:number-style style:name="N172">
      <number:scientific-number number:decimal-places="0" loext:min-decimal-places="0" number:min-integer-digits="1" number:min-exponent-digits="3" loext:exponent-interval="1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/00/0000</text:date>, <text:time style:data-style-name="N2" text:time-value="15:42:12.5946570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9T17:35:01.184905476</meta:creation-date>
    <dc:date>2021-01-14T16:17:58.261319339</dc:date>
    <meta:editing-duration>P10DT16H3M19S</meta:editing-duration>
    <meta:editing-cycles>212</meta:editing-cycles>
    <meta:generator>LibreOffice/6.4.6.2$Linux_X86_64 LibreOffice_project/40$Build-2</meta:generator>
    <meta:document-statistic meta:table-count="20" meta:cell-count="10371" meta:object-count="0"/>
  </office:meta>
</office:document-meta>
</file>